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Borra.xml" manifest:media-type="text/xml"/>
  <manifest:file-entry manifest:full-path="Basic/Standard/SubSuperind.xml" manifest:media-type="text/xml"/>
  <manifest:file-entry manifest:full-path="Basic/Standard/Cifras.xml" manifest:media-type="text/xml"/>
  <manifest:file-entry manifest:full-path="Basic/Standard/Operac.xml" manifest:media-type="text/xml"/>
  <manifest:file-entry manifest:full-path="Basic/Standard/DialogoCifras.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Dialogs/Standard/Cifras.xml" manifest:media-type="text/xml"/>
  <manifest:file-entry manifest:full-path="Dialogs/Standard/dialog-lb.xml" manifest:media-type="text/xml"/>
  <manifest:file-entry manifest:full-path="Dialogs/dialog-lc.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automatic-styles>
    <style:style style:name="co1" style:family="table-column">
      <style:table-column-properties fo:break-before="auto" style:column-width="2.799cm"/>
    </style:style>
    <style:style style:name="co2" style:family="table-column">
      <style:table-column-properties fo:break-before="auto" style:column-width="4.001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59cm"/>
    </style:style>
    <style:style style:name="co7" style:family="table-column">
      <style:table-column-properties fo:break-before="auto" style:column-width="0.951cm"/>
    </style:style>
    <style:style style:name="co8" style:family="table-column">
      <style:table-column-properties fo:break-before="auto" style:column-width="0.499cm"/>
    </style:style>
    <style:style style:name="co9" style:family="table-column">
      <style:table-column-properties fo:break-before="auto" style:column-width="5.8cm"/>
    </style:style>
    <style:style style:name="co10" style:family="table-column">
      <style:table-column-properties fo:break-before="auto" style:column-width="2.6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979cm"/>
    </style:style>
    <style:style style:name="co15" style:family="table-column">
      <style:table-column-properties fo:break-before="auto" style:column-width="3.868cm"/>
    </style:style>
    <style:style style:name="co16" style:family="table-column">
      <style:table-column-properties fo:break-before="auto" style:column-width="10.589cm"/>
    </style:style>
    <style:style style:name="co17" style:family="table-column">
      <style:table-column-properties fo:break-before="auto" style:column-width="3.563cm"/>
    </style:style>
    <style:style style:name="co18" style:family="table-column">
      <style:table-column-properties fo:break-before="auto" style:column-width="11.4cm"/>
    </style:style>
    <style:style style:name="co19" style:family="table-column">
      <style:table-column-properties fo:break-before="auto" style:column-width="4.486cm"/>
    </style:style>
    <style:style style:name="co20" style:family="table-column">
      <style:table-column-properties fo:break-before="auto" style:column-width="13.266cm"/>
    </style:style>
    <style:style style:name="co21" style:family="table-column">
      <style:table-column-properties fo:break-before="auto" style:column-width="0.6cm"/>
    </style:style>
    <style:style style:name="co22" style:family="table-column">
      <style:table-column-properties fo:break-before="auto" style:column-width="1.61cm"/>
    </style:style>
    <style:style style:name="co23" style:family="table-column">
      <style:table-column-properties fo:break-before="auto" style:column-width="1cm"/>
    </style:style>
    <style:style style:name="co24" style:family="table-column">
      <style:table-column-properties fo:break-before="auto" style:column-width="2.66cm"/>
    </style:style>
    <style:style style:name="co25" style:family="table-column">
      <style:table-column-properties fo:break-before="auto" style:column-width="1.499cm"/>
    </style:style>
    <style:style style:name="co26" style:family="table-column">
      <style:table-column-properties fo:break-before="auto" style:column-width="2.84cm"/>
    </style:style>
    <style:style style:name="co27" style:family="table-column">
      <style:table-column-properties fo:break-before="auto" style:column-width="2.371cm"/>
    </style:style>
    <style:style style:name="co28" style:family="table-column">
      <style:table-column-properties fo:break-before="auto" style:column-width="2.298cm"/>
    </style:style>
    <style:style style:name="co29" style:family="table-column">
      <style:table-column-properties fo:break-before="auto" style:column-width="2.498cm"/>
    </style:style>
    <style:style style:name="co30" style:family="table-column">
      <style:table-column-properties fo:break-before="auto" style:column-width="2.445cm"/>
    </style:style>
    <style:style style:name="co31" style:family="table-column">
      <style:table-column-properties fo:break-before="auto" style:column-width="2.427cm"/>
    </style:style>
    <style:style style:name="co32" style:family="table-column">
      <style:table-column-properties fo:break-before="auto" style:column-width="2cm"/>
    </style:style>
    <style:style style:name="co33" style:family="table-column">
      <style:table-column-properties fo:break-before="auto" style:column-width="1.704cm"/>
    </style:style>
    <style:style style:name="co34" style:family="table-column">
      <style:table-column-properties fo:break-before="auto" style:column-width="1.593cm"/>
    </style:style>
    <style:style style:name="co35" style:family="table-column">
      <style:table-column-properties fo:break-before="auto" style:column-width="2.101cm"/>
    </style:style>
    <style:style style:name="co36" style:family="table-column">
      <style:table-column-properties fo:break-before="auto" style:column-width="2.2cm"/>
    </style:style>
    <style:style style:name="co37" style:family="table-column">
      <style:table-column-properties fo:break-before="auto" style:column-width="1.6cm"/>
    </style:style>
    <style:style style:name="co38" style:family="table-column">
      <style:table-column-properties fo:break-before="auto" style:column-width="1.199cm"/>
    </style:style>
    <style:style style:name="co39" style:family="table-column">
      <style:table-column-properties fo:break-before="auto" style:column-width="2.3cm"/>
    </style:style>
    <style:style style:name="co40" style:family="table-column">
      <style:table-column-properties fo:break-before="auto" style:column-width="2.762cm"/>
    </style:style>
    <style:style style:name="co41" style:family="table-column">
      <style:table-column-properties fo:break-before="auto" style:column-width="1.332cm"/>
    </style:style>
    <style:style style:name="co42" style:family="table-column">
      <style:table-column-properties fo:break-before="auto" style:column-width="2.245cm"/>
    </style:style>
    <style:style style:name="co43" style:family="table-column">
      <style:table-column-properties fo:break-before="auto" style:column-width="2.632cm"/>
    </style:style>
    <style:style style:name="co44" style:family="table-column">
      <style:table-column-properties fo:break-before="auto" style:column-width="2.418cm"/>
    </style:style>
    <style:style style:name="co45" style:family="table-column">
      <style:table-column-properties fo:break-before="auto" style:column-width="0.792cm"/>
    </style:style>
    <style:style style:name="co46" style:family="table-column">
      <style:table-column-properties fo:break-before="auto" style:column-width="2.499cm"/>
    </style:style>
    <style:style style:name="co47" style:family="table-column">
      <style:table-column-properties fo:break-before="auto" style:column-width="2.438cm"/>
    </style:style>
    <style:style style:name="co48" style:family="table-column">
      <style:table-column-properties fo:break-before="auto" style:column-width="2.267cm"/>
    </style:style>
    <style:style style:name="co49" style:family="table-column">
      <style:table-column-properties fo:break-before="auto" style:column-width="1.799cm"/>
    </style:style>
    <style:style style:name="co50" style:family="table-column">
      <style:table-column-properties fo:break-before="auto" style:column-width="2.859cm"/>
    </style:style>
    <style:style style:name="co51" style:family="table-column">
      <style:table-column-properties fo:break-before="auto" style:column-width="2.293cm"/>
    </style:style>
    <style:style style:name="co52" style:family="table-column">
      <style:table-column-properties fo:break-before="auto" style:column-width="2.12cm"/>
    </style:style>
    <style:style style:name="co53" style:family="table-column">
      <style:table-column-properties fo:break-before="auto" style:column-width="2.401cm"/>
    </style:style>
    <style:style style:name="co54" style:family="table-column">
      <style:table-column-properties fo:break-before="auto" style:column-width="2.522cm"/>
    </style:style>
    <style:style style:name="co55" style:family="table-column">
      <style:table-column-properties fo:break-before="auto" style:column-width="1.369cm"/>
    </style:style>
    <style:style style:name="co56" style:family="table-column">
      <style:table-column-properties fo:break-before="auto" style:column-width="0.9cm"/>
    </style:style>
    <style:style style:name="co57" style:family="table-column">
      <style:table-column-properties fo:break-before="auto" style:column-width="6.242cm"/>
    </style:style>
    <style:style style:name="co58" style:family="table-column">
      <style:table-column-properties fo:break-before="auto" style:column-width="1.231cm"/>
    </style:style>
    <style:style style:name="co59" style:family="table-column">
      <style:table-column-properties fo:break-before="auto" style:column-width="2.711cm"/>
    </style:style>
    <style:style style:name="co60" style:family="table-column">
      <style:table-column-properties fo:break-before="auto" style:column-width="2.032cm"/>
    </style:style>
    <style:style style:name="ro1" style:family="table-row">
      <style:table-row-properties style:row-height="0.45cm" fo:break-before="auto" style:use-optimal-row-height="false"/>
    </style:style>
    <style:style style:name="ro2"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number-style style:name="N20002" number:language="es" number:country="ES">
      <number:number number:decimal-places="2" number:min-decimal-places="2" number:min-integer-digits="1"/>
    </number:number-style>
    <number:number-style style:name="N20004" number:language="es" number:country="ES">
      <number:number number:decimal-places="2" number:min-decimal-places="2" number:min-integer-digits="1" number:grouping="true"/>
    </number:number-style>
    <number:percentage-style style:name="N20011" number:language="es" number:country="ES">
      <number:number number:decimal-places="2" number:min-decimal-places="2" number:min-integer-digits="1"/>
      <number:text> %</number:text>
    </number:percentage-style>
    <number:date-style style:name="N20037" number:language="es" number:country="ES" number:automatic-order="true">
      <number:day number:style="long"/>
      <number:text>/</number:text>
      <number:month number:style="long"/>
      <number:text>/</number:text>
      <number:year/>
    </number:date-style>
    <number:time-style style:name="N20061" number:language="es" number:country="ES">
      <number:hours number:style="long"/>
      <number:text>:</number:text>
      <number:minutes number:style="long"/>
      <number:text>:</number:text>
      <number:seconds number:style="long"/>
    </number:time-style>
    <number:number-style style:name="N20080" number:language="es" number:country="ES">
      <number:scientific-number number:decimal-places="2" number:min-decimal-places="2" number:min-integer-digits="1" number:min-exponent-digits="3" number:exponent-interval="1" number:forced-exponent-sign="true"/>
    </number:number-style>
    <number:number-style style:name="N20081" number:language="es" number:country="ES">
      <number:scientific-number number:decimal-places="2" number:min-decimal-places="2" number:min-integer-digits="1" number:min-exponent-digits="2" number:exponent-interval="1" number:forced-exponent-sign="true"/>
    </number:number-style>
    <number:boolean-style style:name="N20099" number:language="es" number:country="ES">
      <number:boolean/>
    </number:boolean-style>
    <style:style style:name="ce40" style:family="table-cell" style:parent-style-name="Default">
      <style:table-cell-properties fo:background-color="#e6e6fa"/>
      <style:text-properties style:font-name="Linux Biolinum G" fo:font-size="11pt" fo:font-weight="bold" style:font-size-asian="11pt" style:font-weight-asian="bold" style:font-size-complex="11pt" style:font-weight-complex="bold"/>
    </style:style>
    <style:style style:name="ce6" style:family="table-cell" style:parent-style-name="Default">
      <style:table-cell-properties fo:background-color="#e6e6fa"/>
      <style:text-properties style:font-name="Linux Biolinum G" fo:font-size="11pt" fo:language="gl" fo:country="ES" fo:font-weight="normal" style:font-size-asian="11pt" style:font-weight-asian="normal" style:font-size-complex="11pt" style:font-weight-complex="normal"/>
    </style:style>
    <style:style style:name="ce8" style:family="table-cell" style:parent-style-name="Default">
      <style:table-cell-properties fo:background-color="#e6e6fa"/>
      <style:text-properties style:font-name="Linux Biolinum G" fo:font-size="11pt" fo:language="gl" fo:country="ES" style:font-size-asian="11pt" style:font-size-complex="11pt"/>
    </style:style>
    <style:style style:name="ce4" style:family="table-cell" style:parent-style-name="Default">
      <style:table-cell-properties fo:background-color="transparent"/>
      <style:text-properties style:font-name="Tahoma" fo:font-size="11pt" fo:language="gl" fo:country="ES" style:font-size-asian="11pt" style:font-size-complex="11pt"/>
    </style:style>
    <style:style style:name="ce5"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0" style:family="table-cell" style:parent-style-name="Default">
      <style:table-cell-properties fo:background-color="#fffbcc"/>
      <style:text-properties style:font-name="Linux Biolinum G" fo:font-size="11pt" style:font-size-complex="11pt"/>
    </style:style>
    <style:style style:name="ce50" style:family="table-cell" style:parent-style-name="Default">
      <style:table-cell-properties fo:background-color="#e6e6fa"/>
      <style:text-properties style:font-name="Linux Biolinum G" fo:font-size="11pt" style:font-size-asian="11pt" style:font-size-complex="11pt"/>
    </style:style>
    <style:style style:name="ce18" style:family="table-cell" style:parent-style-name="Default">
      <style:table-cell-properties fo:background-color="#e6e6fa"/>
      <style:text-properties style:font-name="Linux Biolinum G" fo:font-size="11pt" fo:language="gl" fo:country="ES" fo:font-weight="bold" style:font-size-asian="11pt" style:font-size-complex="11pt" style:font-weight-complex="bold"/>
    </style:style>
    <style:style style:name="ce19" style:family="table-cell" style:parent-style-name="Default">
      <style:table-cell-properties fo:background-color="#e6e6fa"/>
      <style:text-properties style:font-name="Linux Biolinum G" fo:font-size="11pt" fo:language="gl" fo:country="ES" fo:font-weight="bold" style:font-size-asian="11pt" style:font-weight-asian="bold" style:font-size-complex="11pt" style:font-weight-complex="bold"/>
    </style:style>
    <style:style style:name="ce56" style:family="table-cell" style:parent-style-name="Default">
      <style:table-cell-properties fo:background-color="#e6e6fa"/>
    </style:style>
    <style:style style:name="ce70" style:family="table-cell" style:parent-style-name="Default">
      <style:table-cell-properties style:text-align-source="fix" style:repeat-content="false" fo:background-color="transparent" fo:border="0.74pt solid #000000"/>
      <style:paragraph-properties fo:text-align="center" fo:margin-left="0cm"/>
      <style:text-properties fo:font-weight="normal" style:font-weight-asian="normal" style:font-weight-complex="normal"/>
    </style:style>
    <style:style style:name="ce17"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26" style:family="table-cell" style:parent-style-name="Default">
      <style:table-cell-properties fo:background-color="#e6e6fa" style:text-align-source="fix" style:repeat-content="false"/>
      <style:paragraph-properties fo:text-align="end" fo:margin-left="0cm"/>
      <style:text-properties style:font-name="Linux Biolinum G" fo:font-size="11pt" style:font-size-asian="11pt" style:font-size-complex="11pt"/>
    </style:style>
    <style:style style:name="ce24" style:family="table-cell" style:parent-style-name="Default">
      <style:table-cell-properties fo:background-color="#e6e6fa"/>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30" style:family="table-cell" style:parent-style-name="Default">
      <style:table-cell-properties fo:background-color="#e6e6fa"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31" style:family="table-cell" style:parent-style-name="Default">
      <style:table-cell-properties fo:background-color="#e6e6fa" style:text-align-source="fix" style:repeat-content="false"/>
      <style:paragraph-properties fo:text-align="end" fo:margin-left="0cm"/>
      <style:text-properties style:font-name="Linux Biolinum G" fo:font-size="11pt" fo:language="gl" fo:country="ES" style:font-size-asian="11pt" style:font-size-complex="11pt"/>
    </style:style>
    <style:style style:name="ce29" style:family="table-cell" style:parent-style-name="Default">
      <style:table-cell-properties fo:background-color="#e6e6fa" style:text-align-source="fix" style:repeat-content="false"/>
      <style:paragraph-properties fo:text-align="start" fo:margin-left="0cm"/>
      <style:text-properties fo:color="#ff0000" style:font-name="Linux Biolinum G" fo:font-size="11pt" fo:font-weight="bold" style:font-size-asian="11pt" style:font-weight-asian="bold" style:font-size-complex="11pt" style:font-weight-complex="bold"/>
    </style:style>
    <style:style style:name="ce38" style:family="table-cell" style:parent-style-name="Default">
      <style:table-cell-properties fo:background-color="#e6e6fa" style:text-align-source="value-type" style:repeat-content="false"/>
      <style:text-properties style:font-name="Linux Biolinum G" fo:font-size="11pt" style:font-size-asian="11pt" style:font-size-complex="11pt"/>
    </style:style>
    <style:style style:name="ce63" style:family="table-cell" style:parent-style-name="Default">
      <style:text-properties style:font-name="Linux Biolinum G" fo:font-size="11pt" style:font-size-asian="11pt" style:font-size-complex="11pt"/>
    </style:style>
    <style:style style:name="ce967" style:family="table-cell" style:parent-style-name="Default">
      <style:table-cell-properties fo:background-color="transparent"/>
      <style:text-properties style:font-name="Linux Biolinum G" fo:font-size="11pt" style:font-size-asian="11pt" style:font-size-complex="11pt"/>
    </style:style>
    <style:style style:name="ce32" style:family="table-cell" style:parent-style-name="Default">
      <style:table-cell-properties fo:background-color="#e6e6fa"/>
      <style:text-properties style:font-name="Tahoma" fo:font-size="11pt" fo:language="gl" fo:country="ES" style:font-size-asian="11pt" style:font-size-complex="11pt"/>
    </style:style>
    <style:style style:name="ce49" style:family="table-cell" style:parent-style-name="Default">
      <style:table-cell-properties fo:background-color="#fffacd"/>
      <style:text-properties style:font-name="Linux Biolinum G" fo:font-size="11pt" style:font-size-complex="11pt"/>
    </style:style>
    <style:style style:name="ce106" style:family="table-cell" style:parent-style-name="Default">
      <style:table-cell-properties style:text-align-source="fix" style:repeat-content="false" fo:background-color="transparent" fo:border="0.74pt solid #000000"/>
      <style:paragraph-properties fo:text-align="center" fo:margin-left="0cm"/>
    </style:style>
    <style:style style:name="ce47" style:family="table-cell" style:parent-style-name="Default">
      <style:table-cell-properties fo:background-color="#e6e6fa" style:text-align-source="fix" style:repeat-content="false"/>
      <style:paragraph-properties fo:text-align="center" fo:margin-left="0cm"/>
      <style:text-properties style:font-name="Linux Biolinum G" fo:font-size="11pt" style:font-size-asian="11pt" style:font-size-complex="11pt"/>
    </style:style>
    <style:style style:name="ce48" style:family="table-cell" style:parent-style-name="Default">
      <style:table-cell-properties fo:background-color="#e6e6fa"/>
      <style:text-properties style:font-name="Linux Biolinum G" fo:font-size="11pt" fo:font-style="italic" style:font-size-asian="11pt" style:font-style-asian="italic" style:font-size-complex="11pt" style:font-style-complex="italic"/>
    </style:style>
    <style:style style:name="ce53" style:family="table-cell" style:parent-style-name="Default">
      <style:table-cell-properties fo:background-color="#e6e6fa" style:text-align-source="value-type" style:repeat-content="false"/>
      <style:paragraph-properties fo:margin-left="0cm"/>
      <style:text-properties style:font-name="Linux Biolinum G" fo:font-size="11pt" fo:language="gl" fo:country="ES" style:font-size-asian="11pt" style:font-size-complex="11pt"/>
    </style:style>
    <style:style style:name="ce51" style:family="table-cell" style:parent-style-name="Default">
      <style:table-cell-properties fo:background-color="#e6e6fa"/>
      <style:text-properties style:font-name="Linux Biolinum G" fo:font-size="11pt" fo:font-style="italic" style:text-underline-style="none" style:font-size-asian="11pt" style:font-style-asian="italic" style:font-size-complex="11pt" style:font-style-complex="italic"/>
    </style:style>
    <style:style style:name="ce115" style:family="table-cell" style:parent-style-name="Default" style:data-style-name="N20037">
      <style:text-properties style:font-name="Linux Biolinum G" fo:font-size="11pt" style:font-size-asian="11pt" style:font-size-complex="11pt"/>
    </style:style>
    <style:style style:name="ce80"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117" style:family="table-cell" style:parent-style-name="Default">
      <style:table-cell-properties style:text-align-source="fix" style:repeat-content="false" fo:background-color="transparent" fo:border="0.74pt solid #000000"/>
      <style:paragraph-properties fo:text-align="center" fo:margin-left="0cm"/>
      <style:text-properties style:font-name="Linux Biolinum G"/>
    </style:style>
    <style:style style:name="ce45" style:family="table-cell" style:parent-style-name="Default">
      <style:table-cell-properties fo:background-color="#fffbcc" style:text-align-source="fix" style:repeat-content="false"/>
      <style:paragraph-properties fo:text-align="start" fo:margin-left="0cm"/>
      <style:text-properties style:font-name="Linux Biolinum G" fo:font-size="11pt" fo:language="none" fo:country="none" style:font-size-asian="10pt" style:font-size-complex="10pt"/>
    </style:style>
    <style:style style:name="ce61" style:family="table-cell" style:parent-style-name="Default">
      <style:table-cell-properties fo:background-color="#e6e6fa" style:text-align-source="value-type" style:repeat-content="false"/>
      <style:paragraph-properties fo:margin-left="0cm"/>
      <style:text-properties style:font-name="Linux Biolinum G" fo:font-size="11pt" fo:language="es" fo:country="ES" style:font-size-asian="11pt" style:font-size-complex="11pt"/>
    </style:style>
    <style:style style:name="ce194" style:family="table-cell" style:parent-style-name="Default">
      <style:table-cell-properties fo:background-color="#fffacd"/>
      <style:text-properties style:font-name="Linux Biolinum G" fo:font-size="11pt" style:font-size-asian="11pt" style:font-size-complex="11pt"/>
    </style:style>
    <style:style style:name="ce46" style:family="table-cell" style:parent-style-name="Default">
      <style:table-cell-properties fo:background-color="#fffbcc" style:text-align-source="fix" style:repeat-content="false"/>
      <style:paragraph-properties fo:text-align="start" fo:margin-left="0cm"/>
      <style:text-properties style:font-name="Linux Biolinum G" fo:font-size="11pt" style:font-size-asian="11pt" style:font-size-complex="11pt"/>
    </style:style>
    <style:style style:name="ce68" style:family="table-cell" style:parent-style-name="Default">
      <style:table-cell-properties fo:background-color="#e6e6fa"/>
      <style:text-properties style:font-name="Linux Biolinum G" fo:font-size="11pt" style:font-name-asian="Lucida Sans Unicode" style:font-size-asian="11pt" style:font-name-complex="Lucida Sans Unicode" style:font-size-complex="11pt"/>
    </style:style>
    <style:style style:name="ce23" style:family="table-cell" style:parent-style-name="Default">
      <style:table-cell-properties fo:background-color="#e6e6fa"/>
      <style:text-properties style:font-name="Tahoma" fo:font-size="11pt" fo:language="gl" fo:country="ES" style:font-size-asian="11pt" style:font-size-complex="11pt"/>
    </style:style>
    <style:style style:name="ce69" style:family="table-cell" style:parent-style-name="Default">
      <style:table-cell-properties fo:background-color="#e6e6fa"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62" style:family="table-cell" style:parent-style-name="DatoEntrada">
      <style:table-cell-properties style:text-align-source="value-type" style:repeat-content="false"/>
      <style:text-properties style:font-name="Linux Biolinum G" fo:font-size="11pt" style:font-size-asian="11pt" style:font-size-complex="11pt"/>
    </style:style>
    <style:style style:name="ce86" style:family="table-cell" style:parent-style-name="DatoEntrada" style:data-style-name="N20081">
      <style:table-cell-properties style:cell-protect="none" style:print-content="true" fo:background-color="transparent"/>
      <style:text-properties style:font-name="Linux Biolinum G" fo:font-size="11pt" style:font-size-asian="11pt" style:font-size-complex="11pt"/>
    </style:style>
    <style:style style:name="ce131" style:family="table-cell" style:parent-style-name="Default">
      <style:table-cell-properties fo:background-color="#e6e6fa"/>
      <style:text-properties style:font-name="Linux Biolinum G" fo:font-size="11pt" fo:font-weight="normal" style:font-size-asian="11pt" style:font-weight-asian="normal" style:font-size-complex="11pt" style:font-weight-complex="normal"/>
    </style:style>
    <style:style style:name="ce65" style:family="table-cell" style:parent-style-name="DatoEntrada">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e6e6fa" style:text-align-source="fix" style:repeat-content="false"/>
      <style:paragraph-properties fo:text-align="start" fo:margin-left="0cm"/>
      <style:text-properties style:font-name="Linux Biolinum G" fo:font-size="11pt" style:font-size-asian="11pt" style:font-size-complex="11pt"/>
    </style:style>
    <style:style style:name="ce150"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71" style:family="table-cell" style:parent-style-name="DatoEntrada">
      <style:text-properties fo:font-size="11pt" style:font-size-asian="11pt" style:font-size-complex="11pt"/>
    </style:style>
    <style:style style:name="ce25" style:family="table-cell" style:parent-style-name="DatoTexto">
      <style:text-properties style:font-size-asian="11pt" style:font-size-complex="11pt"/>
    </style:style>
    <style:style style:name="ce104" style:family="table-cell" style:parent-style-name="DatoEntrada">
      <style:table-cell-properties style:cell-protect="none" style:print-content="true" fo:background-color="transparent"/>
      <style:text-properties style:font-name="Linux Biolinum G" fo:font-size="11pt" fo:font-weight="normal" style:font-size-asian="11pt" style:font-weight-asian="normal" style:font-size-complex="11pt" style:font-weight-complex="normal"/>
    </style:style>
    <style:style style:name="ce105" style:family="table-cell" style:parent-style-name="DatoEntrada" style:data-style-name="N20125">
      <style:table-cell-properties style:cell-protect="none" style:print-content="true" fo:background-color="transparent"/>
      <style:text-properties style:font-name="Linux Biolinum G" fo:font-size="11pt" fo:font-weight="normal" style:font-size-asian="11pt" style:font-weight-asian="normal" style:font-size-complex="11pt" style:font-weight-complex="normal"/>
    </style:style>
    <style:style style:name="ce55" style:family="table-cell" style:parent-style-name="Default">
      <style:table-cell-properties fo:background-color="#e6e6fa" style:text-align-source="fix" style:repeat-content="false" style:vertical-align="middle"/>
      <style:paragraph-properties fo:text-align="center"/>
      <style:text-properties style:font-name="Linux Biolinum G" fo:font-size="11pt" style:font-size-asian="11pt" style:font-size-complex="11pt"/>
    </style:style>
    <style:style style:name="ce389"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78" style:family="table-cell" style:parent-style-name="Default">
      <style:table-cell-properties fo:background-color="#e6e6fa"/>
      <style:text-properties style:font-name="Linux Biolinum G" fo:font-size="11pt" fo:font-style="normal" style:font-size-asian="11pt" style:font-style-asian="normal" style:font-size-complex="11pt" style:font-style-complex="normal"/>
    </style:style>
    <style:style style:name="ce79" style:family="table-cell" style:parent-style-name="DatoTexto">
      <style:text-properties fo:font-size="11pt" style:font-size-asian="11pt" style:font-size-complex="11pt"/>
    </style:style>
    <style:style style:name="ce81" style:family="table-cell" style:parent-style-name="DatoTexto">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143"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114" style:family="table-cell" style:parent-style-name="Default" style:data-style-name="N20126">
      <style:table-cell-properties fo:background-color="#e6e6fa"/>
    </style:style>
    <style:style style:name="ce127" style:family="table-cell" style:parent-style-name="Default">
      <style:table-cell-properties fo:background-color="#e6e6fa" style:text-align-source="fix" style:repeat-content="false"/>
      <style:paragraph-properties fo:text-align="end" fo:margin-left="0cm"/>
    </style:style>
    <style:style style:name="ce108" style:family="table-cell" style:parent-style-name="Default">
      <style:table-cell-properties style:cell-protect="hidden-and-protected" style:print-content="true"/>
      <style:text-properties style:font-name="Linux Biolinum G" fo:font-size="11pt" style:font-size-asian="11pt" style:font-size-complex="11pt"/>
    </style:style>
    <style:style style:name="ce134" style:family="table-cell" style:parent-style-name="Default" style:data-style-name="N20100"/>
    <style:style style:name="ce137" style:family="table-cell" style:parent-style-name="Default" style:data-style-name="N20100">
      <style:text-properties style:font-name="Linux Biolinum G" fo:font-size="11pt" style:font-size-asian="11pt" style:font-size-complex="11pt"/>
    </style:style>
    <style:style style:name="ce82" style:family="table-cell" style:parent-style-name="Default">
      <style:table-cell-properties fo:background-color="#e6e6fa"/>
      <style:text-properties fo:language="gl" fo:country="ES" fo:font-weight="bold" style:font-size-asian="10pt" style:font-size-complex="10pt" style:font-weight-complex="bold"/>
    </style:style>
    <style:style style:name="ce83" style:family="table-cell" style:parent-style-name="Default">
      <style:table-cell-properties fo:background-color="#e6e6fa"/>
      <style:text-properties fo:font-weight="bold" style:font-weight-complex="bold"/>
    </style:style>
    <style:style style:name="ce84" style:family="table-cell" style:parent-style-name="Default">
      <style:table-cell-properties fo:background-color="#e6e6fa"/>
      <style:text-properties style:font-name="Linux Biolinum G" fo:font-weight="bold" style:font-weight-asian="bold" style:font-weight-complex="bold"/>
    </style:style>
    <style:style style:name="ce85" style:family="table-cell" style:parent-style-name="Default">
      <style:table-cell-properties fo:background-color="#e6e6fa"/>
      <style:text-properties fo:language="gl" fo:country="ES" style:font-size-asian="10pt" style:font-size-complex="10pt"/>
    </style:style>
    <style:style style:name="ce149"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75" style:family="table-cell" style:parent-style-name="Default">
      <style:table-cell-properties fo:background-color="transparent"/>
      <style:text-properties style:font-name="Tahoma"/>
    </style:style>
    <style:style style:name="ce76" style:family="table-cell" style:parent-style-name="Default">
      <style:table-cell-properties fo:background-color="transparent"/>
      <style:text-properties style:font-name="Tahoma" fo:language="gl" fo:country="ES" style:font-size-asian="10pt" style:font-size-complex="10pt"/>
    </style:style>
    <style:style style:name="ce87" style:family="table-cell" style:parent-style-name="Default">
      <style:table-cell-properties fo:background-color="transparent"/>
      <style:text-properties style:font-name="Tahoma" fo:font-size="11pt" fo:language="es" fo:country="ES" style:font-size-asian="11pt" style:font-size-complex="11pt"/>
    </style:style>
    <style:style style:name="ce90" style:family="table-cell" style:parent-style-name="Default">
      <style:table-cell-properties fo:background-color="#e6e6fa"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93" style:family="table-cell" style:parent-style-name="Default">
      <style:table-cell-properties fo:background-color="#e6e6fa"/>
      <style:text-properties style:font-name="Tahoma" fo:language="gl" fo:country="ES" style:font-size-asian="10pt" style:font-size-complex="10pt"/>
    </style:style>
    <style:style style:name="ce94" style:family="table-cell" style:parent-style-name="Default">
      <style:table-cell-properties fo:background-color="#e6e6fa"/>
      <style:text-properties fo:language="gd" fo:country="GB" style:font-size-asian="10pt" style:font-size-complex="10pt"/>
    </style:style>
    <style:style style:name="ce95" style:family="table-cell" style:parent-style-name="Default">
      <style:table-cell-properties fo:background-color="#e6e6fa"/>
      <style:text-properties fo:language="gl" fo:country="ES" fo:font-weight="bold" style:font-size-asian="10pt" style:font-weight-asian="bold" style:font-size-complex="10pt" style:font-weight-complex="bold"/>
    </style:style>
    <style:style style:name="ce96" style:family="table-cell" style:parent-style-name="Default">
      <style:table-cell-properties fo:background-color="#e6e6fa"/>
      <style:text-properties style:text-outline="false" style:text-line-through-style="none" style:text-line-through-type="none" style:font-name="Linux Biolinum G" fo:font-size="11pt" fo:language="gl" fo:country="ES" fo:font-style="normal" fo:text-shadow="none" style:text-underline-style="none" fo:font-weight="bold" style:text-underline-mode="continuous" style:text-overline-mode="continuous" style:text-line-through-mode="continuous" style:font-name-asian="HG Mincho Light J" style:font-size-asian="11pt" style:language-asian="zxx" style:country-asian="none" style:font-style-asian="normal" style:font-weight-asian="bold" style:font-name-complex="Arial Unicode MS" style:font-size-complex="11pt" style:language-complex="zxx" style:country-complex="none" style:font-style-complex="normal" style:font-weight-complex="bold" style:text-emphasize="none" style:font-relief="none" style:text-overline-style="none" style:text-overline-color="font-color"/>
    </style:style>
    <style:style style:name="ce97"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 fo:font-size="11pt" style:font-size-asian="11pt" style:font-size-complex="11pt" fo:hyphenate="true"/>
    </style:style>
    <style:style style:name="ce102" style:family="table-cell" style:parent-style-name="Default">
      <style:table-cell-properties fo:background-color="#e6e6fa"/>
      <style:text-properties fo:font-weight="bold" style:font-weight-asian="bold" style:font-weight-complex="bold"/>
    </style:style>
    <style:style style:name="ce103" style:family="table-cell" style:parent-style-name="Default">
      <style:table-cell-properties fo:background-color="#e6e6fa" style:cell-protect="protected" style:print-content="true" style:text-align-source="fix" style:repeat-content="false" fo:wrap-option="wrap" style:vertical-align="top"/>
      <style:paragraph-properties fo:text-align="start" fo:margin-left="0cm"/>
      <style:text-properties style:font-name="Linux Biolinum G1" fo:font-size="11pt" style:font-size-asian="11pt" style:font-size-complex="11pt" fo:hyphenate="true"/>
    </style:style>
    <style:style style:name="ce109" style:family="table-cell" style:parent-style-name="Default">
      <style:table-cell-properties fo:background-color="#e6e6fa"/>
      <style:text-properties fo:font-weight="bold" style:font-weight-asian="normal" style:font-weight-complex="normal"/>
    </style:style>
    <style:style style:name="ce111" style:family="table-cell" style:parent-style-name="Default">
      <style:table-cell-properties fo:background-color="#e6e6fa" style:text-align-source="fix" style:repeat-content="false" fo:wrap-option="wrap" style:vertical-align="top"/>
      <style:paragraph-properties fo:text-align="start" fo:margin-left="0cm"/>
    </style:style>
    <style:style style:name="ce112" style:family="table-cell" style:parent-style-name="Default">
      <style:table-cell-properties fo:background-color="#e6e6fa" style:text-align-source="fix" style:repeat-content="false" fo:wrap-option="wrap" style:vertical-align="middle"/>
      <style:paragraph-properties fo:text-align="start" fo:margin-left="0cm"/>
    </style:style>
    <style:style style:name="ce181" style:family="table-cell" style:parent-style-name="Default">
      <style:table-cell-properties fo:background-color="#e6e6fa"/>
      <style:text-properties style:font-name="Linux Biolinum G" fo:font-size="11pt" style:font-size-complex="11pt"/>
    </style:style>
    <style:style style:name="ce177" style:family="table-cell" style:parent-style-name="Default">
      <style:table-cell-properties fo:background-color="#e6e6fa"/>
      <style:text-properties style:font-name="Linux Biolinum G" fo:font-size="11pt" fo:language="es" fo:country="ES" fo:font-weight="bold" style:font-size-asian="11pt" style:font-size-complex="11pt" style:font-weight-complex="bold"/>
    </style:style>
    <style:style style:name="ce168" style:family="table-cell" style:parent-style-name="DatoTexto">
      <style:table-cell-properties fo:border="0.99pt solid #000000"/>
      <style:text-properties style:font-size-asian="11pt" style:font-size-complex="11pt"/>
    </style:style>
    <style:style style:name="ce119" style:family="table-cell" style:parent-style-name="Default">
      <style:table-cell-properties fo:background-color="#e6e6fa" style:cell-protect="protected" style:print-content="true"/>
      <style:text-properties style:font-name="Linux Biolinum G" fo:font-size="11pt" style:font-size-complex="11pt"/>
    </style:style>
    <style:style style:name="ce903" style:family="table-cell" style:parent-style-name="Default">
      <style:table-cell-properties fo:background-color="transparent"/>
    </style:style>
    <style:style style:name="ce196" style:family="table-cell" style:parent-style-name="DatoEntrada">
      <style:table-cell-properties style:cell-protect="protected" style:print-content="true"/>
    </style:style>
    <style:style style:name="ce121" style:family="table-cell" style:parent-style-name="Default" style:data-style-name="N20100">
      <style:table-cell-properties fo:background-color="#e6e6fa"/>
    </style:style>
    <style:style style:name="ce122" style:family="table-cell" style:parent-style-name="Default">
      <style:table-cell-properties fo:background-color="#e6e6fa" style:text-align-source="fix" style:repeat-content="false"/>
      <style:paragraph-properties fo:text-align="center" fo:margin-left="0cm"/>
    </style:style>
    <style:style style:name="ce124" style:family="table-cell" style:parent-style-name="Default" style:data-style-name="N20037">
      <style:table-cell-properties fo:background-color="transparent"/>
      <style:text-properties style:font-name="Linux Biolinum G" fo:font-size="11pt" style:font-size-asian="11pt" style:font-size-complex="11pt"/>
    </style:style>
    <style:style style:name="ce211" style:family="table-cell" style:parent-style-name="Default">
      <style:table-cell-properties fo:background-color="#e6e6fa"/>
      <style:text-properties style:font-name="Linux Biolinum G"/>
    </style:style>
    <style:style style:name="ce220" style:family="table-cell" style:parent-style-name="DatoEntrada">
      <style:text-properties fo:font-size="12pt" style:font-size-asian="12pt" style:font-size-complex="12pt"/>
    </style:style>
    <style:style style:name="ce129" style:family="table-cell" style:parent-style-name="Default">
      <style:table-cell-properties fo:background-color="#e6e6fa"/>
      <style:text-properties style:font-name="Linux Biolinum G" fo:language="gl" fo:country="ES" style:font-size-asian="10pt" style:font-size-complex="10pt"/>
    </style:style>
    <style:style style:name="ce130" style:family="table-cell" style:parent-style-name="Default">
      <style:table-cell-properties fo:background-color="#e6e6fa"/>
      <style:text-properties style:font-name="Linux Biolinum G" style:font-name-complex="Lucida Sans Unicode"/>
    </style:style>
    <style:style style:name="ce159"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23" style:family="table-cell" style:parent-style-name="Default">
      <style:table-cell-properties fo:background-color="#dddddd" style:text-align-source="fix" style:repeat-content="false" fo:border="0.99pt solid #000000" style:vertical-align="middle"/>
      <style:paragraph-properties fo:text-align="center"/>
      <style:text-properties style:use-window-font-color="true" style:font-name="Tahoma" fo:font-size="11pt" style:font-size-asian="11pt" style:font-size-complex="11pt"/>
    </style:style>
    <style:style style:name="ce235" style:family="table-cell" style:parent-style-name="DatoEntrada">
      <style:table-cell-properties style:cell-protect="protected" style:print-content="true"/>
      <style:text-properties fo:font-size="12pt" style:font-size-asian="12pt" style:font-size-complex="12pt"/>
    </style:style>
    <style:style style:name="ce135" style:family="table-cell" style:parent-style-name="Default">
      <style:table-cell-properties fo:background-color="#e6e6fa"/>
      <style:text-properties style:font-name="Arial" fo:font-size="10pt" style:font-size-complex="10pt"/>
    </style:style>
    <style:style style:name="ce154"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36" style:family="table-cell" style:parent-style-name="Default">
      <style:table-cell-properties fo:background-color="#e6e6fa" style:cell-protect="hidden-and-protected" style:print-content="true"/>
    </style:style>
    <style:style style:name="ce240" style:family="table-cell" style:parent-style-name="DatoEntrada" style:data-style-name="N20081">
      <style:table-cell-properties style:cell-protect="protected" style:print-content="true"/>
    </style:style>
    <style:style style:name="ce241" style:family="table-cell" style:parent-style-name="DatoEntrada">
      <style:table-cell-properties style:cell-protect="protected" style:print-content="true"/>
      <style:text-properties fo:font-size="10pt" style:font-size-asian="10pt" style:font-size-complex="10pt"/>
    </style:style>
    <style:style style:name="ce157" style:family="table-cell" style:parent-style-name="Default">
      <style:table-cell-properties fo:background-color="#e6e6fa" style:text-align-source="fix" style:repeat-content="false"/>
      <style:paragraph-properties fo:text-align="start" fo:margin-left="0cm"/>
      <style:text-properties style:font-name="Arial" fo:font-size="10pt" style:font-size-complex="10pt"/>
    </style:style>
    <style:style style:name="ce15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254" style:family="table-cell" style:parent-style-name="Default">
      <style:table-cell-properties fo:background-color="#e6e6fa" style:text-align-source="fix" style:repeat-content="false"/>
      <style:paragraph-properties fo:text-align="start" fo:margin-left="0cm"/>
    </style:style>
    <style:style style:name="ce264" style:family="table-cell" style:parent-style-name="Default">
      <style:table-cell-properties fo:background-color="#e6e6fa" style:cell-protect="hidden-and-protected" style:print-content="true" style:text-align-source="fix" style:repeat-content="false"/>
      <style:paragraph-properties fo:text-align="start" fo:margin-left="0cm"/>
    </style:style>
    <style:style style:name="ce255" style:family="table-cell" style:parent-style-name="DatoEntrada" style:data-style-name="N20125">
      <style:table-cell-properties style:cell-protect="none" style:print-content="true"/>
    </style:style>
    <style:style style:name="ce88" style:family="table-cell" style:parent-style-name="DatoEntrada">
      <style:table-cell-properties style:cell-protect="none" style:print-content="true"/>
    </style:style>
    <style:style style:name="ce374" style:family="table-cell" style:parent-style-name="Default">
      <style:table-cell-properties fo:background-color="#fffacd"/>
    </style:style>
    <style:style style:name="ce140" style:family="table-cell" style:parent-style-name="Default" style:data-style-name="N20100">
      <style:table-cell-properties fo:background-color="#e6e6fa"/>
      <style:text-properties fo:color="#ff0000"/>
    </style:style>
    <style:style style:name="ce160" style:family="table-cell" style:parent-style-name="Default">
      <style:table-cell-properties style:cell-protect="hidden-and-protected" style:print-content="true"/>
    </style:style>
    <style:style style:name="ce98" style:family="table-cell" style:parent-style-name="Default">
      <style:text-properties style:font-name="Linux Biolinum G" fo:font-size="11pt" fo:language="gl" fo:country="ES" style:font-size-asian="11pt" style:font-size-complex="11pt"/>
    </style:style>
    <style:style style:name="ce187" style:family="table-cell" style:parent-style-name="Default">
      <style:table-cell-properties fo:background-color="#e6e6fa"/>
      <style:text-properties style:font-name="Linux Biolinum G" fo:font-size="11pt" fo:font-weight="bold" style:font-size-complex="11pt" style:font-weight-complex="bold"/>
    </style:style>
    <style:style style:name="ce190" style:family="table-cell" style:parent-style-name="Default">
      <style:table-cell-properties fo:background-color="#e6e6fa"/>
      <style:text-properties style:font-name="Linux Biolinum G" fo:font-size="11pt" fo:font-weight="bold" style:font-size-asian="11pt" style:font-size-complex="11pt"/>
    </style:style>
    <style:style style:name="ce191" style:family="table-cell" style:parent-style-name="Default">
      <style:table-cell-properties fo:background-color="#e6e6fa" style:text-align-source="fix" style:repeat-content="false" style:vertical-align="middle"/>
      <style:paragraph-properties fo:text-align="start" fo:margin-left="0cm"/>
      <style:text-properties style:font-name="Linux Biolinum G" fo:font-size="11pt" fo:font-weight="bold" style:font-size-asian="11pt" style:font-weight-asian="bold" style:font-size-complex="11pt" style:font-weight-complex="bold"/>
    </style:style>
    <style:style style:name="ce192" style:family="table-cell" style:parent-style-name="Default" style:data-style-name="N20037">
      <style:table-cell-properties style:text-align-source="fix" style:repeat-content="false"/>
      <style:paragraph-properties fo:text-align="start" fo:margin-left="0cm"/>
      <style:text-properties style:font-name="Linux Biolinum G" fo:font-size="11pt" style:font-size-asian="11pt" style:font-size-complex="11pt"/>
    </style:style>
    <style:style style:name="ce195" style:family="table-cell" style:parent-style-name="Default">
      <style:table-cell-properties fo:background-color="#e6e6fa" style:cell-protect="hidden-and-protected" style:print-content="true"/>
      <style:text-properties style:font-name="Linux Biolinum G" fo:font-size="11pt" fo:font-weight="bold" style:font-size-asian="11pt" style:font-weight-asian="bold" style:font-size-complex="11pt" style:font-weight-complex="bold"/>
    </style:style>
    <style:style style:name="ce147" style:family="table-cell" style:parent-style-name="Default">
      <style:table-cell-properties fo:background-color="#55308d" style:cell-protect="protected" style:print-content="true" style:text-align-source="fix" style:repeat-content="false" style:vertical-align="middle"/>
      <style:paragraph-properties fo:text-align="center"/>
      <style:text-properties fo:color="#ffff00" style:font-name="Linux Biolinum G" fo:font-size="11pt" fo:font-weight="bold" style:font-size-asian="11pt" style:font-weight-asian="bold" style:font-size-complex="11pt" style:font-weight-complex="bold"/>
    </style:style>
    <style:style style:name="ce243" style:family="table-cell" style:parent-style-name="Default">
      <style:table-cell-properties fo:background-color="#99ccff"/>
      <style:text-properties style:font-name="Linux Biolinum G" fo:font-size="11pt" style:font-size-asian="11pt" style:font-size-complex="11pt"/>
    </style:style>
    <style:style style:name="ce18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315" style:family="table-cell" style:parent-style-name="Default">
      <style:table-cell-properties style:cell-protect="none" style:print-content="true"/>
      <style:text-properties style:font-name="Linux Biolinum G" fo:font-size="11pt" style:font-size-asian="11pt" style:font-size-complex="11pt"/>
    </style:style>
    <style:style style:name="ce320" style:family="table-cell" style:parent-style-name="Default">
      <style:table-cell-properties style:cell-protect="none" style:print-content="true"/>
    </style:style>
    <style:style style:name="ce166" style:family="table-cell" style:parent-style-name="Default">
      <style:table-cell-properties fo:background-color="#e0ffff" style:cell-protect="none" style:print-content="true"/>
      <style:text-properties style:font-name="Linux Biolinum G" fo:font-size="11pt" style:font-size-asian="11pt" style:font-size-complex="11pt"/>
    </style:style>
    <style:style style:name="ce173" style:family="table-cell" style:parent-style-name="Default">
      <style:table-cell-properties fo:background-color="#f2cbf8" style:text-align-source="fix" style:repeat-content="false"/>
      <style:paragraph-properties fo:text-align="end" fo:margin-left="0cm"/>
    </style:style>
    <style:style style:name="ce162" style:family="table-cell" style:parent-style-name="Default" style:data-style-name="N20000">
      <style:table-cell-properties fo:background-color="#f2cbf8" style:text-align-source="fix" style:repeat-content="false" fo:wrap-option="wrap" style:vertical-align="top"/>
      <style:paragraph-properties fo:text-align="start" fo:margin-left="0cm"/>
    </style:style>
    <style:style style:name="ce170"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169"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 fo:font-size="11pt" style:font-size-asian="11pt" style:font-size-complex="11pt" fo:hyphenate="true"/>
    </style:style>
    <style:style style:name="ce214"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1" fo:font-size="11pt" style:font-size-asian="11pt" style:language-asian="zxx" style:country-asian="none" style:font-size-complex="11pt" style:language-complex="zxx" style:country-complex="none" fo:hyphenate="true"/>
    </style:style>
    <style:style style:name="ce165" style:family="table-cell" style:parent-style-name="Default">
      <style:table-cell-properties style:cell-protect="none" style:print-content="true"/>
    </style:style>
    <style:style style:name="ce341" style:family="table-cell" style:parent-style-name="Default">
      <style:table-cell-properties fo:background-color="#e0ffff" style:cell-protect="none" style:print-content="true" style:text-align-source="fix" style:repeat-content="false"/>
      <style:paragraph-properties fo:text-align="end" fo:margin-left="0cm"/>
    </style:style>
    <style:style style:name="ce224" style:family="table-cell" style:parent-style-name="Desplegable">
      <style:table-cell-properties style:text-align-source="fix" style:repeat-content="false" style:vertical-align="middle"/>
      <style:paragraph-properties fo:text-align="center" fo:margin-left="0cm"/>
    </style:style>
    <style:style style:name="ce280" style:family="table-cell" style:parent-style-name="Default">
      <style:table-cell-properties fo:background-color="#e6e6ff"/>
      <style:text-properties style:font-name="Linux Biolinum G" fo:font-size="11pt" style:font-size-asian="11pt" style:font-size-complex="11pt"/>
    </style:style>
    <style:style style:name="ce230" style:family="table-cell" style:parent-style-name="Default">
      <style:table-cell-properties fo:background-color="#e0efd4"/>
      <style:text-properties style:font-name="Linux Biolinum G" fo:font-size="11pt" style:font-size-asian="11pt" style:font-size-complex="11pt"/>
    </style:style>
    <style:style style:name="ce193" style:family="table-cell" style:parent-style-name="Default" style:data-style-name="N20061">
      <style:text-properties style:font-name="Linux Biolinum G" fo:font-size="11pt" style:font-size-asian="11pt" style:font-size-complex="11pt"/>
    </style:style>
    <style:style style:name="ce155"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182" style:family="table-cell" style:parent-style-name="Default">
      <style:table-cell-properties fo:background-color="#e6e6ff" style:text-align-source="fix" style:repeat-content="false"/>
      <style:paragraph-properties fo:text-align="center" fo:margin-left="0cm"/>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e6e6ff" style:text-align-source="fix" style:repeat-content="false"/>
      <style:paragraph-properties fo:text-align="end" fo:margin-left="0cm"/>
      <style:text-properties fo:color="#ff0000" style:font-name="Linux Biolinum G" fo:font-size="11pt" style:font-size-asian="11pt" style:font-size-complex="11pt"/>
    </style:style>
    <style:style style:name="ce183"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276" style:family="table-cell" style:parent-style-name="Desplegable">
      <style:table-cell-properties style:text-align-source="fix" style:repeat-content="false"/>
      <style:paragraph-properties fo:text-align="start" fo:margin-left="0cm"/>
      <style:text-properties fo:font-style="normal" style:font-style-asian="normal" style:font-style-complex="normal"/>
    </style:style>
    <style:style style:name="ce188"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name-asian="Linux Libertine G" style:font-size-asian="11pt" style:font-name-complex="Linux Libertine G" style:font-size-complex="11pt"/>
    </style:style>
    <style:style style:name="ce189"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20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728"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153" style:family="table-cell" style:parent-style-name="Default" style:data-style-name="N20099">
      <style:text-properties style:font-name="Linux Biolinum G" fo:font-size="11pt" style:font-size-asian="11pt" style:font-size-complex="11pt"/>
    </style:style>
    <style:style style:name="ce366" style:family="table-cell" style:parent-style-name="Desplegable">
      <style:table-cell-properties style:text-align-source="fix" style:repeat-content="false"/>
      <style:paragraph-properties fo:text-align="center" fo:margin-left="0cm"/>
      <style:text-properties fo:font-style="italic" style:font-style-asian="italic" style:font-style-complex="italic"/>
    </style:style>
    <style:style style:name="ce367" style:family="table-cell" style:parent-style-name="Desplegable">
      <style:table-cell-properties style:text-align-source="fix" style:repeat-content="false"/>
      <style:paragraph-properties fo:text-align="center" fo:margin-left="0cm"/>
    </style:style>
    <style:style style:name="ce202" style:family="table-cell" style:parent-style-name="DatoEntrada">
      <style:table-cell-properties style:cell-protect="none" style:print-content="true" fo:background-color="transparent"/>
      <style:text-properties style:text-outline="false" style:text-line-through-style="none" style:text-line-through-type="none" style:font-name="Linux Biolinum G1" fo:font-size="11pt" fo:language="zxx" fo:country="none"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212" style:family="table-cell" style:parent-style-name="DatoEntrada" style:data-style-name="N20081">
      <style:table-cell-properties style:cell-protect="none" style:print-content="true"/>
    </style:style>
    <style:style style:name="ce203"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fo:font-style="italic" style:font-name-asian="Linux Libertine G" style:font-size-asian="11pt" style:font-style-asian="italic" style:font-name-complex="Linux Libertine G" style:font-size-complex="11pt" style:font-style-complex="italic"/>
    </style:style>
    <style:style style:name="ce204" style:family="table-cell" style:parent-style-name="Default">
      <style:table-cell-properties fo:background-color="#e0efd4" style:text-align-source="fix" style:repeat-content="false" fo:border="0.74pt solid #000000"/>
      <style:paragraph-properties fo:text-align="center" fo:margin-left="0cm"/>
      <style:text-properties style:font-name="Linux Biolinum G" fo:font-size="11pt" style:font-name-asian="Linux Libertine G" style:font-size-asian="11pt" style:font-name-complex="Linux Libertine G" style:font-size-complex="11pt"/>
    </style:style>
    <style:style style:name="ce267"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268" style:family="table-cell" style:parent-style-name="Default">
      <style:table-cell-properties fo:border-bottom="0.74pt solid #000000" fo:background-color="#e0efd4" fo:border-left="0.74pt solid #000000" fo:border-right="none" fo:border-top="0.74pt solid #000000"/>
      <style:text-properties style:font-name="Linux Biolinum G" fo:font-size="11pt" style:font-size-asian="11pt" style:font-size-complex="11pt"/>
    </style:style>
    <style:style style:name="ce269" style:family="table-cell" style:parent-style-name="Default">
      <style:table-cell-properties fo:border-bottom="0.74pt solid #000000" fo:background-color="#e0efd4" fo:border-left="0.74pt solid #000000" fo:border-right="none" fo:border-top="0.74pt solid #000000"/>
      <style:text-properties style:font-name="Linux Biolinum G" fo:font-size="11pt" fo:font-style="italic" style:font-size-asian="11pt" style:font-style-asian="italic" style:font-size-complex="11pt" style:font-style-complex="italic"/>
    </style:style>
    <style:style style:name="ce303" style:family="table-cell" style:parent-style-name="Default">
      <style:table-cell-properties fo:background-color="#23ff23" style:text-align-source="fix" style:repeat-content="false"/>
      <style:paragraph-properties fo:text-align="center" fo:margin-left="0cm"/>
      <style:text-properties fo:color="#000000" style:font-name="Linux Biolinum G" fo:font-size="11pt" style:font-size-asian="11pt" style:font-size-complex="11pt"/>
    </style:style>
    <style:style style:name="ce328" style:family="table-cell" style:parent-style-name="Default">
      <style:table-cell-properties style:text-align-source="fix" style:repeat-content="false"/>
      <style:paragraph-properties fo:text-align="end" fo:margin-left="0cm"/>
      <style:text-properties style:font-name="Linux Biolinum G" fo:font-size="11pt" style:font-size-asian="11pt" style:font-size-complex="11pt"/>
    </style:style>
    <style:style style:name="ce329" style:family="table-cell" style:parent-style-name="Default" style:data-style-name="N20099">
      <style:table-cell-properties fo:background-color="#e6e6ff"/>
      <style:text-properties style:font-name="Linux Biolinum G" fo:font-size="11pt" style:font-size-asian="11pt" style:font-size-complex="11pt"/>
    </style:style>
    <style:style style:name="ce644" style:family="table-cell" style:parent-style-name="DatoEntrada">
      <style:table-cell-properties style:cell-protect="none" style:print-content="true" fo:background-color="transparent"/>
      <style:text-properties style:font-name="Linux Biolinum G" fo:font-size="11pt" style:font-size-asian="11pt" style:font-size-complex="11pt"/>
    </style:style>
    <style:style style:name="ce138" style:family="table-cell" style:parent-style-name="Default">
      <style:table-cell-properties fo:background-color="#e6e6ff"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18"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fo:font-style="italic" style:font-name-asian="Linux Libertine G" style:font-size-asian="11pt" style:font-style-asian="italic" style:font-name-complex="Linux Libertine G" style:font-size-complex="11pt" style:font-style-complex="italic"/>
    </style:style>
    <style:style style:name="ce222" style:family="table-cell" style:parent-style-name="Default" style:data-style-name="N20000">
      <style:table-cell-properties fo:background-color="#e0efd4" style:text-align-source="fix" style:repeat-content="false" fo:border="0.74pt solid #000000"/>
      <style:paragraph-properties fo:text-align="end" fo:margin-left="0cm"/>
      <style:text-properties style:font-name="Linux Biolinum G" fo:font-size="11pt" style:font-size-asian="11pt" style:font-size-complex="11pt"/>
    </style:style>
    <style:style style:name="ce198"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286" style:family="table-cell" style:parent-style-name="Default">
      <style:table-cell-properties fo:border-bottom="0.74pt solid #000000" fo:background-color="#e0efd4" fo:border-left="none" fo:border-right="0.74pt solid #000000" fo:border-top="0.74pt solid #000000"/>
      <style:text-properties style:font-name="Linux Biolinum G" fo:font-size="11pt" style:font-size-asian="11pt" style:font-size-complex="11pt"/>
    </style:style>
    <style:style style:name="ce287" style:family="table-cell" style:parent-style-name="Default">
      <style:table-cell-properties fo:border-bottom="0.74pt solid #000000" fo:background-color="#e0efd4" style:text-align-source="fix" style:repeat-content="false" fo:border-left="none" fo:border-right="0.74pt solid #000000" fo:border-top="0.74pt solid #000000"/>
      <style:paragraph-properties fo:text-align="end" fo:margin-left="0cm"/>
      <style:text-properties style:font-name="Linux Biolinum G" fo:font-size="11pt" fo:font-style="italic" style:font-size-asian="11pt" style:font-style-asian="italic" style:font-size-complex="11pt" style:font-style-complex="italic"/>
    </style:style>
    <style:style style:name="ce227" style:family="table-cell" style:parent-style-name="Default" style:data-style-name="N20037">
      <style:table-cell-properties style:cell-protect="protected" style:print-content="true"/>
      <style:text-properties style:font-name="Linux Biolinum G" fo:font-size="11pt" style:font-size-asian="11pt" style:font-size-complex="11pt"/>
    </style:style>
    <style:style style:name="ce210" style:family="table-cell" style:parent-style-name="Default">
      <style:table-cell-properties fo:background-color="#e6e6ff"/>
      <style:text-properties fo:color="#ff0000" style:font-name="Linux Biolinum G" fo:font-size="11pt" style:font-size-asian="11pt" style:font-size-complex="11pt"/>
    </style:style>
    <style:style style:name="ce197" style:family="table-cell" style:parent-style-name="Desplegable">
      <style:table-cell-properties style:text-align-source="fix" style:repeat-content="false"/>
      <style:paragraph-properties fo:text-align="end" fo:margin-left="0cm"/>
    </style:style>
    <style:style style:name="ce234" style:family="table-cell" style:parent-style-name="Default">
      <style:table-cell-properties fo:background-color="#e0efd4" style:text-align-source="fix" style:repeat-content="false" fo:border="0.74pt solid #000000"/>
      <style:paragraph-properties fo:text-align="center" fo:margin-left="0cm"/>
      <style:text-properties style:text-outline="false" style:text-line-through-style="none" style:text-line-through-type="none" style:font-name="Linux Libertine G" fo:font-size="11pt" fo:language="gl" fo:country="ES" fo:font-style="italic"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italic" style:font-weight-asian="normal" style:font-name-complex="Linux Libertine G" style:font-size-complex="11pt" style:language-complex="hi" style:country-complex="IN" style:font-style-complex="italic" style:font-weight-complex="normal" style:text-emphasize="none" style:font-relief="none" style:text-overline-style="none" style:text-overline-color="font-color"/>
    </style:style>
    <style:style style:name="ce2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407"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285" style:family="table-cell" style:parent-style-name="DatoEntrada" style:data-style-name="N20011">
      <style:table-cell-properties style:cell-protect="none" style:print-content="true"/>
    </style:style>
    <style:style style:name="ce310" style:family="table-cell" style:parent-style-name="Default">
      <style:table-cell-properties fo:background-color="#e6e6ff"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25" style:family="table-cell" style:parent-style-name="Default">
      <style:table-cell-properties fo:background-color="#e0efd4" style:text-align-source="fix" style:repeat-content="false" fo:border="0.74pt solid #000000"/>
      <style:paragraph-properties fo:text-align="end" fo:margin-left="0cm"/>
      <style:text-properties style:font-name="Linux Biolinum G" fo:font-size="11pt" fo:font-style="normal" style:font-size-asian="11pt" style:font-style-asian="normal" style:font-size-complex="11pt" style:font-style-complex="normal"/>
    </style:style>
    <style:style style:name="ce326" style:family="table-cell" style:parent-style-name="Default" style:data-style-name="N20004">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148"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fo:font-weight="normal" style:font-size-asian="11pt" style:font-weight-asian="normal" style:font-size-complex="11pt" style:font-weight-complex="normal"/>
    </style:style>
    <style:style style:name="ce355" style:family="table-cell" style:parent-style-name="Default">
      <style:table-cell-properties fo:background-color="#ffffff" style:text-align-source="fix" style:repeat-content="false"/>
      <style:paragraph-properties fo:text-align="end" fo:margin-left="0cm"/>
      <style:text-properties fo:font-style="italic" style:font-style-asian="italic" style:font-style-complex="italic"/>
    </style:style>
    <style:style style:name="ce217" style:family="table-cell" style:parent-style-name="Default">
      <style:table-cell-properties fo:background-color="#ffffff"/>
    </style:style>
    <style:style style:name="ce216" style:family="table-cell" style:parent-style-name="Default">
      <style:table-cell-properties fo:background-color="#ffffff" style:text-align-source="fix" style:repeat-content="false"/>
      <style:paragraph-properties fo:text-align="end" fo:margin-left="0cm"/>
    </style:style>
    <style:style style:name="ce219" style:family="table-cell" style:parent-style-name="Default" style:data-style-name="N20081">
      <style:table-cell-properties fo:background-color="#ffffff"/>
    </style:style>
    <style:style style:name="ce347" style:family="table-cell" style:parent-style-name="Desplegable">
      <style:table-cell-properties style:text-align-source="fix" style:repeat-content="false"/>
      <style:paragraph-properties fo:text-align="end" fo:margin-left="0cm"/>
      <style:text-properties fo:font-style="italic" style:font-style-asian="italic" style:font-style-complex="italic"/>
    </style:style>
    <style:style style:name="ce221" style:family="table-cell" style:parent-style-name="Default" style:data-style-name="N20000">
      <style:table-cell-properties fo:background-color="#ffffff"/>
    </style:style>
    <style:style style:name="ce352" style:family="table-cell" style:parent-style-name="Default" style:data-style-name="N20000">
      <style:table-cell-properties fo:background-color="#e6e6ff"/>
      <style:text-properties style:font-name="Linux Biolinum G" fo:font-size="11pt" fo:font-style="italic" style:font-size-asian="11pt" style:font-style-asian="italic" style:font-size-complex="11pt" style:font-style-complex="italic"/>
    </style:style>
    <style:style style:name="ce22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46" style:family="table-cell" style:parent-style-name="Default">
      <style:table-cell-properties style:cell-protect="hidden-and-protected" style:print-content="true" style:text-align-source="fix" style:repeat-content="false"/>
      <style:paragraph-properties fo:text-align="end" fo:margin-left="0cm"/>
    </style:style>
    <style:style style:name="ce226" style:family="table-cell" style:parent-style-name="Default">
      <style:table-cell-properties style:cell-protect="hidden-and-protected" style:print-content="true"/>
      <style:text-properties style:font-name="Linux Biolinum G"/>
    </style:style>
    <style:style style:name="ce228" style:family="table-cell" style:parent-style-name="Default" style:data-style-name="N20000">
      <style:table-cell-properties style:cell-protect="hidden-and-protected" style:print-content="true"/>
      <style:text-properties style:font-name="Linux Biolinum G" fo:font-size="11pt" style:font-size-asian="11pt" style:font-size-complex="11pt"/>
    </style:style>
    <style:style style:name="ce229" style:family="table-cell" style:parent-style-name="Default" style:data-style-name="N20099">
      <style:table-cell-properties style:cell-protect="hidden-and-protected" style:print-content="true"/>
      <style:text-properties style:font-name="Linux Biolinum G" fo:font-size="11pt" style:font-size-asian="11pt" style:font-size-complex="11pt"/>
    </style:style>
    <style:style style:name="ce231"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232" style:family="table-cell" style:parent-style-name="Default" style:data-style-name="N20000">
      <style:table-cell-properties style:cell-protect="hidden-and-protected" style:print-content="true"/>
    </style:style>
    <style:style style:name="ce233" style:family="table-cell" style:parent-style-name="Default" style:data-style-name="N20099">
      <style:table-cell-properties style:cell-protect="hidden-and-protected" style:print-content="true" fo:background-color="transparent"/>
      <style:text-properties style:font-name="Linux Biolinum G" fo:font-size="11pt" style:font-size-asian="11pt" style:font-size-complex="11pt"/>
    </style:style>
    <style:style style:name="ce236" style:family="table-cell" style:parent-style-name="Default" style:data-style-name="N20080">
      <style:table-cell-properties style:cell-protect="hidden-and-protected" style:print-content="true" fo:background-color="transparent"/>
      <style:text-properties style:font-name="Linux Biolinum G" fo:font-size="11pt" style:font-size-asian="11pt" style:font-size-complex="11pt"/>
    </style:style>
    <style:style style:name="ce245" style:family="table-cell" style:parent-style-name="Default" style:data-style-name="N2008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47"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249" style:family="table-cell" style:parent-style-name="Default">
      <style:table-cell-properties style:cell-protect="hidden-and-protected" style:print-content="true"/>
      <style:text-properties style:font-name="Linux Biolinum G3" fo:font-size="11pt" style:font-name-asian="Linux Biolinum G3" style:font-size-asian="11pt" style:font-name-complex="Linux Biolinum G3" style:font-size-complex="11pt"/>
    </style:style>
    <style:style style:name="ce248" style:family="table-cell" style:parent-style-name="Default" style:data-style-name="N20081">
      <style:table-cell-properties style:cell-protect="hidden-and-protected" style:print-content="true"/>
      <style:text-properties style:font-name="Linux Biolinum G" fo:font-size="11pt" style:font-size-asian="11pt" style:font-size-complex="11pt"/>
    </style:style>
    <style:style style:name="ce250" style:family="table-cell" style:parent-style-name="Default" style:data-style-name="N20081">
      <style:table-cell-properties style:cell-protect="hidden-and-protected" style:print-content="true"/>
    </style:style>
    <style:style style:name="ce385" style:family="table-cell" style:parent-style-name="Default" style:data-style-name="N20000">
      <style:table-cell-properties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252" style:family="table-cell" style:parent-style-name="Default">
      <style:table-cell-properties style:cell-protect="hidden-and-protected" style:print-content="true" style:text-align-source="fix" style:repeat-content="false"/>
      <style:paragraph-properties fo:text-align="center" fo:margin-left="0cm"/>
    </style:style>
    <style:style style:name="ce402" style:family="table-cell" style:parent-style-name="Default" style:data-style-name="N20099">
      <style:table-cell-properties style:cell-protect="hidden-and-protected" style:print-content="true"/>
    </style:style>
    <style:style style:name="ce405" style:family="table-cell" style:parent-style-name="Default" style:data-style-name="N20135">
      <style:table-cell-properties style:cell-protect="hidden-and-protected" style:print-content="true"/>
      <style:text-properties style:font-name="Linux Biolinum G" fo:font-size="11pt" style:font-size-asian="11pt" style:font-size-complex="11pt"/>
    </style:style>
    <style:style style:name="ce253" style:family="table-cell" style:parent-style-name="Default" style:data-style-name="N2000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name-asian="Segoe UI" style:font-size-asian="11pt" style:font-name-complex="Segoe UI" style:font-size-complex="11pt"/>
    </style:style>
    <style:style style:name="ce244"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179" style:family="table-cell" style:parent-style-name="Default">
      <style:table-cell-properties fo:background-color="#e0ffff" style:cell-protect="none" style:print-content="true"/>
    </style:style>
    <style:style style:name="ce444" style:family="table-cell" style:parent-style-name="Default">
      <style:table-cell-properties fo:background-color="#00ff00" style:cell-protect="none" style:print-content="true" style:text-align-source="fix" style:repeat-content="false" style:vertical-align="middle"/>
      <style:paragraph-properties fo:text-align="center"/>
      <style:text-properties style:font-name="Linux Biolinum G" fo:font-size="11pt" fo:font-weight="normal" style:font-size-asian="11pt" style:font-weight-asian="normal" style:font-size-complex="11pt" style:font-weight-complex="normal"/>
    </style:style>
    <style:style style:name="ce370" style:family="table-cell" style:parent-style-name="Default">
      <style:table-cell-properties fo:background-color="#ffff00" style:text-align-source="fix" style:repeat-content="false"/>
      <style:paragraph-properties fo:text-align="center" fo:margin-left="0cm"/>
      <style:text-properties fo:color="#000000" style:font-name="Linux Biolinum G" fo:font-size="11pt" style:font-size-asian="11pt" style:font-size-complex="11pt"/>
    </style:style>
    <style:style style:name="ce371" style:family="table-cell" style:parent-style-name="Default" style:data-style-name="N156">
      <style:table-cell-properties fo:background-color="#ffff00"/>
      <style:text-properties style:font-name="Linux Biolinum G" fo:font-size="11pt" style:font-size-asian="11pt" style:font-size-complex="11pt"/>
    </style:style>
    <style:style style:name="ce215" style:family="table-cell" style:parent-style-name="Default" style:data-style-name="N20000">
      <style:table-cell-properties fo:background-color="#e6e6ff"/>
      <style:text-properties style:font-name="Linux Biolinum G" fo:font-size="11pt" style:font-size-asian="11pt" style:font-size-complex="11pt"/>
    </style:style>
    <style:style style:name="ce375" style:family="table-cell" style:parent-style-name="Default">
      <style:table-cell-properties fo:background-color="#fffacd"/>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357"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2" fo:font-size="11pt" fo:language="es" fo:country="ES" style:font-name-asian="Linux Biolinum G2" style:font-size-asian="11pt" style:language-asian="zxx" style:country-asian="none" style:font-name-complex="Linux Biolinum G2" style:font-size-complex="11pt" style:language-complex="zxx" style:country-complex="none" fo:hyphenate="true"/>
    </style:style>
    <style:style style:name="ce336" style:family="table-cell" style:parent-style-name="Default">
      <style:table-cell-properties fo:background-color="#e0ffff"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37"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333" style:family="table-cell" style:parent-style-name="Default">
      <style:table-cell-properties fo:background-color="#e6e64c" style:cell-protect="protected" style:print-content="true" style:text-align-source="fix" style:repeat-content="false" fo:wrap-option="wrap" style:vertical-align="middle"/>
      <style:paragraph-properties fo:text-align="start" fo:margin-left="0cm"/>
      <style:text-properties style:font-name="Linux Biolinum G2" fo:font-size="11pt" style:font-size-asian="11pt" style:language-asian="zxx" style:country-asian="none" style:font-size-complex="11pt" style:language-complex="zxx" style:country-complex="none" fo:hyphenate="true"/>
    </style:style>
    <style:style style:name="ce274" style:family="table-cell" style:parent-style-name="Default">
      <style:table-cell-properties fo:background-color="#e6e6ff" style:text-align-source="fix" style:repeat-content="false" style:vertical-align="middle"/>
      <style:paragraph-properties fo:text-align="center"/>
      <style:text-properties style:font-name="Linux Biolinum G" fo:font-size="11pt" style:font-size-asian="11pt" style:font-size-complex="11pt"/>
    </style:style>
    <style:style style:name="ce342"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21"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344" style:family="table-cell" style:parent-style-name="Default" style:data-style-name="N20000">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splegable">
      <style:table-cell-properties style:text-align-source="fix" style:repeat-content="false"/>
      <style:paragraph-properties fo:text-align="start" fo:margin-left="0cm"/>
    </style:style>
    <style:style style:name="ce350" style:family="table-cell" style:parent-style-name="Default">
      <style:text-properties fo:color="#000000" style:text-outline="false" style:text-line-through-style="none" style:text-line-through-type="none"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name-complex="Linux Biolinum G" style:font-size-complex="10.5pt" style:language-complex="hi" style:country-complex="IN" style:font-style-complex="normal" style:font-weight-complex="normal" style:text-emphasize="none" style:font-relief="none" style:text-overline-style="none" style:text-overline-color="font-color"/>
    </style:style>
    <style:style style:name="ce278" style:family="table-cell" style:parent-style-name="Default">
      <style:table-cell-properties fo:background-color="#ffffff" style:text-align-source="fix" style:repeat-content="false"/>
      <style:paragraph-properties fo:text-align="center" fo:margin-left="0cm"/>
    </style:style>
    <style:style style:name="ce279" style:family="table-cell" style:parent-style-name="Default">
      <style:table-cell-properties style:cell-protect="hidden-and-protected" style:print-content="true"/>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348" style:family="table-cell" style:parent-style-name="Defaul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ce470" style:family="table-cell" style:parent-style-name="Default">
      <style:table-cell-properties style:text-align-source="fix" style:repeat-content="false"/>
      <style:paragraph-properties fo:text-align="end" fo:margin-left="0cm"/>
      <style:text-properties fo:font-style="italic" style:font-style-asian="italic" style:font-style-complex="italic"/>
    </style:style>
    <style:style style:name="ce47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35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65"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1" style:font-size-asian="11pt" style:language-asian="zxx" style:country-asian="none" style:font-name-complex="Linux Biolinum G1" style:font-size-complex="11pt" style:language-complex="zxx" style:country-complex="none" fo:hyphenate="true"/>
    </style:style>
    <style:style style:name="ce361" style:family="table-cell" style:parent-style-name="Default" style:data-style-name="N156">
      <style:table-cell-properties fo:background-color="#ffff00" style:text-align-source="fix" style:repeat-content="false"/>
      <style:paragraph-properties fo:text-align="end" fo:margin-left="0cm"/>
      <style:text-properties style:font-name="Linux Biolinum G" fo:font-size="11pt" style:font-size-asian="11pt" style:font-size-complex="11pt"/>
    </style:style>
    <style:style style:name="ce33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1" fo:font-size="11pt" fo:language="zxx" fo:country="none" style:font-size-asian="11pt" style:language-asian="zxx" style:country-asian="none" style:font-size-complex="11pt" fo:hyphenate="true"/>
    </style:style>
    <style:style style:name="ce291" style:family="table-cell" style:parent-style-name="Default">
      <style:table-cell-properties fo:background-color="#e6e64c" style:cell-protect="protected" style:print-content="true" style:text-align-source="fix" style:repeat-content="false" fo:wrap-option="wrap" style:vertical-align="top"/>
      <style:paragraph-properties fo:text-align="start" fo:margin-left="0cm"/>
      <style:text-properties style:font-name="Linux Biolinum G" fo:font-size="11pt" fo:font-weight="normal" style:font-size-asian="11pt" style:font-weight-asian="normal" style:font-size-complex="11pt" style:font-weight-complex="normal" fo:hyphenate="true"/>
    </style:style>
    <style:style style:name="ce377" style:family="table-cell" style:parent-style-name="Default">
      <style:table-cell-properties style:cell-protect="protected" style:print-content="true"/>
      <style:text-properties style:font-name="Linux Biolinum G" fo:font-size="11pt" style:font-size-asian="11pt" style:font-size-complex="11pt"/>
    </style:style>
    <style:style style:name="ce519" style:family="table-cell" style:parent-style-name="Desplegable">
      <style:table-cell-properties style:text-align-source="fix" style:repeat-content="false"/>
      <style:paragraph-properties fo:text-align="end" fo:margin-left="0cm"/>
      <style:text-properties style:font-name="Linux Biolinum G" fo:font-size="11pt" style:font-size-asian="11pt" style:font-size-complex="11pt"/>
    </style:style>
    <style:style style:name="ce294" style:family="table-cell" style:parent-style-name="Default">
      <style:table-cell-properties fo:background-color="#e6e6ff" style:text-align-source="fix" style:repeat-content="false"/>
      <style:paragraph-properties fo:text-align="end" fo:margin-left="0cm"/>
      <style:text-properties fo:color="#ce181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95" style:family="table-cell" style:parent-style-name="Default" style:data-style-name="N20000">
      <style:table-cell-properties fo:background-color="#e6e6ff" style:text-align-source="fix" style:repeat-content="false"/>
      <style:paragraph-properties fo:text-align="end" fo:margin-left="0cm"/>
      <style:text-properties style:use-window-font-color="true" style:font-name="Linux Biolinum G" fo:font-size="11pt" fo:font-weight="normal" style:font-size-asian="11pt" style:font-weight-asian="normal" style:font-size-complex="11pt" style:font-weight-complex="normal"/>
    </style:style>
    <style:style style:name="ce296" style:family="table-cell" style:parent-style-name="Default">
      <style:table-cell-properties fo:background-color="#e0efd4" style:text-align-source="fix" style:repeat-content="false"/>
      <style:paragraph-properties fo:text-align="end" fo:margin-left="0cm"/>
      <style:text-properties fo:color="#ff0000" style:font-name="Linux Biolinum G" fo:font-size="11pt" style:font-size-asian="11pt" style:font-size-complex="11pt"/>
    </style:style>
    <style:style style:name="ce297" style:family="table-cell" style:parent-style-name="Default">
      <style:table-cell-properties fo:background-color="#e0efd4" style:text-align-source="fix" style:repeat-content="false"/>
      <style:paragraph-properties fo:text-align="end" fo:margin-left="0cm"/>
      <style:text-properties fo:color="#00cc00" style:font-name="Linux Biolinum G" fo:font-size="11pt" fo:font-weight="bold" style:font-size-asian="11pt" style:font-weight-asian="bold" style:font-size-complex="11pt" style:font-weight-complex="bold"/>
    </style:style>
    <style:style style:name="ce298" style:family="table-cell" style:parent-style-name="Default">
      <style:table-cell-properties fo:background-color="#e0efd4" style:text-align-source="fix" style:repeat-content="false"/>
      <style:paragraph-properties fo:text-align="end" fo:margin-left="0cm"/>
      <style:text-properties fo:color="#0000cc" style:font-name="Linux Biolinum G" fo:font-size="11pt" fo:font-weight="bold" style:font-size-asian="11pt" style:font-weight-asian="bold" style:font-size-complex="11pt" style:font-weight-complex="bold"/>
    </style:style>
    <style:style style:name="ce299" style:family="table-cell" style:parent-style-name="Default">
      <style:table-cell-properties fo:background-color="#e6e6ff"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01" style:family="table-cell" style:parent-style-name="Aviso">
      <style:table-cell-properties fo:background-color="#e0efd4" style:text-align-source="fix" style:repeat-content="false"/>
      <style:paragraph-properties fo:text-align="start" fo:margin-left="0cm"/>
    </style:style>
    <style:style style:name="ce311" style:family="table-cell" style:parent-style-name="Default">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02" style:family="table-cell" style:parent-style-name="Default">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4" style:family="table-cell" style:parent-style-name="Default" style:data-style-name="N20002">
      <style:table-cell-properties style:cell-protect="protected" style:print-content="true"/>
      <style:text-properties style:font-name="Linux Biolinum G" fo:font-size="11pt" style:font-size-asian="11pt" style:font-size-complex="11pt"/>
    </style:style>
    <style:style style:name="ce533" style:family="table-cell" style:parent-style-name="Default" style:data-style-name="N20000">
      <style:table-cell-properties style:cell-protect="protected" style:print-content="true" fo:background-color="transparent"/>
      <style:text-properties style:font-name="Linux Biolinum G" fo:font-size="11pt" style:font-size-asian="11pt" style:font-size-complex="11pt"/>
    </style:style>
    <style:style style:name="ce306" style:family="table-cell" style:parent-style-name="Default">
      <style:table-cell-properties fo:background-color="#eeeeee" style:cell-protect="none" style:print-content="true"/>
    </style:style>
    <style:style style:name="ce307" style:family="table-cell" style:parent-style-name="Desplegable">
      <style:table-cell-properties style:cell-protect="none" style:print-content="true" style:text-align-source="fix" style:repeat-content="false"/>
      <style:paragraph-properties fo:text-align="end" fo:margin-left="0cm"/>
      <style:text-properties style:font-name="Linux Biolinum G" fo:font-size="11pt" style:font-size-asian="11pt" style:font-size-complex="11pt"/>
    </style:style>
    <style:style style:name="ce3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style:font-name-asian="Arial1" style:font-size-asian="11pt" style:font-name-complex="Arial1" style:font-size-complex="11pt"/>
    </style:style>
    <style:style style:name="ce309" style:family="table-cell" style:parent-style-name="Desplegable">
      <style:table-cell-properties style:text-align-source="fix" style:repeat-content="false"/>
      <style:paragraph-properties fo:text-align="start" fo:margin-left="0cm"/>
      <style:text-properties style:font-name="Linux Biolinum G" fo:font-size="11pt" style:font-size-asian="11pt" style:font-size-complex="11pt"/>
    </style:style>
    <style:style style:name="ce312" style:family="table-cell" style:parent-style-name="Default" style:data-style-name="N20000">
      <style:table-cell-properties fo:background-color="#e0efd4"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3" style:family="table-cell" style:parent-style-name="Default">
      <style:table-cell-properties fo:background-color="#ffffff" style:cell-protect="protected" style:print-content="true"/>
      <style:text-properties style:font-name="Linux Biolinum G" fo:font-size="11pt" style:font-size-asian="11pt" style:font-size-complex="11pt"/>
    </style:style>
    <style:style style:name="ce314" style:family="table-cell" style:parent-style-name="Default">
      <style:table-cell-properties fo:background-color="#ffffff" style:cell-protect="protected" style:print-content="true"/>
    </style:style>
    <style:style style:name="ce435" style:family="table-cell" style:parent-style-name="Default">
      <style:table-cell-properties style:cell-protect="protected" style:print-content="true"/>
    </style:style>
    <style:style style:name="ce316" style:family="table-cell" style:parent-style-name="Default">
      <style:table-cell-properties fo:background-color="#ffffff"/>
      <style:text-properties style:font-name="Linux Biolinum G" fo:font-size="11pt" style:font-size-asian="11pt" style:font-size-complex="11pt"/>
    </style:style>
    <style:style style:name="ce317" style:family="table-cell" style:parent-style-name="Default">
      <style:table-cell-properties fo:background-color="#ffffff"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8" style:family="table-cell" style:parent-style-name="Default">
      <style:table-cell-properties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319" style:family="table-cell" style:parent-style-name="Default">
      <style:table-cell-properties fo:background-color="#fffacd" style:cell-protect="protected" style:print-content="true"/>
      <style:text-properties style:font-name="Linux Biolinum G" fo:font-size="11pt" style:font-size-asian="11pt" style:font-size-complex="11pt"/>
    </style:style>
    <style:style style:name="ce321" style:family="table-cell" style:parent-style-name="Default" style:data-style-name="N20099">
      <style:table-cell-properties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54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378" style:family="table-cell" style:parent-style-name="Default">
      <style:table-cell-properties fo:background-color="#ffff00"/>
      <style:text-properties style:font-name="Linux Biolinum G" fo:font-size="11pt" style:font-size-asian="11pt" style:font-size-complex="11pt"/>
    </style:style>
    <style:style style:name="ce437" style:family="table-cell" style:parent-style-name="Default" style:data-style-name="N156">
      <style:table-cell-properties fo:background-color="#ffff00" style:text-align-source="fix" style:repeat-content="false"/>
      <style:paragraph-properties fo:text-align="end" fo:margin-left="0cm"/>
      <style:text-properties style:text-outline="false" style:text-line-through-style="none" style:text-line-through-type="none" style:font-name="Linux Biolinum G1" fo:font-size="11pt" fo:language="gl" fo:country="ES" fo:font-style="italic"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italic" style:font-weight-asian="normal" style:font-name-complex="Linux Biolinum G1" style:font-size-complex="11pt" style:language-complex="hi" style:country-complex="IN" style:font-style-complex="italic" style:font-weight-complex="normal" style:text-emphasize="none" style:font-relief="none" style:text-overline-style="none" style:text-overline-color="font-color"/>
    </style:style>
    <style:style style:name="ce322"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gl" fo:country="ES" style:font-name-asian="Linux Biolinum G3" style:font-size-asian="11pt" style:language-asian="zxx" style:country-asian="none" style:font-name-complex="Linux Biolinum G3" style:font-size-complex="11pt" style:language-complex="zxx" style:country-complex="none" fo:hyphenate="true"/>
    </style:style>
    <style:style style:name="ce373" style:family="table-cell" style:parent-style-name="Default">
      <style:table-cell-properties fo:background-color="#e0efd4" fo:border="0.74pt solid #000000"/>
      <style:text-properties style:font-name="Linux Biolinum G" fo:font-size="11pt" style:font-size-asian="11pt" style:font-size-complex="11pt"/>
    </style:style>
    <style:style style:name="ce354" style:family="table-cell" style:parent-style-name="DatoEntrada">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Linux Libertine G"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3" fo:font-size="11pt" fo:language="gl" fo:country="ES" fo:font-style="normal" fo:text-shadow="none" style:text-underline-style="none" fo:font-weight="normal" style:text-underline-mode="continuous" style:text-overline-mode="continuous" style:text-line-through-mode="continuous" style:font-name-asian="Linux Biolinum G3" style:font-size-asian="11pt" style:language-asian="zxx" style:country-asian="none" style:font-style-asian="normal" style:font-weight-asian="normal" style:font-name-complex="Linux Biolinum G3" style:font-size-complex="11pt" style:language-complex="zxx"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background-color="#e0efd4" style:text-align-source="fix" style:repeat-content="false" fo:border="0.74pt solid #000000"/>
      <style:paragraph-properties fo:text-align="center" fo:margin-left="0cm"/>
      <style:text-properties style:font-name="Linux Libertine G" fo:font-size="11pt" style:font-name-asian="Linux Libertine G" style:font-size-asian="11pt" style:font-name-complex="Linux Libertine G" style:font-size-complex="11pt"/>
    </style:style>
    <style:style style:name="ce277" style:family="table-cell" style:parent-style-name="Desplegable">
      <style:table-cell-properties style:text-align-source="fix" style:repeat-content="false"/>
      <style:paragraph-properties fo:text-align="start" fo:margin-left="0cm"/>
    </style:style>
    <style:style style:name="ce395" style:family="table-cell" style:parent-style-name="Default">
      <style:table-cell-properties style:cell-protect="hidden-and-protected" style:print-content="true" style:text-align-source="value-type" style:repeat-content="false"/>
      <style:paragraph-properties fo:margin-left="0cm"/>
    </style:style>
    <style:style style:name="ce433" style:family="table-cell" style:parent-style-name="Default" style:data-style-name="N20112">
      <style:table-cell-properties fo:background-color="#e0ffff" style:cell-protect="none" style:print-content="true"/>
      <style:text-properties style:font-name="Linux Biolinum G" fo:font-size="11pt" style:font-size-asian="11pt" style:font-size-complex="11pt"/>
    </style:style>
    <style:style style:name="ce559" style:family="table-cell" style:parent-style-name="Default">
      <style:table-cell-properties fo:background-color="#99ccff" style:cell-protect="none" style:print-content="true" style:text-align-source="fix" style:repeat-content="false" fo:wrap-option="wrap" style:vertical-align="middle"/>
      <style:paragraph-properties fo:text-align="start" fo:margin-left="0cm"/>
      <style:text-properties style:font-name="Linux Biolinum G" fo:font-size="11pt" fo:language="zxx" fo:country="none" style:font-name-asian="Linux Libertine G" style:font-size-asian="11pt" style:language-asian="zxx" style:country-asian="none" style:font-size-complex="11pt" fo:hyphenate="true"/>
    </style:style>
    <style:style style:name="ce560" style:family="table-cell" style:parent-style-name="Default" style:data-style-name="N20113">
      <style:table-cell-properties fo:background-color="#e0ffff" style:cell-protect="none" style:print-content="true"/>
      <style:text-properties style:font-name="Linux Biolinum G" fo:font-size="11pt" style:font-size-asian="11pt" style:font-size-complex="11pt"/>
    </style:style>
    <style:style style:name="ce390"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Fotoeléctr.F3"/>
    </style:style>
    <style:style style:name="ce401"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Fotoeléctr.F3"/>
    </style:style>
    <style:style style:name="ce398"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396" style:family="table-cell" style:parent-style-name="Default" style:data-style-name="N20000">
      <style:table-cell-properties fo:background-color="#e0efd4" style:text-align-source="fix" style:repeat-content="false" fo:border="0.74pt solid #000000"/>
      <style:paragraph-properties fo:text-align="center" fo:margin-left="0cm"/>
      <style:text-properties style:font-name="Linux Biolinum G" fo:font-size="11pt" style:font-size-asian="11pt" style:font-size-complex="11pt"/>
    </style:style>
    <style:style style:name="ce478" style:family="table-cell" style:parent-style-name="DatoTexto">
      <style:table-cell-properties style:text-align-source="fix" style:repeat-content="false"/>
      <style:paragraph-properties fo:text-align="center" fo:margin-left="0cm"/>
      <style:text-properties fo:font-style="italic" style:font-size-asian="11pt" style:font-style-asian="italic" style:font-size-complex="11pt" style:font-style-complex="italic"/>
    </style:style>
    <style:style style:name="ce523" style:family="table-cell" style:parent-style-name="Default" style:data-style-name="N20099">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524" style:family="table-cell" style:parent-style-name="Default">
      <style:table-cell-properties fo:background-color="#e0efd4"/>
      <style:text-properties fo:color="#ff0000" style:font-name="Linux Biolinum G" fo:font-size="11pt" style:font-size-asian="11pt" style:font-size-complex="11pt"/>
    </style:style>
    <style:style style:name="ce408" style:family="table-cell" style:parent-style-name="Default" style:data-style-name="N20000">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84" style:family="table-cell" style:parent-style-name="DatoTexto">
      <style:table-cell-properties style:text-align-source="fix" style:repeat-content="false"/>
      <style:paragraph-properties fo:text-align="center" fo:margin-left="0cm"/>
      <style:text-properties style:font-name="Linux Biolinum G3" style:font-size-asian="11pt" style:font-size-complex="11pt"/>
    </style:style>
    <style:style style:name="ce431"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Fotoeléctr.I4"/>
    </style:style>
    <style:style style:name="ce416" style:family="table-cell" style:parent-style-name="Desplegable">
      <style:table-cell-properties style:text-align-source="value-type" style:repeat-content="false"/>
      <style:paragraph-properties fo:margin-left="0cm"/>
    </style:style>
    <style:style style:name="ce418" style:family="table-cell" style:parent-style-name="Default" style:data-style-name="N2000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213" style:family="table-cell" style:parent-style-name="Default" style:data-style-name="N20000">
      <style:table-cell-properties fo:background-color="#e0efd4"/>
      <style:text-properties style:font-name="Linux Biolinum G" fo:font-size="11pt" style:font-size-asian="11pt" style:font-size-complex="11pt"/>
    </style:style>
    <style:style style:name="ce419" style:family="table-cell" style:parent-style-name="Default">
      <style:table-cell-properties fo:background-color="#e0efd4" style:text-align-source="fix" style:repeat-content="false"/>
      <style:paragraph-properties fo:text-align="start" fo:margin-left="0cm"/>
      <style:text-properties style:font-name="Linux Biolinum G" fo:font-size="11pt" fo:font-style="normal" style:font-size-asian="11pt" style:font-style-asian="normal" style:font-size-complex="11pt" style:font-style-complex="normal"/>
    </style:style>
    <style:style style:name="ce409" style:family="table-cell" style:parent-style-name="Desplegable">
      <style:table-cell-properties style:text-align-source="fix" style:repeat-content="false" style:vertical-align="middle"/>
      <style:paragraph-properties fo:text-align="start" fo:margin-left="0cm"/>
      <style:text-properties style:font-name="Linux Biolinum G" fo:font-size="11pt" style:font-size-asian="11pt" style:font-size-complex="11pt"/>
    </style:style>
    <style:style style:name="ce424"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map style:condition="cell-content()=&quot;↑ clic&quot;" style:apply-style-name="Aviso" style:base-cell-address="Fotoeléctr.L3"/>
    </style:style>
    <style:style style:name="ce394" style:family="table-cell" style:parent-style-name="Default">
      <style:table-cell-properties fo:background-color="#e6e6ff" style:cell-protect="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411"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413"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fo:font-style="italic" style:font-style-asian="italic" style:font-style-complex="italic"/>
    </style:style>
    <style:style style:name="ce414" style:family="table-cell" style:parent-style-name="Default">
      <style:table-cell-properties fo:background-color="#ffffff" style:cell-protect="hidden-and-protected" style:print-content="true"/>
    </style:style>
    <style:style style:name="ce415" style:family="table-cell" style:parent-style-name="Default">
      <style:table-cell-properties fo:background-color="#ffffff" style:cell-protect="hidden-and-protected" style:print-content="true"/>
      <style:text-properties style:font-name="Linux Biolinum G" fo:font-size="11pt" style:font-size-asian="11pt" style:font-size-complex="11pt"/>
    </style:style>
    <style:style style:name="ce397" style:family="table-cell" style:parent-style-name="Default">
      <style:table-cell-properties fo:background-color="#ffcc99" style:cell-protect="none" style:print-content="true"/>
    </style:style>
    <style:style style:name="ce417" style:family="table-cell" style:parent-style-name="Desplegable">
      <style:text-properties style:font-name="Linux Biolinum G" fo:font-size="11pt" style:font-size-asian="11pt" style:font-size-complex="11pt"/>
    </style:style>
    <style:style style:name="ce399"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400"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20" style:family="table-cell" style:parent-style-name="Desplegable">
      <style:table-cell-properties style:cell-protect="none" style:print-content="true" style:text-align-source="fix" style:repeat-content="false" style:vertical-align="middle"/>
      <style:paragraph-properties fo:text-align="start" fo:margin-left="0cm"/>
      <style:text-properties style:font-name="Linux Biolinum G" fo:font-size="11pt" style:font-size-asian="11pt" style:font-size-complex="11pt"/>
    </style:style>
    <style:style style:name="ce403" style:family="table-cell" style:parent-style-name="DatoEntrada">
      <style:table-cell-properties style:cell-protect="none" style:print-content="true"/>
      <style:text-properties fo:color="#000000"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rial" style:font-size-asian="10pt" style:language-asian="zxx" style:country-asian="none" style:font-style-asian="normal" style:font-weight-asian="normal" style:font-name-complex="Arial" style:font-size-complex="10pt" style:language-complex="zxx" style:country-complex="none" style:font-style-complex="normal" style:font-weight-complex="normal" style:text-emphasize="none" style:font-relief="none" style:text-overline-style="none" style:text-overline-color="font-color"/>
    </style:style>
    <style:style style:name="ce422" style:family="table-cell" style:parent-style-name="Default" style:data-style-name="N20000">
      <style:table-cell-properties fo:background-color="#ffffff" style:cell-protect="protected" style:print-content="true"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41" style:family="table-cell" style:parent-style-name="Default" style:data-style-name="N20000">
      <style:table-cell-properties fo:background-color="#e6e6ff" style:cell-protect="protected" style:print-content="true"/>
      <style:text-properties style:font-name="Linux Biolinum G" fo:font-size="11pt" style:font-size-asian="11pt" style:font-size-complex="11pt"/>
    </style:style>
    <style:style style:name="ce423" style:family="table-cell" style:parent-style-name="Default" style:data-style-name="N20000">
      <style:table-cell-properties fo:background-color="#ffffff" style:cell-protect="protected" style:print-content="true"/>
      <style:text-properties style:font-name="Linux Biolinum G" fo:font-size="11pt" style:font-size-asian="11pt" style:font-size-complex="11pt"/>
    </style:style>
    <style:style style:name="ce446" style:family="table-cell" style:parent-style-name="Default" style:data-style-name="N20081">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447" style:family="table-cell" style:parent-style-name="Default">
      <style:table-cell-properties style:cell-protect="hidden-and-protected" style:print-content="true"/>
      <style:text-properties style:font-name="Linux Biolinum G2" fo:font-size="11pt" style:font-size-asian="11pt" style:font-size-complex="11pt"/>
    </style:style>
    <style:style style:name="ce445" style:family="table-cell" style:parent-style-name="Default">
      <style:table-cell-properties style:cell-protect="hidden-and-protected" style:print-content="true"/>
      <style:text-properties style:font-name="Linux Biolinum G" style:font-size-asian="11pt" style:font-size-complex="11pt"/>
    </style:style>
    <style:style style:name="ce448" style:family="table-cell" style:parent-style-name="Default" style:data-style-name="N20000">
      <style:table-cell-properties style:cell-protect="hidden-and-protected" style:print-content="true" style:text-align-source="fix" style:repeat-content="false"/>
      <style:paragraph-properties fo:text-align="end" fo:margin-left="0cm"/>
    </style:style>
    <style:style style:name="ce449"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 style:font-size-asian="11pt" style:font-size-complex="11pt"/>
    </style:style>
    <style:style style:name="ce453" style:family="table-cell" style:parent-style-name="Default">
      <style:table-cell-properties style:cell-protect="hidden-and-protected" style:print-content="true"/>
      <style:text-properties style:font-name="Linux Biolinum G3" fo:font-size="11pt" style:font-size-asian="11pt" style:font-size-complex="11pt"/>
    </style:style>
    <style:style style:name="ce454" style:family="table-cell" style:parent-style-name="Default">
      <style:table-cell-properties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455"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456"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481" style:family="table-cell" style:parent-style-name="Default">
      <style:table-cell-properties style:cell-protect="hidden-and-protected" style:print-content="true" style:text-align-source="fix" style:repeat-content="false"/>
      <style:paragraph-properties fo:text-align="center" fo:margin-left="0cm"/>
      <style:text-properties fo:font-style="italic" style:font-style-asian="italic" style:font-style-complex="italic"/>
    </style:style>
    <style:style style:name="ce458" style:family="table-cell" style:parent-style-name="Default" style:data-style-name="N20000">
      <style:text-properties style:font-name="Linux Biolinum G" fo:font-size="11pt" style:font-size-asian="11pt" style:font-size-complex="11pt"/>
    </style:style>
    <style:style style:name="ce561" style:family="table-cell" style:parent-style-name="Default">
      <style:table-cell-properties fo:background-color="#99ccff" style:cell-protect="none" style:print-content="true" style:text-align-source="fix" style:repeat-content="false" fo:wrap-option="wrap" style:vertical-align="top"/>
      <style:paragraph-properties fo:text-align="start" fo:margin-left="0cm"/>
      <style:text-properties style:font-name="Linux Biolinum G" fo:font-size="11pt" fo:language="zxx" fo:country="none" style:font-size-asian="11pt" style:language-asian="zxx" style:country-asian="none" style:font-size-complex="11pt" fo:hyphenate="true"/>
    </style:style>
    <style:style style:name="ce605" style:family="table-cell" style:parent-style-name="Default">
      <style:table-cell-properties fo:background-color="#e6e6ff" style:text-align-source="fix" style:repeat-content="false"/>
      <style:paragraph-properties fo:text-align="center" fo:margin-left="0cm"/>
      <style:text-properties style:use-window-font-color="true" style:font-name="Linux Biolinum G" fo:font-size="11pt" style:font-size-asian="11pt" style:font-size-complex="11pt"/>
      <style:map style:condition="cell-content()=&quot;clic →&quot;" style:apply-style-name="Aviso" style:base-cell-address="D_Fotoel.F4"/>
    </style:style>
    <style:style style:name="ce606" style:family="table-cell" style:parent-style-name="Default" style:data-style-name="N20000">
      <style:table-cell-properties fo:background-color="#e6e6ff"/>
      <style:text-properties style:font-name="Linux Biolinum G" fo:font-size="11pt" style:font-size-asian="11pt" style:font-size-complex="11pt"/>
      <style:map style:condition="cell-content()=&quot;clic →&quot;" style:apply-style-name="Aviso" style:base-cell-address="D_Fotoel.F4"/>
    </style:style>
    <style:style style:name="ce607" style:family="table-cell" style:parent-style-name="Default">
      <style:table-cell-properties fo:background-color="#23ff23" style:text-align-source="fix" style:repeat-content="false" style:vertical-align="middle"/>
      <style:paragraph-properties fo:text-align="center"/>
    </style:style>
    <style:style style:name="ce404" style:family="table-cell" style:parent-style-name="DatoEntrada">
      <style:table-cell-properties style:cell-protect="none" style:print-content="true"/>
      <style:text-properties style:font-name-asian="Linux Biolinum G1" style:font-size-asian="11pt" style:language-asian="zxx" style:country-asian="none" style:font-name-complex="Linux Biolinum G1" style:font-size-complex="11pt" style:language-complex="zxx" style:country-complex="none"/>
    </style:style>
    <style:style style:name="ce609" style:family="table-cell" style:parent-style-name="Default" style:data-style-name="N20000">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410" style:family="table-cell" style:parent-style-name="Default">
      <style:table-cell-properties fo:background-color="#e6e6ff" style:text-align-source="fix" style:repeat-content="false"/>
      <style:paragraph-properties fo:text-align="end" fo:margin-left="0cm"/>
      <style:text-properties fo:color="#000000" style:font-name="Linux Biolinum G" fo:font-size="11pt" style:font-size-asian="11pt" style:font-size-complex="11pt"/>
      <style:map style:condition="cell-content()=&quot;← clic&quot;" style:apply-style-name="Aviso" style:base-cell-address="D_Fotoel.I5"/>
    </style:style>
    <style:style style:name="ce510"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511"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512"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ce513" style:family="table-cell" style:parent-style-name="Default">
      <style:table-cell-properties style:cell-protect="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ize-complex="11pt"/>
    </style:style>
    <style:style style:name="ce514" style:family="table-cell" style:parent-style-name="Default">
      <style:table-cell-properties style:cell-protect="protected" style:print-content="true"/>
      <style:text-properties fo:font-style="italic" style:font-style-asian="italic" style:font-style-complex="italic"/>
    </style:style>
    <style:style style:name="ce515" style:family="table-cell" style:parent-style-name="Default">
      <style:table-cell-properties style:cell-protect="protected" style:print-content="true"/>
      <style:text-properties style:font-name="Linux Biolinum G3" fo:font-style="italic" style:font-style-asian="italic" style:font-style-complex="italic"/>
    </style:style>
    <style:style style:name="ce516" style:family="table-cell" style:parent-style-name="Default">
      <style:table-cell-properties style:cell-protect="protected" style:print-content="true"/>
      <style:text-properties fo:font-style="italic" style:text-underline-style="none" style:font-style-asian="italic" style:font-style-complex="italic"/>
    </style:style>
    <style:style style:name="gr1" style:family="graphic" style:parent-style-name="Default">
      <style:graphic-properties fo:background-color="#2cee0e" loext:decorative="false"/>
    </style:style>
    <style:style style:name="gr2" style:family="graphic">
      <style:graphic-properties style:writing-mode="lr-tb" loext:decorative="false"/>
      <style:paragraph-properties style:writing-mode="lr-tb"/>
    </style:style>
    <style:style style:name="gr3"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eeeeee" draw:textarea-horizontal-align="justify" draw:textarea-vertical-align="middle" draw:auto-grow-height="false" fo:min-height="0.172cm" fo:min-width="0cm" fo:padding-top="0.125cm" fo:padding-bottom="0.125cm" fo:padding-left="0.25cm" fo:padding-right="0.25cm" fo:wrap-option="wrap" draw:shadow="visible" draw:shadow-offset-x="0.03cm" draw:shadow-offset-y="0.03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4" style:family="graphic" style:parent-style-name="Default">
      <style:graphic-properties draw:stroke="solid" svg:stroke-width="0.03cm" svg:stroke-color="#000000" draw:marker-start="" draw:marker-start-width="0.25cm" draw:marker-start-center="false" draw:marker-end="" draw:marker-end-width="0.25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5" style:family="graphic" style:parent-style-name="Default">
      <style:graphic-properties draw:stroke="solid" svg:stroke-width="0.15cm" svg:stroke-color="#000000" draw:marker-start="" draw:marker-start-width="0.439cm" draw:marker-start-center="false" draw:marker-end="" draw:marker-end-width="0.439cm" draw:marker-end-center="false" draw:fill="none" draw:fill-color="#729fcf" draw:textarea-horizontal-align="justify" draw:textarea-vertical-align="middle" fo:padding-top="0.199cm" fo:padding-bottom="0.199cm" fo:padding-left="0.325cm" fo:padding-right="0.3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6" style:family="graphic" style:parent-style-name="Default">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loext:decorative="fals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gr7"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8" style:family="graphic" style:parent-style-name="Default">
      <style:graphic-properties fo:background-color="#ff0000" loext:decorative="false"/>
    </style:style>
    <style:style style:name="gr9" style:family="graphic" style:parent-style-name="Note">
      <style:graphic-properties draw:marker-start="Arrow" draw:marker-start-width="0.2cm" draw:marker-start-center="false" draw:fill="solid" draw:fill-color="#ffffc0" draw:auto-grow-height="true" draw:auto-grow-width="false" fo:min-height="1.77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parent-style-name="Note">
      <style:graphic-properties fo:min-height="1.773cm" loext:decorative="false"/>
      <style:paragraph-properties style:writing-mode="lr-tb" fo:text-align="start" style:text-autospace="none" style:line-break="normal"/>
      <style:text-properties fo:hyphenate="false"/>
    </style:style>
    <style:style style:name="P1" style:family="paragraph">
      <style:paragraph-properties fo:text-align="center"/>
    </style:style>
    <style:style style:name="P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5" style:family="paragraph">
      <loext:graphic-properties draw:fill="none"/>
      <style:paragraph-properties fo:text-align="center"/>
    </style:style>
    <style:style style:name="P6" style:family="paragraph">
      <style:paragraph-properties style:text-autospace="none" style:line-break="normal" style:writing-mode="lr-tb"/>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7" style:family="paragraph">
      <loext:graphic-properties draw:fill="solid" draw:fill-color="#ffffc0"/>
      <style:paragraph-properties style:text-autospace="none" style:line-break="normal"/>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8" style:family="paragraph">
      <style:paragraph-properties fo:text-align="start" style:text-autospace="none" style:line-break="normal" style:writing-mode="page"/>
      <style:text-properties fo:hyphenate="false"/>
    </style:style>
    <style:style style:name="P9" style:family="paragraph">
      <style:paragraph-properties fo:text-align="start" style:text-autospace="none" style:line-break="normal"/>
      <style:text-properties fo:hyphenate="false"/>
    </style:style>
    <style:style style:name="T1" style:family="tex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h" style:country-asian="CN" style:font-style-asian="normal" style:font-weight-asian="normal" style:font-name-complex="Arial Unicode MS"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nux Biolinum G"/>
    </style:style>
    <style:style style:name="T4" style:family="text">
      <style:text-properties fo:language="none" fo:country="none" style:font-size-asian="10pt" style:font-size-complex="10pt"/>
    </style:style>
    <style:style style:name="T5" style:family="text">
      <style:text-properties fo:language="es" fo:country="ES"/>
    </style:style>
    <style:style style:name="T6" style:family="text">
      <style:text-properties fo:language="es" fo:country="ES" style:font-name="Linux Biolinum G3"/>
    </style:style>
    <style:style style:name="T7" style:family="text">
      <style:text-properties fo:font-style="italic" style:font-style-asian="italic" style:font-style-complex="italic"/>
    </style:style>
    <style:style style:name="T8" style:family="text">
      <style:text-properties style:font-name="Linux Biolinum G3"/>
    </style:style>
    <style:style style:name="T9" style:family="text">
      <style:text-properties fo:language="gl" fo:country="ES"/>
    </style:style>
    <style:style style:name="T10" style:family="text">
      <style:text-properties fo:language="gl" fo:country="ES" style:font-name="Linux Biolinum G3"/>
    </style:style>
    <style:style style:name="T11" style:family="text">
      <style:text-properties style:font-name="Linux Biolinum G1" style:font-name-asian="Linux Biolinum G1" style:font-name-complex="Linux Biolinum G1"/>
    </style:style>
    <style:style style:name="T12" style:family="text">
      <style:text-properties style:font-name="Wingdings" style:font-name-asian="Wingdings" style:font-name-complex="Wingdings"/>
    </style:style>
    <style:style style:name="T13"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style:font-name="Linux Biolinum G" fo:font-size="11pt"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weight-asian="normal" style:font-weight-complex="normal" style:font-style-asian="normal" style:font-style-complex="normal" style:text-emphasize="none" style:font-relief="none" style:text-overline-style="none" style:text-overline-color="font-color" style:font-size-asian="11pt" style:font-size-complex="11pt"/>
    </style:style>
    <style:style style:name="T16"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Linux Biolinum G1" style:font-name-complex="Linux Biolinum G1"/>
    </style:style>
    <style:style style:name="T18" style:family="text">
      <style:text-properties style:font-name="Linux Biolinum G3" style:font-name-asian="Linux Biolinum G3" style:font-name-complex="Linux Biolinum G3"/>
    </style:style>
    <style:style style:name="T19"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text-emphasize="none" style:font-relief="none" style:text-overline-style="none" style:text-overline-color="font-color"/>
    </style:style>
    <style:style style:name="T20"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zxx" fo:country="none"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3" style:family="text">
      <style:text-properties style:font-name="Linux Biolinum G1" fo:font-size="11pt" fo:font-weight="normal" style:text-underline-style="none" style:text-underline-color="font-color" style:text-line-through-type="none" style:text-outline="false" fo:text-shadow="non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4"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5"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italic" style:font-style-complex="italic"/>
    </style:style>
    <style:style style:name="T26"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fo:font-style="normal" style:font-style-complex="normal"/>
    </style:style>
    <style:style style:name="T27" style:family="text">
      <style:text-properties style:font-name="Linux Biolinum G1" fo:font-size="11pt" fo:font-weight="normal" style:text-underline-style="none" style:text-underline-color="font-color" style:text-line-through-type="none" fo:font-style="italic" style:text-outline="false" fo:text-shadow="none" style:letter-kerning="true" style:text-line-through-mode="continuous" fo:language="gl" fo:country="ES" style:language-asian="es" style:country-asian="ES" style:language-complex="ar" style:country-complex="SA" style:font-name-asian="Linux Biolinum G1" style:font-name-complex="Linux Biolinum G1" style:font-size-asian="11pt" style:font-size-complex="11pt" style:font-weight-asian="normal" style:font-weight-complex="normal" style:font-style-asian="normal" style:font-style-complex="italic" style:text-emphasize="none" style:font-relief="none" style:text-overline-style="none" style:text-overline-color="font-color"/>
    </style:style>
    <style:style style:name="T28"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font-style-asian="normal" style:text-emphasize="none" style:font-relief="none" style:text-overline-style="none" style:text-overline-color="font-color" fo:font-style="normal" style:language-asian="zh" style:country-asian="CN" style:language-complex="hi" style:country-complex="IN" style:font-name-asian="HG Mincho Light J" style:font-name-complex="Arial Unicode MS" style:font-style-complex="normal"/>
    </style:style>
    <style:style style:name="T29" style:family="text">
      <style:text-properties fo:color="#000000"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0" style:family="text">
      <style:text-properties fo:language="gl" fo:country="ES" style:font-name="Linux Libertine G" fo:font-size="11pt" fo:font-weight="normal" fo:font-style="italic" fo:letter-spacing="normal" style:font-name-asian="Linux Libertine G" style:font-name-complex="Linux Libertine G" style:font-size-asian="11pt" style:font-size-complex="11pt" style:font-weight-asian="normal" style:font-weight-complex="normal" style:font-style-asian="normal" style:font-style-complex="italic"/>
    </style:style>
    <style:style style:name="T31" style:family="text">
      <style:text-properties fo:language="gl" fo:country="ES" style:font-name="Linux Libertine G" fo:font-size="11pt" fo:font-weight="normal" fo:letter-spacing="normal"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2" style:family="text">
      <style:text-properties style:use-window-font-color="true" style:font-name="Linux Biolinum G1" fo:font-size="11pt" fo:font-weight="normal" fo:font-style="italic"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font-style-complex="italic"/>
    </style:style>
    <style:style style:name="T33" style:family="text">
      <style:text-properties style:use-window-font-color="true" style:font-name="Linux Biolinum G1" fo:font-size="11pt" fo:font-weight="normal"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style>
    <style:style style:name="T34" style:family="text">
      <style:text-properties style:font-name="Linux Libertine G" fo:font-size="11pt" fo:font-weight="normal" fo:font-style="italic" fo:letter-spacing="normal" fo:language="es" fo:country="ES" style:font-name-asian="Linux Libertine G" style:font-name-complex="Linux Libertine G" style:font-size-asian="11pt" style:font-size-complex="11pt" style:font-weight-asian="normal" style:font-weight-complex="normal" style:font-style-asian="normal" style:font-style-complex="italic"/>
    </style:style>
    <style:style style:name="T35" style:family="text">
      <style:text-properties style:font-name="Linux Libertine G" fo:font-size="11pt" fo:font-weight="normal" fo:letter-spacing="normal" fo:language="es" fo:country="ES" style:font-name-asian="Linux Libertine G" style:font-name-complex="Linux Libertine G" style:font-size-asian="11pt" style:font-size-complex="11pt" style:font-weight-asian="normal" style:font-weight-complex="normal" style:font-style-asian="normal" fo:font-style="normal" style:font-style-complex="normal"/>
    </style:style>
    <style:style style:name="T36"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font-name="Linux Libertine G" fo:letter-spacing="normal" style:font-name-complex="Linux Libertine G"/>
    </style:style>
    <style:style style:name="T38" style:family="text">
      <style:text-properties style:font-name="Linux Libertine G" fo:font-size="11pt" fo:font-weight="bold"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9" style:family="text">
      <style:text-properties style:font-name="Linux Libertine G" fo:font-size="11pt" style:text-underline-style="none" style:text-underline-color="font-color" style:text-line-through-type="none" fo:font-style="normal" style:text-outline="false" fo:text-shadow="none" style:letter-kerning="true" fo:letter-spacing="normal" style:text-line-through-mode="continuous" fo:language="gl" fo:country="E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font-style-complex="normal" style:text-emphasize="none" style:font-relief="none" style:text-overline-style="none" style:text-overline-color="font-color" fo:font-weight="normal"/>
    </style:style>
    <style:style style:name="T40"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font-style="italic" fo:language="es" fo:country="ES" style:font-style-complex="italic"/>
    </style:style>
    <style:style style:name="T41" style:family="text">
      <style:text-properties style:font-name="Linux Libertine G" fo:font-size="11pt" style:text-underline-style="none" style:text-underline-color="font-color" style:text-line-through-type="none" style:text-outline="false" fo:text-shadow="none" style:letter-kerning="true" fo:letter-spacing="normal" style:text-line-through-mode="continuous" style:language-asian="es" style:country-asian="ES" style:language-complex="ar" style:country-complex="SA" style:font-name-asian="Linux Libertine G" style:font-name-complex="Linux Libertine G" style:font-size-asian="11pt" style:font-size-complex="11pt" style:font-weight-asian="normal" style:font-weight-complex="normal" style:font-style-asian="normal" style:text-emphasize="none" style:font-relief="none" style:text-overline-style="none" style:text-overline-color="font-color" fo:font-weight="normal" fo:language="es" fo:country="ES" fo:font-style="normal" style:font-style-complex="normal"/>
    </style:style>
    <style:style style:name="T42" style:family="text">
      <style:text-properties style:use-window-font-color="true" fo:font-weight="normal" fo:font-style="italic"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font-style-complex="italic"/>
    </style:style>
    <style:style style:name="T43" style:family="text">
      <style:text-properties style:use-window-font-color="true" fo:font-weight="normal" style:letter-kerning="true" fo:language="gl" fo:country="ES" style:language-asian="zh" style:country-asian="CN" style:language-complex="hi" style:country-complex="IN" style:font-name-complex="Linux Biolinum G1" style:font-size-asian="11pt" style:font-size-complex="11pt" style:font-weight-asian="normal" style:font-weight-complex="normal"/>
    </style:style>
    <style:style style:name="T44" style:family="text">
      <style:text-properties style:font-name="Linux Biolinum G1" fo:font-size="11pt" fo:font-weight="normal" fo:font-style="normal" fo:language="gl" fo:country="ES" style:font-name-asian="Linux Biolinum G1" style:font-name-complex="Linux Biolinum G1" style:font-size-asian="11pt" style:font-size-complex="11pt" style:font-weight-asian="normal" style:font-weight-complex="normal" style:font-style-asian="normal" style:font-style-complex="normal"/>
    </style:style>
    <style:style style:name="T45" style:family="text">
      <style:text-properties style:font-name="Linux Biolinum G1" fo:font-size="11pt" fo:font-weight="normal" fo:font-style="italic" fo:language="gl" fo:country="ES" style:font-name-asian="Linux Biolinum G1" style:font-name-complex="Linux Biolinum G1" style:font-size-asian="11pt" style:font-size-complex="11pt" style:font-weight-asian="normal" style:font-weight-complex="normal" style:font-style-asian="italic" style:font-style-complex="italic"/>
    </style:style>
    <style:style style:name="T46" style:family="text">
      <style:text-properties style:font-name="Linux Biolinum G1"/>
    </style:style>
    <style:style style:name="T47" style:family="text">
      <style:text-properties style:font-name="Linux Biolinum G1" fo:font-size="11pt" fo:font-weight="normal" fo:font-style="italic" fo:language="gl" fo:country="ES" style:font-name-asian="Linux Biolinum G1" style:font-name-complex="Linux Biolinum G1" style:font-size-asian="11pt" style:font-size-complex="11pt" style:font-weight-asian="normal" style:font-weight-complex="normal" style:font-style-complex="italic"/>
    </style:style>
    <style:style style:name="T48" style:family="text">
      <style:text-properties style:font-name="Linux Biolinum G1" fo:font-size="11pt" fo:font-weight="normal" style:text-underline-style="none" style:text-underline-color="font-color" style:text-line-through-type="none" fo:font-style="italic" style:text-outline="false" fo:text-shadow="none" style:text-line-through-mode="continuous" fo:language="gl" fo:country="ES" style:language-asian="zxx" style:country-asian="none" style:language-complex="hi" style:country-complex="IN" style:font-name-asian="Linux Biolinum G1" style:font-name-complex="Linux Biolinum G1"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49"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0000ff"/>
    </style:style>
    <style:style style:name="T50"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fo:color="#ff0000"/>
    </style:style>
    <style:style style:name="T51"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2"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53" style:family="text">
      <style:text-properties fo:language="gl" fo:country="ES" style:font-name-asian="Linux Libertine G" style:font-name-complex="Linux Libertine G" style:font-size-asian="11pt" style:font-size-complex="11pt"/>
    </style:style>
    <style:style style:name="T54" style:family="text">
      <style:text-properties fo:language="gl" fo:country="ES" style:font-name-asian="Linux Libertine G" style:font-name-complex="Linux Libertine G" style:font-size-asian="11pt" style:font-size-complex="11pt" fo:font-style="italic" fo:letter-spacing="normal" style:font-style-complex="italic"/>
    </style:style>
    <style:style style:name="T55" style:family="text">
      <style:text-properties fo:font-size="11pt" fo:language="gl" fo:country="ES" style:font-name-asian="Linux Libertine G" style:font-name-complex="Linux Libertine G" style:font-size-asian="11pt" style:font-size-complex="11pt"/>
    </style:style>
    <style:style style:name="T56" style:family="text">
      <style:text-properties fo:font-size="11pt" fo:language="gl" fo:country="ES" style:font-name-asian="Linux Libertine G" style:font-name-complex="Linux Libertine G" style:font-size-asian="11pt" style:font-size-complex="11pt" fo:font-style="italic" fo:letter-spacing="normal" style:font-style-complex="italic"/>
    </style:style>
    <style:style style:name="T57" style:family="text">
      <style:text-properties fo:font-size="11pt" fo:font-weight="normal" style:text-underline-style="none" style:text-underline-color="font-color" style:text-line-through-type="none" fo:font-style="normal"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font-style-complex="normal" style:text-emphasize="none" style:font-relief="none" style:text-overline-style="none" style:text-overline-color="font-color" style:use-window-font-color="true" style:font-name="Linux Libertine G"/>
    </style:style>
    <style:style style:name="T58" style:family="text">
      <style:text-properties fo:font-size="11pt" fo:letter-spacing="normal" style:font-size-asian="11pt" style:font-size-complex="11pt" style:font-style-asian="normal"/>
    </style:style>
    <style:style style:name="T59" style:family="text">
      <style:text-properties style:font-name="Linux Biolinum G1" fo:font-size="11pt" fo:font-weight="normal" style:text-underline-style="none" style:text-underline-color="font-color" style:text-line-through-type="none" fo:font-style="normal" style:text-outline="false" fo:text-shadow="none" style:text-line-through-mode="continuous" fo:language="gl" fo:country="ES" style:language-asian="zh" style:country-asian="CN"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0" style:family="text">
      <style:text-properties fo:font-style="normal"/>
    </style:style>
    <style:style style:name="T61" style:family="text">
      <style:text-properties style:font-name="Linux Biolinum G" fo:font-size="11pt" fo:font-weight="normal" style:text-underline-style="none" style:text-underline-color="font-color" style:text-line-through-type="none" fo:font-style="normal" style:text-outline="false" fo:text-shadow="none" style:text-line-through-mode="continuous" fo:language="zxx" fo:country="none" style:language-asian="zxx" style:country-asian="none" style:language-complex="hi" style:country-complex="IN" style:font-name-asian="HG Mincho Light J"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62" style:family="text">
      <style:text-properties style:font-name="Linux Libertine G" fo:font-size="11pt" fo:font-weight="bold" fo:font-style="normal" fo:letter-spacing="normal" style:font-name-asian="Linux Libertine G" style:font-name-complex="Linux Libertine G" style:font-size-asian="11pt" style:font-size-complex="11pt" style:font-style-asian="normal" style:font-style-complex="normal"/>
    </style:style>
    <style:style style:name="T63" style:family="text">
      <style:text-properties style:font-name="Linux Libertine G" fo:font-size="11pt" fo:font-style="normal" fo:letter-spacing="normal" style:font-name-asian="Linux Libertine G" style:font-name-complex="Linux Libertine G" style:font-size-asian="11pt" style:font-size-complex="11pt" style:font-style-asian="normal" style:font-style-complex="normal"/>
    </style:style>
    <style:style style:name="T64" style:family="text">
      <style:text-properties style:font-name="Linux Libertine G" fo:font-size="11pt" fo:letter-spacing="normal" style:font-name-asian="Linux Libertine G" style:font-name-complex="Linux Libertine G" style:font-size-asian="11pt" style:font-size-complex="11pt" style:font-style-asian="normal" fo:font-style="italic" fo:language="es" fo:country="ES" style:font-style-complex="italic"/>
    </style:style>
    <style:style style:name="T65" style:family="text">
      <style:text-properties style:font-name="Linux Libertine G" fo:font-size="11pt" fo:letter-spacing="normal" style:font-name-asian="Linux Libertine G" style:font-name-complex="Linux Libertine G" style:font-size-asian="11pt" style:font-size-complex="11pt" style:font-style-asian="normal" fo:language="es" fo:country="ES" fo:font-style="normal" style:font-style-complex="normal"/>
    </style:style>
    <style:style style:name="T66" style:family="text">
      <style:text-properties fo:font-size="11pt" fo:letter-spacing="normal" style:font-name-asian="Linux Libertine G" style:font-size-asian="11pt" style:font-size-complex="11pt" style:font-style-asian="normal" fo:language="es" fo:country="ES" fo:font-style="normal" style:font-style-complex="normal" style:font-name="Linux Biolinum G" fo:font-weight="normal" style:text-underline-style="none" style:text-underline-color="font-color" style:text-line-through-type="none" style:text-outline="false" fo:text-shadow="none" style:font-name-complex="Linux Biolinum G" style:text-emphasize="none"/>
    </style:style>
    <style:style style:name="T67" style:family="text">
      <style:text-properties fo:font-size="11pt" fo:letter-spacing="normal" style:font-name-asian="Linux Libertine G" style:font-size-asian="11pt" style:font-size-complex="11pt" style:font-style-asian="normal" fo:language="es" fo:country="ES" fo:font-style="normal" style:font-style-complex="normal" style:font-name="Linux Libertine G" style:font-name-complex="Linux Libertine G"/>
    </style:style>
    <style:style style:name="T68"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italic" style:font-style-complex="italic"/>
    </style:style>
    <style:style style:name="T69" style:family="text">
      <style:text-properties fo:font-size="11pt" fo:letter-spacing="normal" style:font-name-asian="Linux Libertine G" style:font-size-asian="11pt" style:font-size-complex="11pt" style:font-style-asian="normal" fo:language="es" fo:country="ES" style:font-name="Linux Libertine G" style:font-name-complex="Linux Libertine G" fo:font-style="normal" style:font-style-complex="normal"/>
    </style:style>
    <style:style style:name="T70" style:family="text">
      <style:text-properties style:font-name="Linux Biolinum G1" fo:font-size="11pt" fo:font-weight="normal" style:text-underline-style="none" style:text-underline-color="font-color" style:text-line-through-type="none" style:text-outline="false" fo:text-shadow="none" style:letter-kerning="true" style:text-line-through-mode="continuous" fo:language="gl" fo:country="ES" style:language-asian="zxx" style:country-asian="none" style:language-complex="zxx" style:country-complex="none" style:font-name-asian="Linux Biolinum G1" style:font-name-complex="Linux Biolinum G1" style:font-size-asian="11pt" style:font-size-complex="11pt" style:font-weight-asian="normal" style:font-weight-complex="normal" style:font-style-asian="normal" style:text-emphasize="none" style:font-relief="none" style:text-overline-style="none" style:text-overline-color="font-color"/>
    </style:style>
    <style:style style:name="T71" style:family="text">
      <style:text-properties style:font-name="Linux Biolinum G1" fo:font-size="11pt" fo:font-weight="normal" style:text-underline-style="none" style:text-underline-color="font-color" style:text-line-through-type="none" fo:font-style="normal" style:text-outline="false" fo:text-shadow="none" style:letter-kerning="true" style:text-line-through-mode="continuous" fo:language="gl" fo:country="ES" style:font-size-asian="11pt" style:font-size-complex="11pt" style:font-weight-asian="normal" style:font-weight-complex="normal" style:font-style-asian="normal" style:font-style-complex="normal" style:text-emphasize="none" style:font-relief="none" style:text-overline-style="none" style:text-overline-color="font-color" style:language-asian="zh" style:country-asian="CN" style:language-complex="hi" style:country-complex="IN" style:font-name-asian="HG Mincho Light J" style:font-name-complex="Arial Unicode MS"/>
    </style:style>
    <style:style style:name="T72"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Libertine G" fo:font-style="italic" style:language-asian="zh" style:country-asian="CN" style:language-complex="hi" style:country-complex="IN" style:font-name-asian="Linux Libertine G" style:font-name-complex="Linux Libertine G" style:font-style-asian="italic" style:font-style-complex="italic"/>
    </style:style>
    <style:style style:name="T73"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style:font-name="Linux Biolinum G1" fo:font-style="normal" style:language-asian="zxx" style:country-asian="none" style:language-complex="zxx" style:country-complex="none" style:font-name-asian="Linux Biolinum G1" style:font-name-complex="Linux Biolinum G1" style:font-style-asian="normal" style:font-style-complex="normal"/>
    </style:style>
    <style:style style:name="T74" style:family="text">
      <style:text-properties fo:font-size="11pt" fo:font-weight="normal" style:text-underline-style="none" style:text-underline-color="font-color" style:text-line-through-type="none" style:text-outline="false" fo:text-shadow="none" style:letter-kerning="true" style:text-line-through-mode="continuous" fo:language="gl" fo:country="ES" style:font-size-asian="11pt" style:font-size-complex="11pt" style:font-weight-asian="normal" style:font-weight-complex="normal" style:text-emphasize="none" style:font-relief="none" style:text-overline-style="none" style:text-overline-color="font-color" fo:font-style="normal" style:language-asian="zxx" style:country-asian="none" style:language-complex="zxx" style:country-complex="none" style:font-name-asian="Linux Biolinum G1" style:font-name-complex="Linux Biolinum G1" style:font-style-asian="normal" style:font-style-complex="normal"/>
    </style:style>
  </office:automatic-styles>
  <office:body>
    <office:spreadsheet table:structure-protected="true">
      <table:calculation-settings>
        <table:iteration table:status="enable" table:steps="300" table:maximum-difference="0.000001"/>
      </table:calculation-settings>
      <table:content-validations>
        <table:content-validation table:name="val1" table:condition="of:cell-content-is-in-list([$Introd.$AB$1:$Introd.$AB$5])" table:allow-empty-cell="true" table:display-list="unsorted" table:base-cell-address="Axuda.D29">
          <table:error-message table:message-type="stop" table:display="true"/>
        </table:content-validation>
        <table:content-validation table:name="val2" table:base-cell-address="Satélites.F19">
          <table:error-message table:message-type="stop" table:display="true"/>
        </table:content-validation>
        <table:content-validation table:name="val3" table:condition="of:cell-content-is-in-list([$Axuda.$AA$1:$Axuda.$AA$2])" table:allow-empty-cell="false" table:display-list="unsorted" table:base-cell-address="Axuda.B24">
          <table:error-message table:message-type="stop" table:display="true"/>
        </table:content-validation>
        <table:content-validation table:name="val4" table:condition="of:cell-content-is-in-list([$Índice.$G$10:$Índice.$G$16])" table:allow-empty-cell="true" table:display-list="unsorted" table:base-cell-address="Satélites.B16">
          <table:error-message table:message-type="stop" table:display="true"/>
        </table:content-validation>
        <table:content-validation table:name="val5" table:condition="of:cell-content-is-in-list([$Satélites.$AO$1:.$AO$2])" table:allow-empty-cell="true" table:display-list="unsorted" table:base-cell-address="Satélites.F12">
          <table:error-message table:message-type="information" table:display="false">
            <text:p>Escriba o nome do planeta</text:p>
          </table:error-message>
        </table:content-validation>
        <table:content-validation table:name="val6" table:condition="of:cell-content-is-in-list([$Satélites.$AE$4:$Satélites.$AE$7])" table:allow-empty-cell="true" table:display-list="unsorted" table:base-cell-address="D_Satélites.F3">
          <table:error-message table:message-type="stop" table:display="true"/>
        </table:content-validation>
        <table:content-validation table:name="val7" table:condition="of:cell-content-is-in-list([$Satélites.$AG$4:$Satélites.$AG$8])" table:allow-empty-cell="true" table:display-list="unsorted" table:base-cell-address="D_Satélites.M3">
          <table:error-message table:message-type="stop" table:display="true"/>
        </table:content-validation>
        <table:content-validation table:name="val8" table:condition="of:cell-content-is-in-list([$Satélites.$AF$4:$Satélites.$AF$5])" table:allow-empty-cell="true" table:display-list="unsorted" table:base-cell-address="D_Satélites.H3">
          <table:error-message table:message-type="stop" table:display="true"/>
        </table:content-validation>
        <table:content-validation table:name="val9" table:condition="of:cell-content-is-in-list([$Satélites.$AH$4:$Satélites.$AH$8])" table:allow-empty-cell="true" table:display-list="unsorted" table:base-cell-address="D_Satélites.M4">
          <table:error-message table:message-type="stop" table:display="true"/>
        </table:content-validation>
        <table:content-validation table:name="val10" table:condition="of:cell-content-is-in-list([$Satélites.$AJ$2:$Satélites.$AJ$3])" table:allow-empty-cell="true" table:display-list="unsorted" table:base-cell-address="D_Satélites.I6">
          <table:error-message table:message-type="stop" table:display="true"/>
        </table:content-validation>
        <table:content-validation table:name="val11" table:condition="of:cell-content-is-in-list([$Satélites.$AK$18:$Satélites.$AL$18])" table:allow-empty-cell="true" table:display-list="unsorted" table:base-cell-address="D_Satélites.M2">
          <table:error-message table:message-type="stop" table:display="true"/>
        </table:content-validation>
        <table:content-validation table:name="val12" table:condition="of:cell-content-is-in-list([$Satélites.$AJ$9:$Satélites.$AJ$10])" table:allow-empty-cell="true" table:display-list="unsorted" table:base-cell-address="D_Satélites.N3">
          <table:error-message table:message-type="stop" table:display="true"/>
        </table:content-validation>
        <table:content-validation table:name="val13" table:condition="of:cell-content-is-in-list([$Refracción.$AE$5:$Refracción.$AE$6])" table:allow-empty-cell="true" table:display-list="unsorted" table:base-cell-address="D_Refrac.G4">
          <table:error-message table:message-type="stop" table:display="true"/>
        </table:content-validation>
        <table:content-validation table:name="val14" table:condition="of:cell-content-is-in-list([$Refracción.$G$3:$Refracción.$H$3])" table:allow-empty-cell="true" table:display-list="unsorted" table:base-cell-address="Refracción.G10">
          <table:error-message table:message-type="stop" table:display="true"/>
        </table:content-validation>
        <table:content-validation table:name="val15" table:condition="of:cell-content-is-in-list([$Refracción.$AH$18:$Refracción.$AI$18])" table:allow-empty-cell="true" table:display-list="unsorted" table:base-cell-address="D_Refrac.M2">
          <table:error-message table:message-type="stop" table:display="true"/>
        </table:content-validation>
        <table:content-validation table:name="val16" table:condition="of:cell-content-is-in-list([$Índice.$G$10:$Índice.$G$15])" table:allow-empty-cell="true" table:display-list="unsorted" table:base-cell-address="Óptica.B16">
          <table:error-message table:message-type="stop" table:display="true"/>
        </table:content-validation>
        <table:content-validation table:name="val17" table:condition="of:cell-content-is-in-list($#¡REF!.$AA$2:$#¡REF!.$AA$3)" table:allow-empty-cell="false" table:display-list="unsorted" table:base-cell-address="Índice.F2">
          <table:error-message table:message-type="stop" table:display="true"/>
        </table:content-validation>
        <table:content-validation table:name="val18" table:condition="of:cell-content-is-in-list($#¡REF!.$AH$1:$#¡REF!.$AH$2)" table:allow-empty-cell="true" table:display-list="unsorted" table:base-cell-address="Axuda.F6">
          <table:error-message table:message-type="stop" table:display="true"/>
        </table:content-validation>
        <table:content-validation table:name="val19" table:condition="of:cell-content-is-in-list($#¡REF!.$AL$7:$#¡REF!.$AL$8)" table:allow-empty-cell="true" table:display-list="unsorted" table:base-cell-address="Axuda.F8">
          <table:error-message table:message-type="stop" table:display="true"/>
        </table:content-validation>
        <table:content-validation table:name="val20" table:condition="of:cell-content-is-decimal-number() and cell-content()&lt;0" table:allow-empty-cell="true" table:base-cell-address="Axuda.G7">
          <table:error-message table:message-type="stop" table:display="true">
            <text:p>Ten que ser negativa</text:p>
          </table:error-message>
        </table:content-validation>
        <table:content-validation table:name="val21" table:condition="of:cell-content-is-whole-number() and cell-content()&lt;0" table:allow-empty-cell="false" table:base-cell-address="Axuda.G2">
          <table:help-message table:title="Aviso" table:display="false">
            <text:p>Debe ser negativo</text:p>
          </table:help-message>
          <table:error-message table:message-type="warning" table:title="Cuidado" table:display="false">
            <text:p>Segundo as normas DIN a posición do obxecto é &lt; 0</text:p>
          </table:error-message>
        </table:content-validation>
        <table:content-validation table:name="val22" table:condition="of:cell-content-is-in-list($#¡REF!.$AF$1:$#¡REF!.$AF$2)" table:allow-empty-cell="false" table:display-list="unsorted" table:base-cell-address="Axuda.I6">
          <table:error-message table:message-type="stop" table:display="true"/>
        </table:content-validation>
        <table:content-validation table:name="val23" table:condition="of:cell-content-is-in-list($#¡REF!.$AA$5:$#¡REF!.$AA$8)" table:allow-empty-cell="false" table:display-list="unsorted" table:base-cell-address="Axuda.I3">
          <table:error-message table:message-type="stop" table:display="true"/>
        </table:content-validation>
        <table:content-validation table:name="val24" table:condition="of:cell-content-is-decimal-number() and cell-content()&gt;0" table:allow-empty-cell="true" table:base-cell-address="Axuda.G9">
          <table:error-message table:message-type="stop" table:display="true">
            <text:p>Ten que ser positiva</text:p>
          </table:error-message>
        </table:content-validation>
        <table:content-validation table:name="val25" table:condition="of:cell-content-is-in-list([$Lentes.$AE$5:$Lentes.$AE$7])" table:allow-empty-cell="true" table:display-list="unsorted" table:base-cell-address="D_Lentes.I5">
          <table:error-message table:message-type="stop" table:display="true"/>
        </table:content-validation>
        <table:content-validation table:name="val26" table:condition="of:cell-content-is-in-list([$Lentes.$AF$5:$Lentes.$AF$7])" table:allow-empty-cell="true" table:display-list="unsorted" table:base-cell-address="D_Lentes.M3">
          <table:error-message table:message-type="stop" table:display="true"/>
        </table:content-validation>
        <table:content-validation table:name="val27" table:condition="of:cell-content-is-in-list([$Fotoeléctr.$AD$4:$Fotoeléctr.$AD$6])" table:allow-empty-cell="true" table:display-list="unsorted" table:base-cell-address="Fotoeléctr.G3">
          <table:error-message table:message-type="stop" table:display="true"/>
        </table:content-validation>
        <table:content-validation table:name="val28" table:condition="of:cell-content-is-in-list([$Fotoeléctr.$AF$4:$Fotoeléctr.$AF$6])" table:allow-empty-cell="true" table:display-list="unsorted" table:base-cell-address="Fotoeléctr.G4">
          <table:error-message table:message-type="stop" table:display="true"/>
        </table:content-validation>
        <table:content-validation table:name="val29" table:condition="of:cell-content-is-in-list([$Fotoeléctr.$AE$4:$Fotoeléctr.$AE$6])" table:allow-empty-cell="true" table:display-list="unsorted" table:base-cell-address="Fotoeléctr.H3">
          <table:error-message table:message-type="stop" table:display="true"/>
        </table:content-validation>
        <table:content-validation table:name="val30" table:condition="of:cell-content-is-in-list([$Fotoeléctr.$AG$4:$Fotoeléctr.$AG$6])" table:allow-empty-cell="true" table:display-list="unsorted" table:base-cell-address="Fotoeléctr.H4">
          <table:error-message table:message-type="stop" table:display="true"/>
        </table:content-validation>
        <table:content-validation table:name="val31" table:condition="of:cell-content-is-in-list([$Fotoeléctr.$AB$11:$Fotoeléctr.$AB$12])" table:allow-empty-cell="true" table:display-list="unsorted" table:base-cell-address="Fotoeléctr.J15">
          <table:error-message table:message-type="stop" table:display="true"/>
        </table:content-validation>
        <table:content-validation table:name="val32" table:condition="of:cell-content-is-in-list([$Fotoeléctr.$AF$28:.$AF$29])" table:allow-empty-cell="false" table:display-list="unsorted" table:base-cell-address="Fotoeléctr.L2">
          <table:error-message table:message-type="stop" table:display="true"/>
        </table:content-validation>
        <table:content-validation table:name="val33" table:condition="of:cell-content-is-in-list([$Fotoeléctr.$AB$27:.$AB$28])" table:allow-empty-cell="false" table:display-list="unsorted" table:base-cell-address="Fotoeléctr.M3">
          <table:error-message table:message-type="stop" table:display="true"/>
        </table:content-validation>
        <table:content-validation table:name="val34" table:condition="of:cell-content-is-in-list([$Fotoeléctr.$AE$28:.$AE$29])" table:allow-empty-cell="false" table:display-list="unsorted" table:base-cell-address="Fotoeléctr.O2">
          <table:error-message table:message-type="stop" table:display="true"/>
        </table:content-validation>
        <table:content-validation table:name="val35" table:condition="of:cell-content-is-in-list(#REF!)" table:allow-empty-cell="true" table:display-list="unsorted" table:base-cell-address="D_Lentes.G3">
          <table:error-message table:message-type="stop" table:display="true"/>
        </table:content-validation>
        <table:content-validation table:name="val36" table:condition="of:cell-content-is-in-list(#REF!)" table:allow-empty-cell="true" table:display-list="unsorted" table:base-cell-address="D_Lentes.G4">
          <table:error-message table:message-type="stop" table:display="true"/>
        </table:content-validation>
        <table:content-validation table:name="val37" table:condition="of:cell-content-is-in-list(#REF!)" table:allow-empty-cell="true" table:display-list="unsorted" table:base-cell-address="D_Lentes.H3">
          <table:error-message table:message-type="stop" table:display="true"/>
        </table:content-validation>
        <table:content-validation table:name="val38" table:condition="of:cell-content-is-in-list(#REF!)" table:allow-empty-cell="true" table:display-list="unsorted" table:base-cell-address="D_Lentes.H4">
          <table:error-message table:message-type="stop" table:display="true"/>
        </table:content-validation>
      </table:content-validations>
      <table:table table:name="Introd" table:style-name="ta1" table:print-ranges="Introd.A35:Introd.L44">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1" form:id="control1"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 table:default-cell-style-name="ce63"/>
        <table:table-column table:style-name="co2" table:default-cell-style-name="ce63"/>
        <table:table-column table:style-name="co3" table:default-cell-style-name="ce63"/>
        <table:table-column table:style-name="co4" table:number-columns-repeated="2" table:default-cell-style-name="ce63"/>
        <table:table-column table:style-name="co5" table:default-cell-style-name="ce63"/>
        <table:table-column table:style-name="co6" table:default-cell-style-name="ce143"/>
        <table:table-column table:style-name="co7" table:default-cell-style-name="ce63"/>
        <table:table-column table:style-name="co8" table:default-cell-style-name="ce63"/>
        <table:table-column table:style-name="co4" table:default-cell-style-name="ce63"/>
        <table:table-column table:style-name="co9" table:default-cell-style-name="ce63"/>
        <table:table-column table:style-name="co10" table:default-cell-style-name="ce63"/>
        <table:table-column table:style-name="co4" table:number-columns-repeated="5" table:default-cell-style-name="ce63"/>
        <table:table-column table:style-name="co11" table:number-columns-repeated="47" table:default-cell-style-name="ce63"/>
        <table:table-row table:style-name="ro1">
          <table:table-cell table:style-name="ce40" office:value-type="string" calcext:value-type="string">
            <text:p>Advertencia</text:p>
          </table:table-cell>
          <table:table-cell table:style-name="ce50"/>
          <table:table-cell table:style-name="ce80" table:formula="of:=EXPANDETEXTO([.$AB$7];5)" office:value-type="string" office:string-value="I     N     T     R     O     D     U     C     I     Ó     N" calcext:value-type="string" table:number-columns-spanned="3" table:number-rows-spanned="1">
            <text:p>I <text:s text:c="4"/>N <text:s text:c="4"/>T <text:s text:c="4"/>R <text:s text:c="4"/>O <text:s text:c="4"/>D <text:s text:c="4"/>U <text:s text:c="4"/>C <text:s text:c="4"/>I <text:s text:c="4"/>Ó <text:s text:c="4"/>N</text:p>
          </table:table-cell>
          <table:covered-table-cell table:number-columns-repeated="2" table:style-name="ce50"/>
          <table:table-cell table:style-name="ce50" table:number-columns-repeated="6"/>
          <table:table-cell table:style-name="ce50" office:value-type="string" calcext:value-type="string">
            <text:p>Ir a…</text:p>
          </table:table-cell>
          <table:table-cell table:style-name="ce50" table:number-columns-repeated="5"/>
          <table:table-cell table:number-columns-repeated="9"/>
          <table:table-cell table:style-name="Default"/>
          <table:table-cell office:value-type="string" calcext:value-type="string">
            <text:p>Opción 1</text:p>
          </table:table-cell>
          <table:table-cell table:number-columns-repeated="36"/>
        </table:table-row>
        <table:table-row table:style-name="ro1">
          <table:table-cell table:style-name="ce40"/>
          <table:table-cell table:style-name="ce50" table:number-columns-repeated="3"/>
          <table:table-cell table:style-name="ce69"/>
          <table:table-cell table:style-name="ce50" table:number-columns-repeated="6"/>
          <table:table-cell table:style-name="ce49" office:value-type="string" calcext:value-type="string">
            <text:p><text:a xlink:href="#Índice" xlink:type="simple">Índice</text:a></text:p>
          </table:table-cell>
          <table:table-cell table:style-name="ce50" table:number-columns-repeated="5"/>
          <table:table-cell table:number-columns-repeated="9"/>
          <table:table-cell table:style-name="Default"/>
          <table:table-cell office:value-type="string" calcext:value-type="string">
            <text:p>Opción 2</text:p>
          </table:table-cell>
          <table:table-cell table:number-columns-repeated="36"/>
        </table:table-row>
        <table:table-row table:style-name="ro1">
          <table:table-cell table:style-name="ce6" office:value-type="string" calcext:value-type="string">
            <text:p>Este documento contén macros que executan una serie de accións e</text:p>
          </table:table-cell>
          <table:table-cell table:style-name="ce50" table:number-columns-repeated="2"/>
          <table:table-cell table:style-name="ce49" office:value-type="string" calcext:value-type="string">
            <text:p><text:span text:style-name="T9"><text:a xlink:href="#DescrFunc" xlink:type="simple">funcións</text:a></text:span><text:span text:style-name="T9">.</text:span></text:p>
          </table:table-cell>
          <table:table-cell table:style-name="ce69"/>
          <table:table-cell table:style-name="ce50" table:number-columns-repeated="6"/>
          <table:table-cell table:style-name="ce49" office:value-type="string" calcext:value-type="string">
            <text:p><text:a xlink:href="#Axuda" xlink:type="simple">Axuda</text:a></text:p>
          </table:table-cell>
          <table:table-cell table:style-name="ce50" table:number-columns-repeated="5"/>
          <table:table-cell table:number-columns-repeated="9"/>
          <table:table-cell table:style-name="Default"/>
          <table:table-cell office:value-type="string" calcext:value-type="string">
            <text:p>Opción 3</text:p>
          </table:table-cell>
          <table:table-cell table:number-columns-repeated="36"/>
        </table:table-row>
        <table:table-row table:style-name="ro1">
          <table:table-cell table:style-name="ce8" office:value-type="string" calcext:value-type="string">
            <text:p>Se unha folla está chea de erros, facer clic no menú</text:p>
          </table:table-cell>
          <table:table-cell table:style-name="ce50" table:number-columns-repeated="3"/>
          <table:table-cell table:style-name="ce69"/>
          <table:table-cell table:style-name="ce50" table:number-columns-repeated="12"/>
          <table:table-cell table:number-columns-repeated="9"/>
          <table:table-cell table:style-name="Default"/>
          <table:table-cell office:value-type="string" calcext:value-type="string">
            <text:p>Opción 4</text:p>
          </table:table-cell>
          <table:table-cell table:number-columns-repeated="36"/>
        </table:table-row>
        <table:table-row table:style-name="ro1">
          <table:table-cell table:style-name="ce4" office:value-type="string" calcext:value-type="string">
            <text:p>Ferramentas → Opcións → LibreOffice → Seguranza → Seguranza de macros</text:p>
          </table:table-cell>
          <table:table-cell table:style-name="ce967" table:number-columns-repeated="3"/>
          <table:table-cell table:style-name="ce69"/>
          <table:table-cell table:style-name="ce50" table:number-columns-repeated="12"/>
          <table:table-cell table:number-columns-repeated="9"/>
          <table:table-cell table:style-name="Default"/>
          <table:table-cell office:value-type="string" calcext:value-type="string">
            <text:p>Opción 5</text:p>
          </table:table-cell>
          <table:table-cell table:number-columns-repeated="36"/>
        </table:table-row>
        <table:table-row table:style-name="ro1">
          <table:table-cell table:style-name="ce8" office:value-type="string" calcext:value-type="string">
            <text:p>Facer clic no botón</text:p>
          </table:table-cell>
          <table:table-cell table:style-name="ce50" table:number-columns-repeated="3"/>
          <table:table-cell table:style-name="ce69"/>
          <table:table-cell table:style-name="ce50" table:number-columns-repeated="12"/>
          <table:table-cell table:number-columns-repeated="9"/>
          <table:table-cell table:style-name="ce134" office:value-type="string" calcext:value-type="string">
            <text:p>3</text:p>
          </table:table-cell>
          <table:table-cell table:number-columns-repeated="37"/>
        </table:table-row>
        <table:table-row table:style-name="ro1">
          <table:table-cell table:style-name="ce5" office:value-type="string" calcext:value-type="string" table:number-columns-spanned="2" table:number-rows-spanned="1">
            <text:p>Seguranza das macros…</text:p>
          </table:table-cell>
          <table:covered-table-cell table:style-name="ce32"/>
          <table:table-cell table:style-name="ce50" table:number-columns-repeated="2"/>
          <table:table-cell table:style-name="ce69"/>
          <table:table-cell table:style-name="ce50" table:number-columns-repeated="12"/>
          <table:table-cell table:number-columns-repeated="9"/>
          <table:table-cell table:style-name="ce134" office:value-type="string" calcext:value-type="string">
            <text:p>4</text:p>
          </table:table-cell>
          <table:table-cell office:value-type="string" calcext:value-type="string">
            <text:p>INTRODUCIÓN</text:p>
          </table:table-cell>
          <table:table-cell table:number-columns-repeated="36"/>
        </table:table-row>
        <table:table-row table:style-name="ro1">
          <table:table-cell table:style-name="ce8" office:value-type="string" calcext:value-type="string">
            <text:p>e poñer a seguranza en «Media».</text:p>
          </table:table-cell>
          <table:table-cell table:style-name="ce50" table:number-columns-repeated="3"/>
          <table:table-cell table:style-name="ce69"/>
          <table:table-cell table:style-name="ce50" table:number-columns-repeated="12"/>
          <table:table-cell table:number-columns-repeated="9"/>
          <table:table-cell table:style-name="ce137" office:value-type="string" calcext:value-type="string">
            <text:p>1</text:p>
          </table:table-cell>
          <table:table-cell table:number-columns-repeated="37"/>
        </table:table-row>
        <table:table-row table:style-name="ro1">
          <table:table-cell table:style-name="ce8" office:value-type="string" calcext:value-type="string">
            <text:p>Pechar o documento e volver abrilo activando as macros.</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Isto fai máis vulnerable o computador.</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8" office:value-type="string" calcext:value-type="string">
            <text:p>Se se descargou esta folla de:</text:p>
          </table:table-cell>
          <table:table-cell table:style-name="ce50" table:number-columns-repeated="3"/>
          <table:table-cell table:style-name="ce69"/>
          <table:table-cell table:style-name="ce50" table:number-columns-repeated="12"/>
          <table:table-cell table:number-columns-repeated="47"/>
        </table:table-row>
        <table:table-row table:style-name="ro1">
          <table:table-cell table:style-name="ce10" office:value-type="string" calcext:value-type="string">
            <text:p><text:a xlink:href="https://alfonbarba.github.io/GitHub/calculo.html" xlink:type="simple">Cálculos de Física / Química de Alfonso Barbadillo</text:a></text:p>
          </table:table-cell>
          <table:table-cell table:style-name="ce49" table:number-columns-repeated="2"/>
          <table:table-cell table:style-name="ce50"/>
          <table:table-cell table:style-name="ce69"/>
          <table:table-cell table:style-name="ce50" table:number-columns-repeated="12"/>
          <table:table-cell table:number-columns-repeated="47"/>
        </table:table-row>
        <table:table-row table:style-name="ro1">
          <table:table-cell table:style-name="ce8" office:value-type="string" calcext:value-type="string">
            <text:p>as macros que hai só desenvolven unha serie de funcións para manexar formatos de números</text:p>
          </table:table-cell>
          <table:table-cell table:style-name="ce50" table:number-columns-repeated="16"/>
          <table:table-cell table:number-columns-repeated="47"/>
        </table:table-row>
        <table:table-row table:style-name="ro1">
          <table:table-cell table:style-name="ce8" office:value-type="string" calcext:value-type="string">
            <text:p>e non son perigosas. Se se descargou doutro lado, non garanto a súa seguridade.</text:p>
          </table:table-cell>
          <table:table-cell table:style-name="ce50" table:number-columns-repeated="16"/>
          <table:table-cell table:number-columns-repeated="47"/>
        </table:table-row>
        <table:table-row table:style-name="ro1">
          <table:table-cell table:style-name="ce50" table:number-columns-repeated="17"/>
          <table:table-cell table:number-columns-repeated="47"/>
        </table:table-row>
        <table:table-row table:style-name="ro1">
          <table:table-cell table:style-name="ce18" office:value-type="string" calcext:value-type="string">
            <text:p>Instrucións</text:p>
          </table:table-cell>
          <table:table-cell table:style-name="ce50" table:number-columns-repeated="16"/>
          <table:table-cell table:number-columns-repeated="47"/>
        </table:table-row>
        <table:table-row table:style-name="ro1">
          <table:table-cell table:style-name="ce18"/>
          <table:table-cell table:style-name="ce50" table:number-columns-repeated="16"/>
          <table:table-cell table:number-columns-repeated="47"/>
        </table:table-row>
        <table:table-row table:style-name="ro1">
          <table:table-cell table:style-name="ce19" office:value-type="string" calcext:value-type="string">
            <text:p>Facer unha copia de seguridade deste documento antes de empezar a usalo!</text:p>
          </table:table-cell>
          <table:table-cell table:style-name="ce50" table:number-columns-repeated="16"/>
          <table:table-cell table:number-columns-repeated="47"/>
        </table:table-row>
        <table:table-row table:style-name="ro1">
          <table:table-cell table:style-name="ce18" office:value-type="string" calcext:value-type="string">
            <text:p>Non copiar nunca unha cela de Menú (cor laranxa) en outra! Desaparecerán os menús.</text:p>
          </table:table-cell>
          <table:table-cell table:style-name="ce50" table:number-columns-repeated="16"/>
          <table:table-cell table:number-columns-repeated="47"/>
        </table:table-row>
        <table:table-row table:style-name="ro1">
          <table:table-cell table:style-name="ce8" office:value-type="string" calcext:value-type="string">
            <text:p>Se non se fixo a copia de seguridade, a única solución é</text:p>
          </table:table-cell>
          <table:table-cell table:style-name="ce50" table:number-columns-repeated="2"/>
          <table:table-cell table:style-name="ce10" office:value-type="string" calcext:value-type="string">
            <text:p><text:a xlink:href="https://alfonbarba.github.io/GitHub/Calculos/FisicaBachLabGal.ods" xlink:type="simple">descargar</text:a></text:p>
          </table:table-cell>
          <table:table-cell table:style-name="ce8" office:value-type="string" calcext:value-type="string">
            <text:p>outra vez este documento.</text:p>
          </table:table-cell>
          <table:table-cell table:style-name="ce50" table:number-columns-repeated="12"/>
          <table:table-cell table:number-columns-repeated="47"/>
        </table:table-row>
        <table:table-row table:style-name="ro1">
          <table:table-cell table:style-name="ce8"/>
          <table:table-cell table:style-name="ce50" table:number-columns-repeated="16"/>
          <table:table-cell table:number-columns-repeated="47"/>
        </table:table-row>
        <table:table-row table:style-name="ro1">
          <table:table-cell table:style-name="ce8" office:value-type="string" calcext:value-type="string">
            <text:p>Facer clic na pestana Índice da parte inferior ou</text:p>
          </table:table-cell>
          <table:table-cell table:style-name="ce50" table:number-columns-repeated="16"/>
          <table:table-cell table:number-columns-repeated="47"/>
        </table:table-row>
        <table:table-row table:style-name="ro1">
          <table:table-cell table:style-name="ce8" office:value-type="string" calcext:value-type="string">
            <text:p>pulsar a tecla [Ctrl] mentres se fai clic na ligazón</text:p>
          </table:table-cell>
          <table:table-cell table:style-name="ce50" table:number-columns-repeated="2"/>
          <table:table-cell table:style-name="ce49" office:value-type="string" calcext:value-type="string">
            <text:p><text:a xlink:href="#Índice" xlink:type="simple">Índice</text:a></text:p>
          </table:table-cell>
          <table:table-cell table:style-name="ce50" table:number-columns-repeated="13"/>
          <table:table-cell table:number-columns-repeated="47"/>
        </table:table-row>
        <table:table-row table:style-name="ro1">
          <table:table-cell table:style-name="ce56" office:value-type="string" calcext:value-type="string">
            <text:p>Faceer [Ctrl] clic no tema do problema que se desexa resolver, p. ex.</text:p>
          </table:table-cell>
          <table:table-cell table:style-name="ce50" table:number-columns-repeated="2"/>
          <table:table-cell table:style-name="ce194" office:value-type="string" calcext:value-type="string">
            <text:p><text:a xlink:href="#Satelites" xlink:type="simple">Satelites</text:a></text:p>
          </table:table-cell>
          <table:table-cell table:style-name="ce50" table:number-columns-repeated="13"/>
          <table:table-cell table:number-columns-repeated="47"/>
        </table:table-row>
        <table:table-row table:style-name="ro1">
          <table:table-cell table:style-name="ce8" office:value-type="string" calcext:value-type="string">
            <text:p>Teclear os datos nas celas de cor branca e bordo azul</text:p>
          </table:table-cell>
          <table:table-cell table:style-name="ce50" table:number-columns-repeated="2"/>
          <table:table-cell table:style-name="DatoEntrada"/>
          <table:table-cell table:style-name="ce50" table:number-columns-repeated="13"/>
          <table:table-cell table:number-columns-repeated="47"/>
        </table:table-row>
        <table:table-row table:style-name="ro1">
          <table:table-cell table:style-name="ce8" office:value-type="string" calcext:value-type="string">
            <text:p>Elixir algunha das opcións nas celas de cor laranxa</text:p>
          </table:table-cell>
          <table:table-cell table:style-name="ce50" table:number-columns-repeated="2"/>
          <table:table-cell table:style-name="Desplegable" table:content-validation-name="val1" office:value-type="string" calcext:value-type="string">
            <text:p>Opción 1</text:p>
          </table:table-cell>
          <table:table-cell table:style-name="ce50" table:number-columns-repeated="13"/>
          <table:table-cell table:number-columns-repeated="47"/>
        </table:table-row>
        <table:table-row table:style-name="ro1">
          <table:table-cell table:style-name="ce8" office:value-type="string" calcext:value-type="string">
            <text:p>Para máis axuda, facere clic na pestana Axuda da parte inferior</text:p>
          </table:table-cell>
          <table:table-cell table:style-name="ce50" table:number-columns-repeated="16"/>
          <table:table-cell table:number-columns-repeated="47"/>
        </table:table-row>
        <table:table-row table:style-name="ro1">
          <table:table-cell table:style-name="ce70" office:value-type="string" calcext:value-type="string">
            <text:p>🔒 Introd</text:p>
          </table:table-cell>
          <table:table-cell table:style-name="ce106" office:value-type="string" calcext:value-type="string">
            <text:p>🔒Axuda</text:p>
          </table:table-cell>
          <table:table-cell table:style-name="ce117" office:value-type="string" calcext:value-type="string">
            <text:p>🔒Indice</text:p>
          </table:table-cell>
          <table:table-cell table:style-name="ce117" office:value-type="string" calcext:value-type="string">
            <text:p>🔒Satelites</text:p>
          </table:table-cell>
          <table:table-cell table:style-name="ce117" office:value-type="string" calcext:value-type="string">
            <text:p>D_Satelites</text:p>
          </table:table-cell>
          <table:table-cell table:style-name="ce117" office:value-type="string" calcext:value-type="string">
            <text:p>🔒Refracción</text:p>
          </table:table-cell>
          <table:table-cell table:style-name="ce50" table:number-columns-repeated="11"/>
          <table:table-cell table:number-columns-repeated="47"/>
        </table:table-row>
        <table:table-row table:style-name="ro1">
          <table:table-cell table:style-name="ce8" office:value-type="string" calcext:value-type="string">
            <text:p>Ou pulsar a tecla [Ctrl] mentres se fai clic na ligazón</text:p>
          </table:table-cell>
          <table:table-cell table:style-name="ce50" table:number-columns-repeated="2"/>
          <table:table-cell table:style-name="ce49" office:value-type="string" calcext:value-type="string">
            <text:p><text:a xlink:href="#Axuda" xlink:type="simple">Axuda</text:a></text:p>
          </table:table-cell>
          <table:table-cell table:style-name="ce50" table:number-columns-repeated="13"/>
          <table:table-cell/>
          <table:table-cell table:style-name="ce108" table:number-columns-repeated="2"/>
          <table:table-cell table:number-columns-repeated="44"/>
        </table:table-row>
        <table:table-row table:style-name="ro1">
          <table:table-cell table:style-name="ce18"/>
          <table:table-cell table:style-name="ce50" table:number-columns-repeated="16"/>
          <table:table-cell/>
          <table:table-cell table:style-name="ce108" table:number-columns-repeated="2"/>
          <table:table-cell table:number-columns-repeated="44"/>
        </table:table-row>
        <table:table-row table:style-name="ro1">
          <table:table-cell table:style-name="ce18" office:value-type="string" calcext:value-type="string">
            <text:p>Aclaración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0" table:number-columns-repeated="17"/>
          <table:table-cell/>
          <table:table-cell table:style-name="ce108" table:number-columns-repeated="2"/>
          <table:table-cell table:number-columns-repeated="44"/>
        </table:table-row>
        <table:table-row table:style-name="ro1">
          <table:table-cell table:style-name="ce8" office:value-type="string" calcext:value-type="string">
            <text:p>Para ver ben os subíndices ou superíndices necesítase unha fonte UNICODE.</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8" office:value-type="string" calcext:value-type="string">
            <text:p>(un tipo de letra que contén máis símbolos que os normais)</text:p>
          </table:table-cell>
          <table:table-cell table:style-name="ce50" table:number-columns-repeated="16"/>
          <table:table-cell/>
          <table:table-cell table:style-name="ce108" table:number-columns-repeated="2"/>
          <table:table-cell table:number-columns-repeated="44"/>
        </table:table-row>
        <table:table-row table:style-name="ro1">
          <table:table-cell table:style-name="ce56" office:value-type="string" calcext:value-type="string">
            <text:p>Este documento utiliza as fontes</text:p>
          </table:table-cell>
          <table:table-cell table:style-name="ce50"/>
          <table:table-cell table:style-name="ce45" office:value-type="string" calcext:value-type="string">
            <text:p><text:span text:style-name="T4"><text:a xlink:href="http://numbertext.org/linux/" xlink:type="simple">Linux Biolinum G e Linux Libertine G</text:a></text:span></text:p>
          </table:table-cell>
          <table:table-cell table:style-name="ce46"/>
          <table:table-cell table:style-name="ce56" office:value-type="string" calcext:value-type="string">
            <text:p>que agrupan cada 3 cifras.</text:p>
          </table:table-cell>
          <table:table-cell table:style-name="ce50"/>
          <table:table-cell table:style-name="ce55" office:value-type="float" office:value="12345" calcext:value-type="float" table:number-columns-spanned="2" table:number-rows-spanned="1">
            <text:p>12345</text:p>
          </table:table-cell>
          <table:covered-table-cell table:style-name="ce50"/>
          <table:table-cell table:style-name="ce50" table:number-columns-repeated="9"/>
          <table:table-cell/>
          <table:table-cell table:style-name="ce108" table:number-columns-repeated="2"/>
          <table:table-cell table:number-columns-repeated="44"/>
        </table:table-row>
        <table:table-row table:style-name="ro1">
          <table:table-cell table:style-name="ce56" office:value-type="string" calcext:value-type="string">
            <text:p>E para escribir subíndices e superíndices en fórmulas químicas</text:p>
          </table:table-cell>
          <table:table-cell table:style-name="ce50" table:number-columns-repeated="2"/>
          <table:table-cell table:style-name="ce56" office:value-type="string" calcext:value-type="string">
            <text:p>₂⁴He</text:p>
          </table:table-cell>
          <table:table-cell table:style-name="ce56" office:value-type="string" calcext:value-type="string">
            <text:p>e nas potencias de 10.</text:p>
          </table:table-cell>
          <table:table-cell table:style-name="ce50"/>
          <table:table-cell table:style-name="ce73" office:value-type="string" calcext:value-type="string">
            <text:p>3·10⁸</text:p>
          </table:table-cell>
          <table:table-cell table:style-name="ce50" table:number-columns-repeated="6"/>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Se aparece</text:p>
          </table:table-cell>
          <table:table-cell table:style-name="ce47" table:formula="of:=NA()" office:value-type="string" office:string-value="" calcext:value-type="error">
            <text:p>#N/D</text:p>
          </table:table-cell>
          <table:table-cell table:style-name="ce8" office:value-type="string" calcext:value-type="string">
            <text:p>nalgunha cela haberá que revisar os menús despregables.</text:p>
          </table:table-cell>
          <table:table-cell table:style-name="ce50" table:number-columns-repeated="10"/>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O máis probable é que queden opcións dun problema anterior que xa non son válidas </text:p>
          </table:table-cell>
          <table:table-cell table:style-name="ce50" table:number-columns-repeated="2"/>
          <table:table-cell table:style-name="ce68"/>
          <table:table-cell table:style-name="ce50" table:number-columns-repeated="9"/>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50" office:value-type="string" calcext:value-type="string">
            <text:p>para o problema actual. Despregue os menús en cor laranxa e elixa unha das opcións da list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ódense ver máis decimais nos datos de entrada coa opción</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4" office:value-type="string" calcext:value-type="string">
            <text:p>Ferramentas → Opcións→ Calc → Calcular → Limitar <text:s/>os decimais</text:p>
          </table:table-cell>
          <table:table-cell table:style-name="ce4" table:number-columns-repeated="2"/>
          <table:table-cell table:style-name="ce23"/>
          <table:table-cell table:style-name="ce68"/>
          <table:table-cell table:style-name="ce50" table:number-columns-repeated="8"/>
          <table:table-cell table:style-name="ce38"/>
          <table:table-cell table:style-name="ce50" table:number-columns-repeated="3"/>
          <table:table-cell/>
          <table:table-cell table:style-name="ce108" table:number-columns-repeated="2"/>
          <table:table-cell table:number-columns-repeated="44"/>
        </table:table-row>
        <table:table-row table:style-name="ro1">
          <table:table-cell table:style-name="ce8" office:value-type="string" calcext:value-type="string">
            <text:p>poñendo máis decimais ou quitando a marca.</text:p>
          </table:table-cell>
          <table:table-cell table:style-name="ce50" table:number-columns-repeated="3"/>
          <table:table-cell table:style-name="ce68"/>
          <table:table-cell table:style-name="ce50" table:number-columns-repeated="8"/>
          <table:table-cell table:style-name="ce38"/>
          <table:table-cell table:style-name="ce50" table:number-columns-repeated="3"/>
          <table:table-cell table:number-columns-repeated="47"/>
        </table:table-row>
        <table:table-row table:style-name="ro1">
          <table:table-cell table:style-name="ce50" table:number-columns-repeated="13"/>
          <table:table-cell table:style-name="ce38"/>
          <table:table-cell table:style-name="ce50" table:number-columns-repeated="3"/>
          <table:table-cell table:number-columns-repeated="47"/>
        </table:table-row>
        <table:table-row table:style-name="ro1">
          <table:table-cell table:style-name="ce19" office:value-type="string" calcext:value-type="string">
            <text:p>Funcións</text:p>
          </table:table-cell>
          <table:table-cell table:style-name="ce50" table:number-columns-repeated="2"/>
          <table:table-cell table:style-name="ce49" office:value-type="string" calcext:value-type="string">
            <text:p><text:a xlink:href="#Comezo" xlink:type="simple">Ir arriba</text:a></text:p>
          </table:table-cell>
          <table:table-cell table:style-name="ce50"/>
          <table:table-cell table:style-name="ce40" office:value-type="string" calcext:value-type="string">
            <text:p>Exemplos</text:p>
          </table:table-cell>
          <table:table-cell table:style-name="ce50" table:number-columns-repeated="11"/>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17" office:value-type="string" calcext:value-type="string">
            <text:p>ASubMult(Núm; Exp)</text:p>
          </table:table-cell>
          <table:table-cell table:style-name="ce50"/>
          <table:table-cell table:style-name="ce50" office:value-type="string" calcext:value-type="string">
            <text:p>Dá un texto numérico co resultado entre 1 e 999,9...</text:p>
          </table:table-cell>
          <table:table-cell table:style-name="ce50" table:number-columns-repeated="2"/>
          <table:table-cell table:style-name="DatoEntrada" office:value-type="string" calcext:value-type="string">
            <text:p>7,8241·10⁷</text:p>
          </table:table-cell>
          <table:table-cell table:style-name="ce50" table:number-columns-repeated="3"/>
          <table:table-cell table:style-name="ce26" table:formula="of:=ASUBMULT([.F46])" office:value-type="string" office:string-value="78,241 M" calcext:value-type="string">
            <text:p>78,241 M</text:p>
          </table:table-cell>
          <table:table-cell table:style-name="ce38" table:formula="of:=FORMULA([.J46])" office:value-type="string" office:string-value="=ASUBMULT(F46)" calcext:value-type="string">
            <text:p>=ASUBMULT(F46)</text:p>
          </table:table-cell>
          <table:table-cell table:style-name="ce50" table:formula="of:=[.F46]&amp;&quot; J =&quot;" office:value-type="string" office:string-value="7,8241·10⁷ J =" calcext:value-type="string">
            <text:p>7,8241·10⁷ J =</text:p>
          </table:table-cell>
          <table:table-cell table:style-name="ce50" table:formula="of:=[.J46]&amp;&quot;J&quot;" office:value-type="string" office:string-value="78,241 MJ" calcext:value-type="string">
            <text:p>78,241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e un prefixo do S.I.</text:p>
          </table:table-cell>
          <table:table-cell table:style-name="ce50"/>
          <table:table-cell table:style-name="ce26"/>
          <table:table-cell table:style-name="ce62" office:value-type="float" office:value="0.0082" calcext:value-type="float">
            <text:p>0,0082</text:p>
          </table:table-cell>
          <table:table-cell table:style-name="ce50" table:number-columns-repeated="3"/>
          <table:table-cell table:style-name="ce26" table:formula="of:=ASUBMULT([.F47])" office:value-type="string" office:string-value="8,2 m" calcext:value-type="string">
            <text:p>8,2 m</text:p>
          </table:table-cell>
          <table:table-cell table:style-name="ce50" table:formula="of:=FORMULA([.J47])" office:value-type="string" office:string-value="=ASUBMULT(F47)" calcext:value-type="string">
            <text:p>=ASUBMULT(F47)</text:p>
          </table:table-cell>
          <table:table-cell table:style-name="ce50" table:formula="of:=[.F47]&amp;&quot; J =&quot;" office:value-type="string" office:string-value="0,0082 J =" calcext:value-type="string">
            <text:p>0,0082 J =</text:p>
          </table:table-cell>
          <table:table-cell table:style-name="ce50" table:formula="of:=[.J47]&amp;&quot;J&quot;" office:value-type="string" office:string-value="8,2 mJ" calcext:value-type="string">
            <text:p>8,2 mJ</text:p>
          </table:table-cell>
          <table:table-cell table:style-name="ce50" table:number-columns-repeated="4"/>
          <table:table-cell table:number-columns-repeated="47"/>
        </table:table-row>
        <table:table-row table:style-name="ro1">
          <table:table-cell table:style-name="ce50" table:number-columns-repeated="2"/>
          <table:table-cell table:style-name="ce50" office:value-type="string" calcext:value-type="string">
            <text:p>Se non existe prefixo, o resultado é o número como texto</text:p>
          </table:table-cell>
          <table:table-cell table:style-name="ce50" table:number-columns-repeated="2"/>
          <table:table-cell table:style-name="DatoEntrada" office:value-type="string" calcext:value-type="string">
            <text:p>6,6260·10⁻³¹</text:p>
          </table:table-cell>
          <table:table-cell table:style-name="ce389" office:value-type="string" calcext:value-type="string">
            <text:p>Exp</text:p>
          </table:table-cell>
          <table:table-cell table:style-name="ce50" table:number-columns-repeated="2"/>
          <table:table-cell table:style-name="ce26" table:formula="of:=ASUBMULT([.F48])" office:value-type="string" office:string-value="6,6260·10⁻³¹" calcext:value-type="string">
            <text:p>6,6260·10⁻³¹</text:p>
          </table:table-cell>
          <table:table-cell table:style-name="ce38" table:formula="of:=FORMULA([.J48])" office:value-type="string" office:string-value="=ASUBMULT(F48)" calcext:value-type="string">
            <text:p>=ASUBMULT(F4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DatoEntrada" office:value-type="string" calcext:value-type="string">
            <text:p>6,02×10²⁷</text:p>
          </table:table-cell>
          <table:table-cell table:style-name="DatoEntrada" office:value-type="float" office:value="2" calcext:value-type="float">
            <text:p>2</text:p>
          </table:table-cell>
          <table:table-cell table:style-name="ce50" table:number-columns-repeated="2"/>
          <table:table-cell table:style-name="ce26" table:formula="of:=ASUBMULT([.F49];[.G49])" office:value-type="string" office:string-value="6,02·10³ T" calcext:value-type="string">
            <text:p>6,02·10³ T</text:p>
          </table:table-cell>
          <table:table-cell table:style-name="ce38" table:formula="of:=FORMULA([.J49])" office:value-type="string" office:string-value="=ASUBMULT(F49;G49)" calcext:value-type="string">
            <text:p>=ASUBMULT(F49;G49)</text:p>
          </table:table-cell>
          <table:table-cell table:style-name="ce50" table:formula="of:=[.F49]&amp;&quot; m&quot;&amp;SUPERIND([.G49])&amp;&quot; =&quot;" office:value-type="string" office:string-value="6,02×10²⁷ m² =" calcext:value-type="string">
            <text:p>6,02×10²⁷ m² =</text:p>
          </table:table-cell>
          <table:table-cell table:style-name="ce50" table:formula="of:=ASUBMULT([.F49];[.G49])&amp;&quot;m&quot;&amp;SUPERIND([.G49])" office:value-type="string" office:string-value="6,02·10³ Tm²" calcext:value-type="string">
            <text:p>6,02·10³ Tm²</text:p>
          </table:table-cell>
          <table:table-cell table:style-name="ce50" table:number-columns-repeated="4"/>
          <table:table-cell table:number-columns-repeated="47"/>
        </table:table-row>
        <table:table-row table:style-name="ro1">
          <table:table-cell table:style-name="ce26"/>
          <table:table-cell table:style-name="ce26" office:value-type="string" calcext:value-type="string">
            <text:p>Prefixos (10³)<text:span text:style-name="T3">ⁿ</text:span>:</text:p>
          </table:table-cell>
          <table:table-cell table:style-name="ce50" office:value-type="string" calcext:value-type="string">
            <text:p>q, r, y, z, a, f, p, n, µ, m, k, M, G, T, P, E, Z, Y, R, Q</text:p>
          </table:table-cell>
          <table:table-cell table:style-name="ce50" table:number-columns-repeated="2"/>
          <table:table-cell table:style-name="DatoEntrada" office:value-type="float" office:value="0.00002589" calcext:value-type="float">
            <text:p>0,00002589</text:p>
          </table:table-cell>
          <table:table-cell table:style-name="DatoEntrada" office:value-type="float" office:value="3" calcext:value-type="float">
            <text:p>3</text:p>
          </table:table-cell>
          <table:table-cell table:style-name="ce50" table:number-columns-repeated="2"/>
          <table:table-cell table:style-name="ce26" table:formula="of:=ASUBMULT([.F50];[.G50])" office:value-type="string" office:string-value="25,89 c" calcext:value-type="string">
            <text:p>25,89 c</text:p>
          </table:table-cell>
          <table:table-cell table:style-name="ce38" table:formula="of:=FORMULA([.J50])" office:value-type="string" office:string-value="=ASUBMULT(F50;G50)" calcext:value-type="string">
            <text:p>=ASUBMULT(F50;G50)</text:p>
          </table:table-cell>
          <table:table-cell table:style-name="ce50" table:formula="of:=[.F50]&amp;&quot; m&quot;&amp;SUPERIND([.G50])" office:value-type="string" office:string-value="0,00002589 m³" calcext:value-type="string">
            <text:p>0,00002589 m³</text:p>
          </table:table-cell>
          <table:table-cell table:style-name="ce50" table:formula="of:=&quot;= &quot;&amp;ASUBMULT([.F50];[.G50])&amp;&quot;m&quot;&amp;SUPERIND([.G50])" office:value-type="string" office:string-value="= 25,89 cm³" calcext:value-type="string">
            <text:p>= 25,89 cm³</text:p>
          </table:table-cell>
          <table:table-cell table:style-name="ce50" table:number-columns-repeated="4"/>
          <table:table-cell table:number-columns-repeated="47"/>
        </table:table-row>
        <table:table-row table:style-name="ro1">
          <table:table-cell table:style-name="ce50" table:number-columns-repeated="5"/>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TextoNum)</text:p>
          </table:table-cell>
          <table:table-cell table:style-name="ce50"/>
          <table:table-cell table:style-name="ce53" office:value-type="string" calcext:value-type="string">
            <text:p>Calcula o valor dun texto numérico</text:p>
          </table:table-cell>
          <table:table-cell table:style-name="ce50" table:number-columns-repeated="2"/>
          <table:table-cell table:style-name="DatoEntrada" office:value-type="string" calcext:value-type="string">
            <text:p>2,00·10⁻³</text:p>
          </table:table-cell>
          <table:table-cell table:style-name="ce50" table:number-columns-repeated="3"/>
          <table:table-cell table:style-name="ce56" table:formula="of:=AVALOR([.F52])" office:value-type="float" office:value="0.002" calcext:value-type="float">
            <text:p>0,002</text:p>
          </table:table-cell>
          <table:table-cell table:style-name="ce38" table:formula="of:=FORMULA([.J52])" office:value-type="string" office:string-value="=AVALOR(F52)" calcext:value-type="string">
            <text:p>=AVALOR(F52)</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text:span text:style-name="T5">Se puede escribir «equis» (x) en vez de «aspa» (</text:span><text:span text:style-name="T6">×)</text:span></text:p>
          </table:table-cell>
          <table:table-cell table:style-name="ce50" table:number-columns-repeated="2"/>
          <table:table-cell table:style-name="ce86" office:value-type="string" calcext:value-type="string">
            <text:p>5,98x10²⁴</text:p>
          </table:table-cell>
          <table:table-cell table:style-name="ce47"/>
          <table:table-cell table:style-name="ce50" table:number-columns-repeated="2"/>
          <table:table-cell table:style-name="ce56" table:formula="of:=AVALOR([.F53])" office:value-type="float" office:value="5.98E+024" calcext:value-type="float">
            <text:p>5,98E+024</text:p>
          </table:table-cell>
          <table:table-cell table:style-name="ce38" table:formula="of:=FORMULA([.J53])" office:value-type="string" office:string-value="=AVALOR(F53)" calcext:value-type="string">
            <text:p>=AVALOR(F53)</text:p>
          </table:table-cell>
          <table:table-cell table:style-name="ce50" table:number-columns-repeated="6"/>
          <table:table-cell table:number-columns-repeated="47"/>
        </table:table-row>
        <table:table-row table:style-name="ro1">
          <table:table-cell table:style-name="ce24"/>
          <table:table-cell table:style-name="ce50"/>
          <table:table-cell table:style-name="ce61" office:value-type="string" calcext:value-type="string">
            <text:p>Se puede escribir «^» seguido de signos y cifras</text:p>
          </table:table-cell>
          <table:table-cell table:style-name="ce50" table:number-columns-repeated="2"/>
          <table:table-cell table:style-name="ce86" office:value-type="string" calcext:value-type="string">
            <text:p>6,63x10^-34</text:p>
          </table:table-cell>
          <table:table-cell table:style-name="ce47"/>
          <table:table-cell table:style-name="ce50" table:number-columns-repeated="2"/>
          <table:table-cell table:style-name="ce56" table:formula="of:=AVALOR([.F54])" office:value-type="float" office:value="6.63E-034" calcext:value-type="float">
            <text:p>6,63E-34</text:p>
          </table:table-cell>
          <table:table-cell table:style-name="ce38" table:formula="of:=FORMULA([.J54])" office:value-type="string" office:string-value="=AVALOR(F54)" calcext:value-type="string">
            <text:p>=AVALOR(F54)</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NumForma(Núm; Cifras))</text:p>
          </table:table-cell>
          <table:table-cell table:style-name="ce50"/>
          <table:table-cell table:style-name="ce53" office:value-type="string" calcext:value-type="string">
            <text:p>Dá o número recortado ás cifras significativas</text:p>
          </table:table-cell>
          <table:table-cell table:style-name="ce50" table:number-columns-repeated="2"/>
          <table:table-cell table:style-name="DatoEntrada" office:value-type="float" office:value="1234567890" calcext:value-type="float">
            <text:p>1234567890</text:p>
          </table:table-cell>
          <table:table-cell table:style-name="DatoEntrada" office:value-type="float" office:value="4" calcext:value-type="float">
            <text:p>4</text:p>
          </table:table-cell>
          <table:table-cell table:style-name="ce50" table:number-columns-repeated="2"/>
          <table:table-cell table:style-name="ce38" table:formula="of:=AVALOR(NUMFORMA([.F56];[.G56]))" office:value-type="float" office:value="1235000000" calcext:value-type="float">
            <text:p>1235000000</text:p>
          </table:table-cell>
          <table:table-cell table:style-name="ce38" table:formula="of:=FORMULA([.J56])" office:value-type="string" office:string-value="=AVALOR(NUMFORMA(F56;G56))" calcext:value-type="string">
            <text:p>=AVALOR(NUMFORMA(F56;G56))</text:p>
          </table:table-cell>
          <table:table-cell table:style-name="ce50" table:number-columns-repeated="6"/>
          <table:table-cell table:number-columns-repeated="47"/>
        </table:table-row>
        <table:table-row table:style-name="ro1">
          <table:table-cell table:style-name="ce24"/>
          <table:table-cell table:style-name="ce50"/>
          <table:table-cell table:style-name="ce53" office:value-type="string" calcext:value-type="string">
            <text:p>pero non amosa os ceros decimais á dereita</text:p>
          </table:table-cell>
          <table:table-cell table:style-name="ce50" table:number-columns-repeated="2"/>
          <table:table-cell table:style-name="DatoEntrada" office:value-type="float" office:value="0.082" calcext:value-type="float">
            <text:p>0,082</text:p>
          </table:table-cell>
          <table:table-cell table:style-name="DatoEntrada" office:value-type="float" office:value="4" calcext:value-type="float">
            <text:p>4</text:p>
          </table:table-cell>
          <table:table-cell table:style-name="ce50" table:number-columns-repeated="2"/>
          <table:table-cell table:style-name="ce38" table:formula="of:=AVALOR(NUMFORMA([.F57];[.G57]))" office:value-type="float" office:value="0.082" calcext:value-type="float">
            <text:p>0,082</text:p>
          </table:table-cell>
          <table:table-cell table:style-name="ce38" table:formula="of:=FORMULA([.J57])" office:value-type="string" office:string-value="=AVALOR(NUMFORMA(F57;G57))" calcext:value-type="string">
            <text:p>=AVALOR(NUMFORMA(F57;G57))</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recortar ou ampliar</text:p>
          </table:table-cell>
          <table:table-cell table:style-name="ce50" table:number-columns-repeated="2"/>
          <table:table-cell table:style-name="DatoEntrada" office:value-type="float" office:value="299792458" calcext:value-type="float">
            <text:p>299792458</text:p>
          </table:table-cell>
          <table:table-cell table:style-name="ce50" table:number-columns-repeated="3"/>
          <table:table-cell table:style-name="ce38" table:formula="of:=AVALOR(NUMFORMA([.F58]))" office:value-type="float" office:value="300000000" calcext:value-type="float">
            <text:p>300000000</text:p>
          </table:table-cell>
          <table:table-cell table:style-name="ce38" table:formula="of:=FORMULA([.J58])" office:value-type="string" office:string-value="=AVALOR(NUMFORMA(F58))" calcext:value-type="string">
            <text:p>=AVALOR(NUMFORMA(F58))</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DatoEntrada" office:value-type="float" office:value="6" calcext:value-type="float">
            <text:p>6</text:p>
          </table:table-cell>
          <table:table-cell table:style-name="ce50" table:number-columns-repeated="2"/>
          <table:table-cell table:style-name="ce38" table:formula="of:=AVALOR(NUMFORMA([.F59];[.G59]))" office:value-type="float" office:value="3.14159" calcext:value-type="float">
            <text:p>3,14159</text:p>
          </table:table-cell>
          <table:table-cell table:style-name="ce38" table:formula="of:=FORMULA([.J59])" office:value-type="string" office:string-value="=AVALOR(NUMFORMA(F59;G59))" calcext:value-type="string">
            <text:p>=AVALOR(NUMFORMA(F59;G59))</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TextoNu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AValorPi(TextoNum)</text:p>
          </table:table-cell>
          <table:table-cell table:style-name="ce50"/>
          <table:table-cell table:style-name="ce53" office:value-type="string" calcext:value-type="string">
            <text:p>Calcula o valor dun texto numérico que contén π</text:p>
          </table:table-cell>
          <table:table-cell table:style-name="ce50" table:number-columns-repeated="2"/>
          <table:table-cell table:style-name="DatoEntrada" office:value-type="string" calcext:value-type="string">
            <text:p>2 π / 3</text:p>
          </table:table-cell>
          <table:table-cell table:style-name="ce47"/>
          <table:table-cell table:style-name="ce50" table:number-columns-repeated="2"/>
          <table:table-cell table:style-name="ce114" table:formula="of:=AVALORPI([.F61])" office:value-type="float" office:value="2.0943951023932" calcext:value-type="float">
            <text:p>2,0943951024</text:p>
          </table:table-cell>
          <table:table-cell table:style-name="ce38" table:formula="of:=FORMULA([.J61])" office:value-type="string" office:string-value="=AVALORPI(F61)" calcext:value-type="string">
            <text:p>=AVALORPI(F61)</text:p>
          </table:table-cell>
          <table:table-cell table:style-name="ce50" table:number-columns-repeated="6"/>
          <table:table-cell table:number-columns-repeated="47"/>
        </table:table-row>
        <table:table-row table:style-name="ro1">
          <table:table-cell table:style-name="ce50" table:number-columns-repeated="2"/>
          <table:table-cell table:style-name="ce50" office:value-type="string" calcext:value-type="string">
            <text:p>nunha expresión sinxela <text:s/>n1 π / n2 de enteiros</text:p>
          </table:table-cell>
          <table:table-cell table:style-name="ce50" table:number-columns-repeated="2"/>
          <table:table-cell table:style-name="ce26" table:number-columns-repeated="2"/>
          <table:table-cell table:style-name="ce50"/>
          <table:table-cell table:style-name="ce47"/>
          <table:table-cell table:style-name="ce131"/>
          <table:table-cell table:style-name="ce50" table:number-columns-repeated="7"/>
          <table:table-cell table:number-columns-repeated="47"/>
        </table:table-row>
        <table:table-row table:style-name="ro1">
          <table:table-cell table:style-name="ce50" table:number-columns-repeated="2"/>
          <table:table-cell table:style-name="ce53"/>
          <table:table-cell table:style-name="ce50" table:number-columns-repeated="2"/>
          <table:table-cell table:style-name="ce26" office:value-type="string" calcext:value-type="string">
            <text:p>Núm</text:p>
          </table:table-cell>
          <table:table-cell table:style-name="ce26" office:value-type="string" calcext:value-type="string">
            <text:p>n</text:p>
          </table:table-cell>
          <table:table-cell table:style-name="ce50" table:number-columns-repeated="2"/>
          <table:table-cell table:style-name="ce47"/>
          <table:table-cell table:style-name="ce50" table:number-columns-repeated="7"/>
          <table:table-cell table:number-columns-repeated="47"/>
        </table:table-row>
        <table:table-row table:style-name="ro1">
          <table:table-cell table:style-name="ce24" office:value-type="string" calcext:value-type="string">
            <text:p>ComoPi(Núm; n; Cifras)</text:p>
          </table:table-cell>
          <table:table-cell table:style-name="ce50"/>
          <table:table-cell table:style-name="ce53" office:value-type="string" calcext:value-type="string">
            <text:p>Expresa o número en función de n π</text:p>
          </table:table-cell>
          <table:table-cell table:style-name="ce50" table:number-columns-repeated="2"/>
          <table:table-cell table:style-name="DatoEntrada" table:formula="of:=PI()" office:value-type="float" office:value="3.14159265358979" calcext:value-type="float">
            <text:p>3,14159265358979</text:p>
          </table:table-cell>
          <table:table-cell table:style-name="ce50" table:number-columns-repeated="3"/>
          <table:table-cell table:style-name="ce38" table:formula="of:=COMOPI([.F64])" office:value-type="string" office:string-value="π" calcext:value-type="string">
            <text:p>π</text:p>
          </table:table-cell>
          <table:table-cell table:style-name="ce38" table:formula="of:=FORMULA([.J64])" office:value-type="string" office:string-value="=COMOPI(F64)" calcext:value-type="string">
            <text:p>=COMOPI(F64)</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Núm</text:p>
          </table:table-cell>
          <table:table-cell table:style-name="ce53" office:value-type="string" calcext:value-type="string">
            <text:p>O número que se vai poñer en función de π</text:p>
          </table:table-cell>
          <table:table-cell table:style-name="ce50" table:number-columns-repeated="2"/>
          <table:table-cell table:style-name="DatoEntrada" table:formula="of:=[.F64]*[.F64]" office:value-type="float" office:value="9.86960440108936" calcext:value-type="float">
            <text:p>9,86960440108936</text:p>
          </table:table-cell>
          <table:table-cell table:style-name="ce50" table:number-columns-repeated="3"/>
          <table:table-cell table:style-name="ce38" table:formula="of:=COMOPI([.F65])" office:value-type="string" office:string-value="22 π/7" calcext:value-type="string">
            <text:p>22 π/7</text:p>
          </table:table-cell>
          <table:table-cell table:style-name="ce38" table:formula="of:=FORMULA([.J65])" office:value-type="string" office:string-value="=COMOPI(F65)" calcext:value-type="string">
            <text:p>=COMOPI(F65)</text:p>
          </table:table-cell>
          <table:table-cell table:style-name="ce50" office:value-type="string" calcext:value-type="string">
            <text:p>Información</text:p>
          </table:table-cell>
          <table:table-cell table:style-name="ce5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n</text:p>
          </table:table-cell>
          <table:table-cell table:style-name="ce53" office:value-type="string" calcext:value-type="string">
            <text:p>Número enteiro. Nese caso só aparece a relación </text:p>
          </table:table-cell>
          <table:table-cell table:style-name="ce50" table:number-columns-repeated="2"/>
          <table:table-cell table:style-name="DatoEntrada" table:formula="of:=[.F65]" office:value-type="float" office:value="9.86960440108936" calcext:value-type="float">
            <text:p>9,86960440108936</text:p>
          </table:table-cell>
          <table:table-cell table:style-name="DatoEntrada" office:value-type="float" office:value="2" calcext:value-type="float">
            <text:p>2</text:p>
          </table:table-cell>
          <table:table-cell table:style-name="ce50" table:number-columns-repeated="2"/>
          <table:table-cell table:style-name="ce38" table:formula="of:=COMOPI([.F66];[.G66])" office:value-type="string" office:string-value="11/7" calcext:value-type="string">
            <text:p>11/7</text:p>
          </table:table-cell>
          <table:table-cell table:style-name="ce38" table:formula="of:=FORMULA([.J66])" office:value-type="string" office:string-value="=COMOPI(F66;G66)" calcext:value-type="string">
            <text:p>=COMOPI(F66;G66)</text:p>
          </table:table-cell>
          <table:table-cell table:style-name="ce50" table:formula="of:=[.F66]" office:value-type="float" office:value="9.86960440108936" calcext:value-type="float">
            <text:p>9,86960440108936</text:p>
          </table:table-cell>
          <table:table-cell table:style-name="ce50" table:formula="of:=&quot;= &quot;&amp;[.G66]&amp;&quot;π · &quot;&amp;[.J66]" office:value-type="string" office:string-value="= 2π · 11/7" calcext:value-type="string">
            <text:p>= 2π · 11/7</text:p>
          </table:table-cell>
          <table:table-cell table:style-name="ce50" table:number-columns-repeated="4"/>
          <table:table-cell table:number-columns-repeated="47"/>
        </table:table-row>
        <table:table-row table:style-name="ro1">
          <table:table-cell table:style-name="ce50" table:number-columns-repeated="2"/>
          <table:table-cell table:style-name="ce53" office:value-type="string" calcext:value-type="string">
            <text:p>entre o <text:span text:style-name="T7">número</text:span> e <text:span text:style-name="T7">n</text:span> π. Dá:</text:p>
          </table:table-cell>
          <table:table-cell table:style-name="ce50" office:value-type="string" calcext:value-type="string">
            <text:p><text:span text:style-name="T7">número</text:span> / (<text:span text:style-name="T7">n</text:span> π)</text:p>
          </table:table-cell>
          <table:table-cell table:style-name="ce50"/>
          <table:table-cell table:style-name="ce131" table:number-columns-repeated="6"/>
          <table:table-cell table:style-name="ce50" table:number-columns-repeated="6"/>
          <table:table-cell table:number-columns-repeated="47"/>
        </table:table-row>
        <table:table-row table:style-name="ro1">
          <table:table-cell table:style-name="ce50" table:number-columns-repeated="2"/>
          <table:table-cell table:style-name="ce53" office:value-type="string" calcext:value-type="string">
            <text:p>Se non atopa un factor fraccionario redondea a</text:p>
          </table:table-cell>
          <table:table-cell table:style-name="ce50" table:number-columns-repeated="2"/>
          <table:table-cell table:style-name="ce26" office:value-type="string" calcext:value-type="string">
            <text:p>Núm</text:p>
          </table:table-cell>
          <table:table-cell table:style-name="ce47" office:value-type="string" calcext:value-type="string">
            <text:p>n</text:p>
          </table:table-cell>
          <table:table-cell table:style-name="ce78" office:value-type="string" calcext:value-type="string">
            <text:p>Cifras</text:p>
          </table:table-cell>
          <table:table-cell table:style-name="ce50"/>
          <table:table-cell table:style-name="ce73"/>
          <table:table-cell table:style-name="ce131"/>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cifras» cifras significativas (por defecto 3)</text:p>
          </table:table-cell>
          <table:table-cell table:style-name="ce50" table:number-columns-repeated="2"/>
          <table:table-cell table:style-name="DatoEntrada" office:value-type="float" office:value="25" calcext:value-type="float">
            <text:p>25</text:p>
          </table:table-cell>
          <table:table-cell table:style-name="DatoEntrada" office:value-type="float" office:value="1" calcext:value-type="float">
            <text:p>1</text:p>
          </table:table-cell>
          <table:table-cell table:style-name="DatoEntrada" office:value-type="float" office:value="5" calcext:value-type="float">
            <text:p>5</text:p>
          </table:table-cell>
          <table:table-cell table:style-name="ce50"/>
          <table:table-cell table:style-name="ce38" table:formula="of:=COMOPI([.F69];[.G69];[.H69])" office:value-type="string" office:string-value="7,9577 π" calcext:value-type="string">
            <text:p>7,9577 π</text:p>
          </table:table-cell>
          <table:table-cell table:style-name="ce38" table:formula="of:=FORMULA([.J69])" office:value-type="string" office:string-value="=COMOPI(F69;G69;H69)" calcext:value-type="string">
            <text:p>=COMOPI(F69;G69;H69)</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ce26" office:value-type="string" calcext:value-type="string">
            <text:p>TextoNum</text:p>
          </table:table-cell>
          <table:table-cell table:style-name="ce50"/>
          <table:table-cell table:style-name="ce50" office:value-type="string" calcext:value-type="string">
            <text:p>Unidade</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EnUnidadIng(textoNum; cUnidade)</text:p>
          </table:table-cell>
          <table:table-cell table:style-name="ce48"/>
          <table:table-cell table:style-name="ce50" office:value-type="string" calcext:value-type="string">
            <text:p>Dá un texto co número nas unidades nas que aparece</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text:p>
          </table:table-cell>
          <table:table-cell table:style-name="ce50"/>
          <table:table-cell table:style-name="ce26" table:formula="of:=ENUNIDADING([.F71];[.H71])" office:value-type="string" office:string-value="2,638 km" calcext:value-type="string">
            <text:p>2,638 km</text:p>
          </table:table-cell>
          <table:table-cell table:style-name="ce38" table:formula="of:=FORMULA([.J71])" office:value-type="string" office:string-value="=ENUNIDADING(F71;H71)" calcext:value-type="string">
            <text:p>=ENUNIDADING(F71;H71)</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entre 1 e 999,9…</text:p>
          </table:table-cell>
          <table:table-cell table:style-name="ce50" table:number-columns-repeated="2"/>
          <table:table-cell table:style-name="DatoEntrada" office:value-type="string" calcext:value-type="string">
            <text:p>2,638·10⁵</text:p>
          </table:table-cell>
          <table:table-cell table:style-name="ce50"/>
          <table:table-cell table:style-name="ce25" office:value-type="string" calcext:value-type="string">
            <text:p>cm²</text:p>
          </table:table-cell>
          <table:table-cell table:style-name="ce50"/>
          <table:table-cell table:style-name="ce26" table:formula="of:=ENUNIDADING([.F72];[.H72])" office:value-type="string" office:string-value="26,38 m²" calcext:value-type="string">
            <text:p>26,38 m²</text:p>
          </table:table-cell>
          <table:table-cell table:style-name="ce38" table:formula="of:=FORMULA([.J72])" office:value-type="string" office:string-value="=ENUNIDADING(F72;H72)" calcext:value-type="string">
            <text:p>=ENUNIDADING(F72;H72)</text:p>
          </table:table-cell>
          <table:table-cell table:style-name="ce50" table:number-columns-repeated="6"/>
          <table:table-cell table:number-columns-repeated="47"/>
        </table:table-row>
        <table:table-row table:style-name="ro1">
          <table:table-cell table:style-name="ce50"/>
          <table:table-cell table:style-name="ce48"/>
          <table:table-cell table:style-name="ce50" table:number-columns-repeated="3"/>
          <table:table-cell table:style-name="DatoEntrada" office:value-type="string" calcext:value-type="string">
            <text:p>2,638·10⁵</text:p>
          </table:table-cell>
          <table:table-cell table:style-name="ce50"/>
          <table:table-cell table:style-name="ce25" office:value-type="string" calcext:value-type="string">
            <text:p>cm³</text:p>
          </table:table-cell>
          <table:table-cell table:style-name="ce50"/>
          <table:table-cell table:style-name="ce26" table:formula="of:=ENUNIDADING([.F73];[.H73])" office:value-type="string" office:string-value="263,8 dm³" calcext:value-type="string">
            <text:p>263,8 dm³</text:p>
          </table:table-cell>
          <table:table-cell table:style-name="ce38" table:formula="of:=FORMULA([.J73])" office:value-type="string" office:string-value="=ENUNIDADING(F73;H73)" calcext:value-type="string">
            <text:p>=ENUNIDADING(F73;H73)</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3"/>
          <table:table-cell table:style-name="ce150" office:value-type="string" calcext:value-type="string">
            <text:p>Prefixo</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FactorSI(Prefixo)</text:p>
          </table:table-cell>
          <table:table-cell table:style-name="ce50"/>
          <table:table-cell table:style-name="ce50" office:value-type="string" calcext:value-type="string">
            <text:p>Dá o factor ao que equivale o prefixo S.I</text:p>
          </table:table-cell>
          <table:table-cell table:style-name="ce50" table:number-columns-repeated="3"/>
          <table:table-cell table:style-name="ce79" office:value-type="string" calcext:value-type="string">
            <text:p>Q</text:p>
          </table:table-cell>
          <table:table-cell table:style-name="ce50" table:number-columns-repeated="2"/>
          <table:table-cell table:style-name="ce26" table:formula="of:=FACTORSI([.G75])" office:value-type="float" office:value="1E+030" calcext:value-type="float">
            <text:p>1E+030</text:p>
          </table:table-cell>
          <table:table-cell table:style-name="ce38" table:formula="of:=FORMULA([.J75])" office:value-type="string" office:string-value="=FACTORSI(G75)" calcext:value-type="string">
            <text:p>=FACTORSI(G75)</text:p>
          </table:table-cell>
          <table:table-cell table:style-name="ce50" table:number-columns-repeated="6"/>
          <table:table-cell table:number-columns-repeated="47"/>
        </table:table-row>
        <table:table-row table:style-name="ro1">
          <table:table-cell table:style-name="ce50"/>
          <table:table-cell table:style-name="ce48" office:value-type="string" calcext:value-type="string">
            <text:p>Prefixo</text:p>
          </table:table-cell>
          <table:table-cell table:style-name="ce50" office:value-type="string" calcext:value-type="string">
            <text:p>q, r, e, z, a, f, p, n, µ, m, k, M, G, T, P, E, Z, Y, R, Q</text:p>
          </table:table-cell>
          <table:table-cell table:style-name="ce50" table:number-columns-repeated="3"/>
          <table:table-cell table:style-name="ce79" office:value-type="string" calcext:value-type="string">
            <text:p>da</text:p>
          </table:table-cell>
          <table:table-cell table:style-name="ce50" table:number-columns-repeated="2"/>
          <table:table-cell table:style-name="ce26" table:formula="of:=FACTORSI([.G76])" office:value-type="float" office:value="10" calcext:value-type="float">
            <text:p>10</text:p>
          </table:table-cell>
          <table:table-cell table:style-name="ce38" table:formula="of:=FORMULA([.J76])" office:value-type="string" office:string-value="=FACTORSI(G76)" calcext:value-type="string">
            <text:p>=FACTORSI(G76)</text:p>
          </table:table-cell>
          <table:table-cell table:style-name="ce50" table:number-columns-repeated="6"/>
          <table:table-cell table:number-columns-repeated="47"/>
        </table:table-row>
        <table:table-row table:style-name="ro1">
          <table:table-cell table:style-name="ce50"/>
          <table:table-cell table:style-name="ce48"/>
          <table:table-cell table:style-name="ce50" office:value-type="string" calcext:value-type="string">
            <text:p>Para micro pode usarse «u» ou «µ»</text:p>
          </table:table-cell>
          <table:table-cell table:style-name="ce50" table:number-columns-repeated="3"/>
          <table:table-cell table:style-name="ce81" office:value-type="string" calcext:value-type="string">
            <text:p>r</text:p>
          </table:table-cell>
          <table:table-cell table:style-name="ce50" table:number-columns-repeated="2"/>
          <table:table-cell table:style-name="ce26" table:formula="of:=FACTORSI([.G77])" office:value-type="float" office:value="1E-027" calcext:value-type="float">
            <text:p>1E-27</text:p>
          </table:table-cell>
          <table:table-cell table:style-name="ce38" table:formula="of:=FORMULA([.J77])" office:value-type="string" office:string-value="=FACTORSI(G77)" calcext:value-type="string">
            <text:p>=FACTORSI(G77)</text:p>
          </table:table-cell>
          <table:table-cell table:style-name="ce50" table:number-columns-repeated="6"/>
          <table:table-cell table:number-columns-repeated="47"/>
        </table:table-row>
        <table:table-row table:style-name="ro1">
          <table:table-cell table:style-name="ce50" table:number-columns-repeated="6"/>
          <table:table-cell table:style-name="ce81" office:value-type="string" calcext:value-type="string">
            <text:p>μ</text:p>
          </table:table-cell>
          <table:table-cell table:style-name="ce50" table:number-columns-repeated="2"/>
          <table:table-cell table:style-name="ce26" table:formula="of:=FACTORSI([.G78])" office:value-type="float" office:value="0.000001" calcext:value-type="float">
            <text:p>0,000001</text:p>
          </table:table-cell>
          <table:table-cell table:style-name="ce38" table:formula="of:=FORMULA([.J78])" office:value-type="string" office:string-value="=FACTORSI(G78)" calcext:value-type="string">
            <text:p>=FACTORSI(G78)</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50" office:value-type="string" calcext:value-type="string">
            <text:p>Rango</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MaxAbs(Rango)</text:p>
          </table:table-cell>
          <table:table-cell table:style-name="ce38"/>
          <table:table-cell table:style-name="ce53" office:value-type="string" calcext:value-type="string">
            <text:p>Dá o máximo dos valores absolutos dun rango</text:p>
          </table:table-cell>
          <table:table-cell table:style-name="ce38" table:number-columns-repeated="2"/>
          <table:table-cell table:style-name="ce65" office:value-type="string" calcext:value-type="string">
            <text:p>-6,02×10⁷</text:p>
          </table:table-cell>
          <table:table-cell table:style-name="ce50" table:number-columns-repeated="3"/>
          <table:table-cell table:style-name="ce50" table:formula="of:=MAXABS([.F80:.F82])" office:value-type="float" office:value="60200000" calcext:value-type="float">
            <text:p>60200000</text:p>
          </table:table-cell>
          <table:table-cell table:style-name="ce38" table:formula="of:=FORMULA([.J80])" office:value-type="string" office:string-value="=MAXABS(F80:F82)" calcext:value-type="string">
            <text:p>=MAXABS(F80:F82)</text:p>
          </table:table-cell>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2359000" calcext:value-type="float">
            <text:p>-2359000</text:p>
          </table:table-cell>
          <table:table-cell table:style-name="ce38" table:number-columns-repeated="5"/>
          <table:table-cell table:style-name="ce50" table:number-columns-repeated="6"/>
          <table:table-cell table:number-columns-repeated="47"/>
        </table:table-row>
        <table:table-row table:style-name="ro1">
          <table:table-cell table:style-name="ce26"/>
          <table:table-cell table:style-name="ce48"/>
          <table:table-cell table:style-name="ce50" table:number-columns-repeated="3"/>
          <table:table-cell table:style-name="ce65" office:value-type="float" office:value="1234567" calcext:value-type="float">
            <text:p>1234567</text:p>
          </table:table-cell>
          <table:table-cell table:style-name="ce38" table:number-columns-repeated="5"/>
          <table:table-cell table:style-name="ce50" table:number-columns-repeated="6"/>
          <table:table-cell table:number-columns-repeated="47"/>
        </table:table-row>
        <table:table-row table:style-name="ro1">
          <table:table-cell table:style-name="ce19"/>
          <table:table-cell table:style-name="ce50" table:number-columns-repeated="4"/>
          <table:table-cell table:style-name="ce26" office:value-type="string" calcext:value-type="string">
            <text:p>Núm</text:p>
          </table:table-cell>
          <table:table-cell table:style-name="ce78" office:value-type="string" calcext:value-type="string">
            <text:p>Cifras</text:p>
          </table:table-cell>
          <table:table-cell table:style-name="ce50" table:number-columns-repeated="2"/>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otaCien(Núm; Cifras; Aspa)</text:p>
          </table:table-cell>
          <table:table-cell table:style-name="ce50"/>
          <table:table-cell table:style-name="ce50" office:value-type="string" calcext:value-type="string">
            <text:p>Dá un texto co número en notación científica</text:p>
          </table:table-cell>
          <table:table-cell table:style-name="ce50" table:number-columns-repeated="2"/>
          <table:table-cell table:style-name="DatoEntrada" office:value-type="float" office:value="0.000025898" calcext:value-type="float">
            <text:p>0,000025898</text:p>
          </table:table-cell>
          <table:table-cell table:style-name="DatoEntrada" office:value-type="float" office:value="6" calcext:value-type="float">
            <text:p>6</text:p>
          </table:table-cell>
          <table:table-cell table:style-name="ce50" table:number-columns-repeated="2"/>
          <table:table-cell table:style-name="ce26" table:formula="of:=NOTACIEN([.F84];[.G84])" office:value-type="string" office:string-value="2,58980·10⁻⁵" calcext:value-type="string">
            <text:p>2,58980·10⁻⁵</text:p>
          </table:table-cell>
          <table:table-cell table:style-name="ce38" table:formula="of:=FORMULA([.J84])" office:value-type="string" office:string-value="=NOTACIEN(F84;G84)" calcext:value-type="string">
            <text:p>=NOTACIEN(F84;G84)</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0" office:value-type="string" calcext:value-type="string">
            <text:p>O n.º de cifras significativas (se non se pon, usa 3)</text:p>
          </table:table-cell>
          <table:table-cell table:style-name="ce50" table:number-columns-repeated="2"/>
          <table:table-cell table:style-name="DatoEntrada" table:formula="of:=[.F84]" office:value-type="float" office:value="0.000025898" calcext:value-type="float">
            <text:p>0,000025898</text:p>
          </table:table-cell>
          <table:table-cell table:style-name="ce50"/>
          <table:table-cell table:style-name="ce47" office:value-type="string" calcext:value-type="string">
            <text:p>Aspa</text:p>
          </table:table-cell>
          <table:table-cell table:style-name="ce50"/>
          <table:table-cell table:style-name="ce26" table:formula="of:=NOTACIEN([.F85])" office:value-type="string" office:string-value="2,59·10⁻⁵" calcext:value-type="string">
            <text:p>2,59·10⁻⁵</text:p>
          </table:table-cell>
          <table:table-cell table:style-name="ce38" table:formula="of:=FORMULA([.J85])" office:value-type="string" office:string-value="=NOTACIEN(F85)" calcext:value-type="string">
            <text:p>=NOTACIEN(F85)</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Aspa</text:p>
          </table:table-cell>
          <table:table-cell table:style-name="ce50" office:value-type="string" calcext:value-type="string">
            <text:p>Se non se pon ou é 0: «·10<text:span text:style-name="T3">ⁿ</text:span>». Se se pon e non é 0: «×10<text:span text:style-name="T3">ⁿ</text:span>»</text:p>
          </table:table-cell>
          <table:table-cell table:style-name="ce50" table:number-columns-repeated="2"/>
          <table:table-cell table:style-name="DatoEntrada" office:value-type="float" office:value="2013" calcext:value-type="float">
            <text:p>2013</text:p>
          </table:table-cell>
          <table:table-cell table:style-name="DatoEntrada" office:value-type="float" office:value="2" calcext:value-type="float">
            <text:p>2</text:p>
          </table:table-cell>
          <table:table-cell table:style-name="DatoEntrada" office:value-type="float" office:value="1" calcext:value-type="float">
            <text:p>1</text:p>
          </table:table-cell>
          <table:table-cell table:style-name="ce50"/>
          <table:table-cell table:style-name="ce26" table:formula="of:=NOTACIEN([.F86];[.G86];[.H86])" office:value-type="string" office:string-value="2,0×10³" calcext:value-type="string">
            <text:p>2,0×10³</text:p>
          </table:table-cell>
          <table:table-cell table:style-name="ce38" table:formula="of:=FORMULA([.J86])" office:value-type="string" office:string-value="=NOTACIEN(F86;G86;H86)" calcext:value-type="string">
            <text:p>=NOTACIEN(F86;G86;H86)</text:p>
          </table:table-cell>
          <table:table-cell table:style-name="ce50" table:number-columns-repeated="6"/>
          <table:table-cell table:number-columns-repeated="47"/>
        </table:table-row>
        <table:table-row table:style-name="ro1">
          <table:table-cell table:style-name="ce50" table:number-columns-repeated="5"/>
          <table:table-cell table:style-name="ce26" office:value-type="string" calcext:value-type="string">
            <text:p>Núm</text:p>
          </table:table-cell>
          <table:table-cell table:style-name="ce47"/>
          <table:table-cell table:style-name="ce50" office:value-type="string" calcext:value-type="string">
            <text:p>Limiar</text:p>
          </table:table-cell>
          <table:table-cell table:style-name="ce50"/>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24" office:value-type="string" calcext:value-type="string">
            <text:p>NumForma(Núm; Cifras; Limiar; Aspa)</text:p>
          </table:table-cell>
          <table:table-cell table:style-name="ce50"/>
          <table:table-cell table:style-name="ce53" office:value-type="string" calcext:value-type="string">
            <text:p>Dá un texto co número en notación decimal ou científica</text:p>
          </table:table-cell>
          <table:table-cell table:style-name="ce50" table:number-columns-repeated="2"/>
          <table:table-cell table:style-name="DatoEntrada"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2" calcext:value-type="float">
            <text:p>2</text:p>
          </table:table-cell>
          <table:table-cell table:style-name="ce50"/>
          <table:table-cell table:style-name="ce26" table:formula="of:=NUMFORMA([.F88];[.G88];[.H88])" office:value-type="string" office:string-value="0,01235" calcext:value-type="string">
            <text:p>0,01235</text:p>
          </table:table-cell>
          <table:table-cell table:style-name="ce38" table:formula="of:=FORMULA([.J88])" office:value-type="string" office:string-value="=NUMFORMA(F88;G88;H88)" calcext:value-type="string">
            <text:p>=NUMFORMA(F88;G88;H88)</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lt;1 e a 1ª posición decimal é menor ou igual que «limiar»</text:p>
          </table:table-cell>
          <table:table-cell table:style-name="ce53"/>
          <table:table-cell table:style-name="ce50" table:number-columns-repeated="2"/>
          <table:table-cell table:style-name="DatoEntrada" table:formula="of:=[.F88]" office:value-type="float" office:value="0.0123456" calcext:value-type="float">
            <text:p>0,0123456</text:p>
          </table:table-cell>
          <table:table-cell table:style-name="DatoEntrada" office:value-type="float" office:value="4" calcext:value-type="float">
            <text:p>4</text:p>
          </table:table-cell>
          <table:table-cell table:style-name="DatoEntrada" office:value-type="float" office:value="1" calcext:value-type="float">
            <text:p>1</text:p>
          </table:table-cell>
          <table:table-cell table:style-name="ce50"/>
          <table:table-cell table:style-name="ce26" table:formula="of:=NUMFORMA([.F89];[.G89];[.H89])" office:value-type="string" office:string-value="1,235·10⁻²" calcext:value-type="string">
            <text:p>1,235·10⁻²</text:p>
          </table:table-cell>
          <table:table-cell table:style-name="ce38" table:formula="of:=FORMULA([.J89])" office:value-type="string" office:string-value="=NUMFORMA(F89;G89;H89)" calcext:value-type="string">
            <text:p>=NUMFORMA(F89;G89;H89)</text:p>
          </table:table-cell>
          <table:table-cell table:style-name="ce50" table:number-columns-repeated="6"/>
          <table:table-cell table:number-columns-repeated="47"/>
        </table:table-row>
        <table:table-row table:style-name="ro1">
          <table:table-cell table:style-name="ce31" office:value-type="string" calcext:value-type="string">
            <text:p>decimal</text:p>
          </table:table-cell>
          <table:table-cell table:style-name="ce53" office:value-type="string" calcext:value-type="string">
            <text:p>se |número|&gt;1 e o n.º de cifras da parte enteira é menor ou igual que «limiar»</text:p>
          </table:table-cell>
          <table:table-cell table:style-name="ce53"/>
          <table:table-cell table:style-name="ce50" table:number-columns-repeated="2"/>
          <table:table-cell table:style-name="DatoEntrada" office:value-type="float" office:value="1234" calcext:value-type="float">
            <text:p>1234</text:p>
          </table:table-cell>
          <table:table-cell table:style-name="DatoEntrada"/>
          <table:table-cell table:style-name="DatoEntrada" office:value-type="float" office:value="4" calcext:value-type="float">
            <text:p>4</text:p>
          </table:table-cell>
          <table:table-cell table:style-name="ce50"/>
          <table:table-cell table:style-name="ce26" table:formula="of:=NUMFORMA([.F90];[.G90];[.H90])" office:value-type="string" office:string-value="1230" calcext:value-type="string">
            <text:p>1230</text:p>
          </table:table-cell>
          <table:table-cell table:style-name="ce38" table:formula="of:=FORMULA([.J90])" office:value-type="string" office:string-value="=NUMFORMA(F90;G90;H90)" calcext:value-type="string">
            <text:p>=NUMFORMA(F90;G90;H90)</text:p>
          </table:table-cell>
          <table:table-cell table:style-name="ce50" table:number-columns-repeated="6"/>
          <table:table-cell table:number-columns-repeated="47"/>
        </table:table-row>
        <table:table-row table:style-name="ro1">
          <table:table-cell table:style-name="ce31" office:value-type="string" calcext:value-type="string">
            <text:p>científica</text:p>
          </table:table-cell>
          <table:table-cell table:style-name="ce53" office:value-type="string" calcext:value-type="string">
            <text:p>no resto dos casos</text:p>
          </table:table-cell>
          <table:table-cell table:style-name="ce50" table:number-columns-repeated="3"/>
          <table:table-cell table:style-name="DatoEntrada" table:formula="of:=[.F90]" office:value-type="float" office:value="1234" calcext:value-type="float">
            <text:p>1234</text:p>
          </table:table-cell>
          <table:table-cell table:style-name="DatoEntrada"/>
          <table:table-cell table:style-name="DatoEntrada" office:value-type="float" office:value="3" calcext:value-type="float">
            <text:p>3</text:p>
          </table:table-cell>
          <table:table-cell table:style-name="ce50"/>
          <table:table-cell table:style-name="ce26" table:formula="of:=NUMFORMA([.F91];[.G91];[.H91])" office:value-type="string" office:string-value="1,23·10³" calcext:value-type="string">
            <text:p>1,23·10³</text:p>
          </table:table-cell>
          <table:table-cell table:style-name="ce38" table:formula="of:=FORMULA([.J91])" office:value-type="string" office:string-value="=NUMFORMA(F91;G91;H91)" calcext:value-type="string">
            <text:p>=NUMFORMA(F91;G91;H91)</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50"/>
          <table:table-cell table:style-name="ce51" office:value-type="string" calcext:value-type="string">
            <text:p>Núm</text:p>
          </table:table-cell>
          <table:table-cell table:style-name="ce53" office:value-type="string" calcext:value-type="string">
            <text:p>O número que se vai converter en texto</text:p>
          </table:table-cell>
          <table:table-cell table:style-name="ce50" table:number-columns-repeated="2"/>
          <table:table-cell table:style-name="DatoEntrada" office:value-type="float" office:value="-0.0014" calcext:value-type="float">
            <text:p>-0,0014</text:p>
          </table:table-cell>
          <table:table-cell table:style-name="DatoEntrada"/>
          <table:table-cell table:style-name="DatoEntrada" office:value-type="float" office:value="2" calcext:value-type="float">
            <text:p>2</text:p>
          </table:table-cell>
          <table:table-cell table:style-name="ce50"/>
          <table:table-cell table:style-name="ce26" table:formula="of:=NUMFORMA([.F92];[.G92];[.H92])" office:value-type="string" office:string-value="-1,40·10⁻³" calcext:value-type="string">
            <text:p>-1,40·10⁻³</text:p>
          </table:table-cell>
          <table:table-cell table:style-name="ce38" table:formula="of:=FORMULA([.J92])" office:value-type="string" office:string-value="=NUMFORMA(F92;G92;H92)" calcext:value-type="string">
            <text:p>=NUMFORMA(F92;G92;H92)</text:p>
          </table:table-cell>
          <table:table-cell table:style-name="ce26" table:formula="of:=[.F92]&amp;&quot; J =&quot;" office:value-type="string" office:string-value="-0,0014 J =" calcext:value-type="string">
            <text:p>-0,0014 J =</text:p>
          </table:table-cell>
          <table:table-cell table:style-name="ce50" table:formula="of:=ASUBMULT([.F92])&amp;&quot;J&quot;" office:value-type="string" office:string-value="-1,4 mJ" calcext:value-type="string">
            <text:p>-1,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48" office:value-type="string" calcext:value-type="string">
            <text:p>Cifras</text:p>
          </table:table-cell>
          <table:table-cell table:style-name="ce53" office:value-type="string" calcext:value-type="string">
            <text:p>N.º de cifras significativas (por defecto, 3)</text:p>
          </table:table-cell>
          <table:table-cell table:style-name="ce50" table:number-columns-repeated="6"/>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Llimiar</text:p>
          </table:table-cell>
          <table:table-cell table:style-name="ce53" office:value-type="string" calcext:value-type="string">
            <text:p>Decide entre notación decimal ou científica (por defecto, 3)</text:p>
          </table:table-cell>
          <table:table-cell table:style-name="ce50" table:number-columns-repeated="2"/>
          <table:table-cell table:style-name="ce73"/>
          <table:table-cell table:style-name="ce26" office:value-type="string" calcext:value-type="string">
            <text:p>Cifras</text:p>
          </table:table-cell>
          <table:table-cell table:style-name="ce50"/>
          <table:table-cell table:style-name="ce73" office:value-type="string" calcext:value-type="string">
            <text:p>Aspa</text:p>
          </table:table-cell>
          <table:table-cell table:style-name="ce26"/>
          <table:table-cell table:style-name="ce38" table:number-columns-repeated="3"/>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Aspa</text:p>
          </table:table-cell>
          <table:table-cell table:style-name="ce50" office:value-type="string" calcext:value-type="string">
            <text:p>Si no se pone o es 0: «·10<text:span text:style-name="T8">ⁿ</text:span>». Si se pone y no es 0: «×10<text:span text:style-name="T8">ⁿ</text:span>»</text:p>
          </table:table-cell>
          <table:table-cell table:style-name="ce50" table:number-columns-repeated="2"/>
          <table:table-cell table:style-name="ce65" office:value-type="float" office:value="299792458" calcext:value-type="float">
            <text:p>299792458</text:p>
          </table:table-cell>
          <table:table-cell table:style-name="ce65" table:number-columns-repeated="2"/>
          <table:table-cell table:style-name="ce65" office:value-type="float" office:value="1" calcext:value-type="float">
            <text:p>1</text:p>
          </table:table-cell>
          <table:table-cell table:style-name="ce26" table:formula="of:=NUMFORMA([.F95];[.G95];[.H95];[.I95])" office:value-type="string" office:string-value="3,00×10⁸" calcext:value-type="string">
            <text:p>3,00×10⁸</text:p>
          </table:table-cell>
          <table:table-cell table:style-name="ce38" table:formula="of:=FORMULA([.J95])" office:value-type="string" office:string-value="=NUMFORMA(F95;G95;H95;I95)" calcext:value-type="string">
            <text:p>=NUMFORMA(F95;G95;H95;I95)</text:p>
          </table:table-cell>
          <table:table-cell table:style-name="ce50" table:number-columns-repeated="6"/>
          <table:table-cell table:number-columns-repeated="47"/>
        </table:table-row>
        <table:table-row table:style-name="ro1">
          <table:table-cell table:style-name="ce50" table:number-columns-repeated="5"/>
          <table:table-cell table:style-name="ce150" office:value-type="string" calcext:value-type="string">
            <text:p>Núm</text:p>
          </table:table-cell>
          <table:table-cell table:style-name="ce50" table:number-columns-repeated="3"/>
          <table:table-cell table:style-name="ce47" office:value-type="string" calcext:value-type="string">
            <text:p>Resultado</text:p>
          </table:table-cell>
          <table:table-cell table:style-name="ce50" office:value-type="string" calcext:value-type="string">
            <text:p>Función</text:p>
          </table:table-cell>
          <table:table-cell table:style-name="ce50" office:value-type="string" calcext:value-type="string">
            <text:p>Información</text:p>
          </table:table-cell>
          <table:table-cell table:style-name="ce50" table:number-columns-repeated="5"/>
          <table:table-cell table:number-columns-repeated="47"/>
        </table:table-row>
        <table:table-row table:style-name="ro1">
          <table:table-cell table:style-name="ce24" office:value-type="string" calcext:value-type="string">
            <text:p>PrefijoSI(Núm, Exp, Incl)</text:p>
          </table:table-cell>
          <table:table-cell table:style-name="ce50"/>
          <table:table-cell table:style-name="ce50" office:value-type="string" calcext:value-type="string">
            <text:p>Dá o prefixo S.I. do múltiplo ou submúltiplo (10³)ⁿ</text:p>
          </table:table-cell>
          <table:table-cell table:style-name="ce50" table:number-columns-repeated="2"/>
          <table:table-cell table:style-name="DatoEntrada" office:value-type="float" office:value="0.0000935" calcext:value-type="float">
            <text:p>0,0000935</text:p>
          </table:table-cell>
          <table:table-cell table:style-name="ce47" office:value-type="string" calcext:value-type="string">
            <text:p>Exp</text:p>
          </table:table-cell>
          <table:table-cell table:style-name="ce50" office:value-type="string" calcext:value-type="string">
            <text:p>Incl</text:p>
          </table:table-cell>
          <table:table-cell table:style-name="ce50"/>
          <table:table-cell table:style-name="ce127" table:formula="of:=PREFIJOSI([.F97])" office:value-type="string" office:string-value="µ" calcext:value-type="string">
            <text:p>µ</text:p>
          </table:table-cell>
          <table:table-cell table:style-name="ce38" table:formula="of:=FORMULA([.J97])" office:value-type="string" office:string-value="=PREFIJOSI(F97)" calcext:value-type="string">
            <text:p>=PREFIJOSI(F97)</text:p>
          </table:table-cell>
          <table:table-cell table:style-name="ce26" table:formula="of:=[.F97]&amp;&quot; J =&quot;" office:value-type="string" office:string-value="0,0000935 J =" calcext:value-type="string">
            <text:p>0,0000935 J =</text:p>
          </table:table-cell>
          <table:table-cell table:style-name="ce50" table:formula="of:=ASUBMULT([.F97])&amp;&quot;J&quot;" office:value-type="string" office:string-value="93,5 µJ" calcext:value-type="string">
            <text:p>93,5 µJ</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no que, así expresado, o resultado está entre 1 e 999,9…</text:p>
          </table:table-cell>
          <table:table-cell table:style-name="ce50" table:number-columns-repeated="2"/>
          <table:table-cell table:style-name="ce71" office:value-type="float" office:value="0.0164" calcext:value-type="float">
            <text:p>0,0164</text:p>
          </table:table-cell>
          <table:table-cell table:style-name="ce71" table:number-columns-repeated="2"/>
          <table:table-cell table:style-name="ce50"/>
          <table:table-cell table:style-name="ce26" table:formula="of:=PREFIJOSI([.F98])" office:value-type="string" office:string-value="m" calcext:value-type="string">
            <text:p>m</text:p>
          </table:table-cell>
          <table:table-cell table:style-name="ce50" table:formula="of:=FORMULA([.J98])" office:value-type="string" office:string-value="=PREFIJOSI(F98)" calcext:value-type="string">
            <text:p>=PREFIJOSI(F98)</text:p>
          </table:table-cell>
          <table:table-cell table:style-name="ce26" table:formula="of:=[.F98]&amp;&quot; J&quot;&amp;&quot; =&quot;" office:value-type="string" office:string-value="0,0164 J =" calcext:value-type="string">
            <text:p>0,0164 J =</text:p>
          </table:table-cell>
          <table:table-cell table:style-name="ce50" table:formula="of:=ASUBMULT([.F98])&amp;&quot;J&quot;" office:value-type="string" office:string-value="16,4 mJ" calcext:value-type="string">
            <text:p>16,4 m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Exp</text:p>
          </table:table-cell>
          <table:table-cell table:style-name="ce50" office:value-type="string" calcext:value-type="string">
            <text:p>2 para m² e 3 para m³ (por defecto 1)</text:p>
          </table:table-cell>
          <table:table-cell table:style-name="ce50" table:number-columns-repeated="2"/>
          <table:table-cell table:style-name="ce71" office:value-type="float" office:value="0.0164" calcext:value-type="float">
            <text:p>0,0164</text:p>
          </table:table-cell>
          <table:table-cell table:style-name="ce71"/>
          <table:table-cell table:style-name="ce71" office:value-type="float" office:value="1" calcext:value-type="float">
            <text:p>1</text:p>
          </table:table-cell>
          <table:table-cell table:style-name="ce50"/>
          <table:table-cell table:style-name="ce26" table:formula="of:=PREFIJOSI([.F99];;[.H99])" office:value-type="string" office:string-value="c" calcext:value-type="string">
            <text:p>c</text:p>
          </table:table-cell>
          <table:table-cell table:style-name="ce50" table:formula="of:=FORMULA([.J99])" office:value-type="string" office:string-value="=PREFIJOSI(F99;;H99)" calcext:value-type="string">
            <text:p>=PREFIJOSI(F99;;H99)</text:p>
          </table:table-cell>
          <table:table-cell table:style-name="ce26" table:formula="of:=[.F99]&amp;&quot; J&quot;&amp;&quot; =&quot;" office:value-type="string" office:string-value="0,0164 J =" calcext:value-type="string">
            <text:p>0,0164 J =</text:p>
          </table:table-cell>
          <table:table-cell table:style-name="ce50" table:formula="of:=[.F99]/FACTORSI([.J99])&amp;&quot; &quot;&amp;[.J99]&amp;&quot;J&quot;" office:value-type="string" office:string-value="1,64 cJ" calcext:value-type="string">
            <text:p>1,64 cJ</text:p>
          </table:table-cell>
          <table:table-cell table:style-name="ce50" table:number-columns-repeated="4"/>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Incl</text:p>
          </table:table-cell>
          <table:table-cell table:style-name="ce50" office:value-type="string" calcext:value-type="string">
            <text:p>1 se se quere incluir os prefixos c, d, da e h</text:p>
          </table:table-cell>
          <table:table-cell table:style-name="ce50" table:number-columns-repeated="2"/>
          <table:table-cell table:style-name="ce71" office:value-type="string" calcext:value-type="string">
            <text:p>7,86×10⁻⁶</text:p>
          </table:table-cell>
          <table:table-cell table:style-name="ce71" office:value-type="float" office:value="2" calcext:value-type="float">
            <text:p>2</text:p>
          </table:table-cell>
          <table:table-cell table:style-name="ce71"/>
          <table:table-cell table:style-name="ce50"/>
          <table:table-cell table:style-name="ce26" table:formula="of:=PREFIJOSI([.F100];[.G100])" office:value-type="string" office:string-value="m" calcext:value-type="string">
            <text:p>m</text:p>
          </table:table-cell>
          <table:table-cell table:style-name="ce50" table:formula="of:=FORMULA([.J100])" office:value-type="string" office:string-value="=PREFIJOSI(F100;G100)" calcext:value-type="string">
            <text:p>=PREFIJOSI(F100;G100)</text:p>
          </table:table-cell>
          <table:table-cell table:style-name="ce26" table:formula="of:=[.F100]&amp;&quot; m&quot;&amp;SUPERIND([.G100])&amp;&quot; =&quot;" office:value-type="string" office:string-value="7,86×10⁻⁶ m² =" calcext:value-type="string">
            <text:p>7,86×10⁻⁶ m² =</text:p>
          </table:table-cell>
          <table:table-cell table:style-name="ce50" table:formula="of:=ASUBMULT([.F100];[.G100])&amp;&quot;m&quot;&amp;SUPERIND([.G100])" office:value-type="string" office:string-value="7,86 mm²" calcext:value-type="string">
            <text:p>7,86 mm²</text:p>
          </table:table-cell>
          <table:table-cell table:style-name="ce50" table:number-columns-repeated="4"/>
          <table:table-cell table:number-columns-repeated="47"/>
        </table:table-row>
        <table:table-row table:style-name="ro1">
          <table:table-cell table:style-name="ce50"/>
          <table:table-cell table:style-name="ce48"/>
          <table:table-cell table:style-name="ce50" office:value-type="string" calcext:value-type="string">
            <text:p>cando nPot = 1 (para 2 e 3 xa se inclúen)</text:p>
          </table:table-cell>
          <table:table-cell table:style-name="ce50" table:number-columns-repeated="2"/>
          <table:table-cell table:style-name="ce71" office:value-type="string" calcext:value-type="string">
            <text:p>8,86×10⁻⁶</text:p>
          </table:table-cell>
          <table:table-cell table:style-name="ce71" office:value-type="float" office:value="3" calcext:value-type="float">
            <text:p>3</text:p>
          </table:table-cell>
          <table:table-cell table:style-name="ce71"/>
          <table:table-cell table:style-name="ce50"/>
          <table:table-cell table:style-name="ce26" table:formula="of:=PREFIJOSI([.F101];[.G101])" office:value-type="string" office:string-value="c" calcext:value-type="string">
            <text:p>c</text:p>
          </table:table-cell>
          <table:table-cell table:style-name="ce50" table:formula="of:=FORMULA([.J101])" office:value-type="string" office:string-value="=PREFIJOSI(F101;G101)" calcext:value-type="string">
            <text:p>=PREFIJOSI(F101;G101)</text:p>
          </table:table-cell>
          <table:table-cell table:style-name="ce26" table:formula="of:=[.F101]&amp;&quot; m&quot;&amp;SUPERIND([.G101])&amp;&quot; =&quot;" office:value-type="string" office:string-value="8,86×10⁻⁶ m³ =" calcext:value-type="string">
            <text:p>8,86×10⁻⁶ m³ =</text:p>
          </table:table-cell>
          <table:table-cell table:style-name="ce50" table:formula="of:=ASUBMULT([.F101];[.G101])&amp;&quot;m&quot;&amp;SUPERIND([.G101])" office:value-type="string" office:string-value="8,86 cm³" calcext:value-type="string">
            <text:p>8,86 cm³</text:p>
          </table:table-cell>
          <table:table-cell table:style-name="ce50" table:number-columns-repeated="4"/>
          <table:table-cell table:number-columns-repeated="47"/>
        </table:table-row>
        <table:table-row table:style-name="ro1">
          <table:table-cell table:style-name="ce29" office:value-type="string" calcext:value-type="string">
            <text:p>Outras</text:p>
          </table:table-cell>
          <table:table-cell table:style-name="ce38"/>
          <table:table-cell table:style-name="ce53"/>
          <table:table-cell table:style-name="ce38" table:number-columns-repeated="2"/>
          <table:table-cell table:style-name="ce26" office:value-type="string" calcext:value-type="string">
            <text:p>Texto</text:p>
          </table:table-cell>
          <table:table-cell table:style-name="ce50" table:number-columns-repeated="3"/>
          <table:table-cell table:style-name="ce38" table:number-columns-repeated="2"/>
          <table:table-cell table:style-name="ce50" table:number-columns-repeated="6"/>
          <table:table-cell table:number-columns-repeated="47"/>
        </table:table-row>
        <table:table-row table:style-name="ro1">
          <table:table-cell table:style-name="ce24" office:value-type="string" calcext:value-type="string">
            <text:p>ExpandeTexto(Texto; nEspazos)</text:p>
          </table:table-cell>
          <table:table-cell table:style-name="ce50"/>
          <table:table-cell table:style-name="ce53" office:value-type="string" calcext:value-type="string">
            <text:p>Dá un texto coas letras separadas por espazos</text:p>
          </table:table-cell>
          <table:table-cell table:style-name="ce50" table:number-columns-repeated="2"/>
          <table:table-cell table:style-name="ce25" office:value-type="string" calcext:value-type="string">
            <text:p>Cálculo</text:p>
          </table:table-cell>
          <table:table-cell table:style-name="ce50" table:number-columns-repeated="3"/>
          <table:table-cell table:style-name="ce26" table:formula="of:=EXPANDETEXTO([.F103])" office:value-type="string" office:string-value="C á l c u l o" calcext:value-type="string">
            <text:p>C á l c u l o</text:p>
          </table:table-cell>
          <table:table-cell table:style-name="ce38" table:formula="of:=FORMULA([.J103])" office:value-type="string" office:string-value="=EXPANDETEXTO(F103)" calcext:value-type="string">
            <text:p>=EXPANDETEXTO(F103)</text:p>
          </table:table-cell>
          <table:table-cell table:style-name="ce50" table:number-columns-repeated="6"/>
          <table:table-cell table:number-columns-repeated="47"/>
        </table:table-row>
        <table:table-row table:style-name="ro1">
          <table:table-cell table:style-name="ce26" office:value-type="string" calcext:value-type="string">
            <text:p>(optativo) </text:p>
          </table:table-cell>
          <table:table-cell table:style-name="ce51" office:value-type="string" calcext:value-type="string">
            <text:p>nEspazos</text:p>
          </table:table-cell>
          <table:table-cell table:style-name="ce53" office:value-type="string" calcext:value-type="string">
            <text:p>N.º de espazos entre as letras (por defecto, 1)</text:p>
          </table:table-cell>
          <table:table-cell table:style-name="ce50" table:number-columns-repeated="2"/>
          <table:table-cell table:style-name="ce25" office:value-type="string" calcext:value-type="string">
            <text:p>Cálculo</text:p>
          </table:table-cell>
          <table:table-cell table:style-name="DatoEntrada" office:value-type="float" office:value="3" calcext:value-type="float">
            <text:p>3</text:p>
          </table:table-cell>
          <table:table-cell table:style-name="ce50" table:number-columns-repeated="2"/>
          <table:table-cell table:style-name="ce26" table:formula="of:=EXPANDETEXTO([.F104];[.G104])" office:value-type="string" office:string-value="C   á   l   c   u   l   o" calcext:value-type="string">
            <text:p>C <text:s text:c="2"/>á <text:s text:c="2"/>l <text:s text:c="2"/>c <text:s text:c="2"/>u <text:s text:c="2"/>l <text:s text:c="2"/>o</text:p>
          </table:table-cell>
          <table:table-cell table:style-name="ce38" table:formula="of:=FORMULA([.J104])" office:value-type="string" office:string-value="=EXPANDETEXTO(F104;G104)" calcext:value-type="string">
            <text:p>=EXPANDETEXTO(F104;G104)</text:p>
          </table:table-cell>
          <table:table-cell table:style-name="ce50" table:number-columns-repeated="6"/>
          <table:table-cell table:number-columns-repeated="47"/>
        </table:table-row>
        <table:table-row table:style-name="ro1">
          <table:table-cell table:style-name="ce50" table:number-columns-repeated="2"/>
          <table:table-cell table:style-name="ce53"/>
          <table:table-cell table:style-name="ce50" table:number-columns-repeated="14"/>
          <table:table-cell table:number-columns-repeated="47"/>
        </table:table-row>
        <table:table-row table:style-name="ro1">
          <table:table-cell table:style-name="ce24" office:value-type="string" calcext:value-type="string">
            <text:p>VaciarCeldasNoProteg</text:p>
          </table:table-cell>
          <table:table-cell table:style-name="ce50"/>
          <table:table-cell table:style-name="ce53" office:value-type="string" calcext:value-type="string">
            <text:p>Borra as celas non protexidas no rango</text:p>
          </table:table-cell>
          <table:table-cell table:style-name="ce50" table:number-columns-repeated="14"/>
          <table:table-cell table:number-columns-repeated="47"/>
        </table:table-row>
        <table:table-row table:style-name="ro1">
          <table:table-cell table:style-name="ce26"/>
          <table:table-cell table:style-name="ce48"/>
          <table:table-cell table:style-name="ce53" office:value-type="string" calcext:value-type="string">
            <text:p>seleccionado. Se non hai nada seleccionado</text:p>
          </table:table-cell>
          <table:table-cell table:style-name="ce50" table:number-columns-repeated="6"/>
          <table:table-cell table:style-name="ce38" table:number-columns-repeated="2"/>
          <table:table-cell table:style-name="ce50" table:number-columns-repeated="6"/>
          <table:table-cell table:number-columns-repeated="47"/>
        </table:table-row>
        <table:table-row table:style-name="ro1">
          <table:table-cell table:style-name="ce50" office:value-type="string" calcext:value-type="string">
            <text:p>(execútase ao facer clic</text:p>
          </table:table-cell>
          <table:table-cell table:style-name="ce50"/>
          <table:table-cell table:style-name="ce53" office:value-type="string" calcext:value-type="string">
            <text:p>borra as celas non protexidas no rango</text:p>
          </table:table-cell>
          <table:table-cell table:style-name="ce50"/>
          <table:table-cell table:style-name="ce50" office:value-type="string" calcext:value-type="string">
            <text:p>E1:O30</text:p>
          </table:table-cell>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office:value-type="string" calcext:value-type="string">
            <text:p>no botón «Borrar datos»)</text:p>
          </table:table-cell>
          <table:table-cell table:style-name="ce38"/>
          <table:table-cell table:style-name="ce53" office:value-type="string" calcext:value-type="string">
            <text:p>Borra números, datas/horas, textos e fórmulas.</text:p>
          </table:table-cell>
          <table:table-cell table:style-name="ce38" table:number-columns-repeated="2"/>
          <table:table-cell table:style-name="ce50" table:number-columns-repeated="4"/>
          <table:table-cell table:style-name="ce38" table:number-columns-repeated="2"/>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6"/>
          <table:table-cell table:style-name="ce47" office:value-type="string" calcext:value-type="string">
            <text:p>Resultado</text:p>
          </table:table-cell>
          <table:table-cell table:style-name="ce50" office:value-type="string" calcext:value-type="string">
            <text:p>Función</text:p>
          </table:table-cell>
          <table:table-cell table:style-name="ce50" table:number-columns-repeated="6"/>
          <table:table-cell table:number-columns-repeated="47"/>
        </table:table-row>
        <table:table-row table:style-name="ro1">
          <table:table-cell table:style-name="ce30" office:value-type="string" calcext:value-type="string">
            <text:p>FormatoRESULTADOS</text:p>
          </table:table-cell>
          <table:table-cell table:style-name="ce38"/>
          <table:table-cell table:style-name="ce53" office:value-type="string" calcext:value-type="string">
            <text:p>Para elixir:</text:p>
          </table:table-cell>
          <table:table-cell table:style-name="ce38" table:number-columns-repeated="2"/>
          <table:table-cell table:style-name="ce104" table:content-validation-name="val2" office:value-type="float" office:value="96485" calcext:value-type="float">
            <text:p>96485</text:p>
          </table:table-cell>
          <table:table-cell table:style-name="ce38" table:number-columns-repeated="3"/>
          <table:table-cell table:style-name="ce38" table:formula="of:=NUMFORMA(AVALOR([.F111]);[.$E$112];[.$E$113];[.$H$114])" office:value-type="string" office:string-value="9,65×10⁴" calcext:value-type="string">
            <text:p>9,65×10⁴</text:p>
          </table:table-cell>
          <table:table-cell table:style-name="ce38" table:formula="of:=FORMULA([.J111])" office:value-type="string" office:string-value="=NUMFORMA(AVALOR(F111);$E$112;$E$113;$H$114)" calcext:value-type="string">
            <text:p>=NUMFORMA(AVALOR(F111);$E$112;$E$113;$H$114)</text:p>
          </table:table-cell>
          <table:table-cell table:style-name="ce50" table:number-columns-repeated="6"/>
          <table:table-cell table:number-columns-repeated="47"/>
        </table:table-row>
        <table:table-row table:style-name="ro1">
          <table:table-cell table:style-name="ce50" office:value-type="string" calcext:value-type="string">
            <text:p>Execútase ao facer clic no botón</text:p>
          </table:table-cell>
          <table:table-cell table:style-name="ce50"/>
          <table:table-cell table:style-name="ce53" office:value-type="string" calcext:value-type="string">
            <text:p>n.º de cifras significativas,</text:p>
          </table:table-cell>
          <table:table-cell table:style-name="ce38"/>
          <table:table-cell table:style-name="ce47" table:formula="of:=[.$AA6]" office:value-type="string" office:string-value="3" calcext:value-type="string">
            <text:p>3</text:p>
          </table:table-cell>
          <table:table-cell table:style-name="ce104" table:content-validation-name="val2" office:value-type="string" calcext:value-type="string">
            <text:p>5,485799×10⁻⁴</text:p>
          </table:table-cell>
          <table:table-cell table:style-name="ce38" table:number-columns-repeated="3"/>
          <table:table-cell table:style-name="ce38" table:formula="of:=NUMFORMA(AVALOR([.F112]);[.$E$112];[.$E$113];[.$H$114])" office:value-type="string" office:string-value="0,000549" calcext:value-type="string">
            <text:p>0,000549</text:p>
          </table:table-cell>
          <table:table-cell table:style-name="ce38" table:formula="of:=FORMULA([.J112])" office:value-type="string" office:string-value="=NUMFORMA(AVALOR(F112);$E$112;$E$113;$H$114)" calcext:value-type="string">
            <text:p>=NUMFORMA(AVALOR(F112);$E$112;$E$113;$H$114)</text:p>
          </table:table-cell>
          <table:table-cell table:style-name="ce50" table:number-columns-repeated="6"/>
          <table:table-cell table:number-columns-repeated="47"/>
        </table:table-row>
        <table:table-row table:style-name="ro1">
          <table:table-cell table:style-name="ce38"/>
          <table:table-cell table:style-name="ce38">
            <draw:control draw:z-index="0" draw:name="Control 6" draw:style-name="gr1" draw:text-style-name="P1" svg:width="3.5cm" svg:height="0.449cm" svg:x="0cm" svg:y="0cm" draw:control="control1"/>
          </table:table-cell>
          <table:table-cell table:style-name="ce53" office:value-type="string" calcext:value-type="string">
            <text:p>limiar: n.º de díxitos para formato decimal</text:p>
          </table:table-cell>
          <table:table-cell table:style-name="ce38"/>
          <table:table-cell table:style-name="ce47" table:formula="of:=[.$AA7]" office:value-type="string" office:string-value="4" calcext:value-type="string">
            <text:p>4</text:p>
          </table:table-cell>
          <table:table-cell table:style-name="ce104" table:content-validation-name="val2" office:value-type="float" office:value="1013" calcext:value-type="float">
            <text:p>1013</text:p>
          </table:table-cell>
          <table:table-cell table:style-name="ce38" table:number-columns-repeated="3"/>
          <table:table-cell table:style-name="ce38" table:formula="of:=NUMFORMA(AVALOR([.F113]);[.$E$112];[.$E$113];[.$H$114])" office:value-type="string" office:string-value="1010" calcext:value-type="string">
            <text:p>1010</text:p>
          </table:table-cell>
          <table:table-cell table:style-name="ce38" table:formula="of:=FORMULA([.J113])" office:value-type="string" office:string-value="=NUMFORMA(AVALOR(F113);$E$112;$E$113;$H$114)" calcext:value-type="string">
            <text:p>=NUMFORMA(AVALOR(F113);$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office:value-type="string" calcext:value-type="string">
            <text:p><text:span text:style-name="T9">símbolo de multiplicar (· o ×) antes de 10</text:span><text:span text:style-name="T10">ⁿ</text:span></text:p>
          </table:table-cell>
          <table:table-cell table:style-name="ce38"/>
          <table:table-cell table:style-name="ce47" table:formula="of:=IF([.H114]=&quot;1&quot;;&quot;×&quot;;&quot;·&quot;)&amp;&quot;10ⁿ&quot;" office:value-type="string" office:string-value="×10ⁿ" calcext:value-type="string">
            <text:p>×10ⁿ</text:p>
          </table:table-cell>
          <table:table-cell table:style-name="ce105" table:content-validation-name="val2" table:formula="of:=1/760" office:value-type="float" office:value="0.00131578947368421" calcext:value-type="float">
            <text:p>0,001315789</text:p>
          </table:table-cell>
          <table:table-cell table:style-name="ce38"/>
          <table:table-cell table:style-name="ce47" table:formula="of:=[.$AA8]" office:value-type="string" office:string-value="1" calcext:value-type="string">
            <text:p>1</text:p>
          </table:table-cell>
          <table:table-cell table:style-name="ce38"/>
          <table:table-cell table:style-name="ce38" table:formula="of:=NUMFORMA(AVALOR([.F114]);[.$E$112];[.$E$113];[.$H$114])" office:value-type="string" office:string-value="0,00132" calcext:value-type="string">
            <text:p>0,00132</text:p>
          </table:table-cell>
          <table:table-cell table:style-name="ce38" table:formula="of:=FORMULA([.J114])" office:value-type="string" office:string-value="=NUMFORMA(AVALOR(F114);$E$112;$E$113;$H$114)" calcext:value-type="string">
            <text:p>=NUMFORMA(AVALOR(F114);$E$112;$E$113;$H$114)</text:p>
          </table:table-cell>
          <table:table-cell table:style-name="ce50" table:number-columns-repeated="6"/>
          <table:table-cell table:number-columns-repeated="47"/>
        </table:table-row>
        <table:table-row table:style-name="ro1">
          <table:table-cell table:style-name="ce38" table:number-columns-repeated="2"/>
          <table:table-cell table:style-name="ce53"/>
          <table:table-cell table:style-name="ce38" table:number-columns-repeated="2"/>
          <table:table-cell table:style-name="ce50" table:number-columns-repeated="3"/>
          <table:table-cell table:style-name="ce38" table:number-columns-repeated="2"/>
          <table:table-cell table:style-name="ce50" table:number-columns-repeated="7"/>
          <table:table-cell table:number-columns-repeated="47"/>
        </table:table-row>
        <table:table-row table:style-name="ro1">
          <table:table-cell office:value-type="string" calcext:value-type="string">
            <text:p>Actualizado</text:p>
          </table:table-cell>
          <table:table-cell table:style-name="ce115" office:value-type="date" office:date-value="2024-10-28" calcext:value-type="date">
            <text:p>28/10/24</text:p>
          </table:table-cell>
          <table:table-cell table:number-columns-repeated="62"/>
        </table:table-row>
        <table:table-row table:style-name="ro1" table:number-rows-repeated="30">
          <table:table-cell table:number-columns-repeated="64"/>
        </table:table-row>
        <table:table-row table:style-name="ro1">
          <table:table-cell/>
          <table:table-cell table:style-name="ce115"/>
          <table:table-cell table:number-columns-repeated="62"/>
        </table:table-row>
        <table:table-row table:style-name="ro1" table:number-rows-repeated="1048409">
          <table:table-cell table:number-columns-repeated="64"/>
        </table:table-row>
        <table:table-row table:style-name="ro2" table:number-rows-repeated="19">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2" form:control-implementation="ooo:com.sun.star.form.component.CommandButton" xml:id="control2" form:id="control2"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17" table:default-cell-style-name="Default"/>
        <table:table-row table:style-name="ro1">
          <table:table-cell table:style-name="ce82" office:value-type="string" calcext:value-type="string">
            <text:p>Axuda</text:p>
          </table:table-cell>
          <table:table-cell table:style-name="ce56" table:number-columns-repeated="8"/>
          <table:table-cell table:style-name="ce374" office:value-type="string" calcext:value-type="string">
            <text:p><text:a xlink:href="#CifrasSign" xlink:type="simple">Cifras significativas y formato numérico</text:a></text:p>
          </table:table-cell>
          <table:table-cell table:style-name="ce49" table:number-columns-repeated="2"/>
          <table:table-cell table:style-name="ce56"/>
          <table:table-cell table:style-name="ce50" office:value-type="string" calcext:value-type="string">
            <text:p>Ir a…</text:p>
          </table:table-cell>
          <table:table-cell table:style-name="ce56" table:number-columns-repeated="4"/>
          <table:table-cell table:number-columns-repeated="8"/>
          <table:table-cell table:style-name="ce98" office:value-type="string" calcext:value-type="string">
            <text:p>Clic e pinchar na frecha</text:p>
          </table:table-cell>
        </table:table-row>
        <table:table-row table:style-name="ro1">
          <table:table-cell table:style-name="ce83"/>
          <table:table-cell table:style-name="ce56" table:number-columns-repeated="8"/>
          <table:table-cell table:style-name="ce49" office:value-type="string" calcext:value-type="string">
            <text:p><text:a xlink:href="#CopiarResultado" xlink:type="simple">Copiar un resultado noutra cela</text:a></text:p>
          </table:table-cell>
          <table:table-cell table:style-name="ce49" table:number-columns-repeated="2"/>
          <table:table-cell table:style-name="ce56"/>
          <table:table-cell table:style-name="ce49" office:value-type="string" calcext:value-type="string">
            <text:p><text:a xlink:href="#Indice" xlink:type="simple">Índice</text:a></text:p>
          </table:table-cell>
          <table:table-cell table:style-name="ce56" table:number-columns-repeated="4"/>
          <table:table-cell table:number-columns-repeated="8"/>
          <table:table-cell table:style-name="ce98" office:value-type="string" calcext:value-type="string">
            <text:p>Despregar</text:p>
          </table:table-cell>
        </table:table-row>
        <table:table-row table:style-name="ro1">
          <table:table-cell table:style-name="ce84" office:value-type="string" calcext:value-type="string">
            <text:p>Teclado e rato</text:p>
          </table:table-cell>
          <table:table-cell table:style-name="ce181"/>
          <table:table-cell table:style-name="ce211"/>
          <table:table-cell table:style-name="ce181"/>
          <table:table-cell table:style-name="ce211"/>
          <table:table-cell table:style-name="ce56" table:number-columns-repeated="4"/>
          <table:table-cell table:style-name="ce10" office:value-type="string" calcext:value-type="string">
            <text:p><text:a xlink:href="#ErrorAbrir" xlink:type="simple">Erro ao abrir unha folla</text:a></text:p>
          </table:table-cell>
          <table:table-cell table:style-name="ce49" table:number-columns-repeated="2"/>
          <table:table-cell table:style-name="ce56"/>
          <table:table-cell table:style-name="ce49" office:value-type="string" calcext:value-type="string">
            <text:p><text:a xlink:href="#Introd" xlink:type="simple">Introdución</text:a></text:p>
          </table:table-cell>
          <table:table-cell table:style-name="ce56" table:number-columns-repeated="4"/>
          <table:table-cell table:number-columns-repeated="9"/>
        </table:table-row>
        <table:table-row table:style-name="ro1">
          <table:table-cell table:style-name="ce56" office:value-type="string" calcext:value-type="string">
            <text:p>clic</text:p>
          </table:table-cell>
          <table:table-cell table:style-name="ce181" office:value-type="string" calcext:value-type="string">
            <text:p>Escoller</text:p>
          </table:table-cell>
          <table:table-cell table:style-name="ce211"/>
          <table:table-cell table:style-name="ce56" office:value-type="string" calcext:value-type="string">
            <text:p>Pulsar co dedo índice «furabolos» o botón do rato.</text:p>
          </table:table-cell>
          <table:table-cell table:style-name="ce211" table:number-columns-repeated="3"/>
          <table:table-cell table:style-name="ce56" table:number-columns-repeated="2"/>
          <table:table-cell table:style-name="ce49" office:value-type="string" calcext:value-type="string">
            <text:p><text:a xlink:href="#ErrorResult" xlink:type="simple">Erros nos resultados</text:a></text:p>
          </table:table-cell>
          <table:table-cell table:style-name="ce49" table:number-columns-repeated="2"/>
          <table:table-cell table:style-name="ce56"/>
          <table:table-cell table:style-name="ce49" office:value-type="string" calcext:value-type="string">
            <text:p><text:a xlink:href="#DescrFunc" xlink:type="simple">Funcións</text:a></text:p>
          </table:table-cell>
          <table:table-cell table:style-name="ce56" table:number-columns-repeated="4"/>
          <table:table-cell table:number-columns-repeated="9"/>
        </table:table-row>
        <table:table-row table:style-name="ro1">
          <table:table-cell table:style-name="ce56" office:value-type="string" calcext:value-type="string">
            <text:p>[Ctrl] clic</text:p>
          </table:table-cell>
          <table:table-cell table:style-name="ce181" office:value-type="string" calcext:value-type="string">
            <text:p>Ir á ligazón</text:p>
          </table:table-cell>
          <table:table-cell table:style-name="ce211"/>
          <table:table-cell table:style-name="ce56" office:value-type="string" calcext:value-type="string">
            <text:p>Pulsar co dedo índice «furabolos» o botón do rato mentres</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ElegirOEscribir" xlink:type="simple">Elixir ou escribir dat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table-cell table:style-name="ce181"/>
          <table:table-cell table:style-name="ce211"/>
          <table:table-cell table:style-name="ce56" office:value-type="string" calcext:value-type="string">
            <text:p><text:s/>pulsa coa outra man na tecla Control («Ctrl»)</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Formatos" xlink:type="simple">Format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Ini]</text:p>
          </table:table-cell>
          <table:table-cell table:style-name="ce181" office:value-type="string" calcext:value-type="string">
            <text:p>Ir ao comezo da páxina</text:p>
          </table:table-cell>
          <table:table-cell table:style-name="ce211"/>
          <table:table-cell table:style-name="ce181" office:value-type="string" calcext:value-type="string">
            <text:p>Pulsar ao tempo nas teclas Control e Inicio</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Result" xlink:type="simple">Instrucións para os resultad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Z]</text:p>
          </table:table-cell>
          <table:table-cell table:style-name="ce181" office:value-type="string" calcext:value-type="string">
            <text:p>Desfacer acción anterior</text:p>
          </table:table-cell>
          <table:table-cell table:style-name="ce211"/>
          <table:table-cell table:style-name="ce181" office:value-type="string" calcext:value-type="string">
            <text:p>Pulsar ao tempo nas teclas Control e Z</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Otros" xlink:type="simple">Instrucións para 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M]</text:p>
          </table:table-cell>
          <table:table-cell table:style-name="ce181" office:value-type="string" calcext:value-type="string">
            <text:p>Eliminar formato directo</text:p>
          </table:table-cell>
          <table:table-cell table:style-name="ce211"/>
          <table:table-cell table:style-name="ce181" office:value-type="string" calcext:value-type="string">
            <text:p>Pulsar ao tempo nas teclas Control e M</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InstrComun" xlink:type="simple">Instrucións xerai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C]</text:p>
          </table:table-cell>
          <table:table-cell table:style-name="ce181" office:value-type="string" calcext:value-type="string">
            <text:p>Copiar</text:p>
          </table:table-cell>
          <table:table-cell table:style-name="ce211"/>
          <table:table-cell table:style-name="ce181" office:value-type="string" calcext:value-type="string">
            <text:p>Pulsar ao tempo nas teclas Control e C</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CopiaDatos" xlink:type="simple">Levar os datos dos exemplos a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V]</text:p>
          </table:table-cell>
          <table:table-cell table:style-name="ce181" office:value-type="string" calcext:value-type="string">
            <text:p>Pegar</text:p>
          </table:table-cell>
          <table:table-cell table:style-name="ce211"/>
          <table:table-cell table:style-name="ce181" office:value-type="string" calcext:value-type="string">
            <text:p>Pulsar ao tempo nas teclas Control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Hipervinculos" xlink:type="simple">Ligazón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V]</text:span></text:p>
          </table:table-cell>
          <table:table-cell table:style-name="ce181" office:value-type="string" calcext:value-type="string">
            <text:p>Pegado especial</text:p>
          </table:table-cell>
          <table:table-cell table:style-name="ce211"/>
          <table:table-cell table:style-name="ce181" office:value-type="string" calcext:value-type="string">
            <text:p>Pulsar ao tempo nas teclas Control, Maiúscula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NoSePueden" xlink:type="simple">Non se pode escribir nas celas</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Alt] [V]  Pegar sen formato</text:span></text:p>
          </table:table-cell>
          <table:table-cell table:style-name="ce181"/>
          <table:table-cell table:style-name="ce211"/>
          <table:table-cell table:style-name="ce181" office:value-type="string" calcext:value-type="string">
            <text:p>Pulsar ao tempo nas teclas Control, Maiúscula, Alt e V</text:p>
          </table:table-cell>
          <table:table-cell table:style-name="ce211"/>
          <table:table-cell table:style-name="ce181"/>
          <table:table-cell table:style-name="ce211"/>
          <table:table-cell table:style-name="ce56" table:number-columns-repeated="2"/>
          <table:table-cell table:style-name="ce49" office:value-type="string" calcext:value-type="string">
            <text:p><text:a xlink:href="#BorrarTodo" xlink:type="simple">O botón «Borrar datos» non vai</text:a></text:p>
          </table:table-cell>
          <table:table-cell table:style-name="ce49" table:number-columns-repeated="2"/>
          <table:table-cell table:style-name="ce56" table:number-columns-repeated="6"/>
          <table:table-cell table:number-columns-repeated="9"/>
        </table:table-row>
        <table:table-row table:style-name="ro1">
          <table:table-cell table:style-name="ce56" office:value-type="string" calcext:value-type="string">
            <text:p>[Ctrl] [<text:span text:style-name="T11">⇑] [F9]</text:span></text:p>
          </table:table-cell>
          <table:table-cell table:style-name="ce181" office:value-type="string" calcext:value-type="string">
            <text:p>Cálculo incondicional </text:p>
          </table:table-cell>
          <table:table-cell table:style-name="ce211"/>
          <table:table-cell table:style-name="ce181" office:value-type="string" calcext:value-type="string">
            <text:p>Pulsar ao tempo nas teclas Control, Maiúscula e F9</text:p>
          </table:table-cell>
          <table:table-cell table:style-name="ce211" table:number-columns-repeated="2"/>
          <table:table-cell table:style-name="ce56" table:number-columns-repeated="3"/>
          <table:table-cell table:style-name="ce49" office:value-type="string" calcext:value-type="string">
            <text:p><text:a xlink:href="#OtrosCalc" xlink:type="simple">Outros cálculos</text:a></text:p>
          </table:table-cell>
          <table:table-cell table:style-name="ce49" table:number-columns-repeated="2"/>
          <table:table-cell table:style-name="ce56" table:number-columns-repeated="6"/>
          <table:table-cell table:number-columns-repeated="9"/>
        </table:table-row>
        <table:table-row table:style-name="ro1">
          <table:table-cell table:style-name="ce56" table:number-columns-repeated="6"/>
          <table:table-cell table:style-name="ce157"/>
          <table:table-cell table:style-name="ce56" table:number-columns-repeated="2"/>
          <table:table-cell table:style-name="ce49" office:value-type="string" calcext:value-type="string">
            <text:p><text:a xlink:href="#clic" xlink:type="simple">Teclado e rato</text:a></text:p>
          </table:table-cell>
          <table:table-cell table:style-name="ce49" table:number-columns-repeated="2"/>
          <table:table-cell table:style-name="ce56" table:number-columns-repeated="6"/>
          <table:table-cell table:number-columns-repeated="9"/>
        </table:table-row>
        <table:table-row table:style-name="ro1">
          <table:table-cell table:style-name="ce82" office:value-type="string" calcext:value-type="string">
            <text:p>Ligazóns</text:p>
          </table:table-cell>
          <table:table-cell table:style-name="ce56" table:number-columns-repeated="4"/>
          <table:table-cell table:style-name="ce135"/>
          <table:table-cell table:style-name="ce56" table:number-columns-repeated="12"/>
          <table:table-cell table:number-columns-repeated="9"/>
        </table:table-row>
        <table:table-row table:style-name="ro1">
          <table:table-cell table:style-name="ce85" office:value-type="string" calcext:value-type="string">
            <text:p>As ligazóns son celas con este aspecto</text:p>
          </table:table-cell>
          <table:table-cell table:style-name="ce56" table:number-columns-repeated="2"/>
          <table:table-cell table:style-name="ce10" office:value-type="string" calcext:value-type="string">
            <text:p><text:a xlink:href="#Notas" xlink:type="simple">Ligazón</text:a></text:p>
          </table:table-cell>
          <table:table-cell table:style-name="ce56"/>
          <table:table-cell table:style-name="ce135"/>
          <table:table-cell table:style-name="ce56" table:number-columns-repeated="12"/>
          <table:table-cell table:number-columns-repeated="9"/>
        </table:table-row>
        <table:table-row table:style-name="ro1">
          <table:table-cell table:style-name="ce85" office:value-type="string" calcext:value-type="string">
            <text:p>Para ir á ligazón, pulsar a tecla Control [Ctrl] mentres se preme sobre a cela que contén a ligazón ([Ctrl] clic).</text:p>
          </table:table-cell>
          <table:table-cell table:style-name="ce56" table:number-columns-repeated="17"/>
          <table:table-cell table:number-columns-repeated="9"/>
        </table:table-row>
        <table:table-row table:style-name="ro1">
          <table:table-cell table:style-name="ce85" office:value-type="string" calcext:value-type="string">
            <text:p>Ou facer dobre clic na cela que contén a ligazón.</text:p>
          </table:table-cell>
          <table:table-cell table:style-name="ce56" table:number-columns-repeated="17"/>
          <table:table-cell table:number-columns-repeated="9"/>
        </table:table-row>
        <table:table-row table:style-name="ro1">
          <table:table-cell table:style-name="ce85" office:value-type="string" calcext:value-type="string">
            <text:p>Tamén se pode ir a outra folla facendo clic nunha das pestanas da parte inferior.</text:p>
          </table:table-cell>
          <table:table-cell table:style-name="ce56" table:number-columns-repeated="17"/>
          <table:table-cell table:number-columns-repeated="9"/>
        </table:table-row>
        <table:table-row table:style-name="ro1">
          <table:table-cell table:style-name="ce83"/>
          <table:table-cell table:style-name="ce56"/>
          <table:table-cell table:style-name="ce211" table:number-columns-repeated="4"/>
          <table:table-cell table:style-name="ce181" table:number-columns-repeated="2"/>
          <table:table-cell table:style-name="ce56" table:number-columns-repeated="10"/>
          <table:table-cell table:number-columns-repeated="9"/>
        </table:table-row>
        <table:table-row table:style-name="ro1">
          <table:table-cell table:style-name="ce82" office:value-type="string" calcext:value-type="string">
            <text:p>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85" office:value-type="string" calcext:value-type="string">
            <text:p>En todas as follas existen tres tipos de celas para elixir ou escribir datos</text:p>
          </table:table-cell>
          <table:table-cell table:style-name="ce56"/>
          <table:table-cell table:style-name="ce211" table:number-columns-repeated="6"/>
          <table:table-cell table:style-name="ce56" table:number-columns-repeated="10"/>
          <table:table-cell table:number-columns-repeated="9"/>
        </table:table-row>
        <table:table-row table:style-name="ro1">
          <table:table-cell table:style-name="ce56" office:value-type="string" calcext:value-type="string">
            <text:p>a) Menú</text:p>
          </table:table-cell>
          <table:table-cell table:style-name="Desplegable" table:content-validation-name="val3" office:value-type="string" calcext:value-type="string" table:number-columns-spanned="2" table:number-rows-spanned="1">
            <text:p>Clic e pinchar na frecha</text:p>
          </table:table-cell>
          <table:covered-table-cell table:style-name="ce211"/>
          <table:table-cell table:style-name="ce129" office:value-type="string" calcext:value-type="string">
            <text:p>As celas de cor laranxa son para elixir nunha lista de opción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Ao facer clic nela e aparecerá a súa dereita unha frecha cara abaixo.</text:p>
          </table:table-cell>
          <table:table-cell table:style-name="ce211"/>
          <table:table-cell table:style-name="ce130"/>
          <table:table-cell table:style-name="ce211"/>
          <table:table-cell table:style-name="ce85">
            <draw:g draw:z-index="0" draw:name="Objeto de grupo 2" draw:style-name="gr2">
              <draw:custom-shape draw:style-name="gr3" draw:text-style-name="P2" svg:width="0.35cm" svg:height="0.422cm" svg:x="1.745cm" svg:y="0.005cm">
                <text:p/>
                <draw:enhanced-geometry svg:viewBox="0 0 21600 21600" draw:type="rectangle" draw:enhanced-path="M 0 0 L 21600 0 21600 21600 0 21600 0 0 Z N"/>
              </draw:custom-shape>
              <draw:line draw:style-name="gr4" draw:text-style-name="P3" svg:x1="2.009cm" svg:y1="0.374cm" svg:x2="1.825cm" svg:y2="0.374cm">
                <text:p/>
              </draw:line>
              <draw:g draw:style-name="gr2">
                <draw:line draw:style-name="gr5" draw:text-style-name="P3" svg:x1="1.914cm" svg:y1="0.077cm" svg:x2="1.914cm" svg:y2="0.243cm">
                  <text:p/>
                </draw:line>
                <draw:custom-shape draw:style-name="gr6" draw:text-style-name="P4" svg:width="0.279cm" svg:height="0.119cm" svg:x="1.786cm" svg:y="0.125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table:table-cell>
          <table:table-cell table:style-name="ce85" office:value-type="string" calcext:value-type="string">
            <text:p>Ao pulsar nela despréganse as opcións.</text:p>
          </table:table-cell>
          <table:table-cell table:style-name="ce211"/>
          <table:table-cell table:style-name="ce56" table:number-columns-repeated="10"/>
          <table:table-cell table:number-columns-repeated="9"/>
        </table:table-row>
        <table:table-row table:style-name="ro1">
          <table:table-cell table:style-name="ce56"/>
          <table:table-cell table:style-name="ce18" office:value-type="string" calcext:value-type="string">
            <text:p>Non copiar nunca unha cela de Menú (cor laranxa) en outra! Desaparecerán os menús.</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177" office:value-type="string" calcext:value-type="string">
            <text:p><text:span text:style-name="T9">Para pegar celas, usar (case) sempre a combinación de teclas [Ctrl] [⇑] [Alt] [V]  (Pegar sen </text:span>formato)</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56" office:value-type="string" calcext:value-type="string">
            <text:p>Se se acaba de pegar unha cela de cor laranxa noutra, tente desfacelo premendo xuntas as teclas [Ctrl] e [Z].</text:p>
          </table:table-cell>
          <table:table-cell table:style-name="ce50" table:number-columns-repeated="5"/>
          <table:table-cell table:style-name="ce211"/>
          <table:table-cell table:style-name="ce56" table:number-columns-repeated="10"/>
          <table:table-cell table:number-columns-repeated="9"/>
        </table:table-row>
        <table:table-row table:style-name="ro1">
          <table:table-cell table:style-name="ce56"/>
          <table:table-cell table:style-name="ce8" office:value-type="string" calcext:value-type="string">
            <text:p>Se non se fixo a copia de seguridade, a única solución é</text:p>
          </table:table-cell>
          <table:table-cell table:style-name="ce50" table:number-columns-repeated="2"/>
          <table:table-cell table:style-name="ce211"/>
          <table:table-cell table:style-name="ce10" office:value-type="string" calcext:value-type="string">
            <text:p><text:a xlink:href="https://alfonbarba.github.io/GitHub/Calculos/FisicaBachGal.ods" xlink:type="simple">descargar</text:a></text:p>
          </table:table-cell>
          <table:table-cell table:style-name="ce8" office:value-type="string" calcext:value-type="string">
            <text:p>outra vez este documento.</text:p>
          </table:table-cell>
          <table:table-cell table:style-name="ce211"/>
          <table:table-cell table:style-name="ce56" table:number-columns-repeated="10"/>
          <table:table-cell table:number-columns-repeated="9"/>
        </table:table-row>
        <table:table-row table:style-name="ro1">
          <table:table-cell table:style-name="ce56" office:value-type="string" calcext:value-type="string">
            <text:p>b) Valores</text:p>
          </table:table-cell>
          <table:table-cell table:style-name="DatoEntrada"/>
          <table:table-cell table:style-name="ce211"/>
          <table:table-cell table:style-name="ce129" office:value-type="string" calcext:value-type="string">
            <text:p>As celas de cor branca con bordo azul empréganse para escribir valores numéricos, textos numéricos ou fórmulas</text:p>
          </table:table-cell>
          <table:table-cell table:style-name="ce211" table:number-columns-repeated="4"/>
          <table:table-cell table:style-name="ce56" table:number-columns-repeated="10"/>
          <table:table-cell table:number-columns-repeated="9"/>
        </table:table-row>
        <table:table-row table:style-name="ro1">
          <table:table-cell table:style-name="ce56"/>
          <table:table-cell table:style-name="ce85" office:value-type="string" calcext:value-type="string">
            <text:p>Pódese escoller na barra de ferramentas o formato</text:p>
          </table:table-cell>
          <table:table-cell table:style-name="ce211" table:number-columns-repeated="3"/>
          <table:table-cell table:style-name="ce154" office:value-type="string" calcext:value-type="string">
            <text:p>científico</text:p>
          </table:table-cell>
          <table:table-cell table:style-name="ce122" office:value-type="string" calcext:value-type="string">
            <text:p>ou xeral</text:p>
          </table:table-cell>
          <table:table-cell table:style-name="ce154" office:value-type="string" calcext:value-type="string">
            <text:p>e engadir ou</text:p>
          </table:table-cell>
          <table:table-cell table:style-name="ce56" office:value-type="string" calcext:value-type="string">
            <text:p>eliminar decimais </text:p>
          </table:table-cell>
          <table:table-cell table:style-name="ce211"/>
          <table:table-cell table:style-name="ce56" table:number-columns-repeated="8"/>
          <table:table-cell table:number-columns-repeated="9"/>
        </table:table-row>
        <table:table-row table:style-name="ro1">
          <table:table-cell table:style-name="ce56"/>
          <table:table-cell table:style-name="ce85" office:value-type="string" calcext:value-type="string">
            <text:p>facendo clic nunha das iconas (LibreOffice 7.3)</text:p>
          </table:table-cell>
          <table:table-cell table:style-name="ce211" table:number-columns-repeated="3"/>
          <table:table-cell table:style-name="ce5" office:value-type="string" calcext:value-type="string">
            <text:p>E</text:p>
          </table:table-cell>
          <table:table-cell table:style-name="ce5" office:value-type="float" office:value="12" calcext:value-type="float">
            <text:p>12</text:p>
          </table:table-cell>
          <table:table-cell table:style-name="ce158" office:value-type="string" calcext:value-type="string">
            <text:p>,00+</text:p>
          </table:table-cell>
          <table:table-cell table:style-name="ce159" office:value-type="string" calcext:value-type="string">
            <text:p>,00<text:span text:style-name="T8">×</text:span></text:p>
          </table:table-cell>
          <table:table-cell table:style-name="ce56" table:number-columns-repeated="9"/>
          <table:table-cell table:number-columns-repeated="9"/>
        </table:table-row>
        <table:table-row table:style-name="ro1">
          <table:table-cell table:style-name="ce56" office:value-type="string" calcext:value-type="string">
            <text:p>c) Etiquetas</text:p>
          </table:table-cell>
          <table:table-cell table:style-name="ce168"/>
          <table:table-cell table:style-name="ce211"/>
          <table:table-cell table:style-name="ce56" office:value-type="string" calcext:value-type="string">
            <text:p>As celas de cor branca con bordo mouro empréganse para escribir textos, pero non fórmulas</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Ao escribir nelas un número, será considerado como texto e non desaparecerán os ceros á dereita da coma decimal</text:p>
          </table:table-cell>
          <table:table-cell table:style-name="ce211"/>
          <table:table-cell table:style-name="ce56" table:number-columns-repeated="4"/>
          <table:table-cell table:style-name="ce140"/>
          <table:table-cell table:style-name="ce56" table:number-columns-repeated="8"/>
          <table:table-cell table:number-columns-repeated="9"/>
        </table:table-row>
        <table:table-row table:style-name="ro1">
          <table:table-cell table:style-name="ce56" table:number-columns-repeated="2"/>
          <table:table-cell table:style-name="ce211"/>
          <table:table-cell table:style-name="ce211" office:value-type="string" calcext:value-type="string">
            <text:p>P. ex.</text:p>
          </table:table-cell>
          <table:table-cell table:style-name="ce168" office:value-type="string" calcext:value-type="string">
            <text:p>3,250</text:p>
          </table:table-cell>
          <table:table-cell table:style-name="ce122" office:value-type="string" calcext:value-type="string">
            <text:p>fronte a</text:p>
          </table:table-cell>
          <table:table-cell table:style-name="DatoEntrada" table:formula="of:=AVALOR([.E35])" office:value-type="float" office:value="3.25" calcext:value-type="float">
            <text:p>3,25</text:p>
          </table:table-cell>
          <table:table-cell table:style-name="ce56" table:number-columns-repeated="2"/>
          <table:table-cell table:style-name="ce140"/>
          <table:table-cell table:style-name="ce56" table:number-columns-repeated="8"/>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Cifras significativas e formato numérico</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No botón</text:p>
          </table:table-cell>
          <table:table-cell table:style-name="ce149" office:value-type="string" calcext:value-type="string" table:number-columns-spanned="2" table:number-rows-spanned="1">
            <text:p>Cifras significativas</text:p>
          </table:table-cell>
          <table:covered-table-cell table:style-name="ce149"/>
          <table:table-cell table:style-name="ce56" office:value-type="string" calcext:value-type="string">
            <text:p>pódese axustar o formato numérico dos resultados:</text:p>
          </table:table-cell>
          <table:table-cell table:style-name="ce56" table:number-columns-repeated="14"/>
          <table:table-cell table:style-name="ce160" table:number-columns-repeated="2"/>
          <table:table-cell table:number-columns-repeated="7"/>
        </table:table-row>
        <table:table-row table:style-name="ro1">
          <table:table-cell table:style-name="ce85" office:value-type="string" calcext:value-type="string">
            <text:p>Número (1 a 6) de cifras significativas.</text:p>
          </table:table-cell>
          <table:table-cell table:style-name="ce56" table:number-columns-repeated="5"/>
          <table:table-cell table:style-name="ce127" office:value-type="string" calcext:value-type="string">
            <text:p>Cifras significativas: </text:p>
          </table:table-cell>
          <table:table-cell table:style-name="ce254" table:formula="of:=[$Introd.$AA6]" office:value-type="string" office:string-value="3" calcext:value-type="string">
            <text:p>3</text:p>
          </table:table-cell>
          <table:table-cell table:style-name="ce56"/>
          <table:table-cell table:style-name="ce56">
            <draw:control draw:z-index="1" draw:name="Control 7" draw:style-name="gr1" draw:text-style-name="P1" svg:width="3.016cm" svg:height="0.45cm" svg:x="0cm" svg:y="0cm" draw:control="control2"/>
          </table:table-cell>
          <table:table-cell table:style-name="ce56" table:number-columns-repeated="8"/>
          <table:table-cell table:style-name="ce160" table:number-columns-repeated="2"/>
          <table:table-cell table:number-columns-repeated="7"/>
        </table:table-row>
        <table:table-row table:style-name="ro1">
          <table:table-cell table:style-name="ce85" office:value-type="string" calcext:value-type="string">
            <text:p>Número (1 a 6) de díxitos para notación decimal</text:p>
          </table:table-cell>
          <table:table-cell table:style-name="ce56" table:number-columns-repeated="5"/>
          <table:table-cell table:style-name="ce127" office:value-type="string" calcext:value-type="string">
            <text:p>Limiar: </text:p>
          </table:table-cell>
          <table:table-cell table:style-name="ce254" table:formula="of:=[$Introd.$AA7]" office:value-type="string" office:string-value="4" calcext:value-type="string">
            <text:p>4</text:p>
          </table:table-cell>
          <table:table-cell table:style-name="ce104" table:content-validation-name="val2" office:value-type="float" office:value="96485" calcext:value-type="float">
            <text:p>96485</text:p>
          </table:table-cell>
          <table:table-cell table:style-name="ce127" table:formula="of:=NUMFORMA(AVALOR([.I40]);[.$H$39];[.$H$40];[.$H$41])" office:value-type="string" office:string-value="9,65×10⁴" calcext:value-type="string">
            <text:p>9,65×10⁴</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decimal</text:p>
          </table:table-cell>
          <table:table-cell table:style-name="ce56" office:value-type="string" calcext:value-type="string">
            <text:p>Se |Número|&lt;1 e a 1.ª posición decimal é menor ou igual que limiar</text:p>
          </table:table-cell>
          <table:table-cell table:style-name="ce56" table:number-columns-repeated="5"/>
          <table:table-cell table:style-name="ce264" table:formula="of:=[$Introd.$AA8]" office:value-type="string" office:string-value="1" calcext:value-type="string">
            <text:p>1</text:p>
          </table:table-cell>
          <table:table-cell table:style-name="ce104" table:content-validation-name="val2" office:value-type="string" calcext:value-type="string">
            <text:p>5,485799×10⁻⁴</text:p>
          </table:table-cell>
          <table:table-cell table:style-name="ce127" table:formula="of:=NUMFORMA(AVALOR([.I41]);[.$H$39];[.$H$40];[.$H$41])" office:value-type="string" office:string-value="0,000549" calcext:value-type="string">
            <text:p>0,000549</text:p>
          </table:table-cell>
          <table:table-cell table:style-name="ce56" table:number-columns-repeated="8"/>
          <table:table-cell table:style-name="ce160" table:number-columns-repeated="2"/>
          <table:table-cell table:number-columns-repeated="7"/>
        </table:table-row>
        <table:table-row table:style-name="ro1">
          <table:table-cell table:style-name="ce56"/>
          <table:table-cell table:style-name="ce56" office:value-type="string" calcext:value-type="string">
            <text:p>ou se |Número|&gt;1 e o núm. de cifras da parte enteira é menor ou igual que limiar.</text:p>
          </table:table-cell>
          <table:table-cell table:style-name="ce56" table:number-columns-repeated="6"/>
          <table:table-cell table:style-name="ce104" table:content-validation-name="val2" office:value-type="float" office:value="1013" calcext:value-type="float">
            <text:p>1013</text:p>
          </table:table-cell>
          <table:table-cell table:style-name="ce127" table:formula="of:=NUMFORMA(AVALOR([.I42]);[.$H$39];[.$H$40];[.$H$41])" office:value-type="string" office:string-value="1010" calcext:value-type="string">
            <text:p>1010</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 científica</text:p>
          </table:table-cell>
          <table:table-cell table:style-name="ce56" office:value-type="string" calcext:value-type="string">
            <text:p>No resto dos casos.</text:p>
          </table:table-cell>
          <table:table-cell table:style-name="ce56" table:number-columns-repeated="6"/>
          <table:table-cell table:style-name="ce255" table:formula="of:=1/760" office:value-type="float" office:value="0.00131578947368421" calcext:value-type="float">
            <text:p>0,001315789</text:p>
          </table:table-cell>
          <table:table-cell table:style-name="ce127" table:formula="of:=NUMFORMA(AVALOR([.I43]);[.$H$39];[.$H$40];[.$H$41])" office:value-type="string" office:string-value="0,00132" calcext:value-type="string">
            <text:p>0,00132</text:p>
          </table:table-cell>
          <table:table-cell table:style-name="ce56" table:number-columns-repeated="8"/>
          <table:table-cell table:style-name="ce160" table:number-columns-repeated="2"/>
          <table:table-cell table:number-columns-repeated="7"/>
        </table:table-row>
        <table:table-row table:style-name="ro1">
          <table:table-cell table:style-name="ce56" office:value-type="string" calcext:value-type="string">
            <text:p>Símbolo de multiplicar (· ou ×) antes de 10ⁿ na notación científica.</text:p>
          </table:table-cell>
          <table:table-cell table:style-name="ce56" table:number-columns-repeated="5"/>
          <table:table-cell table:style-name="ce127" office:value-type="string" calcext:value-type="string">
            <text:p>Notación científica: </text:p>
          </table:table-cell>
          <table:table-cell table:style-name="ce73" table:formula="of:=IF([.H41]=&quot;1&quot;;&quot;×&quot;;&quot;·&quot;)&amp;&quot;10ⁿ&quot;" office:value-type="string" office:string-value="×10ⁿ" calcext:value-type="string">
            <text:p>×10ⁿ</text:p>
          </table:table-cell>
          <table:table-cell table:style-name="ce88" office:value-type="float" office:value="365.25" calcext:value-type="float">
            <text:p>365,25</text:p>
          </table:table-cell>
          <table:table-cell table:style-name="ce127" table:formula="of:=NUMFORMA(AVALOR([.I44]);[.$H$39];[.$H$40];[.$H$41])" office:value-type="string" office:string-value="365" calcext:value-type="string">
            <text:p>365</text:p>
          </table:table-cell>
          <table:table-cell table:style-name="ce56" table:number-columns-repeated="8"/>
          <table:table-cell table:style-name="ce160" table:number-columns-repeated="2"/>
          <table:table-cell table:number-columns-repeated="7"/>
        </table:table-row>
        <table:table-row table:style-name="ro1">
          <table:table-cell table:style-name="ce56" table:number-columns-repeated="8"/>
          <table:table-cell table:style-name="ce88" office:value-type="float" office:value="0.082" calcext:value-type="float">
            <text:p>0,082</text:p>
          </table:table-cell>
          <table:table-cell table:style-name="ce127" table:formula="of:=NUMFORMA(AVALOR([.I45]);[.$H$39];[.$H$40];[.$H$41])" office:value-type="string" office:string-value="0,0820" calcext:value-type="string">
            <text:p>0,0820</text:p>
          </table:table-cell>
          <table:table-cell table:style-name="ce56" table:number-columns-repeated="8"/>
          <table:table-cell table:style-name="ce160" table:number-columns-repeated="2"/>
          <table:table-cell table:number-columns-repeated="7"/>
        </table:table-row>
        <table:table-row table:style-name="ro1">
          <table:table-cell table:style-name="ce82" office:value-type="string" calcext:value-type="string">
            <text:p>OUTR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style-name="ce160" table:number-columns-repeated="2"/>
          <table:table-cell table:number-columns-repeated="7"/>
        </table:table-row>
        <table:table-row table:style-name="ro1">
          <table:table-cell table:style-name="ce85" office:value-type="string" calcext:value-type="string">
            <text:p>Son as celas nas que pode facer outros cálculos distintos aos previstos.</text:p>
          </table:table-cell>
          <table:table-cell table:style-name="ce56" table:number-columns-repeated="17"/>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Etiqueta: </text:p>
          </table:table-cell>
          <table:table-cell table:style-name="ce168"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26" office:value-type="string" calcext:value-type="string">
            <text:p>Fórmula: </text:p>
          </table:table-cell>
          <table:table-cell table:style-name="DatoEntrada" table:number-columns-repeated="5"/>
          <table:table-cell table:style-name="ce181"/>
          <table:table-cell table:style-name="ce56" table:number-columns-repeated="11"/>
          <table:table-cell table:style-name="ce160" table:number-columns-repeated="2"/>
          <table:table-cell table:number-columns-repeated="7"/>
        </table:table-row>
        <table:table-row table:style-name="ro1">
          <table:table-cell table:style-name="ce56" table:number-columns-repeated="18"/>
          <table:table-cell table:style-name="ce160" table:number-columns-repeated="2"/>
          <table:table-cell table:number-columns-repeated="7"/>
        </table:table-row>
        <table:table-row table:style-name="ro1">
          <table:table-cell table:style-name="ce85" office:value-type="string" calcext:value-type="string">
            <text:p>Escribir as ecuacións de cálculo nas celas de cor branca con bordo azul.</text:p>
          </table:table-cell>
          <table:table-cell table:style-name="ce56" table:number-columns-repeated="17"/>
          <table:table-cell table:number-columns-repeated="9"/>
        </table:table-row>
        <table:table-row table:style-name="ro1">
          <table:table-cell table:style-name="ce85" office:value-type="string" calcext:value-type="string">
            <text:p>Se o contido dunha cela está en formato científico (6,02·10²³), usar a función AVALOR para</text:p>
          </table:table-cell>
          <table:table-cell table:style-name="ce56" table:number-columns-repeated="17"/>
          <table:table-cell table:number-columns-repeated="9"/>
        </table:table-row>
        <table:table-row table:style-name="ro1">
          <table:table-cell table:style-name="ce85" office:value-type="string" calcext:value-type="string">
            <text:p>calcular o seu valor numérico. (6,02·10²³ parece un número pero a folla de cálculo veo como un texto)</text:p>
          </table:table-cell>
          <table:table-cell table:style-name="ce56" table:number-columns-repeated="17"/>
          <table:table-cell table:number-columns-repeated="9"/>
        </table:table-row>
        <table:table-row table:style-name="ro1">
          <table:table-cell table:style-name="ce85" office:value-type="string" calcext:value-type="string">
            <text:p>Pódese escribir unha etiqueta para a magnitude nas celas á dereita de «Etiqueta»</text:p>
          </table:table-cell>
          <table:table-cell table:style-name="ce56" table:number-columns-repeated="5"/>
          <table:table-cell table:style-name="ce127" office:value-type="string" calcext:value-type="string">
            <text:p>Período</text:p>
          </table:table-cell>
          <table:table-cell table:style-name="ce56" table:number-columns-repeated="11"/>
          <table:table-cell table:number-columns-repeated="9"/>
        </table:table-row>
        <table:table-row table:style-name="ro1">
          <table:table-cell table:style-name="ce85" office:value-type="string" calcext:value-type="string">
            <text:p>P. ex. para calcular o número de voltas nun movemento circular</text:p>
          </table:table-cell>
          <table:table-cell table:style-name="ce56" table:number-columns-repeated="4"/>
          <table:table-cell table:style-name="ce136"/>
          <table:table-cell table:style-name="ce127" table:formula="of:=NUMFORMA(5280;3;3)" office:value-type="string" office:string-value="5,28·10³" calcext:value-type="string">
            <text:p>5,28·10³</text:p>
          </table:table-cell>
          <table:table-cell table:style-name="ce56" office:value-type="string" calcext:value-type="string">
            <text:p>s</text:p>
          </table:table-cell>
          <table:table-cell table:style-name="ce56" table:number-columns-repeated="10"/>
          <table:table-cell table:number-columns-repeated="9"/>
        </table:table-row>
        <table:table-row table:style-name="ro1">
          <table:table-cell table:style-name="ce85" office:value-type="string" calcext:value-type="string">
            <text:p>Cela de bordo mouro á dereita de «Etiqueta»</text:p>
          </table:table-cell>
          <table:table-cell table:style-name="ce56" table:number-columns-repeated="3"/>
          <table:table-cell table:style-name="ce25" office:value-type="string" calcext:value-type="string">
            <text:p>N.º voltas</text:p>
          </table:table-cell>
          <table:table-cell table:style-name="ce56" table:number-columns-repeated="13"/>
          <table:table-cell table:number-columns-repeated="9"/>
        </table:table-row>
        <table:table-row table:style-name="ro1">
          <table:table-cell table:style-name="ce85" office:value-type="string" calcext:value-type="string">
            <text:p>Cela de bordo azul debaixo dela:</text:p>
          </table:table-cell>
          <table:table-cell table:style-name="ce56" table:number-columns-repeated="3"/>
          <table:table-cell table:style-name="DatoEntrada" table:formula="of:=FORMULA([.C62])" office:value-type="string" office:string-value="=1/AVALOR(G57)" calcext:value-type="string">
            <text:p>=1/AVALOR(G57)</text:p>
          </table:table-cell>
          <table:table-cell table:style-name="ce56" table:number-columns-repeated="13"/>
          <table:table-cell table:number-columns-repeated="9"/>
        </table:table-row>
        <table:table-row table:style-name="ro1">
          <table:table-cell table:style-name="ce149" table:formula="of:=[$Índice.$H$4]" office:value-type="string" office:string-value="O     U     T     R     O     S           C     Á     L     C     U     L     O     S" calcext:value-type="string" table:number-columns-spanned="6" table:number-rows-spanned="1">
            <text:p>O <text:s text:c="4"/>U <text:s text:c="4"/>T <text:s text:c="4"/>R <text:s text:c="4"/>O <text:s text:c="4"/>S <text:s text:c="10"/>C <text:s text:c="4"/>Á <text:s text:c="4"/>L <text:s text:c="4"/>C <text:s text:c="4"/>U <text:s text:c="4"/>L <text:s text:c="4"/>O <text:s text:c="4"/>S</text:p>
          </table:table-cell>
          <table:covered-table-cell table:number-columns-repeated="4" table:style-name="ce119"/>
          <table:covered-table-cell table:style-name="ce181"/>
          <table:table-cell table:style-name="ce181"/>
          <table:table-cell table:style-name="ce56" table:number-columns-repeated="11"/>
          <table:table-cell table:number-columns-repeated="9"/>
        </table:table-row>
        <table:table-row table:style-name="ro1">
          <table:table-cell table:style-name="ce26" office:value-type="string" calcext:value-type="string">
            <text:p>Etiqueta: </text:p>
          </table:table-cell>
          <table:table-cell table:style-name="ce168"/>
          <table:table-cell table:style-name="ce168" office:value-type="string" calcext:value-type="string">
            <text:p>N.º voltas</text:p>
          </table:table-cell>
          <table:table-cell table:style-name="ce168" table:number-columns-repeated="3"/>
          <table:table-cell table:style-name="ce181"/>
          <table:table-cell table:style-name="ce56" table:number-columns-repeated="11"/>
          <table:table-cell table:number-columns-repeated="9"/>
        </table:table-row>
        <table:table-row table:style-name="ro1">
          <table:table-cell table:style-name="ce26" office:value-type="string" calcext:value-type="string">
            <text:p>Fórmula: </text:p>
          </table:table-cell>
          <table:table-cell table:style-name="DatoEntrada"/>
          <table:table-cell table:style-name="ce220" table:formula="of:=1/AVALOR([.G57])" office:value-type="float" office:value="0.000189393939393939" calcext:value-type="float">
            <text:p>0,000189393939393939</text:p>
          </table:table-cell>
          <table:table-cell table:style-name="DatoEntrada" table:number-columns-repeated="3"/>
          <table:table-cell table:style-name="ce181"/>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83" office:value-type="string" calcext:value-type="string">
            <text:p>Format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As celas perden o formato se se copia nelas datos doutro tipo de cela.</text:p>
          </table:table-cell>
          <table:table-cell table:style-name="ce56" table:number-columns-repeated="17"/>
          <table:table-cell table:number-columns-repeated="9"/>
        </table:table-row>
        <table:table-row table:style-name="ro1">
          <table:table-cell table:style-name="ce85" office:value-type="string" calcext:value-type="string">
            <text:p>Por iso recoméndase usar (case) sempre a combinación de teclas [Ctrl] [⇑] [Alt] [V] <text:s/>(Pegar sen formato)</text:p>
          </table:table-cell>
          <table:table-cell table:style-name="ce56" table:number-columns-repeated="17"/>
          <table:table-cell table:number-columns-repeated="9"/>
        </table:table-row>
        <table:table-row table:style-name="ro1">
          <table:table-cell table:style-name="ce85" office:value-type="string" calcext:value-type="string">
            <text:p>Se algunha das celas de cor branca con bordo azul perde o formato, a solución é copiar unha cela similar</text:p>
          </table:table-cell>
          <table:table-cell table:style-name="ce56" table:number-columns-repeated="17"/>
          <table:table-cell table:number-columns-repeated="9"/>
        </table:table-row>
        <table:table-row table:style-name="ro1">
          <table:table-cell table:style-name="ce85" office:value-type="string" calcext:value-type="string">
            <text:p>e pegala (esta vez si, pulsar xuntas as teclas [Ctrl] e [V]) no sitio da que deixou de funcionar.</text:p>
          </table:table-cell>
          <table:table-cell table:style-name="ce56" table:number-columns-repeated="17"/>
          <table:table-cell table:number-columns-repeated="9"/>
        </table:table-row>
        <table:table-row table:style-name="ro1">
          <table:table-cell table:style-name="ce85" office:value-type="string" calcext:value-type="string">
            <text:p>Para evitar perdas de formato copiar e, en vez de pegar, ir ao menú</text:p>
          </table:table-cell>
          <table:table-cell table:style-name="ce56" table:number-columns-repeated="17"/>
          <table:table-cell table:number-columns-repeated="9"/>
        </table:table-row>
        <table:table-row table:style-name="ro1">
          <table:table-cell table:style-name="ce4" office:value-type="string" calcext:value-type="string">
            <text:p>Editar → Pegado especial</text:p>
          </table:table-cell>
          <table:table-cell table:style-name="ce4"/>
          <table:table-cell table:style-name="ce85" office:value-type="string" calcext:value-type="string">
            <text:p>ou pulse a combinación ao tempo as teclas Ctrl, Maiúsculas e V ([Ctrl] [⇑] [V])</text:p>
          </table:table-cell>
          <table:table-cell table:style-name="ce56" table:number-columns-repeated="15"/>
          <table:table-cell table:number-columns-repeated="9"/>
        </table:table-row>
        <table:table-row table:style-name="ro1">
          <table:table-cell table:style-name="ce85" office:value-type="string" calcext:value-type="string">
            <text:p>e desmarcar a opción</text:p>
          </table:table-cell>
          <table:table-cell table:style-name="ce56" table:number-columns-repeated="17"/>
          <table:table-cell table:number-columns-repeated="9"/>
        </table:table-row>
        <table:table-row table:style-name="ro1">
          <table:table-cell table:style-name="ce75" office:value-type="string" calcext:value-type="string">
            <text:p><text:span text:style-name="T12"></text:span> Formatos</text:p>
          </table:table-cell>
          <table:table-cell table:style-name="ce56" table:number-columns-repeated="17"/>
          <table:table-cell table:number-columns-repeated="9"/>
        </table:table-row>
        <table:table-row table:style-name="ro1">
          <table:table-cell table:style-name="ce85" office:value-type="string" calcext:value-type="string">
            <text:p>Para cambiar o formato numérico dunha cela de bordo azul, elixir o tipo de formato na</text:p>
          </table:table-cell>
          <table:table-cell table:style-name="ce56" table:number-columns-repeated="17"/>
          <table:table-cell table:number-columns-repeated="9"/>
        </table:table-row>
        <table:table-row table:style-name="ro1">
          <table:table-cell table:style-name="ce85" office:value-type="string" calcext:value-type="string">
            <text:p>segunda barra de ferramentas. Se non aparecen os formatos que necesita, ir ao menú</text:p>
          </table:table-cell>
          <table:table-cell table:style-name="ce56" table:number-columns-repeated="17"/>
          <table:table-cell table:number-columns-repeated="9"/>
        </table:table-row>
        <table:table-row table:style-name="ro1">
          <table:table-cell table:style-name="ce76" office:value-type="string" calcext:value-type="string">
            <text:p>Ferramentas → Personalizar → (pestana) Barras de ferramentas </text:p>
          </table:table-cell>
          <table:table-cell table:style-name="ce903" table:number-columns-repeated="4"/>
          <table:table-cell table:style-name="ce56" table:number-columns-repeated="13"/>
          <table:table-cell table:number-columns-repeated="9"/>
        </table:table-row>
        <table:table-row table:style-name="ro1">
          <table:table-cell table:style-name="ce85" office:value-type="string" calcext:value-type="string">
            <text:p>e baixo «Destino» elixir</text:p>
          </table:table-cell>
          <table:table-cell table:style-name="ce56" table:number-columns-repeated="17"/>
          <table:table-cell table:number-columns-repeated="9"/>
        </table:table-row>
        <table:table-row table:style-name="ro1">
          <table:table-cell table:style-name="ce87" office:value-type="string" calcext:value-type="string">
            <text:p>Formato → 12 Formato numérico</text:p>
          </table:table-cell>
          <table:table-cell table:style-name="ce56" table:number-columns-repeated="17"/>
          <table:table-cell table:number-columns-repeated="9"/>
        </table:table-row>
        <table:table-row table:style-name="ro1">
          <table:table-cell table:style-name="ce85" office:value-type="string" calcext:value-type="string">
            <text:p>baixar ata que atope</text:p>
          </table:table-cell>
          <table:table-cell table:style-name="ce56" table:number-columns-repeated="17"/>
          <table:table-cell table:number-columns-repeated="9"/>
        </table:table-row>
        <table:table-row table:style-name="ro1">
          <table:table-cell table:style-name="ce75" office:value-type="string" calcext:value-type="string">
            <text:p>E Científico</text:p>
          </table:table-cell>
          <table:table-cell table:style-name="ce56" table:number-columns-repeated="17"/>
          <table:table-cell table:number-columns-repeated="9"/>
        </table:table-row>
        <table:table-row table:style-name="ro1">
          <table:table-cell table:style-name="ce56" office:value-type="string" calcext:value-type="string">
            <text:p>e marcalo.</text:p>
          </table:table-cell>
          <table:table-cell table:style-name="ce56" table:number-columns-repeated="17"/>
          <table:table-cell table:number-columns-repeated="9"/>
        </table:table-row>
        <table:table-row table:style-name="ro1">
          <table:table-cell table:style-name="ce85" office:value-type="string" calcext:value-type="string">
            <text:p>Se aparecen demasiados decimais ou formato exponencial cando non o necesita</text:p>
          </table:table-cell>
          <table:table-cell table:style-name="ce56" table:number-columns-repeated="17"/>
          <table:table-cell table:number-columns-repeated="9"/>
        </table:table-row>
        <table:table-row table:style-name="ro1">
          <table:table-cell table:style-name="ce85" office:value-type="string" calcext:value-type="string">
            <text:p>facer clic na cela e pulsar ao tempo as teclas</text:p>
          </table:table-cell>
          <table:table-cell table:style-name="ce56" table:number-columns-repeated="3"/>
          <table:table-cell table:style-name="ce56" office:value-type="string" calcext:value-type="string">
            <text:p>[Ctrl] [<text:span text:style-name="T3">M]</text:span></text:p>
          </table:table-cell>
          <table:table-cell table:style-name="ce85" office:value-type="string" calcext:value-type="string">
            <text:p>(Eliminar formato directo)</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96" office:value-type="float" office:value="0.333333333333333" calcext:value-type="float">
            <text:p>0,333333333333333</text:p>
          </table:table-cell>
          <table:table-cell table:style-name="ce56" office:value-type="string" calcext:value-type="string">
            <text:p><text:s/>nunha cela pode:</text:p>
          </table:table-cell>
          <table:table-cell table:style-name="ce56" table:number-columns-repeated="2"/>
          <table:table-cell table:style-name="ce85"/>
          <table:table-cell table:style-name="ce56" table:number-columns-repeated="12"/>
          <table:table-cell table:number-columns-repeated="9"/>
        </table:table-row>
        <table:table-row table:style-name="ro1">
          <table:table-cell table:style-name="ce85" office:value-type="string" calcext:value-type="string">
            <text:p>• Pulsar na cela e pulsar na icona</text:p>
          </table:table-cell>
          <table:table-cell table:style-name="ce56" table:number-columns-repeated="2"/>
          <table:table-cell table:style-name="ce159" office:value-type="string" calcext:value-type="string">
            <text:p>,00<text:span text:style-name="T8">×</text:span></text:p>
          </table:table-cell>
          <table:table-cell table:style-name="ce56" office:value-type="string" calcext:value-type="string">
            <text:p><text:s/>da barra de ferramentas</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varias veces ata que apareza un valor</text:p>
          </table:table-cell>
          <table:table-cell table:style-name="ce56" table:number-columns-repeated="2"/>
          <table:table-cell table:style-name="ce196" office:value-type="float" office:value="0.3333333333" calcext:value-type="float">
            <text:p>0,3333333333</text:p>
          </table:table-cell>
          <table:table-cell table:style-name="ce56"/>
          <table:table-cell table:style-name="ce85"/>
          <table:table-cell table:style-name="ce56" table:number-columns-repeated="12"/>
          <table:table-cell table:number-columns-repeated="9"/>
        </table:table-row>
        <table:table-row table:style-name="ro1">
          <table:table-cell table:style-name="ce85" office:value-type="string" calcext:value-type="string">
            <text:p>• Cambiar a formato científico na icona</text:p>
          </table:table-cell>
          <table:table-cell table:style-name="ce56" table:number-columns-repeated="2"/>
          <table:table-cell table:style-name="ce223" office:value-type="string" calcext:value-type="string">
            <text:p>E</text:p>
          </table:table-cell>
          <table:table-cell table:style-name="ce56" office:value-type="string" calcext:value-type="string">
            <text:p><text:s/>o que daría</text:p>
          </table:table-cell>
          <table:table-cell table:style-name="ce240" office:value-type="float" office:value="0.333" calcext:value-type="float">
            <text:p>3,33E-01</text:p>
          </table:table-cell>
          <table:table-cell table:style-name="ce56" table:number-columns-repeated="12"/>
          <table:table-cell table:number-columns-repeated="9"/>
        </table:table-row>
        <table:table-row table:style-name="ro1">
          <table:table-cell table:style-name="ce85" office:value-type="string" calcext:value-type="string">
            <text:p>• Cambiar o tamaño da letra na barra de formato</text:p>
          </table:table-cell>
          <table:table-cell table:style-name="ce56" table:number-columns-repeated="3"/>
          <table:table-cell table:style-name="ce56" office:value-type="string" calcext:value-type="string">
            <text:p>11 pt</text:p>
          </table:table-cell>
          <table:table-cell table:style-name="ce85"/>
          <table:table-cell table:style-name="ce56" table:number-columns-repeated="12"/>
          <table:table-cell table:number-columns-repeated="9"/>
        </table:table-row>
        <table:table-row table:style-name="ro1">
          <table:table-cell table:style-name="ce85" office:value-type="string" calcext:value-type="string">
            <text:p>Con 11 pt:</text:p>
          </table:table-cell>
          <table:table-cell table:style-name="ce196" office:value-type="float" office:value="0.333333333333333" calcext:value-type="float">
            <text:p>0,333333333333333</text:p>
          </table:table-cell>
          <table:table-cell table:style-name="ce56" office:value-type="string" calcext:value-type="string">
            <text:p>Con 12 pt:</text:p>
          </table:table-cell>
          <table:table-cell table:style-name="ce235" office:value-type="float" office:value="0.333333333333333" calcext:value-type="float">
            <text:p>0,333333333333333</text:p>
          </table:table-cell>
          <table:table-cell table:style-name="ce56" office:value-type="string" calcext:value-type="string">
            <text:p>Con 10 pt:</text:p>
          </table:table-cell>
          <table:table-cell table:style-name="ce241" office:value-type="float" office:value="0.333333333333333" calcext:value-type="float">
            <text:p>0,333333333333333</text:p>
          </table:table-cell>
          <table:table-cell table:style-name="ce56" table:number-columns-repeated="12"/>
          <table:table-cell table:number-columns-repeated="9"/>
        </table:table-row>
        <table:table-row table:style-name="ro1">
          <table:table-cell table:style-name="ce56" table:number-columns-repeated="18"/>
          <table:table-cell table:number-columns-repeated="9"/>
        </table:table-row>
        <table:table-row table:style-name="ro1">
          <table:table-cell table:style-name="ce90" office:value-type="string" calcext:value-type="string">
            <text:p>Copiar un resultado noutra ce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Na cela onde se desexa colocar un valor que é o resultado dun apartado anterior</text:p>
          </table:table-cell>
          <table:table-cell table:style-name="ce56" table:number-columns-repeated="17"/>
          <table:table-cell table:number-columns-repeated="9"/>
        </table:table-row>
        <table:table-row table:style-name="ro1">
          <table:table-cell table:style-name="ce85" office:value-type="string" calcext:value-type="string">
            <text:p>escríbese</text:p>
          </table:table-cell>
          <table:table-cell table:style-name="ce121" office:value-type="string" calcext:value-type="string">
            <text:p>=AVALOR()</text:p>
          </table:table-cell>
          <table:table-cell table:style-name="ce56" office:value-type="string" calcext:value-type="string">
            <text:p><text:s/></text:p>
          </table:table-cell>
          <table:table-cell table:style-name="ce56" table:number-columns-repeated="15"/>
          <table:table-cell table:number-columns-repeated="9"/>
        </table:table-row>
        <table:table-row table:style-name="ro1">
          <table:table-cell table:style-name="ce85" office:value-type="string" calcext:value-type="string">
            <text:p>Faise clic no medio dos parénteses desta fórmula</text:p>
          </table:table-cell>
          <table:table-cell table:style-name="ce56" table:number-columns-repeated="17"/>
          <table:table-cell table:number-columns-repeated="9"/>
        </table:table-row>
        <table:table-row table:style-name="ro1">
          <table:table-cell table:style-name="ce85" office:value-type="string" calcext:value-type="string">
            <text:p>e despois faise clic na cela que contén o resultado que se quere copiar.</text:p>
          </table:table-cell>
          <table:table-cell table:style-name="ce56" table:number-columns-repeated="17"/>
          <table:table-cell table:number-columns-repeated="9"/>
        </table:table-row>
        <table:table-row table:style-name="ro1">
          <table:table-cell table:style-name="ce85" office:value-type="string" calcext:value-type="string">
            <text:p>Lévase o cursor á liña de entrada onde aparece a fórmula, faise clic e púlsase a tecla [F9]</text:p>
          </table:table-cell>
          <table:table-cell table:style-name="ce56" table:number-columns-repeated="17"/>
          <table:table-cell table:number-columns-repeated="9"/>
        </table:table-row>
        <table:table-row table:style-name="ro1">
          <table:table-cell table:style-name="ce85" office:value-type="string" calcext:value-type="string">
            <text:p>Púlsase a tecla [↲] («Intro») dúas veces e o resultado queda gardado na cela.</text:p>
          </table:table-cell>
          <table:table-cell table:style-name="ce56" table:number-columns-repeated="17"/>
          <table:table-cell table:number-columns-repeated="9"/>
        </table:table-row>
        <table:table-row table:style-name="ro1">
          <table:table-cell table:style-name="DatoEntrada"/>
          <table:table-cell table:style-name="ce56"/>
          <table:table-cell table:style-name="ce56" office:value-type="string" calcext:value-type="string">
            <text:p>Resultado:</text:p>
          </table:table-cell>
          <table:table-cell table:style-name="ce56" table:formula="of:=NUMFORMA(PI();5)" office:value-type="string" office:string-value="3,1416" calcext:value-type="string">
            <text:p>3,1416</text:p>
          </table:table-cell>
          <table:table-cell table:style-name="ce56" table:number-columns-repeated="14"/>
          <table:table-cell table:number-columns-repeated="9"/>
        </table:table-row>
        <table:table-row table:style-name="ro1">
          <table:table-cell table:style-name="ce56" table:number-columns-repeated="18"/>
          <table:table-cell table:number-columns-repeated="9"/>
        </table:table-row>
        <table:table-row table:style-name="ro1">
          <table:table-cell table:style-name="ce84" office:value-type="string" calcext:value-type="string">
            <text:p>Como levar os datos dos exemplos aos cálcul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56" table:number-columns-repeated="2"/>
          <table:table-cell table:style-name="ce127" office:value-type="string" calcext:value-type="string">
            <text:p>Seleccionar a zona de cor branca</text:p>
          </table:table-cell>
          <table:table-cell table:style-name="ce56" office:value-type="string" calcext:value-type="string">
            <text:p>co rato</text:p>
          </table:table-cell>
          <table:table-cell table:style-name="ce56" office:value-type="string" calcext:value-type="string">
            <text:p>facendo clic na cela de cor branca e bordo azul de arriba á esquerda</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e pulsando coa outra man na tecla Control («ctrl»), mentres fai clic na cela de abaixo á dereita, </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comprobando que non haxa celas seleccionadas que non sexan de cor branca e bordo azul.</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Copiar</text:p>
          </table:table-cell>
          <table:table-cell table:style-name="ce56" office:value-type="string" calcext:value-type="string">
            <text:p>[Ctrl] [C]</text:p>
          </table:table-cell>
          <table:table-cell table:style-name="ce56" office:value-type="string" calcext:value-type="string">
            <text:p>pulsando ao tempo as teclas Control e C</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Volver á pestana de cálculo</text:p>
          </table:table-cell>
          <table:table-cell table:style-name="ce56"/>
          <table:table-cell table:style-name="ce56" office:value-type="string" calcext:value-type="string">
            <text:p>pulsando coa outra man na tecla Maiúsculas ([⇑]) mentres fai clic en Cálculo na folla de datos</text:p>
          </table:table-cell>
          <table:table-cell table:style-name="ce56" table:number-columns-repeated="13"/>
          <table:table-cell table:number-columns-repeated="9"/>
        </table:table-row>
        <table:table-row table:style-name="ro1">
          <table:table-cell table:style-name="ce56" table:number-columns-repeated="2"/>
          <table:table-cell table:style-name="ce127"/>
          <table:table-cell table:style-name="ce56"/>
          <table:table-cell table:style-name="ce56" office:value-type="string" calcext:value-type="string">
            <text:p>ou facendo clic na pestana correspondente na parte inferior</text:p>
          </table:table-cell>
          <table:table-cell table:style-name="ce56" table:number-columns-repeated="13"/>
          <table:table-cell table:number-columns-repeated="9"/>
        </table:table-row>
        <table:table-row table:style-name="ro1">
          <table:table-cell table:style-name="ce56" table:number-columns-repeated="2"/>
          <table:table-cell table:style-name="ce127" office:value-type="string" calcext:value-type="string">
            <text:p>Facer clic na primeira cela semellante</text:p>
          </table:table-cell>
          <table:table-cell table:style-name="ce56" office:value-type="string" calcext:value-type="string">
            <text:p>co rato</text:p>
          </table:table-cell>
          <table:table-cell table:style-name="ce56" office:value-type="string" calcext:value-type="string">
            <text:p>facendo clic na primeira cela semellante á que ten copiado</text:p>
          </table:table-cell>
          <table:table-cell table:style-name="ce56" table:number-columns-repeated="13"/>
          <table:table-cell table:number-columns-repeated="9"/>
        </table:table-row>
        <table:table-row table:style-name="ro1">
          <table:table-cell table:style-name="ce56"/>
          <table:table-cell table:style-name="ce127" office:value-type="string" calcext:value-type="string">
            <text:p>Pegar (sen formato)</text:p>
          </table:table-cell>
          <table:table-cell table:style-name="ce127"/>
          <table:table-cell table:style-name="ce127" office:value-type="string" calcext:value-type="string">
            <text:p>[Ctrl] [<text:span text:style-name="T11">⇑] [Alt] [V]</text:span></text:p>
          </table:table-cell>
          <table:table-cell table:style-name="ce56" office:value-type="string" calcext:value-type="string">
            <text:p>pulsando ao tempo as teclas Control, Maiúsculas, Alt e V</text:p>
          </table:table-cell>
          <table:table-cell table:style-name="ce56" table:number-columns-repeated="13"/>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lgo non vai</text:p>
          </table:table-cell>
          <table:table-cell table:style-name="ce56" table:number-columns-repeated="17"/>
          <table:table-cell table:number-columns-repeated="9"/>
        </table:table-row>
        <table:table-row table:style-name="ro1">
          <table:table-cell table:style-name="ce82" office:value-type="string" calcext:value-type="string">
            <text:p>Non se poden modificar as celas protexida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o intentar escribir nunha cela de bordo azul aparece unha mensaxe</text:p>
          </table:table-cell>
          <table:table-cell table:style-name="ce56" table:number-columns-repeated="17"/>
          <table:table-cell table:number-columns-repeated="9"/>
        </table:table-row>
        <table:table-row table:style-name="ro1">
          <table:table-cell table:style-name="ce93" office:value-type="string" calcext:value-type="string">
            <text:p>Non é posible modificar modificar as celas protexidas.</text:p>
          </table:table-cell>
          <table:table-cell table:style-name="ce56" table:number-columns-repeated="17"/>
          <table:table-cell table:number-columns-repeated="9"/>
        </table:table-row>
        <table:table-row table:style-name="ro1">
          <table:table-cell table:style-name="ce94" office:value-type="string" calcext:value-type="string">
            <text:p>i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Copiar outra cela de bordo azul e péguela na cela na que non podía escribir. </text:p>
          </table:table-cell>
          <table:table-cell table:style-name="ce56" table:number-columns-repeated="17"/>
          <table:table-cell table:number-columns-repeated="9"/>
        </table:table-row>
        <table:table-row table:style-name="ro1">
          <table:table-cell table:style-name="ce85" office:value-type="string" calcext:value-type="string">
            <text:p>Volver ao menú</text:p>
          </table:table-cell>
          <table:table-cell table:style-name="ce56" table:number-columns-repeated="17"/>
          <table:table-cell table:number-columns-repeated="9"/>
        </table:table-row>
        <table:table-row table:style-name="ro1">
          <table:table-cell table:style-name="ce4" office:value-type="string" calcext:value-type="string">
            <text:p>Ferramentas</text:p>
          </table:table-cell>
          <table:table-cell table:style-name="ce56" table:number-columns-repeated="17"/>
          <table:table-cell table:number-columns-repeated="9"/>
        </table:table-row>
        <table:table-row table:style-name="ro1">
          <table:table-cell table:style-name="ce85" office:value-type="string" calcext:value-type="string">
            <text:p>e facer clic en</text:p>
          </table:table-cell>
          <table:table-cell table:style-name="ce56" table:number-columns-repeated="17"/>
          <table:table-cell table:number-columns-repeated="9"/>
        </table:table-row>
        <table:table-row table:style-name="ro1">
          <table:table-cell table:style-name="ce32" office:value-type="string" calcext:value-type="string">
            <text:p>Protexer folla</text:p>
          </table:table-cell>
          <table:table-cell table:style-name="ce56" table:number-columns-repeated="17"/>
          <table:table-cell table:number-columns-repeated="9"/>
        </table:table-row>
        <table:table-row table:style-name="ro1">
          <table:table-cell table:style-name="ce85" office:value-type="string" calcext:value-type="string">
            <text:p>(Se non se fai, probablemente perda as ecuacións que fan funcionar a folla)</text:p>
          </table:table-cell>
          <table:table-cell table:style-name="ce56" table:number-columns-repeated="17"/>
          <table:table-cell table:number-columns-repeated="9"/>
        </table:table-row>
        <table:table-row table:style-name="ro1">
          <table:table-cell table:style-name="ce85" office:value-type="string" calcext:value-type="string">
            <text:p>Agora debería poderse escribir na cela (ou borrar o seu contido)</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82" office:value-type="string" calcext:value-type="string">
            <text:p>Aparecen erros nos resultado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Se aparece</text:p>
          </table:table-cell>
          <table:table-cell table:style-name="ce122" table:formula="of:=NA()" office:value-type="string" office:string-value="" calcext:value-type="error">
            <text:p>#N/D</text:p>
          </table:table-cell>
          <table:table-cell table:style-name="ce85" office:value-type="string" calcext:value-type="string">
            <text:p>ou outros erros nalgunha cela haberá que revisar os menús despregables.</text:p>
          </table:table-cell>
          <table:table-cell table:style-name="ce56" table:number-columns-repeated="15"/>
          <table:table-cell table:number-columns-repeated="9"/>
        </table:table-row>
        <table:table-row table:style-name="ro1">
          <table:table-cell table:style-name="ce85" office:value-type="string" calcext:value-type="string">
            <text:p>O máis probable é que queden opcións dun problema anterior que xa non son válidas </text:p>
          </table:table-cell>
          <table:table-cell table:style-name="ce56" table:number-columns-repeated="17"/>
          <table:table-cell table:number-columns-repeated="9"/>
        </table:table-row>
        <table:table-row table:style-name="ro1">
          <table:table-cell table:style-name="ce85" office:value-type="string" calcext:value-type="string">
            <text:p>para o problema actual. Despregar o menú na cela de cor laranxa e elixir unha das opcións da lista.</text:p>
          </table:table-cell>
          <table:table-cell table:style-name="ce56" table:number-columns-repeated="17"/>
          <table:table-cell table:number-columns-repeated="9"/>
        </table:table-row>
        <table:table-row table:style-name="ro1">
          <table:table-cell table:style-name="ce56" table:number-columns-repeated="18"/>
          <table:table-cell table:number-columns-repeated="9"/>
        </table:table-row>
        <table:table-row table:style-name="ro1">
          <table:table-cell table:style-name="ce95" office:value-type="string" calcext:value-type="string">
            <text:p>O botón «Borrar datos» non vai</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85" office:value-type="string" calcext:value-type="string">
            <text:p>É posible que os botóns de formulario estean en modo deseño.</text:p>
          </table:table-cell>
          <table:table-cell table:style-name="ce56" table:number-columns-repeated="17"/>
          <table:table-cell table:number-columns-repeated="9"/>
        </table:table-row>
        <table:table-row table:style-name="ro1">
          <table:table-cell table:style-name="ce85" office:value-type="string" calcext:value-type="string">
            <text:p>Probar con</text:p>
          </table:table-cell>
          <table:table-cell table:style-name="ce56" table:number-columns-repeated="17"/>
          <table:table-cell table:number-columns-repeated="9"/>
        </table:table-row>
        <table:table-row table:style-name="ro1">
          <table:table-cell table:style-name="ce4" office:value-type="string" calcext:value-type="string">
            <text:p>Ver → Barras de ferramentas → Deseño de formulario</text:p>
          </table:table-cell>
          <table:table-cell table:style-name="ce4" table:number-columns-repeated="3"/>
          <table:table-cell table:style-name="ce56" table:number-columns-repeated="14"/>
          <table:table-cell table:number-columns-repeated="9"/>
        </table:table-row>
        <table:table-row table:style-name="ro1">
          <table:table-cell table:style-name="ce85" office:value-type="string" calcext:value-type="string">
            <text:p>e comprobar que o modo deseño (a 2ª icona con aspecto dunha man co dedo índice) non está activado.</text:p>
          </table:table-cell>
          <table:table-cell table:style-name="ce56" table:number-columns-repeated="17"/>
          <table:table-cell table:number-columns-repeated="9"/>
        </table:table-row>
        <table:table-row table:style-name="ro1">
          <table:table-cell table:style-name="ce85" office:value-type="string" calcext:value-type="string">
            <text:p>Se o está, desactivalo (clic nesa icona) e pechar esa barra de ferramentas.</text:p>
          </table:table-cell>
          <table:table-cell table:style-name="ce56" table:number-columns-repeated="17"/>
          <table:table-cell table:number-columns-repeated="9"/>
        </table:table-row>
        <table:table-row table:style-name="ro1">
          <table:table-cell table:style-name="ce93"/>
          <table:table-cell table:style-name="ce56" table:number-columns-repeated="17"/>
          <table:table-cell table:number-columns-repeated="9"/>
        </table:table-row>
        <table:table-row table:style-name="ro1">
          <table:table-cell table:style-name="ce96" office:value-type="string" calcext:value-type="string">
            <text:p>Instrucións xerais</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97" office:value-type="string" calcext:value-type="string" table:number-columns-spanned="7" table:number-rows-spanned="12">
            <text:p>Pódense borrar os datos facendo clic no botón vermello «Borrar datos».  Se só se queren borrar algúns datos, seleccionar unha zona co rato e facer clic no botón «Borrar datos». Os datos que aparecen despois de «Borrar datos» son os valores por defecto.</text:p>
            <text:p>Nas celas de cor laranxa elixir entre as magnitudes, unidades ou cantidades propostas, ou pulsar a tecla [Supr], [Del] ou [⌫] para deixalas en branco o poñer o valor por defecto.</text:p>
            <text:p>Nas celas de cor branca e bordo azul escribir o valor da magnitude elixida nas unidades que aparecen á súa dereita ou encima.</text:p>
            <text:p><text:span text:style-name="T13">Pulsar a tecla [⇋] (Tabulador) para pasar á seguinte cela ou [⇑] (Maiúscula) xunto con [⇋]</text:span> para ir á anterior.</text:p>
            <text:p>Para escribir en formato científico usar a letra E como «10 elevado a». Así «2E6» equivale a «2·10⁶». Tamén se pode escribir «2·10⁶» empregando o «·» ([⇑][3]) e o símbolo «^» ([⇑][`]) diante dos expoñentes: 10⁶.</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text:span text:style-name="T14">Instrucións para os </text:span><text:span text:style-name="T15">resultad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03" office:value-type="string" calcext:value-type="string" table:number-columns-spanned="7" table:number-rows-spanned="2">
            <text:p>Axustar o formato numérico dos resultados no botón «Cifras significativas».</text:p>
            <text:p>Usar as celas de cor laranxa para elixir magnitudes ou unidades.</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9" office:value-type="string" calcext:value-type="string">
            <text:p><text:span text:style-name="T14">Instrucións para outros cálcul</text:span><text:span text:style-name="T15">os</text:span></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1" office:value-type="string" calcext:value-type="string" table:number-columns-spanned="7" table:number-rows-spanned="4">
            <text:p>Escribir as ecuacións de cálculo nas celas de cor branca con bordo azul.</text:p>
            <text:p><text:span text:style-name="T16">Se o contido dunha cela está en formato científico (6,02·10²³), usar a función AVALOR para calcular o seu valor numérico. (6,02·10²³ p</text:span>arece un número pero a folla de cálculo veo como un texto)</text:p>
            <text:p>Pódese escribir unha etiqueta para a magnitude nas celas á dereita de «Etiqueta»</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102" office:value-type="string" calcext:value-type="string">
            <text:p>Erro ao abrir unha folla</text:p>
          </table:table-cell>
          <table:table-cell table:style-name="ce56" table:number-columns-repeated="4"/>
          <table:table-cell table:style-name="ce49" office:value-type="string" calcext:value-type="string">
            <text:p><text:a xlink:href="#NotasAyuda" xlink:type="simple">Ir arriba</text:a></text:p>
          </table:table-cell>
          <table:table-cell table:style-name="ce56" table:number-columns-repeated="12"/>
          <table:table-cell table:number-columns-repeated="9"/>
        </table:table-row>
        <table:table-row table:style-name="ro1">
          <table:table-cell table:style-name="ce112" office:value-type="string" calcext:value-type="string" table:number-columns-spanned="7" table:number-rows-spanned="2">
            <text:p><text:span text:style-name="T16">Se, ao abrir a folla de cálculo, aparecen celas con erros ou con ###, pulse ao tempo as teclas Control, Maiúsculas e F9 ([Ctrl] [</text:span><text:span text:style-name="T17">⇑] [F9]</text:span><text:span text:style-name="T18">)</text:span> e, normalmente, o problema soluciónase.</text:p>
          </table:table-cell>
          <table:covered-table-cell table:number-columns-repeated="6" table:style-name="ce56"/>
          <table:table-cell table:style-name="ce56" table:number-columns-repeated="11"/>
          <table:table-cell table:number-columns-repeated="9"/>
        </table:table-row>
        <table:table-row table:style-name="ro1">
          <table:covered-table-cell table:number-columns-repeated="7" table:style-name="ce56"/>
          <table:table-cell table:style-name="ce56" table:number-columns-repeated="11"/>
          <table:table-cell table:number-columns-repeated="9"/>
        </table:table-row>
        <table:table-row table:style-name="ro1">
          <table:table-cell table:style-name="ce56" table:number-columns-repeated="18"/>
          <table:table-cell table:number-columns-repeated="9"/>
        </table:table-row>
        <table:table-row table:style-name="ro1">
          <table:table-cell table:style-name="ce967" office:value-type="string" calcext:value-type="string">
            <text:p>Actualizado</text:p>
          </table:table-cell>
          <table:table-cell table:style-name="ce124" office:value-type="date" office:date-value="2024-10-28" calcext:value-type="date">
            <text:p>28/10/24</text:p>
          </table:table-cell>
          <table:table-cell table:number-columns-repeated="25"/>
        </table:table-row>
        <table:table-row table:style-name="ro1" table:number-rows-repeated="1048394">
          <table:table-cell table:number-columns-repeated="27"/>
        </table:table-row>
        <table:table-row table:style-name="ro2" table:number-rows-repeated="16">
          <table:table-cell table:number-columns-repeated="27"/>
        </table:table-row>
        <table:table-row table:style-name="ro2">
          <table:table-cell table:number-columns-repeated="27"/>
        </table:table-row>
      </table:table>
      <table:table table:name="Índice" table:style-name="ta1" table:protected="true" table:print="false">
        <loext:table-protection loext:select-protected-cells="true" loext:select-unprotected-cells="true"/>
        <office:forms form:automatic-focus="false" form:apply-design-mode="false"/>
        <table:table-column table:style-name="co14" table:default-cell-style-name="ce63"/>
        <table:table-column table:style-name="co15" table:default-cell-style-name="ce63"/>
        <table:table-column table:style-name="co16" table:default-cell-style-name="ce63"/>
        <table:table-column table:style-name="co17" table:default-cell-style-name="ce63"/>
        <table:table-column table:style-name="co18" table:default-cell-style-name="ce63"/>
        <table:table-column table:style-name="co11" table:default-cell-style-name="ce63"/>
        <table:table-column table:style-name="co19" table:default-cell-style-name="ce63"/>
        <table:table-column table:style-name="co20" table:default-cell-style-name="ce63"/>
        <table:table-column table:style-name="co11" table:number-columns-repeated="56" table:default-cell-style-name="ce63"/>
        <table:table-row table:style-name="ro2">
          <table:table-cell table:style-name="ce40"/>
          <table:table-cell table:style-name="ce191" office:value-type="string" calcext:value-type="string">
            <text:p>Pestana</text:p>
          </table:table-cell>
          <table:table-cell table:style-name="ce80" table:formula="of:=EXPANDETEXTO([.$G$17];5)">
            <text:p/>
          </table:table-cell>
          <table:table-cell table:style-name="ce40"/>
          <table:table-cell table:style-name="ce195" table:number-columns-repeated="2"/>
          <table:table-cell table:style-name="ce160" office:value-type="string" calcext:value-type="string">
            <text:p>Títulos</text:p>
          </table:table-cell>
          <table:table-cell table:style-name="ce108" office:value-type="float" office:value="5" calcext:value-type="float">
            <text:p>5</text:p>
          </table:table-cell>
          <table:table-cell table:number-columns-repeated="56"/>
        </table:table-row>
        <table:table-row table:style-name="ro1">
          <table:table-cell table:style-name="ce40" office:value-type="string" calcext:value-type="string">
            <text:p>Introdución</text:p>
          </table:table-cell>
          <table:table-cell table:style-name="ce50" office:value-type="string" calcext:value-type="string">
            <text:p>Introd</text:p>
          </table:table-cell>
          <table:table-cell table:style-name="ce194" office:value-type="string" calcext:value-type="string">
            <text:p><text:a xlink:href="#Introd" xlink:type="simple">Introdución</text:a></text:p>
          </table:table-cell>
          <table:table-cell table:style-name="ce40"/>
          <table:table-cell table:style-name="ce195" table:number-columns-repeated="2"/>
          <table:table-cell table:style-name="ce160" office:value-type="string" calcext:value-type="string">
            <text:p>DATOS</text:p>
          </table:table-cell>
          <table:table-cell table:style-name="ce108" table:formula="of:=EXPANDETEXTO([.G2];[.$H$1])" office:value-type="string" office:string-value="D     A     T     O     S" calcext:value-type="string">
            <text:p>D <text:s text:c="4"/>A <text:s text:c="4"/>T <text:s text:c="4"/>O <text:s text:c="4"/>S</text:p>
          </table:table-cell>
          <table:table-cell table:number-columns-repeated="56"/>
        </table:table-row>
        <table:table-row table:style-name="ro1">
          <table:table-cell table:style-name="ce187" office:value-type="string" calcext:value-type="string">
            <text:p>Axuda</text:p>
          </table:table-cell>
          <table:table-cell table:style-name="ce50" office:value-type="string" calcext:value-type="string">
            <text:p>Axuda</text:p>
          </table:table-cell>
          <table:table-cell table:style-name="ce49" office:value-type="string" calcext:value-type="string">
            <text:p><text:a xlink:href="#Axuda" xlink:type="simple">Axuda</text:a></text:p>
          </table:table-cell>
          <table:table-cell table:style-name="ce40"/>
          <table:table-cell table:style-name="ce195" table:number-columns-repeated="2"/>
          <table:table-cell table:style-name="ce160" office:value-type="string" calcext:value-type="string">
            <text:p>RESULTADOS</text:p>
          </table:table-cell>
          <table:table-cell table:style-name="ce108" table:formula="of:=EXPANDETEXTO([.G3];[.$H$1])" office:value-type="string" office:string-value="R     E     S     U     L     T     A     D     O     S" calcext:value-type="string">
            <text:p>R <text:s text:c="4"/>E <text:s text:c="4"/>S <text:s text:c="4"/>U <text:s text:c="4"/>L <text:s text:c="4"/>T <text:s text:c="4"/>A <text:s text:c="4"/>D <text:s text:c="4"/>O <text:s text:c="4"/>S</text:p>
          </table:table-cell>
          <table:table-cell table:number-columns-repeated="56"/>
        </table:table-row>
        <table:table-row table:style-name="ro1">
          <table:table-cell table:style-name="ce187"/>
          <table:table-cell table:style-name="ce50"/>
          <table:table-cell table:style-name="ce40" office:value-type="string" calcext:value-type="string">
            <text:p>Cálculo</text:p>
          </table:table-cell>
          <table:table-cell table:style-name="ce40" office:value-type="string" calcext:value-type="string">
            <text:p>Exemplos</text:p>
          </table:table-cell>
          <table:table-cell table:style-name="ce195" table:number-columns-repeated="2"/>
          <table:table-cell table:style-name="ce160" office:value-type="string" calcext:value-type="string">
            <text:p>OUTROS CÁLCULOS</text:p>
          </table:table-cell>
          <table:table-cell table:style-name="ce108" table:formula="of:=EXPANDETEXTO([.G4];[.$H$1])" office:value-type="string" office:string-value="O     U     T     R     O     S           C     Á     L     C     U     L     O     S" calcext:value-type="string">
            <text:p>O <text:s text:c="4"/>U <text:s text:c="4"/>T <text:s text:c="4"/>R <text:s text:c="4"/>O <text:s text:c="4"/>S <text:s text:c="10"/>C <text:s text:c="4"/>Á <text:s text:c="4"/>L <text:s text:c="4"/>C <text:s text:c="4"/>U <text:s text:c="4"/>L <text:s text:c="4"/>O <text:s text:c="4"/>S</text:p>
          </table:table-cell>
          <table:table-cell table:number-columns-repeated="56"/>
        </table:table-row>
        <table:table-row table:style-name="ro1">
          <table:table-cell table:style-name="ce190" office:value-type="string" calcext:value-type="string">
            <text:p>Gravitación</text:p>
          </table:table-cell>
          <table:table-cell table:style-name="ce50" office:value-type="string" calcext:value-type="string">
            <text:p>Satélites</text:p>
          </table:table-cell>
          <table:table-cell table:style-name="ce194" office:value-type="string" calcext:value-type="string">
            <text:p><text:a xlink:href="#Satélites" xlink:type="simple">Cálculo da masa dun astro a partir dos datos dos seus satélites</text:a></text:p>
          </table:table-cell>
          <table:table-cell table:style-name="ce194" office:value-type="string" calcext:value-type="string">
            <text:p><text:a xlink:href="#D_Satélites" xlink:type="simple">D_Satelites</text:a></text:p>
          </table:table-cell>
          <table:table-cell table:style-name="ce195" table:number-columns-repeated="2"/>
          <table:table-cell table:style-name="ce160" office:value-type="string" calcext:value-type="string">
            <text:p>GRÁFICAS</text:p>
          </table:table-cell>
          <table:table-cell table:style-name="ce108" table:formula="of:=EXPANDETEXTO([.G5];[.$H$1])" office:value-type="string" office:string-value="G     R     Á     F     I     C     A     S" calcext:value-type="string">
            <text:p>G <text:s text:c="4"/>R <text:s text:c="4"/>Á <text:s text:c="4"/>F <text:s text:c="4"/>I <text:s text:c="4"/>C <text:s text:c="4"/>A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REFERENCIAS</text:p>
          </table:table-cell>
          <table:table-cell table:style-name="ce108" table:formula="of:=EXPANDETEXTO([.G6];[.$H$1])" office:value-type="string" office:string-value="R     E     F     E     R     E     N     C     I     A     S" calcext:value-type="string">
            <text:p>R <text:s text:c="4"/>E <text:s text:c="4"/>F <text:s text:c="4"/>E <text:s text:c="4"/>R <text:s text:c="4"/>E <text:s text:c="4"/>N <text:s text:c="4"/>C <text:s text:c="4"/>I <text:s text:c="4"/>A <text:s text:c="4"/>S</text:p>
          </table:table-cell>
          <table:table-cell table:number-columns-repeated="56"/>
        </table:table-row>
        <table:table-row table:style-name="ro1">
          <table:table-cell table:style-name="ce190" office:value-type="string" calcext:value-type="string">
            <text:p>Vibracións e ondas</text:p>
          </table:table-cell>
          <table:table-cell table:style-name="ce50" office:value-type="string" calcext:value-type="string">
            <text:p>Refracción</text:p>
          </table:table-cell>
          <table:table-cell table:style-name="ce194" office:value-type="string" calcext:value-type="string">
            <text:p><text:a xlink:href="#Refracción" xlink:type="simple">Cálculo do índice de refracción</text:a></text:p>
          </table:table-cell>
          <table:table-cell table:style-name="ce194" office:value-type="string" calcext:value-type="string">
            <text:p><text:a xlink:href="#D_Refrac" xlink:type="simple">D_Refrac</text:a></text:p>
          </table:table-cell>
          <table:table-cell table:style-name="ce195" table:number-columns-repeated="2"/>
          <table:table-cell table:style-name="ce160" office:value-type="string" calcext:value-type="string">
            <text:p>VALORES EMPREGADOS</text:p>
          </table:table-cell>
          <table:table-cell table:style-name="ce108" table:formula="of:=EXPANDETEXTO([.G7];[.$H$1])" office:value-type="string" office:string-value="V     A     L     O     R     E     S           E     M     P     R     E     G     A     D     O     S" calcext:value-type="string">
            <text:p>V <text:s text:c="4"/>A <text:s text:c="4"/>L <text:s text:c="4"/>O <text:s text:c="4"/>R <text:s text:c="4"/>E <text:s text:c="4"/>S <text:s text:c="10"/>E <text:s text:c="4"/>M <text:s text:c="4"/>P <text:s text:c="4"/>R <text:s text:c="4"/>E <text:s text:c="4"/>G <text:s text:c="4"/>A <text:s text:c="4"/>D <text:s text:c="4"/>O <text:s text:c="4"/>S</text:p>
          </table:table-cell>
          <table:table-cell table:number-columns-repeated="56"/>
        </table:table-row>
        <table:table-row table:style-name="ro1">
          <table:table-cell table:style-name="ce50" table:number-columns-repeated="2"/>
          <table:table-cell table:style-name="ce40" table:number-columns-repeated="2"/>
          <table:table-cell table:style-name="ce195" table:number-columns-repeated="2"/>
          <table:table-cell table:style-name="ce160"/>
          <table:table-cell table:number-columns-repeated="57"/>
        </table:table-row>
        <table:table-row table:style-name="ro1">
          <table:table-cell table:style-name="ce190" office:value-type="string" calcext:value-type="string">
            <text:p>Óptica xeométrica</text:p>
          </table:table-cell>
          <table:table-cell table:style-name="ce50" office:value-type="string" calcext:value-type="string">
            <text:p>Óptica</text:p>
          </table:table-cell>
          <table:table-cell table:style-name="ce194" office:value-type="string" calcext:value-type="string">
            <text:p><text:a xlink:href="#Óptica" xlink:type="simple">Diagrama de raios</text:a></text:p>
          </table:table-cell>
          <table:table-cell table:style-name="ce194" office:value-type="string" calcext:value-type="string">
            <text:p><text:a xlink:href="#D_Óptica" xlink:type="simple">D_´Óptica</text:a></text:p>
          </table:table-cell>
          <table:table-cell table:style-name="ce195" table:number-columns-repeated="2"/>
          <table:table-cell table:style-name="ce160" office:value-type="string" calcext:value-type="string">
            <text:p>Instrucións </text:p>
          </table:table-cell>
          <table:table-cell table:number-columns-repeated="57"/>
        </table:table-row>
        <table:table-row table:style-name="ro1">
          <table:table-cell table:style-name="ce190"/>
          <table:table-cell table:style-name="ce50" office:value-type="string" calcext:value-type="string">
            <text:p>Lentes</text:p>
          </table:table-cell>
          <table:table-cell table:style-name="ce194" office:value-type="string" calcext:value-type="string">
            <text:p><text:a xlink:href="#Lentes" xlink:type="simple">Cálculo da potencia dunha lente</text:a></text:p>
          </table:table-cell>
          <table:table-cell table:style-name="ce194" office:value-type="string" calcext:value-type="string">
            <text:p><text:a xlink:href="#D_Lentes" xlink:type="simple">D_Lentes</text:a></text:p>
          </table:table-cell>
          <table:table-cell table:style-name="ce195" table:number-columns-repeated="2"/>
          <table:table-cell table:style-name="ce160"/>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office:value-type="string" calcext:value-type="string">
            <text:p>XERAIS</text:p>
          </table:table-cell>
          <table:table-cell table:number-columns-repeated="57"/>
        </table:table-row>
        <table:table-row table:style-name="ro1">
          <table:table-cell table:style-name="ce190" office:value-type="string" calcext:value-type="string">
            <text:p>Física moderna</text:p>
          </table:table-cell>
          <table:table-cell table:style-name="ce50" office:value-type="string" calcext:value-type="string">
            <text:p>Fotoeléctr</text:p>
          </table:table-cell>
          <table:table-cell table:style-name="ce194" office:value-type="string" calcext:value-type="string">
            <text:p><text:a xlink:href="#Fotoeléctr" xlink:type="simple">Efecto fotoeléctrico</text:a></text:p>
          </table:table-cell>
          <table:table-cell table:style-name="ce194" office:value-type="string" calcext:value-type="string">
            <text:p><text:a xlink:href="#D_Fotoel" xlink:type="simple">D_Fotoel</text:a></text:p>
          </table:table-cell>
          <table:table-cell table:style-name="ce195" table:number-columns-repeated="2"/>
          <table:table-cell table:style-name="ce160" office:value-type="string" calcext:value-type="string">
            <text:p>ERRO AO ABRIR</text:p>
          </table:table-cell>
          <table:table-cell table:number-columns-repeated="57"/>
        </table:table-row>
        <table:table-row table:style-name="ro1">
          <table:table-cell table:style-name="ce50" table:number-columns-repeated="2"/>
          <table:table-cell table:style-name="ce40" table:number-columns-repeated="2"/>
          <table:table-cell table:style-name="ce195" table:number-columns-repeated="2"/>
          <table:table-cell table:style-name="ce160" table:formula="of:=[.G2]" office:value-type="string" office:string-value="DATOS" calcext:value-type="string">
            <text:p>DATOS</text:p>
          </table:table-cell>
          <table:table-cell table:number-columns-repeated="57"/>
        </table:table-row>
        <table:table-row table:style-name="ro1">
          <table:table-cell table:style-name="ce56" office:value-type="string" calcext:value-type="string">
            <text:p>Autor</text:p>
          </table:table-cell>
          <table:table-cell table:style-name="ce50"/>
          <table:table-cell table:style-name="ce194" office:value-type="string" calcext:value-type="string">
            <text:p><text:a xlink:href="mailto:abarbadillomaran@edu.xunta.es" xlink:type="simple">Alfonso J. Barbadillo Marán</text:a></text:p>
          </table:table-cell>
          <table:table-cell table:style-name="ce40"/>
          <table:table-cell table:style-name="ce195" table:number-columns-repeated="2"/>
          <table:table-cell table:style-name="ce160" table:formula="of:=[.G3]" office:value-type="string" office:string-value="RESULTADOS" calcext:value-type="string">
            <text:p>RESULTADOS</text:p>
          </table:table-cell>
          <table:table-cell table:number-columns-repeated="57"/>
        </table:table-row>
        <table:table-row table:style-name="ro1">
          <table:table-cell table:style-name="ce50" table:number-columns-repeated="4"/>
          <table:table-cell table:style-name="ce195" table:number-columns-repeated="2"/>
          <table:table-cell table:style-name="ce160" table:formula="of:=[.G4]" office:value-type="string" office:string-value="OUTROS CÁLCULOS" calcext:value-type="string">
            <text:p>OUTROS CÁLCULOS</text:p>
          </table:table-cell>
          <table:table-cell table:number-columns-repeated="57"/>
        </table:table-row>
        <table:table-row table:style-name="ro1">
          <table:table-cell table:style-name="Default" table:number-columns-repeated="6"/>
          <table:table-cell table:style-name="ce160" office:value-type="string" calcext:value-type="string">
            <text:p>GRÁFICAS</text:p>
          </table:table-cell>
          <table:table-cell table:number-columns-repeated="57"/>
        </table:table-row>
        <table:table-row table:style-name="ro1">
          <table:table-cell office:value-type="string" calcext:value-type="string">
            <text:p>Actualizado</text:p>
          </table:table-cell>
          <table:table-cell table:style-name="ce192" table:formula="of:=MAX([$Introd.B116];#REF!;[$Satélites.H35];[$Refracción.H31];[$Óptica.H24];[$Lentes.H26];[$Fotoeléctr.H33])" office:value-type="string" office:string-value="" calcext:value-type="error">
            <text:p>#¡REF!</text:p>
          </table:table-cell>
          <table:table-cell table:style-name="Default" table:number-columns-repeated="4"/>
          <table:table-cell table:style-name="ce160"/>
          <table:table-cell table:number-columns-repeated="57"/>
        </table:table-row>
        <table:table-row table:style-name="ro1">
          <table:table-cell table:style-name="Default" table:number-columns-repeated="6"/>
          <table:table-cell table:style-name="ce160" office:value-type="string" calcext:value-type="string">
            <text:p>ÍNDICE</text:p>
          </table:table-cell>
          <table:table-cell table:number-columns-repeated="57"/>
        </table:table-row>
        <table:table-row table:style-name="ro1">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number-rows-repeated="6">
          <table:table-cell table:style-name="Default" table:number-columns-repeated="7"/>
          <table:table-cell table:number-columns-repeated="57"/>
        </table:table-row>
        <table:table-row table:style-name="ro1">
          <table:table-cell table:style-name="Default" table:number-columns-repeated="4"/>
          <table:table-cell table:number-columns-repeated="60"/>
        </table:table-row>
        <table:table-row table:style-name="ro1">
          <table:table-cell table:number-columns-repeated="64"/>
        </table:table-row>
        <table:table-row table:style-name="ro1" table:number-rows-repeated="13">
          <table:table-cell table:number-columns-repeated="16"/>
          <table:table-cell table:style-name="ce108" table:number-columns-repeated="2"/>
          <table:table-cell table:number-columns-repeated="46"/>
        </table:table-row>
        <table:table-row table:style-name="ro1" table:number-rows-repeated="1048529">
          <table:table-cell table:number-columns-repeated="64"/>
        </table:table-row>
        <table:table-row table:style-name="ro2" table:number-rows-repeated="5">
          <table:table-cell table:number-columns-repeated="64"/>
        </table:table-row>
        <table:table-row table:style-name="ro2">
          <table:table-cell table:number-columns-repeated="64"/>
        </table:table-row>
      </table:table>
      <table:table table:name="Satéli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4" form:id="control4"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0.926cm" svg:y="2.138cm">
            <draw:object draw:notify-on-update-of-ranges="Satélites.AN19:Satélites.AN23 Satélites.AO18:Satélites.AO18 Satélites.AO19:Satélites.AO23" xlink:href="./Object 1" xlink:type="simple" xlink:show="embed" xlink:actuate="onLoad">
              <loext:p/>
            </draw:object>
            <draw:image xlink:href="./ObjectReplacements/Object 1" xlink:type="simple" xlink:show="embed" xlink:actuate="onLoad"/>
          </draw:frame>
        </table:shapes>
        <table:table-column table:style-name="co11" table:number-columns-repeated="4" table:default-cell-style-name="ce63"/>
        <table:table-column table:style-name="co21" table:default-cell-style-name="ce63"/>
        <table:table-column table:style-name="co11" table:number-columns-repeated="4" table:default-cell-style-name="ce63"/>
        <table:table-column table:style-name="co22" table:default-cell-style-name="ce63"/>
        <table:table-column table:style-name="co21" table:default-cell-style-name="ce63"/>
        <table:table-column table:style-name="co23" table:default-cell-style-name="ce63"/>
        <table:table-column table:style-name="co4" table:number-columns-repeated="2" table:default-cell-style-name="ce63"/>
        <table:table-column table:style-name="co24" table:default-cell-style-name="ce63"/>
        <table:table-column table:style-name="co25" table:default-cell-style-name="ce63"/>
        <table:table-column table:style-name="co26" table:default-cell-style-name="ce63"/>
        <table:table-column table:style-name="co27" table:default-cell-style-name="ce63"/>
        <table:table-column table:style-name="co4" table:number-columns-repeated="3" table:default-cell-style-name="ce63"/>
        <table:table-column table:style-name="co11" table:number-columns-repeated="6"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30" table:default-cell-style-name="ce63"/>
        <table:table-column table:style-name="co31" table:default-cell-style-name="ce63"/>
        <table:table-column table:style-name="co11" table:number-columns-repeated="8" table:default-cell-style-name="ce63"/>
        <table:table-row table:style-name="ro1">
          <table:table-cell table:style-name="ce147" table:formula="of:=EXPANDETEXTO([.$AA$1];5)"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155"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8"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table-cell table:style-name="Default" office:value-type="string" calcext:value-type="string">
            <text:p>Ir a…</text:p>
          </table:table-cell>
          <table:table-cell table:style-name="Default" table:number-columns-repeated="8"/>
          <table:table-cell table:style-name="ce160" office:value-type="string" calcext:value-type="string">
            <text:p>Título</text:p>
          </table:table-cell>
          <table:table-cell table:style-name="ce108" office:value-type="string" calcext:value-type="string">
            <text:p>SATÉLITES</text:p>
          </table:table-cell>
          <table:table-cell table:style-name="ce225" table:number-columns-repeated="2"/>
          <table:table-cell table:style-name="Default"/>
          <table:table-cell table:style-name="ce108"/>
          <table:table-cell table:style-name="ce108" office:value-type="string" calcext:value-type="string">
            <text:p>²</text:p>
          </table:table-cell>
          <table:table-cell table:style-name="ce108" office:value-type="string" calcext:value-type="string">
            <text:p>³</text:p>
          </table:table-cell>
          <table:table-cell table:style-name="ce160"/>
          <table:table-cell table:style-name="ce247" office:value-type="string" calcext:value-type="string">
            <text:p>Constante da gravitación</text:p>
          </table:table-cell>
          <table:table-cell table:style-name="ce108" table:formula="of:=[$Constantes.C11]" office:value-type="float" office:value="0.0000000000667408" calcext:value-type="float">
            <text:p>6,67408E-11</text:p>
          </table:table-cell>
          <table:table-cell table:style-name="ce108" office:value-type="string" calcext:value-type="string">
            <text:p>N·m²/kg²</text:p>
          </table:table-cell>
          <table:table-cell table:style-name="ce108" office:value-type="string" calcext:value-type="string">
            <text:p>Masa</text:p>
          </table:table-cell>
          <table:table-cell table:style-name="ce108" table:formula="of:=AVALOR(IF(AND(ISBLANK([.I12]);[.$AO$3]);[.$AM$2];[.$I$12]))" office:value-type="float" office:value="5.98E+024" calcext:value-type="float">
            <text:p>5,98E+024</text:p>
          </table:table-cell>
          <table:table-cell table:style-name="Default"/>
          <table:table-cell table:style-name="ce108" office:value-type="string" calcext:value-type="string">
            <text:p>Planeta</text:p>
          </table:table-cell>
          <table:table-cell table:style-name="ce108"/>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7"/>
          <table:table-cell table:style-name="ce280" table:formula="of:=IF(ISBLANK([.M2]);REPT(&quot; &quot;;27)&amp;&quot;T²&quot;;&quot;&quot;)" office:value-type="string" office:string-value="                           T²" calcext:value-type="string">
            <text:p><text:s text:c="27"/>T²</text:p>
          </table:table-cell>
          <table:table-cell table:style-name="ce347" table:content-validation-name="val11"/>
          <table:table-cell table:style-name="ce183" office:value-type="string" calcext:value-type="string">
            <text:p>fronte a</text:p>
          </table:table-cell>
          <table:table-cell table:style-name="ce352" table:formula="of:=INDEX([.AK18:.AL18];1;3-[.AP18])" office:value-type="string" office:string-value="r³" calcext:value-type="string">
            <text:p>r³</text:p>
          </table:table-cell>
          <table:table-cell table:style-name="Default"/>
          <table:table-cell table:style-name="ce49" office:value-type="string" calcext:value-type="string">
            <text:p><text:a xlink:href="#Índice" xlink:type="simple">Índice</text:a></text:p>
          </table:table-cell>
          <table:table-cell table:style-name="Default" table:number-columns-repeated="8"/>
          <table:table-cell table:style-name="ce108"/>
          <table:table-cell table:style-name="ce160"/>
          <table:table-cell table:style-name="ce108" table:number-columns-repeated="6"/>
          <table:table-cell table:style-name="ce160"/>
          <table:table-cell table:style-name="ce247" office:value-type="string" calcext:value-type="string">
            <text:p>G =</text:p>
          </table:table-cell>
          <table:table-cell table:style-name="ce108" table:formula="of:=NUMFORMA([.$AJ$1];3)" office:value-type="string" office:string-value="6,67·10⁻¹¹" calcext:value-type="string">
            <text:p>6,67·10⁻¹¹</text:p>
          </table:table-cell>
          <table:table-cell table:style-name="ce108" office:value-type="string" calcext:value-type="string">
            <text:p>m³·kg⁻¹·s⁻²</text:p>
          </table:table-cell>
          <table:table-cell table:style-name="ce228" table:formula="of:=[.AO2]" office:value-type="string" office:string-value="Terra" calcext:value-type="string">
            <text:p>Terra</text:p>
          </table:table-cell>
          <table:table-cell table:style-name="ce108" office:value-type="string" calcext:value-type="string">
            <text:p>5,9722·10²⁴</text:p>
          </table:table-cell>
          <table:table-cell table:style-name="Default"/>
          <table:table-cell table:style-name="ce108" office:value-type="string" calcext:value-type="string">
            <text:p>Terra</text:p>
          </table:table-cell>
          <table:table-cell table:style-name="ce108"/>
          <table:table-cell table:number-columns-repeated="6"/>
        </table:table-row>
        <table:table-row table:style-name="ro1">
          <table:table-cell table:style-name="ce185" office:value-type="string" calcext:value-type="string" table:number-columns-spanned="4" table:number-rows-spanned="7">
            <text:p><text:span text:style-name="T19">a) A partir dos seguintes datos de satélites que orbitan arredor da Terra determina o valor da masa da Terra.</text:span></text:p>
            <text:p><text:span text:style-name="T19">b) Se o valor indicado nos libros de texto para a masa da Terra é de 5,98×10²⁴ kg, que incerteza relativa obtivemos a partir do cálculo realizado?  </text:span></text:p>
            <text:p><text:span text:style-name="T19">DATO: G = 6,67×10⁻¹¹ N∙m²∙kg⁻². </text:span><text:tab/><text:span text:style-name="T19">(A.B.A.U. ord. 24)</text:span></text:p>
            <text:p><text:span text:style-name="T19">Rta.: a) M = 3,63·10²⁴ kg; b) ΔM = 40 %</text:span></text:p>
          </table:table-cell>
          <table:covered-table-cell table:style-name="ce320"/>
          <table:covered-table-cell table:number-columns-repeated="2" table:style-name="ce315"/>
          <table:table-cell table:style-name="ce280"/>
          <table:table-cell table:style-name="ce182" office:value-type="string" calcext:value-type="string">
            <text:p><text:span text:style-name="T20">Satélite</text:span></text:p>
          </table:table-cell>
          <table:table-cell table:style-name="ce366" table:content-validation-name="val6" office:value-type="string" calcext:value-type="string">
            <text:p>r</text:p>
          </table:table-cell>
          <table:table-cell table:style-name="ce366" table:content-validation-name="val8" office:value-type="string" calcext:value-type="string">
            <text:p>T</text:p>
          </table:table-cell>
          <table:table-cell table:style-name="ce210" table:formula="of:=IF(ISERROR([.$AF$8]);&quot;← clic&quot;;&quot;&quot;)">
            <text:p/>
          </table:table-cell>
          <table:table-cell table:style-name="ce280" table:number-columns-repeated="3"/>
          <table:table-cell table:style-name="ce280" office:value-type="string" calcext:value-type="string">
            <text:p>unidades</text:p>
          </table:table-cell>
          <table:table-cell table:style-name="ce197" table:content-validation-name="val12"/>
          <table:table-cell table:style-name="ce150" table:formula="of:=IF(ISBLANK([.N3]);[.AJ10]&amp;REPT(&quot; &quot;;28);&quot;&quot;)" office:value-type="string" office:string-value="S.I.                            " calcext:value-type="string">
            <text:p>S.I. <text:s text:c="27"/></text:p>
          </table:table-cell>
          <table:table-cell table:style-name="Default"/>
          <table:table-cell table:style-name="ce49" office:value-type="string" calcext:value-type="string">
            <text:p><text:a xlink:href="#Axuda" xlink:type="simple">Axuda</text:a></text:p>
          </table:table-cell>
          <table:table-cell table:style-name="Default" table:number-columns-repeated="8"/>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table-cell table:style-name="ce108" office:value-type="string" calcext:value-type="string">
            <text:p>variables</text:p>
          </table:table-cell>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108" table:formula="of:=NUMFORMA([.$AJ$1];6)" office:value-type="string" office:string-value="6,67408·10⁻¹¹" calcext:value-type="string">
            <text:p>6,67408·10⁻¹¹</text:p>
          </table:table-cell>
          <table:table-cell table:style-name="ce108"/>
          <table:table-cell table:style-name="ce108" table:formula="of:=&quot;É a &quot;&amp;[.AL2]&amp;&quot;?&quot;" office:value-type="string" office:string-value="É a Terra?" calcext:value-type="string">
            <text:p>É a Terra?</text:p>
          </table:table-cell>
          <table:table-cell table:style-name="Default" table:number-columns-repeated="2"/>
          <table:table-cell table:style-name="ce229" table:formula="of:=([.$F$12]=[.$AO$2])" office:value-type="boolean" office:boolean-value="true" calcext:value-type="boolean">
            <text:p>VERDADERO</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412" table:formula="of:=IF(ISERROR([.$AG$9]);&quot;clic →&quot;;IF([.$AG$9];&quot;&quot;;&quot;clic →&quot;))">
            <text:p/>
          </table:table-cell>
          <table:table-cell table:style-name="ce367" table:content-validation-name="val7" office:value-type="string" calcext:value-type="string">
            <text:p>km</text:p>
          </table:table-cell>
          <table:table-cell table:style-name="ce367" table:content-validation-name="val9" office:value-type="string" calcext:value-type="string">
            <text:p>min</text:p>
          </table:table-cell>
          <table:table-cell table:style-name="ce210" table:formula="of:=IF(ISERROR([.$AH$9]);&quot;← clic&quot;;IF([.$AH$9];&quot;&quot;;&quot;← clic&quot;))">
            <text:p/>
          </table:table-cell>
          <table:table-cell table:style-name="ce280" table:number-columns-repeated="6"/>
          <table:table-cell table:style-name="Default"/>
          <table:table-cell table:style-name="ce194" office:value-type="string" calcext:value-type="string">
            <text:p><text:a xlink:href="#D_Satélites" xlink:type="simple">Máis problemas</text:a></text:p>
          </table:table-cell>
          <table:table-cell table:style-name="Default" table:number-columns-repeated="8"/>
          <table:table-cell table:style-name="ce160"/>
          <table:table-cell table:style-name="ce108" table:formula="of:=IF(ISERROR([.AA3]);0;[.AA3])+1" office:value-type="float" office:value="4" calcext:value-type="float">
            <text:p>4</text:p>
          </table:table-cell>
          <table:table-cell table:style-name="ce108"/>
          <table:table-cell table:style-name="ce160" office:value-type="float" office:value="1" calcext:value-type="float">
            <text:p>1</text:p>
          </table:table-cell>
          <table:table-cell table:style-name="ce108" office:value-type="string" calcext:value-type="string">
            <text:p>T</text:p>
          </table:table-cell>
          <table:table-cell table:style-name="ce108" table:formula="of:=[.AD4]" office:value-type="string" office:string-value="T" calcext:value-type="string">
            <text:p>T</text:p>
          </table:table-cell>
          <table:table-cell table:style-name="ce228" table:formula="of:=IF(OR([.$AE$8]=[.AC4];[.$AE$8]=3-[.AC4]);[.AD6];[.AE4])" office:value-type="string" office:string-value="T" calcext:value-type="string">
            <text:p>T</text:p>
          </table:table-cell>
          <table:table-cell table:style-name="ce108" table:formula="of:=CHOOSE([.$AE$8];INDEX([.$AE$11:.$AE$15];[.AC4];1);INDEX([.$AE$11:.$AE$15];[.AC4];1)&amp;[.$AF$1];INDEX([.$AF$11:.$AF$15];[.AC4];1);INDEX([.$AF$11:.$AF$15];[.AC4];1)&amp;IF([.AC4]&lt;3;[.$AG$1];&quot;&quot;))" office:value-type="string" office:string-value="m" calcext:value-type="string">
            <text:p>m</text:p>
          </table:table-cell>
          <table:table-cell table:style-name="ce228" table:formula="of:=CHOOSE([.$AG$10];INDEX([.$AE$11:.$AE$15];[.AC4];1);INDEX([.$AE$11:.$AE$15];[.AC4];1)&amp;[.$AF$1];INDEX([.$AF$11:.$AF$15];[.AC4];1);INDEX([.$AF$11:.$AF$15];[.AC4];1)&amp;IF([.AC4]&lt;3;[.$AG$1];&quot;&quot;))" office:value-type="string" office:string-value="s" calcext:value-type="string">
            <text:p>s</text:p>
          </table:table-cell>
          <table:table-cell table:style-name="ce108" office:value-type="string" calcext:value-type="string">
            <text:p>elixida</text:p>
          </table:table-cell>
          <table:table-cell table:style-name="ce108" table:formula="of:=IF(ISBLANK([.I11]);1;MATCH([.I11];[.AJ2:.AJ3];0))" office:value-type="float" office:value="1" calcext:value-type="float">
            <text:p>1</text:p>
          </table:table-cell>
          <table:table-cell table:style-name="ce108"/>
          <table:table-cell table:style-name="ce108" table:formula="of:=&quot;¿Calcular &quot;&amp;[.AO6]&amp;&quot;?&quot;" office:value-type="string" office:string-value="¿Calcular δ?" calcext:value-type="string">
            <text:p>¿Calcular δ?</text:p>
          </table:table-cell>
          <table:table-cell table:style-name="ce229" table:formula="of:=OR([.$AO$3];[.AM1]&gt;0)" office:value-type="boolean" office:boolean-value="true" calcext:value-type="boolean">
            <text:p>VERDADERO</text:p>
          </table:table-cell>
          <table:table-cell table:style-name="Default" table:number-columns-repeated="2"/>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ce355" table:formula="of:=[.AO18]" office:value-type="string" office:string-value="T²" calcext:value-type="string">
            <text:p>T²</text:p>
          </table:table-cell>
          <table:table-cell table:style-name="ce221" table:formula="of:=IF([.AL7];&quot;(&quot;&amp;[.AO26]&amp;&quot; &quot;&amp;[.$AO$25]&amp;&quot;)&quot;;&quot;&quot;)" office:value-type="string" office:string-value="(/10⁸ s²)" calcext:value-type="string">
            <text:p>(/10⁸ s²)</text:p>
          </table:table-cell>
          <table:table-cell table:style-name="ce217" table:number-columns-repeated="2"/>
          <table:table-cell table:style-name="Default" table:number-columns-repeated="5"/>
          <table:table-cell table:number-columns-repeated="5"/>
          <table:table-cell table:style-name="ce160" table:number-columns-repeated="2"/>
          <table:table-cell table:style-name="ce108"/>
          <table:table-cell table:style-name="ce160" office:value-type="float" office:value="2" calcext:value-type="float">
            <text:p>2</text:p>
          </table:table-cell>
          <table:table-cell table:style-name="ce108" office:value-type="string" calcext:value-type="string">
            <text:p>T²</text:p>
          </table:table-cell>
          <table:table-cell table:style-name="ce108" table:formula="of:=[.AD5]" office:value-type="string" office:string-value="T²" calcext:value-type="string">
            <text:p>T²</text:p>
          </table:table-cell>
          <table:table-cell table:style-name="ce108" table:formula="of:=IF(OR([.$AE$8]=[.AC5];[.$AE$8]=3-[.AC5]);[.AD7];[.AE5])" office:value-type="string" office:string-value="T²" calcext:value-type="string">
            <text:p>T²</text:p>
          </table:table-cell>
          <table:table-cell table:style-name="ce108" table:formula="of:=CHOOSE([.$AE$8];INDEX([.$AE$11:.$AE$15];[.AC5];1);INDEX([.$AE$11:.$AE$15];[.AC5];1)&amp;[.$AF$1];INDEX([.$AF$11:.$AF$15];[.AC5];1);INDEX([.$AF$11:.$AF$15];[.AC5];1)&amp;IF([.AC5]&lt;3;[.$AG$1];&quot;&quot;))" office:value-type="string" office:string-value="km" calcext:value-type="string">
            <text:p>km</text:p>
          </table:table-cell>
          <table:table-cell table:style-name="ce228" table:formula="of:=CHOOSE([.$AG$10];INDEX([.$AE$11:.$AE$15];[.AC5];1);INDEX([.$AE$11:.$AE$15];[.AC5];1)&amp;[.$AF$1];INDEX([.$AF$11:.$AF$15];[.AC5];1);INDEX([.$AF$11:.$AF$15];[.AC5];1)&amp;IF([.AC5]&lt;3;[.$AG$1];&quot;&quot;))" office:value-type="string" office:string-value="min" calcext:value-type="string">
            <text:p>min</text:p>
          </table:table-cell>
          <table:table-cell table:style-name="ce108"/>
          <table:table-cell table:style-name="ce108" table:formula="of:=AVALOR(INDEX([.AJ2:.AJ3];[.AJ4];1))" office:value-type="float" office:value="0.0000000000667" calcext:value-type="float">
            <text:p>6,67E-11</text:p>
          </table:table-cell>
          <table:table-cell table:style-name="ce108" table:number-columns-repeated="3"/>
          <table:table-cell table:style-name="Default"/>
          <table:table-cell table:style-name="ce108" office:value-type="string" calcext:value-type="string">
            <text:p>incerteza</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ce217" table:number-columns-repeated="4"/>
          <table:table-cell table:style-name="Default"/>
          <table:table-cell table:style-name="Default">
            <draw:control table:end-cell-address="Satélites.Q6" table:end-x="2.839cm" table:end-y="0.45cm" draw:z-index="2" draw:style-name="gr8" draw:text-style-name="P1" svg:width="2.839cm" svg:height="0.45cm" svg:x="0cm" svg:y="0cm" draw:control="control3"/>
          </table:table-cell>
          <table:table-cell table:style-name="Default" table:number-columns-repeated="3"/>
          <table:table-cell table:number-columns-repeated="5"/>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office:value-type="float" office:value="3" calcext:value-type="float">
            <text:p>3</text:p>
          </table:table-cell>
          <table:table-cell table:style-name="ce108" office:value-type="string" calcext:value-type="string">
            <text:p>r</text:p>
          </table:table-cell>
          <table:table-cell table:style-name="ce108" table:formula="of:=[.AD6]" office:value-type="string" office:string-value="r" calcext:value-type="string">
            <text:p>r</text:p>
          </table:table-cell>
          <table:table-cell table:style-name="ce108"/>
          <table:table-cell table:style-name="ce108" table:formula="of:=CHOOSE([.$AE$8];INDEX([.$AE$11:.$AE$15];[.AC6];1);INDEX([.$AE$11:.$AE$15];[.AC6];1)&amp;[.$AF$1];INDEX([.$AF$11:.$AF$15];[.AC6];1);INDEX([.$AF$11:.$AF$15];[.AC6];1)&amp;IF([.AC6]&lt;3;[.$AG$1];&quot;&quot;))">
            <text:p/>
          </table:table-cell>
          <table:table-cell table:style-name="ce228" table:formula="of:=CHOOSE([.$AG$10];INDEX([.$AE$11:.$AE$15];[.AC6];1);INDEX([.$AE$11:.$AE$15];[.AC6];1)&amp;[.$AF$1];INDEX([.$AF$11:.$AF$15];[.AC6];1);INDEX([.$AF$11:.$AF$15];[.AC6];1)&amp;IF([.AC6]&lt;3;[.$AG$1];&quot;&quot;))" office:value-type="string" office:string-value="h" calcext:value-type="string">
            <text:p>h</text:p>
          </table:table-cell>
          <table:table-cell table:style-name="ce108" table:number-columns-repeated="5"/>
          <table:table-cell table:style-name="Default"/>
          <table:table-cell table:style-name="ce108" office:value-type="string" calcext:value-type="string">
            <text:p>δ</text:p>
          </table:table-cell>
          <table:table-cell table:style-name="ce10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ce216"/>
          <table:table-cell table:style-name="ce217" table:number-columns-repeated="3"/>
          <table:table-cell table:style-name="Default" table:number-columns-repeated="5"/>
          <table:table-cell table:number-columns-repeated="5"/>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office:value-type="float" office:value="4" calcext:value-type="float">
            <text:p>4</text:p>
          </table:table-cell>
          <table:table-cell table:style-name="ce108" office:value-type="string" calcext:value-type="string">
            <text:p>r³</text:p>
          </table:table-cell>
          <table:table-cell table:style-name="ce108" table:formula="of:=[.AD7]" office:value-type="string" office:string-value="r³" calcext:value-type="string">
            <text:p>r³</text:p>
          </table:table-cell>
          <table:table-cell table:style-name="ce108"/>
          <table:table-cell table:style-name="ce108" table:formula="of:=CHOOSE([.$AE$8];INDEX([.$AE$11:.$AE$15];[.AC7];1);INDEX([.$AE$11:.$AE$15];[.AC7];1)&amp;[.$AF$1];INDEX([.$AF$11:.$AF$15];[.AC7];1);INDEX([.$AF$11:.$AF$15];[.AC7];1)&amp;IF([.AC7]&lt;3;[.$AG$1];&quot;&quot;))">
            <text:p/>
          </table:table-cell>
          <table:table-cell table:style-name="ce228" table:formula="of:=CHOOSE([.$AG$10];INDEX([.$AE$11:.$AE$15];[.AC7];1);INDEX([.$AE$11:.$AE$15];[.AC7];1)&amp;[.$AF$1];INDEX([.$AF$11:.$AF$15];[.AC7];1);INDEX([.$AF$11:.$AF$15];[.AC7];1)&amp;IF([.AC7]&lt;3;[.$AG$1];&quot;&quot;))" office:value-type="string" office:string-value="días" calcext:value-type="string">
            <text:p>días</text:p>
          </table:table-cell>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ce217" table:number-columns-repeated="4"/>
          <table:table-cell table:style-name="Default"/>
          <table:table-cell table:style-name="Default">
            <draw:control draw:z-index="3" draw:name="Control 1" draw:style-name="gr1" draw:text-style-name="P1" svg:width="2.839cm" svg:height="0.449cm" svg:x="0cm" svg:y="0cm" draw:control="control4"/>
          </table:table-cell>
          <table:table-cell table:style-name="Default" table:number-columns-repeated="3"/>
          <table:table-cell table:number-columns-repeated="5"/>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office:value-type="float" office:value="5" calcext:value-type="float">
            <text:p>5</text:p>
          </table:table-cell>
          <table:table-cell table:style-name="ce108"/>
          <table:table-cell table:style-name="ce108" table:formula="of:=IF(ISBLANK([.$G$3]);0;MATCH([.$G$3];[.AD4:.AD7];0))" office:value-type="float" office:value="3" calcext:value-type="float">
            <text:p>3</text:p>
          </table:table-cell>
          <table:table-cell table:style-name="ce108" table:formula="of:=IF(ISBLANK([.$H$3]);0;MATCH([.$H$3];[.AF4:.AF7];0))" office:value-type="float" office:value="1" calcext:value-type="float">
            <text:p>1</text:p>
          </table:table-cell>
          <table:table-cell table:style-name="ce108" table:formula="of:=CHOOSE([.$AE$8];INDEX([.$AE$11:.$AE$15];[.AC8];1);INDEX([.$AE$11:.$AE$15];[.AC8];1)&amp;[.$AF$1];INDEX([.$AF$11:.$AF$15];[.AC8];1);INDEX([.$AF$11:.$AF$15];[.AC8];1)&amp;IF([.AC8]&lt;3;[.$AG$1];&quot;&quot;))">
            <text:p/>
          </table:table-cell>
          <table:table-cell table:style-name="ce228" table:formula="of:=CHOOSE([.$AG$10];INDEX([.$AE$11:.$AE$15];[.AC8];1);INDEX([.$AE$11:.$AE$15];[.AC8];1)&amp;[.$AF$1];INDEX([.$AF$11:.$AF$15];[.AC8];1);INDEX([.$AF$11:.$AF$15];[.AC8];1)&amp;IF([.AC8]&lt;3;[.$AG$1];&quot;&quot;))" office:value-type="string" office:string-value="anos" calcext:value-type="string">
            <text:p>anos</text:p>
          </table:table-cell>
          <table:table-cell table:style-name="ce108" table:number-columns-repeated="8"/>
          <table:table-cell table:number-columns-repeated="6"/>
        </table:table-row>
        <table:table-row table:style-name="ro1">
          <table:covered-table-cell table:style-name="ce320"/>
          <table:covered-table-cell table:number-columns-repeated="2" table:style-name="ce165"/>
          <table:covered-table-cell table:style-name="ce315"/>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108" table:number-columns-repeated="2"/>
          <table:table-cell table:style-name="ce160"/>
          <table:table-cell table:style-name="ce108" office:value-type="string" calcext:value-type="string">
            <text:p>unidades</text:p>
          </table:table-cell>
          <table:table-cell table:style-name="ce160"/>
          <table:table-cell table:style-name="ce108" table:formula="of:=IF(ISBLANK([.$G$4]);0;MATCH([.$G$4];[.AG4:.AG8];1))" office:value-type="float" office:value="2" calcext:value-type="float">
            <text:p>2</text:p>
          </table:table-cell>
          <table:table-cell table:style-name="ce108" table:formula="of:=IF(ISBLANK([.$H$4]);0;MATCH([.$H$4];[.AH4:.AH8];0))" office:value-type="float" office:value="2" calcext:value-type="float">
            <text:p>2</text:p>
          </table:table-cell>
          <table:table-cell table:style-name="ce108"/>
          <table:table-cell table:style-name="ce108" office:value-type="string" calcext:value-type="string">
            <text:p>dos datos</text:p>
          </table:table-cell>
          <table:table-cell table:style-name="ce108"/>
          <table:table-cell table:style-name="ce108" office:value-type="string" calcext:value-type="string">
            <text:p>1º dato é T?</text:p>
          </table:table-cell>
          <table:table-cell table:style-name="ce108" table:number-columns-repeated="4"/>
          <table:table-cell table:number-columns-repeated="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number-columns-repeated="3"/>
          <table:table-cell table:style-name="ce150"/>
          <table:table-cell table:style-name="ce280" table:number-columns-repeated="3"/>
          <table:table-cell table:style-name="ce217" table:number-columns-repeated="4"/>
          <table:table-cell table:style-name="Default" table:number-columns-repeated="5"/>
          <table:table-cell table:number-columns-repeated="5"/>
          <table:table-cell table:style-name="ce160" table:number-columns-repeated="2"/>
          <table:table-cell table:style-name="ce228"/>
          <table:table-cell table:style-name="ce108"/>
          <table:table-cell table:style-name="ce108" office:value-type="string" calcext:value-type="string">
            <text:p>factor S.I</text:p>
          </table:table-cell>
          <table:table-cell table:style-name="ce108" office:value-type="string" calcext:value-type="string">
            <text:p>T</text:p>
          </table:table-cell>
          <table:table-cell table:style-name="ce108" office:value-type="string" calcext:value-type="string">
            <text:p>r</text:p>
          </table:table-cell>
          <table:table-cell table:style-name="ce108" table:formula="of:=IF([.AE8]&gt;2;0;2)+[.AF8]" office:value-type="float" office:value="1" calcext:value-type="float">
            <text:p>1</text:p>
          </table:table-cell>
          <table:table-cell table:style-name="ce108" table:number-columns-repeated="2"/>
          <table:table-cell table:style-name="ce108" office:value-type="string" calcext:value-type="string">
            <text:p>S.I.</text:p>
          </table:table-cell>
          <table:table-cell table:style-name="ce108"/>
          <table:table-cell table:style-name="ce229" table:formula="of:=([.$AE$8]&lt;3)" office:value-type="boolean" office:boolean-value="false" calcext:value-type="boolean">
            <text:p>FALSO</text:p>
          </table:table-cell>
          <table:table-cell table:style-name="ce108" table:number-columns-repeated="4"/>
          <table:table-cell table:number-columns-repeated="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2"/>
          <table:table-cell table:style-name="ce150" table:formula="of:=[.$AI$1]" office:value-type="string" office:string-value="Constante da gravitación"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table:formula="of:=IF(ISBLANK([.I11]);[.AJ2]&amp;&quot; &quot;&amp;[.$AK$1];[.$AK$1])" office:value-type="string" office:string-value="6,67·10⁻¹¹ N·m²/kg²" calcext:value-type="string">
            <text:p>6,67·10⁻¹¹ N·m²/kg²</text:p>
          </table:table-cell>
          <table:table-cell table:style-name="ce150"/>
          <table:table-cell table:style-name="ce217" table:number-columns-repeated="4"/>
          <table:table-cell table:style-name="Default" table:number-columns-repeated="5"/>
          <table:table-cell table:number-columns-repeated="5"/>
          <table:table-cell table:style-name="ce160" table:number-columns-repeated="2"/>
          <table:table-cell table:style-name="ce229"/>
          <table:table-cell table:style-name="ce108"/>
          <table:table-cell table:style-name="ce108" office:value-type="float" office:value="1" calcext:value-type="float">
            <text:p>1</text:p>
          </table:table-cell>
          <table:table-cell table:style-name="ce108" office:value-type="string" calcext:value-type="string">
            <text:p>s</text:p>
          </table:table-cell>
          <table:table-cell table:style-name="ce108" office:value-type="string" calcext:value-type="string">
            <text:p>m</text:p>
          </table:table-cell>
          <table:table-cell table:style-name="ce108" office:value-type="string" calcext:value-type="string">
            <text:p>elixidos</text:p>
          </table:table-cell>
          <table:table-cell table:style-name="ce108" table:number-columns-repeated="2"/>
          <table:table-cell table:style-name="ce108" table:formula="of:=IF(ISBLANK([.N3]);2;1+([.N3]=[.AJ10]))" office:value-type="float" office:value="2" calcext:value-type="float">
            <text:p>2</text:p>
          </table:table-cell>
          <table:table-cell table:style-name="ce108"/>
          <table:table-cell table:style-name="ce229" table:formula="of:=OR(AND([.$AL$10];[.AE8]=2);AND(NOT([.$AL$10]);[.AF8]=2))"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formula="of:=IF(ISBLANK([.F12]);REPT(&quot; &quot;;3+CELL(&quot;WIDTH&quot;))&amp;[.$AO$1];&quot;&quot;)">
            <text:p/>
          </table:table-cell>
          <table:table-cell table:style-name="ce276" table:content-validation-name="val5" office:value-type="string" calcext:value-type="string">
            <text:p>Terra</text:p>
          </table:table-cell>
          <table:table-cell table:style-name="ce150" table:formula="of:=[.$AL$1]" office:value-type="string" office:string-value="Masa" calcext:value-type="string">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table:formula="of:=IF(AND(ISBLANK([.I12]);[.$AO$3]);[.$AM$2];&quot;&quot;)&amp;&quot; kg&quot;&amp;REPT(&quot; &quot;;2+CELL(&quot;WIDTH&quot;))" office:value-type="string" office:string-value=" kg          " calcext:value-type="string">
            <text:p><text:s/>kg <text:s text:c="9"/></text:p>
          </table:table-cell>
          <table:table-cell table:style-name="ce280"/>
          <table:table-cell table:style-name="ce217" table:number-columns-repeated="4"/>
          <table:table-cell table:style-name="Default" table:number-columns-repeated="5"/>
          <table:table-cell table:number-columns-repeated="5"/>
          <table:table-cell table:style-name="ce160"/>
          <table:table-cell table:style-name="ce108"/>
          <table:table-cell table:style-name="ce231"/>
          <table:table-cell table:style-name="ce225"/>
          <table:table-cell table:style-name="ce225" office:value-type="float" office:value="60" calcext:value-type="float">
            <text:p>60</text:p>
          </table:table-cell>
          <table:table-cell table:style-name="ce108" office:value-type="string" calcext:value-type="string">
            <text:p>min</text:p>
          </table:table-cell>
          <table:table-cell table:style-name="ce108" office:value-type="string" calcext:value-type="string">
            <text:p>km</text:p>
          </table:table-cell>
          <table:table-cell table:style-name="ce108" table:formula="of:=IF([.AG9]&gt;0;INDEX([.AG4:.AG8];[.AG9];1);[.AG4])" office:value-type="string" office:string-value="km" calcext:value-type="string">
            <text:p>km</text:p>
          </table:table-cell>
          <table:table-cell table:style-name="ce108" table:formula="of:=IF([.AH9]&gt;0;INDEX([.AH4:.AH8];[.AH9];1);[.AH4])" office:value-type="string" office:string-value="min" calcext:value-type="string">
            <text:p>min</text:p>
          </table:table-cell>
          <table:table-cell table:style-name="ce108" table:number-columns-repeated="3"/>
          <table:table-cell table:style-name="ce229" table:formula="of:=OR(AND([.$AL$10];[.AF8]=2);AND(NOT([.$AL$10]);[.AE8]=4))" office:value-type="boolean" office:boolean-value="false" calcext:value-type="boolean">
            <text:p>FALSO</text:p>
          </table:table-cell>
          <table:table-cell table:style-name="ce160" table:number-columns-repeated="2"/>
          <table:table-cell table:style-name="ce108" table:number-columns-repeated="2"/>
          <table:table-cell table:number-columns-repeated="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25"/>
          <table:table-cell table:style-name="ce108"/>
          <table:table-cell table:style-name="ce108" office:value-type="float" office:value="3600" calcext:value-type="float">
            <text:p>3600</text:p>
          </table:table-cell>
          <table:table-cell table:style-name="ce108" office:value-type="string" calcext:value-type="string">
            <text:p>h</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30"/>
          <table:table-cell table:style-name="ce155"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9"/>
          <table:table-cell table:style-name="ce217" table:number-columns-repeated="3"/>
          <table:table-cell table:style-name="Default" table:number-columns-repeated="5"/>
          <table:table-cell table:number-columns-repeated="5"/>
          <table:table-cell table:style-name="ce108" table:number-columns-repeated="2"/>
          <table:table-cell table:style-name="ce231"/>
          <table:table-cell table:style-name="ce225"/>
          <table:table-cell table:style-name="ce225" office:value-type="float" office:value="86400" calcext:value-type="float">
            <text:p>86400</text:p>
          </table:table-cell>
          <table:table-cell table:style-name="ce108" office:value-type="string" calcext:value-type="string">
            <text:p>días</text:p>
          </table:table-cell>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table:number-columns-repeated="4"/>
          <table:table-cell table:style-name="ce230" table:number-columns-repeated="7"/>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36" table:formula="of:=[$Constantes.C29]" office:value-type="float" office:value="31558150" calcext:value-type="float">
            <text:p>3,16E+007</text:p>
          </table:table-cell>
          <table:table-cell table:style-name="ce108" office:value-type="string" calcext:value-type="string">
            <text:p>anos</text:p>
          </table:table-cell>
          <table:table-cell table:style-name="ce108" table:formula="of:=&quot;&quot;">
            <text:p/>
          </table:table-cell>
          <table:table-cell table:style-name="ce108" table:number-columns-repeated="4"/>
          <table:table-cell table:style-name="ce247" office:value-type="string" calcext:value-type="string">
            <text:p>factor S.I.</text:p>
          </table:table-cell>
          <table:table-cell table:style-name="ce108" table:number-columns-repeated="5"/>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8"/>
          <table:table-cell table:style-name="ce203" office:value-type="string" calcext:value-type="string">
            <text:p>T²</text:p>
          </table:table-cell>
          <table:table-cell table:style-name="ce218" office:value-type="string" calcext:value-type="string">
            <text:p>r³</text:p>
          </table:table-cell>
          <table:table-cell table:style-name="ce234" office:value-type="string" calcext:value-type="string">
            <text:p>r³/T²</text:p>
          </table:table-cell>
          <table:table-cell table:style-name="ce230" table:number-columns-repeated="2"/>
          <table:table-cell table:style-name="ce217" table:number-columns-repeated="4"/>
          <table:table-cell table:style-name="Default" table:number-columns-repeated="5"/>
          <table:table-cell table:number-columns-repeated="5"/>
          <table:table-cell table:style-name="ce108" table:number-columns-repeated="2"/>
          <table:table-cell table:style-name="ce231"/>
          <table:table-cell table:style-name="ce236"/>
          <table:table-cell table:style-name="ce245"/>
          <table:table-cell table:style-name="ce108" table:number-columns-repeated="6"/>
          <table:table-cell table:style-name="ce160" table:formula="of:=INDEX([.AD11:.AD15];IF([.$AL$10];[.AG9];[.AH9]);1)" office:value-type="float" office:value="60" calcext:value-type="float">
            <text:p>60</text:p>
          </table:table-cell>
          <table:table-cell table:style-name="ce160" table:formula="of:=CHOOSE(IF([.$AL$10];[.AH9];[.AG9]);1;1000)" office:value-type="float" office:value="1000" calcext:value-type="float">
            <text:p>1000</text:p>
          </table:table-cell>
          <table:table-cell table:style-name="ce108" table:number-columns-repeated="4"/>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variables dos datos de que dispón, e as súas unidades.&#10;Escriba os valores dos datos dos que dispón nas celas de cor branca e bordo azul.&#10;Nas últimas filas, elixa o valor da «Constante da gravitación», á dereita de «G =», (por defecto 6,67·10⁻¹¹ N·m²/kg²).&#10;Para o cálculo da incerteza relativa (δ), ten que escribir o valor da masa do planeta na cela correspondente, agás no caso da Terra." calcext:value-type="string" table:number-columns-spanned="4" table:number-rows-spanned="26">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3" table:style-name="Default"/>
          <table:table-cell table:style-name="ce230"/>
          <table:table-cell table:style-name="ce189" table:formula="of:=[.F3]" office:value-type="string" office:string-value="Satélite" calcext:value-type="string">
            <text:p>Satélite</text:p>
          </table:table-cell>
          <table:table-cell table:style-name="ce204" office:value-type="string" calcext:value-type="string">
            <text:p>(s²)</text:p>
          </table:table-cell>
          <table:table-cell table:style-name="ce204" office:value-type="string" calcext:value-type="string">
            <text:p>(m³)</text:p>
          </table:table-cell>
          <table:table-cell table:style-name="ce204" office:value-type="string" calcext:value-type="string">
            <text:p>(m³/s²)</text:p>
          </table:table-cell>
          <table:table-cell table:style-name="ce230" table:number-columns-repeated="2"/>
          <table:table-cell table:style-name="ce217" table:number-columns-repeated="4"/>
          <table:table-cell table:style-name="Default" table:number-columns-repeated="5"/>
          <table:table-cell table:number-columns-repeated="5"/>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number-columns-repeated="5"/>
          <table:table-cell table:style-name="ce160" table:formula="of:=[.AK16]*IF([.AL11];[.AK16];1)" office:value-type="float" office:value="60" calcext:value-type="float">
            <text:p>60</text:p>
          </table:table-cell>
          <table:table-cell table:style-name="ce160" table:formula="of:=[.AL16]*IF([.AL12];[.AL16]*[.AL16];1)" office:value-type="float" office:value="1000" calcext:value-type="float">
            <text:p>1000</text:p>
          </table:table-cell>
          <table:table-cell table:style-name="ce160"/>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number-columns-repeated="6"/>
        </table:table-row>
        <table:table-row table:style-name="ro1">
          <table:covered-table-cell table:number-columns-repeated="4" table:style-name="Default"/>
          <table:table-cell table:style-name="ce230"/>
          <table:table-cell table:style-name="ce189" table:formula="of:=IF(OR(ISBLANK([.G5]);ISBLANK([.H5]));&quot;&quot;;[.F5])" office:value-type="float" office:value="1" calcext:value-type="float">
            <text:p>1</text:p>
          </table:table-cell>
          <table:table-cell table:style-name="ce205" table:formula="of:=IF(ISBLANK([.G5]);&quot;&quot;;NUMFORMA([.AK19];[.$AA$6];[.$AA$7];[.$AA$8]))" office:value-type="string" office:string-value="8,99×10⁷" calcext:value-type="string">
            <text:p>8,99×10⁷</text:p>
          </table:table-cell>
          <table:table-cell table:style-name="ce222" table:formula="of:=IF(ISBLANK([.H5]);&quot;&quot;;NUMFORMA([.AL19];[.$AA$6];[.$AA$7];[.$AA$8]))" office:value-type="string" office:string-value="4,38×10²⁰" calcext:value-type="string">
            <text:p>4,38×10²⁰</text:p>
          </table:table-cell>
          <table:table-cell table:style-name="ce222" table:formula="of:=IF(OR(ISBLANK([.G5]);ISBLANK([.H5]));&quot;&quot;;NUMFORMA([.AM19];[.$AA$6];[.$AA$7];[.$AA$8]))" office:value-type="string" office:string-value="4,87×10¹²" calcext:value-type="string">
            <text:p>4,87×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3"/>
          <table:table-cell table:style-name="ce225"/>
          <table:table-cell table:style-name="ce246" table:formula="of:=[.F4]">
            <text:p/>
          </table:table-cell>
          <table:table-cell table:style-name="ce247" table:formula="of:=IF([.AE8]&gt;0;INDEX([.AE4:.AE7];[.AE8];1);[.AE4])" office:value-type="string" office:string-value="r" calcext:value-type="string">
            <text:p>r</text:p>
          </table:table-cell>
          <table:table-cell table:style-name="ce247" table:formula="of:=IF([.AF8]&gt;0;INDEX([.AF4:.AF5];[.AF8];1);[.AF4])" office:value-type="string" office:string-value="T" calcext:value-type="string">
            <text:p>T</text:p>
          </table:table-cell>
          <table:table-cell table:style-name="ce160"/>
          <table:table-cell table:style-name="ce247" office:value-type="string" calcext:value-type="string">
            <text:p>T²</text:p>
          </table:table-cell>
          <table:table-cell table:style-name="ce246" office:value-type="string" calcext:value-type="string">
            <text:p>r³</text:p>
          </table:table-cell>
          <table:table-cell table:style-name="ce160"/>
          <table:table-cell table:style-name="ce385" office:value-type="string" calcext:value-type="string">
            <text:p>T²</text:p>
          </table:table-cell>
          <table:table-cell table:style-name="ce385" office:value-type="string" calcext:value-type="string">
            <text:p>r³</text:p>
          </table:table-cell>
          <table:table-cell table:style-name="ce252" office:value-type="string" calcext:value-type="string">
            <text:p>r³/T²</text:p>
          </table:table-cell>
          <table:table-cell table:style-name="ce252" table:formula="of:=[.O2]" office:value-type="string" office:string-value="r³" calcext:value-type="string">
            <text:p>r³</text:p>
          </table:table-cell>
          <table:table-cell table:style-name="ce252" table:formula="of:=INDEX([.AK18:.AL18];1;[.AP18])" office:value-type="string" office:string-value="T²" calcext:value-type="string">
            <text:p>T²</text:p>
          </table:table-cell>
          <table:table-cell table:style-name="ce160" table:formula="of:=IF(ISBLANK([.M2]);1;1+([.$M$2]=[.$AL$18]))" office:value-type="float" office:value="1" calcext:value-type="float">
            <text:p>1</text:p>
          </table:table-cell>
          <table:table-cell table:number-columns-repeated="6"/>
        </table:table-row>
        <table:table-row table:style-name="ro1">
          <table:covered-table-cell table:number-columns-repeated="4" table:style-name="Default"/>
          <table:table-cell table:style-name="ce230"/>
          <table:table-cell table:style-name="ce189" table:formula="of:=IF(OR(ISBLANK([.G6]);ISBLANK([.H6]));&quot;&quot;;[.F6])" office:value-type="float" office:value="2" calcext:value-type="float">
            <text:p>2</text:p>
          </table:table-cell>
          <table:table-cell table:style-name="ce205" table:formula="of:=IF(ISBLANK([.G6]);&quot;&quot;;NUMFORMA([.AK20];[.$AA$6];[.$AA$7];[.$AA$8]))" office:value-type="string" office:string-value="2,99×10⁸" calcext:value-type="string">
            <text:p>2,99×10⁸</text:p>
          </table:table-cell>
          <table:table-cell table:style-name="ce222" table:formula="of:=IF(ISBLANK([.H6]);&quot;&quot;;NUMFORMA([.AL20];[.$AA$6];[.$AA$7];[.$AA$8]))" office:value-type="string" office:string-value="3,00×10²¹" calcext:value-type="string">
            <text:p>3,00×10²¹</text:p>
          </table:table-cell>
          <table:table-cell table:style-name="ce205" table:formula="of:=IF(OR(ISBLANK([.G6]);ISBLANK([.H6]));&quot;&quot;;NUMFORMA([.AM20];[.$AA$6];[.$AA$7];[.$AA$8]))" office:value-type="string" office:string-value="1,01×10¹³" calcext:value-type="string">
            <text:p>1,01×10¹³</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7595" calcext:value-type="float">
            <text:p>7595</text:p>
          </table:table-cell>
          <table:table-cell table:style-name="ce160" table:formula="of:=AVALOR(TRIM([.H5]))" office:value-type="float" office:value="158" calcext:value-type="float">
            <text:p>158</text:p>
          </table:table-cell>
          <table:table-cell table:style-name="ce160"/>
          <table:table-cell table:style-name="ce108" table:formula="of:=IF([.$AL$10];IF([.$AL$11];[.AE19];[.AE19]*[.AE19]);IF([.$AL$12];[.AF19];[.AF19]*[.AF19]))" office:value-type="float" office:value="24964" calcext:value-type="float">
            <text:p>24964</text:p>
          </table:table-cell>
          <table:table-cell table:style-name="ce250" table:formula="of:=IF([.$AL$10];IF([.$AL$12];[.AF19];[.AF19]*[.AF19]*[.AF19]);IF([.$AL$11];[.AE19];[.AE19]*[.AE19]*[.AE19]))" office:value-type="float" office:value="438110169875" calcext:value-type="float">
            <text:p>4,38E+11</text:p>
          </table:table-cell>
          <table:table-cell table:style-name="ce160"/>
          <table:table-cell table:style-name="ce108" table:formula="of:=[.AH19]*[.$AK$17]*IF([.$AL$11];1;[.$AK$17])" office:value-type="float" office:value="89870400" calcext:value-type="float">
            <text:p>89870400</text:p>
          </table:table-cell>
          <table:table-cell table:style-name="ce248" table:formula="of:=[.AI19]*[.$AL$17]*IF([.$AL$12];1;[.$AL$17]*[.$AL$17])" office:value-type="float" office:value="4.38110169875E+020" calcext:value-type="float">
            <text:p>4,38E+20</text:p>
          </table:table-cell>
          <table:table-cell table:style-name="ce250" table:formula="of:=IF(AND([.AK19];[.AL19]);[.AL19]/[.AK19];&quot;&quot;)" office:value-type="float" office:value="4874910647721.61" calcext:value-type="float">
            <text:p>4,87E+12</text:p>
          </table:table-cell>
          <table:table-cell table:style-name="ce250" table:formula="of:=IF([.$AJ$11]=2;CHOOSE([.$AP$18];[.AL19]/[.$AL$25];[.AK19]/[.$AK$25]);CHOOSE([.$AP$18];[.AI19]/[.$AI$25];[.AH19]/[.$AH$25]))" office:value-type="float" office:value="0.438110169875" calcext:value-type="float">
            <text:p>4,38E-01</text:p>
          </table:table-cell>
          <table:table-cell table:style-name="ce250" table:formula="of:=IF([.$AJ$11]=2;CHOOSE([.$AP$18];[.AK19]/[.$AK$25];[.AL19]/[.$AL$25]);CHOOSE([.$AP$18];[.AH19]/[.$AH$25];[.AI19]/[.$AI$25]))" office:value-type="float" office:value="0.898704" calcext:value-type="float">
            <text:p>8,99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3" calcext:value-type="float">
            <text:p>3</text:p>
          </table:table-cell>
          <table:table-cell table:style-name="ce205" table:formula="of:=IF(ISBLANK([.G7]);&quot;&quot;;NUMFORMA([.AK21];[.$AA$6];[.$AA$7];[.$AA$8]))" office:value-type="string" office:string-value="7,56×10⁹" calcext:value-type="string">
            <text:p>7,56×10⁹</text:p>
          </table:table-cell>
          <table:table-cell table:style-name="ce222" table:formula="of:=IF(ISBLANK([.H7]);&quot;&quot;;NUMFORMA([.AL21];[.$AA$6];[.$AA$7];[.$AA$8]))" office:value-type="string" office:string-value="4,67×10²²" calcext:value-type="string">
            <text:p>4,67×10²²</text:p>
          </table:table-cell>
          <table:table-cell table:style-name="ce205" table:formula="of:=IF(OR(ISBLANK([.G7]);ISBLANK([.H7]));&quot;&quot;;NUMFORMA([.AM21];[.$AA$6];[.$AA$7];[.$AA$8]))" office:value-type="string" office:string-value="6,18×10¹²" calcext:value-type="string">
            <text:p>6,18×10¹²</text:p>
          </table:table-cell>
          <table:table-cell table:style-name="ce230" table:number-columns-repeated="2"/>
          <table:table-cell table:style-name="ce217" table:number-columns-repeated="4"/>
          <table:table-cell table:style-name="Default"/>
          <table:table-cell table:number-columns-repeated="9"/>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4429" calcext:value-type="float">
            <text:p>14429</text:p>
          </table:table-cell>
          <table:table-cell table:style-name="ce160" table:formula="of:=AVALOR(TRIM([.H6]))" office:value-type="float" office:value="288" calcext:value-type="float">
            <text:p>288</text:p>
          </table:table-cell>
          <table:table-cell table:style-name="ce160"/>
          <table:table-cell table:style-name="ce108" table:formula="of:=IF([.$AL$10];IF([.$AL$11];[.AE20];[.AE20]*[.AE20]);IF([.$AL$12];[.AF20];[.AF20]*[.AF20]))" office:value-type="float" office:value="82944" calcext:value-type="float">
            <text:p>82944</text:p>
          </table:table-cell>
          <table:table-cell table:style-name="ce250" table:formula="of:=IF([.$AL$10];IF([.$AL$12];[.AF20];[.AF20]*[.AF20]*[.AF20]);IF([.$AL$11];[.AE20];[.AE20]*[.AE20]*[.AE20]))" office:value-type="float" office:value="3004060675589" calcext:value-type="float">
            <text:p>3,00E+12</text:p>
          </table:table-cell>
          <table:table-cell table:style-name="ce160"/>
          <table:table-cell table:style-name="ce108" table:formula="of:=[.AH20]*[.$AK$17]*IF([.$AL$11];1;[.$AK$17])" office:value-type="float" office:value="298598400" calcext:value-type="float">
            <text:p>298598400</text:p>
          </table:table-cell>
          <table:table-cell table:style-name="ce248" table:formula="of:=[.AI20]*[.$AL$17]*IF([.$AL$12];1;[.$AL$17]*[.$AL$17])" office:value-type="float" office:value="3.004060675589E+021" calcext:value-type="float">
            <text:p>3,00E+21</text:p>
          </table:table-cell>
          <table:table-cell table:style-name="ce250" table:formula="of:=IF(AND([.AK20];[.AL20]);[.AL20]/[.AK20];&quot;&quot;)" office:value-type="float" office:value="10060538420798.6" calcext:value-type="float">
            <text:p>1,01E+13</text:p>
          </table:table-cell>
          <table:table-cell table:style-name="ce250" table:formula="of:=IF([.$AJ$11]=2;CHOOSE([.$AP$18];[.AL20]/[.$AL$25];[.AK20]/[.$AK$25]);CHOOSE([.$AP$18];[.AI20]/[.$AI$25];[.AH20]/[.$AH$25]))" office:value-type="float" office:value="3.004060675589" calcext:value-type="float">
            <text:p>3,00E+00</text:p>
          </table:table-cell>
          <table:table-cell table:style-name="ce250" table:formula="of:=IF([.$AJ$11]=2;CHOOSE([.$AP$18];[.AK20]/[.$AK$25];[.AL20]/[.$AL$25]);CHOOSE([.$AP$18];[.AH20]/[.$AH$25];[.AI20]/[.$AI$25]))" office:value-type="float" office:value="2.985984" calcext:value-type="float">
            <text:p>2,99E+00</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4" calcext:value-type="float">
            <text:p>4</text:p>
          </table:table-cell>
          <table:table-cell table:style-name="ce205" table:formula="of:=IF(ISBLANK([.G8]);&quot;&quot;;NUMFORMA([.AK22];[.$AA$6];[.$AA$7];[.$AA$8]))" office:value-type="string" office:string-value="3,75×10⁷" calcext:value-type="string">
            <text:p>3,75×10⁷</text:p>
          </table:table-cell>
          <table:table-cell table:style-name="ce222" table:formula="of:=IF(ISBLANK([.H8]);&quot;&quot;;NUMFORMA([.AL22];[.$AA$6];[.$AA$7];[.$AA$8]))" office:value-type="string" office:string-value="3,82×10²⁰" calcext:value-type="string">
            <text:p>3,82×10²⁰</text:p>
          </table:table-cell>
          <table:table-cell table:style-name="ce205" table:formula="of:=IF(OR(ISBLANK([.G8]);ISBLANK([.H8]));&quot;&quot;;NUMFORMA([.AM22];[.$AA$6];[.$AA$7];[.$AA$8]))" office:value-type="string" office:string-value="1,02×10¹³" calcext:value-type="string">
            <text:p>1,02×10¹³</text:p>
          </table:table-cell>
          <table:table-cell table:style-name="ce230" table:number-columns-repeated="2"/>
          <table:table-cell table:style-name="ce217" table:number-columns-repeated="2"/>
          <table:table-cell table:style-name="ce355" table:formula="of:=[.AN18]" office:value-type="string" office:string-value="r³" calcext:value-type="string">
            <text:p>r³</text:p>
          </table:table-cell>
          <table:table-cell table:style-name="ce221" table:formula="of:=IF([.AL7];&quot;(&quot;&amp;[.AN26]&amp;&quot; &quot;&amp;[.AN25]&amp;&quot; )&quot;;&quot;&quot;)" office:value-type="string" office:string-value="(/10²¹ m³ )" calcext:value-type="string">
            <text:p>(/10²¹ m³ )</text:p>
          </table:table-cell>
          <table:table-cell table:style-name="Default"/>
          <table:table-cell table:number-columns-repeated="9"/>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36005" calcext:value-type="float">
            <text:p>36005</text:p>
          </table:table-cell>
          <table:table-cell table:style-name="ce160" table:formula="of:=AVALOR(TRIM([.H7]))" office:value-type="float" office:value="1449" calcext:value-type="float">
            <text:p>1449</text:p>
          </table:table-cell>
          <table:table-cell table:style-name="ce160"/>
          <table:table-cell table:style-name="ce108" table:formula="of:=IF([.$AL$10];IF([.$AL$11];[.AE21];[.AE21]*[.AE21]);IF([.$AL$12];[.AF21];[.AF21]*[.AF21]))" office:value-type="float" office:value="2099601" calcext:value-type="float">
            <text:p>2099601</text:p>
          </table:table-cell>
          <table:table-cell table:style-name="ce250" table:formula="of:=IF([.$AL$10];IF([.$AL$12];[.AF21];[.AF21]*[.AF21]*[.AF21]);IF([.$AL$11];[.AE21];[.AE21]*[.AE21]*[.AE21]))" office:value-type="float" office:value="46675442700125" calcext:value-type="float">
            <text:p>4,67E+13</text:p>
          </table:table-cell>
          <table:table-cell table:style-name="ce160"/>
          <table:table-cell table:style-name="ce108" table:formula="of:=[.AH21]*[.$AK$17]*IF([.$AL$11];1;[.$AK$17])" office:value-type="float" office:value="7558563600" calcext:value-type="float">
            <text:p>7558563600</text:p>
          </table:table-cell>
          <table:table-cell table:style-name="ce248" table:formula="of:=[.AI21]*[.$AL$17]*IF([.$AL$12];1;[.$AL$17]*[.$AL$17])" office:value-type="float" office:value="4.6675442700125E+022" calcext:value-type="float">
            <text:p>4,67E+22</text:p>
          </table:table-cell>
          <table:table-cell table:style-name="ce250" table:formula="of:=IF(AND([.AK21];[.AL21]);[.AL21]/[.AK21];&quot;&quot;)" office:value-type="float" office:value="6175173640151.02" calcext:value-type="float">
            <text:p>6,18E+12</text:p>
          </table:table-cell>
          <table:table-cell table:style-name="ce250" table:formula="of:=IF([.$AJ$11]=2;CHOOSE([.$AP$18];[.AL21]/[.$AL$25];[.AK21]/[.$AK$25]);CHOOSE([.$AP$18];[.AI21]/[.$AI$25];[.AH21]/[.$AH$25]))" office:value-type="float" office:value="46.675442700125" calcext:value-type="float">
            <text:p>4,67E+01</text:p>
          </table:table-cell>
          <table:table-cell table:style-name="ce250" table:formula="of:=IF([.$AJ$11]=2;CHOOSE([.$AP$18];[.AK21]/[.$AK$25];[.AL21]/[.$AL$25]);CHOOSE([.$AP$18];[.AH21]/[.$AH$25];[.AI21]/[.$AI$25]))" office:value-type="float" office:value="75.585636" calcext:value-type="float">
            <text:p>7,56E+01</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189" table:formula="of:=IF(OR(ISBLANK([.G9]);ISBLANK([.H9]));&quot;&quot;;[.F9])">
            <text:p/>
          </table:table-cell>
          <table:table-cell table:style-name="ce205" table:formula="of:=IF(ISBLANK([.G9]);&quot;&quot;;NUMFORMA([.AK23];[.$AA$6];[.$AA$7];[.$AA$8]))">
            <text:p/>
          </table:table-cell>
          <table:table-cell table:style-name="ce205" table:formula="of:=IF(ISBLANK([.H9]);&quot;&quot;;NUMFORMA([.AL23];[.$AA$6];[.$AA$7];[.$AA$8]))">
            <text:p/>
          </table:table-cell>
          <table:table-cell table:style-name="ce205" table:formula="of:=IF(OR(ISBLANK([.G9]);ISBLANK([.H9]));&quot;&quot;;NUMFORMA([.AM23];[.$AA$6];[.$AA$7];[.$AA$8]))">
            <text:p/>
          </table:table-cell>
          <table:table-cell table:style-name="ce230" table:number-columns-repeated="2"/>
          <table:table-cell table:style-name="Default"/>
          <table:table-cell table:number-columns-repeated="13"/>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258" calcext:value-type="float">
            <text:p>7258</text:p>
          </table:table-cell>
          <table:table-cell table:style-name="ce160" table:formula="of:=AVALOR(TRIM([.H8]))" office:value-type="float" office:value="102" calcext:value-type="float">
            <text:p>102</text:p>
          </table:table-cell>
          <table:table-cell table:style-name="ce160"/>
          <table:table-cell table:style-name="ce108" table:formula="of:=IF([.$AL$10];IF([.$AL$11];[.AE22];[.AE22]*[.AE22]);IF([.$AL$12];[.AF22];[.AF22]*[.AF22]))" office:value-type="float" office:value="10404" calcext:value-type="float">
            <text:p>10404</text:p>
          </table:table-cell>
          <table:table-cell table:style-name="ce250" table:formula="of:=IF([.$AL$10];IF([.$AL$12];[.AF22];[.AF22]*[.AF22]*[.AF22]);IF([.$AL$11];[.AE22];[.AE22]*[.AE22]*[.AE22]))" office:value-type="float" office:value="382341017512" calcext:value-type="float">
            <text:p>3,82E+11</text:p>
          </table:table-cell>
          <table:table-cell table:style-name="ce160"/>
          <table:table-cell table:style-name="ce108" table:formula="of:=[.AH22]*[.$AK$17]*IF([.$AL$11];1;[.$AK$17])" office:value-type="float" office:value="37454400" calcext:value-type="float">
            <text:p>37454400</text:p>
          </table:table-cell>
          <table:table-cell table:style-name="ce248" table:formula="of:=[.AI22]*[.$AL$17]*IF([.$AL$12];1;[.$AL$17]*[.$AL$17])" office:value-type="float" office:value="3.82341017512E+020" calcext:value-type="float">
            <text:p>3,82E+20</text:p>
          </table:table-cell>
          <table:table-cell table:style-name="ce250" table:formula="of:=IF(AND([.AK22];[.AL22]);[.AL22]/[.AK22];&quot;&quot;)" office:value-type="float" office:value="10208173606091.7" calcext:value-type="float">
            <text:p>1,02E+13</text:p>
          </table:table-cell>
          <table:table-cell table:style-name="ce250" table:formula="of:=IF([.$AJ$11]=2;CHOOSE([.$AP$18];[.AL22]/[.$AL$25];[.AK22]/[.$AK$25]);CHOOSE([.$AP$18];[.AI22]/[.$AI$25];[.AH22]/[.$AH$25]))" office:value-type="float" office:value="0.382341017512" calcext:value-type="float">
            <text:p>3,82E-01</text:p>
          </table:table-cell>
          <table:table-cell table:style-name="ce250" table:formula="of:=IF([.$AJ$11]=2;CHOOSE([.$AP$18];[.AK22]/[.$AK$25];[.AL22]/[.$AL$25]);CHOOSE([.$AP$18];[.AH22]/[.$AH$25];[.AI22]/[.$AI$25]))" office:value-type="float" office:value="0.374544" calcext:value-type="float">
            <text:p>3,75E-01</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16]&amp;&quot; (media) =&quot;" office:value-type="string" office:string-value="r³/T² (media) =" calcext:value-type="string">
            <text:p>r³/T² (media) =</text:p>
          </table:table-cell>
          <table:table-cell table:style-name="ce208" table:formula="of:=IF([.AL7];NUMFORMA([.AM24];[.$AA$6];[.$AA$7];[.$AA$8]);&quot;&quot;)" office:value-type="string" office:string-value="7,83×10¹²" calcext:value-type="string">
            <text:p>7,83×10¹²</text:p>
          </table:table-cell>
          <table:table-cell table:style-name="ce230" table:formula="of:=[.AM28]" office:value-type="string" office:string-value="m³/s²" calcext:value-type="string">
            <text:p>m³/s²</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160" table:formula="of:=AVALOR(TRIM([.H9]))" office:value-type="float" office:value="0" calcext:value-type="float">
            <text:p>0</text:p>
          </table:table-cell>
          <table:table-cell table:style-name="ce160"/>
          <table:table-cell table:style-name="ce108" table:formula="of:=IF([.$AL$10];IF([.$AL$11];[.AE23];[.AE23]*[.AE23]);IF([.$AL$12];[.AF23];[.AF23]*[.AF23]))" office:value-type="float" office:value="0" calcext:value-type="float">
            <text:p>0</text:p>
          </table:table-cell>
          <table:table-cell table:style-name="ce250" table:formula="of:=IF([.$AL$10];IF([.$AL$12];[.AF23];[.AF23]*[.AF23]*[.AF23]);IF([.$AL$11];[.AE23];[.AE23]*[.AE23]*[.AE23]))" office:value-type="float" office:value="0" calcext:value-type="float">
            <text:p>0,00E+00</text:p>
          </table:table-cell>
          <table:table-cell table:style-name="ce160"/>
          <table:table-cell table:style-name="ce108" table:formula="of:=[.AH23]*[.$AK$17]*IF([.$AL$11];1;[.$AK$17])" office:value-type="float" office:value="0" calcext:value-type="float">
            <text:p>0</text:p>
          </table:table-cell>
          <table:table-cell table:style-name="ce108" table:formula="of:=[.AI23]*[.$AL$17]*IF([.$AL$12];1;[.$AL$17]*[.$AL$17])" office:value-type="float" office:value="0" calcext:value-type="float">
            <text:p>0</text:p>
          </table:table-cell>
          <table:table-cell table:style-name="ce402" table:formula="of:=IF(AND([.AK23];[.AL23]);[.AL23]/[.AK23];&quot;&quot;)">
            <text:p/>
          </table:table-cell>
          <table:table-cell table:style-name="ce160" table:formula="of:=IF([.$AJ$11]=2;CHOOSE([.$AP$18];[.AL23]/[.$AL$25];[.AK23]/[.$AK$25]);CHOOSE([.$AP$18];[.AI23]/[.$AI$25];[.AH23]/[.$AH$25]))" office:value-type="float" office:value="0" calcext:value-type="float">
            <text:p>0</text:p>
          </table:table-cell>
          <table:table-cell table:style-name="ce160" table:formula="of:=IF([.$AJ$11]=2;CHOOSE([.$AP$18];[.AK23]/[.$AK$25];[.AL23]/[.$AL$25]);CHOOSE([.$AP$18];[.AH23]/[.$AH$25];[.AI23]/[.$AI$25]))" office:value-type="float" office:value="0" calcext:value-type="float">
            <text:p>0</text:p>
          </table:table-cell>
          <table:table-cell table:style-name="ce108"/>
          <table:table-cell table:number-columns-repeated="6"/>
        </table:table-row>
        <table:table-row table:style-name="ro1">
          <table:covered-table-cell table:number-columns-repeated="4" table:style-name="Default"/>
          <table:table-cell table:style-name="ce230" table:number-columns-repeated="2"/>
          <table:table-cell table:style-name="ce267" office:value-type="string" calcext:value-type="string">
            <text:p>Pendente da gráfica:</text:p>
          </table:table-cell>
          <table:table-cell table:style-name="ce198" office:value-type="string" calcext:value-type="string">
            <text:p>a =</text:p>
          </table:table-cell>
          <table:table-cell table:style-name="ce728" table:formula="of:=IF([.$AL$7];NUMFORMA([.AO29];[.AA6]);&quot;&quot;)" office:value-type="string" office:string-value="1,63·10⁻¹³" calcext:value-type="string">
            <text:p>1,63·10⁻¹³</text:p>
          </table:table-cell>
          <table:table-cell table:style-name="ce230" table:formula="of:=IF([.$AL$7];[.$AP$29];&quot;&quot;)" office:value-type="string" office:string-value="s²/m³" calcext:value-type="string">
            <text:p>s²/m³</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3"/>
          <table:table-cell table:style-name="ce108" table:formula="of:=INT(LOG10(MAX([.AH19:.AH23])))-1" office:value-type="float" office:value="5" calcext:value-type="float">
            <text:p>5</text:p>
          </table:table-cell>
          <table:table-cell table:style-name="ce108" table:formula="of:=INT(LOG10(MAX([.AI19:.AI23])))-1" office:value-type="float" office:value="12" calcext:value-type="float">
            <text:p>12</text:p>
          </table:table-cell>
          <table:table-cell table:style-name="ce108"/>
          <table:table-cell table:style-name="ce108" table:formula="of:=INT(LOG10(MAX([.AK19:.AK23])))-1" office:value-type="float" office:value="8" calcext:value-type="float">
            <text:p>8</text:p>
          </table:table-cell>
          <table:table-cell table:style-name="ce108" table:formula="of:=INT(LOG10(MAX([.AL19:.AL23])))-1" office:value-type="float" office:value="21" calcext:value-type="float">
            <text:p>21</text:p>
          </table:table-cell>
          <table:table-cell table:style-name="ce250" table:formula="of:=AVERAGE([.AM$19:.AM$23])" office:value-type="float" office:value="7829699078690.74" calcext:value-type="float">
            <text:p>7,83E+12</text:p>
          </table:table-cell>
          <table:table-cell table:style-name="ce108" table:number-columns-repeated="3"/>
          <table:table-cell table:number-columns-repeated="6"/>
        </table:table-row>
        <table:table-row table:style-name="ro1">
          <table:covered-table-cell table:number-columns-repeated="4" table:style-name="Default"/>
          <table:table-cell table:style-name="ce230" table:number-columns-repeated="4"/>
          <table:table-cell table:style-name="ce407" office:value-type="string" calcext:value-type="string">
            <text:p>masa</text:p>
          </table:table-cell>
          <table:table-cell table:style-name="ce230" table:formula="of:=IF([.$AM$4];[.$AO$5];&quot;&quot;)" office:value-type="string" office:string-value="incerteza" calcext:value-type="string">
            <text:p>incerteza</text:p>
          </table:table-cell>
          <table:table-cell table:style-name="ce230"/>
          <table:table-cell table:style-name="Default"/>
          <table:table-cell/>
          <table:table-cell table:style-name="Default"/>
          <table:table-cell table:number-columns-repeated="11"/>
          <table:table-cell table:style-name="ce108" table:number-columns-repeated="2"/>
          <table:table-cell table:style-name="ce160" table:number-columns-repeated="3"/>
          <table:table-cell table:style-name="Default" table:number-columns-repeated="2"/>
          <table:table-cell table:style-name="ce108"/>
          <table:table-cell table:style-name="ce248" table:formula="of:=10^[.AH24]" office:value-type="float" office:value="100000" calcext:value-type="float">
            <text:p>1,00E+05</text:p>
          </table:table-cell>
          <table:table-cell table:style-name="ce248" table:formula="of:=10^[.AI24]" office:value-type="float" office:value="1000000000000" calcext:value-type="float">
            <text:p>1,00E+12</text:p>
          </table:table-cell>
          <table:table-cell table:style-name="ce160"/>
          <table:table-cell table:style-name="ce248" table:formula="of:=10^[.AK24]" office:value-type="float" office:value="100000000" calcext:value-type="float">
            <text:p>1,00E+08</text:p>
          </table:table-cell>
          <table:table-cell table:style-name="ce248" table:formula="of:=10^[.AL24]" office:value-type="float" office:value="1E+021" calcext:value-type="float">
            <text:p>1,00E+21</text:p>
          </table:table-cell>
          <table:table-cell table:style-name="ce108"/>
          <table:table-cell table:style-name="ce228" table:formula="of:=IF([.$AP$18]=2;IF([.$AJ$11]=2;[.$AK$27];[.$AH$27]);IF([.$AJ$11]=2;[.$AL$27];[.$AI$27]))" office:value-type="string" office:string-value="m³" calcext:value-type="string">
            <text:p>m³</text:p>
          </table:table-cell>
          <table:table-cell table:style-name="ce228" table:formula="of:=IF([.$AP$18]=2;IF([.$AJ$11]=2;[.$AL$27];[.$AI$27]);IF([.$AJ$11]=2;[.$AK$27];[.AH27]))" office:value-type="string" office:string-value="s²" calcext:value-type="string">
            <text:p>s²</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A partir da</text:p>
          </table:table-cell>
          <table:table-cell table:style-name="ce268"/>
          <table:table-cell table:style-name="ce286"/>
          <table:table-cell table:style-name="ce205" office:value-type="string" calcext:value-type="string">
            <text:p>m (kg)</text:p>
          </table:table-cell>
          <table:table-cell table:style-name="ce325" table:formula="of:=IF([.$AM$4];[.AO6]&amp;&quot; (%)&quot;;&quot;&quot;)" office:value-type="string" office:string-value="δ (%)" calcext:value-type="string">
            <text:p>δ (%)</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2"/>
          <table:table-cell table:style-name="Default" table:number-columns-repeated="2"/>
          <table:table-cell table:style-name="ce249"/>
          <table:table-cell table:style-name="ce108" table:formula="of:=&quot;/10&quot;&amp;SUPERIND([.AH24])" office:value-type="string" office:string-value="/10⁵" calcext:value-type="string">
            <text:p>/10⁵</text:p>
          </table:table-cell>
          <table:table-cell table:style-name="ce108" table:formula="of:=&quot;/10&quot;&amp;SUPERIND([.AI24])" office:value-type="string" office:string-value="/10¹²" calcext:value-type="string">
            <text:p>/10¹²</text:p>
          </table:table-cell>
          <table:table-cell table:style-name="ce160"/>
          <table:table-cell table:style-name="ce108" table:formula="of:=&quot;/10&quot;&amp;SUPERIND([.AK24])" office:value-type="string" office:string-value="/10⁸" calcext:value-type="string">
            <text:p>/10⁸</text:p>
          </table:table-cell>
          <table:table-cell table:style-name="ce108" table:formula="of:=&quot;/10&quot;&amp;SUPERIND([.AL24])" office:value-type="string" office:string-value="/10²¹" calcext:value-type="string">
            <text:p>/10²¹</text:p>
          </table:table-cell>
          <table:table-cell table:style-name="ce108"/>
          <table:table-cell table:style-name="ce228" table:formula="of:=IF([.$AJ$11]=2;IF([.$AP$18]=2;[.AK26];[.AL26]);IF([.$AP$18]=2;[.AH26];[.AI26]))" office:value-type="string" office:string-value="/10²¹" calcext:value-type="string">
            <text:p>/10²¹</text:p>
          </table:table-cell>
          <table:table-cell table:style-name="ce228" table:formula="of:==IF([.$AJ$11]=2;IF([.$AP$18]=2;[.AL26];[.AK26]);IF([.$AP$18]=2;[.AI26];[.AH26]))" office:value-type="string" office:string-value="/10⁸" calcext:value-type="string">
            <text:p>/10⁸</text:p>
          </table:table-cell>
          <table:table-cell table:style-name="ce108"/>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media</text:p>
          </table:table-cell>
          <table:table-cell table:style-name="ce269"/>
          <table:table-cell table:style-name="ce287" table:formula="of:=&quot;(4 · π² / G) · &quot;&amp;LEFT([.H23];13)" office:value-type="string" office:string-value="(4 · π² / G) · r³/T² (media)" calcext:value-type="string">
            <text:p>(4 · π² / G) · r³/T² (media)</text:p>
          </table:table-cell>
          <table:table-cell table:style-name="ce205" table:formula="of:=IF([.$AL$7];NUMFORMA([.$AM$31];[.$AA$6];[.$AA$7];[.$AA$8]);&quot;&quot;)" office:value-type="string" office:string-value="4,63×10²⁴" calcext:value-type="string">
            <text:p>4,63×10²⁴</text:p>
          </table:table-cell>
          <table:table-cell table:style-name="ce326" table:formula="of:=IF([.$AM$4];NUMFORMA(100*ABS([.$AM$31]-[.$AM$1])/[.$AM$1];[.$AA$6];[.$AA$7];[.$AA$8]);&quot;&quot;)" office:value-type="string" office:string-value="22,5" calcext:value-type="string">
            <text:p>22,5</text:p>
          </table:table-cell>
          <table:table-cell table:style-name="ce230"/>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table-cell table:style-name="ce228" table:formula="of:=IF([.$AL$11];IF([.$AL$10];[.AG12];[.$AH$12]);IF([.$AL$10];[.AG12]&amp;[.$AG$1];[.$AH$12]&amp;[.$AF$1]))" office:value-type="string" office:string-value="min²" calcext:value-type="string">
            <text:p>min²</text:p>
          </table:table-cell>
          <table:table-cell table:style-name="ce108" table:formula="of:=IF([.$AL$11];IF([.$AL$10];[.$AH$12];[.AG12]);IF([.$AL$10];[.$AH$12]&amp;[.$AF$1];[.AG12]&amp;[.$AG$1]))" office:value-type="string" office:string-value="km³" calcext:value-type="string">
            <text:p>km³</text:p>
          </table:table-cell>
          <table:table-cell table:style-name="ce160"/>
          <table:table-cell table:style-name="ce228" table:formula="of:=[.AE11]&amp;[.AF1]" office:value-type="string" office:string-value="s²" calcext:value-type="string">
            <text:p>s²</text:p>
          </table:table-cell>
          <table:table-cell table:style-name="ce108" table:formula="of:=[.AF11]&amp;[.AG1]" office:value-type="string" office:string-value="m³" calcext:value-type="string">
            <text:p>m³</text:p>
          </table:table-cell>
          <table:table-cell table:style-name="ce160"/>
          <table:table-cell table:style-name="ce247" office:value-type="string" calcext:value-type="string">
            <text:p>error típico xy</text:p>
          </table:table-cell>
          <table:table-cell table:style-name="ce248" table:formula="of:=STEYX([.AO$19:.AO$23];[.AN$19:.AN$23])" office:value-type="float" office:value="0.959577570305682" calcext:value-type="float">
            <text:p>9,60E-01</text:p>
          </table:table-cell>
          <table:table-cell table:style-name="Default"/>
          <table:table-cell table:number-columns-repeated="6"/>
        </table:table-row>
        <table:table-row table:style-name="ro1">
          <table:covered-table-cell table:number-columns-repeated="4" table:style-name="Default"/>
          <table:table-cell table:style-name="ce230"/>
          <table:table-cell table:style-name="ce205" office:value-type="string" calcext:value-type="string">
            <text:p>pendente</text:p>
          </table:table-cell>
          <table:table-cell table:style-name="ce268"/>
          <table:table-cell table:style-name="ce287" table:formula="of:=&quot;4 · π² &quot;&amp;IF([.$AP$18]=2;&quot;· a / G&quot;;&quot;/ (a · G)&quot;)" office:value-type="string" office:string-value="4 · π² / (a · G)" calcext:value-type="string">
            <text:p>4 · π² / (a · G)</text:p>
          </table:table-cell>
          <table:table-cell table:style-name="ce205" table:formula="of:=IF([.$AL$7];NUMFORMA([.AL29];[.$AA$6];[.$AA$7];[.$AA$8]);&quot;&quot;)" office:value-type="string" office:string-value="3,63×10²⁴" calcext:value-type="string">
            <text:p>3,63×10²⁴</text:p>
          </table:table-cell>
          <table:table-cell table:style-name="ce326" table:formula="of:=IF([.$AM$4];NUMFORMA(100*ABS([.$AL$29]-[.$AM$1])/[.$AM$1];[.$AA$6];[.$AA$7];[.$AA$8]);&quot;&quot;)" office:value-type="string" office:string-value="39,2" calcext:value-type="string">
            <text:p>39,2</text:p>
          </table:table-cell>
          <table:table-cell table:style-name="ce230"/>
          <table:table-cell table:style-name="Default"/>
          <table:table-cell table:number-columns-repeated="2"/>
          <table:table-cell table:style-name="Default"/>
          <table:table-cell table:number-columns-repeated="10"/>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r³/T² (S.I.)</text:p>
          </table:table-cell>
          <table:table-cell table:style-name="ce250" table:formula="of:=SLOPE([.AL19:.AL23];[.AK19:.AK23])" office:value-type="float" office:value="6139973757883.98" calcext:value-type="float">
            <text:p>6,14E+12</text:p>
          </table:table-cell>
          <table:table-cell table:style-name="ce160" table:formula="of:=[.AL27]&amp;&quot;/&quot;&amp;[.AK27]" office:value-type="string" office:string-value="m³/s²" calcext:value-type="string">
            <text:p>m³/s²</text:p>
          </table:table-cell>
          <table:table-cell table:style-name="ce247" office:value-type="string" calcext:value-type="string">
            <text:p>pendente r³/T²</text:p>
          </table:table-cell>
          <table:table-cell table:style-name="ce248" table:formula="of:=IF([.$AJ$11]=2;[.$AL$28];SLOPE([.AI19:.AI23];[.AH19:.AH23]))" office:value-type="float" office:value="6139973757883.98" calcext:value-type="float">
            <text:p>6,14E+12</text:p>
          </table:table-cell>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108" office:value-type="string" calcext:value-type="string">
            <text:p>masa</text:p>
          </table:table-cell>
          <table:table-cell table:style-name="ce108" table:formula="of:=4*PI()*PI()/[.AJ5]*[.AL28]" office:value-type="float" office:value="3.63412965657481E+024" calcext:value-type="float">
            <text:p>3,63412965657481E+024</text:p>
          </table:table-cell>
          <table:table-cell table:style-name="ce160"/>
          <table:table-cell table:style-name="ce108" office:value-type="string" calcext:value-type="string">
            <text:p>pendente</text:p>
          </table:table-cell>
          <table:table-cell table:style-name="ce248" table:formula="of:=IF([.$AP$18]=2;[.AO28];1/[.AO28])" office:value-type="float" office:value="0.000000000000162867145599109" calcext:value-type="float">
            <text:p>1,63E-13</text:p>
          </table:table-cell>
          <table:table-cell table:style-name="ce228" table:formula="of:=IF([.$AJ$11]=1;IF([.$AP$18]=2;[.AI27]&amp;&quot;/&quot;&amp;[.AH27];[.AI27]&amp;&quot;/&quot;&amp;[.AH27]);IF([.$AP$18]=2;[.AL27]&amp;&quot;/&quot;&amp;[.AK27];[.AK27]&amp;&quot;/&quot;&amp;[.AL27]))" office:value-type="string" office:string-value="s²/m³" calcext:value-type="string">
            <text:p>s²/m³</text:p>
          </table:table-cell>
          <table:table-cell table:number-columns-repeated="6"/>
        </table:table-row>
        <table:table-row table:style-name="ro1">
          <table:covered-table-cell table:number-columns-repeated="4" table:style-name="Default"/>
          <table:table-cell table:style-name="ce230"/>
          <table:table-cell table:style-name="ce155"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6"/>
          <table:table-cell table:style-name="Default" table:number-columns-repeated="8"/>
          <table:table-cell table:style-name="ce160"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6"/>
          <table:table-cell table:style-name="Default" table:number-columns-repeated="8"/>
          <table:table-cell table:style-name="ce160"/>
          <table:table-cell table:style-name="ce160" table:formula="of:=&quot;da media &quot;&amp;[.AM18]" office:value-type="string" office:string-value="da media r³/T²" calcext:value-type="string">
            <text:p>da media r³/T²</text:p>
          </table:table-cell>
          <table:table-cell table:style-name="ce405" table:formula="of:=4*PI()^2/[.$AJ$5]*[.AM24]" office:value-type="float" office:value="4.6342448267617E+024" calcext:value-type="float">
            <text:p>4,634245E+24</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212"/>
          <table:table-cell table:style-name="ce88"/>
          <table:table-cell table:style-name="ce285"/>
          <table:table-cell table:style-name="ce230" table:number-columns-repeated="2"/>
          <table:table-cell table:style-name="Default"/>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14" calcext:value-type="date">
            <text:p>14/07/24</text:p>
          </table:table-cell>
          <table:table-cell table:style-name="Default" table:number-columns-repeated="4"/>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Nas últimas filas, elixa o valor da «Constante da gravitación», á dereita de «G =», (por defecto 6,67·10⁻¹¹ N·m²/kg²).</text:p>
            <text:p>Para o cálculo da incerteza relativa (δ), ten que escribir o valor da masa do planeta na cela correspondente, agás no caso da Terr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69"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214" office:value-type="string" calcext:value-type="string" table:number-columns-spanned="9" table:number-rows-spanned="8">
            <text:p>Elixa, na primeira cela de cor laranxa, a magnitude que vai no eixe Y.</text:p>
            <text:p>Para as unidades da gráfica pode elixir entre as unidades dos datos ou as do Sistema Internacional de Unidades (S.I.), que é a opción por defec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Satélites" table:style-name="ta1" table:print="false">
        <table:table-column table:style-name="co11" table:number-columns-repeated="4" table:default-cell-style-name="ce63"/>
        <table:table-column table:style-name="co8" table:default-cell-style-name="ce63"/>
        <table:table-column table:style-name="co4" table:number-columns-repeated="4" table:default-cell-style-name="ce63"/>
        <table:table-column table:style-name="co22"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Satélites.A1]" office:value-type="string" office:string-value="S     A     T     É     L     I     T     E     S" calcext:value-type="string" table:number-columns-spanned="4" table:number-rows-spanned="1">
            <text:p>S <text:s text:c="4"/>A <text:s text:c="4"/>T <text:s text:c="4"/>É <text:s text:c="4"/>L <text:s text:c="4"/>I <text:s text:c="4"/>T <text:s text:c="4"/>E <text:s text:c="4"/>S</text:p>
          </table:table-cell>
          <table:covered-table-cell table:number-columns-repeated="3"/>
          <table:table-cell table:style-name="ce280"/>
          <table:table-cell table:style-name="ce444" table:formula="of:=[Satélites.F1]"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2"/>
          <table:covered-table-cell table:style-name="ce280"/>
          <table:table-cell table:style-name="ce280"/>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24</text:p>
          </table:table-cell>
          <table:table-cell table:style-name="ce280"/>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185" office:value-type="string" calcext:value-type="string" table:number-columns-spanned="4" table:number-rows-spanned="7">
            <text:p><text:span text:style-name="T19">a) A partir dos seguintes datos de satélites que orbitan arredor da Terra determina o valor da masa da Terra.</text:span></text:p>
            <text:p><text:span text:style-name="T19">b) Se o valor indicado nos libros de texto para a masa da Terra é de 5,98×10²⁴ kg, que incerteza relativa obtivemos a partir do cálculo realizado?  </text:span></text:p>
            <text:p><text:span text:style-name="T19">DATO: G = 6,67×10⁻¹¹ N∙m²∙kg⁻². </text:span><text:tab/><text:span text:style-name="T19">(A.B.A.U. ord. 24)</text:span></text:p>
            <text:p><text:span text:style-name="T19">Rta.: a) M = 3,63·10²⁴ kg; b) ΔM = 40 %</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Satéli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6" table:content-validation-name="val6" office:value-type="string" calcext:value-type="string">
            <text:p>r</text:p>
          </table:table-cell>
          <table:table-cell table:style-name="ce366" table:content-validation-name="val8" office:value-type="string" calcext:value-type="string">
            <text:p>T</text:p>
          </table:table-cell>
          <table:table-cell table:style-name="ce210"/>
          <table:table-cell table:style-name="ce280" table:number-columns-repeated="2"/>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412"/>
          <table:table-cell table:style-name="ce367" table:content-validation-name="val7" office:value-type="string" calcext:value-type="string">
            <text:p>km</text:p>
          </table:table-cell>
          <table:table-cell table:style-name="ce367" table:content-validation-name="val9" office:value-type="string" calcext:value-type="string">
            <text:p>min</text:p>
          </table:table-cell>
          <table:table-cell table:style-name="ce210"/>
          <table:table-cell table:style-name="ce280" table:number-columns-repeated="2"/>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7595" calcext:value-type="float">
            <text:p>7595</text:p>
          </table:table-cell>
          <table:table-cell table:style-name="ce644" office:value-type="float" office:value="158" calcext:value-type="float">
            <text:p>158</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4429" calcext:value-type="float">
            <text:p>14429</text:p>
          </table:table-cell>
          <table:table-cell table:style-name="ce202" office:value-type="float" office:value="288" calcext:value-type="float">
            <text:p>288</text:p>
          </table:table-cell>
          <table:table-cell table:style-name="ce280" table:number-columns-repeated="3"/>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02" office:value-type="float" office:value="36005" calcext:value-type="float">
            <text:p>36005</text:p>
          </table:table-cell>
          <table:table-cell table:style-name="ce202" office:value-type="float" office:value="1449" calcext:value-type="float">
            <text:p>1449</text:p>
          </table:table-cell>
          <table:table-cell table:style-name="ce280" table:number-columns-repeated="3"/>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7258" calcext:value-type="float">
            <text:p>7258</text:p>
          </table:table-cell>
          <table:table-cell table:style-name="ce202" office:value-type="float" office:value="102" calcext:value-type="float">
            <text:p>102</text:p>
          </table:table-cell>
          <table:table-cell table:style-name="ce280" table:number-columns-repeated="3"/>
          <table:table-cell table:style-name="Default"/>
          <table:table-cell table:style-name="ce328" office:value-type="string" calcext:value-type="string">
            <text:p>Volva a «Satelites»</text:p>
          </table:table-cell>
          <table:table-cell table:style-name="ce374" office:value-type="string" calcext:value-type="string">
            <text:p><text:a xlink:href="#Satélites" xlink:type="simple">Cálculo</text:a></text:p>
          </table:table-cell>
          <table:table-cell table:number-columns-repeated="46"/>
        </table:table-row>
        <table:table-row table:style-name="ro1">
          <table:table-cell table:style-name="ce166" office:value-type="string" calcext:value-type="string">
            <text:p>Satélite</text:p>
          </table:table-cell>
          <table:table-cell table:style-name="ce341" office:value-type="string" calcext:value-type="string">
            <text:p>r / km</text:p>
          </table:table-cell>
          <table:table-cell table:style-name="ce341" office:value-type="string" calcext:value-type="string">
            <text:p>T / mi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string" calcext:value-type="string">
            <text:p>DELTA 1-R/B</text:p>
          </table:table-cell>
          <table:table-cell table:style-name="ce166" office:value-type="float" office:value="7595" calcext:value-type="float">
            <text:p>7595</text:p>
          </table:table-cell>
          <table:table-cell table:style-name="ce166" office:value-type="float" office:value="158" calcext:value-type="float">
            <text:p>158</text:p>
          </table:table-cell>
          <table:table-cell table:style-name="ce166"/>
          <table:table-cell table:style-name="ce280" table:number-columns-repeated="3"/>
          <table:table-cell table:style-name="ce150"/>
          <table:table-cell table:style-name="ce280" table:number-columns-repeated="3"/>
          <table:table-cell table:style-name="Default"/>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string" calcext:value-type="string">
            <text:p>O3B PFM</text:p>
          </table:table-cell>
          <table:table-cell table:style-name="ce166" office:value-type="float" office:value="14429" calcext:value-type="float">
            <text:p>14429</text:p>
          </table:table-cell>
          <table:table-cell table:style-name="ce166" office:value-type="float" office:value="288" calcext:value-type="float">
            <text:p>288</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150"/>
          <table:table-cell table:style-name="Default" table:number-columns-repeated="3"/>
          <table:table-cell table:number-columns-repeated="46"/>
        </table:table-row>
        <table:table-row table:style-name="ro1">
          <table:table-cell table:style-name="ce166" office:value-type="string" calcext:value-type="string">
            <text:p>GOES 2</text:p>
          </table:table-cell>
          <table:table-cell table:style-name="ce166" office:value-type="float" office:value="36005" calcext:value-type="float">
            <text:p>36005</text:p>
          </table:table-cell>
          <table:table-cell table:style-name="ce166" office:value-type="float" office:value="1449" calcext:value-type="float">
            <text:p>1449</text:p>
          </table:table-cell>
          <table:table-cell table:style-name="ce166"/>
          <table:table-cell table:style-name="ce280"/>
          <table:table-cell table:style-name="ce276" table:content-validation-name="val5" office:value-type="string" calcext:value-type="string">
            <text:p>Terra</text:p>
          </table:table-cell>
          <table:table-cell table:style-name="ce150" office:value-type="string" calcext:value-type="string">
            <office:annotation draw:style-name="gr10" draw:text-style-name="P9" svg:width="2.899cm" svg:height="1.973cm" svg:x="14.649cm" svg:y="3.898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office:value-type="string" calcext:value-type="string">
            <text:p>5,98×10²⁴</text:p>
          </table:table-cell>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string" calcext:value-type="string">
            <text:p>NOAA</text:p>
          </table:table-cell>
          <table:table-cell table:style-name="ce166" office:value-type="float" office:value="7258" calcext:value-type="float">
            <text:p>7258</text:p>
          </table:table-cell>
          <table:table-cell table:style-name="ce166" office:value-type="float" office:value="102" calcext:value-type="float">
            <text:p>102</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6"/>
          <table:table-cell table:style-name="ce280"/>
          <table:table-cell table:style-name="Default" table:number-columns-repeated="3"/>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3"/>
          <table:table-cell table:style-name="ce371" office:value-type="string" calcext:value-type="string">
            <text:p>ord. 19</text:p>
          </table:table-cell>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1">A partir de medidas do raio, </text:span><text:span text:style-name="T22">r</text:span><text:span text:style-name="T23">, e do período, </text:span><text:span text:style-name="T22">T</text:span><text:span text:style-name="T23">, de catro satélites que orbitan a Terra obtense a táboa anexa. Representa eses datos nunha gráfica e determina a partir dela a masa da Terra.</text:span></text:p>
            <text:p><text:span text:style-name="T24">DATO: </text:span><text:span text:style-name="T25">G</text:span><text:span text:style-name="T26"> = 6,67·10⁻¹¹ N·m²·kg⁻².</text:span></text:p>
            <text:p><text:span text:style-name="T27">(A.B.A.U. Xuño 19)</text:span></text:p>
            <text:p><text:span text:style-name="T27">Rta.: M = </text:span><text:span text:style-name="T28">6,07·10²⁴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7" table:content-validation-name="val6" office:value-type="string" calcext:value-type="string">
            <text:p>T²</text:p>
          </table:table-cell>
          <table:table-cell table:style-name="ce367" table:content-validation-name="val8" office:value-type="string" calcext:value-type="string">
            <text:p>r³</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7" table:content-validation-name="val7" office:value-type="string" calcext:value-type="string">
            <text:p>s²</text:p>
          </table:table-cell>
          <table:table-cell table:style-name="ce367" table:content-validation-name="val9" office:value-type="string" calcext:value-type="string">
            <text:p>km³</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pan text:style-name="T20">3,18·10⁷</text:span></text:p>
          </table:table-cell>
          <table:table-cell table:style-name="ce644" office:value-type="string" calcext:value-type="string">
            <text:p>3,29·10¹¹</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3,89·10⁷</text:p>
          </table:table-cell>
          <table:table-cell table:style-name="ce202" office:value-type="string" calcext:value-type="string">
            <text:p><text:span text:style-name="T20">4,05·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4,75·10⁷</text:p>
          </table:table-cell>
          <table:table-cell table:style-name="ce202" office:value-type="string" calcext:value-type="string">
            <text:p><text:span text:style-name="T20">4,93·10¹¹</text:span></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1,44·10⁸</text:p>
          </table:table-cell>
          <table:table-cell table:style-name="ce202" office:value-type="string" calcext:value-type="string">
            <text:p>1,48·10¹²</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T² / s²</text:p>
          </table:table-cell>
          <table:table-cell table:style-name="ce179" office:value-type="string" calcext:value-type="string">
            <text:p>r³ / km³</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float" office:value="1" calcext:value-type="float">
            <text:p>1</text:p>
          </table:table-cell>
          <table:table-cell table:style-name="ce179" office:value-type="string" calcext:value-type="string">
            <text:p><text:span text:style-name="T20">3,18·10⁷</text:span></text:p>
          </table:table-cell>
          <table:table-cell table:style-name="ce179" office:value-type="string" calcext:value-type="string">
            <text:p>3,29·10¹¹</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float" office:value="2" calcext:value-type="float">
            <text:p>2</text:p>
          </table:table-cell>
          <table:table-cell table:style-name="ce179" office:value-type="string" calcext:value-type="string">
            <text:p>3,89·10⁷</text:p>
          </table:table-cell>
          <table:table-cell table:style-name="ce179" office:value-type="string" calcext:value-type="string">
            <text:p><text:span text:style-name="T20">4,05·10¹¹</text:span></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ce280"/>
          <table:table-cell table:style-name="Default" table:number-columns-repeated="3"/>
          <table:table-cell table:number-columns-repeated="46"/>
        </table:table-row>
        <table:table-row table:style-name="ro1">
          <table:table-cell table:style-name="ce166" office:value-type="float" office:value="3" calcext:value-type="float">
            <text:p>3</text:p>
          </table:table-cell>
          <table:table-cell table:style-name="ce179" office:value-type="string" calcext:value-type="string">
            <text:p>4,75·10⁷</text:p>
          </table:table-cell>
          <table:table-cell table:style-name="ce179" office:value-type="string" calcext:value-type="string">
            <text:p><text:span text:style-name="T20">4,93·10¹¹</text:span></text:p>
          </table:table-cell>
          <table:table-cell table:style-name="ce166"/>
          <table:table-cell table:style-name="ce280"/>
          <table:table-cell table:style-name="ce276" table:content-validation-name="val5" office:value-type="string" calcext:value-type="string">
            <text:p>Planeta</text:p>
          </table:table-cell>
          <table:table-cell table:style-name="ce150" office:value-type="string" calcext:value-type="string">
            <office:annotation draw:style-name="gr10" draw:text-style-name="P9" svg:width="2.899cm" svg:height="1.973cm" svg:x="14.649cm" svg:y="10.195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ce280"/>
          <table:table-cell table:style-name="Default" table:number-columns-repeated="3"/>
          <table:table-cell table:number-columns-repeated="46"/>
        </table:table-row>
        <table:table-row table:style-name="ro1">
          <table:table-cell table:style-name="ce166" office:value-type="float" office:value="4" calcext:value-type="float">
            <text:p>4</text:p>
          </table:table-cell>
          <table:table-cell table:style-name="ce179" office:value-type="string" calcext:value-type="string">
            <text:p>1,44·10⁸</text:p>
          </table:table-cell>
          <table:table-cell table:style-name="ce179" office:value-type="string" calcext:value-type="string">
            <text:p>1,48·10¹²</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ce280"/>
          <table:table-cell table:style-name="Default" table:number-columns-repeated="9"/>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table:number-columns-repeated="2"/>
          <table:table-cell table:style-name="ce371"/>
          <table:table-cell table:style-name="ce370" table:number-columns-repeated="2"/>
          <table:table-cell table:style-name="ce280"/>
          <table:table-cell table:style-name="Default" table:number-columns-repeated="3"/>
          <table:table-cell table:number-columns-repeated="46"/>
        </table:table-row>
        <table:table-row table:style-name="ro1">
          <table:table-cell table:style-name="ce244" office:value-type="string" calcext:value-type="string" table:number-columns-spanned="4" table:number-rows-spanned="7">
            <text:p><text:span text:style-name="T24">A partir dos datos do raio, </text:span><text:span text:style-name="T25">r</text:span><text:span text:style-name="T26">, e do período, </text:span><text:span text:style-name="T25">T</text:span><text:span text:style-name="T26">, de catro satélites que orbitan a Xúpiter obtense a táboa anexa. Representa eses datos nunha gráfica e determina a partir dela a masa de Xúpiter.</text:span></text:p>
            <text:p><text:span text:style-name="T24">DATO: </text:span><text:span text:style-name="T25">G</text:span><text:span text:style-name="T26"> = 6,67·10⁻¹¹ N·m²·kg⁻²</text:span></text:p>
            <text:p><text:span text:style-name="T24">Rta.: M = 1,9·10²⁷ kg</text:span></text:p>
          </table:table-cell>
          <table:covered-table-cell table:style-name="ce320"/>
          <table:covered-table-cell table:number-columns-repeated="2" table:style-name="ce315"/>
          <table:table-cell table:style-name="ce280" table:number-columns-repeated="7"/>
          <table:table-cell table:style-name="Default" table:number-columns-repeated="3"/>
          <table:table-cell table:number-columns-repeated="46"/>
        </table:table-row>
        <table:table-row table:style-name="ro1">
          <table:covered-table-cell table:number-columns-repeated="4" table:style-name="ce315"/>
          <table:table-cell table:style-name="ce280" table:number-columns-repeated="2"/>
          <table:table-cell table:style-name="ce367" table:content-validation-name="val6" office:value-type="string" calcext:value-type="string">
            <text:p>r</text:p>
          </table:table-cell>
          <table:table-cell table:style-name="ce367" table:content-validation-name="val8" office:value-type="string" calcext:value-type="string">
            <text:p>T</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text:span text:style-name="T20">Satélite</text:span></text:p>
          </table:table-cell>
          <table:table-cell table:style-name="ce367" table:content-validation-name="val7" office:value-type="string" calcext:value-type="string">
            <text:p>km</text:p>
          </table:table-cell>
          <table:table-cell table:style-name="ce367" table:content-validation-name="val9" office:value-type="string" calcext:value-type="string">
            <text:p>días</text:p>
          </table:table-cell>
          <table:table-cell table:style-name="ce280"/>
          <table:table-cell table:style-name="ce215"/>
          <table:table-cell table:style-name="ce280"/>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421800" calcext:value-type="float">
            <text:p>421800</text:p>
          </table:table-cell>
          <table:table-cell table:style-name="ce644" office:value-type="float" office:value="1.769" calcext:value-type="float">
            <text:p>1,769</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71100" calcext:value-type="float">
            <text:p>671100</text:p>
          </table:table-cell>
          <table:table-cell table:style-name="ce202" office:value-type="float" office:value="3.551" calcext:value-type="float">
            <text:p>3,551</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1070400" calcext:value-type="float">
            <text:p>1070400</text:p>
          </table:table-cell>
          <table:table-cell table:style-name="ce202" office:value-type="float" office:value="7.155" calcext:value-type="float">
            <text:p>7,155</text:p>
          </table:table-cell>
          <table:table-cell table:style-name="ce280" table:number-columns-repeated="3"/>
          <table:table-cell table:style-name="Default" table:number-columns-repeated="3"/>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1882700" calcext:value-type="float">
            <text:p>1882700</text:p>
          </table:table-cell>
          <table:table-cell table:style-name="ce202" office:value-type="float" office:value="16.69" calcext:value-type="float">
            <text:p>16,69</text:p>
          </table:table-cell>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Satélite</text:p>
          </table:table-cell>
          <table:table-cell table:style-name="ce179" office:value-type="string" calcext:value-type="string">
            <text:p>raio (km)</text:p>
          </table:table-cell>
          <table:table-cell table:style-name="ce179" office:value-type="string" calcext:value-type="string">
            <text:p>período (días)</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table:number-columns-repeated="3"/>
          <table:table-cell table:style-name="Default" table:number-columns-repeated="3"/>
          <table:table-cell table:number-columns-repeated="46"/>
        </table:table-row>
        <table:table-row table:style-name="ro1">
          <table:table-cell table:style-name="ce166" office:value-type="string" calcext:value-type="string">
            <text:p>lo</text:p>
          </table:table-cell>
          <table:table-cell table:style-name="ce179" office:value-type="float" office:value="421800" calcext:value-type="float">
            <text:p>421800</text:p>
          </table:table-cell>
          <table:table-cell table:style-name="ce179" office:value-type="float" office:value="1.769" calcext:value-type="float">
            <text:p>1,7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office:value-type="string" calcext:value-type="string">
            <text:p>Europa</text:p>
          </table:table-cell>
          <table:table-cell table:style-name="ce179" office:value-type="float" office:value="671100" calcext:value-type="float">
            <text:p>671100</text:p>
          </table:table-cell>
          <table:table-cell table:style-name="ce179" office:value-type="float" office:value="3.551" calcext:value-type="float">
            <text:p>3,551</text:p>
          </table:table-cell>
          <table:table-cell table:style-name="ce166"/>
          <table:table-cell table:style-name="ce280" table:number-columns-repeated="2"/>
          <table:table-cell table:style-name="ce150" office:value-type="string" calcext:value-type="string">
            <text:p>Constante da gravitación</text:p>
          </table:table-cell>
          <table:table-cell table:style-name="ce138" office:value-type="string" calcext:value-type="string">
            <text:p>G =</text:p>
          </table:table-cell>
          <table:table-cell table:style-name="ce197" table:content-validation-name="val10"/>
          <table:table-cell table:style-name="ce150" office:value-type="string" calcext:value-type="string">
            <text:p>6,67·10⁻¹¹ N·m²/kg²</text:p>
          </table:table-cell>
          <table:table-cell table:style-name="Default" table:number-columns-repeated="4"/>
          <table:table-cell table:number-columns-repeated="46"/>
        </table:table-row>
        <table:table-row table:style-name="ro1">
          <table:table-cell table:style-name="ce166" office:value-type="string" calcext:value-type="string">
            <text:p>Ganímedes</text:p>
          </table:table-cell>
          <table:table-cell table:style-name="ce179" office:value-type="float" office:value="1070400" calcext:value-type="float">
            <text:p>1070400</text:p>
          </table:table-cell>
          <table:table-cell table:style-name="ce179" office:value-type="float" office:value="7.155" calcext:value-type="float">
            <text:p>7,155</text:p>
          </table:table-cell>
          <table:table-cell table:style-name="ce166"/>
          <table:table-cell table:style-name="ce280"/>
          <table:table-cell table:style-name="ce276" table:content-validation-name="val5" office:value-type="string" calcext:value-type="string">
            <text:p>Xúpiter</text:p>
          </table:table-cell>
          <table:table-cell table:style-name="ce150" office:value-type="string" calcext:value-type="string">
            <office:annotation draw:style-name="gr10" draw:text-style-name="P9" svg:width="2.899cm" svg:height="1.973cm" svg:x="14.649cm" svg:y="16.492cm" draw:caption-point-x="-0.61cm" draw:caption-point-y="1.51cm">
              <dc:creator>Alfonso Javier Barbadillo Marán</dc:creator>
              <dc:date>2024-07-14T00:00:00</dc:date>
              <text:p text:style-name="P8"><text:span text:style-name="T2">para o cálculo da incerteza relativa</text:span></text:p>
            </office:annotation>
            <text:p>Masa</text:p>
          </table:table-cell>
          <table:table-cell table:style-name="ce138" office:value-type="string" calcext:value-type="string">
            <text:p>M =</text:p>
          </table:table-cell>
          <table:table-cell table:style-name="ce644"/>
          <table:table-cell table:style-name="ce310" office:value-type="string" calcext:value-type="string">
            <text:p><text:s/>kg <text:s text:c="9"/></text:p>
          </table:table-cell>
          <table:table-cell table:style-name="Default" table:number-columns-repeated="4"/>
          <table:table-cell table:number-columns-repeated="46"/>
        </table:table-row>
        <table:table-row table:style-name="ro1">
          <table:table-cell table:style-name="ce166" office:value-type="string" calcext:value-type="string">
            <text:p>Calisto</text:p>
          </table:table-cell>
          <table:table-cell table:style-name="ce179" office:value-type="float" office:value="1882700" calcext:value-type="float">
            <text:p>1882700</text:p>
          </table:table-cell>
          <table:table-cell table:style-name="ce179" office:value-type="float" office:value="16.69" calcext:value-type="float">
            <text:p>16,69</text:p>
          </table:table-cell>
          <table:table-cell table:style-name="ce166"/>
          <table:table-cell table:style-name="ce280" table:number-columns-repeated="7"/>
          <table:table-cell table:style-name="Default" table:number-columns-repeated="3"/>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number-rows-repeated="15">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Refracción"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5" form:id="control5"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6" form:id="control6"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18.589cm" svg:y="2.274cm">
            <draw:object draw:notify-on-update-of-ranges="Refracción.AK19:Refracción.AK23 Refracción.AL18:Refracción.AL18 Refracción.AL19:Refracción.AL23" xlink:href="./Object 2" xlink:type="simple" xlink:show="embed" xlink:actuate="onLoad">
              <loext:p/>
            </draw:object>
            <draw:image xlink:href="./ObjectReplacements/Object 2"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3" table:default-cell-style-name="ce63"/>
        <table:table-column table:style-name="co33"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4" table:default-cell-style-name="ce63"/>
        <table:table-column table:style-name="co35" table:default-cell-style-name="ce63"/>
        <table:table-column table:style-name="co36" table:default-cell-style-name="ce63"/>
        <table:table-column table:style-name="co26" table:default-cell-style-name="ce63"/>
        <table:table-column table:style-name="co27" table:default-cell-style-name="ce63"/>
        <table:table-column table:style-name="co4" table:number-columns-repeated="2"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11" table:default-cell-style-name="ce63"/>
        <table:table-column table:style-name="co29" table:default-cell-style-name="ce63"/>
        <table:table-column table:style-name="co11" table:number-columns-repeated="10" table:default-cell-style-name="ce63"/>
        <table:table-row table:style-name="ro1">
          <table:table-cell table:style-name="ce80" table:formula="of:=EXPANDETEXTO([.$AA$1];5)"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Default"/>
          <table:covered-table-cell table:number-columns-repeated="2" table:style-name="ce230"/>
          <table:table-cell table:style-name="Default" table:number-columns-repeated="2"/>
          <table:table-cell table:style-name="Default" office:value-type="string" calcext:value-type="string">
            <text:p>Ir a…</text:p>
          </table:table-cell>
          <table:table-cell table:style-name="Default" table:number-columns-repeated="7"/>
          <table:table-cell table:style-name="ce160" office:value-type="string" calcext:value-type="string">
            <text:p>Título</text:p>
          </table:table-cell>
          <table:table-cell table:style-name="ce108" office:value-type="string" calcext:value-type="string">
            <text:p>REFRACCIÓN</text:p>
          </table:table-cell>
          <table:table-cell table:style-name="ce225" table:number-columns-repeated="2"/>
          <table:table-cell table:style-name="Default"/>
          <table:table-cell table:style-name="ce279" office:value-type="string" calcext:value-type="string">
            <text:p><text:span text:style-name="T24">φ</text:span></text:p>
          </table:table-cell>
          <table:table-cell table:style-name="ce279" office:value-type="string" calcext:value-type="string">
            <text:p><text:span text:style-name="T24"></text:span></text:p>
          </table:table-cell>
          <table:table-cell table:style-name="ce279" office:value-type="string" calcext:value-type="string">
            <text:p><text:span text:style-name="T24"></text:span></text:p>
          </table:table-cell>
          <table:table-cell table:style-name="ce108" table:number-columns-repeated="9"/>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3"/>
          <table:table-cell table:style-name="ce280" table:formula="of:=IF(ISBLANK([.M2]);REPT(&quot; &quot;;20)&amp;[.AH18];&quot;&quot;)">
            <text:p/>
          </table:table-cell>
          <table:table-cell table:style-name="ce197" table:content-validation-name="val15" office:value-type="string" calcext:value-type="string">
            <text:p>seno(φ)</text:p>
          </table:table-cell>
          <table:table-cell table:style-name="ce183" office:value-type="string" calcext:value-type="string">
            <text:p>fronte a</text:p>
          </table:table-cell>
          <table:table-cell table:style-name="ce215" table:formula="of:=INDEX([.AH18:.AI18];1;3-[.AM18])" office:value-type="string" office:string-value="seno(φ)" calcext:value-type="string">
            <text:p>seno(φ)</text:p>
          </table:table-cell>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7"/>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0">n</text:span><text:span text:style-name="T31"> = 1,24</text:span></text:p>
          </table:table-cell>
          <table:covered-table-cell table:style-name="ce320"/>
          <table:covered-table-cell table:number-columns-repeated="2"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7"/>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7"/>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table-cell table:style-name="Default"/>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99" table:content-validation-name="val13" office:value-type="string" calcext:value-type="string">
            <text:p>º</text:p>
          </table:table-cell>
          <table:table-cell table:style-name="ce280" table:number-columns-repeated="6"/>
          <table:table-cell table:style-name="Default" table:number-columns-repeated="2"/>
          <table:table-cell table:style-name="ce194" office:value-type="string" calcext:value-type="string">
            <text:p><text:a xlink:href="#D_Refrac" xlink:type="simple">Máis problemas</text:a></text:p>
          </table:table-cell>
          <table:table-cell table:style-name="Default" table:number-columns-repeated="7"/>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108" office:value-type="string" calcext:value-type="string">
            <text:p>factor S.I</text:p>
          </table:table-cell>
          <table:table-cell table:style-name="ce108" office:value-type="string" calcext:value-type="string">
            <text:p>ángulo</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table:formula="of:=[.$I$4]" office:value-type="string" office:string-value="º" calcext:value-type="string">
            <text:p>º</text:p>
          </table:table-cell>
          <table:table-cell table:style-name="ce280" table:number-columns-repeated="2"/>
          <table:table-cell table:style-name="ce216" table:formula="of:=[.AL18]" office:value-type="string" office:string-value="seno(φ)" calcext:value-type="string">
            <text:p>seno(φ)</text:p>
          </table:table-cell>
          <table:table-cell table:style-name="ce221"/>
          <table:table-cell table:style-name="ce217" table:number-columns-repeated="2"/>
          <table:table-cell table:style-name="Default" table:number-columns-repeated="9"/>
          <table:table-cell/>
          <table:table-cell table:style-name="ce160" table:number-columns-repeated="2"/>
          <table:table-cell table:style-name="ce108"/>
          <table:table-cell table:style-name="ce160"/>
          <table:table-cell table:style-name="ce108" office:value-type="float" office:value="1" calcext:value-type="float">
            <text:p>1</text:p>
          </table:table-cell>
          <table:table-cell table:style-name="ce108" office:value-type="string" calcext:value-type="string">
            <text:p>º</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table:end-cell-address="Refracción.R6" table:end-x="2.84cm" table:end-y="0.45cm" draw:z-index="2" draw:style-name="gr8" draw:text-style-name="P1" svg:width="2.84cm" svg:height="0.45cm" svg:x="0cm" svg:y="0cm" draw:control="control5"/>
          </table:table-cell>
          <table:table-cell table:style-name="Default" table:number-columns-repeated="6"/>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225" table:formula="of:=RADIANS(1)" office:value-type="float" office:value="0.0174532925199433" calcext:value-type="float">
            <text:p>0,0174532925199433</text:p>
          </table:table-cell>
          <table:table-cell table:style-name="ce108" office:value-type="string" calcext:value-type="string">
            <text:p>rad</text:p>
          </table:table-cell>
          <table:table-cell table:style-name="ce108" table:number-columns-repeated="2"/>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table:formula="of:=[.$I$4]" office:value-type="string" office:string-value="º" calcext:value-type="string">
            <text:p>º</text:p>
          </table:table-cell>
          <table:table-cell table:style-name="ce280" table:number-columns-repeated="2"/>
          <table:table-cell table:style-name="ce216"/>
          <table:table-cell table:style-name="ce217" table:number-columns-repeated="3"/>
          <table:table-cell table:style-name="Default" table:number-columns-repeated="9"/>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table-cell table:style-name="ce108" table:formula="of:=IF(ISBLANK([.$I$4]);0;MATCH([.$I$4];[.AE5:.AE6];0))" office:value-type="float" office:value="1" calcext:value-type="float">
            <text:p>1</text:p>
          </table:table-cell>
          <table:table-cell table:style-name="Default"/>
          <table:table-cell table:style-name="ce108"/>
          <table:table-cell table:style-name="ce160"/>
          <table:table-cell table:style-name="ce108" table:number-columns-repeated="2"/>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table:formula="of:=[.$I$4]" office:value-type="string" office:string-value="º" calcext:value-type="string">
            <text:p>º</text:p>
          </table:table-cell>
          <table:table-cell table:style-name="ce280" table:number-columns-repeated="2"/>
          <table:table-cell table:style-name="ce217" table:number-columns-repeated="4"/>
          <table:table-cell table:style-name="Default" table:number-columns-repeated="2"/>
          <table:table-cell table:style-name="Default">
            <draw:control draw:z-index="3" draw:name="Control 2" draw:style-name="gr1" draw:text-style-name="P1" svg:width="2.84cm" svg:height="0.449cm" svg:x="0cm" svg:y="0cm" draw:control="control6"/>
          </table:table-cell>
          <table:table-cell table:style-name="Default" table:number-columns-repeated="6"/>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number-columns-repeated="4"/>
          <table:table-cell table:style-name="ce160"/>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number-columns-repeated="2"/>
          <table:table-cell table:style-name="ce342"/>
          <table:table-cell table:style-name="ce150" table:formula="of:=[.AJ30]" office:value-type="string" office:string-value="índice de refracción" calcext:value-type="string">
            <text:p>índice de refracción</text:p>
          </table:table-cell>
          <table:table-cell table:style-name="ce183" office:value-type="string" calcext:value-type="string">
            <text:p>medio</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108" table:number-columns-repeated="2"/>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dos datos</text:p>
          </table:table-cell>
          <table:table-cell table:style-name="ce108" table:number-columns-repeated="6"/>
          <table:table-cell table:number-columns-repeated="6"/>
        </table:table-row>
        <table:table-row table:style-name="ro1">
          <table:table-cell table:style-name="ce336" office:value-type="string" calcext:value-type="string">
            <text:p>N.º exp.</text:p>
          </table:table-cell>
          <table:table-cell table:style-name="ce341" office:value-type="string" calcext:value-type="string">
            <text:p><text:span text:style-name="T32">φ</text:span><text:span text:style-name="T33">/°</text:span></text:p>
          </table:table-cell>
          <table:table-cell table:style-name="ce341" office:value-type="string" calcext:value-type="string">
            <text:p><text:span text:style-name="T32">φ</text:span><text:span text:style-name="T33">/°</text:span></text:p>
          </table:table-cell>
          <table:table-cell table:style-name="ce166"/>
          <table:table-cell table:style-name="ce280"/>
          <table:table-cell table:style-name="ce150"/>
          <table:table-cell table:style-name="ce389" table:formula="of:=IF(ISBLANK([.H10]);REPT(&quot; &quot;;35)&amp;&quot;1&quot;;&quot;&quot;)" office:value-type="string" office:string-value="                                   1" calcext:value-type="string">
            <text:p><text:s text:c="35"/>1</text:p>
          </table:table-cell>
          <table:table-cell table:style-name="ce644"/>
          <table:table-cell table:style-name="ce499" table:content-validation-name="val14" office:value-type="string" calcext:value-type="string">
            <text:p>refracción</text:p>
          </table:table-cell>
          <table:table-cell table:style-name="ce280" table:number-columns-repeated="2"/>
          <table:table-cell table:style-name="ce217" table:number-columns-repeated="4"/>
          <table:table-cell table:style-name="Default" table:number-columns-repeated="9"/>
          <table:table-cell/>
          <table:table-cell table:style-name="ce160" table:number-columns-repeated="2"/>
          <table:table-cell table:style-name="ce228"/>
          <table:table-cell table:style-name="ce108"/>
          <table:table-cell table:style-name="Default" table:number-columns-repeated="2"/>
          <table:table-cell table:style-name="ce160"/>
          <table:table-cell table:style-name="ce108"/>
          <table:table-cell table:style-name="ce160"/>
          <table:table-cell table:style-name="ce108"/>
          <table:table-cell table:style-name="ce108" office:value-type="string" calcext:value-type="string">
            <text:p>S.I.</text:p>
          </table:table-cell>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number-columns-repeated="7"/>
          <table:table-cell table:style-name="ce217" table:number-columns-repeated="4"/>
          <table:table-cell table:style-name="Default" table:number-columns-repeated="9"/>
          <table:table-cell/>
          <table:table-cell table:style-name="ce160" table:number-columns-repeated="2"/>
          <table:table-cell table:style-name="ce229"/>
          <table:table-cell table:style-name="ce108"/>
          <table:table-cell table:style-name="Default" table:number-columns-repeated="2"/>
          <table:table-cell table:style-name="ce160"/>
          <table:table-cell table:style-name="ce108"/>
          <table:table-cell table:style-name="ce160"/>
          <table:table-cell table:style-name="ce108"/>
          <table:table-cell table:style-name="ce108" table:formula="of:=IF(ISBLANK([.N3]);2;1+([.N3]=[.AJ10]))" office:value-type="float" office:value="2" calcext:value-type="float">
            <text:p>2</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4"/>
          <table:table-cell table:style-name="Default" table:number-columns-repeated="9"/>
          <table:table-cell/>
          <table:table-cell table:style-name="ce160"/>
          <table:table-cell table:style-name="ce108"/>
          <table:table-cell table:style-name="ce231"/>
          <table:table-cell table:style-name="ce225"/>
          <table:table-cell table:style-name="Default" table:number-columns-repeated="2"/>
          <table:table-cell table:style-name="ce160"/>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ce230" table:number-columns-repeated="7"/>
          <table:table-cell table:style-name="ce217" table:number-columns-repeated="4"/>
          <table:table-cell table:style-name="Default" table:number-columns-repeated="9"/>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ce230"/>
          <table:table-cell table:style-name="ce189" office:value-type="string" calcext:value-type="string">
            <text:p>N.º</text:p>
          </table:table-cell>
          <table:table-cell table:style-name="ce204" table:formula="of:=[.$AI18]" office:value-type="string" office:string-value="seno(φ)" calcext:value-type="string">
            <text:p>seno(φ)</text:p>
          </table:table-cell>
          <table:table-cell table:style-name="ce204" table:formula="of:=[.$AI18]" office:value-type="string" office:string-value="seno(φ)" calcext:value-type="string">
            <text:p>seno(φ)</text:p>
          </table:table-cell>
          <table:table-cell table:style-name="ce218" table:formula="of:=&quot;n&quot;&amp;[.AF1]&amp;&quot;/n&quot;&amp;[.AG1]" office:value-type="string" office:string-value="n/n" calcext:value-type="string">
            <text:p>n/n</text:p>
          </table:table-cell>
          <table:table-cell table:style-name="ce230" table:number-columns-repeated="2"/>
          <table:table-cell table:style-name="ce219"/>
          <table:table-cell table:style-name="ce217" table:number-columns-repeated="3"/>
          <table:table-cell table:style-name="Default" table:number-columns-repeated="9"/>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Default" table:number-columns-repeated="3"/>
          <table:table-cell table:style-name="ce108" table:number-columns-repeated="7"/>
          <table:table-cell table:number-columns-repeated="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ce230"/>
          <table:table-cell table:style-name="ce189" table:formula="of:=IF(OR(ISBLANK([.G4]);ISBLANK([.H4]));&quot;&quot;;[.F4])" office:value-type="float" office:value="1" calcext:value-type="float">
            <text:p>1</text:p>
          </table:table-cell>
          <table:table-cell table:style-name="ce205" table:formula="of:=IF(ISBLANK([.G4]);&quot;&quot;;NUMFORMA([.AH19];[.$AA$6];[.$AA$7];[.$AA$8]))" office:value-type="string" office:string-value="0,259" calcext:value-type="string">
            <text:p>0,259</text:p>
          </table:table-cell>
          <table:table-cell table:style-name="ce205" table:formula="of:=IF(ISBLANK([.H4]);&quot;&quot;;NUMFORMA([.AI19];[.$AA$6];[.$AA$7];[.$AA$8]))" office:value-type="string" office:string-value="0,208" calcext:value-type="string">
            <text:p>0,208</text:p>
          </table:table-cell>
          <table:table-cell table:style-name="ce205" table:formula="of:=IF(OR(ISBLANK([.G4]);ISBLANK([.H4]));&quot;&quot;;NUMFORMA([.AJ19];[.$AA$6];[.$AA$7];[.$AA$8]))" office:value-type="string" office:string-value="1,24" calcext:value-type="string">
            <text:p>1,24</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number-columns-repeated="10"/>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230"/>
          <table:table-cell table:style-name="ce189" table:formula="of:=IF(OR(ISBLANK([.G5]);ISBLANK([.H5]));&quot;&quot;;[.F5])" office:value-type="float" office:value="2" calcext:value-type="float">
            <text:p>2</text:p>
          </table:table-cell>
          <table:table-cell table:style-name="ce205" table:formula="of:=IF(ISBLANK([.G5]);&quot;&quot;;NUMFORMA([.AH20];[.$AA$6];[.$AA$7];[.$AA$8]))" office:value-type="string" office:string-value="0,342" calcext:value-type="string">
            <text:p>0,342</text:p>
          </table:table-cell>
          <table:table-cell table:style-name="ce205" table:formula="of:=IF(ISBLANK([.H5]);&quot;&quot;;NUMFORMA([.AI20];[.$AA$6];[.$AA$7];[.$AA$8]))" office:value-type="string" office:string-value="0,272" calcext:value-type="string">
            <text:p>0,272</text:p>
          </table:table-cell>
          <table:table-cell table:style-name="ce205" table:formula="of:=IF(OR(ISBLANK([.G5]);ISBLANK([.H5]));&quot;&quot;;NUMFORMA([.AJ20];[.$AA$6];[.$AA$7];[.$AA$8]))" office:value-type="string" office:string-value="1,26" calcext:value-type="string">
            <text:p>1,26</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230"/>
          <table:table-cell table:style-name="ce189" table:formula="of:=IF(OR(ISBLANK([.G6]);ISBLANK([.H6]));&quot;&quot;;[.F6])" office:value-type="float" office:value="3" calcext:value-type="float">
            <text:p>3</text:p>
          </table:table-cell>
          <table:table-cell table:style-name="ce205" table:formula="of:=IF(ISBLANK([.G6]);&quot;&quot;;NUMFORMA([.AH21];[.$AA$6];[.$AA$7];[.$AA$8]))" office:value-type="string" office:string-value="0,423" calcext:value-type="string">
            <text:p>0,423</text:p>
          </table:table-cell>
          <table:table-cell table:style-name="ce205" table:formula="of:=IF(ISBLANK([.H6]);&quot;&quot;;NUMFORMA([.AI21];[.$AA$6];[.$AA$7];[.$AA$8]))" office:value-type="string" office:string-value="0,344" calcext:value-type="string">
            <text:p>0,344</text:p>
          </table:table-cell>
          <table:table-cell table:style-name="ce205" table:formula="of:=IF(OR(ISBLANK([.G6]);ISBLANK([.H6]));&quot;&quot;;NUMFORMA([.AJ21];[.$AA$6];[.$AA$7];[.$AA$8]))" office:value-type="string" office:string-value="1,23" calcext:value-type="string">
            <text:p>1,23</text:p>
          </table:table-cell>
          <table:table-cell table:style-name="ce230" table:number-columns-repeated="2"/>
          <table:table-cell table:style-name="ce217" table:number-columns-repeated="4"/>
          <table:table-cell table:style-name="Default" table:number-columns-repeated="9"/>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108" office:value-type="string" calcext:value-type="string">
            <text:p>medio</text:p>
          </table:table-cell>
          <table:table-cell table:style-name="ce108"/>
          <table:table-cell table:style-name="ce247" office:value-type="string" calcext:value-type="string">
            <text:p>índice de refracción</text:p>
          </table:table-cell>
          <table:table-cell table:style-name="ce160" table:formula="of:=IF(ISBLANK([.H10]);1;AVALOR(TRIM([.H10])))" office:value-type="float" office:value="1" calcext:value-type="float">
            <text:p>1</text:p>
          </table:table-cell>
          <table:table-cell table:style-name="ce225" office:value-type="string" calcext:value-type="string">
            <text:p>Gráfica</text:p>
          </table:table-cell>
          <table:table-cell table:style-name="ce160"/>
          <table:table-cell table:style-name="ce253" office:value-type="string" calcext:value-type="string">
            <text:p>elixido</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7]);ISBLANK([.H7]));&quot;&quot;;[.F7])" office:value-type="float" office:value="4" calcext:value-type="float">
            <text:p>4</text:p>
          </table:table-cell>
          <table:table-cell table:style-name="ce205" table:formula="of:=IF(ISBLANK([.G7]);&quot;&quot;;NUMFORMA([.AH22];[.$AA$6];[.$AA$7];[.$AA$8]))" office:value-type="string" office:string-value="0,500" calcext:value-type="string">
            <text:p>0,500</text:p>
          </table:table-cell>
          <table:table-cell table:style-name="ce205" table:formula="of:=IF(ISBLANK([.H7]);&quot;&quot;;NUMFORMA([.AI22];[.$AA$6];[.$AA$7];[.$AA$8]))" office:value-type="string" office:string-value="0,400" calcext:value-type="string">
            <text:p>0,400</text:p>
          </table:table-cell>
          <table:table-cell table:style-name="ce205" table:formula="of:=IF(OR(ISBLANK([.G7]);ISBLANK([.H7]));&quot;&quot;;NUMFORMA([.AJ22];[.$AA$6];[.$AA$7];[.$AA$8]))" office:value-type="string" office:string-value="1,25" calcext:value-type="string">
            <text:p>1,25</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3"/>
          <table:table-cell table:style-name="ce225"/>
          <table:table-cell table:style-name="ce246" table:formula="of:=[.F3]" office:value-type="string" office:string-value="N.º exp." calcext:value-type="string">
            <text:p>N.º exp.</text:p>
          </table:table-cell>
          <table:table-cell table:style-name="ce247" table:formula="of:=[.G2]" office:value-type="string" office:string-value="Ángulo de" calcext:value-type="string">
            <text:p>Ángulo de</text:p>
          </table:table-cell>
          <table:table-cell table:style-name="ce247" table:formula="of:=[.H2]" office:value-type="float" office:value="0" calcext:value-type="float">
            <text:p>0</text:p>
          </table:table-cell>
          <table:table-cell table:style-name="ce108" table:formula="of:=IF(ISBLANK([.I10]);1;1+([.I10]=[.H3]))" office:value-type="float" office:value="2" calcext:value-type="float">
            <text:p>2</text:p>
          </table:table-cell>
          <table:table-cell table:style-name="ce247" table:formula="of:=&quot;seno(&quot;&amp;[.AE1]&amp;[.AF1]&amp;&quot;)&quot;" office:value-type="string" office:string-value="seno(φ)" calcext:value-type="string">
            <text:p>seno(φ)</text:p>
          </table:table-cell>
          <table:table-cell table:style-name="ce247" table:formula="of:=&quot;seno(&quot;&amp;[.AE1]&amp;[.AG1]&amp;&quot;)&quot;" office:value-type="string" office:string-value="seno(φ)" calcext:value-type="string">
            <text:p>seno(φ)</text:p>
          </table:table-cell>
          <table:table-cell table:style-name="ce232" table:formula="of:=[.I14]" office:value-type="string" office:string-value="n/n" calcext:value-type="string">
            <text:p>n/n</text:p>
          </table:table-cell>
          <table:table-cell table:style-name="ce252" table:formula="of:=IF([.$AM$18]=2;[.AH18];[.AI18])" office:value-type="string" office:string-value="seno(φ)" calcext:value-type="string">
            <text:p>seno(φ)</text:p>
          </table:table-cell>
          <table:table-cell table:style-name="ce252" table:formula="of:=IF([.$AM$18]=1;[.AH18];[.AI18])" office:value-type="string" office:string-value="seno(φ)" calcext:value-type="string">
            <text:p>seno(φ)</text:p>
          </table:table-cell>
          <table:table-cell table:style-name="ce160" table:formula="of:=IF(ISBLANK([.M2]);1;1+([.$M$2]=[.$AI$18]))" office:value-type="float" office:value="2" calcext:value-type="float">
            <text:p>2</text:p>
          </table:table-cell>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89" table:formula="of:=IF(OR(ISBLANK([.G8]);ISBLANK([.H8]));&quot;&quot;;[.F8])" office:value-type="float" office:value="5" calcext:value-type="float">
            <text:p>5</text:p>
          </table:table-cell>
          <table:table-cell table:style-name="ce205" table:formula="of:=IF(ISBLANK([.G8]);&quot;&quot;;NUMFORMA([.AH23];[.$AA$6];[.$AA$7];[.$AA$8]))" office:value-type="string" office:string-value="0,574" calcext:value-type="string">
            <text:p>0,574</text:p>
          </table:table-cell>
          <table:table-cell table:style-name="ce205" table:formula="of:=IF(ISBLANK([.H8]);&quot;&quot;;NUMFORMA([.AI23];[.$AA$6];[.$AA$7];[.$AA$8]))" office:value-type="string" office:string-value="0,462" calcext:value-type="string">
            <text:p>0,462</text:p>
          </table:table-cell>
          <table:table-cell table:style-name="ce205" table:formula="of:=IF(OR(ISBLANK([.G8]);ISBLANK([.H8]));&quot;&quot;;NUMFORMA([.AJ23];[.$AA$6];[.$AA$7];[.$AA$8]))"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4]))" office:value-type="float" office:value="15" calcext:value-type="float">
            <text:p>15</text:p>
          </table:table-cell>
          <table:table-cell table:style-name="ce228" table:formula="of:=AVALOR(TRIM([.H4]))" office:value-type="float" office:value="12" calcext:value-type="float">
            <text:p>12</text:p>
          </table:table-cell>
          <table:table-cell table:style-name="ce160"/>
          <table:table-cell table:style-name="ce108" table:formula="of:=SIN(RADIANS([.AE19]))" office:value-type="float" office:value="0.258819045102521" calcext:value-type="float">
            <text:p>0,258819045102521</text:p>
          </table:table-cell>
          <table:table-cell table:style-name="ce108" table:formula="of:=SIN(RADIANS([.AF19]))" office:value-type="float" office:value="0.207911690817759" calcext:value-type="float">
            <text:p>0,207911690817759</text:p>
          </table:table-cell>
          <table:table-cell table:style-name="ce160" table:formula="of:=IF(ISBLANK([.G4]);&quot;&quot;;[.AH19]/[.AI19])" office:value-type="float" office:value="1.24485085030347" calcext:value-type="float">
            <text:p>1,24485085030347</text:p>
          </table:table-cell>
          <table:table-cell table:style-name="ce252" table:formula="of:=IF([.$AM$18]=2;[.AH19];[.AI19])" office:value-type="float" office:value="0.258819045102521" calcext:value-type="float">
            <text:p>0,258819045102521</text:p>
          </table:table-cell>
          <table:table-cell table:style-name="ce252" table:formula="of:=IF([.$AM$18]=1;[.AH19];[.AI19])" office:value-type="float" office:value="0.207911690817759" calcext:value-type="float">
            <text:p>0,207911690817759</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table-cell table:style-name="ce198" table:formula="of:=IF([.$AL$7];[.I14]&amp;&quot; (media) =&quot;;&quot;&quot;)" office:value-type="string" office:string-value="n/n (media) =" calcext:value-type="string">
            <text:p>n/n (media) =</text:p>
          </table:table-cell>
          <table:table-cell table:style-name="ce728" table:formula="of:=IF([.$AL$7];NUMFORMA([.AJ24];[.$AA$6];[.$AA$7];[.$AA$8]);&quot;&quot;)" office:value-type="string" office:string-value="1,24" calcext:value-type="string">
            <text:p>1,24</text:p>
          </table:table-cell>
          <table:table-cell table:style-name="ce230" table:number-columns-repeated="2"/>
          <table:table-cell table:style-name="ce217" table:number-columns-repeated="4"/>
          <table:table-cell table:number-columns-repeated="10"/>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5]))" office:value-type="float" office:value="20" calcext:value-type="float">
            <text:p>20</text:p>
          </table:table-cell>
          <table:table-cell table:style-name="ce228" table:formula="of:=AVALOR(TRIM([.H5]))" office:value-type="float" office:value="15.8" calcext:value-type="float">
            <text:p>15,8</text:p>
          </table:table-cell>
          <table:table-cell table:style-name="ce160"/>
          <table:table-cell table:style-name="ce108" table:formula="of:=SIN(RADIANS([.AE20]))" office:value-type="float" office:value="0.342020143325669" calcext:value-type="float">
            <text:p>0,342020143325669</text:p>
          </table:table-cell>
          <table:table-cell table:style-name="ce108" table:formula="of:=SIN(RADIANS([.AF20]))" office:value-type="float" office:value="0.272280247040574" calcext:value-type="float">
            <text:p>0,272280247040574</text:p>
          </table:table-cell>
          <table:table-cell table:style-name="ce160" table:formula="of:=IF(ISBLANK([.G5]);&quot;&quot;;[.AH20]/[.AI20])" office:value-type="float" office:value="1.25613277879354" calcext:value-type="float">
            <text:p>1,25613277879354</text:p>
          </table:table-cell>
          <table:table-cell table:style-name="ce252" table:formula="of:=IF([.$AM$18]=2;[.AH20];[.AI20])" office:value-type="float" office:value="0.342020143325669" calcext:value-type="float">
            <text:p>0,342020143325669</text:p>
          </table:table-cell>
          <table:table-cell table:style-name="ce252" table:formula="of:=IF([.$AM$18]=1;[.AH20];[.AI20])" office:value-type="float" office:value="0.272280247040574" calcext:value-type="float">
            <text:p>0,27228024704057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217" table:number-columns-repeated="3"/>
          <table:table-cell table:style-name="ce278" table:formula="of:=[.AK18]" office:value-type="string" office:string-value="seno(φ)" calcext:value-type="string">
            <text:p>seno(φ)</text:p>
          </table:table-cell>
          <table:table-cell table:number-columns-repeated="10"/>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6]))" office:value-type="float" office:value="25" calcext:value-type="float">
            <text:p>25</text:p>
          </table:table-cell>
          <table:table-cell table:style-name="ce228" table:formula="of:=AVALOR(TRIM([.H6]))" office:value-type="float" office:value="20.1" calcext:value-type="float">
            <text:p>20,1</text:p>
          </table:table-cell>
          <table:table-cell table:style-name="ce160"/>
          <table:table-cell table:style-name="ce108" table:formula="of:=SIN(RADIANS([.AE21]))" office:value-type="float" office:value="0.422618261740699" calcext:value-type="float">
            <text:p>0,422618261740699</text:p>
          </table:table-cell>
          <table:table-cell table:style-name="ce108" table:formula="of:=SIN(RADIANS([.AF21]))" office:value-type="float" office:value="0.343659694585616" calcext:value-type="float">
            <text:p>0,343659694585616</text:p>
          </table:table-cell>
          <table:table-cell table:style-name="ce160" table:formula="of:=IF(ISBLANK([.G6]);&quot;&quot;;[.AH21]/[.AI21])" office:value-type="float" office:value="1.22975800886482" calcext:value-type="float">
            <text:p>1,22975800886482</text:p>
          </table:table-cell>
          <table:table-cell table:style-name="ce252" table:formula="of:=IF([.$AM$18]=2;[.AH21];[.AI21])" office:value-type="float" office:value="0.422618261740699" calcext:value-type="float">
            <text:p>0,422618261740699</text:p>
          </table:table-cell>
          <table:table-cell table:style-name="ce252" table:formula="of:=IF([.$AM$18]=1;[.AH21];[.AI21])" office:value-type="float" office:value="0.343659694585616" calcext:value-type="float">
            <text:p>0,343659694585616</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728" table:formula="of:=IF([.$AL$7];&quot;pendente&quot;;&quot;&quot;)" office:value-type="string" office:string-value="pendente" calcext:value-type="string">
            <text:p>pendente</text:p>
          </table:table-cell>
          <table:table-cell table:style-name="ce198" table:formula="of:=IF([.$AL$7];&quot;m =&quot;;&quot;&quot;)" office:value-type="string" office:string-value="m =" calcext:value-type="string">
            <text:p>m =</text:p>
          </table:table-cell>
          <table:table-cell table:style-name="ce208" table:formula="of:=IF([.$AL$7];NUMFORMA([.AL28];[.AA6]);&quot;&quot;)" office:value-type="string" office:string-value="0,807" calcext:value-type="string">
            <text:p>0,807</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7]))" office:value-type="float" office:value="30" calcext:value-type="float">
            <text:p>30</text:p>
          </table:table-cell>
          <table:table-cell table:style-name="ce228" table:formula="of:=AVALOR(TRIM([.H7]))" office:value-type="float" office:value="23.6" calcext:value-type="float">
            <text:p>23,6</text:p>
          </table:table-cell>
          <table:table-cell table:style-name="ce160"/>
          <table:table-cell table:style-name="ce108" table:formula="of:=SIN(RADIANS([.AE22]))" office:value-type="float" office:value="0.5" calcext:value-type="float">
            <text:p>0,5</text:p>
          </table:table-cell>
          <table:table-cell table:style-name="ce108" table:formula="of:=SIN(RADIANS([.AF22]))" office:value-type="float" office:value="0.400349032556895" calcext:value-type="float">
            <text:p>0,400349032556895</text:p>
          </table:table-cell>
          <table:table-cell table:style-name="ce160" table:formula="of:=IF(ISBLANK([.G7]);&quot;&quot;;[.AH22]/[.AI22])" office:value-type="float" office:value="1.24891022417781" calcext:value-type="float">
            <text:p>1,24891022417781</text:p>
          </table:table-cell>
          <table:table-cell table:style-name="ce252" table:formula="of:=IF([.$AM$18]=2;[.AH22];[.AI22])" office:value-type="float" office:value="0.5" calcext:value-type="float">
            <text:p>0,5</text:p>
          </table:table-cell>
          <table:table-cell table:style-name="ce252" table:formula="of:=IF([.$AM$18]=1;[.AH22];[.AI22])" office:value-type="float" office:value="0.400349032556895" calcext:value-type="float">
            <text:p>0,400349032556895</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0];&quot;&quot;)" office:value-type="string" office:string-value="índice de refracción" calcext:value-type="string">
            <text:p>índice de refracción</text:p>
          </table:table-cell>
          <table:table-cell table:style-name="ce198" table:formula="of:=IF([.$AL$7];[.AK30];&quot;&quot;)" office:value-type="string" office:string-value="n =" calcext:value-type="string">
            <text:p>n =</text:p>
          </table:table-cell>
          <table:table-cell table:style-name="ce208" table:formula="of:=IF([.$AL$7];NUMFORMA([.AL30];[.$AA$6];[.$AA$7];[.$AA$8]);&quot;&quot;)" office:value-type="string" office:string-value="0,807" calcext:value-type="string">
            <text:p>0,807</text:p>
          </table:table-cell>
          <table:table-cell table:style-name="ce230" table:number-columns-repeated="2"/>
          <table:table-cell table:style-name="Default"/>
          <table:table-cell table:number-columns-repeated="2"/>
          <table:table-cell table:style-name="Default"/>
          <table:table-cell table:number-columns-repeated="10"/>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8]))" office:value-type="float" office:value="35" calcext:value-type="float">
            <text:p>35</text:p>
          </table:table-cell>
          <table:table-cell table:style-name="ce228" table:formula="of:=AVALOR(TRIM([.H8]))" office:value-type="float" office:value="27.5" calcext:value-type="float">
            <text:p>27,5</text:p>
          </table:table-cell>
          <table:table-cell table:style-name="ce160"/>
          <table:table-cell table:style-name="ce108" table:formula="of:=SIN(RADIANS([.AE23]))" office:value-type="float" office:value="0.573576436351046" calcext:value-type="float">
            <text:p>0,573576436351046</text:p>
          </table:table-cell>
          <table:table-cell table:style-name="ce108" table:formula="of:=SIN(RADIANS([.AF23]))" office:value-type="float" office:value="0.461748613235034" calcext:value-type="float">
            <text:p>0,461748613235034</text:p>
          </table:table-cell>
          <table:table-cell table:style-name="ce160" table:formula="of:=IF(ISBLANK([.G8]);&quot;&quot;;[.AH23]/[.AI23])" office:value-type="float" office:value="1.24218334373013" calcext:value-type="float">
            <text:p>1,24218334373013</text:p>
          </table:table-cell>
          <table:table-cell table:style-name="ce252" table:formula="of:=IF([.$AM$18]=2;[.AH23];[.AI23])" office:value-type="float" office:value="0.573576436351046" calcext:value-type="float">
            <text:p>0,573576436351046</text:p>
          </table:table-cell>
          <table:table-cell table:style-name="ce252" table:formula="of:=IF([.$AM$18]=1;[.AH23];[.AI23])" office:value-type="float" office:value="0.461748613235034" calcext:value-type="float">
            <text:p>0,461748613235034</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344" table:formula="of:=IF([.$AL$7];[.AJ31];&quot;&quot;)" office:value-type="string" office:string-value="ángulo límite" calcext:value-type="string">
            <text:p>ángulo límite</text:p>
          </table:table-cell>
          <table:table-cell table:style-name="ce198" table:formula="of:=IF([.$AL$7];[.AK31];&quot;&quot;)" office:value-type="string" office:string-value="λ =" calcext:value-type="string">
            <text:p>λ =</text:p>
          </table:table-cell>
          <table:table-cell table:style-name="ce208" table:formula="of:=IF([.$AL$7];NUMFORMA([.AL31];[.$AA$6];[.$AA$7];[.$AA$8]);&quot;&quot;)" office:value-type="string" office:string-value="53,8" calcext:value-type="string">
            <text:p>53,8</text:p>
          </table:table-cell>
          <table:table-cell table:style-name="ce230" table:formula="of:=IF([.AL7];&quot;º&quot;;&quot;&quot;)" office:value-type="string" office:string-value="º" calcext:value-type="string">
            <text:p>º</text:p>
          </table:table-cell>
          <table:table-cell table:style-name="ce230"/>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60" table:formula="of:=AVERAGE([.AJ$19:.AJ$23])" office:value-type="float" office:value="1.24436704117396" calcext:value-type="float">
            <text:p>1,24436704117396</text:p>
          </table:table-cell>
          <table:table-cell table:style-name="ce108" table:number-columns-repeated="3"/>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2"/>
          <table:table-cell table:style-name="ce230" table:formula="of:=IF([.$AL$7];IF([.AL29]&lt;1;[.G3]&amp;&quot;/&quot;&amp;[.H3];[.H3]&amp;&quot;/&quot;&amp;[.G3]);&quot;&quot;)" office:value-type="string" office:string-value="refracción/incidencia" calcext:value-type="string">
            <text:p>refracción/incidencia</text:p>
          </table:table-cell>
          <table:table-cell table:style-name="ce230" table:number-columns-repeated="4"/>
          <table:table-cell table:style-name="Default"/>
          <table:table-cell table:style-name="ce350" table:number-columns-repeated="5"/>
          <table:table-cell table:number-columns-repeated="8"/>
          <table:table-cell table:style-name="ce108" table:number-columns-repeated="2"/>
          <table:table-cell table:style-name="ce160" table:number-columns-repeated="3"/>
          <table:table-cell table:style-name="Default" table:number-columns-repeated="2"/>
          <table:table-cell table:style-name="ce108" table:number-columns-repeated="7"/>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style-name="ce350" table:number-columns-repeated="5"/>
          <table:table-cell table:number-columns-repeated="8"/>
          <table:table-cell table:style-name="ce108" table:number-columns-repeated="2"/>
          <table:table-cell table:style-name="ce231"/>
          <table:table-cell table:style-name="ce160" table:number-columns-repeated="2"/>
          <table:table-cell table:style-name="Default" table:number-columns-repeated="2"/>
          <table:table-cell table:style-name="ce249" table:number-columns-repeated="3"/>
          <table:table-cell table:style-name="ce108"/>
          <table:table-cell table:style-name="ce247" office:value-type="string" calcext:value-type="string">
            <text:p>error típico xy</text:p>
          </table:table-cell>
          <table:table-cell table:style-name="ce108" table:formula="of:=STEYX([.AL$19:.AL$23];[.AK$19:.AK$23])" office:value-type="float" office:value="0.0028711199307913" calcext:value-type="float">
            <text:p>0,0028711199307913</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Default"/>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Default"/>
          <table:table-cell table:style-name="ce160" office:value-type="string" calcext:value-type="string">
            <text:p>covarianza</text:p>
          </table:table-cell>
          <table:table-cell table:style-name="ce160" table:formula="of:=COVAR([.AK$19:.AK$23];[.AL$19:.AL$23])" office:value-type="float" office:value="0.0100195568043449" calcext:value-type="float">
            <text:p>0,0100195568043449</text:p>
          </table:table-cell>
          <table:table-cell table:style-name="Default" table:number-columns-repeated="4"/>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number-columns-repeated="3"/>
          <table:table-cell table:style-name="ce160" table:number-columns-repeated="5"/>
          <table:table-cell table:style-name="Default" table:number-columns-repeated="2"/>
          <table:table-cell table:style-name="ce160"/>
          <table:table-cell table:style-name="ce247" office:value-type="string" calcext:value-type="string">
            <text:p>pendente seno(i) / seno(r) </text:p>
          </table:table-cell>
          <table:table-cell table:style-name="ce160" table:formula="of:=SLOPE([.AL19:.AL23];[.AK19:.AK23])" office:value-type="float" office:value="0.807364966886497" calcext:value-type="float">
            <text:p>0,807364966886497</text:p>
          </table:table-cell>
          <table:table-cell table:style-name="ce108"/>
          <table:table-cell table:style-name="Default" table:number-columns-repeated="3"/>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6"/>
          <table:table-cell table:style-name="Default" table:number-columns-repeated="8"/>
          <table:table-cell table:style-name="ce470" table:formula="of:=&quot;n&quot;&amp;[.AG1]&amp;&quot; / n &quot;&amp;[.AF1]&amp;&quot; =&quot;" office:value-type="string" office:string-value="n / n  =" calcext:value-type="string">
            <text:p>n / n  =</text:p>
          </table:table-cell>
          <table:table-cell table:style-name="Default" table:formula="of:=IF([.$AM$18]=1;[.$AL$28];1/[.$AL$28])" office:value-type="float" office:value="1.23859721565128" calcext:value-type="float">
            <text:p>1,23859721565128</text:p>
          </table:table-cell>
          <table:table-cell/>
          <table:table-cell table:style-name="Default" table:number-columns-repeated="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style-name="ce246" office:value-type="string" calcext:value-type="string">
            <text:p>índice de refracción</text:p>
          </table:table-cell>
          <table:table-cell table:style-name="ce479" table:formula="of:=&quot;n&quot;&amp;CHOOSE([.AG18];[.AG1];[.AF1])&amp;&quot; =&quot;" office:value-type="string" office:string-value="n =" calcext:value-type="string">
            <text:p>n =</text:p>
          </table:table-cell>
          <table:table-cell table:style-name="ce351" table:formula="of:=CHOOSE([.AG18];[.AL29];[.AJ17]/[.AL29])" office:value-type="float" office:value="0.807364966886497" calcext:value-type="float">
            <text:p>0,807364966886497</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10" calcext:value-type="date">
            <text:p>10/12/21</text:p>
          </table:table-cell>
          <table:table-cell table:style-name="Default" table:number-columns-repeated="4"/>
          <table:table-cell table:number-columns-repeated="16"/>
          <table:table-cell table:style-name="Default" table:number-columns-repeated="7"/>
          <table:table-cell table:style-name="ce348" office:value-type="string" calcext:value-type="string">
            <text:p>ángulo límite</text:p>
          </table:table-cell>
          <table:table-cell table:style-name="ce470" office:value-type="string" calcext:value-type="string">
            <text:p>λ =</text:p>
          </table:table-cell>
          <table:table-cell table:style-name="Default" table:formula="of:=DEGREES(ASIN(IF([.AL29]&lt;1;[.AL29];1/[.AL29])))" office:value-type="float" office:value="53.8392747215339" calcext:value-type="float">
            <text:p>53,8392747215339</text:p>
          </table:table-cell>
          <table:table-cell table:style-name="Default" table:number-columns-repeated="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3"/>
          <table:table-cell table:style-name="Default"/>
          <table:table-cell table:number-columns-repeated="12"/>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3" office:value-type="string" calcext:value-type="string" table:number-columns-spanned="9" table:number-rows-spanned="8">
            <text:p>Elixa nas celas de cor laranxa a magnitude que se representa en cada eixe.</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Refrac" table:style-name="ta1" table:print="false">
        <table:table-column table:style-name="co11" table:number-columns-repeated="4"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Refracción.A1]" office:value-type="string" office:string-value="R     E     F     R     A     C     C     I     Ó     N" calcext:value-type="string" table:number-columns-spanned="4" table:number-rows-spanned="1">
            <text:p>R <text:s text:c="4"/>E <text:s text:c="4"/>F <text:s text:c="4"/>R <text:s text:c="4"/>A <text:s text:c="4"/>C <text:s text:c="4"/>C <text:s text:c="4"/>I <text:s text:c="4"/>Ó <text:s text:c="4"/>N</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3</text:p>
          </table:table-cell>
          <table:table-cell table:style-name="ce370"/>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57" office:value-type="string" calcext:value-type="string" table:number-columns-spanned="4" table:number-rows-spanned="7">
            <text:p><text:span text:style-name="T9">a) Describa o procedemento utilizado no laboratorio para determinar o índice de refracción cun dispositivo como o da figura.</text:span></text:p>
            <text:p><text:span text:style-name="T9">b) Determine o índice de refracción a partir dos datos da táboa.</text:span></text:p>
            <text:p><text:span text:style-name="T9">(A.B.A.U. ord. 23)</text:span></text:p>
            <text:p><text:span text:style-name="T9">Rta.: </text:span><text:span text:style-name="T30">n</text:span><text:span text:style-name="T31"> = 1,24</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2"/>
          <table:table-cell table:style-name="ce374" office:value-type="string" calcext:value-type="string">
            <text:p><text:a xlink:href="#Refraccion"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5" calcext:value-type="float">
            <text:p>15</text:p>
          </table:table-cell>
          <table:table-cell table:style-name="ce644" office:value-type="float" office:value="12" calcext:value-type="float">
            <text:p>12</text:p>
          </table:table-cell>
          <table:table-cell table:style-name="ce499" table:content-validation-name="val13" office:value-type="string" calcext:value-type="string">
            <text:p>º</text:p>
          </table:table-cell>
          <table:table-cell table:style-name="ce280"/>
          <table:table-cell table:style-name="Default" table:number-columns-repeated="2"/>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5.8" calcext:value-type="float">
            <text:p>15,8</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25" calcext:value-type="float">
            <text:p>25</text:p>
          </table:table-cell>
          <table:table-cell table:style-name="ce202" office:value-type="float" office:value="20.1" calcext:value-type="float">
            <text:p>20,1</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30" calcext:value-type="float">
            <text:p>30</text:p>
          </table:table-cell>
          <table:table-cell table:style-name="ce202" office:value-type="float" office:value="23.6" calcext:value-type="float">
            <text:p>23,6</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35" calcext:value-type="float">
            <text:p>35</text:p>
          </table:table-cell>
          <table:table-cell table:style-name="ce644" office:value-type="float" office:value="27.5" calcext:value-type="float">
            <text:p>27,5</text:p>
          </table:table-cell>
          <table:table-cell table:style-name="ce280" office:value-type="string" calcext:value-type="string">
            <text:p>º</text:p>
          </table:table-cell>
          <table:table-cell table:style-name="ce280"/>
          <table:table-cell table:style-name="Default" table:number-columns-repeated="2"/>
          <table:table-cell table:style-name="ce328" office:value-type="string" calcext:value-type="string">
            <text:p>Volva a «Lentes»</text:p>
          </table:table-cell>
          <table:table-cell table:style-name="ce374" office:value-type="string" calcext:value-type="string">
            <text:p><text:a xlink:href="#Refraccion" xlink:type="simple">Cálculo</text:a></text:p>
          </table:table-cell>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2">φ</text:span><text:span text:style-name="T33">/°</text:span></text:p>
          </table:table-cell>
          <table:table-cell table:style-name="ce341" office:value-type="string" calcext:value-type="string">
            <text:p><text:span text:style-name="T32">φ</text:span><text:span text:style-name="T33">/°</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2"/>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5" calcext:value-type="float">
            <text:p>15</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99" table:content-validation-name="val14" office:value-type="string" calcext:value-type="string">
            <text:p>incidencia</text:p>
          </table:table-cell>
          <table:table-cell table:style-name="ce280"/>
          <table:table-cell table:style-name="Default" table:number-columns-repeated="2"/>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5.8" calcext:value-type="float">
            <text:p>15,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25" calcext:value-type="float">
            <text:p>25</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30" calcext:value-type="float">
            <text:p>30</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35" calcext:value-type="float">
            <text:p>35</text:p>
          </table:table-cell>
          <table:table-cell table:style-name="ce166" office:value-type="float" office:value="27.5" calcext:value-type="float">
            <text:p>27,5</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2</text:p>
          </table:table-cell>
          <table:table-cell table:style-name="ce370"/>
          <table:table-cell table:style-name="Default" table:number-columns-repeated="5"/>
          <table:table-cell table:number-columns-repeated="46"/>
        </table:table-row>
        <table:table-row table:style-name="ro1">
          <table:table-cell table:style-name="ce265" office:value-type="string" calcext:value-type="string" table:number-columns-spanned="4" table:number-rows-spanned="7">
            <text:p>No laboratorio de física móntase un experimento para determinar o índice de refracción dunha lámina de vidro facendo incidir raios de luz con distintos ángulos de incidencia θ₁ e medindo en cada caso o ángulo de refracción θ₂. (A.B.A.U. ord. 22)</text:p>
            <text:p>b) Determine o índice de refracción da lámina a partir dos datos experimentais amosados na táboa. R: <text:span text:style-name="T34">n</text:span><text:span text:style-name="T35">=1,53</text:span></text:p>
          </table:table-cell>
          <table:covered-table-cell table:style-name="ce320"/>
          <table:covered-table-cell table:number-columns-repeated="2"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8" calcext:value-type="float">
            <text:p>18</text:p>
          </table:table-cell>
          <table:table-cell table:style-name="ce644" office:value-type="float" office:value="12" calcext:value-type="float">
            <text:p>12</text:p>
          </table:table-cell>
          <table:table-cell table:style-name="ce499" table:content-validation-name="val13"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4" calcext:value-type="float">
            <text:p>24</text:p>
          </table:table-cell>
          <table:table-cell table:style-name="ce202" office:value-type="float" office:value="15" calcext:value-type="float">
            <text:p>1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2" calcext:value-type="float">
            <text:p>32</text:p>
          </table:table-cell>
          <table:table-cell table:style-name="ce202" office:value-type="float" office:value="20" calcext:value-type="float">
            <text:p>2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 calcext:value-type="float">
            <text:p>25</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float" office:value="50" calcext:value-type="float">
            <text:p>50</text:p>
          </table:table-cell>
          <table:table-cell table:style-name="ce644" office:value-type="float" office:value="30" calcext:value-type="float">
            <text:p>30</text:p>
          </table:table-cell>
          <table:table-cell table:style-name="ce280" office:value-type="string" calcext:value-type="string">
            <text:p>º</text:p>
          </table:table-cell>
          <table:table-cell table:style-name="Default" table:number-columns-repeated="5"/>
          <table:table-cell table:number-columns-repeated="46"/>
        </table:table-row>
        <table:table-row table:style-name="ro1">
          <table:table-cell table:style-name="ce336" office:value-type="string" calcext:value-type="string">
            <text:p>N.º exp.</text:p>
          </table:table-cell>
          <table:table-cell table:style-name="ce341" office:value-type="string" calcext:value-type="string">
            <text:p><text:span text:style-name="T32">φ</text:span><text:span text:style-name="T33">/°</text:span></text:p>
          </table:table-cell>
          <table:table-cell table:style-name="ce341" office:value-type="string" calcext:value-type="string">
            <text:p><text:span text:style-name="T32">φ</text:span><text:span text:style-name="T33">/°</text:span></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Default" table:number-columns-repeated="5"/>
          <table:table-cell table:number-columns-repeated="46"/>
        </table:table-row>
        <table:table-row table:style-name="ro1">
          <table:table-cell table:style-name="ce166" office:value-type="float" office:value="1" calcext:value-type="float">
            <text:p>1</text:p>
          </table:table-cell>
          <table:table-cell table:style-name="ce166" office:value-type="float" office:value="18" calcext:value-type="float">
            <text:p>18</text:p>
          </table:table-cell>
          <table:table-cell table:style-name="ce166" office:value-type="float" office:value="12" calcext:value-type="float">
            <text:p>12</text:p>
          </table:table-cell>
          <table:table-cell table:style-name="ce166"/>
          <table:table-cell table:style-name="ce280"/>
          <table:table-cell table:style-name="ce150"/>
          <table:table-cell table:style-name="ce389"/>
          <table:table-cell table:style-name="ce644" office:value-type="float" office:value="1" calcext:value-type="float">
            <text:p>1</text:p>
          </table:table-cell>
          <table:table-cell table:style-name="ce499" table:content-validation-name="val14" office:value-type="string" calcext:value-type="string">
            <text:p>incidencia</text:p>
          </table:table-cell>
          <table:table-cell table:style-name="Default" table:number-columns-repeated="5"/>
          <table:table-cell table:number-columns-repeated="46"/>
        </table:table-row>
        <table:table-row table:style-name="ro1">
          <table:table-cell table:style-name="ce166" office:value-type="float" office:value="2" calcext:value-type="float">
            <text:p>2</text:p>
          </table:table-cell>
          <table:table-cell table:style-name="ce166" office:value-type="float" office:value="24" calcext:value-type="float">
            <text:p>24</text:p>
          </table:table-cell>
          <table:table-cell table:style-name="ce166" office:value-type="float" office:value="15" calcext:value-type="float">
            <text:p>15</text:p>
          </table:table-cell>
          <table:table-cell table:style-name="ce166"/>
          <table:table-cell table:style-name="ce280" table:number-columns-repeated="5"/>
          <table:table-cell table:style-name="Default" table:number-columns-repeated="5"/>
          <table:table-cell table:number-columns-repeated="46"/>
        </table:table-row>
        <table:table-row table:style-name="ro1">
          <table:table-cell table:style-name="ce166" office:value-type="float" office:value="3" calcext:value-type="float">
            <text:p>3</text:p>
          </table:table-cell>
          <table:table-cell table:style-name="ce166" office:value-type="float" office:value="32" calcext:value-type="float">
            <text:p>32</text:p>
          </table:table-cell>
          <table:table-cell table:style-name="ce166" office:value-type="float" office:value="20" calcext:value-type="float">
            <text:p>20</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 calcext:value-type="float">
            <text:p>2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50" calcext:value-type="float">
            <text:p>50</text:p>
          </table:table-cell>
          <table:table-cell table:style-name="ce166" office:value-type="float" office:value="30" calcext:value-type="float">
            <text:p>3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ord.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6">Faise incidir un raio de luz con distintos ángulos sobre unha lámina de vidro. Na táboa da marxe aparecen os ángulos de incidencia e os ángulos de refracción. Calcula: a) O índice de refracción do material.</text:span></text:p>
            <text:p><text:span text:style-name="T36">b) E</text:span><text:span text:style-name="T37">n que condicións se produciría reflexión total.</text:span></text:p>
            <text:p><text:span text:style-name="T36">DATOS: n(aire) = 1; c = 3×10⁸ m∙s⁻¹. (A.B.A.U. ord. 20)</text:span></text:p>
            <text:p><text:span text:style-name="T36">Rta.: a) n = 1,6; b) φ &gt; 38°</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7" calcext:value-type="float">
            <text:p>27</text:p>
          </table:table-cell>
          <table:table-cell table:style-name="ce644" office:value-type="float" office:value="16" calcext:value-type="float">
            <text:p>16</text:p>
          </table:table-cell>
          <table:table-cell table:style-name="ce499"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6" calcext:value-type="float">
            <text:p>36</text:p>
          </table:table-cell>
          <table:table-cell table:style-name="ce202" office:value-type="float" office:value="21" calcext:value-type="float">
            <text:p>2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8" calcext:value-type="float">
            <text:p>48</text:p>
          </table:table-cell>
          <table:table-cell table:style-name="ce202" office:value-type="float" office:value="27" calcext:value-type="float">
            <text:p>27</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57" calcext:value-type="float">
            <text:p>57</text:p>
          </table:table-cell>
          <table:table-cell table:style-name="ce202" office:value-type="float" office:value="31" calcext:value-type="float">
            <text:p>31</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39" calcext:value-type="float">
            <text:p>39</text:p>
          </table:table-cell>
          <table:table-cell table:style-name="ce166" office:value-type="float" office:value="64.3" calcext:value-type="float">
            <text:p>64,3</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99"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166" office:value-type="float" office:value="48" calcext:value-type="float">
            <text:p>48</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table:number-columns-repeated="4"/>
          <table:table-cell table:style-name="ce280" table:number-columns-repeated="6"/>
          <table:table-cell table:style-name="Default" table:number-columns-repeated="4"/>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9</text:p>
          </table:table-cell>
          <table:table-cell table:style-name="ce370"/>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6">Determina graficamente o índice de refracción dun vidro a partir da seguinte táboa de valores dos ángulos de incidencia, φ, e de refracción, φ, da luz. Estima a súa incerteza.</text:span></text:p>
            <text:p><text:span text:style-name="T27">(A.B.A.U. extr. 19)</text:span></text:p>
            <text:p><text:span text:style-name="T38">Rta.:</text:span><text:span text:style-name="T39"> </text:span><text:span text:style-name="T40">n</text:span><text:span text:style-name="T41"> = 1,47</text:span></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Ángulo de</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incidencia</text:p>
          </table:table-cell>
          <table:table-cell table:style-name="ce183" office:value-type="string" calcext:value-type="string">
            <text:p>refracción</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10" calcext:value-type="float">
            <text:p>10</text:p>
          </table:table-cell>
          <table:table-cell table:style-name="ce644" office:value-type="float" office:value="6.5" calcext:value-type="float">
            <text:p>6,5</text:p>
          </table:table-cell>
          <table:table-cell table:style-name="ce499" table:content-validation-name="val13"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20" calcext:value-type="float">
            <text:p>20</text:p>
          </table:table-cell>
          <table:table-cell table:style-name="ce202" office:value-type="float" office:value="13.5" calcext:value-type="float">
            <text:p>13,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30" calcext:value-type="float">
            <text:p>30</text:p>
          </table:table-cell>
          <table:table-cell table:style-name="ce202" office:value-type="float" office:value="20.3" calcext:value-type="float">
            <text:p>20,3</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0" calcext:value-type="float">
            <text:p>40</text:p>
          </table:table-cell>
          <table:table-cell table:style-name="ce202" office:value-type="float" office:value="25.5" calcext:value-type="float">
            <text:p>25,5</text:p>
          </table:table-cell>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º exp.</text:p>
          </table:table-cell>
          <table:table-cell table:style-name="ce336" office:value-type="string" calcext:value-type="string">
            <text:p><text:span text:style-name="T42">φ</text:span><text:span text:style-name="T43">/°</text:span></text:p>
          </table:table-cell>
          <table:table-cell table:style-name="ce336" office:value-type="string" calcext:value-type="string">
            <text:p><text:span text:style-name="T42">φ</text:span><text:span text:style-name="T43">/°</text:span></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º</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166" office:value-type="float" office:value="10" calcext:value-type="float">
            <text:p>10</text:p>
          </table:table-cell>
          <table:table-cell table:style-name="ce166" office:value-type="float" office:value="6.5" calcext:value-type="float">
            <text:p>6,5</text:p>
          </table:table-cell>
          <table:table-cell table:style-name="ce166"/>
          <table:table-cell table:style-name="ce280" table:number-columns-repeated="2"/>
          <table:table-cell table:style-name="ce342"/>
          <table:table-cell table:style-name="ce150" office:value-type="string" calcext:value-type="string">
            <text:p>índice de refracción</text:p>
          </table:table-cell>
          <table:table-cell table:style-name="ce183" office:value-type="string" calcext:value-type="string">
            <text:p>medio</text:p>
          </table:table-cell>
          <table:table-cell table:style-name="ce280"/>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20" calcext:value-type="float">
            <text:p>20</text:p>
          </table:table-cell>
          <table:table-cell table:style-name="ce166" office:value-type="float" office:value="13.5" calcext:value-type="float">
            <text:p>13,5</text:p>
          </table:table-cell>
          <table:table-cell table:style-name="ce166"/>
          <table:table-cell table:style-name="ce280" table:number-columns-repeated="2"/>
          <table:table-cell table:style-name="ce389"/>
          <table:table-cell table:style-name="ce644" office:value-type="float" office:value="1" calcext:value-type="float">
            <text:p>1</text:p>
          </table:table-cell>
          <table:table-cell table:style-name="ce499" table:content-validation-name="val14" office:value-type="string" calcext:value-type="string">
            <text:p>incidencia</text:p>
          </table:table-cell>
          <table:table-cell table:style-name="ce280"/>
          <table:table-cell table:style-name="Default" table:number-columns-repeated="4"/>
          <table:table-cell table:number-columns-repeated="46"/>
        </table:table-row>
        <table:table-row table:style-name="ro1">
          <table:table-cell table:style-name="ce166" office:value-type="float" office:value="3" calcext:value-type="float">
            <text:p>3</text:p>
          </table:table-cell>
          <table:table-cell table:style-name="ce166" office:value-type="float" office:value="30" calcext:value-type="float">
            <text:p>30</text:p>
          </table:table-cell>
          <table:table-cell table:style-name="ce166" office:value-type="float" office:value="20.3" calcext:value-type="float">
            <text:p>20,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4" calcext:value-type="float">
            <text:p>4</text:p>
          </table:table-cell>
          <table:table-cell table:style-name="ce166" office:value-type="float" office:value="40" calcext:value-type="float">
            <text:p>40</text:p>
          </table:table-cell>
          <table:table-cell table:style-name="ce166" office:value-type="float" office:value="25.5" calcext:value-type="float">
            <text:p>25,5</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Default" table:number-columns-repeated="14"/>
          <table:table-cell table:number-columns-repeated="46"/>
        </table:table-row>
        <table:table-row table:style-name="ro1" table:number-rows-repeated="16">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2">
          <table:table-cell table:number-columns-repeated="60"/>
        </table:table-row>
        <table:table-row table:style-name="ro2">
          <table:table-cell table:number-columns-repeated="60"/>
        </table:table-row>
      </table:table>
      <table:table table:name="Óptic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7" form:id="control7" form:label="Borrar datos" form:button-type="reset"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8" form:id="control8"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table-column table:style-name="co11" table:number-columns-repeated="3" table:default-cell-style-name="ce63"/>
        <table:table-column table:style-name="co11" table:default-cell-style-name="Default"/>
        <table:table-column table:style-name="co8" table:default-cell-style-name="ce63"/>
        <table:table-column table:style-name="co4" table:default-cell-style-name="ce63"/>
        <table:table-column table:style-name="co39" table:default-cell-style-name="ce63"/>
        <table:table-column table:style-name="co4" table:default-cell-style-name="ce63"/>
        <table:table-column table:style-name="co38" table:default-cell-style-name="ce63"/>
        <table:table-column table:style-name="co8" table:number-columns-repeated="2" table:default-cell-style-name="ce63"/>
        <table:table-column table:style-name="co4" table:number-columns-repeated="5" table:default-cell-style-name="ce63"/>
        <table:table-column table:style-name="co40" table:default-cell-style-name="ce63"/>
        <table:table-column table:style-name="co4" table:number-columns-repeated="3" table:default-cell-style-name="ce63"/>
        <table:table-column table:style-name="co11" table:number-columns-repeated="5" table:default-cell-style-name="ce63"/>
        <table:table-column table:style-name="co4" table:default-cell-style-name="ce63"/>
        <table:table-column table:style-name="co11" table:number-columns-repeated="2" table:default-cell-style-name="ce63"/>
        <table:table-column table:style-name="co41" table:default-cell-style-name="ce63"/>
        <table:table-column table:style-name="co42" table:default-cell-style-name="ce63"/>
        <table:table-column table:style-name="co43" table:default-cell-style-name="ce63"/>
        <table:table-column table:style-name="co44" table:default-cell-style-name="ce63"/>
        <table:table-column table:style-name="co5" table:default-cell-style-name="ce63"/>
        <table:table-column table:style-name="co11" table:number-columns-repeated="32" table:default-cell-style-name="ce63"/>
        <table:table-row table:style-name="ro1">
          <table:table-cell table:style-name="ce80" table:formula="of:=EXPANDETEXTO([.$AA$1];2)"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2" table:style-name="Default"/>
          <table:covered-table-cell/>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280"/>
          <table:table-cell table:style-name="ce280"/>
          <table:table-cell table:style-name="ce149" table:formula="of:=[$Índice.$H$5]" office:value-type="string" office:string-value="G     R     Á     F     I     C     A     S" calcext:value-type="string" table:number-columns-spanned="4" table:number-rows-spanned="1">
            <text:p>G <text:s text:c="4"/>R <text:s text:c="4"/>Á <text:s text:c="4"/>F <text:s text:c="4"/>I <text:s text:c="4"/>C <text:s text:c="4"/>A <text:s text:c="4"/>S</text:p>
          </table:table-cell>
          <table:covered-table-cell table:style-name="ce217"/>
          <table:covered-table-cell table:style-name="ce316"/>
          <table:covered-table-cell table:style-name="ce217"/>
          <table:table-cell table:style-name="Default"/>
          <table:table-cell table:style-name="Default" office:value-type="string" calcext:value-type="string">
            <text:p>Ir a…</text:p>
          </table:table-cell>
          <table:table-cell table:style-name="ce377" table:number-columns-repeated="2"/>
          <table:table-cell table:number-columns-repeated="6"/>
          <table:table-cell table:style-name="ce160" office:value-type="string" calcext:value-type="string">
            <text:p>Título</text:p>
          </table:table-cell>
          <table:table-cell table:style-name="ce108" office:value-type="string" calcext:value-type="string">
            <text:p>ESPELLOS E LENTES</text:p>
          </table:table-cell>
          <table:table-cell table:style-name="ce229" table:formula="of:=([.F2]=[.AB2])" office:value-type="boolean" office:boolean-value="false" calcext:value-type="boolean">
            <text:p>FALSO</text:p>
          </table:table-cell>
          <table:table-cell table:number-columns-repeated="2"/>
          <table:table-cell table:style-name="ce231"/>
          <table:table-cell table:style-name="Default"/>
          <table:table-cell table:style-name="ce108" office:value-type="string" calcext:value-type="string">
            <text:p><text:s/></text:p>
          </table:table-cell>
          <table:table-cell table:style-name="ce108" office:value-type="string" calcext:value-type="string">
            <text:p>Foco</text:p>
          </table:table-cell>
          <table:table-cell table:style-name="ce108" table:formula="of:=[.AH1]" office:value-type="string" office:string-value="Foco" calcext:value-type="string">
            <text:p>Foco</text:p>
          </table:table-cell>
          <table:table-cell table:style-name="ce108"/>
          <table:table-cell table:number-columns-repeated="6"/>
          <table:table-cell table:style-name="Default"/>
          <table:table-cell table:number-columns-repeated="22"/>
        </table:table-row>
        <table:table-row table:style-name="ro1">
          <table:table-cell table:style-name="ce243" office:value-type="string" calcext:value-type="string">
            <text:p>Problema</text:p>
          </table:table-cell>
          <table:table-cell table:style-name="ce377" table:number-columns-repeated="3"/>
          <table:table-cell table:style-name="ce280" table:formula="of:=IF(ISBLANK([.F2]);REPT(&quot; &quot;;17)&amp;[.AB3];&quot;&quot;)">
            <text:p/>
          </table:table-cell>
          <table:table-cell table:style-name="ce519" table:content-validation-name="val17" office:value-type="string" calcext:value-type="string">
            <text:p>Lente</text:p>
          </table:table-cell>
          <table:table-cell table:style-name="ce215" table:formula="of:=IF(OR([.AF4];[.AD17]);IF([.AD4];&quot; &quot;&amp;IF([.AB1];IF([.AD4]&lt;0;[.AR7];[.AR8]);IF([.AD4]&lt;0;[.AS7];[.AS8]));&quot;&quot;);&quot;&quot;)" office:value-type="string" office:string-value=" converxente" calcext:value-type="string">
            <text:p><text:s/>converxente</text:p>
          </table:table-cell>
          <table:table-cell table:style-name="ce150" table:formula="of:=[.AQ8]&amp;IF(ISBLANK([.AB10]);&quot;→&quot;;&quot;&quot;)" office:value-type="string" office:string-value="Unidades" calcext:value-type="string">
            <text:p>Unidades</text:p>
          </table:table-cell>
          <table:table-cell table:style-name="ce309" table:content-validation-name="val23" office:value-type="string" calcext:value-type="string">
            <text:p>cm</text:p>
          </table:table-cell>
          <table:table-cell table:style-name="ce150" table:formula="of:=IF(ISBLANK([.I2]);[.AB7]&amp;REPT(&quot; &quot;;11);&quot;&quot;)">
            <text:p/>
          </table:table-cell>
          <table:table-cell table:style-name="ce150"/>
          <table:table-cell table:style-name="ce217">
            <draw:frame table:end-cell-address="Óptica.O17" table:end-x="2.256cm" table:end-y="0.163cm" draw:z-index="0" draw:style-name="gr7" draw:text-style-name="P5" svg:width="8.904cm" svg:height="6.593cm" svg:x="0.131cm" svg:y="0.317cm">
              <draw:object draw:notify-on-update-of-ranges="Óptica.AB20:Óptica.AB45 Óptica.AC20:Óptica.AC45 Óptica.AD20:Óptica.AD45 Óptica.AC20:Óptica.AC45 Óptica.AE20:Óptica.AE45 Óptica.AC20:Óptica.AC45 Óptica.AF20:Óptica.AF45 Óptica.AC20:Óptica.AC45 Óptica.AG20:Óptica.AG45 Óptica.AC20:Óptica.AC45 Óptica.AH20:Óptica.AH45" xlink:href="./Object 3" xlink:type="simple" xlink:show="embed" xlink:actuate="onLoad">
                <loext:p/>
              </draw:object>
              <draw:image xlink:href="./ObjectReplacements/Object 3" xlink:type="simple" xlink:show="embed" xlink:actuate="onLoad"/>
            </draw:frame>
          </table:table-cell>
          <table:table-cell table:style-name="ce217" office:value-type="string" calcext:value-type="string">
            <text:p>Diagrama de raios</text:p>
          </table:table-cell>
          <table:table-cell table:style-name="ce217" table:number-columns-repeated="2"/>
          <table:table-cell table:style-name="Default"/>
          <table:table-cell table:style-name="ce49" office:value-type="string" calcext:value-type="string">
            <text:p><text:a xlink:href="#Índice" xlink:type="simple">Índice</text:a></text:p>
          </table:table-cell>
          <table:table-cell table:style-name="ce377" table:number-columns-repeated="2"/>
          <table:table-cell table:number-columns-repeated="6"/>
          <table:table-cell table:style-name="ce108"/>
          <table:table-cell table:style-name="ce160"/>
          <table:table-cell table:style-name="ce108" office:value-type="string" calcext:value-type="string">
            <text:p>Espello</text:p>
          </table:table-cell>
          <table:table-cell table:style-name="ce108" office:value-type="string" calcext:value-type="string">
            <text:p>s</text:p>
          </table:table-cell>
          <table:table-cell table:style-name="ce228" table:formula="of:=IF([.AF5];[.AN6];IF([.AD10];[.AF10];IF([.AD11];[.AF11];IF([.AD14];[.AF14];IF([.AD15];[.AF15];IF([.AD12];[.AF12];&quot;No sé s&quot;))))))" office:value-type="float" office:value="-20" calcext:value-type="float">
            <text:p>-20</text:p>
          </table:table-cell>
          <table:table-cell table:style-name="ce108" table:number-columns-repeated="2"/>
          <table:table-cell table:style-name="ce108" office:value-type="string" calcext:value-type="string">
            <text:p>Aumento <text:s/>↑</text:p>
          </table:table-cell>
          <table:table-cell table:style-name="ce108" office:value-type="string" calcext:value-type="string">
            <text:p>Centro (raio)</text:p>
          </table:table-cell>
          <table:table-cell table:style-name="ce108" table:formula="of:=IF([.AB1];[.AH2];&quot;&quot;)">
            <text:p/>
          </table:table-cell>
          <table:table-cell table:style-name="ce108"/>
          <table:table-cell table:number-columns-repeated="6"/>
          <table:table-cell table:style-name="Default"/>
          <table:table-cell table:number-columns-repeated="22"/>
        </table:table-row>
        <table:table-row table:style-name="ro1">
          <table:table-cell table:style-name="ce339" office:value-type="string" calcext:value-type="string" table:number-columns-spanned="4" table:number-rows-spanned="13">
            <text:p><text:span text:style-name="T44">Na práctica de óptica xeométrica traballas con lentes converxentes e obtés imaxes nunha pantalla variando a distancia entre o obxecto e a lente. Xustifica con diagramas de raios os casos nos que non obtés imaxes na pantalla.</text:span></text:p>
            <text:p><text:span text:style-name="T45">(A.B.A.U. Xul. 19)</text:span></text:p>
            <text:p/>
          </table:table-cell>
          <table:covered-table-cell table:number-columns-repeated="3" table:style-name="ce315"/>
          <table:table-cell table:style-name="ce280"/>
          <table:table-cell table:style-name="ce294" table:formula="of:=IF(AND([.AH19];[.AF4]);[.AQ6]&amp;&quot; ↓&quot;;&quot;&quot;)">
            <text:p/>
          </table:table-cell>
          <table:table-cell table:style-name="ce150" table:formula="of:=[.AQ11]&amp;&quot; (&quot;&amp;[.AB10]&amp;&quot;)&quot;" office:value-type="string" office:string-value="Posición (cm)" calcext:value-type="string">
            <text:p>Posición (cm)</text:p>
          </table:table-cell>
          <table:table-cell table:style-name="ce150" table:formula="of:=[.AQ12]&amp;&quot; (&quot;&amp;[.AB10]&amp;&quot;)&quot;" office:value-type="string" office:string-value="Altura (cm)" calcext:value-type="string">
            <text:p>Altura (cm)</text:p>
          </table:table-cell>
          <table:table-cell table:style-name="ce280" table:number-columns-repeated="3"/>
          <table:table-cell table:style-name="ce217" table:number-columns-repeated="4"/>
          <table:table-cell table:style-name="Default"/>
          <table:table-cell table:style-name="ce49" office:value-type="string" calcext:value-type="string">
            <text:p><text:a xlink:href="#Axuda" xlink:type="simple">Axuda</text:a></text:p>
          </table:table-cell>
          <table:table-cell table:style-name="Default"/>
          <table:table-cell table:style-name="ce377" table:number-columns-repeated="7"/>
          <table:table-cell table:style-name="ce160" table:formula="of:=[.A16]" office:value-type="string" office:string-value="Instrucións " calcext:value-type="string">
            <text:p>Instrucións </text:p>
          </table:table-cell>
          <table:table-cell table:style-name="ce108" table:formula="of:=MATCH([.B16];[$Índice.G11:$Índice.G15];0)" office:value-type="float" office:value="5" calcext:value-type="float">
            <text:p>5</text:p>
          </table:table-cell>
          <table:table-cell table:style-name="ce108" office:value-type="string" calcext:value-type="string">
            <text:p>Lente</text:p>
          </table:table-cell>
          <table:table-cell table:style-name="ce108" office:value-type="string" calcext:value-type="string">
            <text:p>s'</text:p>
          </table:table-cell>
          <table:table-cell table:style-name="ce228" table:formula="of:=IF([.AF6];[.AN7];IF([.AD9];[.AF9];IF([.AD13];[.AF13];IF([.AF7];[.AN8]+[.AD2];IF([.AD11];[.AH11];&quot;No sé s'&quot;)))))" office:value-type="string" office:string-value="" calcext:value-type="error">
            <text:p>#¡DIV/0!</text:p>
          </table:table-cell>
          <table:table-cell table:style-name="ce108" office:value-type="string" calcext:value-type="string">
            <text:p>Baleiro?</text:p>
          </table:table-cell>
          <table:table-cell table:style-name="ce229" table:formula="of:=NOT(OR([.AF4];[.AF5];[.AF6];[.AF7]))" office:value-type="boolean" office:boolean-value="false" calcext:value-type="boolean">
            <text:p>FALSO</text:p>
          </table:table-cell>
          <table:table-cell table:style-name="ce229" table:formula="of:=([.H7]=[.AQ12])" office:value-type="boolean" office:boolean-value="false" calcext:value-type="boolean">
            <text:p>FALSO</text:p>
          </table:table-cell>
          <table:table-cell table:style-name="ce108"/>
          <table:table-cell table:style-name="ce229" table:formula="of:=([.F4]=[.AH2])" office:value-type="boolean" office:boolean-value="false" calcext:value-type="boolean">
            <text:p>FALSO</text:p>
          </table:table-cell>
          <table:table-cell table:style-name="ce108"/>
          <table:table-cell table:number-columns-repeated="6"/>
          <table:table-cell table:style-name="Default"/>
          <table:table-cell table:number-columns-repeated="22"/>
        </table:table-row>
        <table:table-row table:style-name="ro1">
          <table:covered-table-cell table:number-columns-repeated="4" table:style-name="ce315"/>
          <table:table-cell table:style-name="ce280" table:formula="of:=IF(AND([.AI4];NOT([.AB1]));REPT(&quot; &quot;;17)&amp;[.AE4];&quot;&quot;)" office:value-type="string" office:string-value="                 Foco"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formula="of:=IF(NOT(ISBLANK([.H4]));[.AQ20];&quot;&quot;)">
            <text:p/>
          </table:table-cell>
          <table:table-cell table:style-name="ce150" table:number-columns-repeated="2"/>
          <table:table-cell table:style-name="ce217" table:number-columns-repeated="4"/>
          <table:table-cell table:style-name="Default"/>
          <table:table-cell table:style-name="ce319" office:value-type="string" calcext:value-type="string">
            <text:p><text:a xlink:href="#D_Óptica" xlink:type="simple">Máis problemas</text:a></text:p>
          </table:table-cell>
          <table:table-cell table:style-name="Default"/>
          <table:table-cell table:style-name="ce377" table:number-columns-repeated="7"/>
          <table:table-cell table:style-name="ce160"/>
          <table:table-cell table:style-name="ce108" table:formula="of:=IF(ISERROR([.AA3]);0;[.AA3])+1" office:value-type="float" office:value="6" calcext:value-type="float">
            <text:p>6</text:p>
          </table:table-cell>
          <table:table-cell/>
          <table:table-cell table:style-name="ce108" office:value-type="string" calcext:value-type="string">
            <text:p>f</text:p>
          </table:table-cell>
          <table:table-cell table:style-name="ce108" table:formula="of:=IF([.$AF$4];IF([.AI3];[.$AN$5]/2;[.$AN$5]);1/(1/[.AD3]+IF([.$AB$1];1;-1)/[.AD2]))" office:value-type="float" office:value="20" calcext:value-type="float">
            <text:p>20</text:p>
          </table:table-cell>
          <table:table-cell table:style-name="ce108" office:value-type="string" calcext:value-type="string">
            <text:p>Foco</text:p>
          </table:table-cell>
          <table:table-cell table:style-name="ce321" table:formula="of:=NOT(ISBLANK([.G4]))" office:value-type="boolean" office:boolean-value="true" calcext:value-type="boolean">
            <text:p>VERDADERO</text:p>
          </table:table-cell>
          <table:table-cell table:style-name="ce108"/>
          <table:table-cell table:style-name="ce108" office:value-type="float" office:value="4" calcext:value-type="float">
            <text:p>4</text:p>
          </table:table-cell>
          <table:table-cell table:style-name="ce229" table:formula="of:=ISBLANK([.F4])" office:value-type="boolean" office:boolean-value="true" calcext:value-type="boolean">
            <text:p>VERDADERO</text:p>
          </table:table-cell>
          <table:table-cell table:style-name="ce108"/>
          <table:table-cell table:number-columns-repeated="2"/>
          <table:table-cell table:style-name="ce108"/>
          <table:table-cell table:style-name="ce108" office:value-type="string" calcext:value-type="string">
            <text:p>Posición</text:p>
          </table:table-cell>
          <table:table-cell table:style-name="ce108" office:value-type="string" calcext:value-type="string">
            <text:p>Altura</text:p>
          </table:table-cell>
          <table:table-cell/>
          <table:table-cell table:style-name="Default"/>
          <table:table-cell table:number-columns-repeated="22"/>
        </table:table-row>
        <table:table-row table:style-name="ro1">
          <table:covered-table-cell table:number-columns-repeated="4" table:style-name="ce315"/>
          <table:table-cell table:style-name="ce280"/>
          <table:table-cell table:style-name="ce295" table:formula="of:=[.AM6]" office:value-type="string" office:string-value="Obxecto" calcext:value-type="string">
            <text:p>Obxecto</text:p>
          </table:table-cell>
          <table:table-cell table:style-name="ce644" table:content-validation-name="val20" office:value-type="float" office:value="-20" calcext:value-type="float">
            <text:p>-20</text:p>
          </table:table-cell>
          <table:table-cell table:style-name="ce644"/>
          <table:table-cell table:style-name="ce150" table:number-columns-repeated="3"/>
          <table:table-cell table:style-name="ce217" table:number-columns-repeated="4"/>
          <table:table-cell table:style-name="Default" table:number-columns-repeated="3"/>
          <table:table-cell table:style-name="ce377" table:number-columns-repeated="8"/>
          <table:table-cell/>
          <table:table-cell table:style-name="ce108" office:value-type="string" calcext:value-type="string">
            <text:p>m</text:p>
          </table:table-cell>
          <table:table-cell table:style-name="ce108" office:value-type="string" calcext:value-type="string">
            <text:p>y</text:p>
          </table:table-cell>
          <table:table-cell table:style-name="ce108" table:formula="of:=IF([.AG5];[.AO6];1)" office:value-type="float" office:value="1" calcext:value-type="float">
            <text:p>1</text:p>
          </table:table-cell>
          <table:table-cell table:style-name="ce108" office:value-type="string" calcext:value-type="string">
            <text:p>Obxecto</text:p>
          </table:table-cell>
          <table:table-cell table:style-name="ce321" table:formula="of:=NOT(ISBLANK([.G5]))" office:value-type="boolean" office:boolean-value="true" calcext:value-type="boolean">
            <text:p>VERDADERO</text:p>
          </table:table-cell>
          <table:table-cell table:style-name="ce321" table:formula="of:=NOT(ISBLANK([.H5]))" office:value-type="boolean" office:boolean-value="false" calcext:value-type="boolean">
            <text:p>FALSO</text:p>
          </table:table-cell>
          <table:table-cell table:style-name="ce108" office:value-type="float" office:value="5" calcext:value-type="float">
            <text:p>5</text:p>
          </table:table-cell>
          <table:table-cell table:style-name="ce108" table:number-columns-repeated="2"/>
          <table:table-cell table:number-columns-repeated="2"/>
          <table:table-cell table:style-name="ce108" office:value-type="string" calcext:value-type="string">
            <text:p>Foco/Raio</text:p>
          </table:table-cell>
          <table:table-cell table:style-name="ce108" table:formula="of:=AVALOR([.G4])" office:value-type="float" office:value="20" calcext:value-type="float">
            <text:p>20</text:p>
          </table:table-cell>
          <table:table-cell table:style-name="ce108"/>
          <table:table-cell/>
          <table:table-cell table:style-name="Default"/>
          <table:table-cell table:number-columns-repeated="22"/>
        </table:table-row>
        <table:table-row table:style-name="ro1">
          <table:covered-table-cell table:number-columns-repeated="4" table:style-name="ce315"/>
          <table:table-cell table:style-name="ce280" table:formula="of:=IF(ISBLANK([.F6]);REPT(&quot; &quot;;16)&amp;[.AM7];&quot;&quot;)" office:value-type="string" office:string-value="                Imaxe" calcext:value-type="string">
            <text:p><text:s text:c="16"/>Imaxe</text:p>
          </table:table-cell>
          <table:table-cell table:style-name="ce519" table:content-validation-name="val19"/>
          <table:table-cell table:style-name="ce644" table:content-validation-name="val2"/>
          <table:table-cell table:style-name="ce644"/>
          <table:table-cell table:style-name="ce150" table:number-columns-repeated="3"/>
          <table:table-cell table:style-name="ce217" table:number-columns-repeated="4"/>
          <table:table-cell table:style-name="Default"/>
          <table:table-cell table:style-name="Default">
            <draw:control table:end-cell-address="Óptica.Q6" table:end-x="2.762cm" table:end-y="0.45cm" draw:z-index="1" draw:style-name="gr8" draw:text-style-name="P1" svg:width="2.762cm" svg:height="0.45cm" svg:x="0cm" svg:y="0cm" draw:control="control7"/>
          </table:table-cell>
          <table:table-cell table:style-name="Default"/>
          <table:table-cell table:style-name="ce377" table:number-columns-repeated="7"/>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office:value-type="string" calcext:value-type="string">
            <text:p>dm</text:p>
          </table:table-cell>
          <table:table-cell table:style-name="ce108"/>
          <table:table-cell table:style-name="ce108" office:value-type="string" calcext:value-type="string">
            <text:p>pór en P3</text:p>
          </table:table-cell>
          <table:table-cell table:style-name="ce108" office:value-type="string" calcext:value-type="string">
            <text:p>Imaxe</text:p>
          </table:table-cell>
          <table:table-cell table:style-name="ce321" table:formula="of:=AND(NOT([.AM9]);NOT(ISBLANK([.G6])))" office:value-type="boolean" office:boolean-value="false" calcext:value-type="boolean">
            <text:p>FALSO</text:p>
          </table:table-cell>
          <table:table-cell table:style-name="ce321" table:formula="of:=AND(NOT(ISBLANK([.H6]));OR(NOT([.AG3]);[.AG5]))" office:value-type="boolean" office:boolean-value="false" calcext:value-type="boolean">
            <text:p>FALSO</text:p>
          </table:table-cell>
          <table:table-cell table:style-name="ce108" office:value-type="float" office:value="6" calcext:value-type="float">
            <text:p>6</text:p>
          </table:table-cell>
          <table:table-cell table:style-name="ce108" table:number-columns-repeated="2"/>
          <table:table-cell table:number-columns-repeated="2"/>
          <table:table-cell table:style-name="ce108" office:value-type="string" calcext:value-type="string">
            <text:p>Obxecto</text:p>
          </table:table-cell>
          <table:table-cell table:style-name="ce108" table:formula="of:=AVALOR([.G5])" office:value-type="float" office:value="-20" calcext:value-type="float">
            <text:p>-20</text:p>
          </table:table-cell>
          <table:table-cell table:style-name="ce108" table:formula="of:=AVALOR([.H5])" office:value-type="float" office:value="0" calcext:value-type="float">
            <text:p>0</text:p>
          </table:table-cell>
          <table:table-cell/>
          <table:table-cell table:style-name="ce108" office:value-type="string" calcext:value-type="string">
            <text:p>Raio ou focal?</text:p>
          </table:table-cell>
          <table:table-cell table:number-columns-repeated="22"/>
        </table:table-row>
        <table:table-row table:style-name="ro1">
          <table:covered-table-cell table:number-columns-repeated="4" table:style-name="ce315"/>
          <table:table-cell table:style-name="ce280"/>
          <table:table-cell table:style-name="ce280" table:formula="of:=IF([.AM9];[.AN9];&quot;&quot;)">
            <text:p/>
          </table:table-cell>
          <table:table-cell table:style-name="ce280"/>
          <table:table-cell table:style-name="ce307" table:content-validation-name="val22"/>
          <table:table-cell table:style-name="ce150" table:formula="of:=IF(AND(ISBLANK([.H7]);NOT(ISBLANK([.H6])));[.AG2]&amp;REPT(&quot; &quot;;13);&quot;&quot;)">
            <text:p/>
          </table:table-cell>
          <table:table-cell table:style-name="ce150" table:number-columns-repeated="2"/>
          <table:table-cell table:style-name="ce217" table:number-columns-repeated="4"/>
          <table:table-cell table:style-name="Default" table:number-columns-repeated="3"/>
          <table:table-cell table:style-name="ce377" table:number-columns-repeated="7"/>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office:value-type="string" calcext:value-type="string">
            <text:p>cm</text:p>
          </table:table-cell>
          <table:table-cell table:style-name="ce108" office:value-type="string" calcext:value-type="string">
            <text:p>A 1,5</text:p>
          </table:table-cell>
          <table:table-cell table:style-name="ce108" table:formula="of:=IF([.AG6];IF(AND([.AG3];[.AG5]);[.AO7]/[.AO6];[.AO7]);[.AD3]/[.AD2])" office:value-type="string" office:string-value="" calcext:value-type="error">
            <text:p>#¡DIV/0!</text:p>
          </table:table-cell>
          <table:table-cell table:style-name="ce108" office:value-type="string" calcext:value-type="string">
            <text:p>Obxecto-imaxe</text:p>
          </table:table-cell>
          <table:table-cell table:style-name="ce321" table:formula="of:=AND([.AM9];NOT(ISBLANK([.H6])))" office:value-type="boolean" office:boolean-value="false" calcext:value-type="boolean">
            <text:p>FALSO</text:p>
          </table:table-cell>
          <table:table-cell table:style-name="ce108"/>
          <table:table-cell table:style-name="ce108" office:value-type="float" office:value="7" calcext:value-type="float">
            <text:p>7</text:p>
          </table:table-cell>
          <table:table-cell table:style-name="ce108" table:number-columns-repeated="2"/>
          <table:table-cell table:number-columns-repeated="2"/>
          <table:table-cell table:style-name="ce108" office:value-type="string" calcext:value-type="string">
            <text:p>Imaxe</text:p>
          </table:table-cell>
          <table:table-cell table:style-name="ce108" table:formula="of:=IF(NOT([.AM9]);[.AN10];0)" office:value-type="float" office:value="0" calcext:value-type="float">
            <text:p>0</text:p>
          </table:table-cell>
          <table:table-cell table:style-name="ce108" table:formula="of:=AVALOR([.H6])" office:value-type="float" office:value="0" calcext:value-type="float">
            <text:p>0</text:p>
          </table:table-cell>
          <table:table-cell/>
          <table:table-cell table:style-name="ce108" office:value-type="string" calcext:value-type="string">
            <text:p>Lente ou espello?</text:p>
          </table:table-cell>
          <table:table-cell table:style-name="ce108" office:value-type="string" calcext:value-type="string">
            <text:p>cóncavo</text:p>
          </table:table-cell>
          <table:table-cell table:style-name="ce108" office:value-type="string" calcext:value-type="string">
            <text:p>diverxente</text:p>
          </table:table-cell>
          <table:table-cell table:number-columns-repeated="20"/>
        </table:table-row>
        <table:table-row table:style-name="ro1">
          <table:covered-table-cell table:number-columns-repeated="4" table:style-name="ce315"/>
          <table:table-cell table:style-name="ce280"/>
          <table:table-cell table:style-name="ce150"/>
          <table:table-cell table:style-name="ce299"/>
          <table:table-cell table:style-name="ce150"/>
          <table:table-cell table:style-name="ce280" table:number-columns-repeated="3"/>
          <table:table-cell table:style-name="ce217" table:number-columns-repeated="4"/>
          <table:table-cell table:style-name="Default"/>
          <table:table-cell table:style-name="Default">
            <draw:control draw:z-index="2" draw:name="Control 3" draw:style-name="gr1" draw:text-style-name="P1" svg:width="2.762cm" svg:height="0.449cm" svg:x="0cm" svg:y="0cm" draw:control="control8"/>
          </table:table-cell>
          <table:table-cell table:style-name="Default"/>
          <table:table-cell table:style-name="ce377" table:number-columns-repeated="7"/>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108" office:value-type="string" calcext:value-type="string">
            <text:p>mm</text:p>
          </table:table-cell>
          <table:table-cell table:style-name="ce108" office:value-type="string" calcext:value-type="string">
            <text:p>Pot.</text:p>
          </table:table-cell>
          <table:table-cell table:style-name="ce108" table:formula="of:=1/CONVERT([.AD4];[.AB10];[.$AB$5])" office:value-type="float" office:value="5" calcext:value-type="float">
            <text:p>5</text:p>
          </table:table-cell>
          <table:table-cell table:style-name="ce108"/>
          <table:table-cell table:style-name="ce247" office:value-type="string" calcext:value-type="string">
            <text:p>D</text:p>
          </table:table-cell>
          <table:table-cell table:style-name="ce247" office:value-type="string" calcext:value-type="string">
            <text:p>E</text:p>
          </table:table-cell>
          <table:table-cell table:style-name="ce108" table:number-columns-repeated="3"/>
          <table:table-cell table:number-columns-repeated="2"/>
          <table:table-cell table:style-name="ce108" office:value-type="string" calcext:value-type="string">
            <text:p>Distancia </text:p>
          </table:table-cell>
          <table:table-cell table:style-name="ce108" table:formula="of:=IF([.AM9];[.AN10];0)" office:value-type="float" office:value="0" calcext:value-type="float">
            <text:p>0</text:p>
          </table:table-cell>
          <table:table-cell table:style-name="Default"/>
          <table:table-cell/>
          <table:table-cell table:style-name="ce108" office:value-type="string" calcext:value-type="string">
            <text:p>Unidades</text:p>
          </table:table-cell>
          <table:table-cell table:style-name="ce108" office:value-type="string" calcext:value-type="string">
            <text:p>convexo</text:p>
          </table:table-cell>
          <table:table-cell table:style-name="ce108" office:value-type="string" calcext:value-type="string">
            <text:p>converxente</text:p>
          </table:table-cell>
          <table:table-cell table:number-columns-repeated="20"/>
        </table:table-row>
        <table:table-row table:style-name="ro1">
          <table:covered-table-cell table:number-columns-repeated="4"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number-columns-repeated="2" table:style-name="ce280"/>
          <table:covered-table-cell table:style-name="ce310"/>
          <table:covered-table-cell table:style-name="ce728"/>
          <table:table-cell table:style-name="ce728"/>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s</text:p>
          </table:table-cell>
          <table:table-cell table:style-name="ce229" table:formula="of:=AND([.AF4];[.AF5])" office:value-type="boolean" office:boolean-value="true" calcext:value-type="boolean">
            <text:p>VERDADERO</text:p>
          </table:table-cell>
          <table:table-cell table:style-name="ce247" office:value-type="string" calcext:value-type="string">
            <text:p>s'</text:p>
          </table:table-cell>
          <table:table-cell table:style-name="ce108" table:formula="of:=1/(1/[.AD4]-IF([.$AB$1];1;-1)/[.$AN$6])" office:value-type="string" office:string-value="" calcext:value-type="error">
            <text:p>#¡DIV/0!</text:p>
          </table:table-cell>
          <table:table-cell table:style-name="ce108" table:number-columns-repeated="2"/>
          <table:table-cell table:number-columns-repeated="4"/>
          <table:table-cell table:style-name="ce229" table:formula="of:=([.F6]=[.AM8])" office:value-type="boolean" office:boolean-value="false" calcext:value-type="boolean">
            <text:p>FALSO</text:p>
          </table:table-cell>
          <table:table-cell table:style-name="ce160" table:formula="of:=LOWER([.AM6]&amp;&quot;-&quot;&amp;LOWER([.AM7]))" office:value-type="string" office:string-value="obxecto-imaxe" calcext:value-type="string">
            <text:p>obxecto-imaxe</text:p>
          </table:table-cell>
          <table:table-cell table:style-name="ce108"/>
          <table:table-cell/>
          <table:table-cell table:style-name="ce108" office:value-type="string" calcext:value-type="string">
            <text:p>Faltan datos</text:p>
          </table:table-cell>
          <table:table-cell table:number-columns-repeated="22"/>
        </table:table-row>
        <table:table-row table:style-name="ro1">
          <table:covered-table-cell table:number-columns-repeated="4" table:style-name="ce315"/>
          <table:table-cell table:style-name="ce230" table:number-columns-repeated="7"/>
          <table:table-cell table:style-name="ce217" table:number-columns-repeated="4"/>
          <table:table-cell table:style-name="Default" table:number-columns-repeated="3"/>
          <table:table-cell table:style-name="ce377" table:number-columns-repeated="8"/>
          <table:table-cell/>
          <table:table-cell table:style-name="ce108" table:formula="of:=IF(ISBLANK([.I2]);[.AB7];[.I2])" office:value-type="string" office:string-value="cm" calcext:value-type="string">
            <text:p>cm</text:p>
          </table:table-cell>
          <table:table-cell table:style-name="ce108" office:value-type="string" calcext:value-type="string">
            <text:p>f,s'</text:p>
          </table:table-cell>
          <table:table-cell table:style-name="ce229" table:formula="of:=AND([.AF4];[.AF6])" office:value-type="boolean" office:boolean-value="false" calcext:value-type="boolean">
            <text:p>FALSO</text:p>
          </table:table-cell>
          <table:table-cell table:style-name="ce247" office:value-type="string" calcext:value-type="string">
            <text:p>s</text:p>
          </table:table-cell>
          <table:table-cell table:style-name="ce108" table:formula="of:=IF([.$AB$1];1;-1)/(1/[.AD4]-1/[.$AN$7])" office:value-type="string" office:string-value="" calcext:value-type="error">
            <text:p>#¡DIV/0!</text:p>
          </table:table-cell>
          <table:table-cell table:style-name="ce108" table:number-columns-repeated="2"/>
          <table:table-cell table:number-columns-repeated="4"/>
          <table:table-cell table:style-name="ce160" office:value-type="string" calcext:value-type="string">
            <text:p>Dist ou Imaxe</text:p>
          </table:table-cell>
          <table:table-cell table:style-name="ce108" table:formula="of:=AVALOR([.G6])" office:value-type="float" office:value="0" calcext:value-type="float">
            <text:p>0</text:p>
          </table:table-cell>
          <table:table-cell table:style-name="Default"/>
          <table:table-cell/>
          <table:table-cell table:style-name="ce108" office:value-type="string" calcext:value-type="string">
            <text:p>Negativa!</text:p>
          </table:table-cell>
          <table:table-cell table:number-columns-repeated="22"/>
        </table:table-row>
        <table:table-row table:style-name="ro1">
          <table:covered-table-cell table:number-columns-repeated="3" table:style-name="ce315"/>
          <table:covered-table-cell table:style-name="ce320"/>
          <table:table-cell table:style-name="ce230"/>
          <table:table-cell table:style-name="ce296"/>
          <table:table-cell table:style-name="ce300" table:formula="of:=IF([.AH17];&quot;&quot;;IF([.$AB$1];[.AQ15];[.AQ17]))" office:value-type="string" office:string-value="Potencia" calcext:value-type="string">
            <text:p>Potencia</text:p>
          </table:table-cell>
          <table:table-cell table:style-name="ce208" table:formula="of:=IF([.$AH$17];&quot;&quot;;NUMFORMA(IF([.AB1];2*[.AD4];[.AD8]);[.$AA$6];[.$AA$7];[.$AA$8]))" office:value-type="string" office:string-value="5,00" calcext:value-type="string">
            <text:p>5,00</text:p>
          </table:table-cell>
          <table:table-cell table:style-name="ce230" table:formula="of:=IF([.AH17];&quot;&quot;;IF([.$AB$1];[.AB10];[.AQ19]))" office:value-type="string" office:string-value="dioptrías" calcext:value-type="string">
            <text:p>dioptrías</text:p>
          </table:table-cell>
          <table:table-cell table:style-name="ce230" table:number-columns-repeated="2"/>
          <table:table-cell table:style-name="ce217" table:number-columns-repeated="4"/>
          <table:table-cell table:style-name="Default" table:number-columns-repeated="3"/>
          <table:table-cell table:style-name="ce377" table:number-columns-repeated="8"/>
          <table:table-cell table:number-columns-repeated="2"/>
          <table:table-cell table:style-name="ce108" office:value-type="string" calcext:value-type="string">
            <text:p>f,A FALSO</text:p>
          </table:table-cell>
          <table:table-cell table:style-name="ce229" table:formula="of:=AND([.AF4];[.AG6])" office:value-type="boolean" office:boolean-value="false" calcext:value-type="boolean">
            <text:p>FALSO</text:p>
          </table:table-cell>
          <table:table-cell table:style-name="ce247" office:value-type="string" calcext:value-type="string">
            <text:p>s</text:p>
          </table:table-cell>
          <table:table-cell table:style-name="ce108" table:formula="of:=IF([.$AB$1];1;-1)*[.AD4]*([.AD7]-1)/[.AD7]" office:value-type="string" office:string-value="" calcext:value-type="error">
            <text:p>#¡DIV/0!</text:p>
          </table:table-cell>
          <table:table-cell table:style-name="ce247" office:value-type="string" calcext:value-type="string">
            <text:p>s'</text:p>
          </table:table-cell>
          <table:table-cell table:style-name="ce108" table:formula="of:=IF([.$AB$1];-1;1)*[.$AF$11]*[.AD7]" office:value-type="string" office:string-value="" calcext:value-type="error">
            <text:p>#¡DIV/0!</text:p>
          </table:table-cell>
          <table:table-cell table:number-columns-repeated="4"/>
          <table:table-cell table:style-name="ce108"/>
          <table:table-cell table:style-name="Default"/>
          <table:table-cell table:style-name="ce108"/>
          <table:table-cell/>
          <table:table-cell table:style-name="ce108" office:value-type="string" calcext:value-type="string">
            <text:p>Posición</text:p>
          </table:table-cell>
          <table:table-cell/>
          <table:table-cell table:style-name="ce108" office:value-type="string" calcext:value-type="string">
            <text:p>Re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IF([.AH16];&quot;&quot;;[.AQ16])">
            <text:p/>
          </table:table-cell>
          <table:table-cell table:style-name="ce208" table:formula="of:=IF(OR([.$AF$3];[.AH16]);&quot;&quot;;NUMFORMA([.AD4];[.$AA$6];[.$AA$7];[.$AA$8]))">
            <text:p/>
          </table:table-cell>
          <table:table-cell table:style-name="ce230" table:formula="of:=IF(OR([.$AF$3];[.AH16]);&quot;&quot;;[.AB10])">
            <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table-cell table:style-name="ce108" office:value-type="string" calcext:value-type="string">
            <text:p>f,s+s'</text:p>
          </table:table-cell>
          <table:table-cell table:style-name="ce229" table:formula="of:=AND([.AF4];[.AF7])" office:value-type="boolean" office:boolean-value="false" calcext:value-type="boolean">
            <text:p>FALSO</text:p>
          </table:table-cell>
          <table:table-cell table:style-name="ce247" office:value-type="string" calcext:value-type="string">
            <text:p>s</text:p>
          </table:table-cell>
          <table:table-cell table:style-name="ce108" table:formula="of:=(-[.AN8]+SQRT([.AN8]^2-4*[.AN8]*[.AD4]))/2" office:value-type="float" office:value="0" calcext:value-type="float">
            <text:p>0</text:p>
          </table:table-cell>
          <table:table-cell table:style-name="ce108" table:number-columns-repeated="2"/>
          <table:table-cell table:number-columns-repeated="8"/>
          <table:table-cell table:style-name="ce108" office:value-type="string" calcext:value-type="string">
            <text:p>Altura</text:p>
          </table:table-cell>
          <table:table-cell/>
          <table:table-cell table:style-name="ce108" office:value-type="string" calcext:value-type="string">
            <text:p>Virtual</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301" table:formula="of:=IF([.AD17];&quot;&quot;;[.AQ9])">
            <text:p/>
          </table:table-cell>
          <table:table-cell table:style-name="ce728"/>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VERDADEIRO</text:p>
          </table:table-cell>
          <table:table-cell table:style-name="ce229" table:formula="of:=AND([.AF5];[.AG6])" office:value-type="boolean" office:boolean-value="false" calcext:value-type="boolean">
            <text:p>FALSO</text:p>
          </table:table-cell>
          <table:table-cell table:style-name="ce247" office:value-type="string" calcext:value-type="string">
            <text:p>s'</text:p>
          </table:table-cell>
          <table:table-cell table:style-name="ce108" table:formula="of:=IF([.$AB$1];-1;1)*[.$AN$6]*IF([.$AG$3];[.$AO$7]/[.$AD$5];[.$AO$7])" office:value-type="float" office:value="-0" calcext:value-type="float">
            <text:p>0</text:p>
          </table:table-cell>
          <table:table-cell table:style-name="ce108" table:number-columns-repeated="2"/>
          <table:table-cell table:number-columns-repeated="8"/>
          <table:table-cell table:style-name="ce108" table:formula="of:=[.AM8]&amp;[.AN9]" office:value-type="string" office:string-value="Distancia obxecto-imaxe" calcext:value-type="string">
            <text:p>Distancia obxecto-imaxe</text:p>
          </table:table-cell>
          <table:table-cell/>
          <table:table-cell table:style-name="ce108" office:value-type="string" calcext:value-type="string">
            <text:p>Dereita</text:p>
          </table:table-cell>
          <table:table-cell table:number-columns-repeated="20"/>
        </table:table-row>
        <table:table-row table:style-name="ro1">
          <table:covered-table-cell table:number-columns-repeated="3" table:style-name="ce315"/>
          <table:covered-table-cell table:style-name="ce320"/>
          <table:table-cell table:style-name="ce230" table:number-columns-repeated="2"/>
          <table:table-cell table:style-name="ce728" table:formula="of:=[.G3]" office:value-type="string" office:string-value="Posición (cm)" calcext:value-type="string">
            <text:p>Posición (cm)</text:p>
          </table:table-cell>
          <table:table-cell table:style-name="ce728" table:formula="of:=[.H3]" office:value-type="string" office:string-value="Altura (cm)" calcext:value-type="string">
            <text:p>Altura (cm)</text:p>
          </table:table-cell>
          <table:table-cell table:style-name="ce230" table:number-columns-repeated="3"/>
          <table:table-cell table:style-name="ce313" table:number-columns-repeated="4"/>
          <table:table-cell table:style-name="ce377" table:number-columns-repeated="12"/>
          <table:table-cell/>
          <table:table-cell table:style-name="ce108" office:value-type="string" calcext:value-type="string">
            <text:p>s',A FALSO</text:p>
          </table:table-cell>
          <table:table-cell table:style-name="ce229" table:formula="of:=AND([.AF6];[.AG6])" office:value-type="boolean" office:boolean-value="false" calcext:value-type="boolean">
            <text:p>FALSO</text:p>
          </table:table-cell>
          <table:table-cell table:style-name="ce247" office:value-type="string" calcext:value-type="string">
            <text:p>s</text:p>
          </table:table-cell>
          <table:table-cell table:style-name="ce108" table:formula="of:=IF([.$AB$1];-1;1)*[.$AN$6]*[.$AD$5]/[.$AO$7]" office:value-type="string" office:string-value="" calcext:value-type="error">
            <text:p>#¡DIV/0!</text:p>
          </table:table-cell>
          <table:table-cell table:number-columns-repeated="10"/>
          <table:table-cell table:style-name="ce108" office:value-type="string" calcext:value-type="string">
            <text:p>Tamaño/Aumento <text:span text:style-name="T11">→</text:span></text:p>
          </table:table-cell>
          <table:table-cell/>
          <table:table-cell table:style-name="ce108" office:value-type="string" calcext:value-type="string">
            <text:p>Invertida</text:p>
          </table:table-cell>
          <table:table-cell table:number-columns-repeated="20"/>
        </table:table-row>
        <table:table-row table:style-name="ro1">
          <table:covered-table-cell table:number-columns-repeated="3" table:style-name="ce315"/>
          <table:covered-table-cell table:style-name="ce320"/>
          <table:table-cell table:style-name="ce230"/>
          <table:table-cell table:style-name="ce297" table:formula="of:=[.AM6]" office:value-type="string" office:string-value="Obxecto" calcext:value-type="string">
            <text:p>Obxecto</text:p>
          </table:table-cell>
          <table:table-cell table:style-name="ce728" table:formula="of:=NUMFORMA([.AD2];[.$AA$6];[.$AA$7];[.$AA$8])" office:value-type="string" office:string-value="-20,0" calcext:value-type="string">
            <text:p>-20,0</text:p>
          </table:table-cell>
          <table:table-cell table:style-name="ce728" table:formula="of:=IF(ISBLANK([.$H$5]);&quot;&quot;;NUMFORMA([.AO6];[.$AA$6];[.$AA$7];[.$AA$8]))">
            <text:p/>
          </table:table-cell>
          <table:table-cell table:style-name="ce311" office:value-type="string" calcext:value-type="string">
            <text:p>Aumento</text:p>
          </table:table-cell>
          <table:table-cell table:style-name="ce230" table:number-columns-repeated="2"/>
          <table:table-cell table:style-name="ce313" table:number-columns-repeated="4"/>
          <table:table-cell table:style-name="ce435" table:number-columns-repeated="3"/>
          <table:table-cell table:style-name="ce377" table:number-columns-repeated="9"/>
          <table:table-cell table:style-name="ce108"/>
          <table:table-cell table:style-name="ce108" office:value-type="string" calcext:value-type="string">
            <text:p>L s+s',A FALSO</text:p>
          </table:table-cell>
          <table:table-cell table:style-name="ce229" table:formula="of:=AND([.AF7];[.AG6])" office:value-type="boolean" office:boolean-value="false" calcext:value-type="boolean">
            <text:p>FALSO</text:p>
          </table:table-cell>
          <table:table-cell table:style-name="ce247" office:value-type="string" calcext:value-type="string">
            <text:p>s</text:p>
          </table:table-cell>
          <table:table-cell table:style-name="ce108" table:formula="of:=-[.$AN$8]/(1+ABS([.$AO$7])/[.$AD$5])" office:value-type="float" office:value="-0" calcext:value-type="float">
            <text:p>0</text:p>
          </table:table-cell>
          <table:table-cell table:style-name="ce108" table:number-columns-repeated="3"/>
          <table:table-cell table:style-name="ce249" office:value-type="string" calcext:value-type="string">
            <text:p>∆y</text:p>
          </table:table-cell>
          <table:table-cell table:style-name="ce108" table:formula="of:=MAX([.AD21];[.AE31];[.AF34])-MIN([.AD21];[.AE26];[.AF34])" office:value-type="float" office:value="2.4" calcext:value-type="float">
            <text:p>2,4</text:p>
          </table:table-cell>
          <table:table-cell table:number-columns-repeated="5"/>
          <table:table-cell table:style-name="ce108" office:value-type="string" calcext:value-type="string">
            <text:p>Posición do centro</text:p>
          </table:table-cell>
          <table:table-cell/>
          <table:table-cell table:style-name="ce108" office:value-type="string" calcext:value-type="string">
            <text:p>Maior</text:p>
          </table:table-cell>
          <table:table-cell table:number-columns-repeated="20"/>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16" office:value-type="string" calcext:value-type="string" table:number-columns-spanned="2" table:number-rows-spanned="1">
            <text:p>OUTROS CÁLCULOS</text:p>
          </table:table-cell>
          <table:covered-table-cell table:style-name="Default"/>
          <table:table-cell/>
          <table:table-cell table:style-name="ce230"/>
          <table:table-cell table:style-name="ce298" table:formula="of:=[.$AM$7]" office:value-type="string" office:string-value="Imaxe" calcext:value-type="string">
            <text:p>Imaxe</text:p>
          </table:table-cell>
          <table:table-cell table:style-name="ce311" table:formula="of:=IF([.AH18];[.AQ18];NUMFORMA([.AD3];[.$AA$6];[.$AA$7];[.$AA$8]))" office:value-type="string" office:string-value="Non se forma" calcext:value-type="string">
            <text:p>Non se forma</text:p>
          </table:table-cell>
          <table:table-cell table:style-name="ce208" table:formula="of:=IF(OR([.AH18];ISBLANK([.$H$5]));&quot;&quot;;NUMFORMA([.AO6]*[.AF17];[.$AA$6];[.$AA$7];[.$AA$8]))">
            <text:p/>
          </table:table-cell>
          <table:table-cell table:style-name="ce312" table:formula="of:=IF(OR([.AH18];[.$AF$3]);&quot;&quot;;NUMFORMA([.$AF$17];MIN([.$AA$6];4)))">
            <text:p/>
          </table:table-cell>
          <table:table-cell table:style-name="ce230" table:number-columns-repeated="2"/>
          <table:table-cell table:style-name="ce314"/>
          <table:table-cell table:style-name="ce313" table:number-columns-repeated="2"/>
          <table:table-cell table:style-name="ce317"/>
          <table:table-cell table:style-name="ce435" table:number-columns-repeated="3"/>
          <table:table-cell table:style-name="ce377" table:number-columns-repeated="9"/>
          <table:table-cell table:style-name="ce108"/>
          <table:table-cell table:style-name="ce108" office:value-type="string" calcext:value-type="string">
            <text:p>s, s'</text:p>
          </table:table-cell>
          <table:table-cell table:style-name="ce402" table:formula="of:=AND([.AF5];[.AF6])" office:value-type="boolean" office:boolean-value="false" calcext:value-type="boolean">
            <text:p>FALSO</text:p>
          </table:table-cell>
          <table:table-cell table:style-name="ce108" table:number-columns-repeated="2"/>
          <table:table-cell table:style-name="ce108" office:value-type="string" calcext:value-type="string">
            <text:p>Ocultar distancia focal</text:p>
          </table:table-cell>
          <table:table-cell table:style-name="ce229" table:formula="of:=AND([.AF4];NOT([.AI3]))" office:value-type="boolean" office:boolean-value="true" calcext:value-type="boolean">
            <text:p>VERDADERO</text:p>
          </table:table-cell>
          <table:table-cell table:style-name="ce108"/>
          <table:table-cell table:style-name="ce249" office:value-type="string" calcext:value-type="string">
            <text:p>∆x</text:p>
          </table:table-cell>
          <table:table-cell table:style-name="ce108" table:formula="of:=MAX([.AC20];[.AC26];IF(ISERROR([.AD3]);0;[.AC33]))-MIN([.AC20];[.AC26];IF(ISERROR([.AD3]);0;[.AC33]))" office:value-type="float" office:value="20" calcext:value-type="float">
            <text:p>20</text:p>
          </table:table-cell>
          <table:table-cell table:number-columns-repeated="5"/>
          <table:table-cell table:style-name="ce108" office:value-type="string" calcext:value-type="string">
            <text:p>Posición do foco</text:p>
          </table:table-cell>
          <table:table-cell/>
          <table:table-cell table:style-name="ce108" office:value-type="string" calcext:value-type="string">
            <text:p>Igual</text:p>
          </table:table-cell>
          <table:table-cell table:number-columns-repeated="20"/>
        </table:table-row>
        <table:table-row table:style-name="ro1">
          <table:table-cell table:style-name="ce162" table:formula="of:=CHOOSE([.AA4];&quot;&quot;;[$Axuda.A138];[$Axuda.A162];[.A81];[$Axuda.A152]&amp;CHAR(10)&amp;[.A101];[$Axuda.$A$156];[.$A$111])" office:value-type="string" office:string-value="Escribir as ecuacións de cálculo nas celas de cor branca con bordo azul.&#10;Se o contido dunha cela está en formato científico (6,02·10²³), usar a función AVALOR para calcular o seu valor numérico. (6,02·10²³ parece un número pero a folla de cálculo veo como un texto)&#10;Pódese escribir unha etiqueta para a magnitude nas celas á dereita de «Etiqueta»" calcext:value-type="string" table:number-columns-spanned="4" table:number-rows-spanned="26">
            <text:p>Escribir as ecuacións de cálculo nas celas de cor branca con bordo azul.</text:p>
            <text:p>Se o contido dunha cela está en formato científico (6,02·10²³), usar a función AVALOR para calcular o seu valor numérico. (6,02·10²³ parece un número pero a folla de cálculo veo como un texto)</text:p>
            <text:p>Pódese escribir unha etiqueta para a magnitude nas celas á dereita de «Etiqueta»</text:p>
          </table:table-cell>
          <table:covered-table-cell table:number-columns-repeated="2" table:style-name="Default"/>
          <table:covered-table-cell/>
          <table:table-cell table:style-name="ce230"/>
          <table:table-cell table:style-name="ce298" table:formula="of:=[.$AM$7]" office:value-type="string" office:string-value="Imaxe" calcext:value-type="string">
            <text:p>Imaxe</text:p>
          </table:table-cell>
          <table:table-cell table:style-name="ce728" table:formula="of:=IF([.AH18];&quot;&quot;;IF(OR(AND(NOT([.AB1]);[.AD3]&gt;0);AND([.AB1];[.AD3]&lt;0));[.AS11];[.AS12]))">
            <text:p/>
          </table:table-cell>
          <table:table-cell table:style-name="ce308" table:formula="of:=IF(LEN([.I16]);IF(AVALOR([.I16])&gt;0;[.AS13];[.AS14]);&quot;&quot;)">
            <text:p/>
          </table:table-cell>
          <table:table-cell table:style-name="ce208" table:formula="of:=IF(LEN([.I16]);IF(ABS(AVALOR([.I16]))&gt;1;[.AS15];IF(ABS(AVALOR([.I16]))&lt;1;[.AS17];[.AS16]));&quot;&quot;)">
            <text:p/>
          </table:table-cell>
          <table:table-cell table:style-name="ce230" table:number-columns-repeated="2"/>
          <table:table-cell table:style-name="ce377" table:number-columns-repeated="3"/>
          <table:table-cell table:style-name="ce318" table:formula="of:=[.AB10]" office:value-type="string" office:string-value="cm" calcext:value-type="string">
            <text:p>cm</text:p>
          </table:table-cell>
          <table:table-cell table:style-name="ce435" table:number-columns-repeated="3"/>
          <table:table-cell table:style-name="ce377" table:number-columns-repeated="9"/>
          <table:table-cell table:style-name="ce108" table:number-columns-repeated="2"/>
          <table:table-cell table:style-name="ce108" table:formula="of:=SUM([.AD9:.AD16])" office:value-type="float" office:value="1" calcext:value-type="float">
            <text:p>1</text:p>
          </table:table-cell>
          <table:table-cell table:style-name="ce247" office:value-type="string" calcext:value-type="string">
            <text:p>A</text:p>
          </table:table-cell>
          <table:table-cell table:style-name="ce228" table:formula="of:=IF([.$AB$1];-1;1)*[.AD3]/[.AD2]" office:value-type="string" office:string-value="" calcext:value-type="error">
            <text:p>#¡DIV/0!</text:p>
          </table:table-cell>
          <table:table-cell table:style-name="ce108" office:value-type="string" calcext:value-type="string">
            <text:p>Ocultar raio</text:p>
          </table:table-cell>
          <table:table-cell table:style-name="ce229" table:formula="of:=OR([.$AF$3];AND([.AB1];[.AI3]))" office:value-type="boolean" office:boolean-value="false" calcext:value-type="boolean">
            <text:p>FALSO</text:p>
          </table:table-cell>
          <table:table-cell table:style-name="ce108"/>
          <table:table-cell table:style-name="ce108" office:value-type="string" calcext:value-type="string">
            <text:p>Factor Y lente</text:p>
          </table:table-cell>
          <table:table-cell table:style-name="ce108" office:value-type="float" office:value="1.2" calcext:value-type="float">
            <text:p>1,2</text:p>
          </table:table-cell>
          <table:table-cell table:number-columns-repeated="5"/>
          <table:table-cell table:style-name="ce108" office:value-type="string" calcext:value-type="string">
            <text:p>Potencia</text:p>
          </table:table-cell>
          <table:table-cell/>
          <table:table-cell table:style-name="ce108" office:value-type="string" calcext:value-type="string">
            <text:p>Menor</text:p>
          </table:table-cell>
          <table:table-cell table:number-columns-repeated="20"/>
        </table:table-row>
        <table:table-row table:style-name="ro1">
          <table:covered-table-cell table:number-columns-repeated="3" table:style-name="Default"/>
          <table:covered-table-cell/>
          <table:table-cell table:style-name="ce230"/>
          <table:table-cell table:style-name="ce728"/>
          <table:table-cell table:style-name="ce302"/>
          <table:table-cell table:style-name="ce728"/>
          <table:table-cell table:style-name="ce230" table:number-columns-repeated="3"/>
          <table:table-cell table:style-name="ce377" table:number-columns-repeated="3"/>
          <table:table-cell table:style-name="ce318"/>
          <table:table-cell table:style-name="ce435" table:number-columns-repeated="3"/>
          <table:table-cell table:style-name="ce377" table:number-columns-repeated="9"/>
          <table:table-cell table:style-name="ce108" table:number-columns-repeated="5"/>
          <table:table-cell table:style-name="ce108" office:value-type="string" calcext:value-type="string">
            <text:p>Non hai imaxe</text:p>
          </table:table-cell>
          <table:table-cell table:style-name="ce229" table:formula="of:=ISERR([.AD3])" office:value-type="boolean" office:boolean-value="true" calcext:value-type="boolean">
            <text:p>VERDADERO</text:p>
          </table:table-cell>
          <table:table-cell table:style-name="ce108"/>
          <table:table-cell table:style-name="ce249" office:value-type="string" calcext:value-type="string">
            <text:p>∆x flecha</text:p>
          </table:table-cell>
          <table:table-cell table:style-name="ce108" table:formula="of:=[.AK16]*[.AK20]/2" office:value-type="float" office:value="0.5" calcext:value-type="float">
            <text:p>0,5</text:p>
          </table:table-cell>
          <table:table-cell table:number-columns-repeated="5"/>
          <table:table-cell table:style-name="ce108" office:value-type="string" calcext:value-type="string">
            <text:p>Non se forma</text:p>
          </table:table-cell>
          <table:table-cell table:number-columns-repeated="22"/>
        </table:table-row>
        <table:table-row table:style-name="ro1">
          <table:covered-table-cell table:number-columns-repeated="3" table:style-name="Default"/>
          <table:covered-table-cell/>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ce377" table:number-columns-repeated="4"/>
          <table:table-cell table:style-name="ce435" table:number-columns-repeated="3"/>
          <table:table-cell table:style-name="ce377" table:number-columns-repeated="9"/>
          <table:table-cell table:style-name="ce108"/>
          <table:table-cell table:style-name="ce108" office:value-type="string" calcext:value-type="string">
            <text:p>Representación</text:p>
          </table:table-cell>
          <table:table-cell table:style-name="ce108" table:number-columns-repeated="3"/>
          <table:table-cell table:style-name="ce108" table:formula="of:=[.AQ6]" office:value-type="string" office:string-value="Raio ou focal?" calcext:value-type="string">
            <text:p>Raio ou focal?</text:p>
          </table:table-cell>
          <table:table-cell table:style-name="ce229" table:formula="of:=AND([.AB1];[.AI4])" office:value-type="boolean" office:boolean-value="false" calcext:value-type="boolean">
            <text:p>FALSO</text:p>
          </table:table-cell>
          <table:table-cell table:style-name="ce108"/>
          <table:table-cell table:style-name="ce249" office:value-type="string" calcext:value-type="string">
            <text:p>∆y flecha</text:p>
          </table:table-cell>
          <table:table-cell table:style-name="ce108" table:formula="of:=[.AK15]*[.AK20]" office:value-type="float" office:value="0.12" calcext:value-type="float">
            <text:p>0,12</text:p>
          </table:table-cell>
          <table:table-cell table:number-columns-repeated="5"/>
          <table:table-cell table:style-name="ce108" office:value-type="string" calcext:value-type="string">
            <text:p>dioptrías</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Etiqueta: </text:p>
          </table:table-cell>
          <table:table-cell table:style-name="ce25"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office:value-type="string" calcext:value-type="string">
            <text:p>O</text:p>
          </table:table-cell>
          <table:table-cell table:style-name="ce108" table:formula="of:=[.AD2]" office:value-type="float" office:value="-20" calcext:value-type="float">
            <text:p>-20</text:p>
          </table:table-cell>
          <table:table-cell table:style-name="ce108" office:value-type="float" office:value="0" calcext:value-type="float">
            <text:p>0</text:p>
          </table:table-cell>
          <table:table-cell table:style-name="ce108" table:number-columns-repeated="5"/>
          <table:table-cell table:style-name="ce108" office:value-type="string" calcext:value-type="string">
            <text:p>Factor flecha</text:p>
          </table:table-cell>
          <table:table-cell table:style-name="ce108" office:value-type="float" office:value="0.05" calcext:value-type="float">
            <text:p>0,05</text:p>
          </table:table-cell>
          <table:table-cell table:number-columns-repeated="5"/>
          <table:table-cell table:style-name="ce249" office:value-type="string" calcext:value-type="string">
            <text:p>← Borrar</text:p>
          </table:table-cell>
          <table:table-cell table:number-columns-repeated="22"/>
        </table:table-row>
        <table:table-row table:style-name="ro1">
          <table:covered-table-cell table:number-columns-repeated="3" table:style-name="Default"/>
          <table:covered-table-cell/>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ce377" table:number-columns-repeated="4"/>
          <table:table-cell table:style-name="ce435" table:number-columns-repeated="3"/>
          <table:table-cell table:style-name="ce377" table:number-columns-repeated="9"/>
          <table:table-cell table:style-name="ce108"/>
          <table:table-cell table:style-name="ce108" table:formula="of:=[.AC20]" office:value-type="float" office:value="-20" calcext:value-type="float">
            <text:p>-20</text:p>
          </table:table-cell>
          <table:table-cell table:style-name="ce108" table:formula="of:=[.AD5]" office:value-type="float" office:value="1" calcext:value-type="float">
            <text:p>1</text:p>
          </table:table-cell>
          <table:table-cell table:style-name="ce108" table:number-columns-repeated="2"/>
          <table:table-cell table:style-name="Default"/>
          <table:table-cell table:style-name="ce108" table:number-columns-repeated="4"/>
          <table:table-cell table:number-columns-repeated="28"/>
        </table:table-row>
        <table:table-row table:style-name="ro1">
          <table:covered-table-cell table:number-columns-repeated="3" table:style-name="Default"/>
          <table:covered-table-cell/>
          <table:table-cell table:style-name="ce230"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AK18]" office:value-type="float" office:value="-20.5" calcext:value-type="float">
            <text:p>-20,5</text:p>
          </table:table-cell>
          <table:table-cell table:style-name="ce160" table:formula="of:=[.AD21]-[.AK19]*SIGN([.AD21])"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7"/>
          <table:table-cell table:style-name="ce377" table:number-columns-repeated="4"/>
          <table:table-cell table:style-name="ce435" table:number-columns-repeated="3"/>
          <table:table-cell table:style-name="ce377" table:number-columns-repeated="9"/>
          <table:table-cell table:style-name="ce108"/>
          <table:table-cell table:style-name="ce160" table:formula="of:=[.AC21]" office:value-type="float" office:value="-20" calcext:value-type="float">
            <text:p>-20</text:p>
          </table:table-cell>
          <table:table-cell table:style-name="ce160" table:formula="of:=[.AD21]" office:value-type="float" office:value="1" calcext:value-type="float">
            <text:p>1</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style-name="Default" table:number-columns-repeated="2"/>
          <table:table-cell office:value-type="string" calcext:value-type="string">
            <text:p>Actualizado</text:p>
          </table:table-cell>
          <table:table-cell table:style-name="ce115" office:value-type="date" office:date-value="2024-12-20" calcext:value-type="date">
            <text:p>20/12/24</text:p>
          </table:table-cell>
          <table:table-cell table:style-name="Default" table:number-columns-repeated="3"/>
          <table:table-cell table:style-name="ce377" table:number-columns-repeated="16"/>
          <table:table-cell table:style-name="ce108"/>
          <table:table-cell table:style-name="ce160" table:formula="of:=[.AC21]+[.AK18]" office:value-type="float" office:value="-19.5" calcext:value-type="float">
            <text:p>-19,5</text:p>
          </table:table-cell>
          <table:table-cell table:style-name="ce160" table:formula="of:=[.AD22]" office:value-type="float" office:value="0.88" calcext:value-type="float">
            <text:p>0,88</text:p>
          </table:table-cell>
          <table:table-cell table:style-name="ce160" table:number-columns-repeated="4"/>
          <table:table-cell table:style-name="ce108" table:number-columns-repeated="3"/>
          <table:table-cell table:number-columns-repeated="28"/>
        </table:table-row>
        <table:table-row table:style-name="ro1">
          <table:covered-table-cell table:number-columns-repeated="3" table:style-name="Default"/>
          <table:covered-table-cell/>
          <table:table-cell table:number-columns-repeated="7"/>
          <table:table-cell table:style-name="ce435"/>
          <table:table-cell table:style-name="ce377" table:number-columns-repeated="15"/>
          <table:table-cell/>
          <table:table-cell table:style-name="ce108" table:formula="of:=IF(AND([.AB1];[.AD4]&gt;0);0;-[.$AK$18])" office:value-type="float" office:value="-0.5" calcext:value-type="float">
            <text:p>-0,5</text:p>
          </table:table-cell>
          <table:table-cell table:style-name="ce108"/>
          <table:table-cell table:style-name="ce228" table:formula="of:=[.AE26]+IF(AND([.AB1];[.AD4]&gt;0);0;IF([.AD4]&lt;0;-1;1)*[.AK19])"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table-cell table:style-name="Default" table:number-columns-repeated="2"/>
          <table:table-cell table:number-columns-repeated="4"/>
          <table:table-cell table:style-name="ce377" table:number-columns-repeated="16"/>
          <table:table-cell/>
          <table:table-cell table:style-name="ce108" office:value-type="float" office:value="0" calcext:value-type="float">
            <text:p>0</text:p>
          </table:table-cell>
          <table:table-cell table:style-name="ce108"/>
          <table:table-cell table:style-name="ce108" table:formula="of:=-[.$AK$17]*ABS([.AD5])"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17"/>
          <table:table-cell table:style-name="ce108" table:formula="of:=IF(AND([.AB1];[.AD4]&lt;0);0;[.AK18])" office:value-type="float" office:value="0.5" calcext:value-type="float">
            <text:p>0,5</text:p>
          </table:table-cell>
          <table:table-cell table:style-name="ce108"/>
          <table:table-cell table:style-name="ce108" table:formula="of:=[.AE26]+IF(AND([.AB1];[.AD4]&lt;0);0;IF(AND(NOT([.AB1]);[.AD4]&gt;0);1;-1)*[.AK19])" office:value-type="float" office:value="-1.08" calcext:value-type="float">
            <text:p>-1,08</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style-name="Default" table:number-columns-repeated="7"/>
          <table:table-cell table:number-columns-repeated="4"/>
          <table:table-cell table:style-name="Default" table:number-columns-repeated="3"/>
          <table:table-cell table:number-columns-repeated="10"/>
          <table:table-cell table:style-name="ce108" table:formula="of:=[.AC26]" office:value-type="float" office:value="0" calcext:value-type="float">
            <text:p>0</text:p>
          </table:table-cell>
          <table:table-cell table:style-name="ce108"/>
          <table:table-cell table:style-name="ce108" table:formula="of:=[.AE26]" office:value-type="float" office:value="-1.2" calcext:value-type="float">
            <text:p>-1,2</text:p>
          </table:table-cell>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office:value-type="float" office:value="0" calcext:value-type="float">
            <text:p>0</text:p>
          </table:table-cell>
          <table:table-cell table:style-name="ce108"/>
          <table:table-cell table:style-name="ce108" table:formula="of:=-[.AE28]"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7"/>
          <table:table-cell table:style-name="Default"/>
          <table:table-cell table:number-columns-repeated="3"/>
          <table:table-cell table:style-name="Default" table:number-columns-repeated="3"/>
          <table:table-cell table:number-columns-repeated="10"/>
          <table:table-cell table:style-name="ce228" table:formula="of:=[.AC25]" office:value-type="float" office:value="-0.5" calcext:value-type="float">
            <text:p>-0,5</text:p>
          </table:table-cell>
          <table:table-cell table:style-name="ce108"/>
          <table:table-cell table:style-name="ce108" table:formula="of:=-[.AE25]"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9]" office:value-type="float" office:value="0" calcext:value-type="float">
            <text:p>0</text:p>
          </table:table-cell>
          <table:table-cell table:style-name="ce108"/>
          <table:table-cell table:style-name="ce108" table:formula="of:=[.AE29]" office:value-type="float" office:value="1.2" calcext:value-type="float">
            <text:p>1,2</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10"/>
          <table:table-cell table:style-name="ce108" table:formula="of:=[.AC27]" office:value-type="float" office:value="0.5" calcext:value-type="float">
            <text:p>0,5</text:p>
          </table:table-cell>
          <table:table-cell table:style-name="ce108"/>
          <table:table-cell table:style-name="ce108" table:formula="of:=-[.AE27]" office:value-type="float" office:value="1.08" calcext:value-type="float">
            <text:p>1,08</text:p>
          </table:table-cell>
          <table:table-cell table:style-name="ce108" table:number-columns-repeated="3"/>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office:value-type="string" calcext:value-type="string">
            <text:p>I</text:p>
          </table:table-cell>
          <table:table-cell table:style-name="ce108" table:formula="of:=[.AD3]" office:value-type="string" office:string-value="" calcext:value-type="error">
            <text:p>#¡DIV/0!</text:p>
          </table:table-cell>
          <table:table-cell table:style-name="ce108" table:number-columns-repeated="2"/>
          <table:table-cell table:style-name="ce108"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4"/>
          <table:table-cell table:style-name="Default"/>
          <table:table-cell table:number-columns-repeated="6"/>
          <table:table-cell table:style-name="Default" table:number-columns-repeated="3"/>
          <table:table-cell table:number-columns-repeated="9"/>
          <table:table-cell table:style-name="ce108"/>
          <table:table-cell table:style-name="ce108" table:formula="of:=[.AC33]" office:value-type="string" office:string-value="" calcext:value-type="error">
            <text:p>#¡DIV/0!</text:p>
          </table:table-cell>
          <table:table-cell table:style-name="ce108" table:number-columns-repeated="2"/>
          <table:table-cell table:style-name="ce108" table:formula="of:=AVALOR([.I16])*[.AD5]" office:value-type="float" office:value="0" calcext:value-type="float">
            <text:p>0</text:p>
          </table:table-cell>
          <table:table-cell table:style-name="ce108"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AK18]" office:value-type="string" office:string-value="" calcext:value-type="error">
            <text:p>#¡DIV/0!</text:p>
          </table:table-cell>
          <table:table-cell table:style-name="ce160" table:number-columns-repeated="2"/>
          <table:table-cell table:style-name="ce160" table:formula="of:=[.AF34]+IF([.AF34]&lt;0;1;-1)*[.AK19]"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4]" office:value-type="string" office:string-value="" calcext:value-type="error">
            <text:p>#¡DIV/0!</text:p>
          </table:table-cell>
          <table:table-cell table:style-name="ce160" table:number-columns-repeated="2"/>
          <table:table-cell table:style-name="ce160" table:formula="of:=[.AF34]" office:value-type="float" office:value="0" calcext:value-type="float">
            <text:p>0</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11"/>
          <table:table-cell table:style-name="Default" table:number-columns-repeated="3"/>
          <table:table-cell table:number-columns-repeated="9"/>
          <table:table-cell table:style-name="ce108"/>
          <table:table-cell table:style-name="ce160" table:formula="of:=[.AC36]+[.AK18]" office:value-type="string" office:string-value="" calcext:value-type="error">
            <text:p>#¡DIV/0!</text:p>
          </table:table-cell>
          <table:table-cell table:style-name="ce160" table:number-columns-repeated="2"/>
          <table:table-cell table:style-name="ce160" table:formula="of:=[.AF35]" office:value-type="float" office:value="-0.12" calcext:value-type="float">
            <text:p>-0,12</text:p>
          </table:table-cell>
          <table:table-cell table:style-name="Default" table:number-columns-repeated="2"/>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office:value-type="float" office:value="0" calcext:value-type="float">
            <text:p>0</text:p>
          </table:table-cell>
          <table:table-cell table:style-name="ce108" table:number-columns-repeated="3"/>
          <table:table-cell table:style-name="ce108" table:formula="of:=[.AD5]" office:value-type="float" office:value="1" calcext:value-type="float">
            <text:p>1</text:p>
          </table:table-cell>
          <table:table-cell table:style-name="ce108"/>
          <table:table-cell table:number-columns-repeated="31"/>
        </table:table-row>
        <table:table-row table:style-name="ro1">
          <table:covered-table-cell table:style-name="Default"/>
          <table:covered-table-cell table:number-columns-repeated="2"/>
          <table:covered-table-cell table:style-name="ce63"/>
          <table:table-cell table:number-columns-repeated="24"/>
          <table:table-cell table:style-name="ce108" table:formula="of:=IF([.AD4]&gt;0;[.AD4];[.AD3])" office:value-type="float" office:value="20" calcext:value-type="float">
            <text:p>20</text:p>
          </table:table-cell>
          <table:table-cell table:style-name="ce108" table:number-columns-repeated="3"/>
          <table:table-cell table:style-name="ce108" table:formula="of:=IF([.AD4]&gt;0;0;AVALOR([.I16])*[.AD5])"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IF([.AD4]&lt;0;[.AD4];IF([.$AB$1];[.AC40];[.AC33]))" office:value-type="string" office:string-value="" calcext:value-type="error">
            <text:p>#¡DIV/0!</text:p>
          </table:table-cell>
          <table:table-cell table:style-name="ce108" table:number-columns-repeated="3"/>
          <table:table-cell table:style-name="ce108" table:formula="of:=IF([.AD4]&lt;0;0;IF([.$AB$1];[.AG40];[.AF34]))" office:value-type="float" office:value="0" calcext:value-type="float">
            <text:p>0</text:p>
          </table:table-cell>
          <table:table-cell table:style-name="ce108"/>
          <table:table-cell table:number-columns-repeated="31"/>
        </table:table-row>
        <table:table-row table:style-name="ro1">
          <table:covered-table-cell table:number-columns-repeated="3" table:style-name="Default"/>
          <table:covered-table-cell/>
          <table:table-cell table:number-columns-repeated="24"/>
          <table:table-cell table:style-name="ce108" table:formula="of:=[.AD2]" office:value-type="float" office:value="-20" calcext:value-type="float">
            <text:p>-20</text:p>
          </table:table-cell>
          <table:table-cell table:style-name="ce108" table:number-columns-repeated="4"/>
          <table:table-cell table:style-name="ce108" table:formula="of:=[.AD5]" office:value-type="float" office:value="1" calcext:value-type="float">
            <text:p>1</text:p>
          </table:table-cell>
          <table:table-cell table:number-columns-repeated="31"/>
        </table:table-row>
        <table:table-row table:style-name="ro1">
          <table:table-cell table:style-name="Default"/>
          <table:table-cell table:number-columns-repeated="27"/>
          <table:table-cell table:style-name="ce108" office:value-type="float" office:value="0" calcext:value-type="float">
            <text:p>0</text:p>
          </table:table-cell>
          <table:table-cell table:style-name="ce108" table:number-columns-repeated="4"/>
          <table:table-cell table:style-name="ce108" office:value-type="float" office:value="0" calcext:value-type="float">
            <text:p>0</text:p>
          </table:table-cell>
          <table:table-cell table:number-columns-repeated="31"/>
        </table:table-row>
        <table:table-row table:style-name="ro1">
          <table:table-cell table:number-columns-repeated="28"/>
          <table:table-cell table:style-name="ce108" table:formula="of:=IF([.$AB$1];[.AC42];0)" office:value-type="float" office:value="0" calcext:value-type="float">
            <text:p>0</text:p>
          </table:table-cell>
          <table:table-cell table:style-name="ce108" table:number-columns-repeated="4"/>
          <table:table-cell table:style-name="ce108" table:formula="of:=IF([.$AB$1];-[.AH42];0)" office:value-type="float" office:value="0" calcext:value-type="float">
            <text:p>0</text:p>
          </table:table-cell>
          <table:table-cell table:number-columns-repeated="31"/>
        </table:table-row>
        <table:table-row table:style-name="ro1">
          <table:table-cell table:style-name="Default" table:number-columns-repeated="3"/>
          <table:table-cell table:number-columns-repeated="25"/>
          <table:table-cell table:style-name="ce108" table:formula="of:=[.AD3]" office:value-type="string" office:string-value="" calcext:value-type="error">
            <text:p>#¡DIV/0!</text:p>
          </table:table-cell>
          <table:table-cell table:style-name="ce108" table:number-columns-repeated="4"/>
          <table:table-cell table:style-name="ce108" table:formula="of:=[.AF34]" office:value-type="float" office:value="0" calcext:value-type="float">
            <text:p>0</text:p>
          </table:table-cell>
          <table:table-cell table:number-columns-repeated="31"/>
        </table:table-row>
        <table:table-row table:style-name="ro1" table:number-rows-repeated="19">
          <table:table-cell table:style-name="Default" table:number-columns-repeated="3"/>
          <table:table-cell table:number-columns-repeated="62"/>
        </table:table-row>
        <table:table-row table:style-name="ro1">
          <table:table-cell table:number-columns-repeated="65"/>
        </table:table-row>
        <table:table-row table:style-name="ro1">
          <table:table-cell table:style-name="Default"/>
          <table:table-cell table:number-columns-repeated="64"/>
        </table:table-row>
        <table:table-row table:style-name="ro1" table:number-rows-repeated="14">
          <table:table-cell table:number-columns-repeated="65"/>
        </table:table-row>
        <table:table-row table:style-name="ro1">
          <table:table-cell table:style-name="ce291" office:value-type="string" calcext:value-type="string" table:number-columns-spanned="10" table:number-rows-spanned="14">
            <text:p>Na primeira cela da esquerda, elixa entre Lente e Espello (por defecto Lente).</text:p>
            <text:p>Á dereita de «Unidades» elixa a unidade de lonxitude (por defecto cm).</text:p>
            <text:p>Se é un espello, elixa debaixo entre Foco e Centro.</text:p>
            <text:p>Das seguintes celas pode deixar varias en branco, pero polo menos ten que haber un dato en cada columna.</text:p>
            <text:p>Á dereita de «Foco» ou «Centro (Raio)» escriba o valor da posición do «Foco» ou «Centro» nas unidades elixidas. Poña o signo «-» se se atopa á esquerda (lente diverxente ou espello convexo)</text:p>
            <text:p>Á dereita de «Obxecto» escriba a posición do obxecto, sempre con signo «-», nas unidades elixidas.</text:p>
            <text:p>Debaixo de «Altura» escriba o valor da altura do obxecto nas unidades elixidas.</text:p>
            <text:p>Á dereita de «Imaxe» escriba a posición da imaxe nas unidades elixidas. Poña o signo «-» se está á esquerda.</text:p>
            <text:p>Á súa dereita pode escribir o valor da altura da imaxe o do aumento (co signo «-» se a imaxe está invertida). No primeiro caso debe borrar ↑ Aumento na cela de cor laranxa debaixo dela.</text:p>
            <text:p>Á dereita de «Distancia obxecto imaxe» pode escribir a distancia da imaxe ao obxecto, sempre con signo «+», nas unidades elixidas.</text:p>
          </table:table-cell>
          <table:covered-table-cell table:number-columns-repeated="9"/>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covered-table-cell table:number-columns-repeated="10"/>
          <table:table-cell table:number-columns-repeated="55"/>
        </table:table-row>
        <table:table-row table:style-name="ro1" table:number-rows-repeated="3">
          <table:table-cell table:number-columns-repeated="65"/>
        </table:table-row>
        <table:table-row table:style-name="ro1">
          <table:table-cell table:number-columns-repeated="6"/>
          <table:table-cell table:style-name="ce304"/>
          <table:table-cell table:number-columns-repeated="58"/>
        </table:table-row>
        <table:table-row table:style-name="ro1">
          <table:table-cell table:number-columns-repeated="6"/>
          <table:table-cell table:style-name="ce533" table:content-validation-name="val21"/>
          <table:table-cell table:style-name="ce533"/>
          <table:table-cell table:number-columns-repeated="57"/>
        </table:table-row>
        <table:table-row table:style-name="ro1" table:number-rows-repeated="1048476">
          <table:table-cell table:number-columns-repeated="65"/>
        </table:table-row>
        <table:table-row table:style-name="ro1">
          <table:table-cell table:number-columns-repeated="65"/>
        </table:table-row>
      </table:table>
      <table:table table:name="D_Óptica" table:style-name="ta1">
        <table:table-column table:style-name="co11" table:number-columns-repeated="3" table:default-cell-style-name="ce63"/>
        <table:table-column table:style-name="co11" table:default-cell-style-name="Default"/>
        <table:table-column table:style-name="co45" table:default-cell-style-name="ce63"/>
        <table:table-column table:style-name="co46" table:default-cell-style-name="ce63"/>
        <table:table-column table:style-name="co4" table:default-cell-style-name="ce63"/>
        <table:table-column table:style-name="co47" table:default-cell-style-name="ce63"/>
        <table:table-column table:style-name="co38" table:default-cell-style-name="ce63"/>
        <table:table-column table:style-name="co8" table:default-cell-style-name="ce63"/>
        <table:table-column table:style-name="co48" table:number-columns-repeated="5" table:default-cell-style-name="ce63"/>
        <table:table-column table:style-name="co11" table:number-columns-repeated="50" table:default-cell-style-name="ce63"/>
        <table:table-row table:style-name="ro1">
          <table:table-cell table:style-name="ce80" table:formula="of:=[Óptica.A1]" office:value-type="string" office:string-value="E  S  P  E  L  L  O  S     E     L  E  N  T  E  S" calcext:value-type="string" table:number-columns-spanned="4" table:number-rows-spanned="1">
            <text:p>E <text:s/>S <text:s/>P <text:s/>E <text:s/>L <text:s/>L <text:s/>O <text:s/>S <text:s text:c="4"/>E <text:s text:c="4"/>L <text:s/>E <text:s/>N <text:s/>T <text:s/>E <text:s/>S</text:p>
          </table:table-cell>
          <table:covered-table-cell table:number-columns-repeated="3"/>
          <table:table-cell table:style-name="ce280"/>
          <table:table-cell table:style-name="ce547" table:formula="of:=[Óptica.F1]" office:value-type="string" office:string-value="D     A     T     O     S" calcext:value-type="string" table:number-columns-spanned="4" table:number-rows-spanned="1">
            <text:p>D <text:s text:c="4"/>A <text:s text:c="4"/>T <text:s text:c="4"/>O <text:s text:c="4"/>S</text:p>
          </table:table-cell>
          <table:covered-table-cell table:number-columns-repeated="3" table:style-name="ce280"/>
          <table:table-cell table:style-name="ce280"/>
          <table:table-cell table:number-columns-repeated="3"/>
          <table:table-cell table:style-name="Default" office:value-type="string" calcext:value-type="string">
            <text:p>Ir a…</text:p>
          </table:table-cell>
          <table:table-cell table:number-columns-repeated="51"/>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extr. 19</text:p>
          </table:table-cell>
          <table:table-cell table:style-name="ce280"/>
          <table:table-cell table:style-name="Default" table:number-columns-repeated="3"/>
          <table:table-cell table:style-name="ce49" office:value-type="string" calcext:value-type="string">
            <text:p><text:a xlink:href="#Índice" xlink:type="simple">Índice</text:a></text:p>
          </table:table-cell>
          <table:table-cell table:style-name="Default"/>
          <table:table-cell table:number-columns-repeated="50"/>
        </table:table-row>
        <table:table-row table:style-name="ro1">
          <table:table-cell table:style-name="ce339" office:value-type="string" calcext:value-type="string" table:number-columns-spanned="4" table:number-rows-spanned="13">
            <text:p><text:span text:style-name="T44">Na práctica de óptica xeométrica traballas con lentes converxentes e obtés imaxes nunha pantalla variando a distancia entre o obxecto e a lente. Xustifica con diagramas de raios os casos nos que non obtés imaxes na pantalla.</text:span></text:p>
            <text:p><text:span text:style-name="T45">(A.B.A.U. extr. 19)</text:span></text:p>
            <text:p/>
          </table:table-cell>
          <table:covered-table-cell table:number-columns-repeated="3" table:style-name="ce315"/>
          <table:table-cell table:style-name="ce280"/>
          <table:table-cell table:style-name="ce519"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280"/>
          <table:table-cell table:style-name="Default" table:number-columns-repeated="3"/>
          <table:table-cell table:style-name="ce374" office:value-type="string" calcext:value-type="string">
            <text:p><text:a xlink:href="#Óptica" xlink:type="simple">Cálculo</text:a></text:p>
          </table:table-cell>
          <table:table-cell table:style-name="Default"/>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table-cell table:style-name="ce280"/>
          <table:table-cell table:style-name="Default" table:number-columns-repeated="3"/>
          <table:table-cell table:style-name="ce374" office:value-type="string" calcext:value-type="string">
            <text:p><text:a xlink:href="#CopiaDatos" xlink:type="simple">Como usar estes datos</text:a></text:p>
          </table:table-cell>
          <table:table-cell table:style-name="ce37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20" calcext:value-type="float">
            <text:p>-20</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4" table:style-name="ce315"/>
          <table:table-cell table:style-name="Default" table:number-columns-repeated="9"/>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4"/>
          <table:table-cell table:style-name="ce328" office:value-type="string" calcext:value-type="string">
            <text:p>Copie</text:p>
          </table:table-cell>
          <table:table-cell table:style-name="ce143" office:value-type="string" calcext:value-type="string">
            <text:p>([Ctrl] [C])</text:p>
          </table:table-cell>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4"/>
          <table:table-cell table:style-name="ce328" office:value-type="string" calcext:value-type="string">
            <text:p>Volva a «Óptica»</text:p>
          </table:table-cell>
          <table:table-cell table:style-name="ce374" office:value-type="string" calcext:value-type="string">
            <text:p><text:a xlink:href="#Óptica" xlink:type="simple">Cálculo</text:a></text:p>
          </table:table-cell>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5"/>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office:value-type="string" calcext:value-type="string">
            <text:p>Pegue</text:p>
          </table:table-cell>
          <table:table-cell table:style-name="ce143" office:value-type="string" calcext:value-type="string">
            <text:p>([Ctrl] [Alt] [⇑] [V])</text:p>
          </table:table-cell>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non se forma imaxe cando a posición do obxecto é</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igual en valor absoluto á distancia focal</text:p>
          </table:table-cell>
          <table:table-cell table:style-name="Default" table:number-columns-repeated="7"/>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covered-table-cell table:number-columns-repeated="3" table:style-name="ce315"/>
          <table:covered-table-cell table:style-name="ce320"/>
          <table:table-cell table:style-name="Default" table:number-columns-repeated="9"/>
          <table:table-cell table:style-name="ce328"/>
          <table:table-cell table:style-name="ce143"/>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A.B.A.U.</text:p>
          </table:table-cell>
          <table:table-cell table:style-name="ce378" table:number-columns-repeated="2"/>
          <table:table-cell table:style-name="ce437" office:value-type="string" calcext:value-type="string">
            <text:p>ord. 17</text:p>
          </table:table-cell>
          <table:table-cell table:style-name="ce280"/>
          <table:table-cell table:style-name="Default" table:number-columns-repeated="5"/>
          <table:table-cell table:number-columns-repeated="50"/>
        </table:table-row>
        <table:table-row table:style-name="ro1">
          <table:table-cell table:style-name="ce244" office:value-type="string" calcext:value-type="string" table:number-columns-spanned="4" table:number-rows-spanned="13">
            <text:p><text:span text:style-name="T46">Disponse dunha lente converxente e quérese obter a imaxe dun obxecto. Debuxa a marcha dos raios para determinar onde debe colocarse o obxecto para que a imaxe sexa:</text:span></text:p>
            <text:p><text:span text:style-name="T46">a) Menor, real e invertida.</text:span></text:p>
            <text:p><text:span text:style-name="T46">b) Maior, real e invertida.</text:span></text:p>
            <text:p><text:span text:style-name="T46">(A.B.A.U. ord. 17)</text:span></text:p>
            <text:p/>
          </table:table-cell>
          <table:covered-table-cell table:number-columns-repeated="3" table:style-name="ce315"/>
          <table:table-cell table:style-name="ce280"/>
          <table:table-cell table:style-name="ce519"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50" calcext:value-type="float">
            <text:p>-5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54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4" table:style-name="ce315"/>
          <table:table-cell table:style-name="Default"/>
          <table:table-cell table:style-name="Default" office:value-type="string" calcext:value-type="string">
            <text:p>Comprobe que a posición debe ser mai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0" office:value-type="float" office:value="-25" calcext:value-type="float">
            <text:p>-2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Vese que a posición debe ser menor que o dobre de f</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4-09-16" calcext:value-type="date">
            <text:p>set 1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No laboratorio traballas con lentes converxentes e recolles nunha pantalla as imaxes dun obxecto. Explica o que sucede, axudándoche do diagrama de raios, cando sitúas o obxecto a unha distancia da lente inferior á súa distancia focal.</text:p>
            <text:p><text:span text:style-name="T47">(P.A.U. Set. 14)</text:span></text:p>
          </table:table-cell>
          <table:covered-table-cell table:number-columns-repeated="3" table:style-name="ce315"/>
          <table:table-cell table:style-name="ce280"/>
          <table:table-cell table:style-name="ce519"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28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19" table:content-validation-name="val19"/>
          <table:table-cell table:style-name="ce644" table:content-validation-name="val24"/>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3-09-16" calcext:value-type="date">
            <text:p>set 13</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Se na práctica de óptica xeométrica a lente converxente ten unha distancia focal imaxe de +10 cm, a que distancias da lente podes situar o obxecto para obter imaxes sobre a pantalla, se se cumpre que |s| + |sʹ| = 80 cm? Debuxa a marcha dos raios.</text:span></text:p>
            <text:p><text:span text:style-name="T44">Rta.: s₁ = -0,117 m, s₂ = -0,683 m</text:span></text:p>
            <text:p><text:span text:style-name="T45">(P.A.U. Set. 13)</text:span></text:p>
            <text:p/>
          </table:table-cell>
          <table:covered-table-cell table:number-columns-repeated="3" table:style-name="ce315"/>
          <table:table-cell table:style-name="Default"/>
          <table:table-cell table:style-name="Default" office:value-type="string" calcext:value-type="string">
            <text:p>Esta folla non resolve este problema</text:p>
          </table:table-cell>
          <table:table-cell table:style-name="Default" table:number-columns-repeated="9"/>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float" office:value="10" calcext:value-type="float">
            <text:p>10</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table-cell/>
          <table:table-cell table:style-name="Default" table:number-columns-repeated="4"/>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519"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10" calcext:value-type="float">
            <text:p>10</text:p>
          </table:table-cell>
          <table:table-cell table:style-name="ce306"/>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11.7" calcext:value-type="float">
            <text:p>-11,7</text:p>
          </table:table-cell>
          <table:table-cell table:style-name="ce644"/>
          <table:table-cell table:style-name="ce150" table:number-columns-repeated="2"/>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6"/>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547" office:value-type="string" calcext:value-type="string" table:number-columns-spanned="2" table:number-rows-spanned="1">
            <text:p>OUTROS RESULTADOS</text:p>
          </table:table-cell>
          <table:covered-table-cell table:style-name="Default"/>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table-cell table:style-name="ce728" office:value-type="string" calcext:value-type="string">
            <text:p>Fórmula: </text:p>
          </table:table-cell>
          <table:table-cell table:style-name="ce88" office:value-type="float" office:value="80.5" calcext:value-type="float">
            <text:p>80,5</text:p>
          </table:table-cell>
          <table:table-cell table:style-name="Default" table:number-columns-repeated="3"/>
          <table:table-cell/>
          <table:table-cell table:style-name="Default" table:number-columns-repeated="4"/>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text:span text:style-name="T16">'=AVALOR(</text:span><text:span text:style-name="T49">G16</text:span><text:span text:style-name="T16">)-</text:span><text:span text:style-name="T50">G5</text:span></text:p>
          </table:table-cell>
          <table:table-cell table:style-name="Default" table:number-columns-repeated="3"/>
          <table:table-cell/>
          <table:table-cell table:style-name="Default" table:number-columns-repeated="4"/>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9-16" calcext:value-type="date">
            <text:p>set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Cun banco óptico de lonxitude l, obsérvase que a imaxe producida por unha lente converxente é sempre virtual. Como se pode interpretar isto?</text:span></text:p>
            <text:p><text:span text:style-name="T48">(P.A.U. Set. 10,  Set. 08, </text:span><text:span text:style-name="T45">Xuño 07)</text:span></text:p>
            <text:p/>
          </table:table-cell>
          <table:covered-table-cell table:number-columns-repeated="3" table:style-name="ce315"/>
          <table:table-cell table:style-name="ce280"/>
          <table:table-cell table:style-name="ce519"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5" office:value-type="string" calcext:value-type="string">
            <text:p>Obxecto</text:p>
          </table:table-cell>
          <table:table-cell table:style-name="ce644" table:content-validation-name="val20" office:value-type="float" office:value="-5" calcext:value-type="float">
            <text:p>-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table:number-columns-repeated="11"/>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10-06-16" calcext:value-type="date">
            <text:p>xuñ 10</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Na práctica da lente converxente debuxa a marcha dos raios e a imaxe formada dun obxecto cando:</text:span></text:p>
            <text:p><text:span text:style-name="T44">a) Sitúase no foco.</text:span></text:p>
            <text:p><text:span text:style-name="T44">b) Sitúase entre o foco e o centro óptico.</text:span></text:p>
            <text:p><text:span text:style-name="T45">(P.A.U. Xuño 10)</text:span></text:p>
            <text:p/>
          </table:table-cell>
          <table:covered-table-cell table:number-columns-repeated="3" table:style-name="ce315"/>
          <table:table-cell table:style-name="ce280"/>
          <table:table-cell table:style-name="ce519"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0" office:value-type="float" office:value="-20" calcext:value-type="float">
            <text:p>-2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19" table:content-validation-name="val19"/>
          <table:table-cell table:style-name="ce644" table:content-validation-name="val24"/>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igual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0" office:value-type="float" office:value="-15" calcext:value-type="float">
            <text:p>-15</text:p>
          </table:table-cell>
          <table:table-cell table:style-name="ce644"/>
          <table:table-cell table:style-name="ce150"/>
          <table:table-cell table:style-name="ce280"/>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3" table:style-name="ce315"/>
          <table:covered-table-cell table:style-name="ce320"/>
          <table:table-cell table:style-name="Default" table:number-columns-repeated="3"/>
          <table:table-cell table:style-name="Default" office:value-type="string" calcext:value-type="string">
            <text:p>menor en valor absoluto á distancia focal</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table-cell table:style-name="ce243" office:value-type="string" calcext:value-type="string">
            <text:p>Problema</text:p>
          </table:table-cell>
          <table:table-cell table:number-columns-repeated="2"/>
          <table:table-cell table:style-name="ce63"/>
          <table:table-cell table:style-name="ce280"/>
          <table:table-cell table:style-name="ce370" office:value-type="string" calcext:value-type="string">
            <text:p>P.A.U.</text:p>
          </table:table-cell>
          <table:table-cell table:style-name="ce378" table:number-columns-repeated="2"/>
          <table:table-cell table:style-name="ce371" office:value-type="date" office:date-value="2004-06-16" calcext:value-type="date">
            <text:p>xuñ 04</text:p>
          </table:table-cell>
          <table:table-cell table:style-name="ce280"/>
          <table:table-cell table:style-name="Default" table:number-columns-repeated="5"/>
          <table:table-cell table:number-columns-repeated="50"/>
        </table:table-row>
        <table:table-row table:style-name="ro1">
          <table:table-cell table:style-name="ce339" office:value-type="string" calcext:value-type="string" table:number-columns-spanned="4" table:number-rows-spanned="13">
            <text:p><text:span text:style-name="T44">Na práctica da lente converxente explica se hai algunha posición do obxecto para a que a imaxe sexa virtual e dereita, e outra para a que a imaxe sexa real e invertida e do mesmo tamaño que o obxecto.</text:span></text:p>
            <text:p><text:span text:style-name="T45">(P.A.U. Xuño 04)</text:span></text:p>
            <text:p/>
          </table:table-cell>
          <table:covered-table-cell table:number-columns-repeated="3" table:style-name="ce315"/>
          <table:table-cell table:style-name="ce280"/>
          <table:table-cell table:style-name="ce519" table:content-validation-name="val17" office:value-type="string" calcext:value-type="string">
            <text:p>Lente</text:p>
          </table:table-cell>
          <table:table-cell table:style-name="ce215" office:value-type="string" calcext:value-type="string">
            <text:p><text:s/>converxente</text:p>
          </table:table-cell>
          <table:table-cell table:style-name="ce150" office:value-type="string" calcext:value-type="string">
            <text:p>Unidades</text:p>
          </table:table-cell>
          <table:table-cell table:style-name="ce309" table:content-validation-name="val23" office:value-type="string" calcext:value-type="string">
            <text:p>cm</text:p>
          </table:table-cell>
          <table:table-cell table:style-name="ce150"/>
          <table:table-cell table:style-name="Default" table:number-columns-repeated="5"/>
          <table:table-cell table:number-columns-repeated="50"/>
        </table:table-row>
        <table:table-row table:style-name="ro1">
          <table:covered-table-cell table:number-columns-repeated="4" table:style-name="ce315"/>
          <table:table-cell table:style-name="ce280"/>
          <table:table-cell table:style-name="ce294"/>
          <table:table-cell table:style-name="ce150" office:value-type="string" calcext:value-type="string">
            <text:p>Posición (cm)</text:p>
          </table:table-cell>
          <table:table-cell table:style-name="ce150" office:value-type="string" calcext:value-type="string">
            <text:p>Altura (cm)</text:p>
          </table:table-cell>
          <table:table-cell table:style-name="ce28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7"/>Foco</text:p>
          </table:table-cell>
          <table:table-cell table:style-name="ce197" table:content-validation-name="val18"/>
          <table:table-cell table:style-name="ce644" office:value-type="float" office:value="20" calcext:value-type="float">
            <text:p>20</text:p>
          </table:table-cell>
          <table:table-cell table:style-name="ce306"/>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a)</text:p>
          </table:table-cell>
          <table:table-cell table:style-name="ce295" office:value-type="string" calcext:value-type="string">
            <text:p>Obxecto</text:p>
          </table:table-cell>
          <table:table-cell table:style-name="ce644" table:content-validation-name="val20" office:value-type="float" office:value="-15" calcext:value-type="float">
            <text:p>-15</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ce280" office:value-type="string" calcext:value-type="string">
            <text:p><text:s text:c="16"/>Imaxe</text:p>
          </table:table-cell>
          <table:table-cell table:style-name="ce519" table:content-validation-name="val19"/>
          <table:table-cell table:style-name="ce644" table:content-validation-name="val24"/>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4" table:style-name="ce315"/>
          <table:table-cell table:style-name="Default" office:value-type="string" calcext:value-type="string">
            <text:p>En</text:p>
          </table:table-cell>
          <table:table-cell table:style-name="ce547" office:value-type="string" calcext:value-type="string">
            <text:p>DATOS</text:p>
          </table:table-cell>
          <table:table-cell table:style-name="Default" office:value-type="string" calcext:value-type="string">
            <text:p>escriba</text:p>
          </table:table-cell>
          <table:table-cell table:style-name="Default" office:value-type="string" calcext:value-type="string">
            <text:p>en «Foco»</text:p>
          </table:table-cell>
          <table:table-cell table:style-name="Default" office:value-type="string" calcext:value-type="string">
            <text:p>un valor posi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2"/>
          <table:table-cell table:style-name="Default" office:value-type="string" calcext:value-type="string">
            <text:p>escriba</text:p>
          </table:table-cell>
          <table:table-cell table:style-name="Default" office:value-type="string" calcext:value-type="string">
            <text:p>en «Obxecto»</text:p>
          </table:table-cell>
          <table:table-cell table:style-name="Default" office:value-type="string" calcext:value-type="string">
            <text:p>un valor negativo</text:p>
          </table:table-cell>
          <table:table-cell table:style-name="Default" table:number-columns-repeated="6"/>
          <table:table-cell table:number-columns-repeated="50"/>
        </table:table-row>
        <table:table-row table:style-name="ro1">
          <table:covered-table-cell table:number-columns-repeated="4" table:style-name="ce315"/>
          <table:table-cell table:style-name="Default" table:number-columns-repeated="3"/>
          <table:table-cell table:style-name="Default" office:value-type="string" calcext:value-type="string">
            <text:p>probe ata obter o pedido</text:p>
          </table:table-cell>
          <table:table-cell table:style-name="Default" table:number-columns-repeated="7"/>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menor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covered-table-cell table:number-columns-repeated="3" table:style-name="ce315"/>
          <table:covered-table-cell table:style-name="ce320"/>
          <table:table-cell table:style-name="Default" office:value-type="string" calcext:value-type="string">
            <text:p>b)</text:p>
          </table:table-cell>
          <table:table-cell table:style-name="ce295" office:value-type="string" calcext:value-type="string">
            <text:p>Obxecto</text:p>
          </table:table-cell>
          <table:table-cell table:style-name="ce644" table:content-validation-name="val20" office:value-type="float" office:value="-40" calcext:value-type="float">
            <text:p>-40</text:p>
          </table:table-cell>
          <table:table-cell table:style-name="ce644"/>
          <table:table-cell table:style-name="ce150" table:number-columns-repeated="2"/>
          <table:table-cell table:style-name="Default" table:number-columns-repeated="5"/>
          <table:table-cell table:number-columns-repeated="50"/>
        </table:table-row>
        <table:table-row table:style-name="ro1">
          <table:covered-table-cell table:number-columns-repeated="3" table:style-name="ce315"/>
          <table:covered-table-cell table:style-name="ce320"/>
          <table:table-cell table:style-name="Default"/>
          <table:table-cell table:style-name="Default" office:value-type="string" calcext:value-type="string">
            <text:p>Comprobe que a posición debe ser o dobre en valor absoluto que a distancia focal</text:p>
          </table:table-cell>
          <table:table-cell table:style-name="Default" table:number-columns-repeated="9"/>
          <table:table-cell table:number-columns-repeated="50"/>
        </table:table-row>
        <table:table-row table:style-name="ro1">
          <table:covered-table-cell table:number-columns-repeated="3" table:style-name="ce315"/>
          <table:covered-table-cell table:style-name="ce320"/>
          <table:table-cell table:style-name="Default" table:number-columns-repeated="11"/>
          <table:table-cell table:number-columns-repeated="50"/>
        </table:table-row>
        <table:table-row table:style-name="ro1" table:number-rows-repeated="2">
          <table:table-cell table:style-name="Default" table:number-columns-repeated="3"/>
          <table:table-cell/>
          <table:table-cell table:style-name="Default" table:number-columns-repeated="11"/>
          <table:table-cell table:number-columns-repeated="50"/>
        </table:table-row>
        <table:table-row table:style-name="ro1" table:number-rows-repeated="12">
          <table:table-cell table:style-name="Default" table:number-columns-repeated="3"/>
          <table:table-cell/>
          <table:table-cell table:style-name="Default" table:number-columns-repeated="7"/>
          <table:table-cell table:number-columns-repeated="54"/>
        </table:table-row>
        <table:table-row table:style-name="ro1" table:number-rows-repeated="1048296">
          <table:table-cell table:number-columns-repeated="65"/>
        </table:table-row>
        <table:table-row table:style-name="ro2" table:number-rows-repeated="166">
          <table:table-cell table:number-columns-repeated="65"/>
        </table:table-row>
        <table:table-row table:style-name="ro2">
          <table:table-cell table:number-columns-repeated="65"/>
        </table:table-row>
      </table:table>
      <table:table table:name="Lentes"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9" form:id="control9"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0" form:id="control10"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392cm" svg:height="6.853cm" svg:x="19.22cm" svg:y="2.151cm">
            <draw:object draw:notify-on-update-of-ranges="Lentes.AM19:Lentes.AM24 Lentes.AN19:Lentes.AN24" xlink:href="./Object 4" xlink:type="simple" xlink:show="embed" xlink:actuate="onLoad">
              <loext:p/>
            </draw:object>
            <draw:image xlink:href="./ObjectReplacements/Object 4" xlink:type="simple" xlink:show="embed" xlink:actuate="onLoad"/>
          </draw:frame>
        </table:shapes>
        <table:table-column table:style-name="co11" table:number-columns-repeated="4" table:default-cell-style-name="ce63"/>
        <table:table-column table:style-name="co21" table:default-cell-style-name="ce63"/>
        <table:table-column table:style-name="co32" table:number-columns-repeated="4" table:default-cell-style-name="ce63"/>
        <table:table-column table:style-name="co8" table:number-columns-repeated="2" table:default-cell-style-name="ce63"/>
        <table:table-column table:style-name="co34" table:default-cell-style-name="ce63"/>
        <table:table-column table:style-name="co4" table:number-columns-repeated="2" table:default-cell-style-name="ce63"/>
        <table:table-column table:style-name="co23" table:number-columns-repeated="3" table:default-cell-style-name="ce63"/>
        <table:table-column table:style-name="co49" table:number-columns-repeated="2" table:default-cell-style-name="ce63"/>
        <table:table-column table:style-name="co50" table:default-cell-style-name="ce63"/>
        <table:table-column table:style-name="co4" table:default-cell-style-name="ce63"/>
        <table:table-column table:style-name="co11" table:default-cell-style-name="ce63"/>
        <table:table-column table:style-name="co4" table:default-cell-style-name="ce63"/>
        <table:table-column table:style-name="co11" table:default-cell-style-name="ce63"/>
        <table:table-column table:style-name="co4" table:default-cell-style-name="ce63"/>
        <table:table-column table:style-name="co11" table:number-columns-repeated="2" table:default-cell-style-name="ce63"/>
        <table:table-column table:style-name="co28" table:default-cell-style-name="ce63"/>
        <table:table-column table:style-name="co11" table:number-columns-repeated="5" table:default-cell-style-name="ce63"/>
        <table:table-column table:style-name="co51" table:default-cell-style-name="ce63"/>
        <table:table-column table:style-name="co11" table:default-cell-style-name="ce63"/>
        <table:table-column table:style-name="co28" table:default-cell-style-name="ce63"/>
        <table:table-column table:style-name="co11" table:default-cell-style-name="ce63"/>
        <table:table-column table:style-name="co29" table:default-cell-style-name="ce63"/>
        <table:table-column table:style-name="co11" table:default-cell-style-name="ce63"/>
        <table:table-column table:style-name="co52" table:default-cell-style-name="ce63"/>
        <table:table-column table:style-name="co11" table:number-columns-repeated="8" table:default-cell-style-name="ce63"/>
        <table:table-row table:style-name="ro1">
          <table:table-cell table:style-name="ce80" table:formula="of:=EXPANDETEXTO([.$AA$1];5)"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number-columns-repeated="4" table:style-name="ce329"/>
          <table:table-cell table:style-name="ce329"/>
          <table:table-cell table:style-name="ce149" table:formula="of:=[$Índice.$H$5]" office:value-type="string" office:string-value="G     R     Á     F     I     C     A     S" calcext:value-type="string" table:number-columns-spanned="5" table:number-rows-spanned="1">
            <text:p>G <text:s text:c="4"/>R <text:s text:c="4"/>Á <text:s text:c="4"/>F <text:s text:c="4"/>I <text:s text:c="4"/>C <text:s text:c="4"/>A <text:s text:c="4"/>S</text:p>
          </table:table-cell>
          <table:covered-table-cell table:style-name="Default"/>
          <table:covered-table-cell table:number-columns-repeated="3" table:style-name="ce230"/>
          <table:table-cell table:style-name="ce329"/>
          <table:table-cell table:style-name="Default" table:number-columns-repeated="2"/>
          <table:table-cell table:style-name="Default" office:value-type="string" calcext:value-type="string">
            <text:p>Ir a…</text:p>
          </table:table-cell>
          <table:table-cell table:style-name="Default" table:number-columns-repeated="5"/>
          <table:table-cell table:style-name="ce160" office:value-type="string" calcext:value-type="string">
            <text:p>Título</text:p>
          </table:table-cell>
          <table:table-cell table:style-name="ce108" office:value-type="string" calcext:value-type="string">
            <text:p>LENTES</text:p>
          </table:table-cell>
          <table:table-cell table:style-name="ce225"/>
          <table:table-cell table:style-name="ce225" office:value-type="string" calcext:value-type="string">
            <text:p>Cifras significativas: </text:p>
          </table:table-cell>
          <table:table-cell table:style-name="Default"/>
          <table:table-cell table:style-name="ce108"/>
          <table:table-cell table:style-name="ce108" office:value-type="string" calcext:value-type="string">
            <text:p>⁻¹</text:p>
          </table:table-cell>
          <table:table-cell table:style-name="ce108" table:number-columns-repeated="10"/>
          <table:table-cell table:number-columns-repeated="6"/>
        </table:table-row>
        <table:table-row table:style-name="ro1">
          <table:table-cell table:style-name="ce243" office:value-type="string" calcext:value-type="string">
            <office:annotation draw:style-name="gr9" draw:text-style-name="P7" svg:width="2.899cm" svg:height="1.973cm" svg:x="2.247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number-columns-repeated="12"/>
          <table:table-cell table:style-name="ce329"/>
          <table:table-cell table:style-name="Default" table:number-columns-repeated="2"/>
          <table:table-cell table:style-name="ce49" office:value-type="string" calcext:value-type="string">
            <text:p><text:a xlink:href="#Índice" xlink:type="simple">Índice</text:a></text:p>
          </table:table-cell>
          <table:table-cell table:style-name="Default" table:number-columns-repeated="5"/>
          <table:table-cell table:style-name="ce108"/>
          <table:table-cell table:style-name="ce160"/>
          <table:table-cell table:style-name="ce108" table:number-columns-repeated="6"/>
          <table:table-cell table:style-name="ce160"/>
          <table:table-cell table:style-name="ce108" table:number-columns-repeated="8"/>
          <table:table-cell table:number-columns-repeated="6"/>
        </table:table-row>
        <table:table-row table:style-name="ro1">
          <table:table-cell table:style-name="ce322" office:value-type="string" calcext:value-type="string" table:number-columns-spanned="4" table:number-rows-spanned="7">
            <text:p><text:span text:style-name="T51">Cos datos das distancias obxecto, s, e imaxe, s′, dunha lente converxente representados na táboa adxunta:</text:span></text:p>
            <text:p><text:span text:style-name="T51">a) Representa graficamente 1/s′ fronte a 1/s.</text:span></text:p>
            <text:p><text:span text:style-name="T51">b) Determina o valor da potencia da lente.</text:span></text:p>
            <text:p><text:span text:style-name="T51">(A.B.A.U. extr. 22)</text:span></text:p>
            <text:p><text:span text:style-name="T51">Rta.: b) P = 11,3 dioptrías.</text:span></text:p>
          </table:table-cell>
          <table:covered-table-cell table:style-name="ce320"/>
          <table:covered-table-cell table:number-columns-repeated="2" table:style-name="ce315"/>
          <table:table-cell table:style-name="ce280" table:number-columns-repeated="2"/>
          <table:table-cell table:style-name="ce274" table:formula="of:=[.AE4]" office:value-type="string" office:string-value="Distancia" calcext:value-type="string" table:number-columns-spanned="2" table:number-rows-spanned="1">
            <text:p>Distancia</text:p>
          </table:table-cell>
          <table:covered-table-cell table:style-name="ce280"/>
          <table:table-cell table:style-name="ce280" table:number-columns-repeated="4"/>
          <table:table-cell table:style-name="ce280" office:value-type="string" calcext:value-type="string">
            <text:p>unidades</text:p>
          </table:table-cell>
          <table:table-cell table:style-name="ce197" table:content-validation-name="val26" office:value-type="string" calcext:value-type="string">
            <text:p>cm⁻¹</text:p>
          </table:table-cell>
          <table:table-cell table:style-name="ce310" table:formula="of:=IF(ISBLANK([.N3]);[.AF5]&amp;REPT(&quot; &quot;;10);&quot;&quot;)">
            <text:p/>
          </table:table-cell>
          <table:table-cell table:style-name="ce280"/>
          <table:table-cell table:style-name="ce329"/>
          <table:table-cell table:style-name="Default" table:number-columns-repeated="2"/>
          <table:table-cell table:style-name="ce49" office:value-type="string" calcext:value-type="string">
            <text:p><text:a xlink:href="#Axuda" xlink:type="simple">Axuda</text:a></text:p>
          </table:table-cell>
          <table:table-cell table:style-name="Default" table:number-columns-repeated="5"/>
          <table:table-cell table:style-name="ce160" table:formula="of:=[.A16]" office:value-type="string" office:string-value="Instrucións " calcext:value-type="string">
            <text:p>Instrucións </text:p>
          </table:table-cell>
          <table:table-cell table:style-name="ce108" table:formula="of:=MATCH([.B16];[$Índice.G11:$Índice.G16];0)" office:value-type="float" office:value="3" calcext:value-type="float">
            <text:p>3</text:p>
          </table:table-cell>
          <table:table-cell table:style-name="ce108"/>
          <table:table-cell table:style-name="ce160" table:number-columns-repeated="2"/>
          <table:table-cell table:style-name="ce108" office:value-type="string" calcext:value-type="string">
            <text:p>unidades</text:p>
          </table:table-cell>
          <table:table-cell table:style-name="ce108" table:number-columns-repeated="2"/>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8"/>
          <table:table-cell table:style-name="ce329"/>
          <table:table-cell table:style-name="Default" table:number-columns-repeated="2"/>
          <table:table-cell table:style-name="ce194" office:value-type="string" calcext:value-type="string">
            <text:p><text:a xlink:href="#D_Lentes" xlink:type="simple">Máis problemas</text:a></text:p>
          </table:table-cell>
          <table:table-cell table:style-name="Default" table:number-columns-repeated="5"/>
          <table:table-cell table:style-name="ce160"/>
          <table:table-cell table:style-name="ce108" table:formula="of:=IF(ISERROR([.AA3]);0;[.AA3])+1" office:value-type="float" office:value="4" calcext:value-type="float">
            <text:p>4</text:p>
          </table:table-cell>
          <table:table-cell table:style-name="ce108"/>
          <table:table-cell table:style-name="ce160"/>
          <table:table-cell table:style-name="ce246" office:value-type="string" calcext:value-type="string">
            <text:p>factor conversión</text:p>
          </table:table-cell>
          <table:table-cell table:style-name="ce108" office:value-type="string" calcext:value-type="string">
            <text:p>Distancia</text:p>
          </table:table-cell>
          <table:table-cell table:style-name="ce108"/>
          <table:table-cell table:style-name="ce108" office:value-type="string" calcext:value-type="string">
            <text:p>Datos?</text:p>
          </table:table-cell>
          <table:table-cell table:style-name="ce229" table:formula="of:=AND(SUM([.AE19:.AE23])&gt;0;SUM([.AF19:.AF23])&gt;0;[.AE8];[.AF8])" office:value-type="boolean" office:boolean-value="true" calcext:value-type="boolean">
            <text:p>VERDADERO</text:p>
          </table:table-cell>
          <table:table-cell table:style-name="ce160"/>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277" table:content-validation-name="val25"/>
          <table:table-cell table:style-name="ce310" table:formula="of:=IF(ISBLANK([.I5]);[.AE6]&amp;REPT(&quot; &quot;;18);&quot;&quot;)" office:value-type="string" office:string-value="cm                  " calcext:value-type="string">
            <text:p>cm <text:s text:c="17"/></text:p>
          </table:table-cell>
          <table:table-cell table:style-name="ce138"/>
          <table:table-cell table:style-name="ce217" table:number-columns-repeated="4"/>
          <table:table-cell table:style-name="ce355" office:value-type="string" calcext:value-type="string">
            <text:p>1/s<text:span text:style-name="T11">′</text:span></text:p>
          </table:table-cell>
          <table:table-cell table:style-name="ce221" table:formula="of:=&quot;(&quot;&amp;[.$AF$9]&amp;&quot;)&quot;" office:value-type="string" office:string-value="(cm⁻¹)" calcext:value-type="string">
            <text:p>(cm⁻¹)</text:p>
          </table:table-cell>
          <table:table-cell table:style-name="Default" table:number-columns-repeated="7"/>
          <table:table-cell/>
          <table:table-cell table:style-name="ce160" table:number-columns-repeated="2"/>
          <table:table-cell table:style-name="ce108"/>
          <table:table-cell table:style-name="ce160"/>
          <table:table-cell table:style-name="ce160" office:value-type="float" office:value="1" calcext:value-type="float">
            <text:p>1</text:p>
          </table:table-cell>
          <table:table-cell table:style-name="ce108" office:value-type="string" calcext:value-type="string">
            <text:p>m</text:p>
          </table:table-cell>
          <table:table-cell table:style-name="ce108" table:formula="of:=[.AE5]&amp;[.$AF$1]" office:value-type="string" office:string-value="m⁻¹" calcext:value-type="string">
            <text:p>m⁻¹</text:p>
          </table:table-cell>
          <table:table-cell table:style-name="ce108"/>
          <table:table-cell table:style-name="ce160" table:number-columns-repeated="2"/>
          <table:table-cell table:style-name="ce108" table:number-columns-repeated="7"/>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table:end-cell-address="Lentes.T6" table:end-x="2.859cm" table:end-y="0.45cm" draw:z-index="2" draw:style-name="gr8" draw:text-style-name="P1" svg:width="2.859cm" svg:height="0.45cm" svg:x="0cm" svg:y="0cm" draw:control="control9"/>
          </table:table-cell>
          <table:table-cell table:style-name="Default" table:number-columns-repeated="4"/>
          <table:table-cell/>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08"/>
          <table:table-cell table:style-name="ce160"/>
          <table:table-cell table:style-name="ce160" office:value-type="float" office:value="0.01" calcext:value-type="float">
            <text:p>0,01</text:p>
          </table:table-cell>
          <table:table-cell table:style-name="ce108" office:value-type="string" calcext:value-type="string">
            <text:p>cm</text:p>
          </table:table-cell>
          <table:table-cell table:style-name="ce108" table:formula="of:=[.AE6]&amp;[.$AF$1]" office:value-type="string" office:string-value="cm⁻¹" calcext:value-type="string">
            <text:p>cm⁻¹</text:p>
          </table:table-cell>
          <table:table-cell table:style-name="ce108"/>
          <table:table-cell table:style-name="ce108" office:value-type="string" calcext:value-type="string">
            <text:p>dos datos</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table:formula="of:=[.$AE$9]" office:value-type="string" office:string-value="cm" calcext:value-type="string">
            <text:p>cm</text:p>
          </table:table-cell>
          <table:table-cell table:style-name="ce280" table:number-columns-repeated="2"/>
          <table:table-cell table:style-name="ce216"/>
          <table:table-cell table:style-name="ce217" table:number-columns-repeated="5"/>
          <table:table-cell table:style-name="Default" table:number-columns-repeated="7"/>
          <table:table-cell/>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office:value-type="float" office:value="0.001" calcext:value-type="float">
            <text:p>0,001</text:p>
          </table:table-cell>
          <table:table-cell table:style-name="ce160" office:value-type="string" calcext:value-type="string">
            <text:p>mm</text:p>
          </table:table-cell>
          <table:table-cell table:style-name="ce108" table:formula="of:=[.AE7]&amp;[.$AF$1]" office:value-type="string" office:string-value="mm⁻¹" calcext:value-type="string">
            <text:p>mm⁻¹</text:p>
          </table:table-cell>
          <table:table-cell table:style-name="ce108"/>
          <table:table-cell table:style-name="ce108" office:value-type="string" calcext:value-type="string">
            <text:p>S.I.</text:p>
          </table:table-cell>
          <table:table-cell table:style-name="ce108" table:number-columns-repeated="2"/>
          <table:table-cell table:style-name="ce160" table:number-columns-repeated="2"/>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2"/>
          <table:table-cell table:style-name="Default">
            <draw:control draw:z-index="3" draw:name="Control 4" draw:style-name="gr1" draw:text-style-name="P1" svg:width="2.859cm" svg:height="0.449cm" svg:x="0cm" svg:y="0cm" draw:control="control10"/>
          </table:table-cell>
          <table:table-cell table:style-name="Default" table:number-columns-repeated="4"/>
          <table:table-cell/>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table-cell table:style-name="ce160"/>
          <table:table-cell table:style-name="ce108"/>
          <table:table-cell table:style-name="ce108" table:formula="of:=IF(ISBLANK([.$I$5]);2;MATCH([.$I$5];[.AE5:.AE7];0))" office:value-type="float" office:value="2" calcext:value-type="float">
            <text:p>2</text:p>
          </table:table-cell>
          <table:table-cell table:style-name="ce108" table:formula="of:=IF(ISBLANK([.$N$3]);1;MATCH([.$N$3];[.AF5:.AF7];0))" office:value-type="float" office:value="2" calcext:value-type="float">
            <text:p>2</text:p>
          </table:table-cell>
          <table:table-cell table:style-name="ce108"/>
          <table:table-cell table:style-name="ce108" table:formula="of:=IF(ISBLANK([.N3]);2;1+([.N3]=[.AH7]))" office:value-type="float" office:value="1" calcext:value-type="float">
            <text:p>1</text:p>
          </table:table-cell>
          <table:table-cell table:style-name="ce108" table:number-columns-repeated="8"/>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354" table:number-columns-repeated="2"/>
          <table:table-cell table:style-name="ce280" table:formula="of:=[.$AE$9]" office:value-type="string" office:string-value="cm" calcext:value-type="string">
            <text:p>cm</text:p>
          </table:table-cell>
          <table:table-cell table:style-name="ce280" table:number-columns-repeated="2"/>
          <table:table-cell table:style-name="ce217" table:number-columns-repeated="6"/>
          <table:table-cell table:style-name="Default" table:number-columns-repeated="7"/>
          <table:table-cell/>
          <table:table-cell table:style-name="ce160" table:number-columns-repeated="2"/>
          <table:table-cell table:style-name="ce108" table:number-columns-repeated="2"/>
          <table:table-cell table:style-name="ce160" table:formula="of:=INDEX([.$AD$5:.$AD$7];[.AE8];1)" office:value-type="float" office:value="0.01" calcext:value-type="float">
            <text:p>0,01</text:p>
          </table:table-cell>
          <table:table-cell table:style-name="ce160" table:formula="of:=INDEX([.AE5:.AE7];[.AE8];1)" office:value-type="string" office:string-value="cm" calcext:value-type="string">
            <text:p>cm</text:p>
          </table:table-cell>
          <table:table-cell table:style-name="ce160" table:formula="of:=INDEX([.AF5:.AF7];[.AF8];1)" office:value-type="string" office:string-value="cm⁻¹" calcext:value-type="string">
            <text:p>cm⁻¹</text:p>
          </table:table-cell>
          <table:table-cell table:style-name="ce160" table:formula="of:=1/INDEX([.$AD$5:.$AD$7];[.AF8];1)" office:value-type="float" office:value="100" calcext:value-type="float">
            <text:p>100</text:p>
          </table:table-cell>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number-columns-repeated="7"/>
          <table:table-cell table:style-name="ce217" table:number-columns-repeated="6"/>
          <table:table-cell table:style-name="Default" table:number-columns-repeated="7"/>
          <table:table-cell/>
          <table:table-cell table:style-name="ce160" table:number-columns-repeated="2"/>
          <table:table-cell table:style-name="ce228"/>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6"/>
          <table:table-cell table:number-columns-repeated="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217" table:number-columns-repeated="6"/>
          <table:table-cell table:style-name="Default" table:number-columns-repeated="7"/>
          <table:table-cell/>
          <table:table-cell table:style-name="ce160" table:number-columns-repeated="2"/>
          <table:table-cell table:style-name="ce229"/>
          <table:table-cell table:style-name="ce108"/>
          <table:table-cell table:style-name="ce160" table:number-columns-repeated="3"/>
          <table:table-cell table:style-name="ce108"/>
          <table:table-cell table:style-name="ce160"/>
          <table:table-cell table:style-name="ce108"/>
          <table:table-cell table:style-name="ce160"/>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ce230" table:number-columns-repeated="7"/>
          <table:table-cell table:style-name="ce217" table:number-columns-repeated="6"/>
          <table:table-cell table:style-name="Default" table:number-columns-repeated="7"/>
          <table:table-cell/>
          <table:table-cell table:style-name="ce160"/>
          <table:table-cell table:style-name="ce108"/>
          <table:table-cell table:style-name="ce231"/>
          <table:table-cell table:style-name="ce225"/>
          <table:table-cell table:style-name="ce160" table:number-columns-repeated="3"/>
          <table:table-cell table:style-name="ce108"/>
          <table:table-cell table:style-name="ce160"/>
          <table:table-cell table:style-name="ce108" table:number-columns-repeated="4"/>
          <table:table-cell table:style-name="ce160" table:number-columns-repeated="2"/>
          <table:table-cell table:style-name="ce108" table:number-columns-repeated="2"/>
          <table:table-cell table:number-columns-repeated="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ce373"/>
          <table:table-cell table:style-name="ce204" office:value-type="string" calcext:value-type="string">
            <text:p><text:span text:style-name="T53">1/</text:span><text:span text:style-name="T54">s</text:span></text:p>
          </table:table-cell>
          <table:table-cell table:style-name="ce204" office:value-type="string" calcext:value-type="string">
            <text:p><text:span text:style-name="T53">1/</text:span><text:span text:style-name="T54">s</text:span><text:span text:style-name="T53">′</text:span></text:p>
          </table:table-cell>
          <table:table-cell table:style-name="ce376" office:value-type="string" calcext:value-type="string">
            <text:p><text:span text:style-name="T55">1/</text:span><text:span text:style-name="T56">f</text:span></text:p>
          </table:table-cell>
          <table:table-cell table:style-name="ce203" office:value-type="string" calcext:value-type="string">
            <text:p>f</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25"/>
          <table:table-cell table:style-name="ce108"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ce373" office:value-type="string" calcext:value-type="string">
            <text:p>N.º</text:p>
          </table:table-cell>
          <table:table-cell table:number-columns-repeated="3" table:style-name="ce204" office:value-type="string" calcext:value-type="string">
            <text:p>(m⁻¹)</text:p>
          </table:table-cell>
          <table:table-cell table:style-name="ce204" office:value-type="string" calcext:value-type="string">
            <text:p>(m)</text:p>
          </table:table-cell>
          <table:table-cell table:style-name="ce230" table:number-columns-repeated="2"/>
          <table:table-cell table:style-name="ce219"/>
          <table:table-cell table:style-name="ce217" table:number-columns-repeated="5"/>
          <table:table-cell table:style-name="Default" table:number-columns-repeated="7"/>
          <table:table-cell/>
          <table:table-cell table:style-name="ce108" table:number-columns-repeated="2"/>
          <table:table-cell table:style-name="ce231"/>
          <table:table-cell table:style-name="ce225" table:number-columns-repeated="3"/>
          <table:table-cell table:style-name="ce108" table:formula="of:=&quot;&quot;">
            <text:p/>
          </table:table-cell>
          <table:table-cell table:style-name="ce160" table:number-columns-repeated="3"/>
          <table:table-cell table:style-name="ce108" table:number-columns-repeated="7"/>
          <table:table-cell table:number-columns-repeated="6"/>
        </table:table-row>
        <table:table-row table:style-name="ro1">
          <table:table-cell table:style-name="ce166" table:number-columns-repeated="4"/>
          <table:table-cell table:style-name="ce373" table:formula="of:=IF(OR(ISBLANK([.G5]);ISBLANK([.H5]));&quot;&quot;;[.F5])" office:value-type="float" office:value="1" calcext:value-type="float">
            <text:p>1</text:p>
          </table:table-cell>
          <table:table-cell table:style-name="ce205" table:formula="of:=IF(ISBLANK([.G5]);&quot;&quot;;NUMFORMA([.AI19];[.$AA$6];[.$AA$7];[.$AA$8]))" office:value-type="string" office:string-value="-8,70" calcext:value-type="string">
            <text:p>-8,70</text:p>
          </table:table-cell>
          <table:table-cell table:style-name="ce205" table:formula="of:=IF(ISBLANK([.H5]);&quot;&quot;;NUMFORMA([.AJ19];[.$AA$6];[.$AA$7];[.$AA$8]))" office:value-type="string" office:string-value="1,79" calcext:value-type="string">
            <text:p>1,79</text:p>
          </table:table-cell>
          <table:table-cell table:style-name="ce205" table:formula="of:=IF(OR(ISBLANK([.G5]);ISBLANK([.H5]));&quot;&quot;;NUMFORMA([.AK19];[.$AA$6];[.$AA$7];[.$AA$8]))" office:value-type="string" office:string-value="10,5" calcext:value-type="string">
            <text:p>10,5</text:p>
          </table:table-cell>
          <table:table-cell table:style-name="ce205" table:formula="of:=IF(OR(ISBLANK([.G5]);ISBLANK([.H5]));&quot;&quot;;NUMFORMA([.AL19];[.$AA$6];[.$AA$7];[.$AA$8]))" office:value-type="string" office:string-value="0,0954" calcext:value-type="string">
            <text:p>0,0954</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number-columns-repeated="3"/>
          <table:table-cell table:style-name="ce108" table:formula="of:=&quot;&quot;">
            <text:p/>
          </table:table-cell>
          <table:table-cell table:style-name="ce108"/>
          <table:table-cell table:style-name="ce160"/>
          <table:table-cell table:style-name="ce108" table:number-columns-repeated="8"/>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373" table:formula="of:=IF(OR(ISBLANK([.G6]);ISBLANK([.H6]));&quot;&quot;;[.F6])" office:value-type="float" office:value="2" calcext:value-type="float">
            <text:p>2</text:p>
          </table:table-cell>
          <table:table-cell table:style-name="ce205" table:formula="of:=IF(ISBLANK([.G6]);&quot;&quot;;NUMFORMA([.AI20];[.$AA$6];[.$AA$7];[.$AA$8]))" office:value-type="string" office:string-value="-7,87" calcext:value-type="string">
            <text:p>-7,87</text:p>
          </table:table-cell>
          <table:table-cell table:style-name="ce205" table:formula="of:=IF(ISBLANK([.H6]);&quot;&quot;;NUMFORMA([.AJ20];[.$AA$6];[.$AA$7];[.$AA$8]))" office:value-type="string" office:string-value="2,82" calcext:value-type="string">
            <text:p>2,82</text:p>
          </table:table-cell>
          <table:table-cell table:style-name="ce205" table:formula="of:=IF(OR(ISBLANK([.G6]);ISBLANK([.H6]));&quot;&quot;;NUMFORMA([.AK20];[.$AA$6];[.$AA$7];[.$AA$8]))" office:value-type="string" office:string-value="10,7" calcext:value-type="string">
            <text:p>10,7</text:p>
          </table:table-cell>
          <table:table-cell table:style-name="ce205" table:formula="of:=IF(OR(ISBLANK([.G6]);ISBLANK([.H6]));&quot;&quot;;NUMFORMA([.AL20];[.$AA$6];[.$AA$7];[.$AA$8]))" office:value-type="string" office:string-value="0,0935" calcext:value-type="string">
            <text:p>0,0935</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1"/>
          <table:table-cell table:style-name="ce236"/>
          <table:table-cell table:style-name="ce245"/>
          <table:table-cell table:style-name="ce108" table:number-columns-repeated="12"/>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unidades dos datos de que dispón.&#10;Escriba os valores dos datos dos que dispón nas celas de cor branca e bordo azul." calcext:value-type="string" table:number-columns-spanned="4" table:number-rows-spanned="26">
            <text:p>Elixa, nas celas de cor laranxa, as unidades dos datos de que dispón.</text:p>
            <text:p>Escriba os valores dos datos dos que dispón nas celas de cor branca e bordo azul.</text:p>
          </table:table-cell>
          <table:covered-table-cell table:number-columns-repeated="3" table:style-name="Default"/>
          <table:table-cell table:style-name="ce373" table:formula="of:=IF(OR(ISBLANK([.G7]);ISBLANK([.H7]));&quot;&quot;;[.F7])" office:value-type="float" office:value="3" calcext:value-type="float">
            <text:p>3</text:p>
          </table:table-cell>
          <table:table-cell table:style-name="ce205" table:formula="of:=IF(ISBLANK([.G7]);&quot;&quot;;NUMFORMA([.AI21];[.$AA$6];[.$AA$7];[.$AA$8]))" office:value-type="string" office:string-value="-6,49" calcext:value-type="string">
            <text:p>-6,49</text:p>
          </table:table-cell>
          <table:table-cell table:style-name="ce205" table:formula="of:=IF(ISBLANK([.H7]);&quot;&quot;;NUMFORMA([.AJ21];[.$AA$6];[.$AA$7];[.$AA$8]))" office:value-type="string" office:string-value="4,24" calcext:value-type="string">
            <text:p>4,24</text:p>
          </table:table-cell>
          <table:table-cell table:style-name="ce205" table:formula="of:=IF(OR(ISBLANK([.G7]);ISBLANK([.H7]));&quot;&quot;;NUMFORMA([.AK21];[.$AA$6];[.$AA$7];[.$AA$8]))" office:value-type="string" office:string-value="10,7" calcext:value-type="string">
            <text:p>10,7</text:p>
          </table:table-cell>
          <table:table-cell table:style-name="ce205" table:formula="of:=IF(OR(ISBLANK([.G7]);ISBLANK([.H7]));&quot;&quot;;NUMFORMA([.AL21];[.$AA$6];[.$AA$7];[.$AA$8]))" office:value-type="string" office:string-value="0,0932" calcext:value-type="string">
            <text:p>0,0932</text:p>
          </table:table-cell>
          <table:table-cell table:style-name="ce230" table:number-columns-repeated="2"/>
          <table:table-cell table:style-name="ce217" table:number-columns-repeated="6"/>
          <table:table-cell table:style-name="Default" table:number-columns-repeated="7"/>
          <table:table-cell/>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247"/>
          <table:table-cell table:style-name="ce246" office:value-type="string" calcext:value-type="string">
            <text:p>DATOS</text:p>
          </table:table-cell>
          <table:table-cell table:style-name="ce160" office:value-type="string" calcext:value-type="string">
            <text:p>elixida</text:p>
          </table:table-cell>
          <table:table-cell table:style-name="ce246" office:value-type="string" calcext:value-type="string">
            <text:p>S.I.</text:p>
          </table:table-cell>
          <table:table-cell table:style-name="ce160" table:number-columns-repeated="3"/>
          <table:table-cell table:style-name="ce225" office:value-type="string" calcext:value-type="string">
            <text:p>Gráfica</text:p>
          </table:table-cell>
          <table:table-cell table:style-name="ce160"/>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8]);ISBLANK([.H8]));&quot;&quot;;[.F8])" office:value-type="float" office:value="4" calcext:value-type="float">
            <text:p>4</text:p>
          </table:table-cell>
          <table:table-cell table:style-name="ce205" table:formula="of:=IF(ISBLANK([.G8]);&quot;&quot;;NUMFORMA([.AI22];[.$AA$6];[.$AA$7];[.$AA$8]))" office:value-type="string" office:string-value="-5,81" calcext:value-type="string">
            <text:p>-5,81</text:p>
          </table:table-cell>
          <table:table-cell table:style-name="ce205" table:formula="of:=IF(ISBLANK([.H8]);&quot;&quot;;NUMFORMA([.AJ22];[.$AA$6];[.$AA$7];[.$AA$8]))" office:value-type="string" office:string-value="4,98" calcext:value-type="string">
            <text:p>4,98</text:p>
          </table:table-cell>
          <table:table-cell table:style-name="ce205" table:formula="of:=IF(OR(ISBLANK([.G8]);ISBLANK([.H8]));&quot;&quot;;NUMFORMA([.AK22];[.$AA$6];[.$AA$7];[.$AA$8]))" office:value-type="string" office:string-value="10,8" calcext:value-type="string">
            <text:p>10,8</text:p>
          </table:table-cell>
          <table:table-cell table:style-name="ce205" table:formula="of:=IF(OR(ISBLANK([.G8]);ISBLANK([.H8]));&quot;&quot;;NUMFORMA([.AL22];[.$AA$6];[.$AA$7];[.$AA$8]))" office:value-type="string" office:string-value="0,0927" calcext:value-type="string">
            <text:p>0,092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3"/>
          <table:table-cell table:style-name="ce225"/>
          <table:table-cell table:style-name="ce246" table:formula="of:=[.F4]" office:value-type="string" office:string-value="N.º exp." calcext:value-type="string">
            <text:p>N.º exp.</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s</text:p>
          </table:table-cell>
          <table:table-cell table:style-name="ce247" office:value-type="string" calcext:value-type="string">
            <text:p>s<text:span text:style-name="T11">′</text:span></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ce160" office:value-type="string" calcext:value-type="string">
            <text:p>1/f</text:p>
          </table:table-cell>
          <table:table-cell table:style-name="ce160" office:value-type="string" calcext:value-type="string">
            <text:p>f</text:p>
          </table:table-cell>
          <table:table-cell table:style-name="ce247" office:value-type="string" calcext:value-type="string">
            <text:p>1/s</text:p>
          </table:table-cell>
          <table:table-cell table:style-name="ce247" office:value-type="string" calcext:value-type="string">
            <text:p>1/s<text:span text:style-name="T11">′</text:span></text:p>
          </table:table-cell>
          <table:table-cell table:style-name="Default" table:number-columns-repeated="2"/>
          <table:table-cell table:number-columns-repeated="6"/>
        </table:table-row>
        <table:table-row table:style-name="ro1">
          <table:covered-table-cell table:number-columns-repeated="4" table:style-name="Default"/>
          <table:table-cell table:style-name="ce373" table:formula="of:=IF(OR(ISBLANK([.G9]);ISBLANK([.H9]));&quot;&quot;;[.F9])">
            <text:p/>
          </table:table-cell>
          <table:table-cell table:style-name="ce205" table:formula="of:=IF(ISBLANK([.G9]);&quot;&quot;;NUMFORMA([.AI23];[.$AA$6];[.$AA$7];[.$AA$8]))">
            <text:p/>
          </table:table-cell>
          <table:table-cell table:style-name="ce205" table:formula="of:=IF(ISBLANK([.H9]);&quot;&quot;;NUMFORMA([.AJ23];[.$AA$6];[.$AA$7];[.$AA$8]))">
            <text:p/>
          </table:table-cell>
          <table:table-cell table:style-name="ce205" table:formula="of:=IF(OR(ISBLANK([.G9]);ISBLANK([.H9]));&quot;&quot;;NUMFORMA([.AK23];[.$AA$6];[.$AA$7];[.$AA$8]))">
            <text:p/>
          </table:table-cell>
          <table:table-cell table:style-name="ce205" table:formula="of:=IF(OR(ISBLANK([.G9]);ISBLANK([.H9]));&quot;&quot;;NUMFORMA([.AL23];[.$AA$6];[.$AA$7];[.$AA$8]))">
            <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11.5" calcext:value-type="float">
            <text:p>11,5</text:p>
          </table:table-cell>
          <table:table-cell table:style-name="ce228" table:formula="of:=AVALOR(TRIM([.H5]))" office:value-type="float" office:value="56" calcext:value-type="float">
            <text:p>56</text:p>
          </table:table-cell>
          <table:table-cell table:style-name="ce160" table:formula="of:=-[.AE19]*[.$AD$9]*[.$AG$9]" office:value-type="float" office:value="-11.5" calcext:value-type="float">
            <text:p>-11,5</text:p>
          </table:table-cell>
          <table:table-cell table:style-name="ce160" table:formula="of:=[.AF19]*[.$AD$9]*[.$AG$9]" office:value-type="float" office:value="56" calcext:value-type="float">
            <text:p>56</text:p>
          </table:table-cell>
          <table:table-cell table:style-name="ce160" table:formula="of:=IF([.AE19]=0;&quot;&quot;;-1/[.AE19]/[.$AD$9])" office:value-type="float" office:value="-8.69565217391304" calcext:value-type="float">
            <text:p>-8,69565217391304</text:p>
          </table:table-cell>
          <table:table-cell table:style-name="ce160" table:formula="of:=IF([.AF19]=0;&quot;&quot;;1/[.AF19]/[.$AD$9])" office:value-type="float" office:value="1.78571428571429" calcext:value-type="float">
            <text:p>1,78571428571429</text:p>
          </table:table-cell>
          <table:table-cell table:style-name="ce160" table:formula="of:=IF([.AF19]=0;&quot;&quot;;[.AJ19]-[.AI19])" office:value-type="float" office:value="10.4813664596273" calcext:value-type="float">
            <text:p>10,4813664596273</text:p>
          </table:table-cell>
          <table:table-cell table:style-name="ce160" table:formula="of:=IF(LEN([.AK19])=0;&quot;&quot;;1/[.AK19])" office:value-type="float" office:value="0.0954074074074074" calcext:value-type="float">
            <text:p>0,0954074074074074</text:p>
          </table:table-cell>
          <table:table-cell table:style-name="ce252" table:formula="of:=IF([.AG19]=0;&quot;&quot;;1/[.AG19])" office:value-type="float" office:value="-0.0869565217391304" calcext:value-type="float">
            <text:p>-0,0869565217391304</text:p>
          </table:table-cell>
          <table:table-cell table:style-name="ce395" table:formula="of:=IF([.AH19]=0;&quot;&quot;;1/[.AH19])" office:value-type="float" office:value="0.0178571428571429" calcext:value-type="float">
            <text:p>0,0178571428571429</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media</text:p>
          </table:table-cell>
          <table:table-cell table:style-name="ce728" table:formula="of:=NUMFORMA([.AK24];[.$AA$6];[.$AA$7];[.$AA$8])" office:value-type="string" office:string-value="10,7" calcext:value-type="string">
            <text:p>10,7</text:p>
          </table:table-cell>
          <table:table-cell table:style-name="ce728" table:formula="of:=NUMFORMA([.AL24];[.$AA$6];[.$AA$7];[.$AA$8])" office:value-type="string" office:string-value="0,0937" calcext:value-type="string">
            <text:p>0,0937</text:p>
          </table:table-cell>
          <table:table-cell table:style-name="ce230" table:number-columns-repeated="2"/>
          <table:table-cell table:style-name="ce217" table:number-columns-repeated="5"/>
          <table:table-cell table:style-name="ce316"/>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12.7" calcext:value-type="float">
            <text:p>12,7</text:p>
          </table:table-cell>
          <table:table-cell table:style-name="ce228" table:formula="of:=AVALOR(TRIM([.H6]))" office:value-type="float" office:value="35.5" calcext:value-type="float">
            <text:p>35,5</text:p>
          </table:table-cell>
          <table:table-cell table:style-name="ce160" table:formula="of:=-[.AE20]*[.$AD$9]*[.$AG$9]" office:value-type="float" office:value="-12.7" calcext:value-type="float">
            <text:p>-12,7</text:p>
          </table:table-cell>
          <table:table-cell table:style-name="ce160" table:formula="of:=[.AF20]*[.$AD$9]*[.$AG$9]" office:value-type="float" office:value="35.5" calcext:value-type="float">
            <text:p>35,5</text:p>
          </table:table-cell>
          <table:table-cell table:style-name="ce160" table:formula="of:=IF([.AE20]=0;&quot;&quot;;-1/[.AE20]/[.$AD$9])" office:value-type="float" office:value="-7.8740157480315" calcext:value-type="float">
            <text:p>-7,8740157480315</text:p>
          </table:table-cell>
          <table:table-cell table:style-name="ce160" table:formula="of:=IF([.AF20]=0;&quot;&quot;;1/[.AF20]/[.$AD$9])" office:value-type="float" office:value="2.8169014084507" calcext:value-type="float">
            <text:p>2,8169014084507</text:p>
          </table:table-cell>
          <table:table-cell table:style-name="ce160" table:formula="of:=IF([.AF20]=0;&quot;&quot;;[.AJ20]-[.AI20])" office:value-type="float" office:value="10.6909171564822" calcext:value-type="float">
            <text:p>10,6909171564822</text:p>
          </table:table-cell>
          <table:table-cell table:style-name="ce160" table:formula="of:=IF(LEN([.AK20])=0;&quot;&quot;;1/[.AK20])" office:value-type="float" office:value="0.0935373443983402" calcext:value-type="float">
            <text:p>0,0935373443983402</text:p>
          </table:table-cell>
          <table:table-cell table:style-name="ce252" table:formula="of:=IF([.AG20]=0;&quot;&quot;;1/[.AG20])" office:value-type="float" office:value="-0.078740157480315" calcext:value-type="float">
            <text:p>-0,078740157480315</text:p>
          </table:table-cell>
          <table:table-cell table:style-name="ce395" table:formula="of:=IF([.AH20]=0;&quot;&quot;;1/[.AH20])" office:value-type="float" office:value="0.028169014084507" calcext:value-type="float">
            <text:p>0,028169014084507</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table-cell table:style-name="ce230" office:value-type="string" calcext:value-type="string">
            <text:p>Da gráfica</text:p>
          </table:table-cell>
          <table:table-cell table:style-name="ce421" office:value-type="string" calcext:value-type="string">
            <text:p>y = m · x + b</text:p>
          </table:table-cell>
          <table:table-cell table:style-name="ce230" table:number-columns-repeated="4"/>
          <table:table-cell table:style-name="ce355" office:value-type="string" calcext:value-type="string">
            <text:p>1/s</text:p>
          </table:table-cell>
          <table:table-cell table:style-name="ce217" table:formula="of:=[.Q5]" office:value-type="string" office:string-value="(cm⁻¹)" calcext:value-type="string">
            <text:p>(cm⁻¹)</text:p>
          </table:table-cell>
          <table:table-cell table:style-name="ce217" table:number-columns-repeated="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15.4" calcext:value-type="float">
            <text:p>15,4</text:p>
          </table:table-cell>
          <table:table-cell table:style-name="ce228" table:formula="of:=AVALOR(TRIM([.H7]))" office:value-type="float" office:value="23.6" calcext:value-type="float">
            <text:p>23,6</text:p>
          </table:table-cell>
          <table:table-cell table:style-name="ce160" table:formula="of:=-[.AE21]*[.$AD$9]*[.$AG$9]" office:value-type="float" office:value="-15.4" calcext:value-type="float">
            <text:p>-15,4</text:p>
          </table:table-cell>
          <table:table-cell table:style-name="ce160" table:formula="of:=[.AF21]*[.$AD$9]*[.$AG$9]" office:value-type="float" office:value="23.6" calcext:value-type="float">
            <text:p>23,6</text:p>
          </table:table-cell>
          <table:table-cell table:style-name="ce160" table:formula="of:=IF([.AE21]=0;&quot;&quot;;-1/[.AE21]/[.$AD$9])" office:value-type="float" office:value="-6.49350649350649" calcext:value-type="float">
            <text:p>-6,49350649350649</text:p>
          </table:table-cell>
          <table:table-cell table:style-name="ce160" table:formula="of:=IF([.AF21]=0;&quot;&quot;;1/[.AF21]/[.$AD$9])" office:value-type="float" office:value="4.23728813559322" calcext:value-type="float">
            <text:p>4,23728813559322</text:p>
          </table:table-cell>
          <table:table-cell table:style-name="ce160" table:formula="of:=IF([.AF21]=0;&quot;&quot;;[.AJ21]-[.AI21])" office:value-type="float" office:value="10.7307946290997" calcext:value-type="float">
            <text:p>10,7307946290997</text:p>
          </table:table-cell>
          <table:table-cell table:style-name="ce160" table:formula="of:=IF(LEN([.AK21])=0;&quot;&quot;;1/[.AK21])" office:value-type="float" office:value="0.0931897435897436" calcext:value-type="float">
            <text:p>0,0931897435897436</text:p>
          </table:table-cell>
          <table:table-cell table:style-name="ce252" table:formula="of:=IF([.AG21]=0;&quot;&quot;;1/[.AG21])" office:value-type="float" office:value="-0.0649350649350649" calcext:value-type="float">
            <text:p>-0,0649350649350649</text:p>
          </table:table-cell>
          <table:table-cell table:style-name="ce395" table:formula="of:=IF([.AH21]=0;&quot;&quot;;1/[.AH21])" office:value-type="float" office:value="0.0423728813559322" calcext:value-type="float">
            <text:p>0,0423728813559322</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728" office:value-type="string" calcext:value-type="string">
            <text:p>ordenada na orixe</text:p>
          </table:table-cell>
          <table:table-cell table:style-name="ce728" table:formula="of:=NUMFORMA([.AN24];[.$AA$6];[.$AA$7];[.$AA$8])" office:value-type="string" office:string-value="0,113" calcext:value-type="string">
            <text:p>0,113</text:p>
          </table:table-cell>
          <table:table-cell table:style-name="ce230" table:formula="of:=[.AF9]" office:value-type="string" office:string-value="cm⁻¹" calcext:value-type="string">
            <text:p>cm⁻¹</text:p>
          </table:table-cell>
          <table:table-cell table:style-name="ce230" table:number-columns-repeated="2"/>
          <table:table-cell table:style-name="Default"/>
          <table:table-cell table:number-columns-repeated="4"/>
          <table:table-cell table:style-name="Default"/>
          <table:table-cell table:number-columns-repeated="8"/>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17.2" calcext:value-type="float">
            <text:p>17,2</text:p>
          </table:table-cell>
          <table:table-cell table:style-name="ce228" table:formula="of:=AVALOR(TRIM([.H8]))" office:value-type="float" office:value="20.1" calcext:value-type="float">
            <text:p>20,1</text:p>
          </table:table-cell>
          <table:table-cell table:style-name="ce160" table:formula="of:=-[.AE22]*[.$AD$9]*[.$AG$9]" office:value-type="float" office:value="-17.2" calcext:value-type="float">
            <text:p>-17,2</text:p>
          </table:table-cell>
          <table:table-cell table:style-name="ce160" table:formula="of:=[.AF22]*[.$AD$9]*[.$AG$9]" office:value-type="float" office:value="20.1" calcext:value-type="float">
            <text:p>20,1</text:p>
          </table:table-cell>
          <table:table-cell table:style-name="ce160" table:formula="of:=IF([.AE22]=0;&quot;&quot;;-1/[.AE22]/[.$AD$9])" office:value-type="float" office:value="-5.81395348837209" calcext:value-type="float">
            <text:p>-5,81395348837209</text:p>
          </table:table-cell>
          <table:table-cell table:style-name="ce160" table:formula="of:=IF([.AF22]=0;&quot;&quot;;1/[.AF22]/[.$AD$9])" office:value-type="float" office:value="4.97512437810945" calcext:value-type="float">
            <text:p>4,97512437810945</text:p>
          </table:table-cell>
          <table:table-cell table:style-name="ce160" table:formula="of:=IF([.AF22]=0;&quot;&quot;;[.AJ22]-[.AI22])" office:value-type="float" office:value="10.7890778664815" calcext:value-type="float">
            <text:p>10,7890778664815</text:p>
          </table:table-cell>
          <table:table-cell table:style-name="ce160" table:formula="of:=IF(LEN([.AK22])=0;&quot;&quot;;1/[.AK22])" office:value-type="float" office:value="0.092686327077748" calcext:value-type="float">
            <text:p>0,092686327077748</text:p>
          </table:table-cell>
          <table:table-cell table:style-name="ce252" table:formula="of:=IF([.AG22]=0;&quot;&quot;;1/[.AG22])" office:value-type="float" office:value="-0.0581395348837209" calcext:value-type="float">
            <text:p>-0,0581395348837209</text:p>
          </table:table-cell>
          <table:table-cell table:style-name="ce395" table:formula="of:=IF([.AH22]=0;&quot;&quot;;1/[.AH22])" office:value-type="float" office:value="0.0497512437810945" calcext:value-type="float">
            <text:p>0,0497512437810945</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2"/>
          <table:table-cell table:style-name="ce323" office:value-type="string" calcext:value-type="string">
            <text:p><text:span text:style-name="T36">potencia da lente</text:span></text:p>
          </table:table-cell>
          <table:table-cell table:style-name="ce208" table:formula="of:=IF([.$AH$4];NUMFORMA([.AN29];[.AA6]);&quot;&quot;)" office:value-type="string" office:string-value="11,3" calcext:value-type="string">
            <text:p>11,3</text:p>
          </table:table-cell>
          <table:table-cell table:style-name="ce230" office:value-type="string" calcext:value-type="string">
            <text:p>dioptrías</text:p>
          </table:table-cell>
          <table:table-cell table:style-name="ce230" table:number-columns-repeated="2"/>
          <table:table-cell table:style-name="Default"/>
          <table:table-cell table:number-columns-repeated="3"/>
          <table:table-cell table:style-name="Default"/>
          <table:table-cell table:number-columns-repeated="9"/>
          <table:table-cell table:style-name="ce108" table:number-columns-repeated="2"/>
          <table:table-cell table:style-name="ce160" table:number-columns-repeated="2"/>
          <table:table-cell table:style-name="ce160" office:value-type="float" office:value="5" calcext:value-type="float">
            <text:p>5</text:p>
          </table:table-cell>
          <table:table-cell table:style-name="ce160" table:formula="of:=AVALOR(TRIM([.G9]))" office:value-type="float" office:value="0" calcext:value-type="float">
            <text:p>0</text:p>
          </table:table-cell>
          <table:table-cell table:style-name="ce228" table:formula="of:=AVALOR(TRIM([.H9]))" office:value-type="float" office:value="0" calcext:value-type="float">
            <text:p>0</text:p>
          </table:table-cell>
          <table:table-cell table:style-name="ce160" table:formula="of:=-[.AE23]*[.$AD$9]*[.$AG$9]" office:value-type="float" office:value="-0" calcext:value-type="float">
            <text:p>0</text:p>
          </table:table-cell>
          <table:table-cell table:style-name="ce160" table:formula="of:=[.AF23]*[.$AD$9]*[.$AG$9]" office:value-type="float" office:value="0" calcext:value-type="float">
            <text:p>0</text:p>
          </table:table-cell>
          <table:table-cell table:style-name="ce160" table:formula="of:=IF([.AE23]=0;&quot;&quot;;-1/[.AE23]/[.$AD$9])">
            <text:p/>
          </table:table-cell>
          <table:table-cell table:style-name="ce160" table:formula="of:=IF([.AF23]=0;&quot;&quot;;1/[.AF23]/[.$AD$9])">
            <text:p/>
          </table:table-cell>
          <table:table-cell table:style-name="ce160" table:formula="of:=IF([.AF23]=0;&quot;&quot;;[.AJ23]-[.AI23])">
            <text:p/>
          </table:table-cell>
          <table:table-cell table:style-name="ce160" table:formula="of:=IF(LEN([.AK23])=0;&quot;&quot;;1/[.AK23])">
            <text:p/>
          </table:table-cell>
          <table:table-cell table:style-name="ce252" table:formula="of:=IF([.AG23]=0;&quot;&quot;;1/[.AG23])">
            <text:p/>
          </table:table-cell>
          <table:table-cell table:style-name="ce395" table:formula="of:=IF([.AH23]=0;&quot;&quot;;1/[.AH23])">
            <text:p/>
          </table:table-cell>
          <table:table-cell table:style-name="Default" table:number-columns-repeated="2"/>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table:number-columns-repeated="2"/>
          <table:table-cell table:style-name="ce108"/>
          <table:table-cell table:style-name="ce160" table:number-columns-repeated="5"/>
          <table:table-cell table:style-name="ce108"/>
          <table:table-cell table:style-name="ce160" table:formula="of:=AVERAGE([.AK$19:.AK$23])" office:value-type="float" office:value="10.6730390279227" calcext:value-type="float">
            <text:p>10,6730390279227</text:p>
          </table:table-cell>
          <table:table-cell table:style-name="ce160" table:formula="of:=AVERAGE([.AL$19:.AL$23])" office:value-type="float" office:value="0.0937052056183098" calcext:value-type="float">
            <text:p>0,0937052056183098</text:p>
          </table:table-cell>
          <table:table-cell table:style-name="ce108" office:value-type="float" office:value="0" calcext:value-type="float">
            <text:p>0</text:p>
          </table:table-cell>
          <table:table-cell table:style-name="ce108" table:formula="of:=[.AN29]/[.AG9]" office:value-type="float" office:value="0.113458880957542" calcext:value-type="float">
            <text:p>0,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60" table:number-columns-repeated="5"/>
          <table:table-cell table:style-name="ce108" table:number-columns-repeated="4"/>
          <table:table-cell table:style-name="ce160" table:number-columns-repeated="2"/>
          <table:table-cell table:style-name="ce108" table:number-columns-repeated="2"/>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1-12-04" calcext:value-type="date">
            <text:p>04/12/21</text:p>
          </table:table-cell>
          <table:table-cell table:style-name="Default" table:number-columns-repeated="4"/>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08"/>
          <table:table-cell table:style-name="ce160" table:number-columns-repeated="2"/>
          <table:table-cell table:style-name="ce247" office:value-type="string" calcext:value-type="string">
            <text:p>error típico xy</text:p>
          </table:table-cell>
          <table:table-cell table:style-name="ce108" table:formula="of:=STEYX([.AN$19:.AN$23];[.AM$19:.AM$23])" office:value-type="float" office:value="0.000688116148289291" calcext:value-type="float">
            <text:p>0,000688116148289291</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231"/>
          <table:table-cell table:style-name="ce160" table:number-columns-repeated="4"/>
          <table:table-cell table:style-name="ce249" table:number-columns-repeated="3"/>
          <table:table-cell table:style-name="ce160" table:number-columns-repeated="3"/>
          <table:table-cell table:style-name="ce160" office:value-type="string" calcext:value-type="string">
            <text:p>covarianza</text:p>
          </table:table-cell>
          <table:table-cell table:style-name="ce160" table:formula="of:=COVAR([.AM$19:.AM$23];[.AN$19:.AN$23])" office:value-type="float" office:value="0.000139657700512517" calcext:value-type="float">
            <text:p>0,000139657700512517</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60" table:number-columns-repeated="10"/>
          <table:table-cell table:style-name="ce247" office:value-type="string" calcext:value-type="string">
            <text:p>pendente</text:p>
          </table:table-cell>
          <table:table-cell table:style-name="ce160" table:formula="of:=SLOPE([.AN19:.AN23];[.AM19:.AM23])" office:value-type="float" office:value="1.09320166050758" calcext:value-type="float">
            <text:p>1,09320166050758</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table-cell table:style-name="ce160" table:number-columns-repeated="8"/>
          <table:table-cell table:style-name="ce246" table:formula="of:=[.H26]" office:value-type="float" office:value="44534" calcext:value-type="float">
            <text:p>44534</text:p>
          </table:table-cell>
          <table:table-cell table:style-name="ce247" office:value-type="string" calcext:value-type="string">
            <text:p>1/f =</text:p>
          </table:table-cell>
          <table:table-cell table:style-name="ce108" table:formula="of:=INTERCEPT([.AN$19:.AN$23];[.AM$19:.AM$23])/INDEX([.AD5:.AD7];[.AF8];1)" office:value-type="float" office:value="11.3458880957542" calcext:value-type="float">
            <text:p>11,3458880957542</text:p>
          </table:table-cell>
          <table:table-cell table:style-name="Default" table:number-columns-repeated="2"/>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60"/>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table-cell table:number-columns-repeated="11"/>
          <table:table-cell table:style-name="ce225"/>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number-columns-repeated="13"/>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14"/>
          <table:table-cell table:number-columns-repeated="6"/>
        </table:table-row>
        <table:table-row table:style-name="ro1">
          <table:covered-table-cell table:style-name="Default"/>
          <table:covered-table-cell table:number-columns-repeated="3"/>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style-name="Default"/>
          <table:covered-table-cell table:number-columns-repeated="3"/>
          <table:table-cell table:style-name="Default" table:number-columns-repeated="7"/>
          <table:table-cell table:number-columns-repeated="17"/>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Default" table:number-columns-repeated="7"/>
          <table:table-cell table:number-columns-repeated="13"/>
        </table:table-row>
        <table:table-row table:style-name="ro1" table:number-rows-repeated="3">
          <table:table-cell table:style-name="Default" table:number-columns-repeated="12"/>
          <table:table-cell table:number-columns-repeated="16"/>
          <table:table-cell table:style-name="ce108" table:number-columns-repeated="7"/>
          <table:table-cell table:number-columns-repeated="13"/>
        </table:table-row>
        <table:table-row table:style-name="ro1">
          <table:table-cell table:style-name="Default" table:number-columns-repeated="12"/>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170" office:value-type="string" calcext:value-type="string" table:number-columns-spanned="9" table:number-rows-spanned="13">
            <text:p>Elixa, nas celas de cor laranxa, as unidades dos datos de que dispón.</text:p>
            <text:p>Escriba os valores dos datos dos que dispón nas celas de cor branca e bordo azul.</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office:value-type="string" calcext:value-type="string" table:number-columns-spanned="9" table:number-rows-spanned="8">
            <text:p><text:span text:style-name="T52">Pode elixir o número (entre 1 e 6) de cifras significativas con se presentan os resultados.</text:span></text:p>
            <text:p><text:span text:style-name="T52">O valor por defecto é 3.</text:span></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Pode elixir, <text:s/>nas celas de aor laranxa, as unidades dos eixes da gráfica.</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table:table>
      <table:table table:name="D_Lentes" table:style-name="ta1" table:print="false">
        <table:table-column table:style-name="co11" table:number-columns-repeated="4" table:default-cell-style-name="ce63"/>
        <table:table-column table:style-name="co8" table:default-cell-style-name="ce63"/>
        <table:table-column table:style-name="co32" table:number-columns-repeated="4"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Lentes.$A$1]" office:value-type="string" office:string-value="L     E     N     T     E     S" calcext:value-type="string" table:number-columns-spanned="4" table:number-rows-spanned="1">
            <text:p>L <text:s text:c="4"/>E <text:s text:c="4"/>N <text:s text:c="4"/>T <text:s text:c="4"/>E <text:s text:c="4"/>S</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extr. 22</text:p>
          </table:table-cell>
          <table:table-cell table:style-name="ce280"/>
          <table:table-cell table:style-name="Default" table:number-columns-repeated="2"/>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322" office:value-type="string" calcext:value-type="string" table:number-columns-spanned="4" table:number-rows-spanned="7">
            <text:p><text:span text:style-name="T51">Cos datos das distancias obxecto, s, e imaxe, s′, dunha lente converxente representados na táboa adxunta:</text:span></text:p>
            <text:p><text:span text:style-name="T51">a) Representa graficamente 1/s′ fronte a 1/s.</text:span></text:p>
            <text:p><text:span text:style-name="T51">b) Determina o valor da potencia da lente.</text:span></text:p>
            <text:p><text:span text:style-name="T51">(A.B.A.U. extr. 22)</text:span></text:p>
            <text:p><text:span text:style-name="T51">Rta.: b) P = 11,3 dioptrías.</text:span></text:p>
          </table:table-cell>
          <table:covered-table-cell table:style-name="ce320"/>
          <table:covered-table-cell table:number-columns-repeated="2" table:style-name="ce315"/>
          <table:table-cell table:style-name="ce280" table:number-columns-repeated="7"/>
          <table:table-cell table:style-name="Default"/>
          <table:table-cell table:style-name="ce374" office:value-type="string" calcext:value-type="string">
            <text:p><text:a xlink:href="#Lentes"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3"/>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3"/>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11.5" calcext:value-type="float">
            <text:p>11,5</text:p>
          </table:table-cell>
          <table:table-cell table:style-name="ce354" office:value-type="float" office:value="56" calcext:value-type="float">
            <text:p>56</text:p>
          </table:table-cell>
          <table:table-cell table:style-name="ce499" table:content-validation-name="val25"/>
          <table:table-cell table:style-name="ce310" office:value-type="string" calcext:value-type="string">
            <text:p>cm <text:s text:c="17"/></text:p>
          </table:table-cell>
          <table:table-cell table:style-name="ce138"/>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12.7" calcext:value-type="float">
            <text:p>12,7</text:p>
          </table:table-cell>
          <table:table-cell table:style-name="ce354" office:value-type="float" office:value="35.5" calcext:value-type="float">
            <text:p>35,5</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15.4" calcext:value-type="float">
            <text:p>15,4</text:p>
          </table:table-cell>
          <table:table-cell table:style-name="ce354" office:value-type="float" office:value="23.6" calcext:value-type="float">
            <text:p>23,6</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17.2" calcext:value-type="float">
            <text:p>17,2</text:p>
          </table:table-cell>
          <table:table-cell table:style-name="ce354" office:value-type="float" office:value="20.1" calcext:value-type="float">
            <text:p>20,1</text:p>
          </table:table-cell>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Volva a «Lentes»</text:p>
          </table:table-cell>
          <table:table-cell table:style-name="ce374" office:value-type="string" calcext:value-type="string">
            <text:p><text:a xlink:href="#Lentes" xlink:type="simple">Cálculo</text:a></text:p>
          </table:table-cell>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table:number-columns-repeated="2"/>
          <table:table-cell table:style-name="ce280" office:value-type="string" calcext:value-type="string">
            <text:p>cm</text:p>
          </table:table-cell>
          <table:table-cell table:style-name="ce280" table:number-columns-repeated="2"/>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table-cell table:style-name="ce166" office:value-type="float" office:value="1" calcext:value-type="float">
            <text:p>1</text:p>
          </table:table-cell>
          <table:table-cell table:style-name="ce166" office:value-type="float" office:value="11.5" calcext:value-type="float">
            <text:p>11,5</text:p>
          </table:table-cell>
          <table:table-cell table:style-name="ce166" office:value-type="float" office:value="56" calcext:value-type="float">
            <text:p>56</text:p>
          </table:table-cell>
          <table:table-cell table:style-name="ce166"/>
          <table:table-cell table:style-name="ce280" table:number-columns-repeated="7"/>
          <table:table-cell table:style-name="Default"/>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table-cell table:style-name="ce166" office:value-type="float" office:value="2" calcext:value-type="float">
            <text:p>2</text:p>
          </table:table-cell>
          <table:table-cell table:style-name="ce166" office:value-type="float" office:value="12.7" calcext:value-type="float">
            <text:p>12,7</text:p>
          </table:table-cell>
          <table:table-cell table:style-name="ce166" office:value-type="float" office:value="35.5" calcext:value-type="float">
            <text:p>35,5</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15.4" calcext:value-type="float">
            <text:p>15,4</text:p>
          </table:table-cell>
          <table:table-cell table:style-name="ce166" office:value-type="float" office:value="23.6" calcext:value-type="float">
            <text:p>23,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17.2" calcext:value-type="float">
            <text:p>17,2</text:p>
          </table:table-cell>
          <table:table-cell table:style-name="ce166" office:value-type="float" office:value="20.1" calcext:value-type="float">
            <text:p>20,1</text:p>
          </table:table-cell>
          <table:table-cell table:style-name="ce166"/>
          <table:table-cell table:style-name="Default" table:number-columns-repeated="10"/>
          <table:table-cell table:number-columns-repeated="46"/>
        </table:table-row>
        <table:table-row table:style-name="ro1">
          <table:table-cell table:style-name="ce166" table:number-columns-repeated="4"/>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text:span text:style-name="T24">ord. 21</text:span></text:p>
          </table:table-cell>
          <table:table-cell table:style-name="ce280"/>
          <table:table-cell table:style-name="Default" table:number-columns-repeated="4"/>
          <table:table-cell table:number-columns-repeated="46"/>
        </table:table-row>
        <table:table-row table:style-name="ro1">
          <table:table-cell table:style-name="ce265" office:value-type="string" calcext:value-type="string" table:number-columns-spanned="4" table:number-rows-spanned="7">
            <text:p><text:span text:style-name="T36">Medíronse no laboratorio os seguintes valores para a distancia obxecto-imaxe dunha lente converxente: </text:span></text:p>
            <text:p><text:span text:style-name="T36">a) Explica a montaxe experimental utilizado.</text:span></text:p>
            <text:p><text:span text:style-name="T36">a) Calcula o valor da potencia da lente.</text:span></text:p>
            <text:p><text:span text:style-name="T36">(A.B.A.U. ord. 21, P.A.U. Set. 16)</text:span></text:p>
            <text:p><text:span text:style-name="T36">Rta.: P = 4,11 dioptrías.</text:span></text:p>
            <text:p/>
          </table:table-cell>
          <table:covered-table-cell table:style-name="ce320"/>
          <table:covered-table-cell table:number-columns-repeated="2"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354" office:value-type="float" office:value="39" calcext:value-type="float">
            <text:p>39</text:p>
          </table:table-cell>
          <table:table-cell table:style-name="ce354" office:value-type="float" office:value="64.3" calcext:value-type="float">
            <text:p>64,3</text:p>
          </table:table-cell>
          <table:table-cell table:style-name="ce499" table:content-validation-name="val25"/>
          <table:table-cell table:style-name="ce138" office:value-type="string" calcext:value-type="string">
            <text:p>cm <text:s text:c="17"/></text:p>
          </table:table-cell>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354" office:value-type="float" office:value="41.9" calcext:value-type="float">
            <text:p>41,9</text:p>
          </table:table-cell>
          <table:table-cell table:style-name="ce354" office:value-type="float" office:value="58.6" calcext:value-type="float">
            <text:p>58,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354" office:value-type="float" office:value="49.3" calcext:value-type="float">
            <text:p>49,3</text:p>
          </table:table-cell>
          <table:table-cell table:style-name="ce354" office:value-type="float" office:value="48.8" calcext:value-type="float">
            <text:p>48,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354" office:value-type="float" office:value="59.9" calcext:value-type="float">
            <text:p>59,9</text:p>
          </table:table-cell>
          <table:table-cell table:style-name="ce354" office:value-type="float" office:value="40.6" calcext:value-type="float">
            <text:p>40,6</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354" office:value-type="float" office:value="68.5" calcext:value-type="float">
            <text:p>68,5</text:p>
          </table:table-cell>
          <table:table-cell table:style-name="ce354" office:value-type="float" office:value="37.8" calcext:value-type="float">
            <text:p>37,8</text:p>
          </table:table-cell>
          <table:table-cell table:style-name="ce280" office:value-type="string" calcext:value-type="string">
            <text:p>cm</text:p>
          </table:table-cell>
          <table:table-cell table:style-name="ce280"/>
          <table:table-cell table:style-name="Default" table:number-columns-repeated="4"/>
          <table:table-cell table:number-columns-repeated="46"/>
        </table:table-row>
        <table:table-row table:style-name="ro1">
          <table:table-cell table:style-name="ce166" office:value-type="float" office:value="1" calcext:value-type="float">
            <text:p>1</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style-name="Default" table:number-columns-repeated="4"/>
          <table:table-cell table:number-columns-repeated="46"/>
        </table:table-row>
        <table:table-row table:style-name="ro1">
          <table:table-cell table:style-name="ce166" office:value-type="float" office:value="2" calcext:value-type="float">
            <text:p>2</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3" calcext:value-type="float">
            <text:p>3</text:p>
          </table:table-cell>
          <table:table-cell table:style-name="ce166" office:value-type="float" office:value="49.3" calcext:value-type="float">
            <text:p>49,3</text:p>
          </table:table-cell>
          <table:table-cell table:style-name="ce166" office:value-type="float" office:value="48.8" calcext:value-type="float">
            <text:p>48,8</text:p>
          </table:table-cell>
          <table:table-cell table:style-name="ce166"/>
          <table:table-cell table:style-name="Default" table:number-columns-repeated="10"/>
          <table:table-cell table:number-columns-repeated="46"/>
        </table:table-row>
        <table:table-row table:style-name="ro1">
          <table:table-cell table:style-name="ce166" office:value-type="float" office:value="4" calcext:value-type="float">
            <text:p>4</text:p>
          </table:table-cell>
          <table:table-cell table:style-name="ce166" office:value-type="float" office:value="59.9" calcext:value-type="float">
            <text:p>59,9</text:p>
          </table:table-cell>
          <table:table-cell table:style-name="ce166" office:value-type="float" office:value="40.6" calcext:value-type="float">
            <text:p>40,6</text:p>
          </table:table-cell>
          <table:table-cell table:style-name="ce166"/>
          <table:table-cell table:style-name="Default" table:number-columns-repeated="10"/>
          <table:table-cell table:number-columns-repeated="46"/>
        </table:table-row>
        <table:table-row table:style-name="ro1">
          <table:table-cell table:style-name="ce166" office:value-type="float" office:value="5" calcext:value-type="float">
            <text:p>5</text:p>
          </table:table-cell>
          <table:table-cell table:style-name="ce166" office:value-type="float" office:value="68.5" calcext:value-type="float">
            <text:p>68,5</text:p>
          </table:table-cell>
          <table:table-cell table:style-name="ce166" office:value-type="float" office:value="37.8" calcext:value-type="float">
            <text:p>37,8</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61" office:value-type="string" calcext:value-type="string">
            <text:p>ord. 18</text:p>
          </table:table-cell>
          <table:table-cell table:style-name="ce280"/>
          <table:table-cell table:style-name="Default" table:number-columns-repeated="4"/>
          <table:table-cell table:number-columns-repeated="46"/>
        </table:table-row>
        <table:table-row table:style-name="ro1">
          <table:table-cell table:style-name="ce322" office:value-type="string" calcext:value-type="string" table:number-columns-spanned="4" table:number-rows-spanned="7">
            <text:p><text:span text:style-name="T36">Medíronse no laboratorio os seguintes valores para as distancias obxecto e imaxe dunha lente converxente:</text:span></text:p>
            <text:p><text:span text:style-name="T36">Determina o valor da potencia da lente. Estima a súa incerteza.</text:span></text:p>
            <text:p><text:span text:style-name="T36">(A.B.A.U. ord. 18)</text:span></text:p>
            <text:p><text:span text:style-name="T36">Rta.: </text:span><text:span text:style-name="T57">4,1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33.9" calcext:value-type="float">
            <text:p>33,9</text:p>
          </table:table-cell>
          <table:table-cell table:style-name="ce644" office:value-type="float" office:value="84.7" calcext:value-type="float">
            <text:p>84,7</text:p>
          </table:table-cell>
          <table:table-cell table:style-name="ce499" table:content-validation-name="val25"/>
          <table:table-cell table:style-name="ce138" office:value-type="string" calcext:value-type="string">
            <text:p>cm <text:s text:c="17"/></text:p>
          </table:table-cell>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39" calcext:value-type="float">
            <text:p>39</text:p>
          </table:table-cell>
          <table:table-cell table:style-name="ce202" office:value-type="float" office:value="64.3" calcext:value-type="float">
            <text:p>64,3</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41.9" calcext:value-type="float">
            <text:p>41,9</text:p>
          </table:table-cell>
          <table:table-cell table:style-name="ce202" office:value-type="float" office:value="58.6" calcext:value-type="float">
            <text:p>58,6</text:p>
          </table:table-cell>
          <table:table-cell table:style-name="ce280" office:value-type="string" calcext:value-type="string">
            <text:p>cm</text:p>
          </table:table-cell>
          <table:table-cell table:style-name="ce280"/>
          <table:table-cell table:number-columns-repeated="50"/>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49.3" calcext:value-type="float">
            <text:p>49,3</text:p>
          </table:table-cell>
          <table:table-cell table:style-name="ce202" office:value-type="float" office:value="48" calcext:value-type="float">
            <text:p>48</text:p>
          </table:table-cell>
          <table:table-cell table:style-name="ce280" office:value-type="string" calcext:value-type="string">
            <text:p>cm</text:p>
          </table:table-cell>
          <table:table-cell table:style-name="ce280"/>
          <table:table-cell table:number-columns-repeated="50"/>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50"/>
        </table:table-row>
        <table:table-row table:style-name="ro1">
          <table:table-cell table:style-name="ce166" office:value-type="float" office:value="1" calcext:value-type="float">
            <text:p>1</text:p>
          </table:table-cell>
          <table:table-cell table:style-name="ce166" office:value-type="float" office:value="33.9" calcext:value-type="float">
            <text:p>33,9</text:p>
          </table:table-cell>
          <table:table-cell table:style-name="ce166" office:value-type="float" office:value="84.7" calcext:value-type="float">
            <text:p>84,7</text:p>
          </table:table-cell>
          <table:table-cell table:style-name="ce166"/>
          <table:table-cell table:style-name="ce280" table:number-columns-repeated="6"/>
          <table:table-cell table:number-columns-repeated="50"/>
        </table:table-row>
        <table:table-row table:style-name="ro1">
          <table:table-cell table:style-name="ce166" office:value-type="float" office:value="2" calcext:value-type="float">
            <text:p>2</text:p>
          </table:table-cell>
          <table:table-cell table:style-name="ce433" office:value-type="float" office:value="39" calcext:value-type="float">
            <text:p>39,0</text:p>
          </table:table-cell>
          <table:table-cell table:style-name="ce166" office:value-type="float" office:value="64.3" calcext:value-type="float">
            <text:p>64,3</text:p>
          </table:table-cell>
          <table:table-cell table:style-name="ce166"/>
          <table:table-cell table:style-name="ce280" table:number-columns-repeated="6"/>
          <table:table-cell table:number-columns-repeated="50"/>
        </table:table-row>
        <table:table-row table:style-name="ro1">
          <table:table-cell table:style-name="ce166" office:value-type="float" office:value="3" calcext:value-type="float">
            <text:p>3</text:p>
          </table:table-cell>
          <table:table-cell table:style-name="ce166" office:value-type="float" office:value="41.9" calcext:value-type="float">
            <text:p>41,9</text:p>
          </table:table-cell>
          <table:table-cell table:style-name="ce166" office:value-type="float" office:value="58.6" calcext:value-type="float">
            <text:p>58,6</text:p>
          </table:table-cell>
          <table:table-cell table:style-name="ce166"/>
          <table:table-cell table:style-name="ce280" table:number-columns-repeated="6"/>
          <table:table-cell table:number-columns-repeated="50"/>
        </table:table-row>
        <table:table-row table:style-name="ro1">
          <table:table-cell table:style-name="ce166" office:value-type="float" office:value="4" calcext:value-type="float">
            <text:p>4</text:p>
          </table:table-cell>
          <table:table-cell table:style-name="ce166" office:value-type="float" office:value="49.3" calcext:value-type="float">
            <text:p>49,3</text:p>
          </table:table-cell>
          <table:table-cell table:style-name="ce433" office:value-type="float" office:value="48" calcext:value-type="float">
            <text:p>48,0</text:p>
          </table:table-cell>
          <table:table-cell table:style-name="ce166"/>
          <table:table-cell table:style-name="ce280" table:number-columns-repeated="6"/>
          <table:table-cell table:number-columns-repeated="50"/>
        </table:table-row>
        <table:table-row table:style-name="ro1">
          <table:table-cell table:style-name="ce166" table:number-columns-repeated="4"/>
          <table:table-cell table:style-name="ce280" table:number-columns-repeated="6"/>
          <table:table-cell table:number-columns-repeated="50"/>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number-columns-repeated="2"/>
          <table:table-cell table:style-name="ce371" office:value-type="string" calcext:value-type="string">
            <text:p>extr. 17</text:p>
          </table:table-cell>
          <table:table-cell table:style-name="ce280"/>
          <table:table-cell table:number-columns-repeated="50"/>
        </table:table-row>
        <table:table-row table:style-name="ro1">
          <table:table-cell table:style-name="ce265" office:value-type="string" calcext:value-type="string" table:number-columns-spanned="4" table:number-rows-spanned="7">
            <text:p><text:span text:style-name="T36">Medíronse no laboratorio os seguintes valores para as distancias obxecto e imaxe dunha lente converxente:</text:span></text:p>
            <text:p><text:span text:style-name="T36">Determina o valor da potencia da lente e estima a súa incerteza.</text:span></text:p>
            <text:p><text:span text:style-name="T36">(A.B.A.U. extr. 17)</text:span></text:p>
            <text:p><text:span text:style-name="T36">Rta,; 2,5 dioptrías</text:span></text:p>
          </table:table-cell>
          <table:covered-table-cell table:style-name="ce320"/>
          <table:covered-table-cell table:number-columns-repeated="2" table:style-name="ce315"/>
          <table:table-cell table:style-name="ce280" table:number-columns-repeated="6"/>
          <table:table-cell table:number-columns-repeated="50"/>
        </table:table-row>
        <table:table-row table:style-name="ro1">
          <table:covered-table-cell table:number-columns-repeated="4" table:style-name="ce315"/>
          <table:table-cell table:style-name="ce280" table:number-columns-repeated="2"/>
          <table:table-cell table:style-name="ce274" office:value-type="string" calcext:value-type="string" table:number-columns-spanned="2" table:number-rows-spanned="1">
            <text:p>distancia</text:p>
          </table:table-cell>
          <table:covered-table-cell table:style-name="ce280"/>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280" office:value-type="string" calcext:value-type="string">
            <text:p>N.º exp.</text:p>
          </table:table-cell>
          <table:table-cell table:style-name="ce183" office:value-type="string" calcext:value-type="string">
            <text:p>obxecto</text:p>
          </table:table-cell>
          <table:table-cell table:style-name="ce183" office:value-type="string" calcext:value-type="string">
            <text:p>imaxe</text:p>
          </table:table-cell>
          <table:table-cell table:style-name="ce280" table:number-columns-repeated="2"/>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50" calcext:value-type="float">
            <text:p>50</text:p>
          </table:table-cell>
          <table:table-cell table:style-name="ce644" office:value-type="float" office:value="200" calcext:value-type="float">
            <text:p>200</text:p>
          </table:table-cell>
          <table:table-cell table:style-name="ce499" table:content-validation-name="val25"/>
          <table:table-cell table:style-name="ce138" office:value-type="string" calcext:value-type="string">
            <text:p>cm <text:s text:c="17"/></text:p>
          </table:table-cell>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60" calcext:value-type="float">
            <text:p>60</text:p>
          </table:table-cell>
          <table:table-cell table:style-name="ce202" office:value-type="float" office:value="125" calcext:value-type="float">
            <text:p>12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float" office:value="70" calcext:value-type="float">
            <text:p>70</text:p>
          </table:table-cell>
          <table:table-cell table:style-name="ce202" office:value-type="float" office:value="95" calcext:value-type="float">
            <text:p>95</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float" office:value="90" calcext:value-type="float">
            <text:p>90</text:p>
          </table:table-cell>
          <table:table-cell table:style-name="ce202" office:value-type="float" office:value="70" calcext:value-type="float">
            <text:p>70</text:p>
          </table:table-cell>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336" office:value-type="string" calcext:value-type="string">
            <text:p>N.° exp,</text:p>
          </table:table-cell>
          <table:table-cell table:style-name="ce341" office:value-type="string" calcext:value-type="string">
            <text:p>s(cm)</text:p>
          </table:table-cell>
          <table:table-cell table:style-name="ce341" office:value-type="string" calcext:value-type="string">
            <text:p>s'(cm)</text:p>
          </table:table-cell>
          <table:table-cell table:style-name="ce166"/>
          <table:table-cell table:style-name="ce280"/>
          <table:table-cell table:style-name="ce183" office:value-type="float" office:value="5" calcext:value-type="float">
            <text:p>5</text:p>
          </table:table-cell>
          <table:table-cell table:style-name="ce212"/>
          <table:table-cell table:style-name="ce644"/>
          <table:table-cell table:style-name="ce280" office:value-type="string" calcext:value-type="string">
            <text:p>cm</text:p>
          </table:table-cell>
          <table:table-cell table:style-name="ce280"/>
          <table:table-cell table:number-columns-repeated="3"/>
          <table:table-cell table:style-name="ce108" table:number-columns-repeated="2"/>
          <table:table-cell table:number-columns-repeated="45"/>
        </table:table-row>
        <table:table-row table:style-name="ro1">
          <table:table-cell table:style-name="ce166" office:value-type="float" office:value="1" calcext:value-type="float">
            <text:p>1</text:p>
          </table:table-cell>
          <table:table-cell table:style-name="ce166" office:value-type="float" office:value="50" calcext:value-type="float">
            <text:p>50</text:p>
          </table:table-cell>
          <table:table-cell table:style-name="ce166" office:value-type="float" office:value="200" calcext:value-type="float">
            <text:p>200</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2" calcext:value-type="float">
            <text:p>2</text:p>
          </table:table-cell>
          <table:table-cell table:style-name="ce166" office:value-type="float" office:value="60" calcext:value-type="float">
            <text:p>60</text:p>
          </table:table-cell>
          <table:table-cell table:style-name="ce166" office:value-type="float" office:value="125" calcext:value-type="float">
            <text:p>12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3" calcext:value-type="float">
            <text:p>3</text:p>
          </table:table-cell>
          <table:table-cell table:style-name="ce166" office:value-type="float" office:value="70" calcext:value-type="float">
            <text:p>70</text:p>
          </table:table-cell>
          <table:table-cell table:style-name="ce166" office:value-type="float" office:value="95" calcext:value-type="float">
            <text:p>95</text:p>
          </table:table-cell>
          <table:table-cell table:style-name="ce166"/>
          <table:table-cell table:style-name="ce280" table:number-columns-repeated="6"/>
          <table:table-cell table:number-columns-repeated="3"/>
          <table:table-cell table:style-name="ce108" table:number-columns-repeated="2"/>
          <table:table-cell table:number-columns-repeated="45"/>
        </table:table-row>
        <table:table-row table:style-name="ro1">
          <table:table-cell table:style-name="ce166" office:value-type="float" office:value="4" calcext:value-type="float">
            <text:p>4</text:p>
          </table:table-cell>
          <table:table-cell table:style-name="ce166" office:value-type="float" office:value="90" calcext:value-type="float">
            <text:p>90</text:p>
          </table:table-cell>
          <table:table-cell table:style-name="ce166" office:value-type="float" office:value="70" calcext:value-type="float">
            <text:p>70</text:p>
          </table:table-cell>
          <table:table-cell table:style-name="ce166"/>
          <table:table-cell table:style-name="Default" table:number-columns-repeated="6"/>
          <table:table-cell table:number-columns-repeated="3"/>
          <table:table-cell table:style-name="ce108" table:number-columns-repeated="2"/>
          <table:table-cell table:number-columns-repeated="45"/>
        </table:table-row>
        <table:table-row table:style-name="ro1">
          <table:table-cell table:style-name="ce166" table:number-columns-repeated="4"/>
          <table:table-cell table:style-name="Default" table:number-columns-repeated="6"/>
          <table:table-cell table:number-columns-repeated="3"/>
          <table:table-cell table:style-name="ce108" table:number-columns-repeated="2"/>
          <table:table-cell table:number-columns-repeated="45"/>
        </table:table-row>
        <table:table-row table:style-name="ro1" table:number-rows-repeated="11">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88">
          <table:table-cell table:number-columns-repeated="60"/>
        </table:table-row>
        <table:table-row table:style-name="ro2" table:number-rows-repeated="30">
          <table:table-cell table:number-columns-repeated="60"/>
        </table:table-row>
        <table:table-row table:style-name="ro2">
          <table:table-cell table:number-columns-repeated="60"/>
        </table:table-row>
      </table:table>
      <table:table table:name="Fotoeléctr" table:style-name="ta1" table:protected="true" table:print="fals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1" form:id="control1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Borra.VaciarCeldasNoProteg?language=Basic&amp;location=document" xlink:type="simple"/>
              </office:event-listeners>
            </form:button>
            <form:button form:name="Botón 2" form:control-implementation="ooo:com.sun.star.form.component.CommandButton" xml:id="control12" form:id="control12" form:label="Cifras significativa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DialogoCifras.FormatoRESULTADOS?language=Basic&amp;location=document" xlink:type="simple"/>
              </office:event-listeners>
            </form:button>
          </form:form>
        </office:forms>
        <table:shapes>
          <draw:frame draw:z-index="0" draw:style-name="gr7" draw:text-style-name="P5" svg:width="8.108cm" svg:height="6.853cm" svg:x="21.291cm" svg:y="2.65cm">
            <draw:object draw:notify-on-update-of-ranges="Fotoeléctr.AH28:Fotoeléctr.AH30 Fotoeléctr.AI28:Fotoeléctr.AI30 Fotoeléctr.AH36:Fotoeléctr.AH40 Fotoeléctr.AI36:Fotoeléctr.AI40" xlink:href="./Object 6" xlink:type="simple" xlink:show="embed" xlink:actuate="onLoad">
              <loext:p/>
            </draw:object>
            <draw:image xlink:href="./ObjectReplacements/Object 6" xlink:type="simple" xlink:show="embed" xlink:actuate="onLoad"/>
          </draw:frame>
        </table:shapes>
        <table:table-column table:style-name="co53" table:default-cell-style-name="ce63"/>
        <table:table-column table:style-name="co11" table:number-columns-repeated="3" table:default-cell-style-name="ce63"/>
        <table:table-column table:style-name="co21" table:default-cell-style-name="ce63"/>
        <table:table-column table:style-name="co11" table:number-columns-repeated="3" table:default-cell-style-name="ce63"/>
        <table:table-column table:style-name="co54" table:default-cell-style-name="ce63"/>
        <table:table-column table:style-name="co23" table:default-cell-style-name="ce63"/>
        <table:table-column table:style-name="co8" table:default-cell-style-name="ce63"/>
        <table:table-column table:style-name="co23" table:default-cell-style-name="ce63"/>
        <table:table-column table:style-name="co4" table:default-cell-style-name="ce63"/>
        <table:table-column table:style-name="co55" table:default-cell-style-name="ce63"/>
        <table:table-column table:style-name="co56" table:default-cell-style-name="ce63"/>
        <table:table-column table:style-name="co24" table:default-cell-style-name="ce63"/>
        <table:table-column table:style-name="co25" table:default-cell-style-name="ce63"/>
        <table:table-column table:style-name="co8" table:default-cell-style-name="ce63"/>
        <table:table-column table:style-name="co50" table:default-cell-style-name="ce63"/>
        <table:table-column table:style-name="co27" table:default-cell-style-name="ce63"/>
        <table:table-column table:style-name="co4" table:number-columns-repeated="3" table:default-cell-style-name="ce63"/>
        <table:table-column table:style-name="co11" table:number-columns-repeated="4" table:default-cell-style-name="ce63"/>
        <table:table-column table:style-name="co28" table:default-cell-style-name="ce63"/>
        <table:table-column table:style-name="co11" table:number-columns-repeated="7" table:default-cell-style-name="ce63"/>
        <table:table-column table:style-name="co28" table:default-cell-style-name="ce63"/>
        <table:table-column table:style-name="co29" table:number-columns-repeated="2" table:default-cell-style-name="ce63"/>
        <table:table-column table:style-name="co28" table:default-cell-style-name="ce63"/>
        <table:table-column table:style-name="co11" table:number-columns-repeated="2" table:default-cell-style-name="ce63"/>
        <table:table-column table:style-name="co28" table:number-columns-repeated="2" table:default-cell-style-name="ce63"/>
        <table:table-column table:style-name="co11" table:number-columns-repeated="5" table:default-cell-style-name="ce63"/>
        <table:table-row table:style-name="ro1">
          <table:table-cell table:style-name="ce80" table:formula="of:=EXPANDETEXTO([.$AA$1];2)"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5" table:number-rows-spanned="1">
            <text:p>D <text:s text:c="4"/>A <text:s text:c="4"/>T <text:s text:c="4"/>O <text:s text:c="4"/>S</text:p>
          </table:table-cell>
          <table:covered-table-cell table:style-name="Default"/>
          <table:covered-table-cell table:number-columns-repeated="3" table:style-name="ce329"/>
          <table:table-cell table:style-name="ce329"/>
          <table:table-cell table:style-name="ce149" table:formula="of:=[$Índice.$H$5]" office:value-type="string" office:string-value="G     R     Á     F     I     C     A     S" calcext:value-type="string" table:number-columns-spanned="6" table:number-rows-spanned="1">
            <text:p>G <text:s text:c="4"/>R <text:s text:c="4"/>Á <text:s text:c="4"/>F <text:s text:c="4"/>I <text:s text:c="4"/>C <text:s text:c="4"/>A <text:s text:c="4"/>S</text:p>
          </table:table-cell>
          <table:covered-table-cell table:style-name="Default"/>
          <table:covered-table-cell table:number-columns-repeated="3" table:style-name="ce230"/>
          <table:covered-table-cell table:style-name="Default"/>
          <table:table-cell table:style-name="Default"/>
          <table:table-cell table:style-name="Default" office:value-type="string" calcext:value-type="string">
            <text:p>Ir a…</text:p>
          </table:table-cell>
          <table:table-cell table:style-name="Default" table:number-columns-repeated="6"/>
          <table:table-cell table:style-name="ce160" office:value-type="string" calcext:value-type="string">
            <text:p>Título</text:p>
          </table:table-cell>
          <table:table-cell table:style-name="ce108" office:value-type="string" calcext:value-type="string">
            <text:p>EFECTO FOTOELÉCTRICO</text:p>
          </table:table-cell>
          <table:table-cell table:style-name="ce225" table:number-columns-repeated="2"/>
          <table:table-cell table:style-name="Default"/>
          <table:table-cell table:style-name="ce108" table:number-columns-repeated="3"/>
          <table:table-cell table:style-name="ce160"/>
          <table:table-cell table:style-name="ce246" office:value-type="string" calcext:value-type="string">
            <text:p>velocidade da luz</text:p>
          </table:table-cell>
          <table:table-cell table:style-name="ce455" office:value-type="string" calcext:value-type="string">
            <text:p>c <text:span text:style-name="T60">=</text:span></text:p>
          </table:table-cell>
          <table:table-cell table:style-name="ce108" table:formula="of:=[$Constantes.C8]" office:value-type="float" office:value="299792458" calcext:value-type="float">
            <text:p>299792458</text:p>
          </table:table-cell>
          <table:table-cell table:style-name="ce108" table:formula="of:=[$Constantes.D8]" office:value-type="string" office:string-value="m/s" calcext:value-type="string">
            <text:p>m/s</text:p>
          </table:table-cell>
          <table:table-cell table:style-name="ce108" table:number-columns-repeated="4"/>
          <table:table-cell table:number-columns-repeated="6"/>
        </table:table-row>
        <table:table-row table:style-name="ro1">
          <table:table-cell table:style-name="ce243" office:value-type="string" calcext:value-type="string">
            <office:annotation draw:style-name="gr9" draw:text-style-name="P7" svg:width="2.899cm" svg:height="1.973cm" svg:x="2.39cm" svg:y="0.459cm" draw:caption-point-x="0.001cm" draw:caption-point-y="0.001cm">
              <dc:date>2018-05-20T00:00:00</dc:date>
              <text:p text:style-name="P6"><text:span text:style-name="T1">Escriba ou pegue o enunciado no espazo de abaixo</text:span></text:p>
            </office:annotation>
            <text:p>Problema</text:p>
          </table:table-cell>
          <table:table-cell table:style-name="Default"/>
          <table:table-cell table:number-columns-repeated="2"/>
          <table:table-cell table:style-name="ce280"/>
          <table:table-cell table:style-name="ce412"/>
          <table:table-cell table:style-name="ce150" table:formula="of:=IF(ISBLANK([.G3]);&quot;&quot;;INDEX([.AB4:.AB6];[.AD7];1))" office:value-type="string" office:string-value="Frecuencia" calcext:value-type="string">
            <text:p>Frecuencia</text:p>
          </table:table-cell>
          <table:table-cell table:style-name="ce389" table:formula="of:=IF(ISBLANK([.H3]);&quot;&quot;;INDEX([.AC4:.AC6];[.AE7];1))" office:value-type="string" office:string-value="Potencial de freado" calcext:value-type="string">
            <text:p>Potencial de freado</text:p>
          </table:table-cell>
          <table:table-cell table:style-name="ce412"/>
          <table:table-cell table:style-name="ce280" table:number-columns-repeated="2"/>
          <table:table-cell table:style-name="ce409" table:content-validation-name="val32" office:value-type="string" calcext:value-type="string" table:number-columns-spanned="2" table:number-rows-spanned="1">
            <text:p>Frecuencia</text:p>
          </table:table-cell>
          <table:covered-table-cell table:style-name="ce397"/>
          <table:table-cell table:style-name="ce399" office:value-type="string" calcext:value-type="string">
            <text:p>fronte a</text:p>
          </table:table-cell>
          <table:table-cell table:style-name="ce420" table:content-validation-name="val34" office:value-type="string" calcext:value-type="string" table:number-columns-spanned="2" table:number-rows-spanned="1">
            <text:p>Potencial de freado</text:p>
          </table:table-cell>
          <table:covered-table-cell table:style-name="ce397"/>
          <table:table-cell table:style-name="ce411"/>
          <table:table-cell table:style-name="Default"/>
          <table:table-cell table:style-name="ce49" office:value-type="string" calcext:value-type="string">
            <text:p><text:a xlink:href="#Índice" xlink:type="simple">Índice</text:a></text:p>
          </table:table-cell>
          <table:table-cell table:style-name="Default" table:number-columns-repeated="6"/>
          <table:table-cell table:style-name="ce108"/>
          <table:table-cell table:style-name="ce160"/>
          <table:table-cell table:style-name="ce108" table:number-columns-repeated="6"/>
          <table:table-cell table:style-name="ce160"/>
          <table:table-cell table:style-name="ce246" office:value-type="string" calcext:value-type="string">
            <text:p>carga do electrón</text:p>
          </table:table-cell>
          <table:table-cell table:style-name="ce456" office:value-type="string" calcext:value-type="string">
            <text:p>e =</text:p>
          </table:table-cell>
          <table:table-cell table:style-name="ce108" table:formula="of:=[$Constantes.C9]" office:value-type="float" office:value="1.60217662E-019" calcext:value-type="float">
            <text:p>1,60217662E-19</text:p>
          </table:table-cell>
          <table:table-cell table:style-name="ce108" table:formula="of:=[$Constantes.D9]" office:value-type="string" office:string-value="C" calcext:value-type="string">
            <text:p>C</text:p>
          </table:table-cell>
          <table:table-cell table:style-name="ce108" table:number-columns-repeated="4"/>
          <table:table-cell table:number-columns-repeated="6"/>
        </table:table-row>
        <table:table-row table:style-name="ro1">
          <table:table-cell table:style-name="ce559" office:value-type="string" calcext:value-type="string" table:number-columns-spanned="4" table:number-rows-spanned="11">
            <text:p><text:span text:style-name="T58">Nun experimento sobre o efecto fotoeléctrico nun certo metal observouse a correlación entre o potencial de freado, V(freado), e a frecuencia, ν, da radiación empregada que mostra a táboa.</text:span></text:p>
            <text:p><text:span text:style-name="T58">a) Representa graficamente a frecuencia f en unidades de 10¹⁴ Hz (eixo Y) fronte a V(freado) en V (eixo X) e razoe se debe esperarse unha ordenada na orixe positiva ou negativa.</text:span></text:p>
            <text:p><text:span text:style-name="T58">b) Deduce o valor da constante de Planck a partir da gráfica. DATO: |qₑ| = 1,6×10⁻¹⁹ C.</text:span><text:tab/><text:span text:style-name="T58">(A.B.A.U. extr. 24)</text:span></text:p>
            <text:p><text:span text:style-name="T58">Rta.: b) h =</text:span><text:tab/><text:span text:style-name="T58">6,63·10⁻³⁴ J·s</text:span></text:p>
          </table:table-cell>
          <table:covered-table-cell table:style-name="ce320"/>
          <table:covered-table-cell table:number-columns-repeated="2" table:style-name="ce315"/>
          <table:table-cell table:style-name="ce280"/>
          <table:table-cell table:style-name="ce390" table:formula="of:=IF(ISERROR([.$AD$7]);&quot;clic →&quot;;IF([.$AD$7];&quot;N.º Exp.&quot;;&quot;clic →&quot;))" office:value-type="string" office:string-value="N.º Exp." calcext:value-type="string">
            <text:p>N.º Exp.</text:p>
          </table:table-cell>
          <table:table-cell table:style-name="ce366" table:content-validation-name="val27" office:value-type="string" calcext:value-type="string">
            <text:p>f</text:p>
          </table:table-cell>
          <table:table-cell table:style-name="ce366" table:content-validation-name="val29" office:value-type="string" calcext:value-type="string">
            <text:p>V</text:p>
          </table:table-cell>
          <table:table-cell table:style-name="ce210" table:formula="of:=IF(ISERROR([.$AE$7]);&quot;← clic&quot;;IF([.$AE$7];&quot;&quot;;&quot;← clic&quot;))">
            <text:p/>
          </table:table-cell>
          <table:table-cell table:style-name="ce280" table:number-columns-repeated="2"/>
          <table:table-cell table:style-name="ce424" table:formula="of:=IF([.AB30];&quot;&quot;;IF(ISERROR([.AF30]);&quot;↑ clic&quot;;IF([.AF30];&quot;dos &quot;;&quot;↑ clic&quot;)))" office:value-type="string" office:string-value="dos " calcext:value-type="string">
            <text:p>dos </text:p>
          </table:table-cell>
          <table:table-cell table:style-name="ce417" table:content-validation-name="val33" office:value-type="string" calcext:value-type="string">
            <text:p>fotóns</text:p>
          </table:table-cell>
          <table:table-cell table:style-name="ce399" table:formula="of:=IF([.AB30];&quot;← clic&quot;;&quot;&quot;)">
            <text:p/>
          </table:table-cell>
          <table:table-cell table:style-name="ce424" table:formula="of:=IF([.AB30];&quot;&quot;;IF(ISERROR([.AE30]);&quot;↑ clic&quot;;IF([.AE30];&quot;dos &quot;;&quot;↑ clic&quot;)))" office:value-type="string" office:string-value="dos " calcext:value-type="string">
            <text:p>dos </text:p>
          </table:table-cell>
          <table:table-cell table:style-name="ce399" table:formula="of:=IF([.AB30];&quot;&quot;;IF([.$AB$29];[.AB28];[.AB27]))" office:value-type="string" office:string-value="electróns" calcext:value-type="string">
            <text:p>electróns</text:p>
          </table:table-cell>
          <table:table-cell table:style-name="ce411"/>
          <table:table-cell table:style-name="Default"/>
          <table:table-cell table:style-name="ce49" office:value-type="string" calcext:value-type="string">
            <text:p><text:a xlink:href="#Axuda" xlink:type="simple">Axuda</text:a></text:p>
          </table:table-cell>
          <table:table-cell table:style-name="Default" table:number-columns-repeated="6"/>
          <table:table-cell table:style-name="ce160" table:formula="of:=[.A20]" office:value-type="string" office:string-value="Instrucións " calcext:value-type="string">
            <text:p>Instrucións </text:p>
          </table:table-cell>
          <table:table-cell table:style-name="ce108" table:formula="of:=MATCH([.B20];[$Índice.G11:$Índice.G16];0)" office:value-type="float" office:value="3" calcext:value-type="float">
            <text:p>3</text:p>
          </table:table-cell>
          <table:table-cell table:style-name="ce108"/>
          <table:table-cell table:style-name="ce160"/>
          <table:table-cell table:style-name="ce108" office:value-type="string" calcext:value-type="string">
            <text:p>Menú var. ind.</text:p>
          </table:table-cell>
          <table:table-cell table:style-name="ce108" office:value-type="string" calcext:value-type="string">
            <text:p>Menú var. dep.</text:p>
          </table:table-cell>
          <table:table-cell table:style-name="ce108" office:value-type="string" calcext:value-type="string">
            <text:p>Menú unid. ind.</text:p>
          </table:table-cell>
          <table:table-cell table:style-name="ce108" office:value-type="string" calcext:value-type="string">
            <text:p>Menú unid. dep.</text:p>
          </table:table-cell>
          <table:table-cell table:style-name="ce160"/>
          <table:table-cell table:style-name="ce246" office:value-type="string" calcext:value-type="string">
            <text:p>Constante de Planck</text:p>
          </table:table-cell>
          <table:table-cell table:style-name="ce454" office:value-type="string" calcext:value-type="string">
            <text:p>h =</text:p>
          </table:table-cell>
          <table:table-cell table:style-name="ce108" table:formula="of:=[$Constantes.C12]" office:value-type="float" office:value="6.62607004E-034" calcext:value-type="float">
            <text:p>6,62607004E-34</text:p>
          </table:table-cell>
          <table:table-cell table:style-name="ce108" table:formula="of:=[$Constantes.D12]" office:value-type="string" office:string-value="J·s" calcext:value-type="string">
            <text:p>J·s</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401" table:formula="of:=IF([.$AK$5];IF(ISERROR([.$AF$7]);&quot;clic →&quot;;IF(ISBLANK([.$G$4]);REPT(&quot; &quot;;30)&amp;CHOOSE([.AD7];[.AB11];[.AC11];[.AD11]);&quot;&quot;));&quot;&quot;)">
            <text:p/>
          </table:table-cell>
          <table:table-cell table:style-name="ce367" table:content-validation-name="val28" office:value-type="string" calcext:value-type="string">
            <text:p>Hz</text:p>
          </table:table-cell>
          <table:table-cell table:style-name="ce367" table:content-validation-name="val30" office:value-type="string" calcext:value-type="string">
            <text:p>V</text:p>
          </table:table-cell>
          <table:table-cell table:style-name="ce431" table:formula="of:=IF([.$AK$5];IF(ISERROR([.$AG$7]);&quot;← clic&quot;;IF(ISBLANK([.$H$4]);CHOOSE([.AD7];[.AE11];[.AF11];[.AG11])&amp;REPT(&quot; &quot;;34);&quot;&quot;));&quot;&quot;)">
            <text:p/>
          </table:table-cell>
          <table:table-cell table:style-name="ce280" table:number-columns-repeated="2"/>
          <table:table-cell table:style-name="ce394" table:formula="of:=IF([.AB30];&quot;&quot;;IF(ISERROR([.AE30]);&quot;&quot;;IF([.AE30];[.O2];&quot;&quot;)))&amp;IF(LEN([.O2]);&quot; máx.&quot;;&quot;&quot;)" office:value-type="string" office:string-value="Potencial de freado máx." calcext:value-type="string">
            <text:p>Potencial de freado máx.</text:p>
          </table:table-cell>
          <table:table-cell table:style-name="ce399"/>
          <table:table-cell table:style-name="ce400"/>
          <table:table-cell table:style-name="ce400" table:formula="of:=IF(LEN([.L4]);[.P22]&amp;&quot; =&quot;;&quot;&quot;)" office:value-type="string" office:string-value="V =" calcext:value-type="string">
            <text:p>V =</text:p>
          </table:table-cell>
          <table:table-cell table:style-name="ce403" office:value-type="float" office:value="5" calcext:value-type="float">
            <text:p>5</text:p>
          </table:table-cell>
          <table:table-cell table:style-name="ce441" table:formula="of:=IF(OR([.AB30];ISERROR([.AH34]));&quot;&quot;;IF(LEN([.AH34]);[.AH34]&amp;&quot; &quot;;&quot;&quot;)&amp;[.AH35])" office:value-type="string" office:string-value="V" calcext:value-type="string">
            <text:p>V</text:p>
          </table:table-cell>
          <table:table-cell table:style-name="Default"/>
          <table:table-cell table:style-name="ce194" office:value-type="string" calcext:value-type="string">
            <text:p><text:a xlink:href="#D_Fotoel" xlink:type="simple">Máis problemas</text:a></text:p>
          </table:table-cell>
          <table:table-cell table:style-name="Default" table:number-columns-repeated="6"/>
          <table:table-cell table:style-name="ce160"/>
          <table:table-cell table:style-name="ce108" table:formula="of:=IF(ISERROR([.AA3]);0;[.AA3])+1" office:value-type="float" office:value="4" calcext:value-type="float">
            <text:p>4</text:p>
          </table:table-cell>
          <table:table-cell table:style-name="ce160" office:value-type="string" calcext:value-type="string">
            <text:p>Enerxía</text:p>
          </table:table-cell>
          <table:table-cell table:style-name="ce108" office:value-type="string" calcext:value-type="string">
            <text:p>Enerxía cinética</text:p>
          </table:table-cell>
          <table:table-cell table:style-name="ce108" office:value-type="string" calcext:value-type="string">
            <text:p>E</text:p>
          </table:table-cell>
          <table:table-cell table:style-name="ce228" office:value-type="string" calcext:value-type="string">
            <text:p>E<text:span text:style-name="T11"></text:span></text:p>
          </table:table-cell>
          <table:table-cell table:style-name="ce228" table:formula="of:=INDEX([.$AB$11:.$AD$13];[.$AH4];[.$AD$7])" office:value-type="string" office:string-value="Hz" calcext:value-type="string">
            <text:p>Hz</text:p>
          </table:table-cell>
          <table:table-cell table:style-name="ce108" table:formula="of:=INDEX([.$AE$11:.$AG$13];[.$AH4];[.$AE$7])" office:value-type="string" office:string-value="V" calcext:value-type="string">
            <text:p>V</text:p>
          </table:table-cell>
          <table:table-cell table:style-name="ce160" office:value-type="float" office:value="1" calcext:value-type="float">
            <text:p>1</text:p>
          </table:table-cell>
          <table:table-cell table:style-name="ce108"/>
          <table:table-cell table:style-name="ce479" office:value-type="string" calcext:value-type="string">
            <text:p>m<text:span text:style-name="T46">ₑ =</text:span></text:p>
          </table:table-cell>
          <table:table-cell table:style-name="ce108" table:formula="of:=[$Constantes.E5]" office:value-type="float" office:value="9.10938355454148E-031" calcext:value-type="float">
            <text:p>9,10938355454148E-31</text:p>
          </table:table-cell>
          <table:table-cell table:style-name="ce108" office:value-type="string" calcext:value-type="string">
            <text:p>kg</text:p>
          </table:table-cell>
          <table:table-cell table:style-name="ce108" table:number-columns-repeated="4"/>
          <table:table-cell table:number-columns-repeated="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212" office:value-type="string" calcext:value-type="string">
            <text:p>4·10¹⁴</text:p>
          </table:table-cell>
          <table:table-cell table:style-name="ce644" office:value-type="float" office:value="0.154" calcext:value-type="float">
            <text:p>0,154</text:p>
          </table:table-cell>
          <table:table-cell table:style-name="ce280" table:number-columns-repeated="3"/>
          <table:table-cell table:style-name="ce411" table:number-columns-repeated="6"/>
          <table:table-cell table:style-name="Default" table:number-columns-repeated="5"/>
          <table:table-cell table:number-columns-repeated="3"/>
          <table:table-cell table:style-name="ce160" table:number-columns-repeated="2"/>
          <table:table-cell table:style-name="ce160" office:value-type="string" calcext:value-type="string">
            <text:p>Frecuencia</text:p>
          </table:table-cell>
          <table:table-cell table:style-name="ce108" office:value-type="string" calcext:value-type="string">
            <text:p>Velocidade máxima</text:p>
          </table:table-cell>
          <table:table-cell table:style-name="ce108" office:value-type="string" calcext:value-type="string">
            <text:p>f</text:p>
          </table:table-cell>
          <table:table-cell table:style-name="ce108" office:value-type="string" calcext:value-type="string">
            <text:p>v<text:span text:style-name="T46">ₘ</text:span></text:p>
          </table:table-cell>
          <table:table-cell table:style-name="ce108" table:formula="of:=INDEX([.$AB$11:.$AD$13];[.$AH5];[.$AD$7])">
            <text:p/>
          </table:table-cell>
          <table:table-cell table:style-name="ce108" table:formula="of:=INDEX([.$AE$11:.$AG$13];[.$AH5];[.$AE$7])">
            <text:p/>
          </table:table-cell>
          <table:table-cell table:style-name="ce160" office:value-type="float" office:value="2" calcext:value-type="float">
            <text:p>2</text:p>
          </table:table-cell>
          <table:table-cell table:style-name="ce108"/>
          <table:table-cell table:style-name="ce108" office:value-type="string" calcext:value-type="string">
            <text:p>Datos?</text:p>
          </table:table-cell>
          <table:table-cell table:style-name="ce229" table:formula="of:=AND(NOT(OR(ISBLANK([.G3]);ISBLANK([.H3]);ISBLANK([.G5]);ISBLANK([.H5]);ISBLANK([.G6]);ISBLANK([.H6])));[.AD7];[.AE7])" office:value-type="boolean" office:boolean-value="true" calcext:value-type="boolean">
            <text:p>VERDADERO</text:p>
          </table:table-cell>
          <table:table-cell table:style-name="ce108" table:number-columns-repeated="5"/>
          <table:table-cell table:number-columns-repeated="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212" office:value-type="string" calcext:value-type="string">
            <text:p>5·10¹⁴</text:p>
          </table:table-cell>
          <table:table-cell table:style-name="ce202" office:value-type="float" office:value="0.568" calcext:value-type="float">
            <text:p>0,568</text:p>
          </table:table-cell>
          <table:table-cell table:style-name="ce280" table:number-columns-repeated="3"/>
          <table:table-cell table:style-name="ce413" table:formula="of:=IF(ISERROR([.AF30]);&quot;&quot;;IF(NOT([.AF30]);&quot;&quot;;INDEX([.AF31:.AF32];[.AF30];1)))" office:value-type="string" office:string-value="f" calcext:value-type="string">
            <text:p>f</text:p>
          </table:table-cell>
          <table:table-cell table:style-name="ce221" table:formula="of:=IF(ISERROR([.AF30]);&quot;&quot;;IF(NOT([.AF30]);&quot;&quot;;&quot;(&quot;&amp;IF(1-[.AB29]+[.AF30]&lt;3;&quot;/&quot;&amp;MID(NUMFORMA(INDEX([.AA34:.AB35];[.AF30];2-[.AB29]));6;9)&amp;&quot; &quot;;&quot;&quot;)&amp;INDEX([.AE34:.AF35];[.AF30];2)&amp;&quot;)&quot;))" office:value-type="string" office:string-value="(/10¹⁵ Hz)" calcext:value-type="string">
            <text:p>(/10¹⁵ Hz)</text:p>
          </table:table-cell>
          <table:table-cell table:style-name="ce414" table:number-columns-repeated="2"/>
          <table:table-cell table:style-name="ce217"/>
          <table:table-cell table:style-name="ce414"/>
          <table:table-cell table:style-name="Default"/>
          <table:table-cell table:style-name="Default">
            <draw:control table:end-cell-address="Fotoeléctr.S6" table:end-x="2.859cm" table:end-y="0.45cm" draw:z-index="2" draw:style-name="gr8" draw:text-style-name="P1" svg:width="2.859cm" svg:height="0.45cm" svg:x="0cm" svg:y="0cm" draw:control="control11"/>
          </table:table-cell>
          <table:table-cell table:style-name="Default" table:number-columns-repeated="3"/>
          <table:table-cell table:number-columns-repeated="3"/>
          <table:table-cell table:style-name="ce225" office:value-type="string" calcext:value-type="string">
            <text:p>Cifras significativas: </text:p>
          </table:table-cell>
          <table:table-cell table:style-name="ce108" table:formula="of:=[$Introd.$AA6]" office:value-type="string" office:string-value="3" calcext:value-type="string">
            <text:p>3</text:p>
          </table:table-cell>
          <table:table-cell table:style-name="ce160" office:value-type="string" calcext:value-type="string">
            <text:p>Lonxitude de onda</text:p>
          </table:table-cell>
          <table:table-cell table:style-name="ce108" office:value-type="string" calcext:value-type="string">
            <text:p>Potencial de freado</text:p>
          </table:table-cell>
          <table:table-cell table:style-name="ce108" office:value-type="string" calcext:value-type="string">
            <text:p>λ</text:p>
          </table:table-cell>
          <table:table-cell table:style-name="ce108" office:value-type="string" calcext:value-type="string">
            <text:p>V</text:p>
          </table:table-cell>
          <table:table-cell table:style-name="ce108" table:formula="of:=INDEX([.$AB$11:.$AD$13];[.$AH6];[.$AD$7])">
            <text:p/>
          </table:table-cell>
          <table:table-cell table:style-name="ce108" table:formula="of:=INDEX([.$AE$11:.$AG$13];[.$AH6];[.$AE$7])">
            <text:p/>
          </table:table-cell>
          <table:table-cell table:style-name="ce160" office:value-type="float" office:value="3" calcext:value-type="float">
            <text:p>3</text:p>
          </table:table-cell>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212" office:value-type="string" calcext:value-type="string">
            <text:p>6·10¹⁴</text:p>
          </table:table-cell>
          <table:table-cell table:style-name="ce644" office:value-type="float" office:value="0.982" calcext:value-type="float">
            <text:p>0,982</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246" office:value-type="string" calcext:value-type="string">
            <text:p>Limiar decimal</text:p>
          </table:table-cell>
          <table:table-cell table:style-name="ce108" table:formula="of:=[$Introd.$AA7]" office:value-type="string" office:string-value="4" calcext:value-type="string">
            <text:p>4</text:p>
          </table:table-cell>
          <table:table-cell table:style-name="ce108"/>
          <table:table-cell table:style-name="ce160"/>
          <table:table-cell table:style-name="ce108" table:formula="of:=IF(ISBLANK([.G$3]);0;MATCH([.G$3];[.AD4:.AD6];0))" office:value-type="float" office:value="2" calcext:value-type="float">
            <text:p>2</text:p>
          </table:table-cell>
          <table:table-cell table:style-name="ce108" table:formula="of:=IF(ISBLANK([.H$3]);0;MATCH([.H$3];[.AE4:.AE6];0))" office:value-type="float" office:value="3" calcext:value-type="float">
            <text:p>3</text:p>
          </table:table-cell>
          <table:table-cell table:style-name="ce108" table:formula="of:=IF(ISBLANK([.G4]);1;MATCH([.G4];[.AF4:.AF6];0))" office:value-type="float" office:value="1" calcext:value-type="float">
            <text:p>1</text:p>
          </table:table-cell>
          <table:table-cell table:style-name="ce108" table:formula="of:=IF(ISBLANK([.H4]);1;MATCH([.H4];[.AG4:.AG6];0))" office:value-type="float" office:value="1" calcext:value-type="float">
            <text:p>1</text:p>
          </table:table-cell>
          <table:table-cell table:style-name="ce160"/>
          <table:table-cell table:style-name="ce108" table:number-columns-repeated="8"/>
          <table:table-cell table:number-columns-repeated="6"/>
        </table:table-row>
        <table:table-row table:style-name="ro1">
          <table:covered-table-cell table:number-columns-repeated="4" table:style-name="ce315"/>
          <table:table-cell table:style-name="ce280"/>
          <table:table-cell table:style-name="ce183" office:value-type="float" office:value="4" calcext:value-type="float">
            <text:p>4</text:p>
          </table:table-cell>
          <table:table-cell table:style-name="ce212" office:value-type="string" calcext:value-type="string">
            <text:p>7·10¹⁴</text:p>
          </table:table-cell>
          <table:table-cell table:style-name="ce644" office:value-type="float" office:value="1.395" calcext:value-type="float">
            <text:p>1,395</text:p>
          </table:table-cell>
          <table:table-cell table:style-name="ce280" table:number-columns-repeated="3"/>
          <table:table-cell table:style-name="ce414" table:number-columns-repeated="6"/>
          <table:table-cell table:style-name="Default"/>
          <table:table-cell table:style-name="Default">
            <draw:control draw:z-index="3" draw:name="Control 5" draw:style-name="gr1" draw:text-style-name="P1" svg:width="2.859cm" svg:height="0.449cm" svg:x="0cm" svg:y="0cm" draw:control="control12"/>
          </table:table-cell>
          <table:table-cell table:style-name="Default" table:number-columns-repeated="3"/>
          <table:table-cell table:number-columns-repeated="3"/>
          <table:table-cell table:style-name="ce160" office:value-type="string" calcext:value-type="string">
            <text:p>×10</text:p>
          </table:table-cell>
          <table:table-cell table:style-name="ce108" table:formula="of:=[$Introd.$AA8]" office:value-type="string" office:string-value="1" calcext:value-type="string">
            <text:p>1</text:p>
          </table:table-cell>
          <table:table-cell table:style-name="ce226" table:number-columns-repeated="2"/>
          <table:table-cell table:style-name="ce160" table:number-columns-repeated="5"/>
          <table:table-cell table:style-name="ce108"/>
          <table:table-cell table:style-name="ce108" office:value-type="string" calcext:value-type="string">
            <text:p>Gráfica</text:p>
          </table:table-cell>
          <table:table-cell table:style-name="ce160" office:value-type="string" calcext:value-type="string">
            <text:p>Menú x</text:p>
          </table:table-cell>
          <table:table-cell table:style-name="ce160" office:value-type="string" calcext:value-type="string">
            <text:p>Menú y</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212" office:value-type="string" calcext:value-type="string">
            <text:p>8·10¹⁴</text:p>
          </table:table-cell>
          <table:table-cell table:style-name="ce644" office:value-type="float" office:value="1.809" calcext:value-type="float">
            <text:p>1,809</text:p>
          </table:table-cell>
          <table:table-cell table:style-name="ce280" table:number-columns-repeated="3"/>
          <table:table-cell table:style-name="ce414" table:number-columns-repeated="6"/>
          <table:table-cell table:style-name="Default" table:number-columns-repeated="5"/>
          <table:table-cell table:number-columns-repeated="3"/>
          <table:table-cell table:style-name="ce160" table:number-columns-repeated="2"/>
          <table:table-cell table:style-name="ce108" table:number-columns-repeated="2"/>
          <table:table-cell table:style-name="ce108" office:value-type="string" calcext:value-type="string">
            <text:p>unidades</text:p>
          </table:table-cell>
          <table:table-cell table:style-name="ce160" table:number-columns-repeated="4"/>
          <table:table-cell table:style-name="ce108"/>
          <table:table-cell table:style-name="ce160" office:value-type="string" calcext:value-type="string">
            <text:p>electróns</text:p>
          </table:table-cell>
          <table:table-cell table:style-name="ce232" table:formula="of:=IF([.$AJ$11];[.AB5];[.AC6])" office:value-type="string" office:string-value="Potencial de freado" calcext:value-type="string">
            <text:p>Potencial de freado</text:p>
          </table:table-cell>
          <table:table-cell table:style-name="ce232" table:formula="of:=IF([.$AJ$11];[.AC6];[.AB5])" office:value-type="string" office:string-value="Frecuencia" calcext:value-type="string">
            <text:p>Frecuenci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80" table:number-columns-repeated="7"/>
          <table:table-cell table:style-name="ce414" table:number-columns-repeated="6"/>
          <table:table-cell table:style-name="Default" table:number-columns-repeated="5"/>
          <table:table-cell table:number-columns-repeated="3"/>
          <table:table-cell table:style-name="ce160" table:number-columns-repeated="2"/>
          <table:table-cell table:style-name="ce108" table:formula="of:=[.AB10]" office:value-type="string" office:string-value="E" calcext:value-type="string">
            <text:p>E</text:p>
          </table:table-cell>
          <table:table-cell table:style-name="ce108" table:formula="of:=[.AC10]" office:value-type="string" office:string-value="f" calcext:value-type="string">
            <text:p>f</text:p>
          </table:table-cell>
          <table:table-cell table:style-name="ce108" table:formula="of:=[.AD10]" office:value-type="string" office:string-value="λ" calcext:value-type="string">
            <text:p>λ</text:p>
          </table:table-cell>
          <table:table-cell table:style-name="ce228" office:value-type="string" calcext:value-type="string">
            <text:p>E<text:span text:style-name="T11"></text:span></text:p>
          </table:table-cell>
          <table:table-cell table:style-name="ce108" office:value-type="string" calcext:value-type="string">
            <text:p>v<text:span text:style-name="T46">ₘ</text:span></text:p>
          </table:table-cell>
          <table:table-cell table:style-name="ce108" office:value-type="string" calcext:value-type="string">
            <text:p>V</text:p>
          </table:table-cell>
          <table:table-cell table:style-name="ce160"/>
          <table:table-cell table:style-name="ce108"/>
          <table:table-cell table:style-name="ce160" office:value-type="string" calcext:value-type="string">
            <text:p>fotóns</text:p>
          </table:table-cell>
          <table:table-cell table:style-name="ce232" table:formula="of:=IF([.$AJ$11];[.AB4];[.AC4])" office:value-type="string" office:string-value="Enerxía cinética" calcext:value-type="string">
            <text:p>Enerxía cinética</text:p>
          </table:table-cell>
          <table:table-cell table:style-name="ce232" table:formula="of:=IF([.$AJ$11];[.AC4];[.AB4])" office:value-type="string" office:string-value="Enerxía" calcext:value-type="string">
            <text:p>Enerxía</text:p>
          </table:table-cell>
          <table:table-cell table:style-name="ce108" table:number-columns-repeated="4"/>
          <table:table-cell table:number-columns-repeated="6"/>
        </table:table-row>
        <table:table-row table:style-name="ro1">
          <table:covered-table-cell table:number-columns-repeated="3" table:style-name="ce320"/>
          <table:covered-table-cell table:style-name="ce315"/>
          <table:table-cell table:style-name="ce230"/>
          <table:table-cell table:style-name="ce149" table:formula="of:=[$Índice.$H$3]" office:value-type="string" office:string-value="R     E     S     U     L     T     A     D     O     S" calcext:value-type="string" table:number-columns-spanned="5" table:number-rows-spanned="1">
            <text:p>R <text:s text:c="4"/>E <text:s text:c="4"/>S <text:s text:c="4"/>U <text:s text:c="4"/>L <text:s text:c="4"/>T <text:s text:c="4"/>A <text:s text:c="4"/>D <text:s text:c="4"/>O <text:s text:c="4"/>S</text:p>
          </table:table-cell>
          <table:covered-table-cell table:style-name="Default"/>
          <table:covered-table-cell table:number-columns-repeated="3" table:style-name="ce230"/>
          <table:table-cell table:style-name="ce230"/>
          <table:table-cell table:style-name="ce414" table:number-columns-repeated="6"/>
          <table:table-cell table:style-name="Default" table:number-columns-repeated="5"/>
          <table:table-cell table:number-columns-repeated="3"/>
          <table:table-cell table:style-name="ce160" table:number-columns-repeated="2"/>
          <table:table-cell table:style-name="ce108" office:value-type="string" calcext:value-type="string">
            <text:p>J</text:p>
          </table:table-cell>
          <table:table-cell table:style-name="ce108" office:value-type="string" calcext:value-type="string">
            <text:p>Hz</text:p>
          </table:table-cell>
          <table:table-cell table:style-name="ce108" office:value-type="string" calcext:value-type="string">
            <text:p>m</text:p>
          </table:table-cell>
          <table:table-cell table:style-name="ce108" office:value-type="string" calcext:value-type="string">
            <text:p>J</text:p>
          </table:table-cell>
          <table:table-cell table:style-name="ce108" office:value-type="string" calcext:value-type="string">
            <text:p>m/s</text:p>
          </table:table-cell>
          <table:table-cell table:style-name="ce108" office:value-type="string" calcext:value-type="string">
            <text:p>V</text:p>
          </table:table-cell>
          <table:table-cell table:style-name="ce402" table:formula="of:=([.M3]=[.AJ9])" office:value-type="boolean" office:boolean-value="false" calcext:value-type="boolean">
            <text:p>FALSO</text:p>
          </table:table-cell>
          <table:table-cell table:style-name="ce453" office:value-type="string" calcext:value-type="string">
            <text:p>e vs. fotóns?</text:p>
          </table:table-cell>
          <table:table-cell table:style-name="ce402" table:formula="of:=([.M3]=[.AJ9])" office:value-type="boolean" office:boolean-value="false" calcext:value-type="boolean">
            <text:p>FALSO</text:p>
          </table:table-cell>
          <table:table-cell table:style-name="ce108" table:formula="of:=IF(ISBLANK([.$O$2]);0;MATCH([.$O$2];[.AK9:.AK10];0))" office:value-type="float" office:value="1" calcext:value-type="float">
            <text:p>1</text:p>
          </table:table-cell>
          <table:table-cell table:style-name="ce108" table:formula="of:=IF(ISBLANK([.$L$2]);0;MATCH([.$L$2];[.AL9:.AL10];0))" office:value-type="float" office:value="1" calcext:value-type="float">
            <text:p>1</text:p>
          </table:table-cell>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number-columns-repeated="7"/>
          <table:table-cell table:style-name="ce414" table:number-columns-repeated="6"/>
          <table:table-cell table:style-name="Default" table:number-columns-repeated="5"/>
          <table:table-cell table:number-columns-repeated="3"/>
          <table:table-cell table:style-name="ce160"/>
          <table:table-cell table:style-name="ce108"/>
          <table:table-cell table:style-name="ce108" office:value-type="string" calcext:value-type="string">
            <text:p>eV</text:p>
          </table:table-cell>
          <table:table-cell table:style-name="ce225" table:formula="of:=&quot;&quot;">
            <text:p/>
          </table:table-cell>
          <table:table-cell table:style-name="ce108" office:value-type="string" calcext:value-type="string">
            <text:p>nm</text:p>
          </table:table-cell>
          <table:table-cell table:style-name="ce108" office:value-type="string" calcext:value-type="string">
            <text:p>eV</text:p>
          </table:table-cell>
          <table:table-cell table:style-name="ce160" office:value-type="string" calcext:value-type="string">
            <text:p>km/s</text:p>
          </table:table-cell>
          <table:table-cell table:style-name="ce225" table:formula="of:=&quot;&quot;">
            <text:p/>
          </table:table-cell>
          <table:table-cell table:style-name="ce225"/>
          <table:table-cell table:style-name="ce108" office:value-type="string" calcext:value-type="string">
            <text:p>vacío gráfica?</text:p>
          </table:table-cell>
          <table:table-cell table:style-name="ce231" table:formula="of:=ISBLANK([.$L$3])" office:value-type="float" office:value="0" calcext:value-type="float">
            <text:p>0</text:p>
          </table:table-cell>
          <table:table-cell table:style-name="ce108" table:number-columns-repeated="2"/>
          <table:table-cell table:style-name="ce160" table:number-columns-repeated="2"/>
          <table:table-cell table:style-name="ce108" table:number-columns-repeated="2"/>
          <table:table-cell table:number-columns-repeated="6"/>
        </table:table-row>
        <table:table-row table:style-name="ro1">
          <table:covered-table-cell table:number-columns-repeated="3" table:style-name="ce320"/>
          <table:covered-table-cell table:style-name="ce315"/>
          <table:table-cell table:style-name="ce230"/>
          <table:table-cell table:style-name="ce398" office:value-type="string" calcext:value-type="string" table:number-columns-spanned="2" table:number-rows-spanned="1">
            <text:p>Fotóns</text:p>
          </table:table-cell>
          <table:covered-table-cell table:style-name="ce230"/>
          <table:table-cell table:style-name="ce407" office:value-type="string" calcext:value-type="string">
            <text:p>Electróns</text:p>
          </table:table-cell>
          <table:table-cell table:style-name="ce230" office:value-type="string" calcext:value-type="string">
            <text:p>Traballo de extracción</text:p>
          </table:table-cell>
          <table:table-cell table:style-name="ce230" table:number-columns-repeated="2"/>
          <table:table-cell table:style-name="ce414" table:number-columns-repeated="6"/>
          <table:table-cell table:style-name="Default" table:number-columns-repeated="5"/>
          <table:table-cell table:number-columns-repeated="3"/>
          <table:table-cell table:style-name="ce108"/>
          <table:table-cell table:style-name="ce108" office:value-type="string" calcext:value-type="string">
            <text:p>elixida</text:p>
          </table:table-cell>
          <table:table-cell table:style-name="ce225" table:formula="of:=IF(ISBLANK([.J14]);1;IF([.J14]=[.AB12];2;1))" office:value-type="float" office:value="1" calcext:value-type="float">
            <text:p>1</text:p>
          </table:table-cell>
          <table:table-cell table:style-name="ce225" table:formula="of:=&quot;&quot;">
            <text:p/>
          </table:table-cell>
          <table:table-cell table:style-name="ce447" office:value-type="string" calcext:value-type="string">
            <text:p>Å</text:p>
          </table:table-cell>
          <table:table-cell table:style-name="ce225" table:formula="of:=&quot;&quot;">
            <text:p/>
          </table:table-cell>
          <table:table-cell table:style-name="ce225" table:formula="of:=&quot;&quot;">
            <text:p/>
          </table:table-cell>
          <table:table-cell table:style-name="ce225" table:formula="of:=&quot;&quot;">
            <text:p/>
          </table:table-cell>
          <table:table-cell table:style-name="ce160"/>
          <table:table-cell table:style-name="ce108" office:value-type="string" calcext:value-type="string">
            <text:p>x é V?</text:p>
          </table:table-cell>
          <table:table-cell table:style-name="ce108" table:formula="of:=FIND(&quot;/&quot;;[.P22])" office:value-type="string" office:string-value="" calcext:value-type="error">
            <text:p>#¡VALOR!</text:p>
          </table:table-cell>
          <table:table-cell table:style-name="ce108"/>
          <table:table-cell table:style-name="ce160"/>
          <table:table-cell table:style-name="ce108" table:number-columns-repeated="4"/>
          <table:table-cell table:number-columns-repeated="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ce188"/>
          <table:table-cell table:style-name="ce203" table:formula="of:=&quot;f&quot;&amp;IF([.$AD$7]&lt;&gt;2;&quot; = &quot;;&quot;&quot;)&amp;IF([.$AD$7]=1;&quot;E / h&quot;;IF([.$AD$7]=3;&quot;c / λ&quot;;&quot;&quot;))" office:value-type="string" office:string-value="f" calcext:value-type="string">
            <text:p>f</text:p>
          </table:table-cell>
          <table:table-cell table:style-name="ce203" table:formula="of:=&quot;E&quot;&amp;IF([.AD7]&gt;1;&quot; = h · f&quot;;&quot;&quot;)" office:value-type="string" office:string-value="E = h · f" calcext:value-type="string">
            <text:p>E = h · f</text:p>
          </table:table-cell>
          <table:table-cell table:style-name="ce218" table:formula="of:=[.AE4]&amp;IF([.AE7]=3;&quot; = qₑ · V&quot;;&quot;&quot;)" office:value-type="string" office:string-value="E = qₑ · V" calcext:value-type="string">
            <text:p>E = qₑ · V</text:p>
          </table:table-cell>
          <table:table-cell table:style-name="ce234" table:formula="of:=&quot;W₀ = E - &quot;&amp;[.AE4]" office:value-type="string" office:string-value="W₀ = E - E" calcext:value-type="string">
            <text:p>W₀ = E - E</text:p>
          </table:table-cell>
          <table:table-cell table:style-name="ce416" table:content-validation-name="val31" office:value-type="string" calcext:value-type="string">
            <text:p>J</text:p>
          </table:table-cell>
          <table:table-cell table:style-name="ce728" table:formula="of:=IF(ISBLANK([.J14]);&quot;J&quot;&amp;REPT(&quot; &quot;;12);&quot;&quot;)">
            <text:p/>
          </table:table-cell>
          <table:table-cell table:style-name="ce415" table:number-columns-repeated="5"/>
          <table:table-cell table:style-name="ce414"/>
          <table:table-cell table:style-name="Default" table:number-columns-repeated="5"/>
          <table:table-cell table:number-columns-repeated="3"/>
          <table:table-cell table:style-name="ce108"/>
          <table:table-cell table:style-name="ce108" office:value-type="string" calcext:value-type="string">
            <text:p>factores conv.</text:p>
          </table:table-cell>
          <table:table-cell table:style-name="ce231" office:value-type="float" office:value="1" calcext:value-type="float">
            <text:p>1</text:p>
          </table:table-cell>
          <table:table-cell table:number-columns-repeated="3" table:style-name="ce225" office:value-type="float" office:value="1" calcext:value-type="float">
            <text:p>1</text:p>
          </table:table-cell>
          <table:table-cell table:style-name="ce108" office:value-type="float" office:value="1" calcext:value-type="float">
            <text:p>1</text:p>
          </table:table-cell>
          <table:table-cell table:style-name="ce160" office:value-type="float" office:value="1" calcext:value-type="float">
            <text:p>1</text:p>
          </table:table-cell>
          <table:table-cell table:style-name="ce160"/>
          <table:table-cell table:style-name="ce108" office:value-type="string" calcext:value-type="string">
            <text:p>x máx.?</text:p>
          </table:table-cell>
          <table:table-cell table:style-name="ce229" table:formula="of:=NOT(ISBLANK([.N4]))" office:value-type="boolean" office:boolean-value="false" calcext:value-type="boolean">
            <text:p>FALSO</text:p>
          </table:table-cell>
          <table:table-cell table:style-name="ce108" table:number-columns-repeated="6"/>
          <table:table-cell table:number-columns-repeated="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ce189" office:value-type="string" calcext:value-type="string">
            <text:p>N.º</text:p>
          </table:table-cell>
          <table:table-cell table:style-name="ce189" office:value-type="string" calcext:value-type="string">
            <text:p>(Hz)</text:p>
          </table:table-cell>
          <table:table-cell table:style-name="ce204" table:formula="of:=&quot;(&quot;&amp;[.$J$21]&amp;&quot;)&quot;" office:value-type="string" office:string-value="(J)" calcext:value-type="string">
            <text:p>(J)</text:p>
          </table:table-cell>
          <table:table-cell table:style-name="ce204" table:formula="of:=[.G15]" office:value-type="string" office:string-value="(J)" calcext:value-type="string">
            <text:p>(J)</text:p>
          </table:table-cell>
          <table:table-cell table:style-name="ce204" table:formula="of:=[.G15]" office:value-type="string" office:string-value="(J)" calcext:value-type="string">
            <text:p>(J)</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formula="of:=[.AK2]" office:value-type="float" office:value="1.60217662E-019" calcext:value-type="float">
            <text:p>1,60217662E-19</text:p>
          </table:table-cell>
          <table:table-cell table:style-name="ce236"/>
          <table:table-cell table:style-name="ce236" office:value-type="float" office:value="0.000000001" calcext:value-type="float">
            <text:p>1,00E-009</text:p>
          </table:table-cell>
          <table:table-cell table:style-name="ce236" table:formula="of:=[.AK2]" office:value-type="float" office:value="1.60217662E-019" calcext:value-type="float">
            <text:p>1,60E-019</text:p>
          </table:table-cell>
          <table:table-cell table:style-name="ce108" office:value-type="float" office:value="1000" calcext:value-type="float">
            <text:p>1000</text:p>
          </table:table-cell>
          <table:table-cell table:style-name="ce108" table:number-columns-repeated="10"/>
          <table:table-cell table:number-columns-repeated="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ce189" table:formula="of:=[.F5]" office:value-type="float" office:value="1" calcext:value-type="float">
            <text:p>1</text:p>
          </table:table-cell>
          <table:table-cell table:style-name="ce396" table:formula="of:=IF([.AE19];NUMFORMA([.AI19];[.$AA$6];[.$AA$7];[.$AA$8]);&quot;&quot;)" office:value-type="string" office:string-value="4,00×10¹⁴" calcext:value-type="string">
            <text:p>4,00×10¹⁴</text:p>
          </table:table-cell>
          <table:table-cell table:style-name="ce396" table:formula="of:=IF([.AE19];NUMFORMA([.AJ19]*CHOOSE([.$AB$13];1;1/[.$AK$2]);[.$AA$6];[.$AA$7];[.$AA$8]);&quot;&quot;)" office:value-type="string" office:string-value="2,65×10⁻¹⁹" calcext:value-type="string">
            <text:p>2,65×10⁻¹⁹</text:p>
          </table:table-cell>
          <table:table-cell table:style-name="ce396" table:formula="of:=IF(ISBLANK([.H5]);&quot;&quot;;NUMFORMA([.AL19]*CHOOSE([.$AB$13];1;1/[.$AK$2]);[.$AA$6];[.$AA$7];[.$AA$8]))" office:value-type="string" office:string-value="2,47×10⁻²⁰" calcext:value-type="string">
            <text:p>2,47×10⁻²⁰</text:p>
          </table:table-cell>
          <table:table-cell table:style-name="ce222" table:formula="of:=IF(OR([.AE19]*[.AF19];NOT(ISBLANK([.H5])));NUMFORMA([.AM19]*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1"/>
          <table:table-cell table:style-name="ce236"/>
          <table:table-cell table:style-name="ce245" office:value-type="float" office:value="0.0000000001" calcext:value-type="float">
            <text:p>1,00E-010</text:p>
          </table:table-cell>
          <table:table-cell table:style-name="ce245"/>
          <table:table-cell table:style-name="ce108" table:number-columns-repeated="2"/>
          <table:table-cell table:style-name="ce108" table:formula="of:=IF([.AE7]&gt;0;INDEX([.AG4:.AG8];[.AE7];1);[.AG4])">
            <text:p/>
          </table:table-cell>
          <table:table-cell table:style-name="ce108" table:number-columns-repeated="8"/>
          <table:table-cell table:number-columns-repeated="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ce189" table:formula="of:=[.F6]" office:value-type="float" office:value="2" calcext:value-type="float">
            <text:p>2</text:p>
          </table:table-cell>
          <table:table-cell table:style-name="ce396" table:formula="of:=IF([.AE20];NUMFORMA([.AI20];[.$AA$6];[.$AA$7];[.$AA$8]);&quot;&quot;)" office:value-type="string" office:string-value="5,00×10¹⁴" calcext:value-type="string">
            <text:p>5,00×10¹⁴</text:p>
          </table:table-cell>
          <table:table-cell table:style-name="ce396" table:formula="of:=IF([.AE20];NUMFORMA([.AJ20]*CHOOSE([.$AB$13];1;1/[.$AK$2]);[.$AA$6];[.$AA$7];[.$AA$8]);&quot;&quot;)" office:value-type="string" office:string-value="3,31×10⁻¹⁹" calcext:value-type="string">
            <text:p>3,31×10⁻¹⁹</text:p>
          </table:table-cell>
          <table:table-cell table:style-name="ce396" table:formula="of:=IF(ISBLANK([.H6]);&quot;&quot;;NUMFORMA([.AL20]*CHOOSE([.$AB$13];1;1/[.$AK$2]);[.$AA$6];[.$AA$7];[.$AA$8]))" office:value-type="string" office:string-value="9,10×10⁻²⁰" calcext:value-type="string">
            <text:p>9,10×10⁻²⁰</text:p>
          </table:table-cell>
          <table:table-cell table:style-name="ce222" table:formula="of:=IF(OR([.AE20]*[.AF20];NOT(ISBLANK([.H6])));NUMFORMA([.AM20]*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style-name="Default" table:number-columns-repeated="5"/>
          <table:table-cell table:number-columns-repeated="3"/>
          <table:table-cell table:style-name="ce108" table:number-columns-repeated="2"/>
          <table:table-cell table:style-name="ce232"/>
          <table:table-cell table:style-name="ce225"/>
          <table:table-cell table:style-name="ce160"/>
          <table:table-cell table:style-name="ce246" office:value-type="string" calcext:value-type="string">
            <text:p>DATOS</text:p>
          </table:table-cell>
          <table:table-cell table:style-name="ce160"/>
          <table:table-cell table:style-name="ce246" office:value-type="string" calcext:value-type="string">
            <text:p>DATOS</text:p>
          </table:table-cell>
          <table:table-cell table:style-name="ce160" office:value-type="string" calcext:value-type="string">
            <text:p>S.I.</text:p>
          </table:table-cell>
          <table:table-cell table:style-name="ce160" table:number-columns-repeated="2"/>
          <table:table-cell table:style-name="ce108" table:number-columns-repeated="2"/>
          <table:table-cell table:style-name="ce160"/>
          <table:table-cell table:style-name="ce108" table:number-columns-repeated="3"/>
          <table:table-cell table:number-columns-repeated="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ce189" table:formula="of:=[.F7]" office:value-type="float" office:value="3" calcext:value-type="float">
            <text:p>3</text:p>
          </table:table-cell>
          <table:table-cell table:style-name="ce396" table:formula="of:=IF([.AE21];NUMFORMA([.AI21];[.$AA$6];[.$AA$7];[.$AA$8]);&quot;&quot;)" office:value-type="string" office:string-value="6,00×10¹⁴" calcext:value-type="string">
            <text:p>6,00×10¹⁴</text:p>
          </table:table-cell>
          <table:table-cell table:style-name="ce396" table:formula="of:=IF([.AE21];NUMFORMA([.AJ21]*CHOOSE([.$AB$13];1;1/[.$AK$2]);[.$AA$6];[.$AA$7];[.$AA$8]);&quot;&quot;)" office:value-type="string" office:string-value="3,98×10⁻¹⁹" calcext:value-type="string">
            <text:p>3,98×10⁻¹⁹</text:p>
          </table:table-cell>
          <table:table-cell table:style-name="ce396" table:formula="of:=IF(ISBLANK([.H7]);&quot;&quot;;NUMFORMA([.AL21]*CHOOSE([.$AB$13];1;1/[.$AK$2]);[.$AA$6];[.$AA$7];[.$AA$8]))" office:value-type="string" office:string-value="1,57×10⁻¹⁹" calcext:value-type="string">
            <text:p>1,57×10⁻¹⁹</text:p>
          </table:table-cell>
          <table:table-cell table:style-name="ce222" table:formula="of:=IF(OR([.AE21]*[.AF21];NOT(ISBLANK([.H7])));NUMFORMA([.AM21]*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3"/>
          <table:table-cell table:style-name="ce225"/>
          <table:table-cell table:style-name="ce246"/>
          <table:table-cell table:style-name="ce247" table:formula="of:=IF([.AD7]&gt;0;INDEX([.AD4:.AD7];[.AD7];1);&quot;&quot;)" office:value-type="string" office:string-value="f" calcext:value-type="string">
            <text:p>f</text:p>
          </table:table-cell>
          <table:table-cell table:style-name="ce247" table:formula="of:=IF([.AE7]&gt;0;INDEX([.AE4:.AE7];[.AE7];1);&quot;&quot;)" office:value-type="string" office:string-value="V" calcext:value-type="string">
            <text:p>V</text:p>
          </table:table-cell>
          <table:table-cell table:style-name="ce247" table:formula="of:=[.AE18]" office:value-type="string" office:string-value="f" calcext:value-type="string">
            <text:p>f</text:p>
          </table:table-cell>
          <table:table-cell table:style-name="ce247" table:formula="of:=[.AF18]" office:value-type="string" office:string-value="V" calcext:value-type="string">
            <text:p>V</text:p>
          </table:table-cell>
          <table:table-cell table:style-name="ce454" office:value-type="string" calcext:value-type="string">
            <text:p>f</text:p>
          </table:table-cell>
          <table:table-cell table:style-name="ce454" office:value-type="string" calcext:value-type="string">
            <text:p>E</text:p>
          </table:table-cell>
          <table:table-cell table:style-name="ce246" office:value-type="string" calcext:value-type="string">
            <text:p>V</text:p>
          </table:table-cell>
          <table:table-cell table:style-name="ce454" table:formula="of:=[.AE4]" office:value-type="string" office:string-value="E" calcext:value-type="string">
            <text:p>E</text:p>
          </table:table-cell>
          <table:table-cell table:style-name="ce454" office:value-type="string" calcext:value-type="string">
            <text:p>W₀</text:p>
          </table:table-cell>
          <table:table-cell table:style-name="ce108" table:number-columns-repeated="3"/>
          <table:table-cell table:number-columns-repeated="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ce189" table:formula="of:=[.F8]" office:value-type="float" office:value="4" calcext:value-type="float">
            <text:p>4</text:p>
          </table:table-cell>
          <table:table-cell table:style-name="ce396" table:formula="of:=IF([.AE22];NUMFORMA([.AI22];[.$AA$6];[.$AA$7];[.$AA$8]);&quot;&quot;)" office:value-type="string" office:string-value="7,00×10¹⁴" calcext:value-type="string">
            <text:p>7,00×10¹⁴</text:p>
          </table:table-cell>
          <table:table-cell table:style-name="ce396" table:formula="of:=IF([.AE22];NUMFORMA([.AJ22]*CHOOSE([.$AB$13];1;1/[.$AK$2]);[.$AA$6];[.$AA$7];[.$AA$8]);&quot;&quot;)" office:value-type="string" office:string-value="4,64×10⁻¹⁹" calcext:value-type="string">
            <text:p>4,64×10⁻¹⁹</text:p>
          </table:table-cell>
          <table:table-cell table:style-name="ce396" table:formula="of:=IF(ISBLANK([.H8]);&quot;&quot;;NUMFORMA([.AL22]*CHOOSE([.$AB$13];1;1/[.$AK$2]);[.$AA$6];[.$AA$7];[.$AA$8]))" office:value-type="string" office:string-value="2,24×10⁻¹⁹" calcext:value-type="string">
            <text:p>2,24×10⁻¹⁹</text:p>
          </table:table-cell>
          <table:table-cell table:style-name="ce222" table:formula="of:=IF(OR([.AE22]*[.AF22];NOT(ISBLANK([.H8])));NUMFORMA([.AM22]*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236"/>
          <table:table-cell table:style-name="ce160" office:value-type="float" office:value="1" calcext:value-type="float">
            <text:p>1</text:p>
          </table:table-cell>
          <table:table-cell table:style-name="ce160" table:formula="of:=AVALOR(TRIM([.G5]))" office:value-type="float" office:value="400000000000000" calcext:value-type="float">
            <text:p>400000000000000</text:p>
          </table:table-cell>
          <table:table-cell table:style-name="ce160" table:formula="of:=AVALOR(TRIM([.H5]))" office:value-type="float" office:value="0.154" calcext:value-type="float">
            <text:p>0,154</text:p>
          </table:table-cell>
          <table:table-cell table:style-name="ce160" table:formula="of:=[.AE19]*INDEX([.$AB$14:.$AD$16];[.$AF$7];[.$AD$7])" office:value-type="float" office:value="400000000000000" calcext:value-type="float">
            <text:p>400000000000000</text:p>
          </table:table-cell>
          <table:table-cell table:style-name="ce160" table:formula="of:=[.AF19]*INDEX([.$AE$14:.$AG$16];[.$AG$7];[.$AE$7])" office:value-type="float" office:value="0.154" calcext:value-type="float">
            <text:p>0,154</text:p>
          </table:table-cell>
          <table:table-cell table:style-name="ce108" table:formula="of:=CHOOSE([.$AD$7];[.AG19]/[.$AK$3];[.AG19];IF([.AG19];[.$AK$1]/[.AG19];0))" office:value-type="float" office:value="400000000000000" calcext:value-type="float">
            <text:p>400000000000000</text:p>
          </table:table-cell>
          <table:table-cell table:style-name="ce250" table:formula="of:=[.$AK$3]*[.AI19]" office:value-type="float" office:value="2.650428016E-019" calcext:value-type="float">
            <text:p>2,65E-19</text:p>
          </table:table-cell>
          <table:table-cell table:style-name="ce108" table:formula="of:=CHOOSE([.$AE$7];[.AH19]/[.$AK$2];[.AH19]*[.AH19]/2*[.$AK$4]/[.$AK$2];[.AH19])" office:value-type="float" office:value="0.154" calcext:value-type="float">
            <text:p>0,154</text:p>
          </table:table-cell>
          <table:table-cell table:style-name="ce108" table:formula="of:=[.$AK$2]*[.AK19]" office:value-type="float" office:value="2.4673519948E-020" calcext:value-type="float">
            <text:p>2,4673519948E-20</text:p>
          </table:table-cell>
          <table:table-cell table:style-name="ce108" table:formula="of:=[.AJ19]-[.AL19]" office:value-type="float" office:value="2.40369281652E-019" calcext:value-type="float">
            <text:p>2,40369281652E-19</text:p>
          </table:table-cell>
          <table:table-cell table:style-name="ce108" table:number-columns-repeated="3"/>
          <table:table-cell table:number-columns-repeated="6"/>
        </table:table-row>
        <table:table-row table:style-name="ro1">
          <table:table-cell table:style-name="ce173" table:formula="of:=[$Índice.$G$9]" office:value-type="string" office:string-value="Instrucións " calcext:value-type="string">
            <text:p>Instrucións </text:p>
          </table:table-cell>
          <table:table-cell table:style-name="ce224" table:content-validation-name="val4" office:value-type="string" calcext:value-type="string" table:number-columns-spanned="2" table:number-rows-spanned="1">
            <text:p>DATOS</text:p>
          </table:table-cell>
          <table:covered-table-cell table:style-name="Default"/>
          <table:table-cell table:style-name="Default"/>
          <table:table-cell table:style-name="ce189" table:formula="of:=[.F9]" office:value-type="float" office:value="5" calcext:value-type="float">
            <text:p>5</text:p>
          </table:table-cell>
          <table:table-cell table:style-name="ce396" table:formula="of:=IF([.AE23];NUMFORMA([.AI23];[.$AA$6];[.$AA$7];[.$AA$8]);&quot;&quot;)" office:value-type="string" office:string-value="8,00×10¹⁴" calcext:value-type="string">
            <text:p>8,00×10¹⁴</text:p>
          </table:table-cell>
          <table:table-cell table:style-name="ce396" table:formula="of:=IF([.AE23];NUMFORMA([.AJ23]*CHOOSE([.$AB$13];1;1/[.$AK$2]);[.$AA$6];[.$AA$7];[.$AA$8]);&quot;&quot;)" office:value-type="string" office:string-value="5,30×10⁻¹⁹" calcext:value-type="string">
            <text:p>5,30×10⁻¹⁹</text:p>
          </table:table-cell>
          <table:table-cell table:style-name="ce396" table:formula="of:=IF(ISBLANK([.H9]);&quot;&quot;;NUMFORMA([.AL23]*CHOOSE([.$AB$13];1;1/[.$AK$2]);[.$AA$6];[.$AA$7];[.$AA$8]))" office:value-type="string" office:string-value="2,90×10⁻¹⁹" calcext:value-type="string">
            <text:p>2,90×10⁻¹⁹</text:p>
          </table:table-cell>
          <table:table-cell table:style-name="ce222" table:formula="of:=IF(OR([.AE23]*[.AF23];NOT(ISBLANK([.H9])));NUMFORMA([.AM23]*CHOOSE([.$AB$13];1;1/[.$AK$2]);[.$AA$6];[.$AA$7];[.$AA$8]);&quot;&quot;)" office:value-type="string" office:string-value="2,40×10⁻¹⁹" calcext:value-type="string">
            <text:p>2,40×10⁻¹⁹</text:p>
          </table:table-cell>
          <table:table-cell table:style-name="ce230" table:number-columns-repeated="2"/>
          <table:table-cell table:style-name="ce415" table:number-columns-repeated="5"/>
          <table:table-cell table:style-name="ce414"/>
          <table:table-cell table:number-columns-repeated="8"/>
          <table:table-cell table:style-name="ce108" table:number-columns-repeated="2"/>
          <table:table-cell table:style-name="ce231"/>
          <table:table-cell table:style-name="ce160"/>
          <table:table-cell table:style-name="ce160" office:value-type="float" office:value="2" calcext:value-type="float">
            <text:p>2</text:p>
          </table:table-cell>
          <table:table-cell table:style-name="ce160" table:formula="of:=AVALOR(TRIM([.G6]))" office:value-type="float" office:value="500000000000000" calcext:value-type="float">
            <text:p>500000000000000</text:p>
          </table:table-cell>
          <table:table-cell table:style-name="ce160" table:formula="of:=AVALOR(TRIM([.H6]))" office:value-type="float" office:value="0.568" calcext:value-type="float">
            <text:p>0,568</text:p>
          </table:table-cell>
          <table:table-cell table:style-name="ce160" table:formula="of:=[.AE20]*INDEX([.$AB$14:.$AD$16];[.$AF$7];[.$AD$7])" office:value-type="float" office:value="500000000000000" calcext:value-type="float">
            <text:p>500000000000000</text:p>
          </table:table-cell>
          <table:table-cell table:style-name="ce160" table:formula="of:=[.AF20]*INDEX([.$AE$14:.$AG$16];[.$AG$7];[.$AE$7])" office:value-type="float" office:value="0.568" calcext:value-type="float">
            <text:p>0,568</text:p>
          </table:table-cell>
          <table:table-cell table:style-name="ce108" table:formula="of:=CHOOSE([.$AD$7];[.AG20]/[.$AK$3];[.AG20];IF([.AG20];[.$AK$1]/[.AG20];0))" office:value-type="float" office:value="500000000000000" calcext:value-type="float">
            <text:p>500000000000000</text:p>
          </table:table-cell>
          <table:table-cell table:style-name="ce250" table:formula="of:=[.$AK$3]*[.AI20]" office:value-type="float" office:value="3.31303502E-019" calcext:value-type="float">
            <text:p>3,31E-19</text:p>
          </table:table-cell>
          <table:table-cell table:style-name="ce108" table:formula="of:=CHOOSE([.$AE$7];[.AH20]/[.$AK$2];[.AH20]*[.AH20]/2*[.$AK$4]/[.$AK$2];[.AH20])" office:value-type="float" office:value="0.568" calcext:value-type="float">
            <text:p>0,568</text:p>
          </table:table-cell>
          <table:table-cell table:style-name="ce108" table:formula="of:=[.$AK$2]*[.AK20]" office:value-type="float" office:value="9.1003632016E-020" calcext:value-type="float">
            <text:p>9,1003632016E-20</text:p>
          </table:table-cell>
          <table:table-cell table:style-name="ce108" table:formula="of:=[.AJ20]-[.AL20]" office:value-type="float" office:value="2.40299869984E-019" calcext:value-type="float">
            <text:p>2,40299869984E-19</text:p>
          </table:table-cell>
          <table:table-cell table:style-name="ce108" table:number-columns-repeated="3"/>
          <table:table-cell table:number-columns-repeated="6"/>
        </table:table-row>
        <table:table-row table:style-name="ro1">
          <table:table-cell table:style-name="ce162" table:formula="of:=CHOOSE([.AA4];&quot;&quot;;[$Axuda.A138];[$Axuda.A162];[.A81];[$Axuda.A152]&amp;CHAR(10)&amp;[.A101];[$Axuda.$A$156];[.$A$111])" office:value-type="string" office:string-value="Elixa, nas celas de cor laranxa, as variables dos datos de que dispón, e as súas unidades.&#10;Escriba os valores dos datos dos que dispón nas celas de cor branca e bordo azul.&#10;" calcext:value-type="string" table:number-columns-spanned="4" table:number-rows-spanned="26">
            <text:p>Elixa, nas celas de cor laranxa, as variables dos datos de que dispón, e as súas unidades.</text:p>
            <text:p>Escriba os valores dos datos dos que dispón nas celas de cor branca e bordo azul.</text:p>
            <text:p/>
          </table:table-cell>
          <table:covered-table-cell table:number-columns-repeated="3" table:style-name="Default"/>
          <table:table-cell table:style-name="ce230" table:number-columns-repeated="2"/>
          <table:table-cell table:style-name="ce728"/>
          <table:table-cell table:style-name="ce523" table:formula="of:=IF([.AE19]*[.AF19]*[.AE20]*[.AF20]=0;&quot;&quot;;[.AO38]&amp;IF(AND([.AL19];[.AL20]);&quot; (media) =&quot;;&quot; =&quot;))" office:value-type="string" office:string-value="W₀ (media) =" calcext:value-type="string">
            <text:p>W₀ (media) =</text:p>
          </table:table-cell>
          <table:table-cell table:style-name="ce208" table:formula="of:=IF(NOT(OR(ISERROR([.AM19]);ISERROR([.AM20])));NUMFORMA([.AM26]*CHOOSE([.$AB$13];1;1/[.$AK$2]);[.$AA$6];[.$AA$7];[.$AA$8]);&quot;&quot;)" office:value-type="string" office:string-value="2,40×10⁻¹⁹" calcext:value-type="string">
            <text:p>2,40×10⁻¹⁹</text:p>
          </table:table-cell>
          <table:table-cell table:style-name="ce230" table:formula="of:=CHOOSE([.$AB$13];[.$AB$11];[.$AB$12])" office:value-type="string" office:string-value="J" calcext:value-type="string">
            <text:p>J</text:p>
          </table:table-cell>
          <table:table-cell table:style-name="ce230"/>
          <table:table-cell table:style-name="ce415" table:number-columns-repeated="5"/>
          <table:table-cell table:style-name="ce414"/>
          <table:table-cell table:number-columns-repeated="8"/>
          <table:table-cell table:style-name="ce108" table:number-columns-repeated="2"/>
          <table:table-cell table:style-name="ce160" table:number-columns-repeated="2"/>
          <table:table-cell table:style-name="ce160" office:value-type="float" office:value="3" calcext:value-type="float">
            <text:p>3</text:p>
          </table:table-cell>
          <table:table-cell table:style-name="ce160" table:formula="of:=AVALOR(TRIM([.G7]))" office:value-type="float" office:value="600000000000000" calcext:value-type="float">
            <text:p>600000000000000</text:p>
          </table:table-cell>
          <table:table-cell table:style-name="ce160" table:formula="of:=AVALOR(TRIM([.H7]))" office:value-type="float" office:value="0.982" calcext:value-type="float">
            <text:p>0,982</text:p>
          </table:table-cell>
          <table:table-cell table:style-name="ce160" table:formula="of:=[.AE21]*INDEX([.$AB$14:.$AD$16];[.$AF$7];[.$AD$7])" office:value-type="float" office:value="600000000000000" calcext:value-type="float">
            <text:p>600000000000000</text:p>
          </table:table-cell>
          <table:table-cell table:style-name="ce160" table:formula="of:=[.AF21]*INDEX([.$AE$14:.$AG$16];[.$AG$7];[.$AE$7])" office:value-type="float" office:value="0.982" calcext:value-type="float">
            <text:p>0,982</text:p>
          </table:table-cell>
          <table:table-cell table:style-name="ce108" table:formula="of:=CHOOSE([.$AD$7];[.AG21]/[.$AK$3];[.AG21];IF([.AG21];[.$AK$1]/[.AG21];0))" office:value-type="float" office:value="600000000000000" calcext:value-type="float">
            <text:p>600000000000000</text:p>
          </table:table-cell>
          <table:table-cell table:style-name="ce250" table:formula="of:=[.$AK$3]*[.AI21]" office:value-type="float" office:value="3.975642024E-019" calcext:value-type="float">
            <text:p>3,98E-19</text:p>
          </table:table-cell>
          <table:table-cell table:style-name="ce108" table:formula="of:=CHOOSE([.$AE$7];[.AH21]/[.$AK$2];[.AH21]*[.AH21]/2*[.$AK$4]/[.$AK$2];[.AH21])" office:value-type="float" office:value="0.982" calcext:value-type="float">
            <text:p>0,982</text:p>
          </table:table-cell>
          <table:table-cell table:style-name="ce108" table:formula="of:=[.$AK$2]*[.AK21]" office:value-type="float" office:value="1.57333744084E-019" calcext:value-type="float">
            <text:p>1,57333744084E-19</text:p>
          </table:table-cell>
          <table:table-cell table:style-name="ce108" table:formula="of:=[.AJ21]-[.AL21]" office:value-type="float" office:value="2.40230458316E-019" calcext:value-type="float">
            <text:p>2,40230458316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230" table:formula="of:=IF([.AB30];&quot;&quot;;&quot;Da gráfica&quot;)" office:value-type="string" office:string-value="Da gráfica" calcext:value-type="string">
            <text:p>Da gráfica</text:p>
          </table:table-cell>
          <table:table-cell table:style-name="ce421" table:formula="of:=IF([.AB30];&quot;&quot;;&quot;y = m · x + b&quot;)" office:value-type="string" office:string-value="y = m · x + b" calcext:value-type="string">
            <text:p>y = m · x + b</text:p>
          </table:table-cell>
          <table:table-cell table:style-name="ce524" table:formula="of:=IF([.$AB$30];&quot;Elixa magnitudes na gráfica&quot;;&quot;&quot;)">
            <text:p/>
          </table:table-cell>
          <table:table-cell table:style-name="ce230" table:number-columns-repeated="3"/>
          <table:table-cell table:style-name="ce415" table:number-columns-repeated="2"/>
          <table:table-cell table:style-name="Default" table:number-columns-repeated="2"/>
          <table:table-cell table:style-name="ce422" table:formula="of:=IF(ISERROR([.AE30]);&quot;&quot;;IF(NOT([.AE30]);&quot;&quot;;INDEX([.AE31:.AE32];[.AE30];1)))" office:value-type="string" office:string-value="V" calcext:value-type="string">
            <text:p>V</text:p>
          </table:table-cell>
          <table:table-cell table:style-name="ce423" table:formula="of:=IF(ISERROR([.AE30]);&quot;&quot;;IF(NOT([.AE30]);&quot;&quot;;&quot;(&quot;&amp;IF([.AB29]+[.AE30]&lt;3;&quot;/&quot;&amp;MID(NUMFORMA(INDEX([.AA34:.AB35];[.AE30];1+[.AB29]));6;9)&amp;&quot; &quot;;&quot;&quot;)&amp;INDEX([.AE34:.AF35];[.AE30];1)&amp;&quot;)&quot;))" office:value-type="string" office:string-value="(V)" calcext:value-type="string">
            <text:p>(V)</text:p>
          </table:table-cell>
          <table:table-cell table:style-name="Default"/>
          <table:table-cell table:number-columns-repeated="7"/>
          <table:table-cell table:style-name="ce108" table:number-columns-repeated="2"/>
          <table:table-cell table:style-name="ce160" table:number-columns-repeated="2"/>
          <table:table-cell table:style-name="ce160" office:value-type="float" office:value="4" calcext:value-type="float">
            <text:p>4</text:p>
          </table:table-cell>
          <table:table-cell table:style-name="ce160" table:formula="of:=AVALOR(TRIM([.G8]))" office:value-type="float" office:value="700000000000000" calcext:value-type="float">
            <text:p>700000000000000</text:p>
          </table:table-cell>
          <table:table-cell table:style-name="ce160" table:formula="of:=AVALOR(TRIM([.H8]))" office:value-type="float" office:value="1.395" calcext:value-type="float">
            <text:p>1,395</text:p>
          </table:table-cell>
          <table:table-cell table:style-name="ce160" table:formula="of:=[.AE22]*INDEX([.$AB$14:.$AD$16];[.$AF$7];[.$AD$7])" office:value-type="float" office:value="700000000000000" calcext:value-type="float">
            <text:p>700000000000000</text:p>
          </table:table-cell>
          <table:table-cell table:style-name="ce160" table:formula="of:=[.AF22]*INDEX([.$AE$14:.$AG$16];[.$AG$7];[.$AE$7])" office:value-type="float" office:value="1.395" calcext:value-type="float">
            <text:p>1,395</text:p>
          </table:table-cell>
          <table:table-cell table:style-name="ce108" table:formula="of:=CHOOSE([.$AD$7];[.AG22]/[.$AK$3];[.AG22];IF([.AG22];[.$AK$1]/[.AG22];0))" office:value-type="float" office:value="700000000000000" calcext:value-type="float">
            <text:p>700000000000000</text:p>
          </table:table-cell>
          <table:table-cell table:style-name="ce250" table:formula="of:=[.$AK$3]*[.AI22]" office:value-type="float" office:value="4.638249028E-019" calcext:value-type="float">
            <text:p>4,64E-19</text:p>
          </table:table-cell>
          <table:table-cell table:style-name="ce108" table:formula="of:=CHOOSE([.$AE$7];[.AH22]/[.$AK$2];[.AH22]*[.AH22]/2*[.$AK$4]/[.$AK$2];[.AH22])" office:value-type="float" office:value="1.395" calcext:value-type="float">
            <text:p>1,395</text:p>
          </table:table-cell>
          <table:table-cell table:style-name="ce108" table:formula="of:=[.$AK$2]*[.AK22]" office:value-type="float" office:value="2.2350363849E-019" calcext:value-type="float">
            <text:p>2,2350363849E-19</text:p>
          </table:table-cell>
          <table:table-cell table:style-name="ce108" table:formula="of:=[.AJ22]-[.AL22]" office:value-type="float" office:value="2.4032126431E-019" calcext:value-type="float">
            <text:p>2,4032126431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ISERROR([.$AO$35]);&quot;&quot;;IF([.AO35]&gt;0;[.AM35];[.AM36]))" office:value-type="string" office:string-value="ordenada na orixe" calcext:value-type="string">
            <text:p>ordenada na orixe</text:p>
          </table:table-cell>
          <table:table-cell table:style-name="ce198" table:formula="of:=IF(ISERROR([.$AO$35]);&quot;&quot;;IF([.AO35]&gt;0;[.AN35];[.AN36]))" office:value-type="string" office:string-value="b =" calcext:value-type="string">
            <text:p>b =</text:p>
          </table:table-cell>
          <table:table-cell table:style-name="ce208" table:formula="of:=IF(ISERROR([.$AO$35]);&quot;&quot;;NUMFORMA(IF([.AO35]&gt;0;[.AO35];[.AO36]);[.$AA$6];[.$AA$7];[.$AA$8]))" office:value-type="string" office:string-value="0,363" calcext:value-type="string">
            <text:p>0,363</text:p>
          </table:table-cell>
          <table:table-cell table:style-name="ce418" table:formula="of:=IF(ISERROR([.$AO$35]);&quot;&quot;;IF([.AO35]&gt;0;[.AP35];[.AP36]))" office:value-type="string" office:string-value="·10¹⁵ Hz" calcext:value-type="string">
            <text:p>·10¹⁵ Hz</text:p>
          </table:table-cell>
          <table:table-cell table:style-name="ce230"/>
          <table:table-cell table:number-columns-repeated="5"/>
          <table:table-cell table:style-name="ce414"/>
          <table:table-cell table:number-columns-repeated="8"/>
          <table:table-cell table:style-name="Default" table:number-columns-repeated="4"/>
          <table:table-cell table:style-name="ce160" office:value-type="float" office:value="5" calcext:value-type="float">
            <text:p>5</text:p>
          </table:table-cell>
          <table:table-cell table:style-name="ce160" table:formula="of:=AVALOR(TRIM([.G9]))" office:value-type="float" office:value="800000000000000" calcext:value-type="float">
            <text:p>800000000000000</text:p>
          </table:table-cell>
          <table:table-cell table:style-name="ce160" table:formula="of:=AVALOR(TRIM([.H9]))" office:value-type="float" office:value="1.809" calcext:value-type="float">
            <text:p>1,809</text:p>
          </table:table-cell>
          <table:table-cell table:style-name="ce160" table:formula="of:=[.AE23]*INDEX([.$AB$14:.$AD$16];[.$AF$7];[.$AD$7])" office:value-type="float" office:value="800000000000000" calcext:value-type="float">
            <text:p>800000000000000</text:p>
          </table:table-cell>
          <table:table-cell table:style-name="ce160" table:formula="of:=[.AF23]*INDEX([.$AE$14:.$AG$16];[.$AG$7];[.$AE$7])" office:value-type="float" office:value="1.809" calcext:value-type="float">
            <text:p>1,809</text:p>
          </table:table-cell>
          <table:table-cell table:style-name="ce108" table:formula="of:=CHOOSE([.$AD$7];[.AG23]/[.$AK$3];[.AG23];IF([.AG23];[.$AK$1]/[.AG23];0))" office:value-type="float" office:value="800000000000000" calcext:value-type="float">
            <text:p>800000000000000</text:p>
          </table:table-cell>
          <table:table-cell table:style-name="ce250" table:formula="of:=[.$AK$3]*[.AI23]" office:value-type="float" office:value="5.300856032E-019" calcext:value-type="float">
            <text:p>5,30E-19</text:p>
          </table:table-cell>
          <table:table-cell table:style-name="ce108" table:formula="of:=CHOOSE([.$AE$7];[.AH23]/[.$AK$2];[.AH23]*[.AH23]/2*[.$AK$4]/[.$AK$2];[.AH23])" office:value-type="float" office:value="1.809" calcext:value-type="float">
            <text:p>1,809</text:p>
          </table:table-cell>
          <table:table-cell table:style-name="ce108" table:formula="of:=[.$AK$2]*[.AK23]" office:value-type="float" office:value="2.89833750558E-019" calcext:value-type="float">
            <text:p>2,89833750558E-19</text:p>
          </table:table-cell>
          <table:table-cell table:style-name="ce108" table:formula="of:=[.AJ23]-[.AL23]" office:value-type="float" office:value="2.40251852642E-019" calcext:value-type="float">
            <text:p>2,40251852642E-19</text:p>
          </table:table-cell>
          <table:table-cell table:style-name="Default" table:number-columns-repeated="4"/>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quot;pendente&quot;)" office:value-type="string" office:string-value="pendente" calcext:value-type="string">
            <text:p>pendente</text:p>
          </table:table-cell>
          <table:table-cell table:style-name="ce198" table:formula="of:=IF([.$AB$30];&quot;&quot;;&quot;m =&quot;)" office:value-type="string" office:string-value="m =" calcext:value-type="string">
            <text:p>m =</text:p>
          </table:table-cell>
          <table:table-cell table:style-name="ce208" table:formula="of:=IF([.$AB$30];&quot;&quot;;IF([.$AK$5];NUMFORMA([.AO33];[.AA6]);&quot;&quot;))" office:value-type="string" office:string-value="2,42·10¹⁴" calcext:value-type="string">
            <text:p>2,42·10¹⁴</text:p>
          </table:table-cell>
          <table:table-cell table:style-name="ce213" table:formula="of:=IF([.$AB$30];&quot;&quot;;IF([.$AK$5];[.$AP$33];&quot;&quot;))" office:value-type="string" office:string-value="Hz/V" calcext:value-type="string">
            <text:p>Hz/V</text:p>
          </table:table-cell>
          <table:table-cell table:style-name="ce213"/>
          <table:table-cell table:style-name="Default"/>
          <table:table-cell table:number-columns-repeated="13"/>
          <table:table-cell table:style-name="Default" table:number-columns-repeated="10"/>
          <table:table-cell table:style-name="ce160"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IF([.$AK$5];IF([.$AM$34];&quot;Constante de Planck&quot;;&quot;&quot;);&quot;&quot;))" office:value-type="string" office:string-value="Constante de Planck" calcext:value-type="string">
            <text:p>Constante de Planck</text:p>
          </table:table-cell>
          <table:table-cell table:style-name="ce408" table:formula="of:=IF([.$AB$30];&quot;&quot;;IF([.$AK$5];IF([.$AM$34];&quot;h =&quot;;&quot;&quot;)))" office:value-type="string" office:string-value="h =" calcext:value-type="string">
            <text:p>h =</text:p>
          </table:table-cell>
          <table:table-cell table:style-name="ce208" table:formula="of:=IF([.$AB$30];&quot;&quot;;IF([.$AK$5];IF([.$AM$34];NUMFORMA([.AO34];[.AA6]);&quot;&quot;);&quot;&quot;))" office:value-type="string" office:string-value="6,63·10⁻³⁴" calcext:value-type="string">
            <text:p>6,63·10⁻³⁴</text:p>
          </table:table-cell>
          <table:table-cell table:style-name="ce419" table:formula="of:=IF([.$AB$30];&quot;&quot;;IF([.$AK$5];IF([.$AM$34];&quot;J·s&quot;;&quot;&quot;)))" office:value-type="string" office:string-value="J·s" calcext:value-type="string">
            <text:p>J·s</text:p>
          </table:table-cell>
          <table:table-cell table:style-name="ce230"/>
          <table:table-cell table:style-name="Default"/>
          <table:table-cell table:number-columns-repeated="13"/>
          <table:table-cell table:style-name="Default" table:number-columns-repeated="10"/>
          <table:table-cell table:style-name="ce108" table:number-columns-repeated="2"/>
          <table:table-cell table:style-name="Default" table:number-columns-repeated="6"/>
          <table:table-cell table:number-columns-repeated="5"/>
        </table:table-row>
        <table:table-row table:style-name="ro1">
          <table:covered-table-cell table:number-columns-repeated="4" table:style-name="Default"/>
          <table:table-cell table:style-name="ce230" table:number-columns-repeated="2"/>
          <table:table-cell table:style-name="ce728" table:formula="of:=IF([.$AB$30];&quot;&quot;;[.AM38])" office:value-type="string" office:string-value="Traballo de extracción" calcext:value-type="string">
            <text:p>Traballo de extracción</text:p>
          </table:table-cell>
          <table:table-cell table:style-name="ce198" table:formula="of:=IF([.$AB$30];&quot;&quot;;[.AN41])" office:value-type="string" office:string-value="W₀ =" calcext:value-type="string">
            <text:p>W₀ =</text:p>
          </table:table-cell>
          <table:table-cell table:style-name="ce208" table:formula="of:=IF(OR([.AB30];ISERROR([.AO41]));&quot;&quot;;NUMFORMA([.AO41]*CHOOSE([.$AB$13];1;1/[.$AK$2]);[.$AA$6];[.$AA$7];[.$AA$8]))" office:value-type="string" office:string-value="2,40×10⁻¹⁹" calcext:value-type="string">
            <text:p>2,40×10⁻¹⁹</text:p>
          </table:table-cell>
          <table:table-cell table:style-name="ce311" table:formula="of:=IF([.$AB$30];&quot;&quot;;[.J21])" office:value-type="string" office:string-value="J" calcext:value-type="string">
            <text:p>J</text:p>
          </table:table-cell>
          <table:table-cell table:style-name="ce230"/>
          <table:table-cell table:style-name="Default"/>
          <table:table-cell table:number-columns-repeated="13"/>
          <table:table-cell table:style-name="ce108" table:number-columns-repeated="2"/>
          <table:table-cell table:style-name="ce160" office:value-type="string" calcext:value-type="string">
            <text:p>Gráfica</text:p>
          </table:table-cell>
          <table:table-cell table:style-name="ce160" table:number-columns-repeated="5"/>
          <table:table-cell table:style-name="ce225" office:value-type="string" calcext:value-type="string">
            <text:p>Gráfica</text:p>
          </table:table-cell>
          <table:table-cell table:style-name="ce160"/>
          <table:table-cell table:style-name="ce249" table:number-columns-repeated="2"/>
          <table:table-cell table:style-name="ce160"/>
          <table:table-cell table:style-name="ce160" table:formula="of:=IF([.AL19]=0;[.AM19]; IF([.AL20]=0;[.AM20];AVERAGE([.AM19:.AM20])))" office:value-type="float" office:value="2.40334575818E-019" calcext:value-type="float">
            <text:p>2,40334575818E-19</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number-columns-repeated="2"/>
          <table:table-cell table:style-name="ce160" office:value-type="string" calcext:value-type="string">
            <text:p>fotóns</text:p>
          </table:table-cell>
          <table:table-cell table:style-name="ce160" office:value-type="string" calcext:value-type="string">
            <text:p><text:span text:style-name="T59">Mín: </text:span>x (f)</text:p>
          </table:table-cell>
          <table:table-cell table:style-name="ce108" office:value-type="string" calcext:value-type="string">
            <text:p>Mín: x (e)</text:p>
          </table:table-cell>
          <table:table-cell table:style-name="ce160" office:value-type="string" calcext:value-type="string">
            <text:p>Menú x</text:p>
          </table:table-cell>
          <table:table-cell table:style-name="ce160" office:value-type="string" calcext:value-type="string">
            <text:p>Menú y</text:p>
          </table:table-cell>
          <table:table-cell table:style-name="ce160"/>
          <table:table-cell table:style-name="ce246" office:value-type="string" calcext:value-type="string">
            <text:p>x</text:p>
          </table:table-cell>
          <table:table-cell table:style-name="ce246" office:value-type="string" calcext:value-type="string">
            <text:p>y</text:p>
          </table:table-cell>
          <table:table-cell table:style-name="ce249" table:number-columns-repeated="2"/>
          <table:table-cell table:style-name="ce454" office:value-type="string" calcext:value-type="string">
            <text:p>f₀ =</text:p>
          </table:table-cell>
          <table:table-cell table:style-name="ce160" table:formula="of:=[.AM26]/[.$AK$3]" office:value-type="float" office:value="362710587674380" calcext:value-type="float">
            <text:p>362710587674380</text:p>
          </table:table-cell>
          <table:table-cell table:style-name="ce160" table:number-columns-repeated="2"/>
          <table:table-cell table:style-name="ce108"/>
          <table:table-cell table:number-columns-repeated="6"/>
        </table:table-row>
        <table:table-row table:style-name="ro1">
          <table:covered-table-cell table:number-columns-repeated="4" table:style-name="Default"/>
          <table:table-cell table:style-name="ce230"/>
          <table:table-cell table:style-name="ce149" table:formula="of:=EXPANDETEXTO([$Índice.$G$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303"/>
          <table:covered-table-cell table:number-columns-repeated="2" table:style-name="ce280"/>
          <table:covered-table-cell table:style-name="ce230"/>
          <table:table-cell table:style-name="ce230"/>
          <table:table-cell table:style-name="Default"/>
          <table:table-cell table:number-columns-repeated="13"/>
          <table:table-cell table:style-name="ce108" table:number-columns-repeated="2"/>
          <table:table-cell table:style-name="ce160" office:value-type="string" calcext:value-type="string">
            <text:p>electróns</text:p>
          </table:table-cell>
          <table:table-cell table:number-columns-repeated="2" table:style-name="ce160" office:value-type="float" office:value="0" calcext:value-type="float">
            <text:p>0</text:p>
          </table:table-cell>
          <table:table-cell table:style-name="ce160" table:formula="of:=IF([.$AB$29];[.AC4];[.AB4])" office:value-type="string" office:string-value="Enerxía cinética" calcext:value-type="string">
            <text:p>Enerxía cinética</text:p>
          </table:table-cell>
          <table:table-cell table:style-name="ce160" table:formula="of:=IF([.$AB$29];[.AB4];[.AC4])" office:value-type="string" office:string-value="Enerxía" calcext:value-type="string">
            <text:p>Enerxía</text:p>
          </table:table-cell>
          <table:table-cell table:style-name="ce108"/>
          <table:table-cell table:style-name="ce108" table:formula="of:=IF([.$AB$30];0;INDEX([.$AC$28:.$AD$29];[.AE30];IF([.$AB$29];2;1)))" office:value-type="float" office:value="0" calcext:value-type="float">
            <text:p>0</text:p>
          </table:table-cell>
          <table:table-cell table:style-name="ce108" table:formula="of:=IF([.$AB$30];0;INDEX([.$AC$28:.$AD$29];[.AF30];IF([.$AB$29];1;2)))" office:value-type="float" office:value="0" calcext:value-type="float">
            <text:p>0</text:p>
          </table:table-cell>
          <table:table-cell table:style-name="ce249" table:number-columns-repeated="2"/>
          <table:table-cell table:style-name="ce160" table:number-columns-repeated="4"/>
          <table:table-cell table:style-name="ce108"/>
          <table:table-cell/>
          <table:table-cell table:style-name="ce458" table:number-columns-repeated="2"/>
          <table:table-cell table:number-columns-repeated="3"/>
        </table:table-row>
        <table:table-row table:style-name="ro1">
          <table:covered-table-cell table:number-columns-repeated="4" table:style-name="Default"/>
          <table:table-cell table:style-name="ce230"/>
          <table:table-cell table:style-name="ce728" office:value-type="string" calcext:value-type="string">
            <text:p>Etiqueta: </text:p>
          </table:table-cell>
          <table:table-cell table:style-name="ce478"/>
          <table:table-cell table:style-name="ce484"/>
          <table:table-cell table:style-name="ce25"/>
          <table:table-cell table:style-name="ce230" table:number-columns-repeated="2"/>
          <table:table-cell table:style-name="Default"/>
          <table:table-cell table:number-columns-repeated="13"/>
          <table:table-cell table:style-name="ce108"/>
          <table:table-cell table:style-name="ce108" office:value-type="string" calcext:value-type="string">
            <text:p>fotóns vs. e?</text:p>
          </table:table-cell>
          <table:table-cell table:style-name="ce229" table:formula="of:=NOT([.AJ11])" office:value-type="boolean" office:boolean-value="true" calcext:value-type="boolean">
            <text:p>VERDADERO</text:p>
          </table:table-cell>
          <table:table-cell table:number-columns-repeated="2" table:style-name="ce160" office:value-type="float" office:value="0" calcext:value-type="float">
            <text:p>0</text:p>
          </table:table-cell>
          <table:table-cell table:style-name="ce160" table:formula="of:=IF([.$AB$29];[.AC6];[.AB5])" office:value-type="string" office:string-value="Potencial de freado" calcext:value-type="string">
            <text:p>Potencial de freado</text:p>
          </table:table-cell>
          <table:table-cell table:style-name="ce160" table:formula="of:=IF([.$AB$29];[.AB5];[.AC6])" office:value-type="string" office:string-value="Frecuencia" calcext:value-type="string">
            <text:p>Frecuencia</text:p>
          </table:table-cell>
          <table:table-cell table:style-name="ce249"/>
          <table:table-cell table:style-name="ce249" table:formula="of:=IF([.$AB$30];0;INDEX([.$AC$31:.$AD$32];[.AE30];IF([.$AB$29];2;1)))" office:value-type="float" office:value="0" calcext:value-type="float">
            <text:p>0</text:p>
          </table:table-cell>
          <table:table-cell table:style-name="ce249" table:formula="of:=IF([.$AB$30];0;INDEX([.$AC$31:.$AD$32];[.AF30];IF([.$AB$29];1;2)))" office:value-type="float" office:value="0.36271058767438" calcext:value-type="float">
            <text:p>0,36271058767438</text:p>
          </table:table-cell>
          <table:table-cell table:style-name="ce160" table:number-columns-repeated="2"/>
          <table:table-cell table:style-name="ce108" table:number-columns-repeated="2"/>
          <table:table-cell table:style-name="ce247" office:value-type="string" calcext:value-type="string">
            <text:p>pendente dos datos</text:p>
          </table:table-cell>
          <table:table-cell table:style-name="ce108" table:formula="of:=([.AI31]-[.AI32])*[.AI33]/([.AH31]-[.AH32])/[.AH33]" office:value-type="float" office:value="241545893719807" calcext:value-type="float">
            <text:p>241545893719807</text:p>
          </table:table-cell>
          <table:table-cell table:style-name="ce228" table:formula="of:=[.AP33]"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ce230"/>
          <table:table-cell table:style-name="ce728" office:value-type="string" calcext:value-type="string">
            <text:p>Fórmula: </text:p>
          </table:table-cell>
          <table:table-cell table:style-name="ce88" table:number-columns-repeated="3"/>
          <table:table-cell table:style-name="ce230" table:number-columns-repeated="2"/>
          <table:table-cell table:style-name="Default"/>
          <table:table-cell table:number-columns-repeated="13"/>
          <table:table-cell table:style-name="ce108"/>
          <table:table-cell table:style-name="ce160" office:value-type="string" calcext:value-type="string">
            <text:p>vacío gráfica?</text:p>
          </table:table-cell>
          <table:table-cell table:style-name="ce402" table:formula="of:=OR(ISBLANK([.$M$3]);ISERROR([.AE30]);ISERROR([.AF30]))" office:value-type="boolean" office:boolean-value="false" calcext:value-type="boolean">
            <text:p>FALSO</text:p>
          </table:table-cell>
          <table:table-cell table:style-name="ce160" office:value-type="string" calcext:value-type="string">
            <text:p><text:span text:style-name="T59">Med: </text:span>x (f)</text:p>
          </table:table-cell>
          <table:table-cell table:style-name="ce160" office:value-type="string" calcext:value-type="string">
            <text:p>Med: x (e)</text:p>
          </table:table-cell>
          <table:table-cell table:style-name="ce160" table:formula="of:=IF(ISBLANK([.O2]);0;MATCH([.O2];[.AE28:.AE30];0))" office:value-type="float" office:value="2" calcext:value-type="float">
            <text:p>2</text:p>
          </table:table-cell>
          <table:table-cell table:style-name="ce160" table:formula="of:=IF(ISBLANK([.L2]);0;MATCH([.L2];[.AF28:.AF30];0))" office:value-type="float" office:value="2" calcext:value-type="float">
            <text:p>2</text:p>
          </table:table-cell>
          <table:table-cell table:style-name="ce249"/>
          <table:table-cell table:style-name="ce249" table:formula="of:=IF([.$AB$30];0;INDEX([.$AC$34:.$AD$35];[.AE30];IF([.$AB$29];2;1)))" office:value-type="float" office:value="5" calcext:value-type="float">
            <text:p>5</text:p>
          </table:table-cell>
          <table:table-cell table:style-name="ce249" table:formula="of:=IF([.$AB$30];0;INDEX([.$AC$34:.$AD$35];[.AF30];IF([.$AB$29];1;2)))" office:value-type="float" office:value="1.57170521822314" calcext:value-type="float">
            <text:p>1,57170521822314</text:p>
          </table:table-cell>
          <table:table-cell table:style-name="ce160" table:number-columns-repeated="2"/>
          <table:table-cell table:style-name="ce249" table:number-columns-repeated="2"/>
          <table:table-cell table:style-name="ce249" office:value-type="string" calcext:value-type="string">
            <text:p>h dos datos</text:p>
          </table:table-cell>
          <table:table-cell table:style-name="ce160" table:formula="of:=IF([.AG7]=1;[.$AK$2];1)*IF([.$AP$34];1/[.AO29];IF([.$AQ$34];[.AO29];0))" office:value-type="float" office:value="6.6330112068E-034" calcext:value-type="float">
            <text:p>6,6330112068E-34</text:p>
          </table:table-cell>
          <table:table-cell table:style-name="ce108" office:value-type="string" calcext:value-type="string">
            <text:p>J·s</text:p>
          </table:table-cell>
          <table:table-cell table:number-columns-repeated="6"/>
        </table:table-row>
        <table:table-row table:style-name="ro1">
          <table:covered-table-cell table:number-columns-repeated="4" table:style-name="Default"/>
          <table:table-cell table:style-name="ce230" table:number-columns-repeated="7"/>
          <table:table-cell table:style-name="Default"/>
          <table:table-cell table:number-columns-repeated="13"/>
          <table:table-cell table:style-name="ce108"/>
          <table:table-cell table:style-name="ce160" office:value-type="string" calcext:value-type="string">
            <text:p>x é V?</text:p>
          </table:table-cell>
          <table:table-cell table:style-name="ce160" table:formula="of:=FIND(&quot;/&quot;;[.Q22])" office:value-type="string" office:string-value="" calcext:value-type="error">
            <text:p>#¡VALOR!</text:p>
          </table:table-cell>
          <table:table-cell table:style-name="ce160" table:formula="of:=[.AM26]/[.AA34]" office:value-type="float" office:value="2.40334575818" calcext:value-type="float">
            <text:p>2,40334575818</text:p>
          </table:table-cell>
          <table:table-cell table:style-name="ce160" office:value-type="float" office:value="0" calcext:value-type="float">
            <text:p>0</text:p>
          </table:table-cell>
          <table:table-cell table:style-name="ce160" table:formula="of:=IF([.$AB$29];[.AE4];[.AD4])" office:value-type="string" office:string-value="E" calcext:value-type="string">
            <text:p>E</text:p>
          </table:table-cell>
          <table:table-cell table:style-name="ce232" table:formula="of:=IF([.$AB$29];[.AD4];[.AE4])" office:value-type="string" office:string-value="E" calcext:value-type="string">
            <text:p>E</text:p>
          </table:table-cell>
          <table:table-cell table:style-name="ce160"/>
          <table:table-cell table:style-name="ce232" table:formula="of:=IF([.AH36]&lt;=[.$AH$30];[.AH36];[.$AH$30])" office:value-type="float" office:value="0.154" calcext:value-type="float">
            <text:p>0,154</text:p>
          </table:table-cell>
          <table:table-cell table:style-name="ce160" table:formula="of:=IF([.AH31]=[.$AH$30];[.AI30];IF([.AH31]=[.$AH$36];[.AI36];[.AI37]))" office:value-type="float" office:value="0.4" calcext:value-type="float">
            <text:p>0,4</text:p>
          </table:table-cell>
          <table:table-cell table:style-name="ce160" table:number-columns-repeated="2"/>
          <table:table-cell table:style-name="ce249"/>
          <table:table-cell table:style-name="ce160"/>
          <table:table-cell table:style-name="ce247" office:value-type="string" calcext:value-type="string">
            <text:p>error típico xy</text:p>
          </table:table-cell>
          <table:table-cell table:style-name="ce248" table:formula="of:=STEYX([.AI$28:.AI$32];[.AH$28:.AH$32])" office:value-type="float" office:value="0.178962289900742" calcext:value-type="float">
            <text:p>1,79E-01</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60" office:value-type="string" calcext:value-type="string">
            <text:p>x máx.?</text:p>
          </table:table-cell>
          <table:table-cell table:style-name="ce402" table:formula="of:=AND(NOT(ISBLANK([.P4]));AVALOR([.P4])&gt;[.AA38])" office:value-type="boolean" office:boolean-value="true" calcext:value-type="boolean">
            <text:p>VERDADERO</text:p>
          </table:table-cell>
          <table:table-cell table:style-name="ce160" table:formula="of:=[.AM27]/[.AA35]" office:value-type="float" office:value="0.36271058767438" calcext:value-type="float">
            <text:p>0,36271058767438</text:p>
          </table:table-cell>
          <table:table-cell table:style-name="ce160" office:value-type="float" office:value="0" calcext:value-type="float">
            <text:p>0</text:p>
          </table:table-cell>
          <table:table-cell table:style-name="ce160" table:formula="of:=IF([.$AB$29];[.AE6];[.AD5])" office:value-type="string" office:string-value="V" calcext:value-type="string">
            <text:p>V</text:p>
          </table:table-cell>
          <table:table-cell table:style-name="ce160" table:formula="of:=IF([.$AB$29];[.AD5];[.AE6])" office:value-type="string" office:string-value="f" calcext:value-type="string">
            <text:p>f</text:p>
          </table:table-cell>
          <table:table-cell table:style-name="ce160"/>
          <table:table-cell table:style-name="ce232" table:formula="of:=IF([.AH37]&lt;[.$AH$30];[.AH37];[.$AH$30])" office:value-type="float" office:value="0.568" calcext:value-type="float">
            <text:p>0,568</text:p>
          </table:table-cell>
          <table:table-cell table:style-name="ce160" table:formula="of:=IF([.AH32]=[.$AH$30];[.AI30];IF([.AH32]=[.$AH$36];[.AI36];[.AI37]))" office:value-type="float" office:value="0.5" calcext:value-type="float">
            <text:p>0,5</text:p>
          </table:table-cell>
          <table:table-cell table:style-name="ce160" table:number-columns-repeated="2"/>
          <table:table-cell table:style-name="ce249"/>
          <table:table-cell table:style-name="ce160"/>
          <table:table-cell table:style-name="ce247" office:value-type="string" calcext:value-type="string">
            <text:p>pendente</text:p>
          </table:table-cell>
          <table:table-cell table:style-name="ce108" table:formula="of:=SLOPE([.AI29:.AI32];[.AH29:.AH32])" office:value-type="float" office:value="0.241797662526875" calcext:value-type="float">
            <text:p>0,241797662526875</text:p>
          </table:table-cell>
          <table:table-cell table:style-name="ce228" table:formula="of:=MID(NUMFORMA([.AI33]/[.AH33]);5;9)&amp;&quot; &quot;&amp;[.AI35]&amp;&quot;/&quot;&amp;[.AH35]" office:value-type="string" office:string-value="·10¹⁵ Hz/V" calcext:value-type="string">
            <text:p>·10¹⁵ Hz/V</text:p>
          </table:table-cell>
          <table:table-cell table:number-columns-repeated="6"/>
        </table:table-row>
        <table:table-row table:style-name="ro1">
          <table:covered-table-cell table:number-columns-repeated="4" table:style-name="Default"/>
          <table:table-cell table:style-name="Default" table:number-columns-repeated="2"/>
          <table:table-cell table:style-name="ce328" office:value-type="string" calcext:value-type="string">
            <text:p>Actualizado</text:p>
          </table:table-cell>
          <table:table-cell table:style-name="ce227" office:value-type="date" office:date-value="2024-07-05" calcext:value-type="date">
            <text:p>05/07/24</text:p>
          </table:table-cell>
          <table:table-cell table:style-name="Default" table:number-columns-repeated="4"/>
          <table:table-cell table:number-columns-repeated="13"/>
          <table:table-cell table:style-name="ce108"/>
          <table:table-cell table:style-name="ce108" office:value-type="string" calcext:value-type="string">
            <text:p>múltiplo (f)</text:p>
          </table:table-cell>
          <table:table-cell table:style-name="ce108" office:value-type="string" calcext:value-type="string">
            <text:p>múltiplo (e)</text:p>
          </table:table-cell>
          <table:table-cell table:style-name="ce160" office:value-type="string" calcext:value-type="string">
            <text:p><text:span text:style-name="T59">Máx: </text:span>x (f)</text:p>
          </table:table-cell>
          <table:table-cell table:style-name="ce160" office:value-type="string" calcext:value-type="string">
            <text:p>Máx: x (e)</text:p>
          </table:table-cell>
          <table:table-cell table:style-name="ce160" table:number-columns-repeated="3"/>
          <table:table-cell table:style-name="ce445" table:formula="of:=INDEX([.AA34:.AB35];[.AE30];1+[.AB29])" office:value-type="float" office:value="1" calcext:value-type="float">
            <text:p>1</text:p>
          </table:table-cell>
          <table:table-cell table:style-name="ce160" table:formula="of:=INDEX([.AA34:.AB35];[.AF30];2-[.AB29])" office:value-type="float" office:value="1000000000000000" calcext:value-type="float">
            <text:p>1000000000000000</text:p>
          </table:table-cell>
          <table:table-cell table:style-name="ce160" table:number-columns-repeated="4"/>
          <table:table-cell table:style-name="ce108" office:value-type="string" calcext:value-type="string">
            <text:p>pendente</text:p>
          </table:table-cell>
          <table:table-cell table:style-name="ce108" table:formula="of:=[.AO32]*[.AI33]/[.AH33]" office:value-type="float" office:value="241797662526875" calcext:value-type="float">
            <text:p>241797662526875</text:p>
          </table:table-cell>
          <table:table-cell table:style-name="ce228" table:formula="of:=[.$AI$35]&amp;&quot;/&quot;&amp;[.$AH$35]" office:value-type="string" office:string-value="Hz/V" calcext:value-type="string">
            <text:p>Hz/V</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4"/>
          <table:table-cell table:style-name="Default" table:number-columns-repeated="2"/>
          <table:table-cell table:number-columns-repeated="7"/>
          <table:table-cell table:style-name="ce108"/>
          <table:table-cell table:style-name="ce108" office:value-type="float" office:value="1E-019" calcext:value-type="float">
            <text:p>1E-19</text:p>
          </table:table-cell>
          <table:table-cell table:style-name="ce108" table:formula="of:=[.AA34]" office:value-type="float" office:value="1E-019" calcext:value-type="float">
            <text:p>1E-19</text:p>
          </table:table-cell>
          <table:table-cell table:style-name="ce160" table:formula="of:=IF([.$AB$32];[.AC42];[.AC37])/[.AA34]" office:value-type="float" office:value="10.41422885818" calcext:value-type="float">
            <text:p>10,41422885818</text:p>
          </table:table-cell>
          <table:table-cell table:style-name="ce160" table:formula="of:=IF([.$AB$32];[.AD42];[.AD37])/[.AB34]" office:value-type="float" office:value="8.0108831" calcext:value-type="float">
            <text:p>8,0108831</text:p>
          </table:table-cell>
          <table:table-cell table:style-name="ce160" table:formula="of:=[.AE11]" office:value-type="string" office:string-value="J" calcext:value-type="string">
            <text:p>J</text:p>
          </table:table-cell>
          <table:table-cell table:style-name="ce160" table:formula="of:=[.AE34]" office:value-type="string" office:string-value="J" calcext:value-type="string">
            <text:p>J</text:p>
          </table:table-cell>
          <table:table-cell table:style-name="ce160"/>
          <table:table-cell table:style-name="ce448" table:formula="of:=IF([.AH33]=1;&quot;&quot;;MID(NUMFORMA([.AH33];3);5;9))">
            <text:p/>
          </table:table-cell>
          <table:table-cell table:style-name="ce246" table:formula="of:=IF([.AI33]=1;&quot;&quot;;MID(NUMFORMA([.AI33];3);5;9))" office:value-type="string" office:string-value="·10¹⁵" calcext:value-type="string">
            <text:p>·10¹⁵</text:p>
          </table:table-cell>
          <table:table-cell table:style-name="ce160" table:number-columns-repeated="2"/>
          <table:table-cell table:style-name="ce246" office:value-type="string" calcext:value-type="string">
            <text:p>Pode calcularse h?</text:p>
          </table:table-cell>
          <table:table-cell table:style-name="ce402" table:formula="of:=OR([.AP34];[.AQ34])" office:value-type="boolean" office:boolean-value="true" calcext:value-type="boolean">
            <text:p>VERDADERO</text:p>
          </table:table-cell>
          <table:table-cell table:style-name="ce454" office:value-type="string" calcext:value-type="string">
            <text:p>h =</text:p>
          </table:table-cell>
          <table:table-cell table:style-name="ce160" table:formula="of:=IF([.AF30]=2;[.$AK$2];1)*IF([.$AP$34];1/[.AO33];IF([.$AQ$34];[.AO33];0))" office:value-type="float" office:value="6.62610466642506E-034" calcext:value-type="float">
            <text:p>6,62610466642506E-34</text:p>
          </table:table-cell>
          <table:table-cell table:style-name="ce402" table:formula="of:=AND([.$AH$35]=[.$AG$11];[.$AI$35]=[.$AC$11])" office:value-type="boolean" office:boolean-value="true" calcext:value-type="boolean">
            <text:p>VERDADERO</text:p>
          </table:table-cell>
          <table:table-cell table:style-name="ce402" table:formula="of:=([.$AH$35]=[.$AC$11])" office:value-type="boolean" office:boolean-value="false" calcext:value-type="boolean">
            <text:p>FALSO</text:p>
          </table:table-cell>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108" office:value-type="float" office:value="1000000000000000" calcext:value-type="float">
            <text:p>1000000000000000</text:p>
          </table:table-cell>
          <table:table-cell table:style-name="ce108" office:value-type="float" office:value="1" calcext:value-type="float">
            <text:p>1</text:p>
          </table:table-cell>
          <table:table-cell table:style-name="ce160" table:formula="of:=IF([.$AB$32];[.AC43];[.AC38])/[.AA35]" office:value-type="float" office:value="1.57170521822314" calcext:value-type="float">
            <text:p>1,57170521822314</text:p>
          </table:table-cell>
          <table:table-cell table:style-name="ce160" table:formula="of:=IF([.$AB$32];[.AD43];[.AD38])/[.AB35]" office:value-type="float" office:value="5" calcext:value-type="float">
            <text:p>5</text:p>
          </table:table-cell>
          <table:table-cell table:style-name="ce160" table:formula="of:=IF([.$AB$29];[.AG11];[.AC11])" office:value-type="string" office:string-value="V" calcext:value-type="string">
            <text:p>V</text:p>
          </table:table-cell>
          <table:table-cell table:style-name="ce160" table:formula="of:=IF([.$AB$29];[.AC11];[.AG11])" office:value-type="string" office:string-value="Hz" calcext:value-type="string">
            <text:p>Hz</text:p>
          </table:table-cell>
          <table:table-cell table:style-name="ce160"/>
          <table:table-cell table:style-name="ce449" table:formula="of:=INDEX([.AE34:.AF35];[.AE30];1)" office:value-type="string" office:string-value="V" calcext:value-type="string">
            <text:p>V</text:p>
          </table:table-cell>
          <table:table-cell table:style-name="ce246" table:formula="of:=INDEX([.AE34:.AF35];[.AF30];2)" office:value-type="string" office:string-value="Hz" calcext:value-type="string">
            <text:p>Hz</text:p>
          </table:table-cell>
          <table:table-cell table:style-name="ce160" table:number-columns-repeated="3"/>
          <table:table-cell table:style-name="ce246" office:value-type="string" calcext:value-type="string">
            <text:p>ordenada na orixe</text:p>
          </table:table-cell>
          <table:table-cell table:style-name="ce454" office:value-type="string" calcext:value-type="string">
            <text:p>b =</text:p>
          </table:table-cell>
          <table:table-cell table:style-name="ce160" table:formula="of:=INTERCEPT([.AI$29:.AI$32];[.AH$29:.AH$32])" office:value-type="float" office:value="0.362712395229685" calcext:value-type="float">
            <text:p>0,362712395229685</text:p>
          </table:table-cell>
          <table:table-cell table:style-name="ce232" table:formula="of:=[.AI34]&amp;&quot; &quot;&amp;[.AI35]" office:value-type="string" office:string-value="·10¹⁵ Hz" calcext:value-type="string">
            <text:p>·10¹⁵ Hz</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Máx (f)</text:p>
          </table:table-cell>
          <table:table-cell table:style-name="ce160" office:value-type="string" calcext:value-type="string">
            <text:p>Máx (e)</text:p>
          </table:table-cell>
          <table:table-cell table:style-name="ce160" table:number-columns-repeated="3"/>
          <table:table-cell table:style-name="ce160" table:formula="of:=CHOOSE(1+[.$AB$29];CHOOSE([.$AE$30];[.AJ19]/[.$AA$34];[.AI19]/[.$AA$35]);CHOOSE([.$AE$30];[.AL19]/[.$AB$34];[.AK19]))" office:value-type="float" office:value="0.154" calcext:value-type="float">
            <text:p>0,154</text:p>
          </table:table-cell>
          <table:table-cell table:style-name="ce160" table:formula="of:=CHOOSE(1+[.$AB$29];CHOOSE([.$AF$30];[.AL19]/[.$AB$34];[.AK19]);CHOOSE([.$AF$30];[.AJ19]/[.$AA$34];[.AI19]/[.$AA$35]))" office:value-type="float" office:value="0.4" calcext:value-type="float">
            <text:p>0,4</text:p>
          </table:table-cell>
          <table:table-cell table:style-name="ce160" table:number-columns-repeated="3"/>
          <table:table-cell table:style-name="ce246" office:value-type="string" calcext:value-type="string">
            <text:p>abscisa na orixe</text:p>
          </table:table-cell>
          <table:table-cell table:style-name="ce470" office:value-type="string" calcext:value-type="string">
            <text:p>-b/m =</text:p>
          </table:table-cell>
          <table:table-cell table:style-name="Default" table:formula="of:=-[.AO35]*[.AI33]/[.AO33]*IF([.AF30]=2;[.$AK$2];1)" office:value-type="float" office:value="-2.40337029460163E-019" calcext:value-type="float">
            <text:p>-2,40337029460163E-19</text:p>
          </table:table-cell>
          <table:table-cell table:style-name="Default" table:formula="of:=[.AH35]" office:value-type="string" office:string-value="V" calcext:value-type="string">
            <text:p>V</text:p>
          </table:table-cell>
          <table:table-cell table:style-name="ce108"/>
          <table:table-cell table:number-columns-repeated="5"/>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46" office:value-type="string" calcext:value-type="string">
            <text:p>Valor mínimo para x máx.</text:p>
          </table:table-cell>
          <table:table-cell table:style-name="ce108" office:value-type="string" calcext:value-type="string">
            <text:p>E</text:p>
          </table:table-cell>
          <table:table-cell table:style-name="ce446" table:formula="of:=MAX([.AJ19:.AJ23])" office:value-type="float" office:value="5.300856032E-019" calcext:value-type="float">
            <text:p>5,30E-19</text:p>
          </table:table-cell>
          <table:table-cell table:style-name="ce160" table:formula="of:=MAX([.AL19:.AL23])" office:value-type="float" office:value="2.89833750558E-019" calcext:value-type="float">
            <text:p>2,89833750558E-19</text:p>
          </table:table-cell>
          <table:table-cell table:style-name="ce160" office:value-type="string" calcext:value-type="string">
            <text:p>E</text:p>
          </table:table-cell>
          <table:table-cell table:style-name="ce160" table:number-columns-repeated="2"/>
          <table:table-cell table:style-name="ce160" table:formula="of:=CHOOSE(1+[.$AB$29];CHOOSE([.$AE$30];[.AJ20]/[.$AA$34];[.AI20]/[.$AA$35]);CHOOSE([.$AE$30];[.AL20]/[.$AB$34];[.AK20]))" office:value-type="float" office:value="0.568" calcext:value-type="float">
            <text:p>0,568</text:p>
          </table:table-cell>
          <table:table-cell table:style-name="ce160" table:formula="of:=CHOOSE(1+[.$AB$29];CHOOSE([.$AF$30];[.AL20]/[.$AB$34];[.AK20]);CHOOSE([.$AF$30];[.AJ20]/[.$AA$34];[.AI20]/[.$AA$35]))" office:value-type="float" office:value="0.5" calcext:value-type="float">
            <text:p>0,5</text:p>
          </table:table-cell>
          <table:table-cell table:style-name="ce160" table:number-columns-repeated="6"/>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table-cell table:style-name="ce232" table:formula="of:=INDEX([.AC31:.AD32];[.AE30];1+[.AB29])" office:value-type="float" office:value="0" calcext:value-type="float">
            <text:p>0</text:p>
          </table:table-cell>
          <table:table-cell table:style-name="ce108" office:value-type="string" calcext:value-type="string">
            <text:p>f</text:p>
          </table:table-cell>
          <table:table-cell table:style-name="ce108" table:formula="of:=MAX([.AI19:.AI23])" office:value-type="float" office:value="800000000000000" calcext:value-type="float">
            <text:p>800000000000000</text:p>
          </table:table-cell>
          <table:table-cell table:style-name="ce160" table:formula="of:=MAX([.AK19:.AK23])" office:value-type="float" office:value="1.809" calcext:value-type="float">
            <text:p>1,809</text:p>
          </table:table-cell>
          <table:table-cell table:style-name="ce160" office:value-type="string" calcext:value-type="string">
            <text:p>V</text:p>
          </table:table-cell>
          <table:table-cell table:style-name="ce160" table:number-columns-repeated="2"/>
          <table:table-cell table:style-name="ce160" table:formula="of:=CHOOSE(1+[.$AB$29];CHOOSE([.$AE$30];[.AJ21]/[.$AA$34];[.AI21]/[.$AA$35]);CHOOSE([.$AE$30];[.AL21]/[.$AB$34];[.AK21]))" office:value-type="float" office:value="0.982" calcext:value-type="float">
            <text:p>0,982</text:p>
          </table:table-cell>
          <table:table-cell table:style-name="ce160" table:formula="of:=CHOOSE(1+[.$AB$29];CHOOSE([.$AF$30];[.AL21]/[.$AB$34];[.AK21]);CHOOSE([.$AF$30];[.AJ21]/[.$AA$34];[.AI21]/[.$AA$35]))" office:value-type="float" office:value="0.6" calcext:value-type="float">
            <text:p>0,6</text:p>
          </table:table-cell>
          <table:table-cell table:style-name="ce160" table:number-columns-repeated="3"/>
          <table:table-cell table:style-name="ce246" table:formula="of:=[.$I$13]" office:value-type="string" office:string-value="Traballo de extracción" calcext:value-type="string">
            <text:p>Traballo de extracción</text:p>
          </table:table-cell>
          <table:table-cell table:style-name="Default"/>
          <table:table-cell table:style-name="ce481" office:value-type="string" calcext:value-type="string">
            <text:p>W₀</text:p>
          </table:table-cell>
          <table:table-cell table:style-name="Default"/>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3"/>
          <table:table-cell table:style-name="ce108" office:value-type="string" calcext:value-type="string">
            <text:p><text:span text:style-name="T59">Máx: </text:span>x (f)</text:p>
          </table:table-cell>
          <table:table-cell table:style-name="ce160" office:value-type="string" calcext:value-type="string">
            <text:p>Máx: x (e)</text:p>
          </table:table-cell>
          <table:table-cell table:style-name="ce160" table:number-columns-repeated="3"/>
          <table:table-cell table:style-name="ce160" table:formula="of:=CHOOSE(1+[.$AB$29];CHOOSE([.$AE$30];[.AJ22]/[.$AA$34];[.AI22]/[.$AA$35]);CHOOSE([.$AE$30];[.AL22]/[.$AB$34];[.AK22]))" office:value-type="float" office:value="1.395" calcext:value-type="float">
            <text:p>1,395</text:p>
          </table:table-cell>
          <table:table-cell table:style-name="ce160" table:formula="of:=CHOOSE(1+[.$AB$29];CHOOSE([.$AF$30];[.AL22]/[.$AB$34];[.AK22]);CHOOSE([.$AF$30];[.AJ22]/[.$AA$34];[.AI22]/[.$AA$35]))" office:value-type="float" office:value="0.7" calcext:value-type="float">
            <text:p>0,7</text:p>
          </table:table-cell>
          <table:table-cell table:style-name="ce108" table:number-columns-repeated="2"/>
          <table:table-cell table:style-name="ce160"/>
          <table:table-cell table:style-name="ce160" office:value-type="string" calcext:value-type="string">
            <text:p>da ordenada</text:p>
          </table:table-cell>
          <table:table-cell table:style-name="Default"/>
          <table:table-cell table:style-name="ce160" table:formula="of:=IF([.$AB$29];[.AO34]*[.AO35]*[.AI33];-[.AK2]*[.AO35]*[.AI33])/IF([.AF30]=1;[.$AK$2];1)" office:value-type="float" office:value="2.40337029460163E-019" calcext:value-type="float">
            <text:p>2,40337029460163E-19</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1" calcext:value-type="float">
            <text:p>1</text:p>
          </table:table-cell>
          <table:table-cell table:style-name="ce160" table:formula="of:=IF([.$AE$30]=[.AB40];[.$P$4]*[.AA34];[.AC41]*[.AK3])" office:value-type="float" office:value="3.31303502E-018" calcext:value-type="float">
            <text:p>3,31303502E-18</text:p>
          </table:table-cell>
          <table:table-cell table:style-name="ce250" table:formula="of:=IF([.$AE$30]=[.AB40];AVALOR([.$P$4])*[.AB34];[.AD41]*[.AK2])" office:value-type="float" office:value="8.0108831E-019" calcext:value-type="float">
            <text:p>8,01E-19</text:p>
          </table:table-cell>
          <table:table-cell table:style-name="ce160" table:number-columns-repeated="3"/>
          <table:table-cell table:style-name="ce160" table:formula="of:=CHOOSE(1+[.$AB$29];CHOOSE([.$AE$30];[.AJ23]/[.$AA$34];[.AI23]/[.$AA$35]);CHOOSE([.$AE$30];[.AL23]/[.$AB$34];[.AK23]))" office:value-type="float" office:value="1.809" calcext:value-type="float">
            <text:p>1,809</text:p>
          </table:table-cell>
          <table:table-cell table:style-name="ce160" table:formula="of:=CHOOSE(1+[.$AB$29];CHOOSE([.$AF$30];[.AL23]/[.$AB$34];[.AK23]);CHOOSE([.$AF$30];[.AJ23]/[.$AA$34];[.AI23]/[.$AA$35]))" office:value-type="float" office:value="0.8" calcext:value-type="float">
            <text:p>0,8</text:p>
          </table:table-cell>
          <table:table-cell table:style-name="ce108" table:number-columns-repeated="2"/>
          <table:table-cell table:style-name="ce160"/>
          <table:table-cell table:style-name="ce160" office:value-type="string" calcext:value-type="string">
            <text:p>da abscisa</text:p>
          </table:table-cell>
          <table:table-cell table:style-name="ce160"/>
          <table:table-cell table:style-name="ce160" table:formula="of:=IF([.AP36]=[.AC11];[.AK3];IF([.AP36]=[.AG11];[.AK2];&quot;¿?&quot;))*[.AO36]" office:value-type="float" office:value="-3.85062369521324E-038" calcext:value-type="float">
            <text:p>-3,85062369521324E-38</text:p>
          </table:table-cell>
          <table:table-cell table:style-name="ce160"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style-name="ce108" office:value-type="float" office:value="2" calcext:value-type="float">
            <text:p>2</text:p>
          </table:table-cell>
          <table:table-cell table:style-name="ce160" table:formula="of:=IF([.$AE$30]=[.AB41];[.$P$4]*[.AA35];0)" office:value-type="float" office:value="5000000000000000" calcext:value-type="float">
            <text:p>5000000000000000</text:p>
          </table:table-cell>
          <table:table-cell table:style-name="ce250" table:formula="of:=IF([.$AE$30]=[.AB41];AVALOR([.$P$4])*[.AB35];0)" office:value-type="float" office:value="5" calcext:value-type="float">
            <text:p>5,00E+00</text:p>
          </table:table-cell>
          <table:table-cell table:style-name="ce160" table:number-columns-repeated="5"/>
          <table:table-cell table:style-name="ce108" table:number-columns-repeated="2"/>
          <table:table-cell table:style-name="ce160" table:number-columns-repeated="2"/>
          <table:table-cell table:style-name="ce454" office:value-type="string" calcext:value-type="string">
            <text:p>W₀ =</text:p>
          </table:table-cell>
          <table:table-cell table:style-name="ce160" table:formula="of:=IF(OR([.AL19]=0;[.AL20]=0);[.AO40];AVERAGE([.AM19:.AM20]))" office:value-type="float" office:value="2.40334575818E-019" calcext:value-type="float">
            <text:p>2,40334575818E-19</text:p>
          </table:table-cell>
          <table:table-cell table:style-name="Default" office:value-type="string" calcext:value-type="string">
            <text:p>J</text:p>
          </table:table-cell>
          <table:table-cell table:number-columns-repeated="6"/>
        </table:table-row>
        <table:table-row table:style-name="ro1">
          <table:covered-table-cell table:number-columns-repeated="4" table:style-name="Default"/>
          <table:table-cell table:style-name="Default" table:number-columns-repeated="8"/>
          <table:table-cell table:number-columns-repeated="13"/>
          <table:table-cell table:style-name="ce108" table:number-columns-repeated="2"/>
          <table:table-cell/>
          <table:table-cell table:style-name="ce160" table:formula="of:=IF([.$AB$29];[.AM26]+[.AD40];[.AC40])" office:value-type="float" office:value="1.041422885818E-018" calcext:value-type="float">
            <text:p>1,041422885818E-18</text:p>
          </table:table-cell>
          <table:table-cell table:style-name="ce250" table:formula="of:=IF([.$AB$29];[.AD40];[.AC40]-[.AM26])" office:value-type="float" office:value="8.0108831E-019" calcext:value-type="float">
            <text:p>8,01E-19</text:p>
          </table:table-cell>
          <table:table-cell table:style-name="ce160" table:number-columns-repeated="5"/>
          <table:table-cell table:style-name="ce108" table:number-columns-repeated="6"/>
          <table:table-cell table:number-columns-repeated="7"/>
        </table:table-row>
        <table:table-row table:style-name="ro1">
          <table:covered-table-cell table:style-name="Default"/>
          <table:covered-table-cell table:number-columns-repeated="3"/>
          <table:table-cell table:style-name="Default" table:number-columns-repeated="8"/>
          <table:table-cell table:number-columns-repeated="13"/>
          <table:table-cell table:style-name="ce108" table:number-columns-repeated="2"/>
          <table:table-cell/>
          <table:table-cell table:style-name="ce160" table:formula="of:=[.AC42]/[.AK3]" office:value-type="float" office:value="1.57170521822314E+015" calcext:value-type="float">
            <text:p>1,57170521822314E+015</text:p>
          </table:table-cell>
          <table:table-cell table:style-name="ce250" table:formula="of:=[.AD42]/[.AK2]" office:value-type="float" office:value="5" calcext:value-type="float">
            <text:p>5,00E+00</text:p>
          </table:table-cell>
          <table:table-cell table:style-name="ce160" table:number-columns-repeated="5"/>
          <table:table-cell table:number-columns-repeated="13"/>
        </table:table-row>
        <table:table-row table:style-name="ro1">
          <table:covered-table-cell table:style-name="Default"/>
          <table:covered-table-cell table:number-columns-repeated="3"/>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number-columns-repeated="7"/>
          <table:table-cell table:number-columns-repeated="13"/>
        </table:table-row>
        <table:table-row table:style-name="ro1">
          <table:covered-table-cell table:number-columns-repeated="4" table:style-name="Default"/>
          <table:table-cell table:style-name="Default" table:number-columns-repeated="8"/>
          <table:table-cell table:number-columns-repeated="16"/>
          <table:table-cell table:style-name="ce108"/>
          <table:table-cell table:style-name="Default"/>
          <table:table-cell table:number-columns-repeated="18"/>
        </table:table-row>
        <table:table-row table:style-name="ro1" table:number-rows-repeated="2">
          <table:table-cell table:style-name="Default" table:number-columns-repeated="12"/>
          <table:table-cell table:number-columns-repeated="16"/>
          <table:table-cell table:style-name="ce108"/>
          <table:table-cell table:style-name="Default" table:number-columns-repeated="2"/>
          <table:table-cell table:number-columns-repeated="17"/>
        </table:table-row>
        <table:table-row table:style-name="ro1" table:number-rows-repeated="7">
          <table:table-cell table:style-name="Default" table:number-columns-repeated="12"/>
          <table:table-cell table:number-columns-repeated="36"/>
        </table:table-row>
        <table:table-row table:style-name="ro1" table:number-rows-repeated="2">
          <table:table-cell table:style-name="Default" table:number-columns-repeated="4"/>
          <table:table-cell table:number-columns-repeated="2"/>
          <table:table-cell table:style-name="Default" table:number-columns-repeated="6"/>
          <table:table-cell table:number-columns-repeated="36"/>
        </table:table-row>
        <table:table-row table:style-name="ro1" table:number-rows-repeated="3">
          <table:table-cell table:style-name="Default" table:number-columns-repeated="4"/>
          <table:table-cell table:number-columns-repeated="2"/>
          <table:table-cell table:style-name="Default" table:number-columns-repeated="5"/>
          <table:table-cell table:number-columns-repeated="37"/>
        </table:table-row>
        <table:table-row table:style-name="ro1">
          <table:table-cell table:style-name="Default" table:number-columns-repeated="4"/>
          <table:table-cell/>
          <table:table-cell table:style-name="ce153"/>
          <table:table-cell table:style-name="Default" table:number-columns-repeated="5"/>
          <table:table-cell table:number-columns-repeated="37"/>
        </table:table-row>
        <table:table-row table:style-name="ro1">
          <table:table-cell table:style-name="Default" table:number-columns-repeated="4"/>
          <table:table-cell table:style-name="ce193"/>
          <table:table-cell/>
          <table:table-cell table:style-name="Default" table:number-columns-repeated="5"/>
          <table:table-cell table:number-columns-repeated="37"/>
        </table:table-row>
        <table:table-row table:style-name="ro1">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2">
          <table:table-cell table:style-name="Default" table:number-columns-repeated="4"/>
          <table:table-cell/>
          <table:table-cell table:style-name="ce193"/>
          <table:table-cell table:style-name="Default" table:number-columns-repeated="5"/>
          <table:table-cell table:number-columns-repeated="37"/>
        </table:table-row>
        <table:table-row table:style-name="ro1" table:number-rows-repeated="5">
          <table:table-cell table:style-name="Default" table:number-columns-repeated="4"/>
          <table:table-cell table:number-columns-repeated="2"/>
          <table:table-cell table:style-name="Default" table:number-columns-repeated="5"/>
          <table:table-cell table:number-columns-repeated="37"/>
        </table:table-row>
        <table:table-row table:style-name="ro1" table:number-rows-repeated="6">
          <table:table-cell table:style-name="Default" table:number-columns-repeated="8"/>
          <table:table-cell table:number-columns-repeated="40"/>
        </table:table-row>
        <table:table-row table:style-name="ro1" table:number-rows-repeated="3">
          <table:table-cell table:number-columns-repeated="4"/>
          <table:table-cell table:style-name="Default" table:number-columns-repeated="4"/>
          <table:table-cell table:number-columns-repeated="40"/>
        </table:table-row>
        <table:table-row table:style-name="ro1">
          <table:table-cell table:number-columns-repeated="48"/>
        </table:table-row>
        <table:table-row table:style-name="ro1">
          <table:table-cell table:style-name="ce337" office:value-type="string" calcext:value-type="string" table:number-columns-spanned="9" table:number-rows-spanned="13">
            <text:p>Elixa, nas celas de cor laranxa, as variables dos datos de que dispón, e as súas unidades.</text:p>
            <text:p>Escriba os valores dos datos dos que dispón nas celas de cor branca e bordo azul.</text:p>
            <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table-cell table:number-columns-repeated="48"/>
        </table:table-row>
        <table:table-row table:style-name="ro1">
          <table:table-cell table:style-name="Default"/>
          <table:table-cell table:number-columns-repeated="47"/>
        </table:table-row>
        <table:table-row table:style-name="ro1" table:number-rows-repeated="5">
          <table:table-cell table:number-columns-repeated="48"/>
        </table:table-row>
        <table:table-row table:style-name="ro1">
          <table:table-cell table:style-name="ce170" table:number-columns-spanned="9" table:number-rows-spanned="8"/>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2">
          <table:table-cell table:number-columns-repeated="48"/>
        </table:table-row>
        <table:table-row table:style-name="ro1">
          <table:table-cell table:style-name="ce337" office:value-type="string" calcext:value-type="string" table:number-columns-spanned="9" table:number-rows-spanned="8">
            <text:p>Antes de nada, elixa, na cela inferior de cor laranxa, entre fotóns e electróns, cal vai ir no eixo de ordenadas.</text:p>
            <text:p>Despois elixa a magnitude que vai ir en cada eixo.</text:p>
            <text:p>Pode elixir un valor máximo da abscisa para a recta de axuste. Se non elixe nada, usa o valor máis alto.</text:p>
          </table:table-cell>
          <table:covered-table-cell table:number-columns-repeated="8"/>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covered-table-cell table:number-columns-repeated="9"/>
          <table:table-cell table:number-columns-repeated="39"/>
        </table:table-row>
        <table:table-row table:style-name="ro1" table:number-rows-repeated="1048457">
          <table:table-cell table:number-columns-repeated="48"/>
        </table:table-row>
        <table:table-row table:style-name="ro1">
          <table:table-cell table:number-columns-repeated="48"/>
        </table:table-row>
        <calcext:conditional-formats>
          <calcext:conditional-format calcext:target-range-address="Fotoeléctr.F3:Fotoeléctr.F4">
            <calcext:condition calcext:apply-style-name="Aviso" calcext:value="=&quot;clic →&quot;" calcext:base-cell-address="Fotoeléctr.F3"/>
          </calcext:conditional-format>
          <calcext:conditional-format calcext:target-range-address="Fotoeléctr.I4:Fotoeléctr.I4">
            <calcext:condition calcext:apply-style-name="Aviso" calcext:value="=&quot;← clic&quot;" calcext:base-cell-address="Fotoeléctr.I4"/>
          </calcext:conditional-format>
          <calcext:conditional-format calcext:target-range-address="Fotoeléctr.L3:Fotoeléctr.L3 Fotoeléctr.O3:Fotoeléctr.O3">
            <calcext:condition calcext:apply-style-name="Aviso" calcext:value="=&quot;↑ clic&quot;" calcext:base-cell-address="Fotoeléctr.L3"/>
          </calcext:conditional-format>
        </calcext:conditional-formats>
      </table:table>
      <table:table table:name="D_Fotoel" table:style-name="ta1" table:print="false">
        <table:table-column table:style-name="co53" table:default-cell-style-name="ce63"/>
        <table:table-column table:style-name="co11" table:number-columns-repeated="3" table:default-cell-style-name="ce63"/>
        <table:table-column table:style-name="co8" table:default-cell-style-name="ce63"/>
        <table:table-column table:style-name="co37" table:default-cell-style-name="ce63"/>
        <table:table-column table:style-name="co4" table:number-columns-repeated="2" table:default-cell-style-name="ce63"/>
        <table:table-column table:style-name="co38" table:default-cell-style-name="ce63"/>
        <table:table-column table:style-name="co8" table:default-cell-style-name="ce63"/>
        <table:table-column table:style-name="co23" table:default-cell-style-name="ce63"/>
        <table:table-column table:style-name="co4" table:number-columns-repeated="5" table:default-cell-style-name="ce63"/>
        <table:table-column table:style-name="co11" table:number-columns-repeated="44" table:default-cell-style-name="ce63"/>
        <table:table-row table:style-name="ro1">
          <table:table-cell table:style-name="ce80" table:formula="of:=[$Fotoeléctr.A1]" office:value-type="string" office:string-value="E  F  E  C  T  O     F  O  T  O  E  L  É  C  T  R  I  C  O" calcext:value-type="string" table:number-columns-spanned="4" table:number-rows-spanned="1">
            <text:p>E <text:s/>F <text:s/>E <text:s/>C <text:s/>T <text:s/>O <text:s text:c="4"/>F <text:s/>O <text:s/>T <text:s/>O <text:s/>E <text:s/>L <text:s/>É <text:s/>C <text:s/>T <text:s/>R <text:s/>I <text:s/>C <text:s/>O</text:p>
          </table:table-cell>
          <table:covered-table-cell table:number-columns-repeated="3"/>
          <table:table-cell table:style-name="ce280"/>
          <table:table-cell table:style-name="ce149" table:formula="of:=[$Índice.$H$2]" office:value-type="string" office:string-value="D     A     T     O     S" calcext:value-type="string" table:number-columns-spanned="4" table:number-rows-spanned="1">
            <text:p>D <text:s text:c="4"/>A <text:s text:c="4"/>T <text:s text:c="4"/>O <text:s text:c="4"/>S</text:p>
          </table:table-cell>
          <table:covered-table-cell table:style-name="Default"/>
          <table:covered-table-cell table:number-columns-repeated="2" table:style-name="ce329"/>
          <table:table-cell table:style-name="ce280"/>
          <table:table-cell/>
          <table:table-cell table:style-name="Default"/>
          <table:table-cell table:style-name="Default" office:value-type="string" calcext:value-type="string">
            <text:p>Ir a…</text:p>
          </table:table-cell>
          <table:table-cell table:style-name="Default"/>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4</text:p>
          </table:table-cell>
          <table:table-cell table:style-name="ce370"/>
          <table:table-cell table:style-name="ce280"/>
          <table:table-cell/>
          <table:table-cell table:style-name="Default"/>
          <table:table-cell table:style-name="ce49" office:value-type="string" calcext:value-type="string">
            <text:p><text:a xlink:href="#Índice" xlink:type="simple">Índice</text:a></text:p>
          </table:table-cell>
          <table:table-cell table:style-name="Default"/>
          <table:table-cell table:number-columns-repeated="46"/>
        </table:table-row>
        <table:table-row table:style-name="ro1">
          <table:table-cell table:style-name="ce559" office:value-type="string" calcext:value-type="string" table:number-columns-spanned="4" table:number-rows-spanned="11">
            <text:p><text:span text:style-name="T58">Nun experimento sobre o efecto fotoeléctrico nun certo metal observouse a correlación entre o potencial de freado, V(freado), e a frecuencia, ν, da radiación empregada que mostra a táboa.</text:span></text:p>
            <text:p><text:span text:style-name="T58">a) Representa graficamente a frecuencia f en unidades de 10¹⁴ Hz (eixo Y) fronte a V(freado) en V (eixo X) e razoe se debe esperarse unha ordenada na orixe positiva ou negativa.</text:span></text:p>
            <text:p><text:span text:style-name="T58">b) Deduce o valor da constante de Planck a partir da gráfica. DATO: |qₑ| = 1,6×10⁻¹⁹ C.</text:span><text:tab/><text:span text:style-name="T58">(A.B.A.U. extr. 24)</text:span></text:p>
            <text:p><text:span text:style-name="T58">Rta.: b) h =</text:span><text:tab/><text:span text:style-name="T58">6,63·10⁻³⁴ J·s</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412"/>
          <table:table-cell table:style-name="ce280"/>
          <table:table-cell/>
          <table:table-cell table:style-name="Default"/>
          <table:table-cell table:style-name="ce374" office:value-type="string" calcext:value-type="string">
            <text:p><text:a xlink:href="#Fotoeléctr" xlink:type="simple">Cálculo</text:a></text:p>
          </table:table-cell>
          <table:table-cell table:style-name="Default"/>
          <table:table-cell table:number-columns-repeated="46"/>
        </table:table-row>
        <table:table-row table:style-name="ro1">
          <table:covered-table-cell table:number-columns-repeated="4" table:style-name="ce315"/>
          <table:table-cell table:style-name="ce280"/>
          <table:table-cell table:style-name="ce605" office:value-type="string" calcext:value-type="string">
            <text:p>N.º Exp.</text:p>
          </table:table-cell>
          <table:table-cell table:style-name="ce366" table:content-validation-name="val27" office:value-type="string" calcext:value-type="string">
            <text:p>f</text:p>
          </table:table-cell>
          <table:table-cell table:style-name="ce366" table:content-validation-name="val29" office:value-type="string" calcext:value-type="string">
            <text:p>V</text:p>
          </table:table-cell>
          <table:table-cell table:style-name="ce210"/>
          <table:table-cell table:style-name="ce280"/>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606"/>
          <table:table-cell table:style-name="ce367" table:content-validation-name="val28" office:value-type="string" calcext:value-type="string">
            <text:p>Hz</text:p>
          </table:table-cell>
          <table:table-cell table:style-name="ce367" table:content-validation-name="val30" office:value-type="string" calcext:value-type="string">
            <text:p>V</text:p>
          </table:table-cell>
          <table:table-cell table:style-name="ce609"/>
          <table:table-cell table:style-name="ce280"/>
          <table:table-cell/>
          <table:table-cell table:style-name="Default"/>
          <table:table-cell table:style-name="ce374" office:value-type="string" calcext:value-type="string">
            <text:p><text:a xlink:href="#CopiaDatos" xlink:type="simple">Como usar estes datos</text:a></text:p>
          </table:table-cell>
          <table:table-cell table:style-name="ce37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4,000·10¹⁴</text:p>
          </table:table-cell>
          <table:table-cell table:style-name="ce644" office:value-type="float" office:value="0.154" calcext:value-type="float">
            <text:p>0,154</text:p>
          </table:table-cell>
          <table:table-cell table:style-name="ce280" table:number-columns-repeated="2"/>
          <table:table-cell/>
          <table:table-cell table:style-name="Default" table:number-columns-repeated="3"/>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5,000·10¹⁴</text:p>
          </table:table-cell>
          <table:table-cell table:style-name="ce202" office:value-type="float" office:value="0.568" calcext:value-type="float">
            <text:p>0,568</text:p>
          </table:table-cell>
          <table:table-cell table:style-name="ce280" table:number-columns-repeated="2"/>
          <table:table-cell/>
          <table:table-cell table:style-name="Default"/>
          <table:table-cell table:style-name="ce328" office:value-type="string" calcext:value-type="string">
            <text:p>Seleccione a zona de cor branca</text:p>
          </table:table-cell>
          <table:table-cell table:style-name="ce143" office:value-type="string" calcext:value-type="string">
            <text:p>co rato</text:p>
          </table:table-cell>
          <table:table-cell table:number-columns-repeated="46"/>
        </table:table-row>
        <table:table-row table:style-name="ro1">
          <table:covered-table-cell table:number-columns-repeated="4" table:style-name="ce315"/>
          <table:table-cell table:style-name="ce280"/>
          <table:table-cell table:style-name="ce183" office:value-type="float" office:value="3" calcext:value-type="float">
            <text:p>3</text:p>
          </table:table-cell>
          <table:table-cell table:style-name="ce88" office:value-type="string" calcext:value-type="string">
            <text:p>6,000·10¹⁴</text:p>
          </table:table-cell>
          <table:table-cell table:style-name="ce644" office:value-type="float" office:value="0.982" calcext:value-type="float">
            <text:p>0,982</text:p>
          </table:table-cell>
          <table:table-cell table:style-name="ce280" table:number-columns-repeated="2"/>
          <table:table-cell/>
          <table:table-cell table:style-name="Default"/>
          <table:table-cell table:style-name="ce328" office:value-type="string" calcext:value-type="string">
            <text:p>Copie</text:p>
          </table:table-cell>
          <table:table-cell table:style-name="ce143" office:value-type="string" calcext:value-type="string">
            <text:p>([Ctrl] [C])</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4" calcext:value-type="float">
            <text:p>4</text:p>
          </table:table-cell>
          <table:table-cell table:style-name="ce88" office:value-type="string" calcext:value-type="string">
            <text:p>7,000·10¹⁴</text:p>
          </table:table-cell>
          <table:table-cell table:style-name="ce644" office:value-type="float" office:value="1.395" calcext:value-type="float">
            <text:p>1,395</text:p>
          </table:table-cell>
          <table:table-cell table:style-name="ce280" table:number-columns-repeated="2"/>
          <table:table-cell/>
          <table:table-cell table:style-name="Default"/>
          <table:table-cell table:style-name="ce328" office:value-type="string" calcext:value-type="string">
            <text:p>Volva a «Lentes»</text:p>
          </table:table-cell>
          <table:table-cell table:style-name="ce374" office:value-type="string" calcext:value-type="string">
            <text:p><text:a xlink:href="#Fotoeléctr" xlink:type="simple">Cálculo</text:a></text:p>
          </table:table-cell>
          <table:table-cell table:number-columns-repeated="46"/>
        </table:table-row>
        <table:table-row table:style-name="ro1">
          <table:covered-table-cell table:number-columns-repeated="3" table:style-name="ce320"/>
          <table:covered-table-cell table:style-name="ce315"/>
          <table:table-cell table:style-name="ce280"/>
          <table:table-cell table:style-name="ce183" office:value-type="float" office:value="5" calcext:value-type="float">
            <text:p>5</text:p>
          </table:table-cell>
          <table:table-cell table:style-name="ce88" office:value-type="string" calcext:value-type="string">
            <text:p>8,000·10¹⁴</text:p>
          </table:table-cell>
          <table:table-cell table:style-name="ce644" office:value-type="float" office:value="1.809" calcext:value-type="float">
            <text:p>1,809</text:p>
          </table:table-cell>
          <table:table-cell table:style-name="ce280" table:number-columns-repeated="2"/>
          <table:table-cell/>
          <table:table-cell table:style-name="Default"/>
          <table:table-cell table:style-name="ce328" office:value-type="string" calcext:value-type="string">
            <text:p>Sinale a primeira cela semellante</text:p>
          </table:table-cell>
          <table:table-cell table:style-name="ce143" office:value-type="string" calcext:value-type="string">
            <text:p>co rato</text:p>
          </table:table-cell>
          <table:table-cell table:number-columns-repeated="46"/>
        </table:table-row>
        <table:table-row table:style-name="ro1">
          <table:covered-table-cell table:number-columns-repeated="3" table:style-name="ce320"/>
          <table:covered-table-cell table:style-name="ce315"/>
          <table:table-cell table:style-name="ce280" table:number-columns-repeated="6"/>
          <table:table-cell table:style-name="Default" table:number-columns-repeated="2"/>
          <table:table-cell table:style-name="ce328" office:value-type="string" calcext:value-type="string">
            <text:p>Pegue</text:p>
          </table:table-cell>
          <table:table-cell table:style-name="ce143" office:value-type="string" calcext:value-type="string">
            <text:p>([Ctrl] [Alt] [⇑] [V])</text:p>
          </table:table-cell>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table-cell table:style-name="ce166"/>
          <table:table-cell table:style-name="ce341" office:value-type="string" calcext:value-type="string">
            <text:p>V(freado) (V)</text:p>
          </table:table-cell>
          <table:table-cell table:style-name="ce341" office:value-type="string" calcext:value-type="string">
            <text:p>f (10¹⁴ Hz)</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154" calcext:value-type="float">
            <text:p>0,154</text:p>
          </table:table-cell>
          <table:table-cell table:style-name="ce560" office:value-type="float" office:value="4" calcext:value-type="float">
            <text:p>4,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568" calcext:value-type="float">
            <text:p>0,568</text:p>
          </table:table-cell>
          <table:table-cell table:style-name="ce560" office:value-type="float" office:value="5" calcext:value-type="float">
            <text:p>5,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0.982" calcext:value-type="float">
            <text:p>0,982</text:p>
          </table:table-cell>
          <table:table-cell table:style-name="ce560" office:value-type="float" office:value="6" calcext:value-type="float">
            <text:p>6,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395" calcext:value-type="float">
            <text:p>1,395</text:p>
          </table:table-cell>
          <table:table-cell table:style-name="ce560" office:value-type="float" office:value="7" calcext:value-type="float">
            <text:p>7,000</text:p>
          </table:table-cell>
          <table:table-cell table:style-name="ce166"/>
          <table:table-cell table:style-name="Default" table:number-columns-repeated="10"/>
          <table:table-cell table:number-columns-repeated="46"/>
        </table:table-row>
        <table:table-row table:style-name="ro1">
          <table:table-cell table:style-name="ce166"/>
          <table:table-cell table:style-name="ce166" office:value-type="float" office:value="1.809" calcext:value-type="float">
            <text:p>1,809</text:p>
          </table:table-cell>
          <table:table-cell table:style-name="ce560" office:value-type="float" office:value="8" calcext:value-type="float">
            <text:p>8,000</text:p>
          </table:table-cell>
          <table:table-cell table:style-name="ce166"/>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3</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Ao iluminar a superficie dun metal con luz de lonxitude de onda 280 nm, a emisión de fotoelectróns cesa para un potencial de freado de 1,3 V.</text:p>
            <text:p>a) Determina a función traballo do metal e a frecuencia limiar de emisión fotoeléctrica.</text:p>
            <text:p>b) Representa a gráfica enerxía cinética – frecuencia e determina o valor da constante de Planck a partir da dita gráfica. </text:p>
            <text:p><text:span text:style-name="T61">Datos: h = 6,63·10⁻³⁴ J s; c = 3·10⁸ m s⁻¹; |qₑ| = 1,6·10⁻¹⁹ C.</text:span></text:p>
            <text:p>(A.B.A.U. extr. 23)</text:p>
            <text:p><text:span text:style-name="T62">Rta.:</text:span><text:span text:style-name="T63"> a) </text:span><text:span text:style-name="T64">W</text:span><text:span text:style-name="T65">ₑ =  </text:span><text:span text:style-name="T66">5,0</text:span><text:span text:style-name="T67">·10⁻¹⁹ J; </text:span><text:span text:style-name="T68">f</text:span><text:span text:style-name="T69">₀ = 7,6·10¹⁴ Hz</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412"/>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a)</text:p>
          </table:table-cell>
          <table:table-cell table:style-name="ce605" office:value-type="string" calcext:value-type="string">
            <text:p>N.º Exp.</text:p>
          </table:table-cell>
          <table:table-cell table:style-name="ce367" table:content-validation-name="val35" office:value-type="string" calcext:value-type="string">
            <text:p>λ</text:p>
          </table:table-cell>
          <table:table-cell table:style-name="ce367"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606"/>
          <table:table-cell table:style-name="ce367" table:content-validation-name="val36" office:value-type="string" calcext:value-type="string">
            <text:p>nm</text:p>
          </table:table-cell>
          <table:table-cell table:style-name="ce367" table:content-validation-name="val38" office:value-type="string" calcext:value-type="string">
            <text:p>V</text:p>
          </table:table-cell>
          <table:table-cell table:style-name="ce609"/>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1" calcext:value-type="float">
            <text:p>1</text:p>
          </table:table-cell>
          <table:table-cell table:style-name="ce88" office:value-type="float" office:value="280" calcext:value-type="float">
            <text:p>280</text:p>
          </table:table-cell>
          <table:table-cell table:style-name="ce644" office:value-type="float" office:value="1.3" calcext:value-type="float">
            <text:p>1,3</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table:table-cell table:style-name="ce183" office:value-type="float" office:value="2" calcext:value-type="float">
            <text:p>2</text:p>
          </table:table-cell>
          <table:table-cell table:style-name="ce404"/>
          <table:table-cell table:style-name="ce202"/>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Default" office:value-type="string" calcext:value-type="string">
            <text:p>En</text:p>
          </table:table-cell>
          <table:table-cell table:style-name="ce607" office:value-type="string" calcext:value-type="string" table:number-columns-spanned="2" table:number-rows-spanned="1">
            <text:p>RESULTADOS</text:p>
          </table:table-cell>
          <table:covered-table-cell table:style-name="Default"/>
          <table:table-cell table:style-name="Default" office:value-type="string" calcext:value-type="string">
            <text:p>anote os valores de</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Default" office:value-type="string" calcext:value-type="string">
            <text:p>Enerxía do fotón e</text:p>
          </table:table-cell>
          <table:table-cell table:style-name="Default"/>
          <table:table-cell table:style-name="ce230" office:value-type="string" calcext:value-type="string">
            <text:p>Traballo de extracción</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number-columns-repeated="2"/>
          <table:table-cell table:style-name="ce396" office:value-type="string" calcext:value-type="string">
            <text:p>7,09·10⁻¹⁹</text:p>
          </table:table-cell>
          <table:table-cell table:style-name="ce222" office:value-type="string" calcext:value-type="string">
            <text:p>5,01·10⁻¹⁹</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b)</text:p>
          </table:table-cell>
          <table:table-cell table:style-name="ce607" office:value-type="string" calcext:value-type="string">
            <text:p>DATOS</text:p>
          </table:table-cell>
          <table:table-cell table:style-name="Default" office:value-type="string" calcext:value-type="string">
            <text:p>cambie λ por E e escriba os valores</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table-cell table:style-name="ce412"/>
          <table:table-cell table:style-name="ce150" office:value-type="string" calcext:value-type="string">
            <text:p>Enerxía</text:p>
          </table:table-cell>
          <table:table-cell table:style-name="ce389" office:value-type="string" calcext:value-type="string">
            <text:p>Potencial de freado</text:p>
          </table:table-cell>
          <table:table-cell table:style-name="Default" table:number-columns-repeated="6"/>
          <table:table-cell table:number-columns-repeated="46"/>
        </table:table-row>
        <table:table-row table:style-name="ro1">
          <table:covered-table-cell table:number-columns-repeated="3" table:style-name="ce320"/>
          <table:covered-table-cell table:style-name="ce315"/>
          <table:table-cell table:style-name="Default"/>
          <table:table-cell table:style-name="ce605" office:value-type="string" calcext:value-type="string">
            <text:p>N.º Exp.</text:p>
          </table:table-cell>
          <table:table-cell table:style-name="ce367" table:content-validation-name="val35" office:value-type="string" calcext:value-type="string">
            <text:p>E</text:p>
          </table:table-cell>
          <table:table-cell table:style-name="ce367" table:content-validation-name="val37"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606"/>
          <table:table-cell table:style-name="ce367" table:content-validation-name="val36" office:value-type="string" calcext:value-type="string">
            <text:p>J</text:p>
          </table:table-cell>
          <table:table-cell table:style-name="ce367" table:content-validation-name="val38" office:value-type="string" calcext:value-type="string">
            <text:p>V</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1" calcext:value-type="float">
            <text:p>1</text:p>
          </table:table-cell>
          <table:table-cell table:style-name="ce88" office:value-type="string" calcext:value-type="string">
            <text:p>7,09·10⁻¹⁹</text:p>
          </table:table-cell>
          <table:table-cell table:style-name="ce644" office:value-type="float" office:value="1.3" calcext:value-type="float">
            <text:p>1,3</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table:table-cell table:style-name="ce183" office:value-type="float" office:value="2" calcext:value-type="float">
            <text:p>2</text:p>
          </table:table-cell>
          <table:table-cell table:style-name="ce404" office:value-type="string" calcext:value-type="string">
            <text:p>5,01·10⁻¹⁹</text:p>
          </table:table-cell>
          <table:table-cell table:style-name="ce202" office:value-type="float" office:value="0" calcext:value-type="float">
            <text:p>0</text:p>
          </table:table-cell>
          <table:table-cell table:style-name="Default" table:number-columns-repeated="6"/>
          <table:table-cell table:number-columns-repeated="46"/>
        </table:table-row>
        <table:table-row table:style-name="ro1">
          <table:table-cell table:style-name="ce320" table:number-columns-repeated="3"/>
          <table:table-cell table:style-name="ce315"/>
          <table:table-cell table:style-name="Default" office:value-type="string" calcext:value-type="string">
            <text:p>*</text:p>
          </table:table-cell>
          <table:table-cell table:style-name="Default" office:value-type="string" calcext:value-type="string">
            <text:p>¡Absurdo! Piden que calculemos a constante</text:p>
          </table:table-cell>
          <table:table-cell table:style-name="Default" table:number-columns-repeated="8"/>
          <table:table-cell table:number-columns-repeated="46"/>
        </table:table-row>
        <table:table-row table:style-name="ro1">
          <table:table-cell table:style-name="ce320" table:number-columns-repeated="3"/>
          <table:table-cell table:style-name="ce315"/>
          <table:table-cell table:style-name="Default"/>
          <table:table-cell table:style-name="Default" office:value-type="string" calcext:value-type="string">
            <text:p>de Planck cando é un dato.</text:p>
          </table:table-cell>
          <table:table-cell table:style-name="Default" table:number-columns-repeated="8"/>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2</text:p>
          </table:table-cell>
          <table:table-cell table:style-name="ce370"/>
          <table:table-cell table:style-name="Default" table:number-columns-repeated="5"/>
          <table:table-cell table:number-columns-repeated="46"/>
        </table:table-row>
        <table:table-row table:style-name="ro1">
          <table:table-cell table:style-name="ce561" office:value-type="string" calcext:value-type="string" table:number-columns-spanned="4" table:number-rows-spanned="11">
            <text:p>Ao iluminar un metal con luz de frecuencia 2,5·10¹⁵ Hz obsérvase que emite electróns que poden deterse ao aplicar un potencial de freado de 7,2 V. Se a luz que se emprega co mesmo fin é de lonxitude de onda no baleiro 1,78·10⁻⁷ m, o devandito potencial pasa a ser de 3,8 V. Determina:</text:p>
            <text:p>a) O valor da constante de Planck.</text:p>
            <text:p>b) O traballo de extracción do metal.</text:p>
            <text:p>Datos: |qₑ| = 1,6·10⁻¹⁹ C; c = 3·10⁸ m·s⁻¹.</text:p>
            <text:p>(A.B.A.U. extr. 22)</text:p>
            <text:p>Rta.: a) h = 6,7·10⁻³⁴ J·s; b) Wₑ = 5·10⁻¹⁹ J.</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Potencial de freado</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05" office:value-type="string" calcext:value-type="string">
            <text:p>N.º Exp.</text:p>
          </table:table-cell>
          <table:table-cell table:style-name="ce367" table:content-validation-name="val35" office:value-type="string" calcext:value-type="string">
            <text:p>f</text:p>
          </table:table-cell>
          <table:table-cell table:style-name="ce367" table:content-validation-name="val37"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606"/>
          <table:table-cell table:style-name="ce367" table:content-validation-name="val36" office:value-type="string" calcext:value-type="string">
            <text:p>Hz</text:p>
          </table:table-cell>
          <table:table-cell table:style-name="ce367" table:content-validation-name="val38" office:value-type="string" calcext:value-type="string">
            <text:p>V</text:p>
          </table:table-cell>
          <table:table-cell table:style-name="ce21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2,5·10¹⁵</text:p>
          </table:table-cell>
          <table:table-cell table:style-name="ce644" office:value-type="float" office:value="7.2" calcext:value-type="float">
            <text:p>7,2</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table:formula="of:=300000000/0.000000178" office:value-type="float" office:value="1685393258426970" calcext:value-type="float">
            <text:p>1685393258426970</text:p>
          </table:table-cell>
          <table:table-cell table:style-name="ce202" office:value-type="float" office:value="3.8" calcext:value-type="float">
            <text:p>3,8</text:p>
          </table:table-cell>
          <table:table-cell table:style-name="ce280"/>
          <table:table-cell table:style-name="Default" table:number-columns-repeated="5"/>
          <table:table-cell table:number-columns-repeated="46"/>
        </table:table-row>
        <table:table-row table:style-name="ro1">
          <table:covered-table-cell table:number-columns-repeated="4" table:style-name="ce315"/>
          <table:table-cell table:style-name="ce280" table:number-columns-repeated="5"/>
          <table:table-cell table:style-name="Default" table:number-columns-repeated="5"/>
          <table:table-cell table:number-columns-repeated="46"/>
        </table:table-row>
        <table:table-row table:style-name="ro1">
          <table:covered-table-cell table:number-columns-repeated="3" table:style-name="ce320"/>
          <table:covered-table-cell table:style-name="ce315"/>
          <table:table-cell table:style-name="Default" office:value-type="string" calcext:value-type="string">
            <text:p>*</text:p>
          </table:table-cell>
          <table:table-cell table:style-name="Default" office:value-type="string" calcext:value-type="string">
            <text:p>Fíxese como escribir a frecuencia do 2.º dato.</text:p>
          </table:table-cell>
          <table:table-cell table:style-name="Default" table:number-columns-repeated="8"/>
          <table:table-cell table:number-columns-repeated="46"/>
        </table:table-row>
        <table:table-row table:style-name="ro1">
          <table:covered-table-cell table:number-columns-repeated="3" table:style-name="ce320"/>
          <table:covered-table-cell table:style-name="ce315"/>
          <table:table-cell table:style-name="Default"/>
          <table:table-cell table:style-name="ce470" office:value-type="string" calcext:value-type="string">
            <text:p>f</text:p>
          </table:table-cell>
          <table:table-cell table:style-name="Default" table:formula="of:=FORMULA([.G42])" office:value-type="string" office:string-value="=300000000/0,000000178" calcext:value-type="string">
            <text:p>=300000000/0,000000178</text:p>
          </table:table-cell>
          <table:table-cell table:style-name="Default" table:number-columns-repeated="7"/>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1</text:p>
          </table:table-cell>
          <table:table-cell table:style-name="ce370"/>
          <table:table-cell table:style-name="ce280"/>
          <table:table-cell table:style-name="Default" table:number-columns-repeated="4"/>
          <table:table-cell table:number-columns-repeated="46"/>
        </table:table-row>
        <table:table-row table:style-name="ro1">
          <table:table-cell table:style-name="ce561" office:value-type="string" calcext:value-type="string" table:number-columns-spanned="4" table:number-rows-spanned="11">
            <text:p><text:span text:style-name="T70">Nunha experiencia para medir h, ao iluminar unha superficie metálica cunha radiación de lonxitude de onda λ = 200×10⁻⁹ m, o potencial de freado para os electróns é de 1,00 V. Se λ =175×10⁻⁹ m, o potencial de freado é 1,86 V.</text:span></text:p>
            <text:p><text:span text:style-name="T70">a) Determina o traballo de extracción do metal.</text:span></text:p>
            <text:p><text:span text:style-name="T24">b) Representa o valor absoluto do potencial de freado fronte á frecuencia e obtén da dita representación o valor da constante de Planck. (A.B.A.U. extr. 21)</text:span></text:p>
            <text:p><text:span text:style-name="T70">DATOS: |qₑ| = 1,6×10⁻¹⁹ C; c = 3×10⁸ m·s⁻¹.</text:span></text:p>
            <text:p><text:span text:style-name="T24">Rta.: a) W₀ = 8,32·10⁻¹⁹ J; b) h = </text:span><text:span text:style-name="T71">6,60·10⁻³⁴ J·s</text:span></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7" table:content-validation-name="val35" office:value-type="string" calcext:value-type="string">
            <text:p>λ</text:p>
          </table:table-cell>
          <table:table-cell table:style-name="ce367"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7" table:content-validation-name="val36" office:value-type="string" calcext:value-type="string">
            <text:p>nm</text:p>
          </table:table-cell>
          <table:table-cell table:style-name="ce367" table:content-validation-name="val3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float" office:value="200" calcext:value-type="float">
            <text:p>200</text:p>
          </table:table-cell>
          <table:table-cell table:style-name="ce644" office:value-type="float" office:value="1" calcext:value-type="float">
            <text:p>1</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float" office:value="175" calcext:value-type="float">
            <text:p>175</text:p>
          </table:table-cell>
          <table:table-cell table:style-name="ce202" office:value-type="float" office:value="1.86" calcext:value-type="float">
            <text:p>1,86</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20</text:p>
          </table:table-cell>
          <table:table-cell table:style-name="ce370"/>
          <table:table-cell table:style-name="ce280"/>
          <table:table-cell table:style-name="Default" table:number-columns-repeated="4"/>
          <table:table-cell table:number-columns-repeated="46"/>
        </table:table-row>
        <table:table-row table:style-name="ro1">
          <table:table-cell table:style-name="ce244" office:value-type="string" calcext:value-type="string" table:number-columns-spanned="4" table:number-rows-spanned="11">
            <text:p>Nunha experiencia para calcular o traballo de extracción dun metal observamos que os fotoelectróns expulsados da súa superficie por unha luz de 4×10⁻⁷ m de lonxitude de onda no baleiro son freados por unha diferenza de potencial de 0,80 V. E se a lonxitude de onda é de 3×10⁻⁷ m o potencial de freado é 1,84 V.</text:p>
            <text:p><text:span text:style-name="T61">a) Representa graficamente a frecuencia fronte ao potencial de freado. (A.B.A.U. extr. 20)</text:span></text:p>
            <text:p>b) Calcula o traballo de extracción a partir da gráfica.</text:p>
            <text:p>DATOS: c = 3×10⁸ m·s⁻¹; h = 6,63×10⁻³⁴ J∙s;</text:p>
            <text:p>|qₑ| = 1,6×10⁻¹⁹ C.   Rta.: Wₑ = 2,3 eV</text:p>
          </table:table-cell>
          <table:covered-table-cell table:style-name="ce320"/>
          <table:covered-table-cell table:number-columns-repeated="2" table:style-name="ce315"/>
          <table:table-cell table:style-name="ce280" table:number-columns-repeated="2"/>
          <table:table-cell table:style-name="ce150" office:value-type="string" calcext:value-type="string">
            <text:p>Lonxitude de onda</text:p>
          </table:table-cell>
          <table:table-cell table:style-name="ce389" office:value-type="string" calcext:value-type="string">
            <text:p>Potencial de freado</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2" office:value-type="string" calcext:value-type="string">
            <text:p>Nº. Exp.</text:p>
          </table:table-cell>
          <table:table-cell table:style-name="ce367" table:content-validation-name="val35" office:value-type="string" calcext:value-type="string">
            <text:p>λ</text:p>
          </table:table-cell>
          <table:table-cell table:style-name="ce367" table:content-validation-name="val37"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412"/>
          <table:table-cell table:style-name="ce367" table:content-validation-name="val36" office:value-type="string" calcext:value-type="string">
            <text:p>m</text:p>
          </table:table-cell>
          <table:table-cell table:style-name="ce367" table:content-validation-name="val38" office:value-type="string" calcext:value-type="string">
            <text:p>V</text:p>
          </table:table-cell>
          <table:table-cell table:style-name="ce210"/>
          <table:table-cell table:style-name="ce280"/>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text:s/>3×10⁻⁷</text:p>
          </table:table-cell>
          <table:table-cell table:style-name="ce644" office:value-type="float" office:value="1.84" calcext:value-type="float">
            <text:p>1,84</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88" office:value-type="string" calcext:value-type="string">
            <text:p><text:s/>4×10⁻⁷</text:p>
          </table:table-cell>
          <table:table-cell table:style-name="ce202" office:value-type="float" office:value="0.8" calcext:value-type="float">
            <text:p>0,8</text:p>
          </table:table-cell>
          <table:table-cell table:style-name="ce280" table:number-columns-repeated="2"/>
          <table:table-cell table:style-name="Default" table:number-columns-repeated="4"/>
          <table:table-cell table:number-columns-repeated="46"/>
        </table:table-row>
        <table:table-row table:style-name="ro1">
          <table:covered-table-cell table:number-columns-repeated="4" table:style-name="ce315"/>
          <table:table-cell table:style-name="ce280" table:number-columns-repeated="6"/>
          <table:table-cell table:style-name="Default" table:number-columns-repeated="4"/>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covered-table-cell table:number-columns-repeated="3" table:style-name="ce320"/>
          <table:covered-table-cell table:style-name="ce315"/>
          <table:table-cell table:style-name="Default" table:number-columns-repeated="10"/>
          <table:table-cell table:number-columns-repeated="46"/>
        </table:table-row>
        <table:table-row table:style-name="ro1" table:number-rows-repeated="2">
          <table:table-cell table:style-name="ce320" table:number-columns-repeated="3"/>
          <table:table-cell table:style-name="ce315"/>
          <table:table-cell table:style-name="Default" table:number-columns-repeated="10"/>
          <table:table-cell table:number-columns-repeated="46"/>
        </table:table-row>
        <table:table-row table:style-name="ro1">
          <table:table-cell table:style-name="ce243" office:value-type="string" calcext:value-type="string">
            <text:p>Problema</text:p>
          </table:table-cell>
          <table:table-cell table:number-columns-repeated="2"/>
          <table:table-cell table:style-name="Default"/>
          <table:table-cell table:style-name="ce280"/>
          <table:table-cell table:style-name="ce370" office:value-type="string" calcext:value-type="string">
            <text:p>A.B.A.U.</text:p>
          </table:table-cell>
          <table:table-cell table:style-name="ce370"/>
          <table:table-cell table:style-name="ce361" office:value-type="string" calcext:value-type="string">
            <text:p>extr. 18</text:p>
          </table:table-cell>
          <table:table-cell table:style-name="ce370"/>
          <table:table-cell table:style-name="ce280"/>
          <table:table-cell table:number-columns-repeated="50"/>
        </table:table-row>
        <table:table-row table:style-name="ro1">
          <table:table-cell table:style-name="ce185" office:value-type="string" calcext:value-type="string" table:number-columns-spanned="4" table:number-rows-spanned="11">
            <text:p><text:span text:style-name="T36">Pódese medir experimentalmente a enerxía cinética máxima dos electróns emitidos ao facer incidir luz de distintas frecuencias sobre unha superficie metálica. Determina o valor da constante de Planck a partir dos resultados que se mostran na gráfica adxunta.</text:span></text:p>
            <text:p><text:span text:style-name="T24">(Na gráfica pódese ler: Para f = 1,0·10¹⁵ Hz, </text:span><text:span text:style-name="T72">E</text:span><text:span text:style-name="T73"> = 0 eV e para  f = 1,3·10¹⁵ Hz, </text:span><text:span text:style-name="T72">E</text:span><text:span text:style-name="T73"> </text:span><text:span text:style-name="T74">= 2,0 eV)</text:span></text:p>
            <text:p><text:span text:style-name="T36">DATO: 1 eV = 1,6·10⁻¹⁹ J.</text:span></text:p>
            <text:p><text:span text:style-name="T36">(A.B.A.U. extr. 18)</text:span></text:p>
          </table:table-cell>
          <table:covered-table-cell table:style-name="ce320"/>
          <table:covered-table-cell table:number-columns-repeated="2" table:style-name="ce315"/>
          <table:table-cell table:style-name="ce280"/>
          <table:table-cell table:style-name="ce412"/>
          <table:table-cell table:style-name="ce150" office:value-type="string" calcext:value-type="string">
            <text:p>Frecuencia</text:p>
          </table:table-cell>
          <table:table-cell table:style-name="ce389" office:value-type="string" calcext:value-type="string">
            <text:p>Enerxía cinética</text:p>
          </table:table-cell>
          <table:table-cell table:style-name="ce412"/>
          <table:table-cell table:style-name="ce280"/>
          <table:table-cell table:number-columns-repeated="50"/>
        </table:table-row>
        <table:table-row table:style-name="ro1">
          <table:covered-table-cell table:number-columns-repeated="4" table:style-name="ce315"/>
          <table:table-cell table:style-name="ce280"/>
          <table:table-cell table:style-name="ce605" office:value-type="string" calcext:value-type="string">
            <text:p>N.º Exp.</text:p>
          </table:table-cell>
          <table:table-cell table:style-name="ce367" table:content-validation-name="val35" office:value-type="string" calcext:value-type="string">
            <text:p>f</text:p>
          </table:table-cell>
          <table:table-cell table:style-name="ce367" table:content-validation-name="val37" office:value-type="string" calcext:value-type="string">
            <text:p>E</text:p>
          </table:table-cell>
          <table:table-cell table:style-name="ce210"/>
          <table:table-cell table:style-name="ce280"/>
          <table:table-cell table:number-columns-repeated="50"/>
        </table:table-row>
        <table:table-row table:style-name="ro1">
          <table:covered-table-cell table:number-columns-repeated="4" table:style-name="ce315"/>
          <table:table-cell table:style-name="ce280"/>
          <table:table-cell table:style-name="ce606"/>
          <table:table-cell table:style-name="ce367" table:content-validation-name="val36" office:value-type="string" calcext:value-type="string">
            <text:p>Hz</text:p>
          </table:table-cell>
          <table:table-cell table:style-name="ce367" table:content-validation-name="val38" office:value-type="string" calcext:value-type="string">
            <text:p>eV</text:p>
          </table:table-cell>
          <table:table-cell table:style-name="ce410"/>
          <table:table-cell table:style-name="ce280"/>
          <table:table-cell table:number-columns-repeated="50"/>
        </table:table-row>
        <table:table-row table:style-name="ro1">
          <table:covered-table-cell table:number-columns-repeated="4" table:style-name="ce315"/>
          <table:table-cell table:style-name="ce280"/>
          <table:table-cell table:style-name="ce183" office:value-type="float" office:value="1" calcext:value-type="float">
            <text:p>1</text:p>
          </table:table-cell>
          <table:table-cell table:style-name="ce88" office:value-type="string" calcext:value-type="string">
            <text:p>1,0·10¹⁵</text:p>
          </table:table-cell>
          <table:table-cell table:style-name="ce644" office:value-type="float" office:value="0" calcext:value-type="float">
            <text:p>0</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table-cell table:style-name="ce183" office:value-type="float" office:value="2" calcext:value-type="float">
            <text:p>2</text:p>
          </table:table-cell>
          <table:table-cell table:style-name="ce404" office:value-type="string" calcext:value-type="string">
            <text:p>1,3·10¹⁵</text:p>
          </table:table-cell>
          <table:table-cell table:style-name="ce202" office:value-type="float" office:value="2" calcext:value-type="float">
            <text:p>2</text:p>
          </table:table-cell>
          <table:table-cell table:style-name="ce280" table:number-columns-repeated="2"/>
          <table:table-cell table:number-columns-repeated="50"/>
        </table:table-row>
        <table:table-row table:style-name="ro1">
          <table:covered-table-cell table:number-columns-repeated="4" table:style-name="ce315"/>
          <table:table-cell table:style-name="ce280"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covered-table-cell table:number-columns-repeated="3" table:style-name="ce320"/>
          <table:covered-table-cell table:style-name="ce315"/>
          <table:table-cell table:style-name="Default" table:number-columns-repeated="6"/>
          <table:table-cell table:number-columns-repeated="50"/>
        </table:table-row>
        <table:table-row table:style-name="ro1" table:number-rows-repeated="2">
          <table:table-cell table:style-name="ce320" table:number-columns-repeated="3"/>
          <table:table-cell table:style-name="ce315"/>
          <table:table-cell table:style-name="Default" table:number-columns-repeated="6"/>
          <table:table-cell table:number-columns-repeated="50"/>
        </table:table-row>
        <table:table-row table:style-name="ro1" table:number-rows-repeated="2">
          <table:table-cell table:style-name="Default" table:number-columns-repeated="10"/>
          <table:table-cell table:number-columns-repeated="50"/>
        </table:table-row>
        <table:table-row table:style-name="ro1" table:number-rows-repeated="22">
          <table:table-cell table:style-name="Default" table:number-columns-repeated="10"/>
          <table:table-cell table:number-columns-repeated="3"/>
          <table:table-cell table:style-name="ce108" table:number-columns-repeated="2"/>
          <table:table-cell table:number-columns-repeated="45"/>
        </table:table-row>
        <table:table-row table:style-name="ro1" table:number-rows-repeated="4">
          <table:table-cell table:style-name="Default" table:number-columns-repeated="10"/>
          <table:table-cell table:number-columns-repeated="50"/>
        </table:table-row>
        <table:table-row table:style-name="ro1" table:number-rows-repeated="4">
          <table:table-cell table:style-name="Default" table:number-columns-repeated="11"/>
          <table:table-cell table:number-columns-repeated="49"/>
        </table:table-row>
        <table:table-row table:style-name="ro1" table:number-rows-repeated="151">
          <table:table-cell table:style-name="Default" table:number-columns-repeated="10"/>
          <table:table-cell table:number-columns-repeated="50"/>
        </table:table-row>
        <table:table-row table:style-name="ro1" table:number-rows-repeated="2">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 xlink:type="simple">Gravitación</text:a></text:span></text:p>
          </table:table-cell>
          <table:table-cell table:number-columns-repeated="47"/>
        </table:table-row>
        <table:table-row table:style-name="ro1" table:number-rows-repeated="11">
          <table:table-cell table:style-name="Default" table:number-columns-repeated="10"/>
          <table:table-cell table:number-columns-repeated="50"/>
        </table:table-row>
        <table:table-row table:style-name="ro1">
          <table:table-cell table:style-name="Default" table:number-columns-repeated="10"/>
          <table:table-cell table:number-columns-repeated="2"/>
          <table:table-cell table:style-name="Default"/>
          <table:table-cell table:number-columns-repeated="47"/>
        </table:table-row>
        <table:table-row table:style-name="ro1">
          <table:table-cell table:style-name="Default" table:number-columns-repeated="10"/>
          <table:table-cell table:number-columns-repeated="2"/>
          <table:table-cell office:value-type="string" calcext:value-type="string">
            <text:p>Ir a…</text:p>
          </table:table-cell>
          <table:table-cell table:number-columns-repeated="47"/>
        </table:table-row>
        <table:table-row table:style-name="ro1">
          <table:table-cell table:style-name="Default" table:number-columns-repeated="10"/>
          <table:table-cell table:number-columns-repeated="2"/>
          <table:table-cell table:style-name="ce375" office:value-type="string" calcext:value-type="string">
            <text:p><text:span text:style-name="T29"><text:a xlink:href="https://ciug.gal/PDF/Grupos_Traballo_2022/23_gravitacion.pdf#page=2" xlink:type="simple">Problema</text:a></text:span></text:p>
          </table:table-cell>
          <table:table-cell table:number-columns-repeated="47"/>
        </table:table-row>
        <table:table-row table:style-name="ro1" table:number-rows-repeated="12">
          <table:table-cell table:style-name="Default" table:number-columns-repeated="10"/>
          <table:table-cell table:number-columns-repeated="50"/>
        </table:table-row>
        <table:table-row table:style-name="ro1" table:number-rows-repeated="1048269">
          <table:table-cell table:number-columns-repeated="60"/>
        </table:table-row>
        <table:table-row table:style-name="ro2">
          <table:table-cell table:number-columns-repeated="60"/>
        </table:table-row>
        <table:table-row table:style-name="ro2">
          <table:table-cell table:number-columns-repeated="60"/>
        </table:table-row>
        <calcext:conditional-formats>
          <calcext:conditional-format calcext:target-range-address="D_Fotoel.F81:D_Fotoel.F82 D_Fotoel.F39:D_Fotoel.F40 D_Fotoel.F22:D_Fotoel.F23 D_Fotoel.F31:D_Fotoel.F32 D_Fotoel.F4:D_Fotoel.F5">
            <calcext:condition calcext:apply-style-name="Aviso" calcext:value="=&quot;clic →&quot;" calcext:base-cell-address="D_Fotoel.F4"/>
          </calcext:conditional-format>
          <calcext:conditional-format calcext:target-range-address="D_Fotoel.I82:D_Fotoel.I82 D_Fotoel.I23:D_Fotoel.I23 D_Fotoel.I5:D_Fotoel.I5">
            <calcext:condition calcext:apply-style-name="Aviso" calcext:value="=&quot;← clic&quot;" calcext:base-cell-address="D_Fotoel.I5"/>
          </calcext:conditional-format>
        </calcext:conditional-formats>
      </table:table>
      <table:table table:name="Constantes" table:style-name="ta2">
        <table:table-column table:style-name="co57" table:default-cell-style-name="ce435"/>
        <table:table-column table:style-name="co58" table:default-cell-style-name="ce435"/>
        <table:table-column table:style-name="co59" table:default-cell-style-name="ce435"/>
        <table:table-column table:style-name="co60" table:default-cell-style-name="ce435"/>
        <table:table-column table:style-name="co11" table:default-cell-style-name="ce435"/>
        <table:table-column table:style-name="co50" table:default-cell-style-name="ce435"/>
        <table:table-column table:style-name="co11" table:number-columns-repeated="58" table:default-cell-style-name="ce435"/>
        <table:table-row table:style-name="ro1">
          <table:table-cell office:value-type="string" calcext:value-type="string">
            <text:p><text:a xlink:href="https://physics.nist.gov/cuu/Constants/" xlink:type="simple">https://physics.nist.gov/cuu/Constants/</text:a></text:p>
          </table:table-cell>
          <table:table-cell table:number-columns-repeated="5"/>
          <table:table-cell office:value-type="string" calcext:value-type="string">
            <text:p>cifras significativas</text:p>
          </table:table-cell>
          <table:table-cell table:number-columns-repeated="57"/>
        </table:table-row>
        <table:table-row table:style-name="ro1">
          <table:table-cell table:number-columns-repeated="64"/>
        </table:table-row>
        <table:table-row table:style-name="ro1">
          <table:table-cell office:value-type="string" calcext:value-type="string">
            <text:p>masa do protón</text:p>
          </table:table-cell>
          <table:table-cell table:style-name="ce510" office:value-type="string" calcext:value-type="string">
            <text:p>p =</text:p>
          </table:table-cell>
          <table:table-cell table:style-name="ce377" office:value-type="float" office:value="1.00727647" calcext:value-type="float">
            <text:p>1,00727647</text:p>
          </table:table-cell>
          <table:table-cell office:value-type="string" calcext:value-type="string">
            <text:p>u</text:p>
          </table:table-cell>
          <table:table-cell table:formula="of:=[.C3]*[.$E$7]" office:value-type="float" office:value="1.67262190250839E-027" calcext:value-type="float">
            <text:p>1,67262190250839E-27</text:p>
          </table:table-cell>
          <table:table-cell office:value-type="string" calcext:value-type="string">
            <text:p>kg</text:p>
          </table:table-cell>
          <table:table-cell table:formula="of:=NCIFRASSIGN([.C3])" office:value-type="float" office:value="9" calcext:value-type="float">
            <text:p>9</text:p>
          </table:table-cell>
          <table:table-cell table:number-columns-repeated="57"/>
        </table:table-row>
        <table:table-row table:style-name="ro1">
          <table:table-cell office:value-type="string" calcext:value-type="string">
            <text:p>masa do neutrón</text:p>
          </table:table-cell>
          <table:table-cell table:style-name="ce510" office:value-type="string" calcext:value-type="string">
            <text:p>n =</text:p>
          </table:table-cell>
          <table:table-cell table:style-name="ce377" office:value-type="float" office:value="1.00866492" calcext:value-type="float">
            <text:p>1,00866492</text:p>
          </table:table-cell>
          <table:table-cell office:value-type="string" calcext:value-type="string">
            <text:p>u</text:p>
          </table:table-cell>
          <table:table-cell table:formula="of:=[.C4]*[.$E$7]" office:value-type="float" office:value="1.67492747793848E-027" calcext:value-type="float">
            <text:p>1,67492747793848E-27</text:p>
          </table:table-cell>
          <table:table-cell office:value-type="string" calcext:value-type="string">
            <text:p>kg</text:p>
          </table:table-cell>
          <table:table-cell table:formula="of:=NCIFRASSIGN([.C4])" office:value-type="float" office:value="9" calcext:value-type="float">
            <text:p>9</text:p>
          </table:table-cell>
          <table:table-cell table:number-columns-repeated="57"/>
        </table:table-row>
        <table:table-row table:style-name="ro1">
          <table:table-cell office:value-type="string" calcext:value-type="string">
            <text:p>masa do electrón</text:p>
          </table:table-cell>
          <table:table-cell table:style-name="ce511" office:value-type="string" calcext:value-type="string">
            <text:p>e =</text:p>
          </table:table-cell>
          <table:table-cell table:style-name="ce377" office:value-type="float" office:value="0.000548579909" calcext:value-type="float">
            <text:p>0,000548579909</text:p>
          </table:table-cell>
          <table:table-cell office:value-type="string" calcext:value-type="string">
            <text:p>u</text:p>
          </table:table-cell>
          <table:table-cell table:formula="of:=[.C5]*[.$E$7]" office:value-type="float" office:value="9.10938355454148E-031" calcext:value-type="float">
            <text:p>9,10938355454148E-31</text:p>
          </table:table-cell>
          <table:table-cell office:value-type="string" calcext:value-type="string">
            <text:p>kg</text:p>
          </table:table-cell>
          <table:table-cell table:formula="of:=NCIFRASSIGN([.C5])" office:value-type="float" office:value="9" calcext:value-type="float">
            <text:p>9</text:p>
          </table:table-cell>
          <table:table-cell table:number-columns-repeated="57"/>
        </table:table-row>
        <table:table-row table:style-name="ro1">
          <table:table-cell office:value-type="string" calcext:value-type="string">
            <text:p>masa da partícula <text:span text:style-name="T46">alfa</text:span></text:p>
          </table:table-cell>
          <table:table-cell table:style-name="ce512" office:value-type="string" calcext:value-type="string">
            <text:p>α =</text:p>
          </table:table-cell>
          <table:table-cell table:style-name="ce377" office:value-type="float" office:value="4.00150618" calcext:value-type="float">
            <text:p>4,00150618</text:p>
          </table:table-cell>
          <table:table-cell office:value-type="string" calcext:value-type="string">
            <text:p>u</text:p>
          </table:table-cell>
          <table:table-cell table:formula="of:=[.C6]*[.$E$7]" office:value-type="float" office:value="6.64465723069127E-027" calcext:value-type="float">
            <text:p>6,64465723069127E-27</text:p>
          </table:table-cell>
          <table:table-cell office:value-type="string" calcext:value-type="string">
            <text:p>kg</text:p>
          </table:table-cell>
          <table:table-cell table:formula="of:=NCIFRASSIGN([.C6])" office:value-type="float" office:value="9" calcext:value-type="float">
            <text:p>9</text:p>
          </table:table-cell>
          <table:table-cell table:number-columns-repeated="57"/>
        </table:table-row>
        <table:table-row table:style-name="ro1">
          <table:table-cell office:value-type="string" calcext:value-type="string">
            <text:p>unidade de masa atómica</text:p>
          </table:table-cell>
          <table:table-cell table:style-name="ce510" office:value-type="string" calcext:value-type="string">
            <text:p>u =</text:p>
          </table:table-cell>
          <table:table-cell table:style-name="Default" table:number-columns-repeated="2"/>
          <table:table-cell table:style-name="ce377" office:value-type="float" office:value="1.66053904E-027" calcext:value-type="float">
            <text:p>1,66053904E-27</text:p>
          </table:table-cell>
          <table:table-cell office:value-type="string" calcext:value-type="string">
            <text:p>kg</text:p>
          </table:table-cell>
          <table:table-cell table:formula="of:=NCIFRASSIGN([.E7])" office:value-type="float" office:value="9" calcext:value-type="float">
            <text:p>9</text:p>
          </table:table-cell>
          <table:table-cell table:number-columns-repeated="57"/>
        </table:table-row>
        <table:table-row table:style-name="ro1">
          <table:table-cell office:value-type="string" calcext:value-type="string">
            <text:p>velocidade da luz</text:p>
          </table:table-cell>
          <table:table-cell table:style-name="ce513" office:value-type="string" calcext:value-type="string">
            <text:p>c <text:span text:style-name="T60">=</text:span></text:p>
          </table:table-cell>
          <table:table-cell table:style-name="ce377" office:value-type="float" office:value="299792458" calcext:value-type="float">
            <text:p>299792458</text:p>
          </table:table-cell>
          <table:table-cell office:value-type="string" calcext:value-type="string">
            <text:p>m/s</text:p>
          </table:table-cell>
          <table:table-cell table:number-columns-repeated="2"/>
          <table:table-cell table:formula="of:=NCIFRASSIGN([.C8])" office:value-type="float" office:value="9" calcext:value-type="float">
            <text:p>9</text:p>
          </table:table-cell>
          <table:table-cell table:number-columns-repeated="57"/>
        </table:table-row>
        <table:table-row table:style-name="ro1">
          <table:table-cell office:value-type="string" calcext:value-type="string">
            <text:p>carga do electrón</text:p>
          </table:table-cell>
          <table:table-cell table:style-name="ce511" office:value-type="string" calcext:value-type="string">
            <text:p>e =</text:p>
          </table:table-cell>
          <table:table-cell table:style-name="ce377" office:value-type="float" office:value="1.60217662E-019" calcext:value-type="float">
            <text:p>1,60217662E-19</text:p>
          </table:table-cell>
          <table:table-cell office:value-type="string" calcext:value-type="string">
            <text:p>C</text:p>
          </table:table-cell>
          <table:table-cell table:number-columns-repeated="2"/>
          <table:table-cell table:formula="of:=NCIFRASSIGN([.C9])" office:value-type="float" office:value="9" calcext:value-type="float">
            <text:p>9</text:p>
          </table:table-cell>
          <table:table-cell table:number-columns-repeated="57"/>
        </table:table-row>
        <table:table-row table:style-name="ro1">
          <table:table-cell table:number-columns-repeated="2"/>
          <table:table-cell table:style-name="ce377"/>
          <table:table-cell table:number-columns-repeated="61"/>
        </table:table-row>
        <table:table-row table:style-name="ro1">
          <table:table-cell office:value-type="string" calcext:value-type="string">
            <text:p>Constante da gravitación universal</text:p>
          </table:table-cell>
          <table:table-cell table:style-name="ce514" office:value-type="string" calcext:value-type="string">
            <text:p>G =</text:p>
          </table:table-cell>
          <table:table-cell table:style-name="ce377" office:value-type="float" office:value="0.0000000000667408" calcext:value-type="float">
            <text:p>6,67408E-11</text:p>
          </table:table-cell>
          <table:table-cell office:value-type="string" calcext:value-type="string">
            <text:p>m³·kg⁻¹·s⁻²</text:p>
          </table:table-cell>
          <table:table-cell table:number-columns-repeated="2"/>
          <table:table-cell table:formula="of:=NCIFRASSIGN([.C11])" office:value-type="float" office:value="6" calcext:value-type="float">
            <text:p>6</text:p>
          </table:table-cell>
          <table:table-cell table:number-columns-repeated="57"/>
        </table:table-row>
        <table:table-row table:style-name="ro1">
          <table:table-cell office:value-type="string" calcext:value-type="string">
            <text:p>Constante de Planck</text:p>
          </table:table-cell>
          <table:table-cell table:style-name="ce514" office:value-type="string" calcext:value-type="string">
            <text:p>h =</text:p>
          </table:table-cell>
          <table:table-cell table:style-name="ce377" office:value-type="float" office:value="6.62607004E-034" calcext:value-type="float">
            <text:p>6,62607004E-34</text:p>
          </table:table-cell>
          <table:table-cell office:value-type="string" calcext:value-type="string">
            <text:p>J·s</text:p>
          </table:table-cell>
          <table:table-cell table:number-columns-repeated="2"/>
          <table:table-cell table:formula="of:=NCIFRASSIGN([.C12])" office:value-type="float" office:value="9" calcext:value-type="float">
            <text:p>9</text:p>
          </table:table-cell>
          <table:table-cell table:number-columns-repeated="57"/>
        </table:table-row>
        <table:table-row table:style-name="ro1">
          <table:table-cell office:value-type="string" calcext:value-type="string">
            <text:p>N.º de Avogadro</text:p>
          </table:table-cell>
          <table:table-cell table:style-name="ce514" office:value-type="string" calcext:value-type="string">
            <text:p>N<text:span text:style-name="T46">ₐ =</text:span></text:p>
          </table:table-cell>
          <table:table-cell table:formula="of:=AVALOR(NUMFORMA(0.001/[.E7];[.G7]))" office:value-type="float" office:value="6.02214086E+023" calcext:value-type="float">
            <text:p>6,02214086E+023</text:p>
          </table:table-cell>
          <table:table-cell office:value-type="string" calcext:value-type="string">
            <text:p>mol⁻¹</text:p>
          </table:table-cell>
          <table:table-cell table:number-columns-repeated="2"/>
          <table:table-cell table:formula="of:=NCIFRASSIGN([.C13])" office:value-type="float" office:value="9" calcext:value-type="float">
            <text:p>9</text:p>
          </table:table-cell>
          <table:table-cell table:number-columns-repeated="57"/>
        </table:table-row>
        <table:table-row table:style-name="ro1">
          <table:table-cell table:number-columns-repeated="64"/>
        </table:table-row>
        <table:table-row table:style-name="ro1">
          <table:table-cell office:value-type="string" calcext:value-type="string">
            <text:p>Permitividade eléctrica no baleiro</text:p>
          </table:table-cell>
          <table:table-cell table:style-name="ce515" office:value-type="string" calcext:value-type="string">
            <text:p>ε₀ =</text:p>
          </table:table-cell>
          <table:table-cell office:value-type="float" office:value="0.00000000000885418782" calcext:value-type="float">
            <text:p>8,85418782E-12</text:p>
          </table:table-cell>
          <table:table-cell office:value-type="string" calcext:value-type="string">
            <text:p>F·m⁻¹</text:p>
          </table:table-cell>
          <table:table-cell table:number-columns-repeated="2"/>
          <table:table-cell table:formula="of:=NCIFRASSIGN([.C15])" office:value-type="float" office:value="6" calcext:value-type="float">
            <text:p>6</text:p>
          </table:table-cell>
          <table:table-cell table:number-columns-repeated="57"/>
        </table:table-row>
        <table:table-row table:style-name="ro1">
          <table:table-cell office:value-type="string" calcext:value-type="string">
            <text:p>Constante eléctrica no baleiro</text:p>
          </table:table-cell>
          <table:table-cell table:style-name="ce514" office:value-type="string" calcext:value-type="string">
            <text:p>K =</text:p>
          </table:table-cell>
          <table:table-cell table:formula="of:=AVALOR(NUMFORMA(1/(4*PI()*[.C15]);[.G15]))" office:value-type="float" office:value="8987550000" calcext:value-type="float">
            <text:p>8987550000</text:p>
          </table:table-cell>
          <table:table-cell office:value-type="string" calcext:value-type="string">
            <text:p>N·m²·C⁻²</text:p>
          </table:table-cell>
          <table:table-cell table:number-columns-repeated="2"/>
          <table:table-cell table:formula="of:=NCIFRASSIGN([.C16])" office:value-type="float" office:value="10" calcext:value-type="float">
            <text:p>10</text:p>
          </table:table-cell>
          <table:table-cell table:number-columns-repeated="57"/>
        </table:table-row>
        <table:table-row table:style-name="ro1">
          <table:table-cell office:value-type="string" calcext:value-type="string">
            <text:p>Permeabilidade magnética no baleiro</text:p>
          </table:table-cell>
          <table:table-cell table:style-name="ce515" office:value-type="string" calcext:value-type="string">
            <text:p>μ₀ =</text:p>
          </table:table-cell>
          <table:table-cell table:formula="of:=AVALOR(NUMFORMA(4*PI()*0.0000001;10))" office:value-type="float" office:value="0.000001256637061" calcext:value-type="float">
            <text:p>0,000001256637061</text:p>
          </table:table-cell>
          <table:table-cell office:value-type="string" calcext:value-type="string">
            <text:p>N·A⁻²</text:p>
          </table:table-cell>
          <table:table-cell table:number-columns-repeated="2"/>
          <table:table-cell table:formula="of:=NCIFRASSIGN([.C17])" office:value-type="float" office:value="10" calcext:value-type="float">
            <text:p>10</text:p>
          </table:table-cell>
          <table:table-cell table:number-columns-repeated="57"/>
        </table:table-row>
        <table:table-row table:style-name="ro1">
          <table:table-cell table:number-columns-repeated="64"/>
        </table:table-row>
        <table:table-row table:style-name="ro1">
          <table:table-cell office:value-type="string" calcext:value-type="string">
            <text:p>Constante de Faraday</text:p>
          </table:table-cell>
          <table:table-cell table:style-name="ce516" office:value-type="string" calcext:value-type="string">
            <text:p>F =</text:p>
          </table:table-cell>
          <table:table-cell table:formula="of:=AVALOR(NUMFORMA([.C9]*[.C13];[.G9]))" office:value-type="float" office:value="96485.3329" calcext:value-type="float">
            <text:p>96485,3329</text:p>
          </table:table-cell>
          <table:table-cell office:value-type="string" calcext:value-type="string">
            <text:p>C</text:p>
          </table:table-cell>
          <table:table-cell table:number-columns-repeated="2"/>
          <table:table-cell table:formula="of:=NCIFRASSIGN([.C19])" office:value-type="float" office:value="9" calcext:value-type="float">
            <text:p>9</text:p>
          </table:table-cell>
          <table:table-cell table:number-columns-repeated="57"/>
        </table:table-row>
        <table:table-row table:style-name="ro1">
          <table:table-cell office:value-type="string" calcext:value-type="string">
            <text:p>Constante universal dos gases ideais</text:p>
          </table:table-cell>
          <table:table-cell table:style-name="ce516" office:value-type="string" calcext:value-type="string">
            <text:p>R =</text:p>
          </table:table-cell>
          <table:table-cell office:value-type="float" office:value="8.3144598" calcext:value-type="float">
            <text:p>8,3144598</text:p>
          </table:table-cell>
          <table:table-cell office:value-type="string" calcext:value-type="string">
            <text:p>J·K⁻¹·mol⁻¹</text:p>
          </table:table-cell>
          <table:table-cell table:formula="of:=AVALOR(NUMFORMA([.C20]*1000/[.C22];[.G22]))" office:value-type="float" office:value="0.0820573" calcext:value-type="float">
            <text:p>0,0820573</text:p>
          </table:table-cell>
          <table:table-cell office:value-type="string" calcext:value-type="string">
            <text:p>atm·L·K⁻¹·mol⁻¹</text:p>
          </table:table-cell>
          <table:table-cell table:formula="of:=NCIFRASSIGN([.C20])" office:value-type="float" office:value="8" calcext:value-type="float">
            <text:p>8</text:p>
          </table:table-cell>
          <table:table-cell table:number-columns-repeated="57"/>
        </table:table-row>
        <table:table-row table:style-name="ro1">
          <table:table-cell table:number-columns-repeated="64"/>
        </table:table-row>
        <table:table-row table:style-name="ro1">
          <table:table-cell office:value-type="string" calcext:value-type="string">
            <text:p>atmosfera</text:p>
          </table:table-cell>
          <table:table-cell office:value-type="string" calcext:value-type="string">
            <text:p>atm =</text:p>
          </table:table-cell>
          <table:table-cell office:value-type="float" office:value="101325" calcext:value-type="float">
            <text:p>101325</text:p>
          </table:table-cell>
          <table:table-cell office:value-type="string" calcext:value-type="string">
            <text:p>Pa</text:p>
          </table:table-cell>
          <table:table-cell table:number-columns-repeated="2"/>
          <table:table-cell office:value-type="float" office:value="6" calcext:value-type="float">
            <text:p>6</text:p>
          </table:table-cell>
          <table:table-cell table:number-columns-repeated="57"/>
        </table:table-row>
        <table:table-row table:style-name="ro1">
          <table:table-cell office:value-type="string" calcext:value-type="string">
            <text:p>gravidade no chan</text:p>
          </table:table-cell>
          <table:table-cell table:style-name="ce514" office:value-type="string" calcext:value-type="string">
            <text:p>g₀ =</text:p>
          </table:table-cell>
          <table:table-cell office:value-type="float" office:value="9.80665" calcext:value-type="float">
            <text:p>9,80665</text:p>
          </table:table-cell>
          <table:table-cell office:value-type="string" calcext:value-type="string">
            <text:p>m·s⁻²</text:p>
          </table:table-cell>
          <table:table-cell table:number-columns-repeated="2"/>
          <table:table-cell table:formula="of:=NCIFRASSIGN([.C23])" office:value-type="float" office:value="6" calcext:value-type="float">
            <text:p>6</text:p>
          </table:table-cell>
          <table:table-cell table:number-columns-repeated="57"/>
        </table:table-row>
        <table:table-row table:style-name="ro1">
          <table:table-cell table:number-columns-repeated="64"/>
        </table:table-row>
        <table:table-row table:style-name="ro1">
          <table:table-cell office:value-type="string" calcext:value-type="string">
            <text:p>tempo</text:p>
          </table:table-cell>
          <table:table-cell table:style-name="ce377" office:value-type="string" calcext:value-type="string">
            <text:p>s</text:p>
          </table:table-cell>
          <table:table-cell table:style-name="ce377" office:value-type="float" office:value="1" calcext:value-type="float">
            <text:p>1</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min</text:p>
          </table:table-cell>
          <table:table-cell table:style-name="ce377" office:value-type="float" office:value="60" calcext:value-type="float">
            <text:p>60</text:p>
          </table:table-cell>
          <table:table-cell office:value-type="string" calcext:value-type="string">
            <text:p>s</text:p>
          </table:table-cell>
          <table:table-cell table:number-columns-repeated="60"/>
        </table:table-row>
        <table:table-row table:style-name="ro1">
          <table:table-cell/>
          <table:table-cell table:style-name="ce377" office:value-type="string" calcext:value-type="string">
            <text:p>h</text:p>
          </table:table-cell>
          <table:table-cell table:style-name="ce377" office:value-type="float" office:value="3600" calcext:value-type="float">
            <text:p>36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día</text:p>
          </table:table-cell>
          <table:table-cell table:style-name="ce377" table:formula="of:=[.C27]*24" office:value-type="float" office:value="86400" calcext:value-type="float">
            <text:p>86400</text:p>
          </table:table-cell>
          <table:table-cell office:value-type="string" calcext:value-type="string">
            <text:p>s</text:p>
          </table:table-cell>
          <table:table-cell table:number-columns-repeated="14"/>
          <table:table-cell table:style-name="ce160" table:number-columns-repeated="2"/>
          <table:table-cell table:number-columns-repeated="44"/>
        </table:table-row>
        <table:table-row table:style-name="ro1">
          <table:table-cell/>
          <table:table-cell table:style-name="ce377" office:value-type="string" calcext:value-type="string">
            <text:p>ano</text:p>
          </table:table-cell>
          <table:table-cell table:style-name="ce377" table:formula="of:=ROUND([.C28]*[.E29])" office:value-type="float" office:value="31558150" calcext:value-type="float">
            <text:p>31558150</text:p>
          </table:table-cell>
          <table:table-cell office:value-type="string" calcext:value-type="string">
            <text:p>s</text:p>
          </table:table-cell>
          <table:table-cell office:value-type="float" office:value="365.25636" calcext:value-type="float">
            <text:p>365,25636</text:p>
          </table:table-cell>
          <table:table-cell office:value-type="string" calcext:value-type="string">
            <text:p>días</text:p>
          </table:table-cell>
          <table:table-cell office:value-type="float" office:value="8" calcext:value-type="float">
            <text:p>8</text:p>
          </table:table-cell>
          <table:table-cell table:number-columns-repeated="11"/>
          <table:table-cell table:style-name="ce160" table:number-columns-repeated="2"/>
          <table:table-cell table:number-columns-repeated="44"/>
        </table:table-row>
        <table:table-row table:style-name="ro1" table:number-rows-repeated="10">
          <table:table-cell table:number-columns-repeated="18"/>
          <table:table-cell table:style-name="ce160" table:number-columns-repeated="2"/>
          <table:table-cell table:number-columns-repeated="44"/>
        </table:table-row>
        <table:table-row table:style-name="ro1" table:number-rows-repeated="1048536">
          <table:table-cell table:number-columns-repeated="64"/>
        </table:table-row>
        <table:table-row table:style-name="ro1">
          <table:table-cell table:number-columns-repeated="64"/>
        </table:table-row>
      </table:table>
      <table:named-expressions>
        <table:named-range table:name="BorrarTodo" table:base-cell-address="$Axuda.$A$129" table:cell-range-address="$Axuda.$A$130"/>
        <table:named-range table:name="CifrasSign" table:base-cell-address="$Axuda.$A$36" table:cell-range-address="$Axuda.$A$37"/>
        <table:named-range table:name="clic" table:base-cell-address="$Axuda.$A$9" table:cell-range-address="$Axuda.$A$3"/>
        <table:named-range table:name="Comezo" table:base-cell-address="$Introd.$A$1" table:cell-range-address="$Introd.$A$1"/>
        <table:named-range table:name="CopiaDatos" table:base-cell-address="$Axuda.$A$98" table:cell-range-address="$Axuda.$A$99"/>
        <table:named-range table:name="CopiarResultado" table:base-cell-address="$Axuda.$A$89" table:cell-range-address="$Axuda.$A$90"/>
        <table:named-range table:name="DescrFunc" table:base-cell-address="$Axuda.$A$3" table:cell-range-address="$Introd.$A$44"/>
        <table:named-range table:name="ElegirOEscribir" table:base-cell-address="$Axuda.$A$21" table:cell-range-address="$Axuda.$A$22"/>
        <table:named-range table:name="ErrorAbrir" table:base-cell-address="$Axuda.$A$161" table:cell-range-address="$Axuda.$A$161"/>
        <table:named-range table:name="ErrorResult" table:base-cell-address="$Axuda.$A$124" table:cell-range-address="$Axuda.$A$125"/>
        <table:named-range table:name="Formatos" table:base-cell-address="$Axuda.$A$63" table:cell-range-address="$Axuda.$A$64"/>
        <table:named-range table:name="Hipervinculos" table:base-cell-address="$Axuda.$A$13" table:cell-range-address="$Axuda.$A$16"/>
        <table:named-range table:name="InstrComun" table:base-cell-address="$Axuda.$A$149" table:cell-range-address="$Axuda.$A$137"/>
        <table:named-range table:name="InstrOtros" table:base-cell-address="$Axuda.$A$154" table:cell-range-address="$Axuda.$A$155"/>
        <table:named-range table:name="InstrResult" table:base-cell-address="$Axuda.$A$150" table:cell-range-address="$Axuda.$A$151"/>
        <table:named-range table:name="NoSePueden" table:base-cell-address="$Axuda.$A$109" table:cell-range-address="$Axuda.$A$110"/>
        <table:named-range table:name="NotasAyuda" table:base-cell-address="$Axuda.$A$1" table:cell-range-address="$Axuda.$A$1"/>
        <table:named-range table:name="OtrosCalc" table:base-cell-address="$Axuda.$A$41" table:cell-range-address="$Axuda.$A$46"/>
      </table:named-expressions>
      <table:database-ranges>
        <table:database-range table:name="__Anonymous_Sheet_DB__1" table:target-range-address="Axuda.J1:Axuda.J1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rial" svg:font-family="Arial" style:font-family-generic="swiss" style:font-pitch="variable"/>
    <style:font-face style:name="Arial Unicode MS" svg:font-family="'Arial Unicode MS'" style:font-pitch="variable"/>
    <style:font-face style:name="Arial1" svg:font-family="Arial" style:font-adornments="Normal" style:font-family-generic="swiss" style:font-pitch="variable"/>
    <style:font-face style:name="HG Mincho Light J" svg:font-family="'HG Mincho Light J'" style:font-pitch="variable"/>
    <style:font-face style:name="Linux Biolinum G" svg:font-family="'Linux Biolinum G'" style:font-pitch="variable"/>
    <style:font-face style:name="Linux Biolinum G1" svg:font-family="'Linux Biolinum G'" style:font-adornments="Normal" style:font-pitch="variable"/>
    <style:font-face style:name="Linux Biolinum G2" svg:font-family="'Linux Biolinum G'" style:font-adornments="Regular"/>
    <style:font-face style:name="Linux Biolinum G3" svg:font-family="'Linux Biolinum G'"/>
    <style:font-face style:name="Linux Libertine G" svg:font-family="'Linux Libertine G'" style:font-pitch="variable"/>
    <style:font-face style:name="Linux Libertine G:texm=1" svg:font-family="'Linux Libertine G:texm=1'" style:font-adornments="Normal" style:font-pitch="variable"/>
    <style:font-face style:name="Lucida Sans Unicode" svg:font-family="'Lucida Sans Unicode'" style:font-adornments="Normal" style:font-family-generic="swiss"/>
    <style:font-face style:name="Segoe UI" svg:font-family="'Segoe UI'" style:font-adornments="Normal"/>
    <style:font-face style:name="Segoe UI1" svg:font-family="'Segoe UI'" style:font-pitch="variable"/>
    <style:font-face style:name="Tahoma" svg:font-family="Tahoma" style:font-family-generic="swiss" style:font-pitch="variable"/>
    <style:font-face style:name="Wingdings" svg:font-family="Wingdings"/>
  </office:font-face-decls>
  <office:styles>
    <style:default-style style:family="table-cell">
      <style:paragraph-properties style:tab-stop-distance="1.25cm"/>
      <style:text-properties style:font-name="Albany" fo:font-size="10pt" fo:language="gl" fo:country="ES" style:font-name-asian="HG Mincho Light J"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fo:font-family="'Liberation Sans'" style:font-family-generic="swiss" style:font-pitch="variable" fo:font-size="10pt" style:font-family-asian="'Microsoft YaHei'" style:font-family-generic-asian="system" style:font-pitch-asian="variable" style:font-size-asian="10pt" style:font-family-complex="Arial" style:font-family-generic-complex="system" style:font-pitch-complex="variable" style:font-size-complex="10pt"/>
    </style:style>
    <number:currency-style style:name="N113P0" style:volatile="true">
      <number:number number:decimal-places="2" number: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3P0"/>
    </number:currency-style>
    <number:number-style style:name="N10080" number:language="en" number:country="US">
      <number:scientific-number number:decimal-places="2" number:min-decimal-places="2" number:min-integer-digits="1" number:min-exponent-digits="3" number:exponent-interval="1" number:forced-exponent-sign="true"/>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number:number-style style:name="N20000" number:language="es" number:country="ES">
      <number:number number:min-integer-digits="1"/>
    </number:number-style>
    <number:text-style style:name="N20100" number:language="es" number:country="ES">
      <number:text-content/>
    </number:text-style>
    <number:number-style style:name="N20111" number:language="es" number:country="ES">
      <number:scientific-number number:decimal-places="1" number:min-decimal-places="1" number:min-integer-digits="1" number:min-exponent-digits="1" number:exponent-interval="1" number:forced-exponent-sign="true"/>
    </number:number-style>
    <number:number-style style:name="N40000" number:language="de" number:country="DE">
      <number:number number:min-integer-digits="1"/>
    </number:number-style>
    <number:currency-style style:name="N111P0" style:volatile="true">
      <number:number number:decimal-places="2" number:min-decimal-places="2" number:min-integer-digits="1" number:grouping="true"/>
      <number:text> </number:text>
      <number:currency-symbol number:language="gl" number:country="ES">€</number:currency-symbol>
    </number:currency-style>
    <number:currency-style style:name="N111">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11P0"/>
    </number:currency-style>
    <number:number-style style:name="N115">
      <number:scientific-number number:decimal-places="3" number:min-decimal-places="3" number:min-integer-digits="1" number:min-exponent-digits="3" number:exponent-interval="1" number:forced-exponent-sign="true"/>
    </number:number-style>
    <number:date-style style:name="N116">
      <number:day number:style="long"/>
      <number:text>. </number:text>
      <number:month number:textual="true"/>
    </number:date-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date-style style:name="N119">
      <number:day number:style="long"/>
    </number:date-style>
    <number:number-style style:name="N120P0" style:volatile="true">
      <number:number number:decimal-places="2" number:min-decimal-places="2" number:min-integer-digits="1" number:grouping="true"/>
    </number:number-style>
    <number:number-style style:name="N120">
      <style:text-properties fo:color="#ff0000"/>
      <number:text>-</number:text>
      <number:number number:decimal-places="2" number:min-decimal-places="2" number:min-integer-digits="1" number:grouping="true"/>
      <style:map style:condition="value()&gt;=0" style:apply-style-name="N120P0"/>
    </number:number-style>
    <number:number-style style:name="N121">
      <number:number number:decimal-places="3" number:min-decimal-places="3" number:min-integer-digits="1"/>
    </number:number-style>
    <number:time-style style:name="N122">
      <number:minutes number:style="long"/>
      <number:text>:</number:text>
      <number:seconds number:style="long"/>
    </number:time-style>
    <number:currency-style style:name="N124P0" style:volatile="true">
      <number:number number:decimal-places="2" number:min-decimal-places="2" number:min-integer-digits="1" number:grouping="true"/>
      <number:text> </number:text>
      <number:currency-symbol>€</number:currency-symbol>
    </number:currency-style>
    <number:currency-style style:name="N124">
      <style:text-properties fo:color="#ff0000"/>
      <number:text>-</number:text>
      <number:number number:decimal-places="2" number:min-decimal-places="2" number:min-integer-digits="1" number:grouping="true"/>
      <number:text> </number:text>
      <number:currency-symbol>€</number:currency-symbol>
      <style:map style:condition="value()&gt;=0" style:apply-style-name="N124P0"/>
    </number:currency-style>
    <number:time-style style:name="N125">
      <number:hours/>
      <number:text>:</number:text>
      <number:minutes number:style="long"/>
      <number:text>:</number:text>
      <number:seconds number:style="long"/>
      <number:text> </number:text>
      <number:am-pm/>
    </number:time-style>
    <number:number-style style:name="N127P0" style:volatile="true">
      <number:text>$</number:text>
      <number:number number:decimal-places="0" number:min-decimal-places="0" number:min-integer-digits="1" number:grouping="true"/>
    </number:number-style>
    <number:number-style style:name="N127">
      <style:text-properties fo:color="#ff0000"/>
      <number:text>($</number:text>
      <number:number number:decimal-places="0" number:min-decimal-places="0" number:min-integer-digits="1" number:grouping="true"/>
      <number:text>)</number:text>
      <style:map style:condition="value()&gt;=0" style:apply-style-name="N127P0"/>
    </number:number-style>
    <number:number-style style:name="N129P0" style:volatile="true">
      <number:number number:decimal-places="0" number:min-decimal-places="0" number:min-integer-digits="1" number:grouping="true"/>
      <number:text>   </number:text>
    </number:number-style>
    <number:number-style style:name="N129">
      <number:text>-</number:text>
      <number:number number:decimal-places="0" number:min-decimal-places="0" number:min-integer-digits="1" number:grouping="true"/>
      <number:text>   </number:text>
      <style:map style:condition="value()&gt;=0" style:apply-style-name="N129P0"/>
    </number:number-style>
    <number:number-style style:name="N132P0" style:volatile="true">
      <number:number number:decimal-places="0" number:min-decimal-places="0" number:min-integer-digits="1" number:grouping="true"/>
      <number:text> DM </number:text>
    </number:number-style>
    <number:number-style style:name="N132P1" style:volatile="true">
      <number:text>-</number:text>
      <number:number number:decimal-places="0" number:min-decimal-places="0" number:min-integer-digits="1" number:grouping="true"/>
      <number:text> DM </number:text>
    </number:number-style>
    <number:number-style style:name="N132">
      <number:text> - DM </number:text>
      <style:map style:condition="value()&gt;0" style:apply-style-name="N132P0"/>
      <style:map style:condition="value()&lt;0" style:apply-style-name="N132P1"/>
    </number:number-style>
    <number:number-style style:name="N133P0" style:volatile="true">
      <number:number number:decimal-places="0" number:min-decimal-places="0" number:min-integer-digits="1" number:grouping="true"/>
      <number:text>   </number:text>
    </number:number-style>
    <number:number-style style:name="N133">
      <style:text-properties fo:color="#ff0000"/>
      <number:text>-</number:text>
      <number:number number:decimal-places="0" number:min-decimal-places="0" number:min-integer-digits="1" number:grouping="true"/>
      <number:text>   </number:text>
      <style:map style:condition="value()&gt;=0" style:apply-style-name="N133P0"/>
    </number:number-style>
    <number:date-style style:name="N134">
      <number:month/>
      <number:text>/</number:text>
      <number:day/>
      <number:text>/</number:text>
      <number:year/>
    </number:date-style>
    <number:number-style style:name="N135">
      <number:scientific-number number:decimal-places="1" number:min-decimal-places="1" number:min-integer-digits="1" number:min-exponent-digits="1" number:exponent-interval="1" number:forced-exponent-sign="true"/>
    </number:number-style>
    <number:number-style style:name="N138P0" style:volatile="true">
      <number:number number:decimal-places="2" number:min-decimal-places="2" number:min-integer-digits="1" number:grouping="true"/>
      <number:text> DM </number:text>
    </number:number-style>
    <number:number-style style:name="N138P1" style:volatile="true">
      <number:text>-</number:text>
      <number:number number:decimal-places="2" number:min-decimal-places="2" number:min-integer-digits="1" number:grouping="true"/>
      <number:text> DM </number:text>
    </number:number-style>
    <number:number-style style:name="N138">
      <number:text>-</number:text>
      <number:number number:decimal-places="0" number:min-decimal-places="0" number:min-integer-digits="0"/>
      <number:text> DM </number:text>
      <style:map style:condition="value()&gt;0" style:apply-style-name="N138P0"/>
      <style:map style:condition="value()&lt;0" style:apply-style-name="N138P1"/>
    </number:number-style>
    <number:number-style style:name="N139P0" style:volatile="true">
      <number:text>$</number:text>
      <number:number number:decimal-places="0" number:min-decimal-places="0" number:min-integer-digits="1" number:grouping="true"/>
    </number:number-style>
    <number:number-style style:name="N139">
      <number:text>($</number:text>
      <number:number number:decimal-places="0" number:min-decimal-places="0" number:min-integer-digits="1" number:grouping="true"/>
      <number:text>)</number:text>
      <style:map style:condition="value()&gt;=0" style:apply-style-name="N139P0"/>
    </number:number-style>
    <number:number-style style:name="N142P0" style:volatile="true">
      <number:number number:decimal-places="2" number:min-decimal-places="2" number:min-integer-digits="1" number:grouping="true"/>
      <number:text>       </number:text>
    </number:number-style>
    <number:number-style style:name="N142P1" style:volatile="true">
      <number:text>-</number:text>
      <number:number number:decimal-places="2" number:min-decimal-places="2" number:min-integer-digits="1" number:grouping="true"/>
      <number:text>       </number:text>
    </number:number-style>
    <number:number-style style:name="N142">
      <number:text>-</number:text>
      <number:number number:decimal-places="0" number:min-decimal-places="0" number:min-integer-digits="0"/>
      <number:text>       </number:text>
      <style:map style:condition="value()&gt;0" style:apply-style-name="N142P0"/>
      <style:map style:condition="value()&lt;0" style:apply-style-name="N142P1"/>
    </number:number-style>
    <number:number-style style:name="N144P0" style:volatile="true">
      <number:number number:decimal-places="2" number:min-decimal-places="2" number:min-integer-digits="1" number:grouping="true"/>
      <number:text> DM</number:text>
    </number:number-style>
    <number:number-style style:name="N144">
      <number:text>-</number:text>
      <number:number number:decimal-places="2" number:min-decimal-places="2" number:min-integer-digits="1" number:grouping="true"/>
      <number:text> DM</number:text>
      <style:map style:condition="value()&gt;=0" style:apply-style-name="N144P0"/>
    </number:number-style>
    <number:number-style style:name="N145">
      <number:number number:decimal-places="4" number:min-decimal-places="4" number:min-integer-digits="1"/>
    </number:number-style>
    <number:number-style style:name="N146">
      <number:number number:decimal-places="0" number:min-decimal-places="0" number:min-integer-digits="1" number:grouping="true"/>
      <number:text> Pts</number:text>
    </number:number-style>
    <number:number-style style:name="N147P0" style:volatile="true">
      <number:number number:decimal-places="0" number:min-decimal-places="0" number:min-integer-digits="1" number:grouping="true"/>
      <number:text> Pts</number:text>
    </number:number-style>
    <number:number-style style:name="N147">
      <number:text>-</number:text>
      <number:number number:decimal-places="0" number:min-decimal-places="0" number:min-integer-digits="1" number:grouping="true"/>
      <number:text> Pts</number:text>
      <style:map style:condition="value()&gt;=0" style:apply-style-name="N147P0"/>
    </number:number-style>
    <number:number-style style:name="N148">
      <number:number number:decimal-places="1" number:min-decimal-places="1" number:min-integer-digits="1"/>
    </number:number-style>
    <number:number-style style:name="N150P0" style:volatile="true">
      <number:number number:decimal-places="2" number:min-decimal-places="2" number:min-integer-digits="1" number:grouping="true"/>
      <number:text> Pts</number:text>
    </number:number-style>
    <number:number-style style:name="N150">
      <number:text>-</number:text>
      <number:number number:decimal-places="2" number:min-decimal-places="2" number:min-integer-digits="1" number:grouping="true"/>
      <number:text> Pts</number:text>
      <style:map style:condition="value()&gt;=0" style:apply-style-name="N150P0"/>
    </number:number-style>
    <number:number-style style:name="N152P0" style:volatile="true">
      <number:text>$</number:text>
      <number:number number:decimal-places="2" number:min-decimal-places="2" number:min-integer-digits="1" number:grouping="true"/>
    </number:number-style>
    <number:number-style style:name="N152">
      <number:text>($</number:text>
      <number:number number:decimal-places="2" number:min-decimal-places="2" number:min-integer-digits="1" number:grouping="true"/>
      <number:text>)</number:text>
      <style:map style:condition="value()&gt;=0" style:apply-style-name="N152P0"/>
    </number:number-style>
    <number:number-style style:name="N153P0" style:volatile="true">
      <number:number number:decimal-places="2" number:min-decimal-places="2" number:min-integer-digits="1" number:grouping="true"/>
      <number:text> Pts</number:text>
    </number:number-style>
    <number:number-style style:name="N153">
      <style:text-properties fo:color="#ff0000"/>
      <number:text>-</number:text>
      <number:number number:decimal-places="2" number:min-decimal-places="2" number:min-integer-digits="1" number:grouping="true"/>
      <number:text> Pts</number:text>
      <style:map style:condition="value()&gt;=0" style:apply-style-name="N153P0"/>
    </number:number-style>
    <number:date-style style:name="N154">
      <number:month number:style="long" number:textual="true"/>
      <number:text> </number:text>
      <number:year/>
    </number:date-style>
    <number:number-style style:name="N155P0" style:volatile="true">
      <number:text>$</number:text>
      <number:number number:decimal-places="2" number:min-decimal-places="2" number:min-integer-digits="1" number:grouping="true"/>
    </number:number-style>
    <number:number-style style:name="N155">
      <style:text-properties fo:color="#ff0000"/>
      <number:text>($</number:text>
      <number:number number:decimal-places="2" number:min-decimal-places="2" number:min-integer-digits="1" number:grouping="true"/>
      <number:text>)</number:text>
      <style:map style:condition="value()&gt;=0" style:apply-style-name="N155P0"/>
    </number:number-style>
    <number:date-style style:name="N156">
      <number:month number:textual="true"/>
      <number:text> </number:text>
      <number:year/>
    </number:date-style>
    <number:number-style style:name="N159P0" style:volatile="true">
      <number:number number:decimal-places="0" number:min-decimal-places="0" number:min-integer-digits="1" number:grouping="true"/>
      <number:text> Pts </number:text>
    </number:number-style>
    <number:number-style style:name="N159P1" style:volatile="true">
      <number:text>-</number:text>
      <number:number number:decimal-places="0" number:min-decimal-places="0" number:min-integer-digits="1" number:grouping="true"/>
      <number:text> Pts </number:text>
    </number:number-style>
    <number:number-style style:name="N159">
      <number:text> - Pts </number:text>
      <style:map style:condition="value()&gt;0" style:apply-style-name="N159P0"/>
      <style:map style:condition="value()&lt;0" style:apply-style-name="N159P1"/>
    </number:number-style>
    <number:date-style style:name="N160">
      <number:day/>
      <number:text>-</number:text>
      <number:month number:textual="true"/>
      <number:text>-</number:text>
      <number:year/>
    </number:date-style>
    <number:number-style style:name="N161">
      <number:number number:decimal-places="5" number:min-decimal-places="5" number:min-integer-digits="1"/>
    </number:number-style>
    <number:date-style style:name="N162">
      <number:day/>
      <number:text>-</number:text>
      <number:month number:textual="true"/>
    </number:date-style>
    <number:number-style style:name="N165P0" style:volatile="true">
      <number:number number:decimal-places="2" number:min-decimal-places="2" number:min-integer-digits="1" number:grouping="true"/>
      <number:text> Pts </number:text>
    </number:number-style>
    <number:number-style style:name="N165P1" style:volatile="true">
      <number:text>-</number:text>
      <number:number number:decimal-places="2" number:min-decimal-places="2" number:min-integer-digits="1" number:grouping="true"/>
      <number:text> Pts </number:text>
    </number:number-style>
    <number:number-style style:name="N165">
      <number:text>-</number:text>
      <number:number number:decimal-places="0" number:min-decimal-places="0" number:min-integer-digits="0"/>
      <number:text> Pts </number:text>
      <style:map style:condition="value()&gt;0" style:apply-style-name="N165P0"/>
      <style:map style:condition="value()&lt;0" style:apply-style-name="N165P1"/>
    </number:number-style>
    <number:number-style style:name="N166">
      <number:number number:decimal-places="6" number:min-decimal-places="6" number:min-integer-digits="1"/>
    </number:number-style>
    <number:date-style style:name="N167">
      <number:day/>
      <number:text>/</number:text>
      <number:month number:style="long"/>
    </number:date-style>
    <number:date-style style:name="N168">
      <number:month number:textual="true"/>
      <number:text>-</number:text>
      <number:year/>
    </number:date-style>
    <number:number-style style:name="N169" number:title="Definido por el usuario">
      <number:scientific-number number:decimal-places="4" number:min-decimal-places="4" number:min-integer-digits="1" number:min-exponent-digits="3" number:exponent-interval="1" number:forced-exponent-sign="true"/>
    </number:number-style>
    <number:number-style style:name="N171P0" style:volatile="true">
      <number:text>+</number:text>
      <number:number number:decimal-places="2" number:min-decimal-places="2" number:min-integer-digits="1"/>
    </number:number-style>
    <number:number-style style:name="N171">
      <number:text>-</number:text>
      <number:number number:decimal-places="2" number:min-decimal-places="2" number:min-integer-digits="1"/>
      <style:map style:condition="value()&gt;=0" style:apply-style-name="N171P0"/>
    </number:number-style>
    <number:time-style style:name="N172">
      <number:hours/>
      <number:text>:</number:text>
      <number:minutes number:style="long"/>
    </number:time-style>
    <number:number-style style:name="N173">
      <number:number number:decimal-places="7" number:min-decimal-places="7" number:min-integer-digits="1"/>
    </number:number-style>
    <number:time-style style:name="N174">
      <number:hours/>
      <number:text>:</number:text>
      <number:minutes number:style="long"/>
      <number:text>:</number:text>
      <number:seconds number:style="long"/>
    </number:time-style>
    <number:currency-style style:name="N175P0" style:volatile="true">
      <number:number number:decimal-places="2" number:min-decimal-places="2" number:min-integer-digits="1" number:grouping="true"/>
      <number:text> </number:text>
      <number:currency-symbol number:language="es" number:country="ES">€</number:currency-symbol>
    </number:currency-style>
    <number:currency-style style:name="N175">
      <number:text>-</number:text>
      <number:number number:decimal-places="2" number:min-decimal-places="2" number:min-integer-digits="1" number:grouping="true"/>
      <number:text> </number:text>
      <number:currency-symbol number:language="es" number:country="ES">€</number:currency-symbol>
      <style:map style:condition="value()&gt;=0" style:apply-style-name="N175P0"/>
    </number:currency-style>
    <number:date-style style:name="N176">
      <number:month/>
      <number:text>/</number:text>
      <number:day/>
      <number:text>/</number:text>
      <number:year/>
      <number:text> </number:text>
      <number:hours/>
      <number:text>:</number:text>
      <number:minutes number:style="long"/>
    </number:date-style>
    <number:percentage-style style:name="N177">
      <number:number number:decimal-places="1" number:min-decimal-places="1" number:min-integer-digits="1"/>
      <number:text>%</number:text>
    </number:percentage-style>
    <number:percentage-style style:name="N178">
      <number:number number:decimal-places="3" number:min-decimal-places="3" number:min-integer-digits="1"/>
      <number:text>%</number:text>
    </number:percentage-style>
    <number:date-style style:name="N179">
      <number:day number:style="long"/>
      <number:text>/</number:text>
      <number:month number:style="long"/>
    </number:date-style>
    <number:number-style style:name="N180P0" style:volatile="true">
      <number:number number:decimal-places="0" number:min-decimal-places="0" number:min-integer-digits="1" number:grouping="true"/>
      <number:text> Pts</number:text>
    </number:number-style>
    <number:number-style style:name="N180">
      <style:text-properties fo:color="#ff0000"/>
      <number:text>-</number:text>
      <number:number number:decimal-places="0" number:min-decimal-places="0" number:min-integer-digits="1" number:grouping="true"/>
      <number:text> Pts</number:text>
      <style:map style:condition="value()&gt;=0" style:apply-style-name="N180P0"/>
    </number:number-style>
    <number:currency-style style:name="N182P0" style:volatile="true">
      <number:number number:decimal-places="0" number:min-decimal-places="0" number:min-integer-digits="1" number:grouping="true"/>
      <number:text> </number:text>
      <number:currency-symbol number:language="es" number:country="ES">Pts</number:currency-symbol>
    </number:currency-style>
    <number:currency-style style:name="N18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82P0"/>
    </number:currency-style>
    <number:number-style style:name="N183P0" style:volatile="true">
      <number:number number:decimal-places="0" number:min-decimal-places="0" number:min-integer-digits="1" number:grouping="true"/>
    </number:number-style>
    <number:number-style style:name="N183">
      <number:text>-</number:text>
      <number:number number:decimal-places="0" number:min-decimal-places="0" number:min-integer-digits="1" number:grouping="true"/>
      <style:map style:condition="value()&gt;=0" style:apply-style-name="N183P0"/>
    </number:number-style>
    <number:date-style style:name="N184">
      <number:day number:style="long"/>
      <number:text>.</number:text>
      <number:month number:style="long"/>
      <number:text>.</number:text>
      <number:year/>
    </number:date-style>
    <number:number-style style:name="N185P0" style:volatile="true">
      <number:number number:decimal-places="0" number:min-decimal-places="0" number:min-integer-digits="1" number:grouping="true"/>
    </number:number-style>
    <number:number-style style:name="N185">
      <style:text-properties fo:color="#ff0000"/>
      <number:text>-</number:text>
      <number:number number:decimal-places="0" number:min-decimal-places="0" number:min-integer-digits="1" number:grouping="true"/>
      <style:map style:condition="value()&gt;=0" style:apply-style-name="N185P0"/>
    </number:number-style>
    <number:date-style style:name="N186">
      <number:day number:style="long"/>
      <number:text>. </number:text>
      <number:month number:textual="true"/>
      <number:text> </number:text>
      <number:year/>
    </number:date-style>
    <number:number-style style:name="N187P0" style:volatile="true">
      <number:number number:decimal-places="2" number:min-decimal-places="2" number:min-integer-digits="1" number:grouping="true"/>
    </number:number-style>
    <number:number-style style:name="N187">
      <number:text>-</number:text>
      <number:number number:decimal-places="2" number:min-decimal-places="2" number:min-integer-digits="1" number:grouping="true"/>
      <style:map style:condition="value()&gt;=0" style:apply-style-name="N187P0"/>
    </number:number-style>
    <number:time-style style:name="N188">
      <number:hours/>
      <number:text>:</number:text>
      <number:minutes number:style="long"/>
      <number:text> </number:text>
      <number:am-pm/>
    </number:time-style>
    <number:date-style style:name="N189">
      <number:day number:style="long"/>
      <number:text>.</number:text>
      <number:month number:style="long"/>
      <number:text>.</number:text>
      <number:year number:style="long"/>
      <number:text> </number:text>
      <number:hours number:style="long"/>
      <number:text>:</number:text>
      <number:minutes number:style="long"/>
    </number:date-style>
    <number:number-style style:name="N190P0" style:volatile="true">
      <number:number number:decimal-places="2" number:min-decimal-places="2" number:min-integer-digits="1" number:grouping="true"/>
      <number:text>   </number:text>
    </number:number-style>
    <number:number-style style:name="N190">
      <style:text-properties fo:color="#ff0000"/>
      <number:text>-</number:text>
      <number:number number:decimal-places="2" number:min-decimal-places="2" number:min-integer-digits="1" number:grouping="true"/>
      <number:text>   </number:text>
      <style:map style:condition="value()&gt;=0" style:apply-style-name="N190P0"/>
    </number:number-style>
    <number:time-style style:name="N191" number:truncate-on-overflow="false">
      <number:hours/>
      <number:text>:</number:text>
      <number:minutes number:style="long"/>
      <number:text>:</number:text>
      <number:seconds number:style="long"/>
    </number:time-style>
    <number:time-style style:name="N192">
      <number:minutes number:style="long"/>
      <number:text>:</number:text>
      <number:seconds number:style="long"/>
      <number:text>,</number:text>
    </number:time-style>
    <number:number-style style:name="N194P0" style:volatile="true">
      <number:number number:decimal-places="0" number:min-decimal-places="0" number:min-integer-digits="1" number:grouping="true"/>
      <number:text> DM</number:text>
    </number:number-style>
    <number:number-style style:name="N194">
      <number:text>-</number:text>
      <number:number number:decimal-places="0" number:min-decimal-places="0" number:min-integer-digits="1" number:grouping="true"/>
      <number:text> DM</number:text>
      <style:map style:condition="value()&gt;=0" style:apply-style-name="N194P0"/>
    </number:number-style>
    <number:number-style style:name="N195P0" style:volatile="true">
      <number:number number:decimal-places="0" number:min-decimal-places="0" number:min-integer-digits="1" number:grouping="true"/>
      <number:text> DM</number:text>
    </number:number-style>
    <number:number-style style:name="N195">
      <style:text-properties fo:color="#ff0000"/>
      <number:text>-</number:text>
      <number:number number:decimal-places="0" number:min-decimal-places="0" number:min-integer-digits="1" number:grouping="true"/>
      <number:text> DM</number:text>
      <style:map style:condition="value()&gt;=0" style:apply-style-name="N195P0"/>
    </number:number-style>
    <number:number-style style:name="N196P0" style:volatile="true">
      <number:number number:decimal-places="2" number:min-decimal-places="2" number:min-integer-digits="1" number:grouping="true"/>
      <number:text> DM</number:text>
    </number:number-style>
    <number:number-style style:name="N196">
      <style:text-properties fo:color="#ff0000"/>
      <number:text>-</number:text>
      <number:number number:decimal-places="2" number:min-decimal-places="2" number:min-integer-digits="1" number:grouping="true"/>
      <number:text> DM</number:text>
      <style:map style:condition="value()&gt;=0" style:apply-style-name="N196P0"/>
    </number:number-style>
    <number:number-style style:name="N199P0" style:volatile="true">
      <number:number number:decimal-places="0" number:min-decimal-places="0" number:min-integer-digits="1" number:grouping="true"/>
      <number:text>       </number:text>
    </number:number-style>
    <number:number-style style:name="N199P1" style:volatile="true">
      <number:text>-</number:text>
      <number:number number:decimal-places="0" number:min-decimal-places="0" number:min-integer-digits="1" number:grouping="true"/>
      <number:text>       </number:text>
    </number:number-style>
    <number:number-style style:name="N199">
      <number:text> -       </number:text>
      <style:map style:condition="value()&gt;0" style:apply-style-name="N199P0"/>
      <style:map style:condition="value()&lt;0" style:apply-style-name="N199P1"/>
    </number:number-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time-style style:name="N213">
      <number:minutes number:style="long"/>
      <number:text>:</number:text>
      <number:seconds number:style="long" number:decimal-places="1"/>
    </number:time-style>
    <number:number-style style:name="N214">
      <number:scientific-number number:decimal-places="1" number:min-decimal-places="1" number:min-integer-digits="1" number:min-exponent-digits="1" number:exponent-interval="3" number:forced-exponent-sign="true"/>
    </number:number-style>
    <number:currency-style style:name="N216P0" style:volatile="true">
      <number:number number:decimal-places="2" number:min-decimal-places="2" number:min-integer-digits="1" number:grouping="true"/>
      <number:currency-symbol>€</number:currency-symbol>
    </number:currency-style>
    <number:currency-style style:name="N216">
      <style:text-properties fo:color="#ff0000"/>
      <number:text>-</number:text>
      <number:number number:decimal-places="2" number:min-decimal-places="2" number:min-integer-digits="1" number:grouping="true"/>
      <number:currency-symbol>€</number:currency-symbol>
      <style:map style:condition="value()&gt;=0" style:apply-style-name="N216P0"/>
    </number:currency-style>
    <number:currency-style style:name="N217">
      <number:number number:decimal-places="2" number:min-decimal-places="2" number:min-integer-digits="1" number:grouping="true"/>
      <number:text> </number:text>
      <number:currency-symbol number:language="ar" number:country="EG">€</number:currency-symbol>
    </number:currency-style>
    <number:number-style style:name="N218">
      <number:number number:decimal-places="3" number:min-decimal-places="3" number:min-integer-digits="1" number:grouping="true"/>
      <number:text> Pts</number:text>
    </number:number-style>
    <number:currency-style style:name="N219">
      <number:number number:decimal-places="1" number:min-decimal-places="1" number:min-integer-digits="1" number:grouping="true"/>
      <number:text> </number:text>
      <number:currency-symbol number:language="ar" number:country="EG">€</number:currency-symbol>
    </number:currency-style>
    <number:currency-style style:name="N220P0" style:volatile="true">
      <number:number number:decimal-places="2" number:min-decimal-places="2" number:min-integer-digits="1" number:grouping="true"/>
      <number:text> </number:text>
      <number:currency-symbol number:language="ar" number:country="EG">€</number:currency-symbol>
    </number:currency-style>
    <number:currency-style style:name="N220">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220P0"/>
    </number:currency-style>
    <number:number-style style:name="N221P0" style:volatile="true">
      <number:number number:decimal-places="3" number:min-decimal-places="3" number:min-integer-digits="1" number:grouping="true"/>
      <number:text> Pts</number:text>
    </number:number-style>
    <number:number-style style:name="N221">
      <style:text-properties fo:color="#ff0000"/>
      <number:text>-</number:text>
      <number:number number:decimal-places="3" number:min-decimal-places="3" number:min-integer-digits="1" number:grouping="true"/>
      <number:text> Pts</number:text>
      <style:map style:condition="value()&gt;=0" style:apply-style-name="N221P0"/>
    </number:number-style>
    <number:number-style style:name="N224P0" style:volatile="true">
      <number:number number:decimal-places="0" number:min-decimal-places="0" number:min-integer-digits="1" number:grouping="true"/>
      <number:text>    </number:text>
    </number:number-style>
    <number:number-style style:name="N224P1" style:volatile="true">
      <number:text>-</number:text>
      <number:number number:decimal-places="0" number:min-decimal-places="0" number:min-integer-digits="1" number:grouping="true"/>
      <number:text>    </number:text>
    </number:number-style>
    <number:number-style style:name="N224">
      <number:text> -    </number:text>
      <style:map style:condition="value()&gt;0" style:apply-style-name="N224P0"/>
      <style:map style:condition="value()&lt;0" style:apply-style-name="N224P1"/>
    </number:number-style>
    <number:currency-style style:name="N225">
      <number:number number:decimal-places="3" number:min-decimal-places="3" number:min-integer-digits="1" number:grouping="true"/>
      <number:text> </number:text>
      <number:currency-symbol number:language="ar" number:country="EG">€</number:currency-symbol>
    </number:currency-style>
    <number:currency-style style:name="N226P0" style:volatile="true">
      <number:number number:decimal-places="3" number:min-decimal-places="3" number:min-integer-digits="1" number:grouping="true"/>
      <number:text> </number:text>
      <number:currency-symbol number:language="ar" number:country="EG">€</number:currency-symbol>
    </number:currency-style>
    <number:currency-style style:name="N226">
      <style:text-properties fo:color="#ff0000"/>
      <number:number number:decimal-places="3" number:min-decimal-places="3" number:min-integer-digits="1" number:grouping="true"/>
      <number:text> </number:text>
      <number:currency-symbol number:language="ar" number:country="EG">€</number:currency-symbol>
      <style:map style:condition="value()&gt;=0" style:apply-style-name="N226P0"/>
    </number:currency-style>
    <number:date-style style:name="N227">
      <number:day/>
      <number:text>/</number:text>
      <number:month/>
      <number:text>/</number:text>
      <number:year/>
    </number:date-style>
    <number:number-style style:name="N229P0" style:volatile="true">
      <number:number number:decimal-places="2" number:min-decimal-places="2" number:min-integer-digits="1" number:grouping="true"/>
      <number:text> €</number:text>
    </number:number-style>
    <number:number-style style:name="N229">
      <style:text-properties fo:color="#ff0000"/>
      <number:text>-</number:text>
      <number:number number:decimal-places="2" number:min-decimal-places="2" number:min-integer-digits="1" number:grouping="true"/>
      <number:text> €</number:text>
      <style:map style:condition="value()&gt;=0" style:apply-style-name="N229P0"/>
    </number:number-style>
    <number:number-style style:name="N231P0" style:volatile="true">
      <number:number number:decimal-places="0" number:min-decimal-places="0" number:min-integer-digits="1" number:grouping="true"/>
      <number:text> €</number:text>
    </number:number-style>
    <number:number-style style:name="N231">
      <number:text>-</number:text>
      <number:number number:decimal-places="0" number:min-decimal-places="0" number:min-integer-digits="1" number:grouping="true"/>
      <number:text> €</number:text>
      <style:map style:condition="value()&gt;=0" style:apply-style-name="N231P0"/>
    </number:number-style>
    <number:number-style style:name="N234P0" style:volatile="true">
      <number:number number:decimal-places="2" number:min-decimal-places="2" number:min-integer-digits="1" number:grouping="true"/>
      <number:text> € </number:text>
    </number:number-style>
    <number:number-style style:name="N234P1" style:volatile="true">
      <number:text>-</number:text>
      <number:number number:decimal-places="2" number:min-decimal-places="2" number:min-integer-digits="1" number:grouping="true"/>
      <number:text> € </number:text>
    </number:number-style>
    <number:number-style style:name="N234">
      <number:text>-</number:text>
      <number:number number:decimal-places="0" number:min-decimal-places="0" number:min-integer-digits="0"/>
      <number:text> € </number:text>
      <style:map style:condition="value()&gt;0" style:apply-style-name="N234P0"/>
      <style:map style:condition="value()&lt;0" style:apply-style-name="N234P1"/>
    </number:number-style>
    <number:number-style style:name="N237P0" style:volatile="true">
      <number:number number:decimal-places="2" number:min-decimal-places="2" number:min-integer-digits="1" number:grouping="true"/>
      <number:text>    </number:text>
    </number:number-style>
    <number:number-style style:name="N237P1" style:volatile="true">
      <number:text>-</number:text>
      <number:number number:decimal-places="2" number:min-decimal-places="2" number:min-integer-digits="1" number:grouping="true"/>
      <number:text>    </number:text>
    </number:number-style>
    <number:number-style style:name="N237">
      <number:text>-</number:text>
      <number:number number:decimal-places="0" number:min-decimal-places="0" number:min-integer-digits="0"/>
      <number:text>    </number:text>
      <style:map style:condition="value()&gt;0" style:apply-style-name="N237P0"/>
      <style:map style:condition="value()&lt;0" style:apply-style-name="N237P1"/>
    </number:number-style>
    <number:date-style style:name="N238">
      <number:day/>
      <number:text>/</number:text>
      <number:month/>
      <number:text>/</number:text>
      <number:year/>
      <number:text> </number:text>
      <number:hours/>
      <number:text>:</number:text>
      <number:minutes number:style="long"/>
    </number:date-style>
    <number:number-style style:name="N240P0" style:volatile="true">
      <number:text>Activado</number:text>
    </number:number-style>
    <number:number-style style:name="N240P1" style:volatile="true">
      <number:text>Activado</number:text>
    </number:number-style>
    <number:number-style style:name="N240">
      <number:text>Desactivado</number:text>
      <style:map style:condition="value()&gt;0" style:apply-style-name="N240P0"/>
      <style:map style:condition="value()&lt;0" style:apply-style-name="N240P1"/>
    </number:number-style>
    <number:number-style style:name="N241P0" style:volatile="true">
      <number:number number:decimal-places="0" number:min-decimal-places="0" number:min-integer-digits="1" number:grouping="true"/>
      <number:text> €</number:text>
    </number:number-style>
    <number:number-style style:name="N241">
      <style:text-properties fo:color="#ff0000"/>
      <number:text>-</number:text>
      <number:number number:decimal-places="0" number:min-decimal-places="0" number:min-integer-digits="1" number:grouping="true"/>
      <number:text> €</number:text>
      <style:map style:condition="value()&gt;=0" style:apply-style-name="N241P0"/>
    </number:number-style>
    <number:number-style style:name="N243P0" style:volatile="true">
      <number:text>Verdadero</number:text>
    </number:number-style>
    <number:number-style style:name="N243P1" style:volatile="true">
      <number:text>Verdadero</number:text>
    </number:number-style>
    <number:number-style style:name="N243">
      <number:text>Falso</number:text>
      <style:map style:condition="value()&gt;0" style:apply-style-name="N243P0"/>
      <style:map style:condition="value()&lt;0" style:apply-style-name="N243P1"/>
    </number:number-style>
    <number:number-style style:name="N246P0" style:volatile="true">
      <number:number number:decimal-places="0" number:min-decimal-places="0" number:min-integer-digits="1" number:grouping="true"/>
      <number:text> € </number:text>
    </number:number-style>
    <number:number-style style:name="N246P1" style:volatile="true">
      <number:text>-</number:text>
      <number:number number:decimal-places="0" number:min-decimal-places="0" number:min-integer-digits="1" number:grouping="true"/>
      <number:text> € </number:text>
    </number:number-style>
    <number:number-style style:name="N246">
      <number:text> - € </number:text>
      <style:map style:condition="value()&gt;0" style:apply-style-name="N246P0"/>
      <style:map style:condition="value()&lt;0" style:apply-style-name="N246P1"/>
    </number:number-style>
    <number:currency-style style:name="N247P0" style:volatile="true">
      <number:number number:decimal-places="2" number:min-decimal-places="2" number:min-integer-digits="1" number:grouping="true"/>
      <number:text> </number:text>
      <number:currency-symbol number:language="ar" number:country="EG">€</number:currency-symbol>
    </number:currency-style>
    <number:currency-style style:name="N247">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247P0"/>
    </number:currency-style>
    <number:number-style style:name="N249P0" style:volatile="true">
      <number:number number:decimal-places="1" number:min-decimal-places="1" number:min-integer-digits="1" number:grouping="true"/>
      <number:text> Pts</number:text>
    </number:number-style>
    <number:number-style style:name="N249">
      <style:text-properties fo:color="#ff0000"/>
      <number:text>-</number:text>
      <number:number number:decimal-places="1" number:min-decimal-places="1" number:min-integer-digits="1" number:grouping="true"/>
      <number:text> Pts</number:text>
      <style:map style:condition="value()&gt;=0" style:apply-style-name="N249P0"/>
    </number:number-style>
    <number:currency-style style:name="N250">
      <number:number number:decimal-places="0" number:min-decimal-places="0" number:min-integer-digits="1" number:grouping="true"/>
      <number:text> </number:text>
      <number:currency-symbol number:language="ar" number:country="EG">€</number:currency-symbol>
    </number:currency-style>
    <number:number-style style:name="N252P0" style:volatile="true">
      <number:text>Sí</number:text>
    </number:number-style>
    <number:number-style style:name="N252P1" style:volatile="true">
      <number:text>Sí</number:text>
    </number:number-style>
    <number:number-style style:name="N252">
      <number:text>No</number:text>
      <style:map style:condition="value()&gt;0" style:apply-style-name="N252P0"/>
      <style:map style:condition="value()&lt;0" style:apply-style-name="N252P1"/>
    </number:number-style>
    <number:date-style style:name="N253">
      <number:day/>
      <number:text>/</number:text>
      <number:month number:style="long"/>
      <number:text>/</number:text>
      <number:year number:style="long"/>
    </number:date-style>
    <number:number-style style:name="N254P0" style:volatile="true">
      <number:number number:decimal-places="2" number:min-decimal-places="2" number:min-integer-digits="1" number:grouping="true"/>
      <number:text> €</number:text>
    </number:number-style>
    <number:number-style style:name="N254">
      <number:text>-</number:text>
      <number:number number:decimal-places="2" number:min-decimal-places="2" number:min-integer-digits="1" number:grouping="true"/>
      <number:text> €</number:text>
      <style:map style:condition="value()&gt;=0" style:apply-style-name="N254P0"/>
    </number:number-style>
    <number:number-style style:name="N255">
      <number:number number:decimal-places="0" number:min-decimal-places="0" number:min-integer-digits="1"/>
      <number:text> Pts</number:text>
    </number:number-style>
    <number:number-style style:name="N256P0" style:volatile="true">
      <number:number number:decimal-places="0" number:min-decimal-places="0" number:min-integer-digits="1"/>
      <number:text> Pts</number:text>
    </number:number-style>
    <number:number-style style:name="N256">
      <style:text-properties fo:color="#ff0000"/>
      <number:text>-</number:text>
      <number:number number:decimal-places="0" number:min-decimal-places="0" number:min-integer-digits="1"/>
      <number:text> Pts</number:text>
      <style:map style:condition="value()&gt;=0" style:apply-style-name="N256P0"/>
    </number:number-style>
    <number:number-style style:name="N257P0" style:volatile="true">
      <number:number number:decimal-places="0" number:min-decimal-places="0" number:min-integer-digits="1"/>
      <number:text> Pts</number:text>
    </number:number-style>
    <number:number-style style:name="N257">
      <number:text>-</number:text>
      <number:number number:decimal-places="0" number:min-decimal-places="0" number:min-integer-digits="1"/>
      <number:text> Pts</number:text>
      <style:map style:condition="value()&gt;=0" style:apply-style-name="N257P0"/>
    </number:number-style>
    <number:currency-style style:name="N259P0" style:volatile="true">
      <number:number number:decimal-places="0" number:min-decimal-places="0" number:min-integer-digits="1" number:grouping="true"/>
      <number:text> </number:text>
      <number:currency-symbol number:language="es" number:country="ES">₧</number:currency-symbol>
    </number:currency-style>
    <number:currency-style style:name="N259">
      <style:text-properties fo:color="#ff0000"/>
      <number:text>-</number:text>
      <number:number number:decimal-places="0" number:min-decimal-places="0" number:min-integer-digits="1" number:grouping="true"/>
      <number:text> </number:text>
      <number:currency-symbol number:language="es" number:country="ES">₧</number:currency-symbol>
      <style:map style:condition="value()&gt;=0" style:apply-style-name="N259P0"/>
    </number:currency-style>
    <number:percentage-style style:name="N260">
      <number:number number:decimal-places="2" number:min-decimal-places="2" number:min-integer-digits="1"/>
      <number:text> %</number:text>
    </number:percentage-style>
    <number:currency-style style:name="N262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2">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2P0"/>
    </number:currency-style>
    <number:currency-style style:name="N263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263">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263P0"/>
    </number:currency-style>
    <number:number-style style:name="N264">
      <number:number number:decimal-places="4" number:min-decimal-places="4" number:min-integer-digits="1" number:grouping="true"/>
    </number:number-style>
    <number:number-style style:name="N265">
      <number:number number:decimal-places="5" number:min-decimal-places="5" number:min-integer-digits="1" number:grouping="true"/>
    </number:number-style>
    <number:number-style style:name="N266">
      <number:number number:decimal-places="6" number:min-decimal-places="6" number:min-integer-digits="1" number:grouping="true"/>
    </number:number-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number:text>(</number:text>
      <number:currency-symbol/>
      <number:number number:decimal-places="0" number:min-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2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number:text>(</number:text>
      <number:currency-symbol/>
      <number:number number:decimal-places="2" number: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number: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5P0"/>
    </number:currency-style>
    <number:date-style style:name="N10136" number:language="en" number:country="US">
      <number:month/>
      <number:text>/</number:text>
      <number:day/>
      <number:text>/</number:text>
      <number:year number:style="long"/>
    </number:date-style>
    <number:date-style style:name="N10137" number:language="en" number:country="US">
      <number:day/>
      <number:text>-</number:text>
      <number:month number:textual="true"/>
      <number:text>-</number:text>
      <number:year/>
    </number:date-style>
    <number:date-style style:name="N10138" number:language="en" number:country="US">
      <number:day/>
      <number:text>-</number:text>
      <number:month number:textual="true"/>
    </number:date-style>
    <number:date-style style:name="N10139" number:language="en" number:country="US">
      <number:month number:textual="true"/>
      <number:text>-</number:text>
      <number:year/>
    </number:date-style>
    <number:time-style style:name="N10140" number:language="en" number:country="US">
      <number:hours/>
      <number:text>:</number:text>
      <number:minutes number:style="long"/>
      <number:text> </number:text>
      <number:am-pm/>
    </number:time-style>
    <number:time-style style:name="N10141" number:language="en" number:country="US">
      <number:hours/>
      <number:text>:</number:text>
      <number:minutes number:style="long"/>
      <number:text>:</number:text>
      <number:seconds number:style="long"/>
      <number:text> </number:text>
      <number:am-pm/>
    </number:time-style>
    <number:time-style style:name="N10142" number:language="en" number:country="US">
      <number:hours/>
      <number:text>:</number:text>
      <number:minutes number:style="long"/>
    </number:time-style>
    <number:time-style style:name="N10143" number:language="en" number:country="US">
      <number:hours/>
      <number:text>:</number:text>
      <number:minutes number:style="long"/>
      <number:text>:</number:text>
      <number:seconds number:style="long"/>
    </number:time-style>
    <number:date-style style:name="N10144" number:language="en" number:country="US">
      <number:month/>
      <number:text>/</number:text>
      <number:day/>
      <number:text>/</number:text>
      <number:year number:style="long"/>
      <number:text> </number:text>
      <number:hours/>
      <number:text>:</number:text>
      <number:minutes number:style="long"/>
    </number:date-style>
    <number:number-style style:name="N10146P0" style:volatile="true" number:language="en" number:country="US">
      <number:number number:decimal-places="0" number:min-decimal-places="0" number:min-integer-digits="1" number:grouping="true"/>
      <number:text> </number:text>
    </number:number-style>
    <number:number-style style:name="N10146" number:language="en" number:country="US">
      <style:text-properties fo:color="#ff0000"/>
      <number:text>(</number:text>
      <number:number number:decimal-places="0" number:min-decimal-places="0" number:min-integer-digits="1" number:grouping="true"/>
      <number:text>)</number:text>
      <style:map style:condition="value()&gt;=0" style:apply-style-name="N10146P0"/>
    </number:number-style>
    <number:number-style style:name="N10148P0" style:volatile="true" number:language="en" number:country="US">
      <number:number number:decimal-places="2" number:min-decimal-places="2" number:min-integer-digits="1" number:grouping="true"/>
      <number:text> </number:text>
    </number:number-style>
    <number:number-style style:name="N10148" number:language="en" number:country="US">
      <style:text-properties fo:color="#ff0000"/>
      <number:text>(</number:text>
      <number:number number:decimal-places="2" number:min-decimal-places="2" number:min-integer-digits="1" number:grouping="true"/>
      <number:text>)</number:text>
      <style:map style:condition="value()&gt;=0" style:apply-style-name="N10148P0"/>
    </number:number-style>
    <number:number-style style:name="N10152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2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2P2" style:volatile="true" number:language="en" number:country="US">
      <number:text> </number:text>
      <number:fill-character> </number:fill-character>
      <number:text>- </number:text>
    </number:number-style>
    <number:text-style style:name="N10152" number:language="en" number:country="US">
      <number:text> </number:text>
      <number:text-content/>
      <number:text> </number:text>
      <style:map style:condition="value()&gt;0" style:apply-style-name="N10152P0"/>
      <style:map style:condition="value()&lt;0" style:apply-style-name="N10152P1"/>
      <style:map style:condition="value()=0" style:apply-style-name="N10152P2"/>
    </number:text-style>
    <number:currency-style style:name="N10156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6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6P2" style:volatile="true" number:language="en" number:country="US">
      <number:currency-symbol/>
      <number:fill-character> </number:fill-character>
      <number:text>- </number:text>
    </number:currency-style>
    <number:text-style style:name="N10156" number:language="en" number:country="US">
      <number:text> </number:text>
      <number:text-content/>
      <number:text> </number:text>
      <style:map style:condition="value()&gt;0" style:apply-style-name="N10156P0"/>
      <style:map style:condition="value()&lt;0" style:apply-style-name="N10156P1"/>
      <style:map style:condition="value()=0" style:apply-style-name="N10156P2"/>
    </number:text-style>
    <number:number-style style:name="N10160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60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60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60" number:language="en" number:country="US">
      <number:text> </number:text>
      <number:text-content/>
      <number:text> </number:text>
      <style:map style:condition="value()&gt;0" style:apply-style-name="N10160P0"/>
      <style:map style:condition="value()&lt;0" style:apply-style-name="N10160P1"/>
      <style:map style:condition="value()=0" style:apply-style-name="N10160P2"/>
    </number:text-style>
    <number:currency-style style:name="N10164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4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4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number-style style:name="N20112" number:language="es" number:country="ES">
      <number:number number:decimal-places="1" number:min-decimal-places="1" number:min-integer-digits="1"/>
    </number:number-style>
    <number:number-style style:name="N20113" number:language="es" number:country="ES">
      <number:number number:decimal-places="3" number:min-decimal-places="3" number:min-integer-digits="1"/>
    </number:number-style>
    <number:number-style style:name="N20114" number:language="es" number:country="ES">
      <number:number number:decimal-places="4" number:min-decimal-places="4" number:min-integer-digits="1"/>
    </number:number-style>
    <number:currency-style style:name="N20115"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6"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16P0"/>
    </number:currency-style>
    <number:number-style style:name="N20117" number:language="es" number:country="ES">
      <number:number number:decimal-places="5" number:min-decimal-places="5" number:min-integer-digits="1"/>
    </number:number-style>
    <number:number-style style:name="N20118" number:language="es" number:country="ES">
      <number:number number:decimal-places="6" number:min-decimal-places="6" number:min-integer-digits="1"/>
    </number:number-style>
    <number:currency-style style:name="N20119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19"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19P0"/>
    </number:currency-style>
    <number:date-style style:name="N20120" number:language="es" number:country="ES">
      <number:month number:textual="true"/>
      <number:text> - </number:text>
      <number:year/>
    </number:date-style>
    <number:date-style style:name="N20121" number:language="es" number:country="ES">
      <number:month number:textual="true"/>
      <number:text> </number:text>
      <number:year/>
    </number:date-style>
    <number:number-style style:name="N20122" number:language="es" number:country="ES">
      <number:number number:decimal-places="11" number:min-decimal-places="11" number:min-integer-digits="1"/>
    </number:number-style>
    <number:number-style style:name="N20123" number:language="es" number:country="ES">
      <number:number number:decimal-places="7" number:min-decimal-places="7" number:min-integer-digits="1"/>
    </number:number-style>
    <number:number-style style:name="N20124" number:language="es" number:country="ES">
      <number:number number:decimal-places="8" number:min-decimal-places="8" number:min-integer-digits="1"/>
    </number:number-style>
    <number:number-style style:name="N20125" number:language="es" number:country="ES">
      <number:number number:decimal-places="9" number:min-decimal-places="9" number:min-integer-digits="1"/>
    </number:number-style>
    <number:number-style style:name="N20126" number:language="es" number:country="ES">
      <number:number number:decimal-places="10" number:min-decimal-places="10" number:min-integer-digits="1"/>
    </number:number-style>
    <number:number-style style:name="N20127" number:language="es" number:country="ES">
      <number:number number:decimal-places="12" number:min-decimal-places="12" number:min-integer-digits="1"/>
    </number:number-style>
    <number:number-style style:name="N20128" number:language="es" number:country="ES">
      <number:number number:decimal-places="13" number:min-decimal-places="13" number:min-integer-digits="1"/>
    </number:number-style>
    <number:number-style style:name="N20129" number:language="es" number:country="ES">
      <number:scientific-number number:decimal-places="3" number:min-decimal-places="3" number:min-integer-digits="1" number:min-exponent-digits="3" number:exponent-interval="1" number:forced-exponent-sign="true"/>
    </number:number-style>
    <number:percentage-style style:name="N20130" number:language="es" number:country="ES">
      <number:number number:decimal-places="2" number:min-decimal-places="2" number:min-integer-digits="1"/>
      <number:text>%</number:text>
    </number:percentage-style>
    <number:number-style style:name="N20131" number:language="es" number:country="ES">
      <number:number number:decimal-places="0" number:min-decimal-places="0" number:min-integer-digits="0" number:grouping="true"/>
    </number:number-style>
    <number:number-style style:name="N20132" number:language="es" number:country="ES">
      <number:scientific-number number:decimal-places="3" number:min-decimal-places="3" number:min-integer-digits="1" number:min-exponent-digits="2" number:exponent-interval="1" number:forced-exponent-sign="true"/>
    </number:number-style>
    <number:number-style style:name="N20133" number:language="es" number:country="ES">
      <number:scientific-number number:decimal-places="4" number:min-decimal-places="4" number:min-integer-digits="1" number:min-exponent-digits="2" number:exponent-interval="1" number:forced-exponent-sign="true"/>
    </number:number-style>
    <number:number-style style:name="N20134" number:language="es" number:country="ES">
      <number:scientific-number number:decimal-places="5" number:min-decimal-places="5" number:min-integer-digits="1" number:min-exponent-digits="2" number:exponent-interval="1" number:forced-exponent-sign="true"/>
    </number:number-style>
    <number:number-style style:name="N20135" number:language="es" number:country="ES">
      <number:scientific-number number:decimal-places="6" number:min-decimal-places="6" number:min-integer-digits="1" number:min-exponent-digits="2" number:exponent-interval="1" number:forced-exponent-sign="true"/>
    </number:number-style>
    <number:number-style style:name="N20136" number:language="es" number:country="ES">
      <number:scientific-number number:decimal-places="7" number:min-decimal-places="7" number:min-integer-digits="1" number:min-exponent-digits="2" number:exponent-interval="1" number:forced-exponent-sign="true"/>
    </number:number-style>
    <number:number-style style:name="N20137" number:language="es" number:country="ES">
      <number:scientific-number number:decimal-places="8" number:min-decimal-places="8" number:min-integer-digits="1" number:min-exponent-digits="2" number:exponent-interval="1" number:forced-exponent-sign="true"/>
    </number:number-style>
    <number:currency-style style:name="N20138" number:language="es" number:country="ES">
      <number:number number:decimal-places="2" number:min-decimal-places="2" number:min-integer-digits="1" number:grouping="true"/>
      <number:currency-symbol number:language="es" number:country="ES">€</number:currency-symbol>
    </number:currency-style>
    <number:currency-style style:name="N20139P0" style:volatile="true" number:language="es" number:country="ES">
      <number:number number:decimal-places="2" number:min-decimal-places="2" number:min-integer-digits="1" number:grouping="true"/>
      <number:currency-symbol number:language="es" number:country="ES">€</number:currency-symbol>
    </number:currency-style>
    <number:currency-style style:name="N20139" number:language="es" number:country="ES">
      <style:text-properties fo:color="#ff0000"/>
      <number:text>-</number:text>
      <number:number number:decimal-places="2" number:min-decimal-places="2" number:min-integer-digits="1" number:grouping="true"/>
      <number:currency-symbol number:language="es" number:country="ES">€</number:currency-symbol>
      <style:map style:condition="value()&gt;=0" style:apply-style-name="N20139P0"/>
    </number:currency-style>
    <number:number-style style:name="N20140" number:language="es" number:country="ES">
      <number:scientific-number number:decimal-places="4" number:min-decimal-places="4" number:min-integer-digits="1" number:min-exponent-digits="3" number:exponent-interval="1" number:forced-exponent-sign="true"/>
    </number:number-style>
    <number:number-style style:name="N20141" number:language="es" number:country="ES">
      <number:scientific-number number:decimal-places="5" number:min-decimal-places="5" number:min-integer-digits="1" number:min-exponent-digits="3" number:exponent-interval="1" number:forced-exponent-sign="true"/>
    </number:number-style>
    <number:number-style style:name="N20142" number:language="es" number:country="ES">
      <number:number number:decimal-places="3" number:min-decimal-places="3" number:min-integer-digits="1" number:grouping="true"/>
    </number:number-style>
    <number:number-style style:name="N20143" number:language="es" number:country="ES">
      <number:number number:decimal-places="4" number:min-decimal-places="4" number:min-integer-digits="1" number:grouping="true"/>
    </number:number-style>
    <number:number-style style:name="N20144" number:language="es" number:country="ES">
      <number:number number:decimal-places="5" number:min-decimal-places="5" number:min-integer-digits="1" number:grouping="true"/>
    </number:number-style>
    <number:number-style style:name="N20145" number:language="es" number:country="ES">
      <number:number number:decimal-places="6" number:min-decimal-places="6" number:min-integer-digits="1" number:grouping="true"/>
    </number:number-style>
    <number:number-style style:name="N20146" number:language="es" number:country="ES">
      <number:number number:decimal-places="15" number:min-decimal-places="15" number:min-integer-digits="1"/>
    </number:number-style>
    <number:number-style style:name="N20147" number:language="es" number:country="ES">
      <number:number number:decimal-places="1" number:min-decimal-places="1" number:min-integer-digits="1" number:grouping="true"/>
    </number:number-style>
    <number:number-style style:name="N20148" number:language="es" number:country="ES">
      <number:number number:decimal-places="7" number:min-decimal-places="7" number:min-integer-digits="1" number:grouping="true"/>
    </number:number-style>
    <number:number-style style:name="N20149" number:language="es" number:country="ES">
      <number:number number:decimal-places="14" number:min-decimal-places="14" number:min-integer-digits="1"/>
    </number:number-style>
    <number:number-style style:name="N20150" number:language="es" number:country="ES">
      <number:number number:decimal-places="17" number:min-decimal-places="17" number:min-integer-digits="1"/>
    </number:number-style>
    <number:number-style style:name="N20151" number:language="es" number:country="ES">
      <number:number number:decimal-places="16" number:min-decimal-places="16" number:min-integer-digits="1"/>
    </number:number-style>
    <number:number-style style:name="N20152" number:language="es" number:country="ES">
      <number:number number:decimal-places="18" number:min-decimal-places="18" number:min-integer-digits="1"/>
    </number:number-style>
    <number:number-style style:name="N20153" number:language="es" number:country="ES">
      <number:number number:decimal-places="19" number:min-decimal-places="19" number:min-integer-digits="1"/>
    </number:number-style>
    <number:number-style style:name="N20154" number:language="es" number:country="ES">
      <number:number number:decimal-places="20" number:min-decimal-places="20" number:min-integer-digits="1"/>
    </number:number-style>
    <number:currency-style style:name="N30111"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2" number:language="ar" number:country="EG">
      <style:text-properties fo:color="#ff0000"/>
      <number:number number:decimal-places="2" number:min-decimal-places="2" number:min-integer-digits="1" number:grouping="true"/>
      <number:text> </number:text>
      <number:currency-symbol number:language="ar" number:country="EG">€</number:currency-symbol>
      <style:map style:condition="value()&gt;=0" style:apply-style-name="N30112P0"/>
    </number:currency-style>
    <number:currency-style style:name="N30113" number:language="ar" number:country="EG">
      <number:number number:decimal-places="0" number:min-decimal-places="0" number:min-integer-digits="1"/>
      <number:text> </number:text>
      <number:currency-symbol number:language="ar" number:country="EG">€</number:currency-symbol>
    </number:currency-style>
    <number:currency-style style:name="N30114P0" style:volatile="true" number:language="ar" number:country="EG">
      <number:number number:decimal-places="2" number:min-decimal-places="2" number:min-integer-digits="1" number:grouping="true"/>
      <number:text> </number:text>
      <number:currency-symbol number:language="ar" number:country="EG">€</number:currency-symbol>
    </number:currency-style>
    <number:currency-style style:name="N30114" number:language="ar" number:country="EG">
      <style:text-properties fo:color="#ff0000"/>
      <number:text>-</number:text>
      <number:number number:decimal-places="2" number:min-decimal-places="2" number:min-integer-digits="1" number:grouping="true"/>
      <number:text> </number:text>
      <number:currency-symbol number:language="ar" number:country="EG">€</number:currency-symbol>
      <style:map style:condition="value()&gt;=0" style:apply-style-name="N30114P0"/>
    </number:currency-style>
    <style:style style:name="Default" style:family="table-cell" style:data-style-name="N20000">
      <style:table-cell-properties style:text-align-source="value-type" style:repeat-content="false" style:vertical-align="middle"/>
      <style:text-properties style:font-name="Linux Biolinum G1" fo:font-family="'Linux Biolinum G'" style:font-style-name="Normal" style:font-pitch="variable" fo:font-size="11pt" fo:language="gl" fo:country="ES"/>
    </style:style>
    <style:style style:name="Heading" style:family="table-cell" style:parent-style-name="Default">
      <style:table-cell-properties fo:background-color="#804c19" style:text-align-source="fix" style:repeat-content="false" fo:border="0.06pt solid #4c1900"/>
      <style:paragraph-properties fo:text-align="center"/>
      <style:text-properties fo:color="#ffcc99" fo:font-size="20pt" fo:font-style="normal" fo:font-weight="bold"/>
    </style:style>
    <style:style style:name="Heading_20_1" style:display-name="Heading 1" style:family="table-cell" style:parent-style-name="Heading">
      <style:table-cell-properties fo:background-color="#ff9966"/>
      <style:text-properties fo:color="#000000" fo:font-size="10pt"/>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13">
      <style:table-cell-properties fo:background-color="#ff9966"/>
      <style:text-properties fo:font-weight="bold"/>
    </style:style>
    <style:style style:name="Ciencia" style:family="table-cell" style:parent-style-name="Result" style:data-style-name="N10080">
      <style:text-properties fo:font-style="normal" style:text-underline-style="none" fo:font-weight="normal"/>
    </style:style>
    <style:style style:name="Fondo" style:family="table-cell" style:parent-style-name="Default">
      <style:table-cell-properties fo:background-color="#4c1900"/>
      <style:text-properties fo:color="#c0c0c0"/>
    </style:style>
    <style:style style:name="Ficha" style:family="table-cell" style:parent-style-name="Default">
      <style:table-cell-properties fo:background-color="#ffcc99" style:text-align-source="fix" style:repeat-content="false" fo:padding-bottom="0.035cm" fo:padding-left="0.035cm" fo:padding-right="0.335cm" fo:padding-top="0.035cm"/>
      <style:paragraph-properties fo:text-align="end"/>
      <style:text-properties fo:font-weight="normal"/>
    </style:style>
    <style:style style:name="Entrada"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Ficha_20_AI" style:display-name="Ficha AI" style:family="table-cell" style:parent-style-name="Ficha">
      <style:table-cell-properties fo:border-bottom="none" fo:border-left="0.06pt solid #4c1900" fo:border-right="none" fo:border-top="0.06pt solid #4c1900"/>
    </style:style>
    <style:style style:name="Ficha_20_A" style:display-name="Ficha A" style:family="table-cell" style:parent-style-name="Ficha">
      <style:table-cell-properties fo:border-bottom="none" fo:border-left="none" fo:border-right="none" fo:border-top="0.06pt solid #4c1900"/>
    </style:style>
    <style:style style:name="Ficha_20_AD" style:display-name="Ficha AD" style:family="table-cell" style:parent-style-name="Ficha">
      <style:table-cell-properties fo:border-bottom="none" fo:border-left="none" fo:border-right="0.06pt solid #4c1900" fo:border-top="0.06pt solid #4c1900"/>
    </style:style>
    <style:style style:name="Ficha_20_I" style:display-name="Ficha I" style:family="table-cell" style:parent-style-name="Ficha">
      <style:table-cell-properties fo:border-bottom="none" fo:border-left="0.06pt solid #4c1900" fo:border-right="none" fo:border-top="none"/>
    </style:style>
    <style:style style:name="Ficha_20_D" style:display-name="Ficha D" style:family="table-cell" style:parent-style-name="Ficha">
      <style:table-cell-properties fo:border-bottom="none" fo:border-left="none" fo:border-right="0.06pt solid #4c1900" fo:border-top="none"/>
    </style:style>
    <style:style style:name="Ficha_20_Ab" style:display-name="Ficha Ab" style:family="table-cell" style:parent-style-name="Ficha">
      <style:table-cell-properties fo:border-bottom="0.06pt solid #4c1900" fo:border-left="none" fo:border-right="none" fo:border-top="none"/>
    </style:style>
    <style:style style:name="Ficha_20_AbI" style:display-name="Ficha AbI" style:family="table-cell" style:parent-style-name="Ficha">
      <style:table-cell-properties fo:border-bottom="0.06pt solid #4c1900" fo:border-left="0.06pt solid #4c1900" fo:border-right="none" fo:border-top="none"/>
    </style:style>
    <style:style style:name="Ficha_20_AbD" style:display-name="Ficha AbD" style:family="table-cell" style:parent-style-name="Ficha">
      <style:table-cell-properties fo:border-bottom="0.06pt solid #4c1900" fo:border-left="none" fo:border-right="0.06pt solid #4c1900" fo:border-top="none"/>
    </style:style>
    <style:style style:name="Título_20_de_20_columna" style:display-name="Título de columna" style:family="table-cell" style:parent-style-name="Ficha" style:data-style-name="N40000">
      <style:table-cell-properties fo:background-color="#ff9966" fo:wrap-option="wrap" fo:border="0.06pt solid #000000" fo:padding="0.035cm" style:vertical-align="automatic"/>
    </style:style>
    <style:style style:name="DatoEntrada" style:family="table-cell" style:parent-style-name="Default">
      <style:table-cell-properties style:cell-protect="none" style:print-content="true" fo:border="0.06pt solid #0000ff"/>
      <style:text-properties style:font-name="Linux Biolinum G1" fo:font-family="'Linux Biolinum G'" style:font-style-name="Normal" style:font-pitch="variable" fo:font-size="11pt" style:font-size-asian="10pt" style:font-size-complex="10pt"/>
    </style:style>
    <style:style style:name="Desplegable" style:family="table-cell" style:parent-style-name="Default">
      <style:table-cell-properties fo:background-color="#ffcc99" style:cell-protect="none" style:print-content="true" fo:border="0.06pt solid #ff3333"/>
      <style:text-properties style:font-name="Linux Biolinum G1" fo:font-family="'Linux Biolinum G'" style:font-style-name="Normal" style:font-pitch="variable" fo:font-size="11pt" style:font-size-asian="10pt" style:font-size-complex="10pt"/>
    </style:style>
    <style:style style:name="Ocultar" style:family="table-cell" style:parent-style-name="Default">
      <style:table-cell-properties fo:background-color="#e6e6ff" style:cell-protect="hidden-and-protected" style:print-content="true"/>
      <style:text-properties style:font-name="Arial" fo:font-family="Arial" style:font-family-generic="swiss" style:font-pitch="variable"/>
    </style:style>
    <style:style style:name="EntradaFormulaQuimica" style:family="table-cell" style:parent-style-name="DatoEntrada">
      <style:table-cell-properties style:cell-protect="none" style:print-content="true" fo:border="0.06pt solid #00cc00"/>
      <style:text-properties style:font-name="Linux Libertine G:texm=1" fo:font-family="'Linux Libertine G:texm=1'" style:font-style-name="Normal" style:font-pitch="variable" fo:font-size="11pt" fo:language="es" fo:country="ES" style:font-size-asian="11pt" style:font-size-complex="11pt"/>
    </style:style>
    <style:style style:name="Aviso" style:family="table-cell" style:parent-style-name="Default">
      <style:table-cell-properties fo:background-color="#e6e6ff" style:text-align-source="fix" style:repeat-content="false"/>
      <style:paragraph-properties fo:text-align="center" fo:margin-left="0cm"/>
      <style:text-properties fo:color="#ff0000" style:font-name="Linux Biolinum G" fo:font-family="'Linux Biolinum G'" style:font-pitch="variable" fo:font-size="11pt" style:font-size-asian="11pt" style:font-size-complex="11pt"/>
    </style:style>
    <style:style style:name="DatoTexto" style:family="table-cell" style:parent-style-name="Default" style:data-style-name="N20100">
      <style:table-cell-properties style:cell-protect="none" style:print-content="true" fo:background-color="transparent" fo:border="0.99pt solid #684703"/>
    </style:style>
    <style:style style:name="Cientif" style:family="table-cell" style:parent-style-name="Default" style:data-style-name="N20111">
      <style:table-cell-properties style:cell-protect="hidden-and-protected" style:print-content="true"/>
      <style:text-properties style:font-name="Linux Biolinum G" fo:font-family="'Linux Biolinum G'" style:font-pitch="variable" fo:font-size="11pt" style:font-size-asian="11pt" style:font-size-complex="11pt"/>
    </style:style>
    <draw:marker draw:name="Arrow"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page-width="29.7cm" fo:page-height="21.001cm" style:num-format="1" style:print-orientation="landscape" style:shadow="none"/>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20">00/00/0000</text:date>, <text:time style:data-style-name="N2" text:time-value="19:48:35.237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initial-creator> </meta:initial-creator>
    <meta:creation-date>2002-07-31T12:45:03</meta:creation-date>
    <dc:date>2024-12-20T19:49:10.330000000</dc:date>
    <dc:language>es-ES</dc:language>
    <meta:editing-cycles>3178</meta:editing-cycles>
    <meta:editing-duration>P20DT1H58M55S</meta:editing-duration>
    <dc:creator>Alfonso Barbadillo Marán</dc:creator>
    <dc:title>Física A.B.A.U- Laboratorio (gal)</dc:title>
    <meta:document-statistic meta:table-count="14" meta:cell-count="3280" meta:object-count="18"/>
    <meta:user-defined meta:name="Info 0"/>
    <meta:user-defined meta:name="Info 1"/>
    <meta:user-defined meta:name="Info 2"/>
    <meta:user-defined meta:name="Info 3"/>
  </office:meta>
</office:document-meta>
</file>

<file path=Basic/Standard/Borra.xml><?xml version="1.0" encoding="utf-8"?>
<!DOCTYPE module  PUBLIC '-//OpenOffice.org//DTD OfficeDocument 1.0//EN'  'module.dtd'>
<script:module xmlns:script="http://openoffice.org/2000/script" script:name="Borra" script:language="StarBasic" script:moduleType="normal">Function ExpandeTexto(Texto as String, Optional nEspacios As Integer) as String
Dim cFinal, cSepara As String
Dim nLong, nCont As Integer
IF IsMissing(nEspacios) THEN
	nEspacios = 1
else
	IF nEspacios = 0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o contido das celas non protexidas no Rango "E1:T30"
' Só borra se é un número, unha data/hora, un texto ou unha fórmula
Dim oRango, oSel, oCelda as object
Dim cRango, cMens as string
dim document   as object
dim dispatcher as object
dim args1(0) as new com.sun.star.beans.PropertyValue
DIM oDir, ufr, e, rgs as object

oSel = ThisComponent.getCurrentSelection()
If oSel.getImplementationName() = "ScCellObj" then
	oCelda = oSel.getCellByPosition( 0,0 )
	if oCelda.getCellAddress.Column = 0 and  oCelda.getCellAddress.Row = 2 then
		cMens = "o enunciado"
		oRango = oSel
	else
		cRango = "E1:T30"
		cMens = "os datos desta folla"
		oRango = ThisComponent.getCurrentController.getActiveSheet().getCellRangeByName( cRango )
	endif
else
	cMens = "os datos no intervalo seleccionado"	
	oRango = oSel
endIf
If MsgBox ("Borrar " &amp; cMens &amp; "?",1,"Borrar datos") = 1 Then
	with com.sun.star.sheet.CellFlags
		flags = .VALUE + .DATETIME + .STRING + .FORMULA
	end with
	ufr = oRango.getCellFormatRanges()
	e = ufr.createEnumeration()
	while e.hasMoreElements()
		rgs = e.nextElement()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Cifras.xml><?xml version="1.0" encoding="utf-8"?>
<!DOCTYPE module  PUBLIC '-//OpenOffice.org//DTD OfficeDocument 1.0//EN'  'module.dtd'>
<script:module xmlns:script="http://openoffice.org/2000/script" script:name="Cifras" script:language="StarBasic" script:moduleType="normal"> Function NotaCien(numero as Double, Optional nCifras as Integer, Optional nAspa as Integer) as String
' Devuelve un número en notación científica, con las cifras significativas que se indican
' Argumentos:
' 	numero: el número que se quiere escribir.
' 	nCifras: cuántas significativas se muestran.
'		Si se omite, el número se muestra con 3 cifras significativas
' 	nAspa: un número para indicar el símbolo que precede al 10.
'		Si se omite o es 0, "·10". Si es disitinto de 0, "×10"
' Ejemplos:
' 	NotaCien(0,0026) -&gt; "2,60·10⁻³"
' 	NotaCien(0,000026; 4) -&gt; "2,600·10⁻⁴"
' 	NotaCien(666; 2; 1) -&gt; "6,7×10²"

Dim nExp, nSignif as Integer
Dim nAntes, nLog, nMantis as Double
Dim cMult, cAntes as String

IF numero = 0 THEN
	NotaCien = 0
	EXIT FUNCTION
ENDIF
IF IsMissing(nCifras) THEN
	nSignif = 3
ELSE
	IF nCifras &lt; 1 THEN
		nSignif = 1
	ELSE
		nSignif = nCifras
	ENDIF
ENDIF
cMult = "·"
IF NOT IsMissing(nAspa) THEN
	IF (nAspa &lt;&gt; 0) THEN
		cMult = "×"
	ENDIF	
ENDIF
nExp = VAL(RIGHT(FORMAT(numero,"0.00E+000"), 4))
nAntes = numero*10^-nExp
IF (nSignif &gt; 1) THEN
	cAntes = FORMAT(nAntes, "0." &amp; STRING(nSignif - 1, "0") )
ELSE
	cAntes = FORMAT(nAntes, "0")
ENDIF
NotaCien = cAntes &amp; cMult &amp; "10" &amp; Superind(nExp)
End Function


Function NumForma(numero as Double, Optional nCifras as Integer, Optional nMax as Integer, Optional nAspa as Integer) as String
' Devuelve un número como texto con las cifras significativas indicadas.
' Argumentos:
' 	numero: el número que se quiere escribir
' 	nCifras: cuántas significativas se muestran.
'		Si se omite, el número se muestra con 3 cifras significativas
'	nMax: el máximo número de cifras para formato decimal.
'		El resultado se presenta en formato científico si ABS(numero) &gt; 10^nMax o ABS(numero) &lt; 10^-nMax 
'		Si se omite usa 3
' 	nAspa: un número para indicar el símbolo que precede al 10.
'		Si se omite o es 0, "·10". Si es disitinto de 0, "×10"
' Ejemplos:
'	NumForma(67733; 5) 		-&gt; "6,7733·10⁴"
'	NumForma(67733; 5; 6) 	-&gt; "67733"
'	NumForma(67733; 5; 4; 1)-&gt; "6,7733×10⁴"

Dim cTemp, cFormato as String
Dim nNum, nTemp as Double
Dim nDec, nSignif, nInTemp as Integer

IF IsMissing(nMax) THEN
	nMax = 3
ELSE
	IF nMax = 0 THEN
		nMax = 3
	ENDIF
ENDIF
nMax = INT(ABS(nMax))
IF IsMissing(nCifras) THEN
	nSignif = 3
ELSE
	IF nCifras &lt; 1 THEN
		nSignif = 3
	ELSE
		nSignif = nCifras
	ENDIF
ENDIF
IF IsMissing(nAspa) THEN
	nAspa = 0
ENDIF
nNum = ABS(numero)
IF  nNum = 0 THEN
	NumForma = "0"
ELSEIF (nNum &lt; 10^-nMax) OR (nNum &gt;= 10^nMax) then
	NumForma = NotaCien(numero, nSignif, nAspa)
ELSE
	nInTemp = VAL(RIGHT(FORMAT(nNum, "0.00E+000"), 4))
	nDec = nSignif - nInTemp - 1
	IF nDec &lt;= 0 THEN
		NumForma = FORMAT(INT(numero*10^nDec + 0.5)*10^-nDec, "0" )
	ELSE
		cFormato = "0." &amp; String(nDec, "0")
		NumForma = FORMAT(numero, cFormato)
	ENDIF
ENDIF
End Function


Function Formato10aE(texto As Variant) As String
Dim partes(), cExpo, cAntes, cTemp, cSigno As String
Dim nDecimal, nDoble As Double
Dim nExp, nPos As Integer
Dim lSalto, lNeg As Boolean

texto = TRIM(texto)
IF IsEmpty(texto) THEN
	Formato10aE = ""
	EXIT FUNCTION
ENDIF
IF IsNumeric(texto) THEN
	lSalto= FALSE
	nDoble = ABS(cDbl(texto))
' Para compensar la pérdida de precisión en los números comprendidos entre 1E-15 y 1E-4
	IF (nDoble &gt; 1E-15) AND (nDoble &lt; 1E-4) THEN
		nDoble = nDoble * 1E20
		lSalto= TRUE
	ENDIF
	IF VarType(texto) &lt;&gt; V_STRING THEN
		cTemp = FORMAT(nDoble, "0.#############E0")
		Formato10aE = cTemp
		IF lSalto THEN
			nPos = InStr(cTemp, "E")
			nCont = Val(Mid(cTemp, nPos + 1)) - 20
			Formato10aE = Left(cTemp, nPos - 1) &amp; "E" &amp; TRIM(STR(nCont))
		ENDIF
	ELSE
		IF Instr(texto, "E") &gt; 0 THEN
			Formato10aE = texto
		ELSE
			Formato10aE = texto &amp;"E0"		
		ENDIF
	ENDIF
	EXIT FUNCTION
ENDIF
cTemp = Replace(texto, " ", "")
cTemp = Replace(cTemp, "×", "·")
cTemp = Replace(cTemp, "x10", "·10")
lNeg = (Left(cTemp,1) = "-")
cSigno = ""
IF lNeg THEN
	cTemp = MID(cTemp, 2, 30)
	cSigno = "-"
ENDIF
IF (InStr(cTemp, "·10") &gt; 0) THEN
	partes = Split(cTemp, "·10")
    cAntes = partes(0)
    IF UBound(partes) = 1 THEN
    	cExpo = DeSupSub(Replace(partes(1), "^", ""))
    ELSE
    	cExpo = "0"
    ENDIF
ELSE
	IF InStr(cTemp, "10") = 1 THEN
		cAntes = "1"
		cExpo = MID(cTemp,3)
		IF LEFT(cExpo, 1) = "^" THEN
			cExpo = MID(cExpo, 2)
		ELSE
			IF isNumeric(cExpo) THEN
				Formato10aE = cDbl(cTemp)
				EXIT FUNCTION
			ELSE
				cExpo = DeSupSub(cExpo)
			ENDIF
  	  	ENDIF
	ENDIF
ENDIF
IF IsEmpty(cAntes) or IsEmpty(cExpo) then
	Formato10aE = ""
ELSE
	Formato10aE = cSigno &amp; cAntes &amp; "E" &amp; cExpo
ENDIF
End Function


Function AValorPi(expresion As String) As Double
    ' Variables para almacenar los números
    Dim num1 As Double, num2 As Double
    
    ' Eliminar espacios en blanco
    expresion = Trim(expresion)
    
    ' Buscar la posición de pi
    Dim posPi As Integer
    posPi = InStr(1, expresion, "π", vbTextCompare)
    
    ' Verificar si se encontró pi
    If posPi = 0 Then
        AValorPi = CVErr(xlErrValue) ' Valor de error si no se encuentra pi
        Exit Function
    End If
    ' Extraer el primer número (antes de pi)
    On Error Resume Next
    num1 = CDbl(Left(expresion, posPi - 1))
    On Error GoTo 0
 	' Asignar 1 si empieza por pi
    If posPi = 1 Then
		num1 = 1
    else  
    ' Verificar si hay una fracción
	    If InStr(1, Left(expresion, posPi - 1), "/") &gt; 0 Then
        ' Separar el numerador y el denominador de la fracción
    	    Dim partesFraccion() As String
  	      	partesFraccion = Split(Left(expresion, posPi - 1), "/")
    	    num1 = CDbl(partesFraccion(0)) / CDbl(partesFraccion(1))
	    End If
    End If
    
    ' Extraer el segundo número (después de /, si existe)
    If InStr(posPi, expresion, "/") &gt; 0 Then
        num2 = CDbl(Mid(expresion, InStr(posPi, expresion, "/") + 1))
    End If
    
    ' Calcular el resultado
'    AValorPi = num1 * Application.WorksheetFunction.Pi
	AValorPi = num1 * Pi
    If num2 &lt;&gt; 0 Then
        AValorPi = AValorPi / num2
    End If
End Function


Function AValor(cTextoNum as Variant) as Double
' Devuelve el valor de un texto generado por NotaCien
' Argumentos:
'	cTextoNum: un texto con aspecto de número o un número.
' Ejemplo:
'	AValor("-9,2·10⁴") = -92000

IF TRIM(cTextoNum) = "" THEN
	AValor = 0
ELSE
	IF IsNumeric(cTextoNum) THEN
		AValor = cTextoNum
	ELSE
		AValor = cDbl(Formato10aE(cTextoNum))
	ENDIF
ENDIF
End Function


Function MaxAbs(Rango) as Double
' Encuentra el valor máximo de los valores absolutos de los elementos de un rango
' bien como números o como texto numforma
Dim nRef, nElem  as Double
Dim nItem as String

nRef = 0
IF IsArray(Rango) Then
	For each nItem in Rango
		IF nItem &lt;&gt; "" THEN
			nElem = ABS(AValor(nItem))
			IF (nElem &gt; nRef) and (nElem &lt;&gt; 0) then
				nRef = nElem
			ENDIF
		ENDIF
	Next nItem
ELSE
	nRef = ABS(AValor(Rango))
ENDIF
MaxAbs = nRef
end Function


Function PrefijoSI(cTextoNum As String, Optional nPot As Integer, Optional ncddah As Integer) As String
' Devuelve el prefijo en el SI de un número expresado en formato de texto
' Argumentos:
'	cTextoNum: el texto con aspecto de número
' 	nPot: un número (2 o 3) que indica que las unidades son cuadradas (m²) o cúbicas (m³)
'		Si se omite, usa el valor 1.
'	ncddah: un número (distinto de 0) para incluir los prefijos c, d, da y h.
'		Si se omite es 0. Pero vale 1 si nPot es distinto de 0.
' Ejemplos:
'	PrefijoSI("7,86×10⁻⁶")		-&gt; µ 			(7,86×10⁻⁶ m = 78,6 µm)
'	PrefijoSI("7,86×10⁻⁶"; 2)	-&gt; m			(7,86×10⁻⁶ m² = 78,6 mm²)
'	PrefijoSI("7,86×10⁻⁶"; 3)	-&gt; c			(7,86×10⁻⁶ m³ = 78,6 cm³)
'	PrefijoSI("0,253"; ; 1)		-&gt; d 			(0,253 m = 2,53 dm)
'	PrefijoSI("0,253")			-&gt; m			(0,253 m = 253 mm)

DIM nExpon, nInTemp, nPosPrefix, nPos, nPrefTabla As Integer
DIM cTemp as String
DIM numero, nTemp As Double
DIM lNo3 As Boolean
Const cSimbol = "qryzafpnµm kMGTPEZYRQ"

PrefijoSI = ""
IF (LEN(cTextoNum) = 0 OR cTextoNum = "0")  THEN
	EXIT FUNCTION
ENDIF
IF IsMissing(nPot) THEN
	nPot = 1
ENDIF
IF (nPot &lt;&gt; 2 AND nPot &lt;&gt; 3) THEN
	nPot = 1
ENDIF
lNo3 = FALSE
IF NOT IsMissing(ncddah) THEN
	lNo3 = (ncddah &lt;&gt; 0)
ENDIF
IF (nPot = 2 OR nPot = 3) THEN
	lNo3 = TRUE
ENDIF
nPrefTabla = INT(LEN(cSimbol) / 2)
numero = AVALOR(cTextoNum)
nInTemp = VAL(RIGHT(FORMAT(numero, "0.00E+000"), 4))
nExpon = INT(nInTemp / nPot)
IF (nExpon &lt;-3 * nPrefTabla) OR (nExpon &gt; 3 * nPrefTabla) THEN
	Exit Function
ENDIF
nPosPrefix = Int(nExpon / 3)
nPos = nPosPrefix + nPrefTabla + 1
cTemp = ""
IF nPos &gt; 0 THEN 
	cTemp = TRIM(MID(cSimbol, nPos, 1))
	IF lNo3 THEN
		IF nPosPrefix = -1 THEN
			cTemp = TRIM(MID("mcd", nExpon + 4, 1))
		ELSE
			IF nPosPrefix = 0 THEN
				cTemp = TRIM(MID("  dah ", nExpon * 2 + 1, 2))
			ENDIF
		ENDIF
	ENDIF
ENDIF
PrefijoSI = cTemp
End Function


Function FactorSI(cPrefijo as String) as Double
' Devuelve el número que representa el prefijo SI
' Argumento:
'	cPrefijo: cualquiera de los prefijos del S.I. (q r y z a f p n µ m c d da h k M G T P E Z Y R Q).
' Ekemplo:
'	FactorSI("k") = 1000

DIM cAbr as String
DIM nPos, nPrefTabla as Integer
DIM ALaUnidad as Double
Const cSimbol = "qryzafpnµm kMGTPEZYRQ"

IF Len(cPrefijo) = 0 Then
	FactorSI = 1
	Exit Function
ENDIF
cAbr = LEFT(cPrefijo, 1)
nPrefTabla = INT(LEN(cSimbol) / 2)
nPos =InStr(1, cSimbol, cAbr, 0)
IF nPos &gt; 0 Then
	ALaUnidad = 10^(3 * (nPos - 1 - nPrefTabla))
ELSE
	Select Case cAbr
		CASE "c"
			ALaUnidad = 0.01
		CASE "d"
			IF  LEN(cPrefijo) &gt; 1 THEN
				IF  left(cPrefijo, 2) = "da" THEN
					ALaUnidad = 10
				ENDIF
			ELSE
				ALaUnidad = 0.1
			ENDIF
		CASE "h"
			ALaUnidad = 100
		CASE  "µ", "μ", "u"
' La primera es la del prefijo micro ASCII 181, la segunda es ASCII 63		
			ALaUnidad = 1E-6
		CASE ELSE
			ALaUnidad = 1
	End Select
ENDIF
FactorSI = ALaUnidad
End Function


Function Prefijo(cUnidad as String) As String
' Devuelve el prefijo de un texto que debería ser un múltiplo o submúltiplo de una unidad SI
' Argumento:
'	cUnidad: la unidad del SI
' Ejemplos:
' 	Prefijo("hPa") = "h"
'		Si cUnidad contiene el símbolo '/', devuelve el prefijo del numerador

DIM cPref, cPref2, cNumUni As String
DIM nLong, nDiv As Integer
DIM lEsFrac As Boolean
Const cSimbolA = "qryzafpnµmcdhkMGTPEZYRQ"

Prefijo = ""
cPref = ""
cUniLimp = TRIM(cUnidad)
nLong = LEN(cUniLimp)
IF nLong = 1 THEN
	EXIT FUNCTION
ENDIF
nDiv = Instr(cUniLimp,"/")
lEsFrac = (nDiv &gt; 0)
IF lEsFrac THEN
	cNumUni =LEFT(cUniLimp, nDiv - 1)
ELSE
	cNumUni = cUniLimp
ENDIF
cPref = LEFT(cNumUni, 1)
IF (INSTR(1, cSimbolA, cPref, 0) = 0) THEN
	EXIT FUNCTION
ENDIF	
IF nLong = 2 THEN
	IF IsNumeric(DeSupSub(RIGHT(cUniLimp, 1))) THEN
		EXIT FUNCTION
	ENDIF	
ELSE
	cPref2 = LEFT(cNumUni, 2)
	SELECT CASE cPref2
'		CASE "mo", "Hz", "cd", "Pa"
' excluye mol, atm y otras
		CASE "mo", "at", "cd", "Pa"
			cPref = ""
		CASE "da"
			cPref = "da"
	END SELECT
ENDIF
IF cPref = "μ" THEN
' Cambia ASCII 63 por ASCII 181 (prefijo micro)
	cPref = "µ"
ENDIF
Prefijo = cPref
End Function



Function ASubMult(cTextoNum as String, Optional nPot as Integer) as String
' Devuelve un texto con un número real comprendido entre 1 y 999,9... seguido un prefijo múltipo/submúltiplo S.I.
'	Argumentos:
'		cTextoNum: el texto que represnta al número que se quiere convertir
' 	nPot: un número (2 o 3) que indica que las unidades son cuadradas (m²) o cúbicas (m³)
'		Si se omite, usa el valor 1.
' Ejemplos:
'	ASubMult("2,393·10⁻⁵")		-&gt; "23,93 µ"
'	ASubMult("2,393·10⁻⁵"; 2)	-&gt; "23,93 m", 		(2,393·10⁻⁵ m² = 23,93 mm²)
'	ASubMult("2,393·10⁻⁵"; 3)	-&gt; "23,93 c", 		(2,393·10⁻⁵ m³ = 23,93 cm³)

Dim nCifras, nPos, nExpon, nCont, nPrefTabla, nDesPot, nInTemp as Integer
Dim cPref, cNum as String
Dim nResult, nPrueba, nLog, nTemp as Double
Dim lSimple As Boolean
Const cSimbol = "qryzafpnµm kMGTPEZYRQ"
Const cSimbolProx = "m c d   dah k "

ASubMult = "0"
nResult = AValor(cTextoNum)
IF nResult = 0 THEN
	EXIT FUNCTION
ENDIF
nCifras = nCifrasSign(cTextoNum)
IF IsMissing(nPot) THEN
	nPot = 1
ENDIF
IF (nPot &lt;&gt; 2 AND nPot &lt;&gt; 3) THEN
	nPot = 1
ENDIF
nPos = 0
nPrefTabla = INT(LEN(cSimbol) / 2)
cPref = PrefijoSI(cTextoNum, nPot)
lSimple = TRUE
IF LEN(cPref) &gt; 0 THEN
' No funciona para c, d, da, ni h
	nPos = INSTR(1, cSimbol, cPref, 0)
ELSE
	nLog = VAL(RIGHT(FORMAT(nResult, "0.00E+000"), 4)) / nPot
	IF (nLog &gt; 0 AND nLog &lt; 3) THEN
		nPos = nPrefTabla + 1
	ENDIF
ENDIF
IF nPos &gt; 0 THEN
	nExpon = 3 * (1 - nPos + nPrefTabla) * nPot
	lSimple = FALSE
ENDIF
IF (LEN(cPref) &gt; 0) THEN
	nExpon = -VAL(RIGHT(FORMAT(FactorSI(cPref), "0.00E+000"), 4)) * nPot
	lSimple = FALSE
ENDIF
nResult = nResult * 10^nExpon
cNum = NumForma(nResult, nCifras)
IF lSimple THEN
	ASubMult = NumForma(AValor(cTextoNum), nCifras)
ELSE
	IF ((nPos = nPrefTabla + 1) OR (nPos = nPrefTabla)) AND (nPot &lt;&gt; 1) THEN
'	IF ((nPos = nPrefTabla + 1) OR (nPos = nPrefTabla)) THEN
		nLog = VAL(RIGHT(FORMAT(nResult, "0.00E+000"), 4)) / nPot
		nCont = 1 + (FIX(nLog) mod 3)
		nDesPot = nCont - 1
		IF nPos = 11 THEN
			 nCont = nCont + 3
		ENDIF			
		cPref = TRIM(MID(cSimbolProx, nCont * 2 - 1, 2))
		cNum = NumForma(nResult * 10^(- nDesPot * nPot), nCifras)
	ELSE
		IF LEN(cPref) = 0 THEN
			cPref = MID(cSimbol, nPos, 1)
			IF nPos = nPrefTabla + 1 THEN
				cPref = ""
			ENDIF
		ENDIF
	ENDIF	
	ASubMult = cNum &amp; IIF(LEN(cPref) &gt; 0, " ", "") &amp; cPref
ENDIF
End Function


Function EnUnidadIng(cTextoNum as String, Optional cUnidad as String) as String
' Devuelve un texto con un número real comprendido entre 1 y 999,9... en la unidad correspondiente
'	Argumentos:
'		cTextoNum: el texto que representa al número que se quiere convertir
' 	cUnidad: la unidad en la que está expresado el txto numéric
'		Si se omite, devuelve un texto que representa al número seguido de un prefijo múltipo/submúltiplo S.I. 
' Ejemplos:
'	EnUnidadIng("2,393·10⁻⁵")		-&gt; "23,93 µ"
'	EnUnidadIng("2,393·10⁻⁵"; "m²")	-&gt; "23,93 mm²"
'	EnUnidadIng("2,393·10⁻⁵"; "m³")	-&gt; "23,93 cm³"

DIM nPot, nLong, nCif, nDiv, nPos as Integer
DIM nNum, nFactor as Double
DIM cConvert, cUni, cUniLimp, cUnirec, cUniSeca, cPref, cPref2, cNPref, cNumLimp, cDenUni, cFin, cNumUni as String
DIM lCub, lCuad, lNeg, lEsPref as Boolean
Const cSimbol = "qryzafpnµmcdhkMGTPEZYRQ"

If IsMissing(cUnidad) THEN
	cUnidad = ""
ENDIF
cNumLimp = TRIM(cTextoNum)
IF cNumLimp = "" THEN
	EnUnidadIng = ""
	EXIT FUNCTION
ENDIF
lNeg = (LEFT(cNumLimp, 1) = "-")
IF lNeg THEN
	cNumLimp = MID(cNumLimp, 2)
ENDIF
cUniLimp = TRIM(cUnidad)
nPot = CInt(DeSupSub(Right(cUniLimp, 1)))
IF (nPot &lt;&gt; 2) AND (nPot &lt;&gt; 3) THEN
	nPot = 1
ENDIF	
cPref = Prefijo(cUniLimp)
nLong =  LEN(cPref) 
IF nLong &gt; 0 THEN
	cUnidBas = MID(cUniLimp, nLong + 1)
ELSE
	cUnidBas = cUniLimp
ENDIF
nCif = nCifrasSign(cNumLimp)
nDiv = Instr(cUniLimp,"/")
cDenUni = ""
IF (nDiv &gt; 0) THEN
' Si es unidad de concentración cambia el denominador en vez del numerador
' P. ej.: 3,6·10³ mol/dm³ devuelve 3,6 mol/cm³ en vez de que 3,6 kmol/dm³
'	IF ((RIGHT(cUniLimp, 2) = "m³") OR (RIGHT(cUniLimp, 2) = "m3")) THEN
'		EnUnidadIng = UnidConc(cTextoNum, cUnidad)
'		EXIT FUNCTION
'	ENDIF
	nPot = CInt(DeSupSub(Mid(cUniLimp, nDiv - 1, 1)))
	IF (nPot &lt;&gt; 2) AND (nPot &lt;&gt; 3) THEN
		nPot = 1
	ENDIF	
ENDIF
nNum = aValor(cNumLimp) * FactorSI(cPref)^nPot
cFin = RIGHT(cUniLimp, 2)
IF (nDiv &gt; 0) AND ((cFin = "m³") OR (cFin = "m3")) THEN
	cPref = Prefijo(MID(cUniLimp, nDiv + 1))
	IF cPref &lt;&gt; "" THEN
		nNum = nNum / FactorSI(cPref)^3
		nDiv = Instr(cUnidBas,"/")
		cUnidBas = LEFT(cUnidBas, nDiv) &amp; "m³"
	ENDIF
	nInTemp = VAL(RIGHT(FORMAT(nNum, "0.00E+000"), 4))

'	nTemp = Log(Abs(nNum)) / Log(10)
'	IF nTemp &gt;0 THEN
'		nInTemp = Int(nTemp + 1E-9)
'	ELSE
'		nInTemp = Int(nTemp - 1E-9)
'	ENDIF	
'	nExponSI = 3 * Frac(nInTemp / 9)
	nExponSI = nInTemp MOD 3
	IF nExponSI &gt; 0 AND nExponSI &lt; 4 THEN
' *** Error al actualizar
		cUnidBas = REPLACE(cUnidBas, "m³", MID("dcm", nExponSI, 1) &amp; "m³")
		nNum = nNum * 10^(-3*nExponSI)
	ENDIF
ENDIF
cNumLimp =NumForma(nNum, nCif)
cConvert = ASubMult(cNumLimp, nPot)
cFin = RIGHT(cConvert, 1)
lEsPref = (InStr(cSimbol, cFin) &gt; 0)
cConvert = cConvert &amp; IIF(lEsPref, "", " ") &amp; cUnidBas
EnUnidadIng = IIF(lNeg, "-", "") &amp; cConvert
End Function


Function nPos10(cTexto as String) as Byte
DIM nPos,nComa as Byte
' Determina la posición de "·10","×10"," 10" ó "E" en una cadena que respresenta a un número

IF LEN(cTexto) &lt; 3 THEN
	nPos = 0
ELSE
	nPos = InStr(cTexto,"·10")
	IF nPos = 0 THEN
		nPos = InStr(cTexto,"×10")
	ENDIF
	IF nPos = 0 THEN
'		nPos = InStr(cTexto," 10")
		nPos = InStr(cTexto,"10")
	ENDIF
	IF nPos = 0 THEN
		nPos = InStr(cTexto,"E")
	ENDIF
ENDIF
nPos10 = nPos
End Function


Function Log10(numero as Double) as Double
' Devuelve el logaritmo decimal
Log10 = Log(Abs(numero)) / Log(10)
End Function


Function ComoPi(cNum as String, Optional nPi as Integer, Optional nCifSig as Integer) as String
' Da un texto de la forma	2 π / 3 si nPi = 1
' o sólo					2 / 3 	si nPi &gt; 1

Dim nNum , nMult, nInv as Double
Dim lSi, lNeg as Boolean
Dim nEnt, nEInv, iNum, iDen, iLista as Integer
Const cPi as String = "π"

IF IsMissing(nPi) THEN
	nPi = 1
ENDIF
IF IsMissing(nCifSig) THEN
	nCifSig = 3
ENDIF
ComoPi =""
nNum = aValor(cNum)
'IF IsNumeric(cNum) THEN
'	nNum =cDbl(cNum)
'ELSE
'	EXIT FUNCTION
'ENDIF
nNum = ABS(nNum)
IF nPi = 0 THEN
	IF nNum = 0 THEN
		ComoPi =""
	ELSE
		ComoPi = NumForma(nNum, nCifSig)
	ENDIF
	EXIT FUNCTION
ENDIF
lSi = False
IF nNum &gt; 0 THEN
	FOR iLista = 1 TO 12
		nMult = iLista * (nNum / Pi) / nPi
		nEnt = INT(nMult + 0.5)
		IF ABS(nMult - nEnt) / nMult &lt; 0.005 THEN
			lSi = True
			IF nPi = 1 THEN
				IF nEnt = 1 THEN
					ComoPi = cPi
				ELSE
					ComoPi = cStr(nEnt) &amp; " " &amp; cPi
				ENDIF
			ELSE
				ComoPi = cStr(nEnt)
			ENDIF
			IF iLista &gt;1 THEN
				ComoPi = ComoPi &amp; "/" &amp; cStr(iLista)
			ENDIF
			EXIT FOR
		ENDIF
	NEXT
	IF NOT lSi THEN
		nMult = (nNum / Pi) / nPi
		FOR iLista = 1 TO 12
			nInv = iLista / nMult
			nEInv =  INT(nInv + 0.5)
			IF ABS(nInv - nEInv) / nInv &lt; 0.005 THEN
				ComoPi = "/"&amp;cStr(nEInv)
				lSi = True
				IF nPi = 1 THEN
					ComoPi = cPi &amp; ComoPi
					IF iLista &gt;1 THEN
						ComoPi = cStr(iLista) &amp; ComoPi
					ENDIF
				ELSE
					ComoPi =  cStr(iLista)  &amp; ComoPi		
				ENDIF
			EXIT FOR
			ENDIF
		NEXT
	ENDIF
'ENDIF
	IF NOT lSi THEN
		IF nPi = 1 THEN
			ComoPi = NumForma(nNum / Pi, nCifSig) &amp; " " &amp; cPi
		ELSE
			ComoPi = NumForma(nNum / Pi / nPi, nCifSig)
		ENDIF
	ENDIF
ENDIF
'IF lNeg THEN
'	ComoPi = "-" &amp; ComoPi
'ENDIF
End Function


</script:module>
</file>

<file path=Basic/Standard/DialogoCifras.xml><?xml version="1.0" encoding="utf-8"?>
<!DOCTYPE module  PUBLIC '-//OpenOffice.org//DTD OfficeDocument 1.0//EN'  'module.dtd'>
<script:module xmlns:script="http://openoffice.org/2000/script" script:name="DialogoCifras" script:language="StarBasic" script:moduleType="normal">REM  *****  BASIC  *****
    Dim oDialog As Object
    Dim oDoc As Object
    Dim oSheet As Object
    Dim oCell1 As Object
    Dim oCell2 As Object
    Dim oCell3 As Object    
    Dim oComboBox1 As Object
    Dim oComboBox2 As Object 
    Dim oCheckBox1 As Object
    Dim cCifras, cUmbral, cFormato As String

Sub FormatoRESULTADOS
    ' Obtiene el documento actual
    oDoc = ThisComponent
    ' Obtiene la hoja llamada "Constantes"
    oSheet = oDoc.Sheets.getByName("Introd")
    ' Obtiene el valor de las celdas
    oCell1 = oSheet.getCellRangeByName("AA6")
    cCifras = oCell1.getString()
    oCell2 = oSheet.getCellRangeByName("AA7")
    cUmbral = oCell2.getString()
    oCell3 = oSheet.getCellRangeByName("AA8")
    cFormato = oCell3.getString()
    ' Carga el cuadro de diálogo
    DialogLibraries.LoadLibrary("Standard")
    oDialog = CreateUnoDialog(DialogLibraries.Standard.Cifras)
    ' Obtiene los controles y establece sus valores de las celdas B31, B32 y B33
    oComboBox1 = oDialog.getControl("ComboBox1")
    oComboBox1.Text = cCifras
    oComboBox2 = oDialog.getControl("ComboBox2")
    oComboBox2.Text = cUmbral
    oCheckBox1 = oDialog.getControl("CheckBox1")
    IF cFormato ="1" then
	    oCheckBox1.State = 1
	   else
	    oCheckBox1.State = 0
	End If
' Muestra el cuadro de diálogo
	oDialog.Title = "Formato de RESULTADOS"
	oDialog.execute()
End Sub

Sub GuardarValor
	cCifras = oComboBox1.Text
	oCell1.setString(cCifras)
	cUmbral = oComboBox2.Text
	oCell2.setString(cUmbral)
	if oCheckBox1.State = 0 then
		oCell3.setString("0")
	else
		oCell3.setString("1")
	End If
	oDialog.endExecute()
End Sub
 
Sub Cancelar
	oDialog.endExecute()
End Sub

</script:module>
</file>

<file path=Basic/Standard/Operac.xml><?xml version="1.0" encoding="utf-8"?>
<!DOCTYPE module  PUBLIC '-//OpenOffice.org//DTD OfficeDocument 1.0//EN'  'module.dtd'>
<script:module xmlns:script="http://openoffice.org/2000/script" script:name="Operac" script:language="StarBasic" script:moduleType="normal">Function nCifrasSign(cNum as String) as Integer
' Determina el número de cifras significativas de una cantidad expresada como texto

DIM nPot, nPos, nCont as Integer
DIM nAntes as Double
DIM cAntes, cTemp as String

cTexto = TRIM(cNum)
IF (left(cTexto,1) = "-") THEN
	cTexto = MID(cTexto,2)
ENDIF
nPos = nPos10(cTexto)
IF nPos &gt; 0 THEN
	cAntes =  LEFT(cTexto, nPos-1)
ELSE
	cAntes = cTexto
ENDIF
nCont = InStr(cAntes, ",")
IF nCont &gt; 0 THEN
	nCifrasSign = LEN(cAntes) - 1
	IF nPos = 0 THEN
		cTemp = FORMAT(cDbl(cTexto),"0.00E+000")
		nPot = VAL(RIGHT(FORMAT(cDbl(cTexto),"0.00E+000"), 4))
		IF nPot &lt; 0 THEN
			nCifrasSign = nCifrasSign + nPot
		ENDIF
	ENDIF	
ELSE
	nCifrasSign = LEN(cAntes)
ENDIF
End Function


Function nDecimales(cNum as String) as Integer
' Determina el número de decimales de una cantidad expresada como texto

DIM nDespl, nDecC, nCont, nPos as Integer
DIM numero as Double
DIM nNuevo as String

numero = ABS(AValor(cNum) )
cNum = TRIM(cNum)
nCont = InStr(cNum, ",")
nPos = nPos10(cNum)
IF nPos &gt; 0 THEN
	IF MID(cNum, nPos, 1) = "E" THEN
		nDespl = 1
	ELSE
		nDespl = 3
	ENDIF
	cCad = DeSupSub(MID(cNum, nPos + nDespl))
	nDecC = nPos - 3 + IIF(nCont = 0, 1, 0) - VAL(DeSupSub(cCad)
ELSE
	IF nCont &gt; 0 THEN
		nDecC = LEN(cNum) - nCont
	ELSE
		nDecC = 0
	ENDIF
ENDIF
nDecimales = nDecC
End Function

</script:module>
</file>

<file path=Basic/Standard/SubSuperind.xml><?xml version="1.0" encoding="utf-8"?>
<!DOCTYPE module  PUBLIC '-//OpenOffice.org//DTD OfficeDocument 1.0//EN'  'module.dtd'>
<script:module xmlns:script="http://openoffice.org/2000/script" script:name="SubSuperind" script:language="StarBasic" script:moduleType="normal">Function Subind(Texto as String) as String
'Da un texto con todos los números como subíndices
Dim nCont, nAsc as Integer
Dim cCar  as String
Const cSub as String = "₁₂₃₄₅₆₇₈₉"

Subind = ""
IF Texto = "" THEN
	EXIT FUNCTION
ENDIF
FOR nCont=1 TO LEN(Texto)
	cCar = MID(Texto, nCont, 1)
	nAsc = ASC(cCar)
	SELECT CASE nAsc
		CASE 45
			cCar = "₋"
		CASE 48
			cCar = "₀"
		CASE 49 TO 57
			cCar = MID(cSub, nAsc-48, 1)
		CASE ELSE
	END SELECT
	Subind = Subind &amp; cCar
NEXT
End Function


Function Superind(Texto as String) as String
' Da un texto con todos los números como superíndices

Dim nCont, nAsc as Integer
Dim cCar as String
Const cSup as String = "¹²³⁴⁵⁶⁷⁸⁹"

Superind = ""
IF Texto = "" THEN
	EXIT FUNCTION
ENDIF
FOR nCont=1 TO LEN(Texto)
	cCar = MID(Texto, nCont, 1)
	nAsc = ASC(cCar)
	SELECT CASE nAsc
		CASE 43
			cCar = "⁺"
		CASE 45
			cCar = "⁻"
		CASE 48
			cCar = "⁰"
		CASE 49 TO 57
			cCar = MID(cSup, nAsc-48, 1)
		CASE ELSE
	END SELECT
	Superind = Superind &amp; cCar
NEXT
End Function


Function DeSupSub(Texto as String) as String
Dim nCont, nPos as Integer
Dim cCar  as String
Const cSub as String = "₁₂₃₄₅₆₇₈₉"
Const cSup as String = "¹²³⁴⁵⁶⁷⁸⁹"
Const cResto as String = "₀⁰⁺⁻"
Const cNorm as String = "00+-"

DeSupSub = ""
IF Texto = "" THEN
	EXIT FUNCTION
ENDIF
FOR nCont=1 TO LEN(Texto)
	cCar = MID(Texto, nCont, 1)
	nPos = INSTR(cSub, cCar)
	IF nPos = 0 THEN
		nPos = INSTR(cSup, cCar)
	ENDIF
	IF nPos = 0 THEN
		nPos = INSTR(cResto, cCar)
		IF nPos &gt; 0 THEN
			cCar = MID(cNorm, nPos, 1)
		ENDIF
	ELSE
		cCar = LTRIM(STR(nPos))
	ENDIF
	DeSupSub = DeSupSub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Borra"/>
  <library:element library:name="Cifras"/>
  <library:element library:name="SubSuperind"/>
  <library:element library:name="Operac"/>
  <library:element library:name="DialogoCifra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Cifras.xml><?xml version="1.0" encoding="utf-8"?>
<!DOCTYPE window  PUBLIC '-//OpenOffice.org//DTD OfficeDocument 1.0//EN'  'dialog.dtd'>
<dlg:window xmlns:dlg="http://openoffice.org/2000/dialog" xmlns:script="http://openoffice.org/2000/script" dlg:id="Cifras" dlg:left="221" dlg:top="92" dlg:width="105" dlg:height="66" dlg:closeable="true" dlg:moveable="true">
  <dlg:bulletinboard>
    <dlg:combobox dlg:id="ComboBox1" dlg:tab-index="0" dlg:left="83" dlg:top="6" dlg:width="17" dlg:height="10" dlg:help-text="Número de cifras significativas en los resutados numéricos" dlg:value="3" dlg:spin="true" dlg:maxlength="1" dlg:linecount="6">
      <dlg:menupopup>
        <dlg:menuitem dlg:value="1"/>
        <dlg:menuitem dlg:value="2"/>
        <dlg:menuitem dlg:value="3"/>
        <dlg:menuitem dlg:value="4"/>
        <dlg:menuitem dlg:value="5"/>
        <dlg:menuitem dlg:value="6"/>
      </dlg:menupopup>
    </dlg:combobox>
    <dlg:text dlg:id="Label1" dlg:tab-index="1" dlg:left="29" dlg:top="6" dlg:width="51" dlg:height="11" dlg:value="Cifras significativas:"/>
    <dlg:text dlg:id="Label2" dlg:tab-index="2" dlg:left="10" dlg:top="22" dlg:width="72" dlg:height="10" dlg:value="Umbral formato científico:"/>
    <dlg:combobox dlg:id="ComboBox2" dlg:tab-index="3" dlg:left="83" dlg:top="22" dlg:width="17" dlg:height="10" dlg:help-text="Notación decimal si |Número|&lt;1 y la 1.ª posición decimal es menor o igual que Umbral o si |Número|&gt;1 y el n.º de cifras de la parte entera es menor o igual que Umbral. Notación científica en el resto de los casos" dlg:value="4" dlg:spin="true" dlg:maxlength="1" dlg:linecount="6">
      <dlg:menupopup>
        <dlg:menuitem dlg:value="1"/>
        <dlg:menuitem dlg:value="2"/>
        <dlg:menuitem dlg:value="3"/>
        <dlg:menuitem dlg:value="4"/>
        <dlg:menuitem dlg:value="5"/>
        <dlg:menuitem dlg:value="6"/>
      </dlg:menupopup>
    </dlg:combobox>
    <dlg:button dlg:id="CommandButton1" dlg:tab-index="4" dlg:left="12" dlg:top="50" dlg:width="38" dlg:height="11" dlg:value="Aceptar">
      <script:event script:event-name="on-keydown" script:macro-name="vnd.sun.star.script:Standard.DialogoCifras.GuardarValor?language=Basic&amp;location=document" script:language="Script"/>
      <script:event script:event-name="on-performaction" script:macro-name="vnd.sun.star.script:Standard.DialogoCifras.GuardarValor?language=Basic&amp;location=document" script:language="Script"/>
    </dlg:button>
    <dlg:button dlg:id="CommandButton2" dlg:tab-index="5" dlg:left="59" dlg:top="50" dlg:width="38" dlg:height="11" dlg:value="Cancelar">
      <script:event script:event-name="on-performaction" script:macro-name="vnd.sun.star.script:Standard.DialogoCifras.Cancelar?language=Basic&amp;location=document" script:language="Script"/>
      <script:event script:event-name="on-keydown" script:macro-name="vnd.sun.star.script:Standard.DialogoCifras.Cancelar?language=Basic&amp;location=document" script:language="Script"/>
    </dlg:button>
    <dlg:checkbox dlg:id="CheckBox1" dlg:tab-index="6" dlg:left="78" dlg:top="38" dlg:width="21" dlg:height="8" dlg:help-text="Aspa (×) en vez de punto (·) antes del 10 en la notación científica" dlg:value="×10ⁿ" dlg:checked="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Cifras"/>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fals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fals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Satélites.AN19:Satélites.AO23 Satélites.AO18:Satélites.AO18" chart:data-source-has-labels="row" svg:x="0.162cm" svg:y="0.137cm" svg:width="7.785cm" svg:height="6.58cm">
          <chart:coordinate-region svg:x="0.8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Satélites.AO19:Satélites.AO23" chart:label-cell-address="Satélites.AO18:Satélites.AO18" chart:class="chart:scatter">
            <chart:domain table:cell-range-address="Satélites.AN19:Satélites.AN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N</text:p>
              </table:table-cell>
              <table:table-cell office:value-type="string">
                <text:p>T²</text:p>
                <draw:g>
                  <svg:desc>Satélites.AO18:Satélites.AO18</svg:desc>
                </draw:g>
              </table:table-cell>
            </table:table-row>
          </table:table-header-rows>
          <table:table-rows>
            <table:table-row>
              <table:table-cell office:value-type="string">
                <text:p>1</text:p>
              </table:table-cell>
              <table:table-cell office:value-type="float" office:value="0.438110169875">
                <text:p>0.438110169875</text:p>
                <draw:g>
                  <svg:desc>Satélites.AN19:Satélites.AN23</svg:desc>
                </draw:g>
              </table:table-cell>
              <table:table-cell office:value-type="float" office:value="0.898704">
                <text:p>0.898704</text:p>
                <draw:g>
                  <svg:desc>Satélites.AO19:Satélites.AO23</svg:desc>
                </draw:g>
              </table:table-cell>
            </table:table-row>
            <table:table-row>
              <table:table-cell office:value-type="string">
                <text:p>2</text:p>
              </table:table-cell>
              <table:table-cell office:value-type="float" office:value="3.004060675589">
                <text:p>3.004060675589</text:p>
              </table:table-cell>
              <table:table-cell office:value-type="float" office:value="2.985984">
                <text:p>2.985984</text:p>
              </table:table-cell>
            </table:table-row>
            <table:table-row>
              <table:table-cell office:value-type="string">
                <text:p>3</text:p>
              </table:table-cell>
              <table:table-cell office:value-type="float" office:value="46.675442700125">
                <text:p>46.675442700125</text:p>
              </table:table-cell>
              <table:table-cell office:value-type="float" office:value="75.585636">
                <text:p>75.585636</text:p>
              </table:table-cell>
            </table:table-row>
            <table:table-row>
              <table:table-cell office:value-type="string">
                <text:p>4</text:p>
              </table:table-cell>
              <table:table-cell office:value-type="float" office:value="0.382341017512">
                <text:p>0.382341017512</text:p>
              </table:table-cell>
              <table:table-cell office:value-type="float" office:value="0.374544">
                <text:p>0.374544</text:p>
              </table:table-cell>
            </table:table-row>
            <table:table-row>
              <table:table-cell office:value-type="string">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8000"/>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Refracción.AK19:Refracción.AL23 Refracción.AL18:Refracción.AL18" chart:data-source-has-labels="row" svg:x="0.162cm" svg:y="0.137cm" svg:width="7.785cm" svg:height="6.58cm">
          <chart:coordinate-region svg:x="1.114cm" svg:y="0.339cm" svg:width="6.581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Refracción.AL19:Refracción.AL23" chart:label-cell-address="Refracción.AL18:Refracción.AL18" chart:class="chart:scatter">
            <chart:domain table:cell-range-address="Refracción.AK19:Refracción.AK23"/>
            <chart:regression-curve chart:style-name="ch7"/>
            <chart:data-point chart:repeated="5"/>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K</text:p>
              </table:table-cell>
              <table:table-cell office:value-type="string">
                <text:p>seno(φ)</text:p>
                <draw:g>
                  <svg:desc>Refracción.AL18:Refracción.AL18</svg:desc>
                </draw:g>
              </table:table-cell>
            </table:table-row>
          </table:table-header-rows>
          <table:table-rows>
            <table:table-row>
              <table:table-cell office:value-type="string">
                <text:p>1</text:p>
              </table:table-cell>
              <table:table-cell office:value-type="float" office:value="0.258819045102521">
                <text:p>0.258819045102521</text:p>
                <draw:g>
                  <svg:desc>Refracción.AK19:Refracción.AK23</svg:desc>
                </draw:g>
              </table:table-cell>
              <table:table-cell office:value-type="float" office:value="0.207911690817759">
                <text:p>0.207911690817759</text:p>
                <draw:g>
                  <svg:desc>Refracción.AL19:Refracción.AL23</svg:desc>
                </draw:g>
              </table:table-cell>
            </table:table-row>
            <table:table-row>
              <table:table-cell office:value-type="string">
                <text:p>2</text:p>
              </table:table-cell>
              <table:table-cell office:value-type="float" office:value="0.342020143325669">
                <text:p>0.342020143325669</text:p>
              </table:table-cell>
              <table:table-cell office:value-type="float" office:value="0.272280247040574">
                <text:p>0.272280247040574</text:p>
              </table:table-cell>
            </table:table-row>
            <table:table-row>
              <table:table-cell office:value-type="string">
                <text:p>3</text:p>
              </table:table-cell>
              <table:table-cell office:value-type="float" office:value="0.422618261740699">
                <text:p>0.422618261740699</text:p>
              </table:table-cell>
              <table:table-cell office:value-type="float" office:value="0.343659694585616">
                <text:p>0.343659694585616</text:p>
              </table:table-cell>
            </table:table-row>
            <table:table-row>
              <table:table-cell office:value-type="string">
                <text:p>4</text:p>
              </table:table-cell>
              <table:table-cell office:value-type="float" office:value="0.5">
                <text:p>0.5</text:p>
              </table:table-cell>
              <table:table-cell office:value-type="float" office:value="0.400349032556895">
                <text:p>0.400349032556895</text:p>
              </table:table-cell>
            </table:table-row>
            <table:table-row>
              <table:table-cell office:value-type="string">
                <text:p>5</text:p>
              </table:table-cell>
              <table:table-cell office:value-type="float" office:value="0.573576436351046">
                <text:p>0.573576436351046</text:p>
              </table:table-cell>
              <table:table-cell office:value-type="float" office:value="0.461748613235034">
                <text:p>0.461748613235034</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include-hidden-cells="false" chart:treat-empty-cells="ignore" chart:right-angled-axes="true"/>
    </style:style>
    <style:style style:name="ch3" style:family="chart" style:data-style-name="N20000">
      <style:chart-properties chart:display-label="true" chart:logarithmic="false" chart:origin="0" chart:reverse-direction="false" text:line-break="false" loext:try-staggering-first="true" chart:link-data-style-to-source="true" chart:axis-position="0" chart:axis-label-position="outside-start"/>
      <style:graphic-properties svg:stroke-color="#b3b3b3"/>
      <style:text-properties fo:font-family="'Linux Biolinum G'" style:font-style-name="Normal" fo:font-size="12pt" style:font-size-asian="10pt" style:font-size-complex="10pt"/>
    </style:style>
    <style:style style:name="ch4" style:family="chart" style:data-style-name="N20000">
      <style:chart-properties chart:symbol-type="none" loext:label-stroke-color="#3465a4" chart:link-data-style-to-source="true" chart:data-label-number="none" chart:data-label-text="true" chart:data-label-symbol="false" chart:data-label-series="false" chart:label-position="bottom"/>
      <style:graphic-properties svg:stroke-width="0.08cm" svg:stroke-color="#00cc00" draw:fill-color="#00cc00" dr3d:edge-rounding="5%"/>
      <style:text-properties fo:font-family="'Linux Biolinum G'" style:font-style-name="Normal" fo:font-size="10pt" style:font-size-asian="10pt" style:font-size-complex="10pt"/>
    </style:style>
    <style:style style:name="ch5" style:family="chart">
      <style:graphic-properties svg:stroke-color="#3465a4"/>
    </style:style>
    <style:style style:name="ch6" style:family="chart" style:data-style-name="N20000">
      <style:chart-properties chart:symbol-type="none" chart:link-data-style-to-source="true"/>
      <style:graphic-properties svg:stroke-width="0.08cm" svg:stroke-color="#000000" draw:fill-color="#000000" dr3d:edge-rounding="5%"/>
      <style:text-properties fo:font-size="10pt" style:font-size-asian="10pt" style:font-size-complex="10pt"/>
    </style:style>
    <style:style style:name="ch7" style:family="chart" style:data-style-name="N20000">
      <style:chart-properties chart:symbol-type="none" chart:link-data-style-to-source="true"/>
      <style:graphic-properties svg:stroke-width="0.08cm" svg:stroke-color="#0000cc" draw:fill-color="#0000cc" dr3d:edge-rounding="5%"/>
      <style:text-properties fo:font-size="10pt" style:font-size-asian="10pt" style:font-size-complex="10pt"/>
    </style:style>
    <style:style style:name="ch8" style:family="chart" style:data-style-name="N20000">
      <style:chart-properties chart:symbol-type="none" chart:link-data-style-to-source="true"/>
      <style:graphic-properties svg:stroke-color="#660066" draw:fill-color="#660066"/>
      <style:text-properties fo:font-size="10pt" style:font-size-asian="10pt" style:font-size-complex="10pt"/>
    </style:style>
    <style:style style:name="ch9" style:family="chart" style:data-style-name="N20000">
      <style:chart-properties chart:symbol-type="none" chart:link-data-style-to-source="true"/>
      <style:graphic-properties svg:stroke-color="#ff8080" draw:fill-color="#ff8080"/>
      <style:text-properties fo:font-size="10pt" style:font-size-asian="10pt" style:font-size-complex="10pt"/>
    </style:style>
    <style:style style:name="ch10" style:family="chart">
      <style:graphic-properties draw:stroke="solid" svg:stroke-color="#b3b3b3" draw:fill="solid" draw:fill-color="#ffffff"/>
    </style:style>
    <style:style style:name="ch11" style:family="chart">
      <style:graphic-properties svg:stroke-color="#b3b3b3" draw:fill-color="#cccccc"/>
    </style:style>
  </office:automatic-styles>
  <office:body>
    <office:chart>
      <chart:chart svg:width="8.905cm" svg:height="6.594cm" xlink:href=".." xlink:type="simple" chart:class="chart:scatter" chart:style-name="ch1">
        <chart:plot-area chart:style-name="ch2" table:cell-range-address="Óptica.AB20:Óptica.AH45" chart:data-source-has-labels="column" svg:x="-0.961cm" svg:y="-0.244cm" svg:width="10.052cm" svg:height="7.568cm">
          <chart:coordinate-region svg:x="0cm" svg:y="0cm" svg:width="8.897cm" svg:height="6.587cm"/>
          <chart:axis chart:dimension="x" chart:name="primary-x" chart:style-name="ch3" chartooo:axis-type="auto">
            <chart:categories table:cell-range-address="Óptica.AB20:Óptica.AB45"/>
          </chart:axis>
          <chart:axis chart:dimension="y" chart:name="primary-y" chart:style-name="ch3"/>
          <chart:series chart:style-name="ch4" chart:values-cell-range-address="Óptica.AD20:Óptica.AD45" chart:class="chart:scatter">
            <chart:domain table:cell-range-address="Óptica.AC20:Óptica.AC45"/>
            <chart:data-point chart:repeated="26"/>
            <chart:data-label chart:style-name="ch5"/>
          </chart:series>
          <chart:series chart:style-name="ch6" chart:values-cell-range-address="Óptica.AE20:Óptica.AE45" chart:class="chart:scatter">
            <chart:data-point chart:repeated="26"/>
          </chart:series>
          <chart:series chart:style-name="ch7" chart:values-cell-range-address="Óptica.AF20:Óptica.AF45" chart:class="chart:scatter">
            <chart:data-point chart:repeated="26"/>
          </chart:series>
          <chart:series chart:style-name="ch8" chart:values-cell-range-address="Óptica.AG20:Óptica.AG45" chart:class="chart:scatter">
            <chart:data-point chart:repeated="26"/>
          </chart:series>
          <chart:series chart:style-name="ch9" chart:values-cell-range-address="Óptica.AH20:Óptica.AH45" chart:class="chart:scatter">
            <chart:data-point chart:repeated="26"/>
          </chart:series>
          <chart:wall chart:style-name="ch10"/>
          <chart:floor chart:style-name="ch11"/>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AC</text:p>
              </table:table-cell>
              <table:table-cell office:value-type="string">
                <text:p>Columna AD</text:p>
              </table:table-cell>
              <table:table-cell office:value-type="string">
                <text:p>Columna AE</text:p>
              </table:table-cell>
              <table:table-cell office:value-type="string">
                <text:p>Columna AF</text:p>
              </table:table-cell>
              <table:table-cell office:value-type="string">
                <text:p>Columna AG</text:p>
              </table:table-cell>
              <table:table-cell office:value-type="string">
                <text:p>Columna AH</text:p>
              </table:table-cell>
            </table:table-row>
          </table:table-header-rows>
          <table:table-rows>
            <table:table-row>
              <table:table-cell office:value-type="string">
                <text:p>O</text:p>
                <draw:g>
                  <svg:desc>Óptica.AB20:Óptica.AB45</svg:desc>
                </draw:g>
              </table:table-cell>
              <table:table-cell office:value-type="float" office:value="-20">
                <text:p>-20</text:p>
                <draw:g>
                  <svg:desc>Óptica.AC20:Óptica.AC45</svg:desc>
                </draw:g>
              </table:table-cell>
              <table:table-cell office:value-type="float" office:value="0">
                <text:p>0</text:p>
                <draw:g>
                  <svg:desc>Óptica.AD20:Óptica.AD45</svg:desc>
                </draw:g>
              </table:table-cell>
              <table:table-cell office:value-type="float" office:value="NaN">
                <text:p>NaN</text:p>
                <draw:g>
                  <svg:desc>Óptica.AE20:Óptica.AE45</svg:desc>
                </draw:g>
              </table:table-cell>
              <table:table-cell office:value-type="float" office:value="NaN">
                <text:p>NaN</text:p>
                <draw:g>
                  <svg:desc>Óptica.AF20:Óptica.AF45</svg:desc>
                </draw:g>
              </table:table-cell>
              <table:table-cell office:value-type="float" office:value="NaN">
                <text:p>NaN</text:p>
                <draw:g>
                  <svg:desc>Óptica.AG20:Óptica.AG45</svg:desc>
                </draw:g>
              </table:table-cell>
              <table:table-cell office:value-type="float" office:value="NaN">
                <text:p>NaN</text:p>
                <draw:g>
                  <svg:desc>Óptica.AH20:Óptica.AH45</svg:desc>
                </draw:g>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5">
                <text:p>-20.5</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1">
                <text:p>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9.5">
                <text:p>-19.5</text:p>
              </table:table-cell>
              <table:table-cell office:value-type="float" office:value="0.88">
                <text:p>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
                <text:p>0.5</text:p>
              </table:table-cell>
              <table:table-cell office:value-type="float" office:value="NaN">
                <text:p>NaN</text:p>
              </table:table-cell>
              <table:table-cell office:value-type="float" office:value="1.08">
                <text:p>1.0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12">
                <text:p>-0.12</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
                <text:p>1</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tick-marks-major-inner="true" chart:tick-marks-major-outer="false" chart:logarithmic="false" chart:origin="0" chart:reverse-direction="false" text:line-break="false" loext:try-staggering-first="false" chart:link-data-style-to-source="true" chart:axis-position="0" chart:axis-label-position="near-axis-other-side"/>
      <style:text-properties fo:font-size="10pt" style:font-size-asian="10pt" style:font-size-complex="10pt"/>
    </style:style>
    <style:style style:name="ch6" style:family="chart" style:data-style-name="N0">
      <style:chart-properties chart:symbol-type="named-symbol" chart:symbol-name="plus" chart:symbol-width="0.15cm" chart:symbol-height="0.15cm" chart:link-data-style-to-source="true"/>
      <style:graphic-properties draw:stroke="none" svg:stroke-width="0.08cm" svg:stroke-color="#004586" draw:fill-color="#004586" dr3d:edge-rounding="5%"/>
      <style:text-properties fo:font-size="10pt" style:font-size-asian="10pt" style:font-size-complex="10pt"/>
    </style:style>
    <style:style style:name="ch7" style:family="chart">
      <style:chart-properties chart:regression-name="" chart:regression-max-degree="2" chart:regression-force-intercept="false" chart:regression-intercept-value="0" chart:regression-period="2" loext:regression-extrapolate-forward="0" loext:regression-extrapolate-backward="0" chart:regression-type="linear"/>
      <style:graphic-properties svg:stroke-color="#004586"/>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393cm" svg:height="6.854cm" xlink:href=".." xlink:type="simple" chart:class="chart:scatter" chart:style-name="ch1">
        <chart:plot-area chart:style-name="ch2" table:cell-range-address="Lentes.AM19:Lentes.AN24" svg:x="0.167cm" svg:y="0.137cm" svg:width="8.059cm" svg:height="6.58cm">
          <chart:coordinate-region svg:x="0.477cm" svg:y="0.339cm" svg:width="6.797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Lentes.AN19:Lentes.AN24" chart:class="chart:scatter">
            <chart:domain table:cell-range-address="Lentes.AM19:Lentes.AM24"/>
            <chart:regression-curve chart:style-name="ch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AM</text:p>
              </table:table-cell>
              <table:table-cell office:value-type="string">
                <text:p>Columna AN</text:p>
              </table:table-cell>
            </table:table-row>
          </table:table-header-rows>
          <table:table-rows>
            <table:table-row>
              <table:table-cell office:value-type="string">
                <text:p>1</text:p>
              </table:table-cell>
              <table:table-cell office:value-type="float" office:value="-0.0869565217391304">
                <text:p>-0.0869565217391304</text:p>
                <draw:g>
                  <svg:desc>Lentes.AM19:Lentes.AM24</svg:desc>
                </draw:g>
              </table:table-cell>
              <table:table-cell office:value-type="float" office:value="0.0178571428571429">
                <text:p>0.0178571428571429</text:p>
                <draw:g>
                  <svg:desc>Lentes.AN19:Lentes.AN24</svg:desc>
                </draw:g>
              </table:table-cell>
            </table:table-row>
            <table:table-row>
              <table:table-cell office:value-type="string">
                <text:p>2</text:p>
              </table:table-cell>
              <table:table-cell office:value-type="float" office:value="-0.078740157480315">
                <text:p>-0.078740157480315</text:p>
              </table:table-cell>
              <table:table-cell office:value-type="float" office:value="0.028169014084507">
                <text:p>0.028169014084507</text:p>
              </table:table-cell>
            </table:table-row>
            <table:table-row>
              <table:table-cell office:value-type="string">
                <text:p>3</text:p>
              </table:table-cell>
              <table:table-cell office:value-type="float" office:value="-0.0649350649350649">
                <text:p>-0.0649350649350649</text:p>
              </table:table-cell>
              <table:table-cell office:value-type="float" office:value="0.0423728813559322">
                <text:p>0.0423728813559322</text:p>
              </table:table-cell>
            </table:table-row>
            <table:table-row>
              <table:table-cell office:value-type="string">
                <text:p>4</text:p>
              </table:table-cell>
              <table:table-cell office:value-type="float" office:value="-0.0581395348837209">
                <text:p>-0.0581395348837209</text:p>
              </table:table-cell>
              <table:table-cell office:value-type="float" office:value="0.0497512437810945">
                <text:p>0.0497512437810945</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113458880957542">
                <text:p>0.113458880957542</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6/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number-style style:name="N20000" number:language="es" number:country="ES">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20000">
      <style:chart-properties chart:display-label="true" chart:logarithmic="false" chart:origin="0" chart:reverse-direction="false" text:line-break="false" loext:try-staggering-first="false" chart:link-data-style-to-source="true" loext:major-origin="0.5" chart:axis-position="0"/>
      <style:text-properties fo:font-size="10pt" style:font-size-asian="10pt" style:font-size-complex="10pt"/>
    </style:style>
    <style:style style:name="ch4" style:family="chart">
      <style:graphic-properties svg:stroke-color="#b3b3b3"/>
    </style:style>
    <style:style style:name="ch5" style:family="chart" style:data-style-name="N20000">
      <style:chart-properties chart:display-label="true" chart:logarithmic="false" chart:origin="0" chart:reverse-direction="false" text:line-break="false" loext:try-staggering-first="false" chart:link-data-style-to-source="true" chart:axis-position="0"/>
      <style:text-properties fo:font-size="10pt" style:font-size-asian="10pt" style:font-size-complex="10pt"/>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x" chart:symbol-width="0.2cm" chart:symbol-height="0.2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draw:opacity="0%"/>
    </style:style>
    <style:style style:name="ch9" style:family="chart">
      <style:graphic-properties svg:stroke-color="#b3b3b3" draw:fill-color="#cccccc"/>
    </style:style>
  </office:automatic-styles>
  <office:body>
    <office:chart>
      <chart:chart svg:width="8.109cm" svg:height="6.854cm" xlink:href=".." xlink:type="simple" chart:class="chart:scatter" chart:style-name="ch1">
        <chart:plot-area chart:style-name="ch2" table:cell-range-address="Fotoeléctr.AH28:Fotoeléctr.AI30 Fotoeléctr.AI36:Fotoeléctr.AI40" svg:x="0.162cm" svg:y="0.137cm" svg:width="7.785cm" svg:height="6.58cm">
          <chart:coordinate-region svg:x="0.913cm" svg:y="0.339cm" svg:width="6.932cm" svg:height="5.725cm"/>
          <chart:axis chart:dimension="x" chart:name="primary-x" chart:style-name="ch3">
            <chart:grid chart:style-name="ch4" chart:class="major"/>
          </chart:axis>
          <chart:axis chart:dimension="y" chart:name="primary-y" chart:style-name="ch5">
            <chart:grid chart:style-name="ch4" chart:class="major"/>
          </chart:axis>
          <chart:series chart:style-name="ch6" chart:values-cell-range-address="Fotoeléctr.AI28:Fotoeléctr.AI30" chart:class="chart:scatter">
            <chart:domain table:cell-range-address="Fotoeléctr.AH28:Fotoeléctr.AH30"/>
            <chart:data-point chart:repeated="3"/>
          </chart:series>
          <chart:series chart:style-name="ch7" chart:values-cell-range-address="Fotoeléctr.AI36:Fotoeléctr.AI40" chart:class="chart:scatter">
            <chart:domain table:cell-range-address="Fotoeléctr.AH36:Fotoeléctr.AH40"/>
            <chart:data-point chart:repeated="5"/>
          </chart:series>
          <chart:wall chart:style-name="ch8"/>
          <chart:floor chart:style-name="ch9"/>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AH</text:p>
              </table:table-cell>
              <table:table-cell office:value-type="string">
                <text:p>Columna AI</text:p>
              </table:table-cell>
              <table:table-cell office:value-type="string">
                <text:p>Columna AH</text:p>
              </table:table-cell>
              <table:table-cell office:value-type="string">
                <text:p>Columna AI</text:p>
              </table:table-cell>
            </table:table-row>
          </table:table-header-rows>
          <table:table-rows>
            <table:table-row>
              <table:table-cell office:value-type="string">
                <text:p>1</text:p>
              </table:table-cell>
              <table:table-cell office:value-type="float" office:value="0">
                <text:p>0</text:p>
                <draw:g>
                  <svg:desc>Fotoeléctr.AH28:Fotoeléctr.AH30</svg:desc>
                </draw:g>
              </table:table-cell>
              <table:table-cell office:value-type="float" office:value="0">
                <text:p>0</text:p>
                <draw:g>
                  <svg:desc>Fotoeléctr.AI28:Fotoeléctr.AI30</svg:desc>
                </draw:g>
              </table:table-cell>
              <table:table-cell office:value-type="float" office:value="0.154">
                <text:p>0.154</text:p>
                <draw:g>
                  <svg:desc>Fotoeléctr.AH36:Fotoeléctr.AH40</svg:desc>
                </draw:g>
              </table:table-cell>
              <table:table-cell office:value-type="float" office:value="0.4">
                <text:p>0.4</text:p>
                <draw:g>
                  <svg:desc>Fotoeléctr.AI36:Fotoeléctr.AI40</svg:desc>
                </draw:g>
              </table:table-cell>
            </table:table-row>
            <table:table-row>
              <table:table-cell office:value-type="string">
                <text:p>2</text:p>
              </table:table-cell>
              <table:table-cell office:value-type="float" office:value="0">
                <text:p>0</text:p>
              </table:table-cell>
              <table:table-cell office:value-type="float" office:value="0.36271058767438">
                <text:p>0.36271058767438</text:p>
              </table:table-cell>
              <table:table-cell office:value-type="float" office:value="0.568">
                <text:p>0.568</text:p>
              </table:table-cell>
              <table:table-cell office:value-type="float" office:value="0.5">
                <text:p>0.5</text:p>
              </table:table-cell>
            </table:table-row>
            <table:table-row>
              <table:table-cell office:value-type="string">
                <text:p>3</text:p>
              </table:table-cell>
              <table:table-cell office:value-type="float" office:value="5">
                <text:p>5</text:p>
              </table:table-cell>
              <table:table-cell office:value-type="float" office:value="1.57170521822314">
                <text:p>1.57170521822314</text:p>
              </table:table-cell>
              <table:table-cell office:value-type="float" office:value="0.982">
                <text:p>0.982</text:p>
              </table:table-cell>
              <table:table-cell office:value-type="float" office:value="0.6">
                <text:p>0.6</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395">
                <text:p>1.395</text:p>
              </table:table-cell>
              <table:table-cell office:value-type="float" office:value="0.7">
                <text:p>0.7</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1.809">
                <text:p>1.809</text:p>
              </table:table-cell>
              <table:table-cell office:value-type="float" office:value="0.8">
                <text:p>0.8</text:p>
              </table:table-cell>
            </table:table-row>
          </table:table-rows>
        </table:table>
      </chart:chart>
    </office:chart>
  </office:body>
</office:document-content>
</file>

<file path=Object 6/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8.3.2$Windows_X86_64 LibreOffice_project/48a6bac9e7e268aeb4c3483fcf825c94556d9f92</meta:generator>
  </office:meta>
</office:document-meta>
</file>

<file path=Object 6/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0" draw:display-name="Gradient 1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1" draw:display-name="Gradient 1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2" draw:display-name="Gradient 1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3" draw:display-name="Gradient 1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4" draw:display-name="Gradient 1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5" draw:display-name="Gradient 1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16" draw:display-name="Gradient 16"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 draw:display-name="Gradient 2"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3" draw:display-name="Gradient 3"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4" draw:display-name="Gradient 4"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5" draw:display-name="Gradient 5"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7" draw:display-name="Gradient 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8" draw:display-name="Gradient 8"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9" draw:display-name="Gradient 9"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